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0facb6" style:font-size-asian="18.3500003814697pt" style:font-size-complex="21pt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18134a" style:font-size-asian="18.3500003814697pt" style:font-size-complex="21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start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3df436" style:font-size-asian="18.3500003814697pt" style:font-size-complex="21pt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76a3983" style:font-size-asian="18.3500003814697pt" style:font-size-complex="21pt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3f090dc" style:font-size-asian="18.3500003814697pt" style:font-size-complex="21pt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4f38caa" style:font-size-asian="18.3500003814697pt" style:font-size-complex="21pt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025202" style:font-size-asian="18.3500003814697pt" style:font-size-complex="21pt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198942" style:font-size-asian="18.3500003814697pt" style:font-size-complex="21pt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2eea51" style:font-size-asian="18.3500003814697pt" style:font-size-complex="21pt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3cef11" style:font-size-asian="18.3500003814697pt" style:font-size-complex="21pt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88cb43" style:font-size-asian="18.3500003814697pt" style:font-size-complex="21pt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b22d8a" style:font-size-asian="18.3500003814697pt" style:font-size-complex="21pt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b41512" style:font-size-asian="18.3500003814697pt" style:font-size-complex="21pt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c267e8" style:font-size-asian="18.3500003814697pt" style:font-size-complex="21pt"/>
    </style:style>
    <style:style style:name="P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ca532f" style:font-size-asian="18.3500003814697pt" style:font-size-complex="21pt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e9d5fc" style:font-size-asian="18.3500003814697pt" style:font-size-complex="21pt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6aa4323" style:font-size-asian="18.3500003814697pt" style:font-size-complex="21pt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6bd4b5f" style:font-size-asian="18.3500003814697pt" style:font-size-complex="21pt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6e08cea" style:font-size-asian="18.3500003814697pt" style:font-size-complex="21pt"/>
    </style:style>
    <style:style style:name="P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1608ace" style:font-size-asian="18.3500003814697pt" style:font-size-complex="21pt"/>
    </style:style>
    <style:style style:name="P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76c6729" style:font-size-asian="18.3500003814697pt" style:font-size-complex="21pt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3da40" officeooo:paragraph-rsid="0163da40" style:font-size-asian="18.3500003814697pt" style:font-size-complex="21pt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7c6048" officeooo:paragraph-rsid="017c6048" style:font-size-asian="18.3500003814697pt" style:font-size-complex="21pt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4bd5b" style:font-size-asian="18.3500003814697pt" style:font-size-complex="21pt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5374ba1" officeooo:paragraph-rsid="15374ba1" style:font-size-asian="18.3500003814697pt" style:font-size-complex="21pt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5198942" officeooo:paragraph-rsid="15198942" style:font-size-asian="18.3500003814697pt" style:font-size-complex="21pt"/>
    </style:style>
    <style:style style:name="P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5eea608" officeooo:paragraph-rsid="15e9d5fc" style:font-size-asian="18.3500003814697pt" style:font-size-complex="21pt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officeooo:rsid="0194d610" officeooo:paragraph-rsid="0194d610" style:font-size-asian="18.3500003814697pt" style:font-size-complex="21pt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officeooo:rsid="0194d610" officeooo:paragraph-rsid="0194d610" style:font-size-asian="18.3500003814697pt" style:font-size-complex="21pt"/>
    </style:style>
    <style:style style:name="P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officeooo:rsid="0194d610" officeooo:paragraph-rsid="16ee545e" style:font-size-asian="18.3500003814697pt" style:font-size-complex="21pt"/>
    </style:style>
    <style:style style:name="P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6e5aa82" officeooo:paragraph-rsid="16e5aa82" style:font-size-asian="18.3500003814697pt" style:font-size-complex="21pt"/>
    </style:style>
    <style:style style:name="P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6e5aa82" officeooo:paragraph-rsid="16eb1593" style:font-size-asian="18.3500003814697pt" style:font-size-complex="21pt"/>
    </style:style>
    <style:style style:name="P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0facb6" officeooo:paragraph-rsid="000facb6" style:font-size-asian="18.3500003814697pt" style:font-weight-asian="bold" style:font-size-complex="21pt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d6cd40" officeooo:paragraph-rsid="00d6cd40" style:font-size-asian="18.3500003814697pt" style:font-weight-asian="bold" style:font-size-complex="21pt" style:font-weight-complex="bold"/>
    </style:style>
    <style:style style:name="P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e36c7da" officeooo:paragraph-rsid="0e36c7da" style:font-size-asian="18.3500003814697pt" style:font-weight-asian="bold" style:font-size-complex="21pt" style:font-weight-complex="bold"/>
    </style:style>
    <style:style style:name="P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0a98b0" officeooo:paragraph-rsid="000facb6" style:font-size-asian="18.3500003814697pt" style:font-weight-asian="bold" style:font-size-complex="21pt" style:font-weight-complex="bold"/>
    </style:style>
    <style:style style:name="P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0fa2b9" officeooo:paragraph-rsid="000facb6" style:font-size-asian="18.3500003814697pt" style:font-weight-asian="bold" style:font-size-complex="21pt" style:font-weight-complex="bold"/>
    </style:style>
    <style:style style:name="P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d2d7e49" officeooo:paragraph-rsid="103721b2" style:font-size-asian="18.3500003814697pt" style:font-weight-asian="bold" style:font-size-complex="21pt" style:font-weight-complex="bold"/>
    </style:style>
    <style:style style:name="P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15f75e81" officeooo:paragraph-rsid="15f75e81" style:font-size-asian="18.3500003814697pt" style:font-weight-asian="bold" style:font-size-complex="21pt" style:font-weight-complex="bold"/>
    </style:style>
    <style:style style:name="P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2221016" officeooo:paragraph-rsid="02221016" style:font-size-asian="18.3500003814697pt" style:font-weight-asian="bold" style:font-size-complex="21pt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94d610" officeooo:paragraph-rsid="0194d610" style:font-size-asian="18.3500003814697pt" style:font-weight-asian="bold" style:font-size-complex="21pt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fc6a1" style:font-size-asian="18.3500003814697pt" style:font-weight-asian="normal" style:font-size-complex="21pt" style:font-weight-complex="normal"/>
    </style:style>
    <style:style style:name="P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e76c3f" style:font-size-asian="18.3500003814697pt" style:font-weight-asian="normal" style:font-size-complex="21pt" style:font-weight-complex="normal"/>
    </style:style>
    <style:style style:name="P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f4d642" style:font-size-asian="18.3500003814697pt" style:font-weight-asian="normal" style:font-size-complex="21pt" style:font-weight-complex="normal"/>
    </style:style>
    <style:style style:name="P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a9cb7" style:font-size-asian="18.3500003814697pt" style:font-weight-asian="normal" style:font-size-complex="21pt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157558dc" style:font-size-asian="18.3500003814697pt" style:font-weight-asian="normal" style:font-size-complex="21pt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1595fec5" style:font-size-asian="18.3500003814697pt" style:font-weight-asian="normal" style:font-size-complex="21pt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6bed4" officeooo:paragraph-rsid="00f6bed4" style:font-size-asian="18.3500003814697pt" style:font-weight-asian="normal" style:font-size-complex="21pt" style:font-weight-complex="normal"/>
    </style:style>
    <style:style style:name="P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7755f" officeooo:paragraph-rsid="00f7755f" style:font-size-asian="18.3500003814697pt" style:font-weight-asian="normal" style:font-size-complex="21pt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57fb5" officeooo:paragraph-rsid="01057fb5" style:font-size-asian="18.3500003814697pt" style:font-weight-asian="normal" style:font-size-complex="21pt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75857" officeooo:paragraph-rsid="01075857" style:font-size-asian="18.3500003814697pt" style:font-weight-asian="normal" style:font-size-complex="21pt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36c7da" officeooo:paragraph-rsid="0e36c7da" style:font-size-asian="18.3500003814697pt" style:font-weight-asian="normal" style:font-size-complex="21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39bebe" officeooo:paragraph-rsid="0e36c7da" style:font-size-asian="18.3500003814697pt" style:font-weight-asian="normal" style:font-size-complex="21pt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524b22" officeooo:paragraph-rsid="103721b2" style:font-size-asian="18.3500003814697pt" style:font-weight-asian="normal" style:font-size-complex="21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normal" officeooo:rsid="0e524b22" officeooo:paragraph-rsid="103721b2" style:font-size-asian="18.3500003814697pt" style:font-weight-asian="normal" style:font-size-complex="21pt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78b95f" officeooo:paragraph-rsid="0e7b8e29" style:font-size-asian="18.3500003814697pt" style:font-weight-asian="normal" style:font-size-complex="21pt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807b5a" officeooo:paragraph-rsid="15807b5a" style:font-size-asian="18.3500003814697pt" style:font-weight-asian="normal" style:font-size-complex="21pt" style:font-weight-complex="normal"/>
    </style:style>
    <style:style style:name="P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5f75e81" style:font-size-asian="18.3500003814697pt" style:font-weight-asian="normal" style:font-size-complex="21pt" style:font-weight-complex="normal"/>
    </style:style>
    <style:style style:name="P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5f9e37a" style:font-size-asian="18.3500003814697pt" style:font-weight-asian="normal" style:font-size-complex="21pt" style:font-weight-complex="normal"/>
    </style:style>
    <style:style style:name="P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0f16c1" style:font-size-asian="18.3500003814697pt" style:font-weight-asian="normal" style:font-size-complex="21pt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2e539d" style:font-size-asian="18.3500003814697pt" style:font-weight-asian="normal" style:font-size-complex="21pt" style:font-weight-complex="normal"/>
    </style:style>
    <style:style style:name="P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3ba700" style:font-size-asian="18.3500003814697pt" style:font-weight-asian="normal" style:font-size-complex="21pt" style:font-weight-complex="normal"/>
    </style:style>
    <style:style style:name="P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3ca049" style:font-size-asian="18.3500003814697pt" style:font-weight-asian="normal" style:font-size-complex="21pt" style:font-weight-complex="normal"/>
    </style:style>
    <style:style style:name="P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3d88eb" style:font-size-asian="18.3500003814697pt" style:font-weight-asian="normal" style:font-size-complex="21pt" style:font-weight-complex="normal"/>
    </style:style>
    <style:style style:name="P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536fca" style:font-size-asian="18.3500003814697pt" style:font-weight-asian="normal" style:font-size-complex="21pt" style:font-weight-complex="normal"/>
    </style:style>
    <style:style style:name="P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55404b" style:font-size-asian="18.3500003814697pt" style:font-weight-asian="normal" style:font-size-complex="21pt" style:font-weight-complex="normal"/>
    </style:style>
    <style:style style:name="P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6eef2a" style:font-size-asian="18.3500003814697pt" style:font-weight-asian="normal" style:font-size-complex="21pt" style:font-weight-complex="normal"/>
    </style:style>
    <style:style style:name="P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88c89e" style:font-size-asian="18.3500003814697pt" style:font-weight-asian="normal" style:font-size-complex="21pt" style:font-weight-complex="normal"/>
    </style:style>
    <style:style style:name="P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4cd508" style:font-size-asian="18.3500003814697pt" style:font-weight-asian="normal" style:font-size-complex="21pt" style:font-weight-complex="normal"/>
    </style:style>
    <style:style style:name="P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5b43d6" officeooo:paragraph-rsid="165b43d6" style:font-size-asian="18.3500003814697pt" style:font-weight-asian="normal" style:font-size-complex="21pt" style:font-weight-complex="normal"/>
    </style:style>
    <style:style style:name="P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6655f6" officeooo:paragraph-rsid="166655f6" style:font-size-asian="18.3500003814697pt" style:font-weight-asian="normal" style:font-size-complex="21pt" style:font-weight-complex="normal"/>
    </style:style>
    <style:style style:name="P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6655f6" officeooo:paragraph-rsid="1695f624" style:font-size-asian="18.3500003814697pt" style:font-weight-asian="normal" style:font-size-complex="21pt" style:font-weight-complex="normal"/>
    </style:style>
    <style:style style:name="P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2e539d" officeooo:paragraph-rsid="162e539d" style:font-size-asian="18.3500003814697pt" style:font-weight-asian="normal" style:font-size-complex="21pt" style:font-weight-complex="normal"/>
    </style:style>
    <style:style style:name="P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3ba700" officeooo:paragraph-rsid="163ba700" style:font-size-asian="18.3500003814697pt" style:font-weight-asian="normal" style:font-size-complex="21pt" style:font-weight-complex="normal"/>
    </style:style>
    <style:style style:name="P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0facb6" officeooo:paragraph-rsid="16ab4965" style:font-size-asian="18.3500003814697pt" style:font-weight-asian="normal" style:font-size-complex="21pt" style:font-weight-complex="normal"/>
    </style:style>
    <style:style style:name="P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94d610" officeooo:paragraph-rsid="0194d610" style:font-size-asian="18.3500003814697pt" style:font-weight-asian="normal" style:font-size-complex="21pt" style:font-weight-complex="normal"/>
    </style:style>
    <style:style style:name="P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f3890c" officeooo:paragraph-rsid="16f3890c" style:font-size-asian="18.3500003814697pt" style:font-weight-asian="normal" style:font-size-complex="21pt" style:font-weight-complex="normal"/>
    </style:style>
    <style:style style:name="P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fa2b99" officeooo:paragraph-rsid="16fa2b99" style:font-size-asian="18.3500003814697pt" style:font-weight-asian="normal" style:font-size-complex="21pt" style:font-weight-complex="normal"/>
    </style:style>
    <style:style style:name="P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fbf7d8" officeooo:paragraph-rsid="16fbf7d8" style:font-size-asian="18.3500003814697pt" style:font-weight-asian="normal" style:font-size-complex="21pt" style:font-weight-complex="normal"/>
    </style:style>
    <style:style style:name="P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fbf7d8" officeooo:paragraph-rsid="1715ad42" style:font-size-asian="18.3500003814697pt" style:font-weight-asian="normal" style:font-size-complex="21pt" style:font-weight-complex="normal"/>
    </style:style>
    <style:style style:name="P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16dca9" officeooo:paragraph-rsid="1716dca9" style:font-size-asian="18.3500003814697pt" style:font-weight-asian="normal" style:font-size-complex="21pt" style:font-weight-complex="normal"/>
    </style:style>
    <style:style style:name="P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25a011" style:font-size-asian="18.3500003814697pt" style:font-weight-asian="normal" style:font-size-complex="21pt" style:font-weight-complex="normal"/>
    </style:style>
    <style:style style:name="P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2789bb" style:font-size-asian="18.3500003814697pt" style:font-weight-asian="normal" style:font-size-complex="21pt" style:font-weight-complex="normal"/>
    </style:style>
    <style:style style:name="P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28741a" style:font-size-asian="18.3500003814697pt" style:font-weight-asian="normal" style:font-size-complex="21pt" style:font-weight-complex="normal"/>
    </style:style>
    <style:style style:name="P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28f809" style:font-size-asian="18.3500003814697pt" style:font-weight-asian="normal" style:font-size-complex="21pt" style:font-weight-complex="normal"/>
    </style:style>
    <style:style style:name="P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953d43" style:font-size-asian="18.3500003814697pt" style:font-weight-asian="normal" style:font-size-complex="21pt" style:font-weight-complex="normal"/>
    </style:style>
    <style:style style:name="P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a4fce3" style:font-size-asian="18.3500003814697pt" style:font-weight-asian="normal" style:font-size-complex="21pt" style:font-weight-complex="normal"/>
    </style:style>
    <style:style style:name="P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06455b" officeooo:paragraph-rsid="1715ad42" style:font-size-asian="18.3500003814697pt" style:font-weight-asian="normal" style:font-size-complex="21pt" style:font-weight-complex="normal"/>
    </style:style>
    <style:style style:name="P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df4dc" officeooo:paragraph-rsid="17953d43" style:font-size-asian="18.3500003814697pt" style:font-weight-asian="normal" style:font-size-complex="21pt" style:font-weight-complex="normal"/>
    </style:style>
    <style:style style:name="P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3fce59" officeooo:paragraph-rsid="17a4fce3" style:font-size-asian="18.3500003814697pt" style:font-weight-asian="normal" style:font-size-complex="21pt" style:font-weight-complex="normal"/>
    </style:style>
    <style:style style:name="P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2e76135" style:font-size-asian="18.3500003814697pt" style:font-weight-asian="normal" style:font-size-complex="21pt" style:font-weight-complex="normal"/>
    </style:style>
    <style:style style:name="P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ec3b240" style:font-size-asian="18.3500003814697pt" style:font-weight-asian="normal" style:font-size-complex="21pt" style:font-weight-complex="normal"/>
    </style:style>
    <style:style style:name="P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1d16c1" officeooo:paragraph-rsid="031d16c1" style:font-size-asian="18.3500003814697pt" style:font-weight-asian="normal" style:font-size-complex="21pt" style:font-weight-complex="normal"/>
    </style:style>
    <style:style style:name="P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55600b" officeooo:paragraph-rsid="0355600b" style:font-size-asian="18.3500003814697pt" style:font-weight-asian="normal" style:font-size-complex="21pt" style:font-weight-complex="normal"/>
    </style:style>
    <style:style style:name="P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3b1d2c" officeooo:paragraph-rsid="02375a1c" style:font-size-asian="18.3500003814697pt" style:font-weight-asian="normal" style:font-size-complex="21pt" style:font-weight-complex="normal"/>
    </style:style>
    <style:style style:name="P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6fcf67" style:font-size-asian="18.3500003814697pt" style:font-weight-asian="normal" style:font-size-complex="21pt" style:font-weight-complex="normal"/>
    </style:style>
    <style:style style:name="P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89b9c0" style:font-size-asian="18.3500003814697pt" style:font-weight-asian="normal" style:font-size-complex="21pt" style:font-weight-complex="normal"/>
    </style:style>
    <style:style style:name="P1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388d5" style:font-size-asian="18.3500003814697pt" style:font-weight-asian="normal" style:font-size-complex="21pt" style:font-weight-complex="normal"/>
    </style:style>
    <style:style style:name="P1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a4eef" style:font-size-asian="18.3500003814697pt" style:font-weight-asian="normal" style:font-size-complex="21pt" style:font-weight-complex="normal"/>
    </style:style>
    <style:style style:name="P1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c3fe2" style:font-size-asian="18.3500003814697pt" style:font-weight-asian="normal" style:font-size-complex="21pt" style:font-weight-complex="normal"/>
    </style:style>
    <style:style style:name="P1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1119f55a" style:font-size-asian="18.3500003814697pt" style:font-weight-asian="normal" style:font-size-complex="21pt" style:font-weight-complex="normal"/>
    </style:style>
    <style:style style:name="P1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ae82f7" officeooo:paragraph-rsid="04ae82f7" style:font-size-asian="18.3500003814697pt" style:font-weight-asian="normal" style:font-size-complex="21pt" style:font-weight-complex="normal"/>
    </style:style>
    <style:style style:name="P1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ae82f7" officeooo:paragraph-rsid="111f5eee" style:font-size-asian="18.3500003814697pt" style:font-weight-asian="normal" style:font-size-complex="21pt" style:font-weight-complex="normal"/>
    </style:style>
    <style:style style:name="P1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4ca2a6a" style:font-size-asian="18.3500003814697pt" style:font-weight-asian="normal" style:font-size-complex="21pt" style:font-weight-complex="normal"/>
    </style:style>
    <style:style style:name="P1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126c443" style:font-size-asian="18.3500003814697pt" style:font-weight-asian="normal" style:font-size-complex="21pt" style:font-weight-complex="normal"/>
    </style:style>
    <style:style style:name="P1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12892de" style:font-size-asian="18.3500003814697pt" style:font-weight-asian="normal" style:font-size-complex="21pt" style:font-weight-complex="normal"/>
    </style:style>
    <style:style style:name="P1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161523d" style:font-size-asian="18.3500003814697pt" style:font-weight-asian="normal" style:font-size-complex="21pt" style:font-weight-complex="normal"/>
    </style:style>
    <style:style style:name="P1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79a525" style:font-size-asian="18.3500003814697pt" style:font-weight-asian="normal" style:font-size-complex="21pt" style:font-weight-complex="normal"/>
    </style:style>
    <style:style style:name="P1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7b7f26" style:font-size-asian="18.3500003814697pt" style:font-weight-asian="normal" style:font-size-complex="21pt" style:font-weight-complex="normal"/>
    </style:style>
    <style:style style:name="P1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801418" style:font-size-asian="18.3500003814697pt" style:font-weight-asian="normal" style:font-size-complex="21pt" style:font-weight-complex="normal"/>
    </style:style>
    <style:style style:name="P1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a718be" style:font-size-asian="18.3500003814697pt" style:font-weight-asian="normal" style:font-size-complex="21pt" style:font-weight-complex="normal"/>
    </style:style>
    <style:style style:name="P1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22c48" style:font-size-asian="18.3500003814697pt" style:font-weight-asian="normal" style:font-size-complex="21pt" style:font-weight-complex="normal"/>
    </style:style>
    <style:style style:name="P1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654f9" style:font-size-asian="18.3500003814697pt" style:font-weight-asian="normal" style:font-size-complex="21pt" style:font-weight-complex="normal"/>
    </style:style>
    <style:style style:name="P1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2a216" officeooo:paragraph-rsid="049388d5" style:font-size-asian="18.3500003814697pt" style:font-weight-asian="normal" style:font-size-complex="21pt" style:font-weight-complex="normal"/>
    </style:style>
    <style:style style:name="P1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4cb47" officeooo:paragraph-rsid="049c3fe2" style:font-size-asian="18.3500003814697pt" style:font-weight-asian="normal" style:font-size-complex="21pt" style:font-weight-complex="normal"/>
    </style:style>
    <style:style style:name="P1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53bbe0" officeooo:paragraph-rsid="0653bbe0" style:font-size-asian="18.3500003814697pt" style:font-weight-asian="normal" style:font-size-complex="21pt" style:font-weight-complex="normal"/>
    </style:style>
    <style:style style:name="P1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6e422a" officeooo:paragraph-rsid="066e422a" style:font-size-asian="18.3500003814697pt" style:font-weight-asian="normal" style:font-size-complex="21pt" style:font-weight-complex="normal"/>
    </style:style>
    <style:style style:name="P1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7632dc" style:font-size-asian="18.3500003814697pt" style:font-weight-asian="normal" style:font-size-complex="21pt" style:font-weight-complex="normal"/>
    </style:style>
    <style:style style:name="P1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d937cb" style:font-size-asian="18.3500003814697pt" style:font-weight-asian="normal" style:font-size-complex="21pt" style:font-weight-complex="normal"/>
    </style:style>
    <style:style style:name="P1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7e2232" style:font-size-asian="18.3500003814697pt" style:font-weight-asian="normal" style:font-size-complex="21pt" style:font-weight-complex="normal"/>
    </style:style>
    <style:style style:name="P1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e2f83c" style:font-size-asian="18.3500003814697pt" style:font-weight-asian="normal" style:font-size-complex="21pt" style:font-weight-complex="normal"/>
    </style:style>
    <style:style style:name="P1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8b619" style:font-size-asian="18.3500003814697pt" style:font-weight-asian="normal" style:font-size-complex="21pt" style:font-weight-complex="normal"/>
    </style:style>
    <style:style style:name="P1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b962" style:font-size-asian="18.3500003814697pt" style:font-weight-asian="normal" style:font-size-complex="21pt" style:font-weight-complex="normal"/>
    </style:style>
    <style:style style:name="P1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dadf" style:font-size-asian="18.3500003814697pt" style:font-weight-asian="normal" style:font-size-complex="21pt" style:font-weight-complex="normal"/>
    </style:style>
    <style:style style:name="P1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30886" officeooo:paragraph-rsid="06e2f83c" style:font-size-asian="18.3500003814697pt" style:font-weight-asian="normal" style:font-size-complex="21pt" style:font-weight-complex="normal"/>
    </style:style>
    <style:style style:name="P1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aebb34" officeooo:paragraph-rsid="06aebb34" style:font-size-asian="18.3500003814697pt" style:font-weight-asian="normal" style:font-size-complex="21pt" style:font-weight-complex="normal"/>
    </style:style>
    <style:style style:name="P1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8fe876b" style:font-size-asian="18.3500003814697pt" style:font-weight-asian="normal" style:font-size-complex="21pt" style:font-weight-complex="normal"/>
    </style:style>
    <style:style style:name="P1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060955" style:font-size-asian="18.3500003814697pt" style:font-weight-asian="normal" style:font-size-complex="21pt" style:font-weight-complex="normal"/>
    </style:style>
    <style:style style:name="P1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96c3c4" style:font-size-asian="18.3500003814697pt" style:font-weight-asian="normal" style:font-size-complex="21pt" style:font-weight-complex="normal"/>
    </style:style>
    <style:style style:name="P1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0c4019" officeooo:paragraph-rsid="090c4019" style:font-size-asian="18.3500003814697pt" style:font-weight-asian="normal" style:font-size-complex="21pt" style:font-weight-complex="normal"/>
    </style:style>
    <style:style style:name="P1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1a0744" officeooo:paragraph-rsid="091a0744" style:font-size-asian="18.3500003814697pt" style:font-weight-asian="normal" style:font-size-complex="21pt" style:font-weight-complex="normal"/>
    </style:style>
    <style:style style:name="P1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45463f" officeooo:paragraph-rsid="0945463f" style:font-size-asian="18.3500003814697pt" style:font-weight-asian="normal" style:font-size-complex="21pt" style:font-weight-complex="normal"/>
    </style:style>
    <style:style style:name="P1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5eabaa" officeooo:paragraph-rsid="095eabaa" style:font-size-asian="18.3500003814697pt" style:font-weight-asian="normal" style:font-size-complex="21pt" style:font-weight-complex="normal"/>
    </style:style>
    <style:style style:name="P1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771fa4" officeooo:paragraph-rsid="097c138f" style:font-size-asian="18.3500003814697pt" style:font-weight-asian="normal" style:font-size-complex="21pt" style:font-weight-complex="normal"/>
    </style:style>
    <style:style style:name="P1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8f22e2" officeooo:paragraph-rsid="088be974" style:font-size-asian="18.3500003814697pt" style:font-weight-asian="normal" style:font-size-complex="21pt" style:font-weight-complex="normal"/>
    </style:style>
    <style:style style:name="P1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bb9fc3" style:font-size-asian="18.3500003814697pt" style:font-weight-asian="normal" style:font-size-complex="21pt" style:font-weight-complex="normal"/>
    </style:style>
    <style:style style:name="P1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add6d" style:font-size-asian="18.3500003814697pt" style:font-weight-asian="normal" style:font-size-complex="21pt" style:font-weight-complex="normal"/>
    </style:style>
    <style:style style:name="P1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efc2b" style:font-size-asian="18.3500003814697pt" style:font-weight-asian="normal" style:font-size-complex="21pt" style:font-weight-complex="normal"/>
    </style:style>
    <style:style style:name="P1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293c5c" style:font-size-asian="18.3500003814697pt" style:font-weight-asian="normal" style:font-size-complex="21pt" style:font-weight-complex="normal"/>
    </style:style>
    <style:style style:name="P1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7b167a" style:font-size-asian="18.3500003814697pt" style:font-weight-asian="normal" style:font-size-complex="21pt" style:font-weight-complex="normal"/>
    </style:style>
    <style:style style:name="P1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e42263" style:font-size-asian="18.3500003814697pt" style:font-weight-asian="normal" style:font-size-complex="21pt" style:font-weight-complex="normal"/>
    </style:style>
    <style:style style:name="P1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f5975f" style:font-size-asian="18.3500003814697pt" style:font-weight-asian="normal" style:font-size-complex="21pt" style:font-weight-complex="normal"/>
    </style:style>
    <style:style style:name="P1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285fe2" officeooo:paragraph-rsid="0a285fe2" style:font-size-asian="18.3500003814697pt" style:font-weight-asian="normal" style:font-size-complex="21pt" style:font-weight-complex="normal"/>
    </style:style>
    <style:style style:name="P1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217ec" style:font-size-asian="18.3500003814697pt" style:font-weight-asian="normal" style:font-size-complex="21pt" style:font-weight-complex="normal"/>
    </style:style>
    <style:style style:name="P1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a4737" style:font-size-asian="18.3500003814697pt" style:font-weight-asian="normal" style:font-size-complex="21pt" style:font-weight-complex="normal"/>
    </style:style>
    <style:style style:name="P1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d11ac" style:font-size-asian="18.3500003814697pt" style:font-weight-asian="normal" style:font-size-complex="21pt" style:font-weight-complex="normal"/>
    </style:style>
    <style:style style:name="P1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e934e" style:font-size-asian="18.3500003814697pt" style:font-weight-asian="normal" style:font-size-complex="21pt" style:font-weight-complex="normal"/>
    </style:style>
    <style:style style:name="P1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0e353" style:font-size-asian="18.3500003814697pt" style:font-weight-asian="normal" style:font-size-complex="21pt" style:font-weight-complex="normal"/>
    </style:style>
    <style:style style:name="P1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81aad" style:font-size-asian="18.3500003814697pt" style:font-weight-asian="normal" style:font-size-complex="21pt" style:font-weight-complex="normal"/>
    </style:style>
    <style:style style:name="P1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9bc4e44" style:font-size-asian="18.3500003814697pt" style:font-weight-asian="normal" style:font-size-complex="21pt" style:font-weight-complex="normal"/>
    </style:style>
    <style:style style:name="P1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c7a9a11" style:font-size-asian="18.3500003814697pt" style:font-weight-asian="normal" style:font-size-complex="21pt" style:font-weight-complex="normal"/>
    </style:style>
    <style:style style:name="P1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c7f8494" style:font-size-asian="18.3500003814697pt" style:font-weight-asian="normal" style:font-size-complex="21pt" style:font-weight-complex="normal"/>
    </style:style>
    <style:style style:name="P1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415609" officeooo:paragraph-rsid="0a9d11ac" style:font-size-asian="18.3500003814697pt" style:font-weight-asian="normal" style:font-size-complex="21pt" style:font-weight-complex="normal"/>
    </style:style>
    <style:style style:name="P1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dcb9d4" officeooo:paragraph-rsid="0ac71597" style:font-size-asian="18.3500003814697pt" style:font-weight-asian="normal" style:font-size-complex="21pt" style:font-weight-complex="normal"/>
    </style:style>
    <style:style style:name="P1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f255fd" officeooo:paragraph-rsid="0af18d6a" style:font-size-asian="18.3500003814697pt" style:font-weight-asian="normal" style:font-size-complex="21pt" style:font-weight-complex="normal"/>
    </style:style>
    <style:style style:name="P1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f3547b" officeooo:paragraph-rsid="0af18d6a" style:font-size-asian="18.3500003814697pt" style:font-weight-asian="normal" style:font-size-complex="21pt" style:font-weight-complex="normal"/>
    </style:style>
    <style:style style:name="P1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120639" officeooo:paragraph-rsid="0af18d6a" style:font-size-asian="18.3500003814697pt" style:font-weight-asian="normal" style:font-size-complex="21pt" style:font-weight-complex="normal"/>
    </style:style>
    <style:style style:name="P1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0759e" officeooo:paragraph-rsid="0b40759e" style:font-size-asian="18.3500003814697pt" style:font-weight-asian="normal" style:font-size-complex="21pt" style:font-weight-complex="normal"/>
    </style:style>
    <style:style style:name="P1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67b10" officeooo:paragraph-rsid="0b467b10" style:font-size-asian="18.3500003814697pt" style:font-weight-asian="normal" style:font-size-complex="21pt" style:font-weight-complex="normal"/>
    </style:style>
    <style:style style:name="P1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ab14a" officeooo:paragraph-rsid="0b4ab14a" style:font-size-asian="18.3500003814697pt" style:font-weight-asian="normal" style:font-size-complex="21pt" style:font-weight-complex="normal"/>
    </style:style>
    <style:style style:name="P1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6ac294" officeooo:paragraph-rsid="0b6ac294" style:font-size-asian="18.3500003814697pt" style:font-weight-asian="normal" style:font-size-complex="21pt" style:font-weight-complex="normal"/>
    </style:style>
    <style:style style:name="P1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79d55e" officeooo:paragraph-rsid="0b7c8287" style:font-size-asian="18.3500003814697pt" style:font-weight-asian="normal" style:font-size-complex="21pt" style:font-weight-complex="normal"/>
    </style:style>
    <style:style style:name="P1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84f342" officeooo:paragraph-rsid="0b84f342" style:font-size-asian="18.3500003814697pt" style:font-weight-asian="normal" style:font-size-complex="21pt" style:font-weight-complex="normal"/>
    </style:style>
    <style:style style:name="P1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8d80f3" officeooo:paragraph-rsid="0b8d80f3" style:font-size-asian="18.3500003814697pt" style:font-weight-asian="normal" style:font-size-complex="21pt" style:font-weight-complex="normal"/>
    </style:style>
    <style:style style:name="P1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97f98a" officeooo:paragraph-rsid="0b97f98a" style:font-size-asian="18.3500003814697pt" style:font-weight-asian="normal" style:font-size-complex="21pt" style:font-weight-complex="normal"/>
    </style:style>
    <style:style style:name="P1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ac5047" officeooo:paragraph-rsid="0bac5047" style:font-size-asian="18.3500003814697pt" style:font-weight-asian="normal" style:font-size-complex="21pt" style:font-weight-complex="normal"/>
    </style:style>
    <style:style style:name="P1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4d32db" style:font-size-asian="18.3500003814697pt" style:font-weight-asian="normal" style:font-size-complex="21pt" style:font-weight-complex="normal"/>
    </style:style>
    <style:style style:name="P1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55a69a" style:font-size-asian="18.3500003814697pt" style:font-weight-asian="normal" style:font-size-complex="21pt" style:font-weight-complex="normal"/>
    </style:style>
    <style:style style:name="P1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583c8d" style:font-size-asian="18.3500003814697pt" style:font-weight-asian="normal" style:font-size-complex="21pt" style:font-weight-complex="normal"/>
    </style:style>
    <style:style style:name="P1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9432fb" style:font-size-asian="18.3500003814697pt" style:font-weight-asian="normal" style:font-size-complex="21pt" style:font-weight-complex="normal"/>
    </style:style>
    <style:style style:name="P1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12e8f" style:font-size-asian="18.3500003814697pt" style:font-weight-asian="normal" style:font-size-complex="21pt" style:font-weight-complex="normal"/>
    </style:style>
    <style:style style:name="P1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2c1b2" style:font-size-asian="18.3500003814697pt" style:font-weight-asian="normal" style:font-size-complex="21pt" style:font-weight-complex="normal"/>
    </style:style>
    <style:style style:name="P1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40b7b" style:font-size-asian="18.3500003814697pt" style:font-weight-asian="normal" style:font-size-complex="21pt" style:font-weight-complex="normal"/>
    </style:style>
    <style:style style:name="P1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49ca1" style:font-size-asian="18.3500003814697pt" style:font-weight-asian="normal" style:font-size-complex="21pt" style:font-weight-complex="normal"/>
    </style:style>
    <style:style style:name="P1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7d060" style:font-size-asian="18.3500003814697pt" style:font-weight-asian="normal" style:font-size-complex="21pt" style:font-weight-complex="normal"/>
    </style:style>
    <style:style style:name="P1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8204" style:font-size-asian="18.3500003814697pt" style:font-weight-asian="normal" style:font-size-complex="21pt" style:font-weight-complex="normal"/>
    </style:style>
    <style:style style:name="P1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9565" style:font-size-asian="18.3500003814697pt" style:font-weight-asian="normal" style:font-size-complex="21pt" style:font-weight-complex="normal"/>
    </style:style>
    <style:style style:name="P1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af12" style:font-size-asian="18.3500003814697pt" style:font-weight-asian="normal" style:font-size-complex="21pt" style:font-weight-complex="normal"/>
    </style:style>
    <style:style style:name="P1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c81cc" officeooo:paragraph-rsid="09bc4e44" style:font-size-asian="18.3500003814697pt" style:font-weight-asian="normal" style:font-size-complex="21pt" style:font-weight-complex="normal"/>
    </style:style>
    <style:style style:name="P1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e2f62" officeooo:paragraph-rsid="09be37e0" style:font-size-asian="18.3500003814697pt" style:font-weight-asian="normal" style:font-size-complex="21pt" style:font-weight-complex="normal"/>
    </style:style>
    <style:style style:name="P1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e2f62" officeooo:paragraph-rsid="0d5e36c3" style:font-size-asian="18.3500003814697pt" style:font-weight-asian="normal" style:font-size-complex="21pt" style:font-weight-complex="normal"/>
    </style:style>
    <style:style style:name="P1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673f23" style:font-size-asian="18.3500003814697pt" style:font-weight-asian="normal" style:font-size-complex="21pt" style:font-weight-complex="normal"/>
    </style:style>
    <style:style style:name="P1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705043" style:font-size-asian="18.3500003814697pt" style:font-weight-asian="normal" style:font-size-complex="21pt" style:font-weight-complex="normal"/>
    </style:style>
    <style:style style:name="P1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a00ac8" style:font-size-asian="18.3500003814697pt" style:font-weight-asian="normal" style:font-size-complex="21pt" style:font-weight-complex="normal"/>
    </style:style>
    <style:style style:name="P1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47af2" officeooo:paragraph-rsid="0d747af2" style:font-size-asian="18.3500003814697pt" style:font-weight-asian="normal" style:font-size-complex="21pt" style:font-weight-complex="normal"/>
    </style:style>
    <style:style style:name="P1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47af2" officeooo:paragraph-rsid="0d880d12" style:font-size-asian="18.3500003814697pt" style:font-weight-asian="normal" style:font-size-complex="21pt" style:font-weight-complex="normal"/>
    </style:style>
    <style:style style:name="P1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8cabce" officeooo:paragraph-rsid="0d8cabce" style:font-size-asian="18.3500003814697pt" style:font-weight-asian="normal" style:font-size-complex="21pt" style:font-weight-complex="normal"/>
    </style:style>
    <style:style style:name="P1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8e8068" officeooo:paragraph-rsid="0d8e8068" style:font-size-asian="18.3500003814697pt" style:font-weight-asian="normal" style:font-size-complex="21pt" style:font-weight-complex="normal"/>
    </style:style>
    <style:style style:name="P1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cd1430" officeooo:paragraph-rsid="0dcd1430" style:font-size-asian="18.3500003814697pt" style:font-weight-asian="normal" style:font-size-complex="21pt" style:font-weight-complex="normal"/>
    </style:style>
    <style:style style:name="P1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cd1430" officeooo:paragraph-rsid="0e0d98c3" style:font-size-asian="18.3500003814697pt" style:font-weight-asian="normal" style:font-size-complex="21pt" style:font-weight-complex="normal"/>
    </style:style>
    <style:style style:name="P1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d302ee" officeooo:paragraph-rsid="0dd302ee" style:font-size-asian="18.3500003814697pt" style:font-weight-asian="normal" style:font-size-complex="21pt" style:font-weight-complex="normal"/>
    </style:style>
    <style:style style:name="P1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d302ee" officeooo:paragraph-rsid="0e16a71f" style:font-size-asian="18.3500003814697pt" style:font-weight-asian="normal" style:font-size-complex="21pt" style:font-weight-complex="normal"/>
    </style:style>
    <style:style style:name="P1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51372" officeooo:paragraph-rsid="0df51372" style:font-size-asian="18.3500003814697pt" style:font-weight-asian="normal" style:font-size-complex="21pt" style:font-weight-complex="normal"/>
    </style:style>
    <style:style style:name="P1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907f4" officeooo:paragraph-rsid="0df907f4" style:font-size-asian="18.3500003814697pt" style:font-weight-asian="normal" style:font-size-complex="21pt" style:font-weight-complex="normal"/>
    </style:style>
    <style:style style:name="P1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b0677" style:font-size-asian="18.3500003814697pt" style:font-weight-asian="normal" style:font-size-complex="21pt" style:font-weight-complex="normal"/>
    </style:style>
    <style:style style:name="P1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dfbd1" style:font-size-asian="18.3500003814697pt" style:font-weight-asian="normal" style:font-size-complex="21pt" style:font-weight-complex="normal"/>
    </style:style>
    <style:style style:name="P1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fa75d" style:font-size-asian="18.3500003814697pt" style:font-weight-asian="normal" style:font-size-complex="21pt" style:font-weight-complex="normal"/>
    </style:style>
    <style:style style:name="P2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e003a68" style:font-size-asian="18.3500003814697pt" style:font-weight-asian="normal" style:font-size-complex="21pt" style:font-weight-complex="normal"/>
    </style:style>
    <style:style style:name="P2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1a568" officeooo:paragraph-rsid="0da00f01" style:font-size-asian="18.3500003814697pt" style:font-weight-asian="normal" style:font-size-complex="21pt" style:font-weight-complex="normal"/>
    </style:style>
    <style:style style:name="P2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804892" officeooo:paragraph-rsid="025efffe" style:font-size-asian="18.3500003814697pt" style:font-weight-asian="normal" style:font-size-complex="21pt" style:font-weight-complex="normal"/>
    </style:style>
    <style:style style:name="P2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87ad3" style:font-size-asian="18.3500003814697pt" style:font-weight-asian="normal" style:font-size-complex="21pt" style:font-weight-complex="normal"/>
    </style:style>
    <style:style style:name="P2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9276e" style:font-size-asian="18.3500003814697pt" style:font-weight-asian="normal" style:font-size-complex="21pt" style:font-weight-complex="normal"/>
    </style:style>
    <style:style style:name="P2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b5ac1" style:font-size-asian="18.3500003814697pt" style:font-weight-asian="normal" style:font-size-complex="21pt" style:font-weight-complex="normal"/>
    </style:style>
    <style:style style:name="P2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0b319f" officeooo:paragraph-rsid="100b319f" style:font-size-asian="18.3500003814697pt" style:font-weight-asian="normal" style:font-size-complex="21pt" style:font-weight-complex="normal"/>
    </style:style>
    <style:style style:name="P2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0b319f" officeooo:paragraph-rsid="1072d1e3" style:font-size-asian="18.3500003814697pt" style:font-weight-asian="normal" style:font-size-complex="21pt" style:font-weight-complex="normal"/>
    </style:style>
    <style:style style:name="P2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15f54d" officeooo:paragraph-rsid="1015f54d" style:font-size-asian="18.3500003814697pt" style:font-weight-asian="normal" style:font-size-complex="21pt" style:font-weight-complex="normal"/>
    </style:style>
    <style:style style:name="P2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15f54d" officeooo:paragraph-rsid="1024fd38" style:font-size-asian="18.3500003814697pt" style:font-weight-asian="normal" style:font-size-complex="21pt" style:font-weight-complex="normal"/>
    </style:style>
    <style:style style:name="P2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d2ad57" officeooo:paragraph-rsid="0fd11087" style:font-size-asian="18.3500003814697pt" style:font-weight-asian="normal" style:font-size-complex="21pt" style:font-weight-complex="normal"/>
    </style:style>
    <style:style style:name="P2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d7f268" officeooo:paragraph-rsid="0fd11087" style:font-size-asian="18.3500003814697pt" style:font-weight-asian="normal" style:font-size-complex="21pt" style:font-weight-complex="normal"/>
    </style:style>
    <style:style style:name="P2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1333b0" officeooo:paragraph-rsid="0d116713" style:font-size-asian="18.3500003814697pt" style:font-weight-asian="normal" style:font-size-complex="21pt" style:font-weight-complex="normal"/>
    </style:style>
    <style:style style:name="P2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13ef54" officeooo:paragraph-rsid="1116eefe" style:font-size-asian="18.3500003814697pt" style:font-weight-asian="normal" style:font-size-complex="21pt" style:font-weight-complex="normal"/>
    </style:style>
    <style:style style:name="P2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1d95ec" officeooo:paragraph-rsid="111d95ec" style:font-size-asian="18.3500003814697pt" style:font-weight-asian="normal" style:font-size-complex="21pt" style:font-weight-complex="normal"/>
    </style:style>
    <style:style style:name="P2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1628be" officeooo:paragraph-rsid="1116eefe" style:font-size-asian="18.3500003814697pt" style:font-weight-asian="normal" style:font-size-complex="21pt" style:font-weight-complex="normal"/>
    </style:style>
    <style:style style:name="P2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11fa0366" officeooo:paragraph-rsid="11fa0366" style:font-size-asian="18.3500003814697pt" style:font-weight-asian="normal" style:font-size-complex="21pt" style:font-weight-complex="normal"/>
    </style:style>
    <style:style style:name="P2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fcd565" officeooo:paragraph-rsid="11fcd565" style:font-size-asian="18.3500003814697pt" style:font-weight-asian="normal" style:font-size-complex="21pt" style:font-weight-complex="normal"/>
    </style:style>
    <style:style style:name="P2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fcd565" officeooo:paragraph-rsid="17b29416" style:font-size-asian="18.3500003814697pt" style:font-weight-asian="normal" style:font-size-complex="21pt" style:font-weight-complex="normal"/>
    </style:style>
    <style:style style:name="P2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11fcd565" officeooo:paragraph-rsid="17b29416" style:font-size-asian="18.3500003814697pt" style:font-weight-asian="normal" style:font-size-complex="21pt" style:font-weight-complex="normal"/>
    </style:style>
    <style:style style:name="P2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0ccc07" officeooo:paragraph-rsid="120ccc07" style:font-size-asian="18.3500003814697pt" style:font-weight-asian="normal" style:font-size-complex="21pt" style:font-weight-complex="normal"/>
    </style:style>
    <style:style style:name="P2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4832c4" officeooo:paragraph-rsid="124832c4" style:font-size-asian="18.3500003814697pt" style:font-weight-asian="normal" style:font-size-complex="21pt" style:font-weight-complex="normal"/>
    </style:style>
    <style:style style:name="P2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4b2a33" officeooo:paragraph-rsid="124b2a33" style:font-size-asian="18.3500003814697pt" style:font-weight-asian="normal" style:font-size-complex="21pt" style:font-weight-complex="normal"/>
    </style:style>
    <style:style style:name="P2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601039" officeooo:paragraph-rsid="064bab59" style:font-size-asian="18.3500003814697pt" style:font-weight-asian="normal" style:font-size-complex="21pt" style:font-weight-complex="normal"/>
    </style:style>
    <style:style style:name="P2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781973" officeooo:paragraph-rsid="064bab59" style:font-size-asian="18.3500003814697pt" style:font-weight-asian="normal" style:font-size-complex="21pt" style:font-weight-complex="normal"/>
    </style:style>
    <style:style style:name="P2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781973" officeooo:paragraph-rsid="12d2d96f" style:font-size-asian="18.3500003814697pt" style:font-weight-asian="normal" style:font-size-complex="21pt" style:font-weight-complex="normal"/>
    </style:style>
    <style:style style:name="P2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d6d0c2" officeooo:paragraph-rsid="12d6d0c2" style:font-size-asian="18.3500003814697pt" style:font-weight-asian="normal" style:font-size-complex="21pt" style:font-weight-complex="normal"/>
    </style:style>
    <style:style style:name="P2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05e562b7" officeooo:paragraph-rsid="126613ea" style:font-size-asian="18.3500003814697pt" style:font-weight-asian="normal" style:font-size-complex="21pt" style:font-weight-complex="normal"/>
    </style:style>
    <style:style style:name="P2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daf385" officeooo:paragraph-rsid="064bab59" style:font-size-asian="18.3500003814697pt" style:font-weight-asian="normal" style:font-size-complex="21pt" style:font-weight-complex="normal"/>
    </style:style>
    <style:style style:name="P2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e96567" officeooo:paragraph-rsid="12e96567" style:font-size-asian="18.3500003814697pt" style:font-weight-asian="normal" style:font-size-complex="21pt" style:font-weight-complex="normal"/>
    </style:style>
    <style:style style:name="P2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3074267" officeooo:paragraph-rsid="1300bbc6" style:font-size-asian="18.3500003814697pt" style:font-weight-asian="normal" style:font-size-complex="21pt" style:font-weight-complex="normal"/>
    </style:style>
    <style:style style:name="P2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cd954c" officeooo:paragraph-rsid="11b27e7f" style:font-size-asian="18.3500003814697pt" style:font-weight-asian="normal" style:font-size-complex="21pt" style:font-weight-complex="normal"/>
    </style:style>
    <style:style style:name="P2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11cd954c" officeooo:paragraph-rsid="126613ea" style:font-size-asian="18.3500003814697pt" style:font-weight-asian="normal" style:font-size-complex="21pt" style:font-weight-complex="normal"/>
    </style:style>
    <style:style style:name="P2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041d5d50" officeooo:paragraph-rsid="11fcd565" style:font-size-asian="18.3500003814697pt" style:font-weight-asian="normal" style:font-size-complex="21pt" style:font-weight-complex="normal"/>
    </style:style>
    <style:style style:name="P2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17b29416" style:font-size-asian="18.3500003814697pt" style:font-weight-asian="normal" style:font-size-complex="21pt" style:font-weight-complex="normal"/>
    </style:style>
    <style:style style:name="P2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17b29416" style:font-size-asian="18.3500003814697pt" style:font-weight-asian="normal" style:font-size-complex="21pt" style:font-weight-complex="normal"/>
    </style:style>
    <style:style style:name="P2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17b6cc87" style:font-size-asian="18.3500003814697pt" style:font-weight-asian="normal" style:font-size-complex="21pt" style:font-weight-complex="normal"/>
    </style:style>
    <style:style style:name="P2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17dd1f85" style:font-size-asian="18.3500003814697pt" style:font-weight-asian="normal" style:font-size-complex="21pt" style:font-weight-complex="normal"/>
    </style:style>
    <style:style style:name="P2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17b29416" style:font-size-asian="18.3500003814697pt" style:font-weight-asian="normal" style:font-size-complex="21pt" style:font-weight-complex="normal"/>
    </style:style>
    <style:style style:name="P2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17b29416" style:font-size-asian="18.3500003814697pt" style:font-weight-asian="normal" style:font-size-complex="21pt" style:font-weight-complex="normal"/>
    </style:style>
    <style:style style:name="P2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17d9d29f" style:font-size-asian="18.3500003814697pt" style:font-weight-asian="normal" style:font-size-complex="21pt" style:font-weight-complex="normal"/>
    </style:style>
    <style:style style:name="P2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17f18c53" style:font-size-asian="18.3500003814697pt" style:font-weight-asian="normal" style:font-size-complex="21pt" style:font-weight-complex="normal"/>
    </style:style>
    <style:style style:name="P2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17f869d5" style:font-size-asian="18.3500003814697pt" style:font-weight-asian="normal" style:font-size-complex="21pt" style:font-weight-complex="normal"/>
    </style:style>
    <style:style style:name="P2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17fa9cd0" style:font-size-asian="18.3500003814697pt" style:font-weight-asian="normal" style:font-size-complex="21pt" style:font-weight-complex="normal"/>
    </style:style>
    <style:style style:name="P2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17fe1933" style:font-size-asian="18.3500003814697pt" style:font-weight-asian="normal" style:font-size-complex="21pt" style:font-weight-complex="normal"/>
    </style:style>
    <style:style style:name="P2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2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11087" style:font-size-asian="18.3500003814697pt" style:font-weight-asian="bold" style:font-size-complex="21pt" style:font-weight-complex="bold"/>
    </style:style>
    <style:style style:name="P2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16678" style:font-size-asian="18.3500003814697pt" style:font-weight-asian="bold" style:font-size-complex="21pt" style:font-weight-complex="bold"/>
    </style:style>
    <style:style style:name="P2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2ad57" style:font-size-asian="18.3500003814697pt" style:font-weight-asian="bold" style:font-size-complex="21pt" style:font-weight-complex="bold"/>
    </style:style>
    <style:style style:name="P2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8931b" style:font-size-asian="18.3500003814697pt" style:font-weight-asian="bold" style:font-size-complex="21pt" style:font-weight-complex="bold"/>
    </style:style>
    <style:style style:name="P2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2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2375a1c" style:font-size-asian="18.3500003814697pt" style:font-weight-asian="bold" style:font-size-complex="21pt" style:font-weight-complex="bold"/>
    </style:style>
    <style:style style:name="P2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d176e40" style:font-size-asian="18.3500003814697pt" style:font-weight-asian="bold" style:font-size-complex="21pt" style:font-weight-complex="bold"/>
    </style:style>
    <style:style style:name="P2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d187e2c" style:font-size-asian="18.3500003814697pt" style:font-weight-asian="bold" style:font-size-complex="21pt" style:font-weight-complex="bold"/>
    </style:style>
    <style:style style:name="P2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72a42" style:font-size-asian="18.3500003814697pt" style:font-weight-asian="bold" style:font-size-complex="21pt" style:font-weight-complex="bold"/>
    </style:style>
    <style:style style:name="P2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f2ec0" style:font-size-asian="18.3500003814697pt" style:font-weight-asian="bold" style:font-size-complex="21pt" style:font-weight-complex="bold"/>
    </style:style>
    <style:style style:name="P2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5efffe" style:font-size-asian="18.3500003814697pt" style:font-weight-asian="bold" style:font-size-complex="21pt" style:font-weight-complex="bold"/>
    </style:style>
    <style:style style:name="P2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d62c32" style:font-size-asian="18.3500003814697pt" style:font-weight-asian="bold" style:font-size-complex="21pt" style:font-weight-complex="bold"/>
    </style:style>
    <style:style style:name="P2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e76135" officeooo:paragraph-rsid="02e76135" style:font-size-asian="18.3500003814697pt" style:font-weight-asian="bold" style:font-size-complex="21pt" style:font-weight-complex="bold"/>
    </style:style>
    <style:style style:name="P2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46fc774" officeooo:paragraph-rsid="046fc774" style:font-size-asian="18.3500003814697pt" style:font-weight-asian="bold" style:font-size-complex="21pt" style:font-weight-complex="bold"/>
    </style:style>
    <style:style style:name="P2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82a9768" officeooo:paragraph-rsid="082a9768" style:font-size-asian="18.3500003814697pt" style:font-weight-asian="bold" style:font-size-complex="21pt" style:font-weight-complex="bold"/>
    </style:style>
    <style:style style:name="P2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2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bd79d1" style:font-size-asian="18.3500003814697pt" style:font-weight-asian="bold" style:font-size-complex="21pt" style:font-weight-complex="bold"/>
    </style:style>
    <style:style style:name="P2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c195f7" style:font-size-asian="18.3500003814697pt" style:font-weight-asian="bold" style:font-size-complex="21pt" style:font-weight-complex="bold"/>
    </style:style>
    <style:style style:name="P2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b183b3f" style:font-size-asian="18.3500003814697pt" style:font-weight-asian="bold" style:font-size-complex="21pt" style:font-weight-complex="bold"/>
    </style:style>
    <style:style style:name="P2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2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f4b48" officeooo:paragraph-rsid="09bf4b48" style:font-size-asian="18.3500003814697pt" style:font-weight-asian="bold" style:font-size-complex="21pt" style:font-weight-complex="bold"/>
    </style:style>
    <style:style style:name="P2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b9fc3" officeooo:paragraph-rsid="09bb9fc3" style:font-size-asian="18.3500003814697pt" style:font-weight-asian="bold" style:font-size-complex="21pt" style:font-weight-complex="bold"/>
    </style:style>
    <style:style style:name="P2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ac71597" style:font-size-asian="18.3500003814697pt" style:font-weight-asian="bold" style:font-size-complex="21pt" style:font-weight-complex="bold"/>
    </style:style>
    <style:style style:name="P2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b1d7b8d" style:font-size-asian="18.3500003814697pt" style:font-weight-asian="bold" style:font-size-complex="21pt" style:font-weight-complex="bold"/>
    </style:style>
    <style:style style:name="P2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ec2799" officeooo:paragraph-rsid="0aec2799" style:font-size-asian="18.3500003814697pt" style:font-weight-asian="bold" style:font-size-complex="21pt" style:font-weight-complex="bold"/>
    </style:style>
    <style:style style:name="P2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f18d6a" officeooo:paragraph-rsid="0af18d6a" style:font-size-asian="18.3500003814697pt" style:font-weight-asian="bold" style:font-size-complex="21pt" style:font-weight-complex="bold"/>
    </style:style>
    <style:style style:name="P2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6b849" officeooo:paragraph-rsid="0b16b849" style:font-size-asian="18.3500003814697pt" style:font-weight-asian="bold" style:font-size-complex="21pt" style:font-weight-complex="bold"/>
    </style:style>
    <style:style style:name="P2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8117c" officeooo:paragraph-rsid="0b18117c" style:font-size-asian="18.3500003814697pt" style:font-weight-asian="bold" style:font-size-complex="21pt" style:font-weight-complex="bold"/>
    </style:style>
    <style:style style:name="P2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d116713" officeooo:paragraph-rsid="0d116713" style:font-size-asian="18.3500003814697pt" style:font-weight-asian="bold" style:font-size-complex="21pt" style:font-weight-complex="bold"/>
    </style:style>
    <style:style style:name="P2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e2f62" officeooo:paragraph-rsid="09be37e0" style:font-size-asian="18.3500003814697pt" style:font-weight-asian="bold" style:font-size-complex="21pt" style:font-weight-complex="bold"/>
    </style:style>
    <style:style style:name="P2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b2d837" officeooo:paragraph-rsid="025efffe" style:font-size-asian="18.3500003814697pt" style:font-weight-asian="bold" style:font-size-complex="21pt" style:font-weight-complex="bold"/>
    </style:style>
    <style:style style:name="P2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5601039" officeooo:paragraph-rsid="064bab59" style:font-size-asian="18.3500003814697pt" style:font-weight-asian="bold" style:font-size-complex="21pt" style:font-weight-complex="bold"/>
    </style:style>
    <style:style style:name="P2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5601039" officeooo:paragraph-rsid="064bab59" style:font-size-asian="18.3500003814697pt" style:font-weight-asian="bold" style:font-size-complex="21pt" style:font-weight-complex="bold"/>
    </style:style>
    <style:style style:name="P2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11fc2ee5" officeooo:paragraph-rsid="11fcd565" style:font-size-asian="18.3500003814697pt" style:font-weight-asian="bold" style:font-size-complex="21pt" style:font-weight-complex="bold"/>
    </style:style>
    <style:style style:name="P2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1b27e7f" officeooo:paragraph-rsid="11b27e7f" style:font-size-asian="18.3500003814697pt" style:font-weight-asian="bold" style:font-size-complex="21pt" style:font-weight-complex="bold"/>
    </style:style>
    <style:style style:name="P2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2e96567" officeooo:paragraph-rsid="12e96567" style:font-size-asian="18.3500003814697pt" style:font-weight-asian="bold" style:font-size-complex="21pt" style:font-weight-complex="bold"/>
    </style:style>
    <style:style style:name="P2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00bbc6" officeooo:paragraph-rsid="1300bbc6" style:font-size-asian="18.3500003814697pt" style:font-weight-asian="bold" style:font-size-complex="21pt" style:font-weight-complex="bold"/>
    </style:style>
    <style:style style:name="P2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00bbc6" officeooo:paragraph-rsid="131d19d0" style:font-size-asian="18.3500003814697pt" style:font-weight-asian="bold" style:font-size-complex="21pt" style:font-weight-complex="bold"/>
    </style:style>
    <style:style style:name="P2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1d19d0" officeooo:paragraph-rsid="131d19d0" style:font-size-asian="18.3500003814697pt" style:font-weight-asian="bold" style:font-size-complex="21pt" style:font-weight-complex="bold"/>
    </style:style>
    <style:style style:name="P2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1d19d0" officeooo:paragraph-rsid="132a7587" style:font-size-asian="18.3500003814697pt" style:font-weight-asian="bold" style:font-size-complex="21pt" style:font-weight-complex="bold"/>
    </style:style>
    <style:style style:name="P2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6cc8134"/>
    </style:style>
    <style:style style:name="P2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3899ee"/>
    </style:style>
    <style:style style:name="P2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4bc752"/>
    </style:style>
    <style:style style:name="P2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59d833"/>
    </style:style>
    <style:style style:name="P2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6ee17f"/>
    </style:style>
    <style:style style:name="P2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74e1aa"/>
    </style:style>
    <style:style style:name="P2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86952e"/>
    </style:style>
    <style:style style:name="P2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db7163"/>
    </style:style>
    <style:style style:name="P2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3a9d5"/>
    </style:style>
    <style:style style:name="P2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5360b"/>
    </style:style>
    <style:style style:name="P2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f82d7f"/>
    </style:style>
    <style:style style:name="P2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02ad9c"/>
    </style:style>
    <style:style style:name="P2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36c7da"/>
    </style:style>
    <style:style style:name="P2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5efaf2"/>
    </style:style>
    <style:style style:name="P3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f4ef284"/>
    </style:style>
    <style:style style:name="P3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4ae82f7"/>
    </style:style>
    <style:style style:name="P3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3953e0"/>
    </style:style>
    <style:style style:name="P3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3c8c59"/>
    </style:style>
    <style:style style:name="P3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0e00f"/>
    </style:style>
    <style:style style:name="P3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13ac5"/>
    </style:style>
    <style:style style:name="P3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2a4ef"/>
    </style:style>
    <style:style style:name="P3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b48c9"/>
    </style:style>
    <style:style style:name="P3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80d149"/>
    </style:style>
    <style:style style:name="P3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828b69"/>
    </style:style>
    <style:style style:name="P3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930dec"/>
    </style:style>
    <style:style style:name="P3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c12a13"/>
    </style:style>
    <style:style style:name="P3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c40cf4"/>
    </style:style>
    <style:style style:name="P3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26ee33"/>
    </style:style>
    <style:style style:name="P3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2e85cf"/>
    </style:style>
    <style:style style:name="P3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45f1d9"/>
    </style:style>
    <style:style style:name="P3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83515a"/>
    </style:style>
    <style:style style:name="P3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afa5e0"/>
    </style:style>
    <style:style style:name="P3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officeooo:paragraph-rsid="0ec3cb40"/>
    </style:style>
    <style:style style:name="P3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8be974"/>
    </style:style>
    <style:style style:name="P3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a2233b"/>
    </style:style>
    <style:style style:name="P3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a63a18" officeooo:paragraph-rsid="08a63a18"/>
    </style:style>
    <style:style style:name="P3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b6b357" officeooo:paragraph-rsid="08b821b7"/>
    </style:style>
    <style:style style:name="P3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d4041f" officeooo:paragraph-rsid="08d6548d"/>
    </style:style>
    <style:style style:name="P3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fo:font-weight="bold" officeooo:rsid="08fb9309" officeooo:paragraph-rsid="08fb9309" style:font-weight-asian="bold" style:font-weight-complex="bold"/>
    </style:style>
    <style:style style:name="P3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7f0436c" officeooo:paragraph-rsid="18330b0f" style:font-size-asian="18.3500003814697pt" style:font-weight-asian="normal" style:font-size-complex="21pt" style:font-weight-complex="normal"/>
    </style:style>
    <style:style style:name="P3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7f85867" officeooo:paragraph-rsid="17f869d5" style:font-size-asian="18.3500003814697pt" style:font-weight-asian="normal" style:font-size-complex="21pt" style:font-weight-complex="normal"/>
    </style:style>
    <style:style style:name="P3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7fe1933" officeooo:paragraph-rsid="17fe1933" style:font-size-asian="18.3500003814697pt" style:font-weight-asian="normal" style:font-size-complex="21pt" style:font-weight-complex="normal"/>
    </style:style>
    <style:style style:name="P3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1819b878" style:font-size-asian="18.3500003814697pt" style:font-weight-asian="normal" style:font-size-complex="21pt" style:font-weight-complex="normal"/>
    </style:style>
    <style:style style:name="P3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17b29416" style:font-size-asian="18.3500003814697pt" style:font-weight-asian="normal" style:font-size-complex="21pt" style:font-weight-complex="normal"/>
    </style:style>
    <style:style style:name="P3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182aeb0e" style:font-size-asian="18.3500003814697pt" style:font-weight-asian="normal" style:font-size-complex="21pt" style:font-weight-complex="normal"/>
    </style:style>
    <style:style style:name="P3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183da2ab" style:font-size-asian="18.3500003814697pt" style:font-weight-asian="normal" style:font-size-complex="21pt" style:font-weight-complex="normal"/>
    </style:style>
    <style:style style:name="P3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2221016" officeooo:paragraph-rsid="02221016" style:font-size-asian="18.3500003814697pt" style:font-weight-asian="bold" style:font-size-complex="21pt" style:font-weight-complex="bold"/>
    </style:style>
    <style:style style:name="T1" style:family="text">
      <style:text-properties style:font-name="Times New Roman" fo:font-size="21pt" officeooo:rsid="000facb6" style:font-size-asian="18.3500003814697pt" style:font-size-complex="21pt"/>
    </style:style>
    <style:style style:name="T2" style:family="text">
      <style:text-properties style:font-name="Times New Roman" fo:font-size="21pt" officeooo:rsid="0011d66d" style:font-size-asian="18.3500003814697pt" style:font-size-complex="21pt"/>
    </style:style>
    <style:style style:name="T3" style:family="text">
      <style:text-properties style:font-name="Times New Roman" fo:font-size="21pt" officeooo:rsid="0012e004" style:font-size-asian="18.3500003814697pt" style:font-size-complex="21pt"/>
    </style:style>
    <style:style style:name="T4" style:family="text">
      <style:text-properties style:font-name="Times New Roman" fo:font-size="21pt" officeooo:rsid="0014ff3e" style:font-size-asian="18.3500003814697pt" style:font-size-complex="21pt"/>
    </style:style>
    <style:style style:name="T5" style:family="text">
      <style:text-properties style:font-name="Times New Roman" fo:font-size="21pt" officeooo:rsid="00163e3a" style:font-size-asian="18.3500003814697pt" style:font-size-complex="21pt"/>
    </style:style>
    <style:style style:name="T6" style:family="text">
      <style:text-properties style:font-name="Times New Roman" fo:font-size="21pt" officeooo:rsid="13e740e7" style:font-size-asian="18.3500003814697pt" style:font-size-complex="21pt"/>
    </style:style>
    <style:style style:name="T7" style:family="text">
      <style:text-properties style:font-name="Times New Roman" fo:font-size="21pt" style:text-underline-style="none" fo:font-weight="normal" style:font-size-asian="18.3500003814697pt" style:font-weight-asian="normal" style:font-size-complex="21pt" style:font-weight-complex="normal"/>
    </style:style>
    <style:style style:name="T8" style:family="text">
      <style:text-properties style:font-name="Times New Roman" fo:font-size="21pt" style:text-underline-style="none" fo:font-weight="normal" officeooo:rsid="0653bbe0" style:font-size-asian="18.3500003814697pt" style:font-weight-asian="normal" style:font-size-complex="21pt" style:font-weight-complex="normal"/>
    </style:style>
    <style:style style:name="T9" style:family="text">
      <style:text-properties style:font-name="Times New Roman" fo:font-size="21pt" style:text-underline-style="none" fo:font-weight="normal" officeooo:rsid="0660222c" style:font-size-asian="18.3500003814697pt" style:font-weight-asian="normal" style:font-size-complex="21pt" style:font-weight-complex="normal"/>
    </style:style>
    <style:style style:name="T10" style:family="text">
      <style:text-properties style:font-name="Times New Roman" fo:font-size="21pt" style:text-underline-style="none" fo:font-weight="normal" officeooo:rsid="0661d48d" style:font-size-asian="18.3500003814697pt" style:font-weight-asian="normal" style:font-size-complex="21pt" style:font-weight-complex="normal"/>
    </style:style>
    <style:style style:name="T11" style:family="text">
      <style:text-properties style:font-name="Times New Roman" fo:font-size="21pt" style:text-underline-style="none" fo:font-weight="normal" officeooo:rsid="0665aeec" style:font-size-asian="18.3500003814697pt" style:font-weight-asian="normal" style:font-size-complex="21pt" style:font-weight-complex="normal"/>
    </style:style>
    <style:style style:name="T12" style:family="text">
      <style:text-properties style:font-name="Times New Roman" fo:font-size="21pt" style:text-underline-style="none" fo:font-weight="normal" officeooo:rsid="066463af" style:font-size-asian="18.3500003814697pt" style:font-weight-asian="normal" style:font-size-complex="21pt" style:font-weight-complex="normal"/>
    </style:style>
    <style:style style:name="T13" style:family="text">
      <style:text-properties style:font-name="Times New Roman" fo:font-size="21pt" style:text-underline-style="none" fo:font-weight="normal" officeooo:rsid="06660618" style:font-size-asian="18.3500003814697pt" style:font-weight-asian="normal" style:font-size-complex="21pt" style:font-weight-complex="normal"/>
    </style:style>
    <style:style style:name="T14" style:family="text">
      <style:text-properties style:font-name="Times New Roman" fo:font-size="21pt" style:text-underline-style="none" fo:font-weight="normal" officeooo:rsid="066653bc" style:font-size-asian="18.3500003814697pt" style:font-weight-asian="normal" style:font-size-complex="21pt" style:font-weight-complex="normal"/>
    </style:style>
    <style:style style:name="T15" style:family="text">
      <style:text-properties style:font-name="Times New Roman" fo:font-size="21pt" style:text-underline-style="none" fo:font-weight="normal" officeooo:rsid="06bed2df" style:font-size-asian="18.3500003814697pt" style:font-weight-asian="normal" style:font-size-complex="21pt" style:font-weight-complex="normal"/>
    </style:style>
    <style:style style:name="T16" style:family="text">
      <style:text-properties style:font-name="Times New Roman" fo:font-size="21pt" style:text-underline-style="none" fo:font-weight="normal" officeooo:rsid="06c011c0" style:font-size-asian="18.3500003814697pt" style:font-weight-asian="normal" style:font-size-complex="21pt" style:font-weight-complex="normal"/>
    </style:style>
    <style:style style:name="T17" style:family="text">
      <style:text-properties style:font-name="Times New Roman" fo:font-size="21pt" style:text-underline-style="none" fo:font-weight="normal" officeooo:rsid="06c1bbff" style:font-size-asian="18.3500003814697pt" style:font-weight-asian="normal" style:font-size-complex="21pt" style:font-weight-complex="normal"/>
    </style:style>
    <style:style style:name="T18" style:family="text">
      <style:text-properties style:font-name="Times New Roman" fo:font-size="21pt" style:text-underline-style="none" fo:font-weight="normal" officeooo:rsid="06c56171" style:font-size-asian="18.3500003814697pt" style:font-weight-asian="normal" style:font-size-complex="21pt" style:font-weight-complex="normal"/>
    </style:style>
    <style:style style:name="T19" style:family="text">
      <style:text-properties style:font-name="Times New Roman" fo:font-size="21pt" style:text-underline-style="none" fo:font-weight="normal" officeooo:rsid="06c6d067" style:font-size-asian="18.3500003814697pt" style:font-weight-asian="normal" style:font-size-complex="21pt" style:font-weight-complex="normal"/>
    </style:style>
    <style:style style:name="T20" style:family="text">
      <style:text-properties style:font-name="Times New Roman" fo:font-size="21pt" style:text-underline-style="none" fo:font-weight="normal" officeooo:rsid="06c720aa" style:font-size-asian="18.3500003814697pt" style:font-weight-asian="normal" style:font-size-complex="21pt" style:font-weight-complex="normal"/>
    </style:style>
    <style:style style:name="T21" style:family="text">
      <style:text-properties style:font-name="Times New Roman" fo:font-size="21pt" style:text-underline-style="none" fo:font-weight="normal" officeooo:rsid="06c742d0" style:font-size-asian="18.3500003814697pt" style:font-weight-asian="normal" style:font-size-complex="21pt" style:font-weight-complex="normal"/>
    </style:style>
    <style:style style:name="T22" style:family="text">
      <style:text-properties style:font-name="Times New Roman" fo:font-size="21pt" style:text-underline-style="none" fo:font-weight="normal" officeooo:rsid="06ca5d11" style:font-size-asian="18.3500003814697pt" style:font-weight-asian="normal" style:font-size-complex="21pt" style:font-weight-complex="normal"/>
    </style:style>
    <style:style style:name="T23" style:family="text">
      <style:text-properties style:font-name="Times New Roman" fo:font-size="21pt" style:text-underline-style="none" fo:font-weight="normal" officeooo:rsid="06cc8134" style:font-size-asian="18.3500003814697pt" style:font-weight-asian="normal" style:font-size-complex="21pt" style:font-weight-complex="normal"/>
    </style:style>
    <style:style style:name="T24" style:family="text">
      <style:text-properties style:font-name="Times New Roman" fo:font-size="21pt" style:text-underline-style="none" fo:font-weight="normal" officeooo:rsid="06f7cda1" style:font-size-asian="18.3500003814697pt" style:font-weight-asian="normal" style:font-size-complex="21pt" style:font-weight-complex="normal"/>
    </style:style>
    <style:style style:name="T25" style:family="text">
      <style:text-properties style:font-name="Times New Roman" fo:font-size="21pt" style:text-underline-style="none" fo:font-weight="normal" officeooo:rsid="0835e13f" style:font-size-asian="18.3500003814697pt" style:font-weight-asian="normal" style:font-size-complex="21pt" style:font-weight-complex="normal"/>
    </style:style>
    <style:style style:name="T26" style:family="text">
      <style:text-properties style:font-name="Times New Roman" fo:font-size="21pt" style:text-underline-style="none" fo:font-weight="normal" officeooo:rsid="08376ca5" style:font-size-asian="18.3500003814697pt" style:font-weight-asian="normal" style:font-size-complex="21pt" style:font-weight-complex="normal"/>
    </style:style>
    <style:style style:name="T27" style:family="text">
      <style:text-properties style:font-name="Times New Roman" fo:font-size="21pt" style:text-underline-style="none" fo:font-weight="normal" officeooo:rsid="082f6bc2" style:font-size-asian="18.3500003814697pt" style:font-weight-asian="normal" style:font-size-complex="21pt" style:font-weight-complex="normal"/>
    </style:style>
    <style:style style:name="T28" style:family="text">
      <style:text-properties style:font-name="Times New Roman" fo:font-size="21pt" style:text-underline-style="none" fo:font-weight="normal" officeooo:rsid="0830fb90" style:font-size-asian="18.3500003814697pt" style:font-weight-asian="normal" style:font-size-complex="21pt" style:font-weight-complex="normal"/>
    </style:style>
    <style:style style:name="T29" style:family="text">
      <style:text-properties style:font-name="Times New Roman" fo:font-size="21pt" style:text-underline-style="none" fo:font-weight="normal" officeooo:rsid="083312e9" style:font-size-asian="18.3500003814697pt" style:font-weight-asian="normal" style:font-size-complex="21pt" style:font-weight-complex="normal"/>
    </style:style>
    <style:style style:name="T30" style:family="text">
      <style:text-properties style:font-name="Times New Roman" fo:font-size="21pt" style:text-underline-style="none" fo:font-weight="normal" officeooo:rsid="0838da23" style:font-size-asian="18.3500003814697pt" style:font-weight-asian="normal" style:font-size-complex="21pt" style:font-weight-complex="normal"/>
    </style:style>
    <style:style style:name="T31" style:family="text">
      <style:text-properties style:font-name="Times New Roman" fo:font-size="21pt" style:text-underline-style="none" fo:font-weight="normal" officeooo:rsid="083a66ff" style:font-size-asian="18.3500003814697pt" style:font-weight-asian="normal" style:font-size-complex="21pt" style:font-weight-complex="normal"/>
    </style:style>
    <style:style style:name="T32" style:family="text">
      <style:text-properties style:font-name="Times New Roman" fo:font-size="21pt" style:text-underline-style="none" fo:font-weight="normal" officeooo:rsid="083b66b2" style:font-size-asian="18.3500003814697pt" style:font-weight-asian="normal" style:font-size-complex="21pt" style:font-weight-complex="normal"/>
    </style:style>
    <style:style style:name="T33" style:family="text">
      <style:text-properties style:font-name="Times New Roman" fo:font-size="21pt" style:text-underline-style="none" fo:font-weight="normal" officeooo:rsid="083baac5" style:font-size-asian="18.3500003814697pt" style:font-weight-asian="normal" style:font-size-complex="21pt" style:font-weight-complex="normal"/>
    </style:style>
    <style:style style:name="T34" style:family="text">
      <style:text-properties style:font-name="Times New Roman" fo:font-size="21pt" style:text-underline-style="none" fo:font-weight="normal" officeooo:rsid="083d3a16" style:font-size-asian="18.3500003814697pt" style:font-weight-asian="normal" style:font-size-complex="21pt" style:font-weight-complex="normal"/>
    </style:style>
    <style:style style:name="T35" style:family="text">
      <style:text-properties style:font-name="Times New Roman" fo:font-size="21pt" style:text-underline-style="none" fo:font-weight="normal" officeooo:rsid="083e98e1" style:font-size-asian="18.3500003814697pt" style:font-weight-asian="normal" style:font-size-complex="21pt" style:font-weight-complex="normal"/>
    </style:style>
    <style:style style:name="T36" style:family="text">
      <style:text-properties style:font-name="Times New Roman" fo:font-size="21pt" style:text-underline-style="none" fo:font-weight="normal" officeooo:rsid="084096d4" style:font-size-asian="18.3500003814697pt" style:font-weight-asian="normal" style:font-size-complex="21pt" style:font-weight-complex="normal"/>
    </style:style>
    <style:style style:name="T37" style:family="text">
      <style:text-properties style:font-name="Times New Roman" fo:font-size="21pt" style:text-underline-style="none" fo:font-weight="normal" officeooo:rsid="0842362a" style:font-size-asian="18.3500003814697pt" style:font-weight-asian="normal" style:font-size-complex="21pt" style:font-weight-complex="normal"/>
    </style:style>
    <style:style style:name="T38" style:family="text">
      <style:text-properties style:font-name="Times New Roman" fo:font-size="21pt" style:text-underline-style="none" fo:font-weight="normal" officeooo:rsid="08439e7f" style:font-size-asian="18.3500003814697pt" style:font-weight-asian="normal" style:font-size-complex="21pt" style:font-weight-complex="normal"/>
    </style:style>
    <style:style style:name="T39" style:family="text">
      <style:text-properties style:font-name="Times New Roman" fo:font-size="21pt" style:text-underline-style="none" fo:font-weight="normal" officeooo:rsid="084598d1" style:font-size-asian="18.3500003814697pt" style:font-weight-asian="normal" style:font-size-complex="21pt" style:font-weight-complex="normal"/>
    </style:style>
    <style:style style:name="T40" style:family="text">
      <style:text-properties style:font-name="Times New Roman" fo:font-size="21pt" style:text-underline-style="none" fo:font-weight="normal" officeooo:rsid="0847cf9f" style:font-size-asian="18.3500003814697pt" style:font-weight-asian="normal" style:font-size-complex="21pt" style:font-weight-complex="normal"/>
    </style:style>
    <style:style style:name="T41" style:family="text">
      <style:text-properties style:font-name="Times New Roman" fo:font-size="21pt" style:text-underline-style="none" fo:font-weight="normal" officeooo:rsid="0848ab5d" style:font-size-asian="18.3500003814697pt" style:font-weight-asian="normal" style:font-size-complex="21pt" style:font-weight-complex="normal"/>
    </style:style>
    <style:style style:name="T42" style:family="text">
      <style:text-properties style:font-name="Times New Roman" fo:font-size="21pt" style:text-underline-style="none" fo:font-weight="normal" officeooo:rsid="08498c60" style:font-size-asian="18.3500003814697pt" style:font-weight-asian="normal" style:font-size-complex="21pt" style:font-weight-complex="normal"/>
    </style:style>
    <style:style style:name="T43" style:family="text">
      <style:text-properties style:font-name="Times New Roman" fo:font-size="21pt" style:text-underline-style="none" fo:font-weight="normal" officeooo:rsid="084a6dfe" style:font-size-asian="18.3500003814697pt" style:font-weight-asian="normal" style:font-size-complex="21pt" style:font-weight-complex="normal"/>
    </style:style>
    <style:style style:name="T44" style:family="text">
      <style:text-properties style:font-name="Times New Roman" fo:font-size="21pt" style:text-underline-style="none" fo:font-weight="normal" officeooo:rsid="084a6f36" style:font-size-asian="18.3500003814697pt" style:font-weight-asian="normal" style:font-size-complex="21pt" style:font-weight-complex="normal"/>
    </style:style>
    <style:style style:name="T45" style:family="text">
      <style:text-properties style:font-name="Times New Roman" fo:font-size="21pt" style:text-underline-style="none" fo:font-weight="normal" officeooo:rsid="084b5fe8" style:font-size-asian="18.3500003814697pt" style:font-weight-asian="normal" style:font-size-complex="21pt" style:font-weight-complex="normal"/>
    </style:style>
    <style:style style:name="T46" style:family="text">
      <style:text-properties style:font-name="Times New Roman" fo:font-size="21pt" style:text-underline-style="none" fo:font-weight="normal" officeooo:rsid="084e8330" style:font-size-asian="18.3500003814697pt" style:font-weight-asian="normal" style:font-size-complex="21pt" style:font-weight-complex="normal"/>
    </style:style>
    <style:style style:name="T47" style:family="text">
      <style:text-properties style:font-name="Times New Roman" fo:font-size="21pt" style:text-underline-style="none" fo:font-weight="normal" officeooo:rsid="0853756e" style:font-size-asian="18.3500003814697pt" style:font-weight-asian="normal" style:font-size-complex="21pt" style:font-weight-complex="normal"/>
    </style:style>
    <style:style style:name="T48" style:family="text">
      <style:text-properties style:font-name="Times New Roman" fo:font-size="21pt" style:text-underline-style="none" fo:font-weight="normal" officeooo:rsid="085393d8" style:font-size-asian="18.3500003814697pt" style:font-weight-asian="normal" style:font-size-complex="21pt" style:font-weight-complex="normal"/>
    </style:style>
    <style:style style:name="T49" style:family="text">
      <style:text-properties style:font-name="Times New Roman" fo:font-size="21pt" style:text-underline-style="none" fo:font-weight="normal" officeooo:rsid="0858018f" style:font-size-asian="18.3500003814697pt" style:font-weight-asian="normal" style:font-size-complex="21pt" style:font-weight-complex="normal"/>
    </style:style>
    <style:style style:name="T50" style:family="text">
      <style:text-properties style:font-name="Times New Roman" fo:font-size="21pt" style:text-underline-style="none" fo:font-weight="normal" officeooo:rsid="08586bfd" style:font-size-asian="18.3500003814697pt" style:font-weight-asian="normal" style:font-size-complex="21pt" style:font-weight-complex="normal"/>
    </style:style>
    <style:style style:name="T51" style:family="text">
      <style:text-properties style:font-name="Times New Roman" fo:font-size="21pt" style:text-underline-style="none" fo:font-weight="normal" officeooo:rsid="0859d833" style:font-size-asian="18.3500003814697pt" style:font-weight-asian="normal" style:font-size-complex="21pt" style:font-weight-complex="normal"/>
    </style:style>
    <style:style style:name="T52" style:family="text">
      <style:text-properties style:font-name="Times New Roman" fo:font-size="21pt" style:text-underline-style="none" fo:font-weight="normal" officeooo:rsid="085b7b25" style:font-size-asian="18.3500003814697pt" style:font-weight-asian="normal" style:font-size-complex="21pt" style:font-weight-complex="normal"/>
    </style:style>
    <style:style style:name="T53" style:family="text">
      <style:text-properties style:font-name="Times New Roman" fo:font-size="21pt" style:text-underline-style="none" fo:font-weight="normal" officeooo:rsid="085d62c2" style:font-size-asian="18.3500003814697pt" style:font-weight-asian="normal" style:font-size-complex="21pt" style:font-weight-complex="normal"/>
    </style:style>
    <style:style style:name="T54" style:family="text">
      <style:text-properties style:font-name="Times New Roman" fo:font-size="21pt" style:text-underline-style="none" fo:font-weight="normal" officeooo:rsid="085e8deb" style:font-size-asian="18.3500003814697pt" style:font-weight-asian="normal" style:font-size-complex="21pt" style:font-weight-complex="normal"/>
    </style:style>
    <style:style style:name="T55" style:family="text">
      <style:text-properties style:font-name="Times New Roman" fo:font-size="21pt" style:text-underline-style="none" fo:font-weight="normal" officeooo:rsid="085fa444" style:font-size-asian="18.3500003814697pt" style:font-weight-asian="normal" style:font-size-complex="21pt" style:font-weight-complex="normal"/>
    </style:style>
    <style:style style:name="T56" style:family="text">
      <style:text-properties style:font-name="Times New Roman" fo:font-size="21pt" style:text-underline-style="none" fo:font-weight="normal" officeooo:rsid="08616ef6" style:font-size-asian="18.3500003814697pt" style:font-weight-asian="normal" style:font-size-complex="21pt" style:font-weight-complex="normal"/>
    </style:style>
    <style:style style:name="T57" style:family="text">
      <style:text-properties style:font-name="Times New Roman" fo:font-size="21pt" style:text-underline-style="none" fo:font-weight="normal" officeooo:rsid="0862acaa" style:font-size-asian="18.3500003814697pt" style:font-weight-asian="normal" style:font-size-complex="21pt" style:font-weight-complex="normal"/>
    </style:style>
    <style:style style:name="T58" style:family="text">
      <style:text-properties style:font-name="Times New Roman" fo:font-size="21pt" style:text-underline-style="none" fo:font-weight="normal" officeooo:rsid="08636b2a" style:font-size-asian="18.3500003814697pt" style:font-weight-asian="normal" style:font-size-complex="21pt" style:font-weight-complex="normal"/>
    </style:style>
    <style:style style:name="T59" style:family="text">
      <style:text-properties style:font-name="Times New Roman" fo:font-size="21pt" style:text-underline-style="none" fo:font-weight="normal" officeooo:rsid="08648a5d" style:font-size-asian="18.3500003814697pt" style:font-weight-asian="normal" style:font-size-complex="21pt" style:font-weight-complex="normal"/>
    </style:style>
    <style:style style:name="T60" style:family="text">
      <style:text-properties style:font-name="Times New Roman" fo:font-size="21pt" style:text-underline-style="none" fo:font-weight="normal" officeooo:rsid="0866004e" style:font-size-asian="18.3500003814697pt" style:font-weight-asian="normal" style:font-size-complex="21pt" style:font-weight-complex="normal"/>
    </style:style>
    <style:style style:name="T61" style:family="text">
      <style:text-properties style:font-name="Times New Roman" fo:font-size="21pt" style:text-underline-style="none" fo:font-weight="normal" officeooo:rsid="086af063" style:font-size-asian="18.3500003814697pt" style:font-weight-asian="normal" style:font-size-complex="21pt" style:font-weight-complex="normal"/>
    </style:style>
    <style:style style:name="T62" style:family="text">
      <style:text-properties style:font-name="Times New Roman" fo:font-size="21pt" style:text-underline-style="none" fo:font-weight="normal" officeooo:rsid="086c3a3e" style:font-size-asian="18.3500003814697pt" style:font-weight-asian="normal" style:font-size-complex="21pt" style:font-weight-complex="normal"/>
    </style:style>
    <style:style style:name="T63" style:family="text">
      <style:text-properties style:font-name="Times New Roman" fo:font-size="21pt" style:text-underline-style="none" fo:font-weight="normal" officeooo:rsid="086dcf14" style:font-size-asian="18.3500003814697pt" style:font-weight-asian="normal" style:font-size-complex="21pt" style:font-weight-complex="normal"/>
    </style:style>
    <style:style style:name="T64" style:family="text">
      <style:text-properties style:font-name="Times New Roman" fo:font-size="21pt" style:text-underline-style="none" fo:font-weight="normal" officeooo:rsid="0872dcbd" style:font-size-asian="18.3500003814697pt" style:font-weight-asian="normal" style:font-size-complex="21pt" style:font-weight-complex="normal"/>
    </style:style>
    <style:style style:name="T65" style:family="text">
      <style:text-properties style:font-name="Times New Roman" fo:font-size="21pt" style:text-underline-style="none" fo:font-weight="normal" officeooo:rsid="087373ab" style:font-size-asian="18.3500003814697pt" style:font-weight-asian="normal" style:font-size-complex="21pt" style:font-weight-complex="normal"/>
    </style:style>
    <style:style style:name="T66" style:family="text">
      <style:text-properties style:font-name="Times New Roman" fo:font-size="21pt" style:text-underline-style="none" fo:font-weight="normal" officeooo:rsid="0874e1aa" style:font-size-asian="18.3500003814697pt" style:font-weight-asian="normal" style:font-size-complex="21pt" style:font-weight-complex="normal"/>
    </style:style>
    <style:style style:name="T67" style:family="text">
      <style:text-properties style:font-name="Times New Roman" fo:font-size="21pt" style:text-underline-style="none" fo:font-weight="normal" officeooo:rsid="08763ef5" style:font-size-asian="18.3500003814697pt" style:font-weight-asian="normal" style:font-size-complex="21pt" style:font-weight-complex="normal"/>
    </style:style>
    <style:style style:name="T68" style:family="text">
      <style:text-properties style:font-name="Times New Roman" fo:font-size="21pt" style:text-underline-style="none" fo:font-weight="normal" officeooo:rsid="087944a0" style:font-size-asian="18.3500003814697pt" style:font-weight-asian="normal" style:font-size-complex="21pt" style:font-weight-complex="normal"/>
    </style:style>
    <style:style style:name="T69" style:family="text">
      <style:text-properties style:font-name="Times New Roman" fo:font-size="21pt" style:text-underline-style="none" fo:font-weight="normal" officeooo:rsid="0879d19f" style:font-size-asian="18.3500003814697pt" style:font-weight-asian="normal" style:font-size-complex="21pt" style:font-weight-complex="normal"/>
    </style:style>
    <style:style style:name="T70" style:family="text">
      <style:text-properties style:font-name="Times New Roman" fo:font-size="21pt" style:text-underline-style="none" fo:font-weight="normal" officeooo:rsid="087e1ba7" style:font-size-asian="18.3500003814697pt" style:font-weight-asian="normal" style:font-size-complex="21pt" style:font-weight-complex="normal"/>
    </style:style>
    <style:style style:name="T71" style:family="text">
      <style:text-properties style:font-name="Times New Roman" fo:font-size="21pt" style:text-underline-style="none" fo:font-weight="normal" officeooo:rsid="087f8261" style:font-size-asian="18.3500003814697pt" style:font-weight-asian="normal" style:font-size-complex="21pt" style:font-weight-complex="normal"/>
    </style:style>
    <style:style style:name="T72" style:family="text">
      <style:text-properties style:font-name="Times New Roman" fo:font-size="21pt" style:text-underline-style="none" fo:font-weight="normal" officeooo:rsid="0880c177" style:font-size-asian="18.3500003814697pt" style:font-weight-asian="normal" style:font-size-complex="21pt" style:font-weight-complex="normal"/>
    </style:style>
    <style:style style:name="T73" style:family="text">
      <style:text-properties style:font-name="Times New Roman" fo:font-size="21pt" style:text-underline-style="none" fo:font-weight="normal" officeooo:rsid="0882a02a" style:font-size-asian="18.3500003814697pt" style:font-weight-asian="normal" style:font-size-complex="21pt" style:font-weight-complex="normal"/>
    </style:style>
    <style:style style:name="T74" style:family="text">
      <style:text-properties style:font-name="Times New Roman" fo:font-size="21pt" style:text-underline-style="none" fo:font-weight="normal" officeooo:rsid="0884035f" style:font-size-asian="18.3500003814697pt" style:font-weight-asian="normal" style:font-size-complex="21pt" style:font-weight-complex="normal"/>
    </style:style>
    <style:style style:name="T75" style:family="text">
      <style:text-properties style:font-name="Times New Roman" fo:font-size="21pt" style:text-underline-style="none" fo:font-weight="normal" officeooo:rsid="08841529" style:font-size-asian="18.3500003814697pt" style:font-weight-asian="normal" style:font-size-complex="21pt" style:font-weight-complex="normal"/>
    </style:style>
    <style:style style:name="T76" style:family="text">
      <style:text-properties style:font-name="Times New Roman" fo:font-size="21pt" style:text-underline-style="none" fo:font-weight="normal" officeooo:rsid="08846ca9" style:font-size-asian="18.3500003814697pt" style:font-weight-asian="normal" style:font-size-complex="21pt" style:font-weight-complex="normal"/>
    </style:style>
    <style:style style:name="T77" style:family="text">
      <style:text-properties style:font-name="Times New Roman" fo:font-size="21pt" style:text-underline-style="none" fo:font-weight="normal" officeooo:rsid="0886952e" style:font-size-asian="18.3500003814697pt" style:font-weight-asian="normal" style:font-size-complex="21pt" style:font-weight-complex="normal"/>
    </style:style>
    <style:style style:name="T78" style:family="text">
      <style:text-properties style:font-name="Times New Roman" fo:font-size="21pt" style:text-underline-style="none" fo:font-weight="normal" officeooo:rsid="0886aeae" style:font-size-asian="18.3500003814697pt" style:font-weight-asian="normal" style:font-size-complex="21pt" style:font-weight-complex="normal"/>
    </style:style>
    <style:style style:name="T79" style:family="text">
      <style:text-properties style:font-name="Times New Roman" fo:font-size="21pt" style:text-underline-style="none" fo:font-weight="normal" officeooo:rsid="08887fbb" style:font-size-asian="18.3500003814697pt" style:font-weight-asian="normal" style:font-size-complex="21pt" style:font-weight-complex="normal"/>
    </style:style>
    <style:style style:name="T80" style:family="text">
      <style:text-properties style:font-name="Times New Roman" fo:font-size="21pt" style:text-underline-style="none" fo:font-weight="normal" officeooo:rsid="088a1ded" style:font-size-asian="18.3500003814697pt" style:font-weight-asian="normal" style:font-size-complex="21pt" style:font-weight-complex="normal"/>
    </style:style>
    <style:style style:name="T81" style:family="text">
      <style:text-properties style:font-name="Times New Roman" fo:font-size="21pt" style:text-underline-style="none" fo:font-weight="normal" officeooo:rsid="088b0094" style:font-size-asian="18.3500003814697pt" style:font-weight-asian="normal" style:font-size-complex="21pt" style:font-weight-complex="normal"/>
    </style:style>
    <style:style style:name="T82" style:family="text">
      <style:text-properties style:font-name="Times New Roman" fo:font-size="21pt" style:text-underline-style="none" fo:font-weight="normal" officeooo:rsid="088cf328" style:font-size-asian="18.3500003814697pt" style:font-weight-asian="normal" style:font-size-complex="21pt" style:font-weight-complex="normal"/>
    </style:style>
    <style:style style:name="T83" style:family="text">
      <style:text-properties style:font-name="Times New Roman" fo:font-size="21pt" style:text-underline-style="none" fo:font-weight="normal" officeooo:rsid="088f22e2" style:font-size-asian="18.3500003814697pt" style:font-weight-asian="normal" style:font-size-complex="21pt" style:font-weight-complex="normal"/>
    </style:style>
    <style:style style:name="T84" style:family="text">
      <style:text-properties style:font-name="Times New Roman" fo:font-size="21pt" style:text-underline-style="none" fo:font-weight="normal" officeooo:rsid="08970f21" style:font-size-asian="18.3500003814697pt" style:font-weight-asian="normal" style:font-size-complex="21pt" style:font-weight-complex="normal"/>
    </style:style>
    <style:style style:name="T85" style:family="text">
      <style:text-properties style:font-name="Times New Roman" fo:font-size="21pt" style:text-underline-style="none" fo:font-weight="normal" officeooo:rsid="08979055" style:font-size-asian="18.3500003814697pt" style:font-weight-asian="normal" style:font-size-complex="21pt" style:font-weight-complex="normal"/>
    </style:style>
    <style:style style:name="T86" style:family="text">
      <style:text-properties style:font-name="Times New Roman" fo:font-size="21pt" style:text-underline-style="none" fo:font-weight="normal" officeooo:rsid="08997c5a" style:font-size-asian="18.3500003814697pt" style:font-weight-asian="normal" style:font-size-complex="21pt" style:font-weight-complex="normal"/>
    </style:style>
    <style:style style:name="T87" style:family="text">
      <style:text-properties style:font-name="Times New Roman" fo:font-size="21pt" style:text-underline-style="none" fo:font-weight="normal" officeooo:rsid="089b1fab" style:font-size-asian="18.3500003814697pt" style:font-weight-asian="normal" style:font-size-complex="21pt" style:font-weight-complex="normal"/>
    </style:style>
    <style:style style:name="T88" style:family="text">
      <style:text-properties style:font-name="Times New Roman" fo:font-size="21pt" style:text-underline-style="none" fo:font-weight="normal" officeooo:rsid="089dcbca" style:font-size-asian="18.3500003814697pt" style:font-weight-asian="normal" style:font-size-complex="21pt" style:font-weight-complex="normal"/>
    </style:style>
    <style:style style:name="T89" style:family="text">
      <style:text-properties style:font-name="Times New Roman" fo:font-size="21pt" style:text-underline-style="none" fo:font-weight="normal" officeooo:rsid="089eea89" style:font-size-asian="18.3500003814697pt" style:font-weight-asian="normal" style:font-size-complex="21pt" style:font-weight-complex="normal"/>
    </style:style>
    <style:style style:name="T90" style:family="text">
      <style:text-properties style:font-name="Times New Roman" fo:font-size="21pt" style:text-underline-style="none" fo:font-weight="normal" officeooo:rsid="08a067d4" style:font-size-asian="18.3500003814697pt" style:font-weight-asian="normal" style:font-size-complex="21pt" style:font-weight-complex="normal"/>
    </style:style>
    <style:style style:name="T91" style:family="text">
      <style:text-properties style:font-name="Times New Roman" fo:font-size="21pt" style:text-underline-style="none" fo:font-weight="normal" officeooo:rsid="08a3895c" style:font-size-asian="18.3500003814697pt" style:font-weight-asian="normal" style:font-size-complex="21pt" style:font-weight-complex="normal"/>
    </style:style>
    <style:style style:name="T92" style:family="text">
      <style:text-properties style:font-name="Times New Roman" fo:font-size="21pt" style:text-underline-style="none" fo:font-weight="normal" officeooo:rsid="08a40441" style:font-size-asian="18.3500003814697pt" style:font-weight-asian="normal" style:font-size-complex="21pt" style:font-weight-complex="normal"/>
    </style:style>
    <style:style style:name="T93" style:family="text">
      <style:text-properties style:font-name="Times New Roman" fo:font-size="21pt" style:text-underline-style="none" fo:font-weight="normal" officeooo:rsid="08a745f1" style:font-size-asian="18.3500003814697pt" style:font-weight-asian="normal" style:font-size-complex="21pt" style:font-weight-complex="normal"/>
    </style:style>
    <style:style style:name="T94" style:family="text">
      <style:text-properties style:font-name="Times New Roman" fo:font-size="21pt" style:text-underline-style="none" fo:font-weight="normal" officeooo:rsid="08a8c003" style:font-size-asian="18.3500003814697pt" style:font-weight-asian="normal" style:font-size-complex="21pt" style:font-weight-complex="normal"/>
    </style:style>
    <style:style style:name="T95" style:family="text">
      <style:text-properties style:font-name="Times New Roman" fo:font-size="21pt" style:text-underline-style="none" fo:font-weight="normal" officeooo:rsid="08b7ca4f" style:font-size-asian="18.3500003814697pt" style:font-weight-asian="normal" style:font-size-complex="21pt" style:font-weight-complex="normal"/>
    </style:style>
    <style:style style:name="T96" style:family="text">
      <style:text-properties style:font-name="Times New Roman" fo:font-size="21pt" style:text-underline-style="none" fo:font-weight="normal" officeooo:rsid="08ba2dc9" style:font-size-asian="18.3500003814697pt" style:font-weight-asian="normal" style:font-size-complex="21pt" style:font-weight-complex="normal"/>
    </style:style>
    <style:style style:name="T97" style:family="text">
      <style:text-properties style:font-name="Times New Roman" fo:font-size="21pt" style:text-underline-style="none" fo:font-weight="normal" officeooo:rsid="08bbf77d" style:font-size-asian="18.3500003814697pt" style:font-weight-asian="normal" style:font-size-complex="21pt" style:font-weight-complex="normal"/>
    </style:style>
    <style:style style:name="T98" style:family="text">
      <style:text-properties style:font-name="Times New Roman" fo:font-size="21pt" style:text-underline-style="none" fo:font-weight="normal" officeooo:rsid="08be7ad7" style:font-size-asian="18.3500003814697pt" style:font-weight-asian="normal" style:font-size-complex="21pt" style:font-weight-complex="normal"/>
    </style:style>
    <style:style style:name="T99" style:family="text">
      <style:text-properties style:font-name="Times New Roman" fo:font-size="21pt" style:text-underline-style="none" fo:font-weight="normal" officeooo:rsid="08bfac7b" style:font-size-asian="18.3500003814697pt" style:font-weight-asian="normal" style:font-size-complex="21pt" style:font-weight-complex="normal"/>
    </style:style>
    <style:style style:name="T100" style:family="text">
      <style:text-properties style:font-name="Times New Roman" fo:font-size="21pt" style:text-underline-style="none" fo:font-weight="normal" officeooo:rsid="08c0238e" style:font-size-asian="18.3500003814697pt" style:font-weight-asian="normal" style:font-size-complex="21pt" style:font-weight-complex="normal"/>
    </style:style>
    <style:style style:name="T101" style:family="text">
      <style:text-properties style:font-name="Times New Roman" fo:font-size="21pt" style:text-underline-style="none" fo:font-weight="normal" officeooo:rsid="08c141dd" style:font-size-asian="18.3500003814697pt" style:font-weight-asian="normal" style:font-size-complex="21pt" style:font-weight-complex="normal"/>
    </style:style>
    <style:style style:name="T102" style:family="text">
      <style:text-properties style:font-name="Times New Roman" fo:font-size="21pt" style:text-underline-style="none" fo:font-weight="normal" officeooo:rsid="08c23b16" style:font-size-asian="18.3500003814697pt" style:font-weight-asian="normal" style:font-size-complex="21pt" style:font-weight-complex="normal"/>
    </style:style>
    <style:style style:name="T103" style:family="text">
      <style:text-properties style:font-name="Times New Roman" fo:font-size="21pt" style:text-underline-style="none" fo:font-weight="normal" officeooo:rsid="08c41570" style:font-size-asian="18.3500003814697pt" style:font-weight-asian="normal" style:font-size-complex="21pt" style:font-weight-complex="normal"/>
    </style:style>
    <style:style style:name="T104" style:family="text">
      <style:text-properties style:font-name="Times New Roman" fo:font-size="21pt" style:text-underline-style="none" fo:font-weight="normal" officeooo:rsid="08c68857" style:font-size-asian="18.3500003814697pt" style:font-weight-asian="normal" style:font-size-complex="21pt" style:font-weight-complex="normal"/>
    </style:style>
    <style:style style:name="T105" style:family="text">
      <style:text-properties style:font-name="Times New Roman" fo:font-size="21pt" style:text-underline-style="none" fo:font-weight="normal" officeooo:rsid="08c6ebd5" style:font-size-asian="18.3500003814697pt" style:font-weight-asian="normal" style:font-size-complex="21pt" style:font-weight-complex="normal"/>
    </style:style>
    <style:style style:name="T106" style:family="text">
      <style:text-properties style:font-name="Times New Roman" fo:font-size="21pt" style:text-underline-style="none" fo:font-weight="normal" officeooo:rsid="08c8a6b4" style:font-size-asian="18.3500003814697pt" style:font-weight-asian="normal" style:font-size-complex="21pt" style:font-weight-complex="normal"/>
    </style:style>
    <style:style style:name="T107" style:family="text">
      <style:text-properties style:font-name="Times New Roman" fo:font-size="21pt" style:text-underline-style="none" fo:font-weight="normal" officeooo:rsid="08c8f056" style:font-size-asian="18.3500003814697pt" style:font-weight-asian="normal" style:font-size-complex="21pt" style:font-weight-complex="normal"/>
    </style:style>
    <style:style style:name="T108" style:family="text">
      <style:text-properties style:font-name="Times New Roman" fo:font-size="21pt" style:text-underline-style="none" fo:font-weight="normal" officeooo:rsid="08c9f438" style:font-size-asian="18.3500003814697pt" style:font-weight-asian="normal" style:font-size-complex="21pt" style:font-weight-complex="normal"/>
    </style:style>
    <style:style style:name="T109" style:family="text">
      <style:text-properties style:font-name="Times New Roman" fo:font-size="21pt" style:text-underline-style="none" fo:font-weight="normal" officeooo:rsid="08cb1f2f" style:font-size-asian="18.3500003814697pt" style:font-weight-asian="normal" style:font-size-complex="21pt" style:font-weight-complex="normal"/>
    </style:style>
    <style:style style:name="T110" style:family="text">
      <style:text-properties style:font-name="Times New Roman" fo:font-size="21pt" style:text-underline-style="none" fo:font-weight="normal" officeooo:rsid="08cc2335" style:font-size-asian="18.3500003814697pt" style:font-weight-asian="normal" style:font-size-complex="21pt" style:font-weight-complex="normal"/>
    </style:style>
    <style:style style:name="T111" style:family="text">
      <style:text-properties style:font-name="Times New Roman" fo:font-size="21pt" style:text-underline-style="none" fo:font-weight="normal" officeooo:rsid="08ce2235" style:font-size-asian="18.3500003814697pt" style:font-weight-asian="normal" style:font-size-complex="21pt" style:font-weight-complex="normal"/>
    </style:style>
    <style:style style:name="T112" style:family="text">
      <style:text-properties style:font-name="Times New Roman" fo:font-size="21pt" style:text-underline-style="none" fo:font-weight="normal" officeooo:rsid="08cf1196" style:font-size-asian="18.3500003814697pt" style:font-weight-asian="normal" style:font-size-complex="21pt" style:font-weight-complex="normal"/>
    </style:style>
    <style:style style:name="T113" style:family="text">
      <style:text-properties style:font-name="Times New Roman" fo:font-size="21pt" style:text-underline-style="none" fo:font-weight="normal" officeooo:rsid="08cf42d1" style:font-size-asian="18.3500003814697pt" style:font-weight-asian="normal" style:font-size-complex="21pt" style:font-weight-complex="normal"/>
    </style:style>
    <style:style style:name="T114" style:family="text">
      <style:text-properties style:font-name="Times New Roman" fo:font-size="21pt" style:text-underline-style="none" fo:font-weight="normal" officeooo:rsid="08d24826" style:font-size-asian="18.3500003814697pt" style:font-weight-asian="normal" style:font-size-complex="21pt" style:font-weight-complex="normal"/>
    </style:style>
    <style:style style:name="T115" style:family="text">
      <style:text-properties style:font-name="Times New Roman" fo:font-size="21pt" style:text-underline-style="none" fo:font-weight="normal" officeooo:rsid="08d5f467" style:font-size-asian="18.3500003814697pt" style:font-weight-asian="normal" style:font-size-complex="21pt" style:font-weight-complex="normal"/>
    </style:style>
    <style:style style:name="T116" style:family="text">
      <style:text-properties style:font-name="Times New Roman" fo:font-size="21pt" style:text-underline-style="none" fo:font-weight="normal" officeooo:rsid="08d84ab1" style:font-size-asian="18.3500003814697pt" style:font-weight-asian="normal" style:font-size-complex="21pt" style:font-weight-complex="normal"/>
    </style:style>
    <style:style style:name="T117" style:family="text">
      <style:text-properties style:font-name="Times New Roman" fo:font-size="21pt" style:text-underline-style="none" fo:font-weight="normal" officeooo:rsid="08d88ae4" style:font-size-asian="18.3500003814697pt" style:font-weight-asian="normal" style:font-size-complex="21pt" style:font-weight-complex="normal"/>
    </style:style>
    <style:style style:name="T118" style:family="text">
      <style:text-properties style:font-name="Times New Roman" fo:font-size="21pt" style:text-underline-style="none" fo:font-weight="normal" officeooo:rsid="08d9fd13" style:font-size-asian="18.3500003814697pt" style:font-weight-asian="normal" style:font-size-complex="21pt" style:font-weight-complex="normal"/>
    </style:style>
    <style:style style:name="T119" style:family="text">
      <style:text-properties style:font-name="Times New Roman" fo:font-size="21pt" style:text-underline-style="none" fo:font-weight="normal" officeooo:rsid="08db1b25" style:font-size-asian="18.3500003814697pt" style:font-weight-asian="normal" style:font-size-complex="21pt" style:font-weight-complex="normal"/>
    </style:style>
    <style:style style:name="T120" style:family="text">
      <style:text-properties style:font-name="Times New Roman" fo:font-size="21pt" style:text-underline-style="none" fo:font-weight="normal" officeooo:rsid="08dc7eb6" style:font-size-asian="18.3500003814697pt" style:font-weight-asian="normal" style:font-size-complex="21pt" style:font-weight-complex="normal"/>
    </style:style>
    <style:style style:name="T121" style:family="text">
      <style:text-properties style:font-name="Times New Roman" fo:font-size="21pt" style:text-underline-style="none" fo:font-weight="normal" officeooo:rsid="08de05ec" style:font-size-asian="18.3500003814697pt" style:font-weight-asian="normal" style:font-size-complex="21pt" style:font-weight-complex="normal"/>
    </style:style>
    <style:style style:name="T122" style:family="text">
      <style:text-properties style:font-name="Times New Roman" fo:font-size="21pt" style:text-underline-style="none" fo:font-weight="normal" officeooo:rsid="08de6ebc" style:font-size-asian="18.3500003814697pt" style:font-weight-asian="normal" style:font-size-complex="21pt" style:font-weight-complex="normal"/>
    </style:style>
    <style:style style:name="T123" style:family="text">
      <style:text-properties style:font-name="Times New Roman" fo:font-size="21pt" style:text-underline-style="none" fo:font-weight="normal" officeooo:rsid="08df2e6e" style:font-size-asian="18.3500003814697pt" style:font-weight-asian="normal" style:font-size-complex="21pt" style:font-weight-complex="normal"/>
    </style:style>
    <style:style style:name="T124" style:family="text">
      <style:text-properties style:font-name="Times New Roman" fo:font-size="21pt" style:text-underline-style="none" fo:font-weight="normal" officeooo:rsid="08df85e0" style:font-size-asian="18.3500003814697pt" style:font-weight-asian="normal" style:font-size-complex="21pt" style:font-weight-complex="normal"/>
    </style:style>
    <style:style style:name="T125" style:family="text">
      <style:text-properties style:font-name="Times New Roman" fo:font-size="21pt" style:text-underline-style="none" fo:font-weight="normal" officeooo:rsid="08e0a21f" style:font-size-asian="18.3500003814697pt" style:font-weight-asian="normal" style:font-size-complex="21pt" style:font-weight-complex="normal"/>
    </style:style>
    <style:style style:name="T126" style:family="text">
      <style:text-properties style:font-name="Times New Roman" fo:font-size="21pt" style:text-underline-style="none" fo:font-weight="normal" officeooo:rsid="08e1f546" style:font-size-asian="18.3500003814697pt" style:font-weight-asian="normal" style:font-size-complex="21pt" style:font-weight-complex="normal"/>
    </style:style>
    <style:style style:name="T127" style:family="text">
      <style:text-properties style:font-name="Times New Roman" fo:font-size="21pt" style:text-underline-style="none" fo:font-weight="normal" officeooo:rsid="08e30dbb" style:font-size-asian="18.3500003814697pt" style:font-weight-asian="normal" style:font-size-complex="21pt" style:font-weight-complex="normal"/>
    </style:style>
    <style:style style:name="T128" style:family="text">
      <style:text-properties style:font-name="Times New Roman" fo:font-size="21pt" style:text-underline-style="none" fo:font-weight="normal" officeooo:rsid="08e3a9d5" style:font-size-asian="18.3500003814697pt" style:font-weight-asian="normal" style:font-size-complex="21pt" style:font-weight-complex="normal"/>
    </style:style>
    <style:style style:name="T129" style:family="text">
      <style:text-properties style:font-name="Times New Roman" fo:font-size="21pt" style:text-underline-style="none" fo:font-weight="normal" officeooo:rsid="08e76a13" style:font-size-asian="18.3500003814697pt" style:font-weight-asian="normal" style:font-size-complex="21pt" style:font-weight-complex="normal"/>
    </style:style>
    <style:style style:name="T130" style:family="text">
      <style:text-properties style:font-name="Times New Roman" fo:font-size="21pt" style:text-underline-style="none" fo:font-weight="normal" officeooo:rsid="08e87ba0" style:font-size-asian="18.3500003814697pt" style:font-weight-asian="normal" style:font-size-complex="21pt" style:font-weight-complex="normal"/>
    </style:style>
    <style:style style:name="T131" style:family="text">
      <style:text-properties style:font-name="Times New Roman" fo:font-size="21pt" style:text-underline-style="none" fo:font-weight="normal" officeooo:rsid="08e8861f" style:font-size-asian="18.3500003814697pt" style:font-weight-asian="normal" style:font-size-complex="21pt" style:font-weight-complex="normal"/>
    </style:style>
    <style:style style:name="T132" style:family="text">
      <style:text-properties style:font-name="Times New Roman" fo:font-size="21pt" style:text-underline-style="none" fo:font-weight="normal" officeooo:rsid="08ea7191" style:font-size-asian="18.3500003814697pt" style:font-weight-asian="normal" style:font-size-complex="21pt" style:font-weight-complex="normal"/>
    </style:style>
    <style:style style:name="T133" style:family="text">
      <style:text-properties style:font-name="Times New Roman" fo:font-size="21pt" style:text-underline-style="none" fo:font-weight="normal" officeooo:rsid="08eac37b" style:font-size-asian="18.3500003814697pt" style:font-weight-asian="normal" style:font-size-complex="21pt" style:font-weight-complex="normal"/>
    </style:style>
    <style:style style:name="T134" style:family="text">
      <style:text-properties style:font-name="Times New Roman" fo:font-size="21pt" style:text-underline-style="none" fo:font-weight="normal" officeooo:rsid="08ebf9b7" style:font-size-asian="18.3500003814697pt" style:font-weight-asian="normal" style:font-size-complex="21pt" style:font-weight-complex="normal"/>
    </style:style>
    <style:style style:name="T135" style:family="text">
      <style:text-properties style:font-name="Times New Roman" fo:font-size="21pt" style:text-underline-style="none" fo:font-weight="normal" officeooo:rsid="08edc369" style:font-size-asian="18.3500003814697pt" style:font-weight-asian="normal" style:font-size-complex="21pt" style:font-weight-complex="normal"/>
    </style:style>
    <style:style style:name="T136" style:family="text">
      <style:text-properties style:font-name="Times New Roman" fo:font-size="21pt" style:text-underline-style="none" fo:font-weight="normal" officeooo:rsid="08ef2c52" style:font-size-asian="18.3500003814697pt" style:font-weight-asian="normal" style:font-size-complex="21pt" style:font-weight-complex="normal"/>
    </style:style>
    <style:style style:name="T137" style:family="text">
      <style:text-properties style:font-name="Times New Roman" fo:font-size="21pt" style:text-underline-style="none" fo:font-weight="normal" officeooo:rsid="08f0464d" style:font-size-asian="18.3500003814697pt" style:font-weight-asian="normal" style:font-size-complex="21pt" style:font-weight-complex="normal"/>
    </style:style>
    <style:style style:name="T138" style:family="text">
      <style:text-properties style:font-name="Times New Roman" fo:font-size="21pt" style:text-underline-style="none" fo:font-weight="normal" officeooo:rsid="08f259b3" style:font-size-asian="18.3500003814697pt" style:font-weight-asian="normal" style:font-size-complex="21pt" style:font-weight-complex="normal"/>
    </style:style>
    <style:style style:name="T139" style:family="text">
      <style:text-properties style:font-name="Times New Roman" fo:font-size="21pt" style:text-underline-style="none" fo:font-weight="normal" officeooo:rsid="08f2ce32" style:font-size-asian="18.3500003814697pt" style:font-weight-asian="normal" style:font-size-complex="21pt" style:font-weight-complex="normal"/>
    </style:style>
    <style:style style:name="T140" style:family="text">
      <style:text-properties style:font-name="Times New Roman" fo:font-size="21pt" style:text-underline-style="none" fo:font-weight="normal" officeooo:rsid="08f689f9" style:font-size-asian="18.3500003814697pt" style:font-weight-asian="normal" style:font-size-complex="21pt" style:font-weight-complex="normal"/>
    </style:style>
    <style:style style:name="T141" style:family="text">
      <style:text-properties style:font-name="Times New Roman" fo:font-size="21pt" style:text-underline-style="none" fo:font-weight="normal" officeooo:rsid="08f6cd5c" style:font-size-asian="18.3500003814697pt" style:font-weight-asian="normal" style:font-size-complex="21pt" style:font-weight-complex="normal"/>
    </style:style>
    <style:style style:name="T142" style:family="text">
      <style:text-properties style:font-name="Times New Roman" fo:font-size="21pt" style:text-underline-style="none" fo:font-weight="normal" officeooo:rsid="08f71922" style:font-size-asian="18.3500003814697pt" style:font-weight-asian="normal" style:font-size-complex="21pt" style:font-weight-complex="normal"/>
    </style:style>
    <style:style style:name="T143" style:family="text">
      <style:text-properties style:font-name="Times New Roman" fo:font-size="21pt" style:text-underline-style="none" fo:font-weight="normal" officeooo:rsid="08f74e6b" style:font-size-asian="18.3500003814697pt" style:font-weight-asian="normal" style:font-size-complex="21pt" style:font-weight-complex="normal"/>
    </style:style>
    <style:style style:name="T144" style:family="text">
      <style:text-properties style:font-name="Times New Roman" fo:font-size="21pt" style:text-underline-style="none" fo:font-weight="normal" officeooo:rsid="08f82d7f" style:font-size-asian="18.3500003814697pt" style:font-weight-asian="normal" style:font-size-complex="21pt" style:font-weight-complex="normal"/>
    </style:style>
    <style:style style:name="T145" style:family="text">
      <style:text-properties style:font-name="Times New Roman" fo:font-size="21pt" style:text-underline-style="none" fo:font-weight="normal" officeooo:rsid="08f959c4" style:font-size-asian="18.3500003814697pt" style:font-weight-asian="normal" style:font-size-complex="21pt" style:font-weight-complex="normal"/>
    </style:style>
    <style:style style:name="T146" style:family="text">
      <style:text-properties style:font-name="Times New Roman" fo:font-size="21pt" style:text-underline-style="none" fo:font-weight="normal" officeooo:rsid="08fa4143" style:font-size-asian="18.3500003814697pt" style:font-weight-asian="normal" style:font-size-complex="21pt" style:font-weight-complex="normal"/>
    </style:style>
    <style:style style:name="T147" style:family="text">
      <style:text-properties style:font-name="Times New Roman" fo:font-size="21pt" style:text-underline-style="none" fo:font-weight="normal" officeooo:rsid="08faf236" style:font-size-asian="18.3500003814697pt" style:font-weight-asian="normal" style:font-size-complex="21pt" style:font-weight-complex="normal"/>
    </style:style>
    <style:style style:name="T148" style:family="text">
      <style:text-properties style:font-name="Times New Roman" fo:font-size="21pt" style:text-underline-style="none" fo:font-weight="normal" officeooo:rsid="0dfdfbd1" style:font-size-asian="18.3500003814697pt" style:font-weight-asian="normal" style:font-size-complex="21pt" style:font-weight-complex="normal"/>
    </style:style>
    <style:style style:name="T149" style:family="text">
      <style:text-properties style:font-name="Times New Roman" fo:font-size="21pt" style:text-underline-style="none" fo:font-weight="normal" officeooo:rsid="0e003a68" style:font-size-asian="18.3500003814697pt" style:font-weight-asian="normal" style:font-size-complex="21pt" style:font-weight-complex="normal"/>
    </style:style>
    <style:style style:name="T150" style:family="text">
      <style:text-properties style:font-name="Times New Roman" fo:font-size="21pt" style:text-underline-style="none" fo:font-weight="normal" officeooo:rsid="0e00e59a" style:font-size-asian="18.3500003814697pt" style:font-weight-asian="normal" style:font-size-complex="21pt" style:font-weight-complex="normal"/>
    </style:style>
    <style:style style:name="T151" style:family="text">
      <style:text-properties style:font-name="Times New Roman" fo:font-size="21pt" style:text-underline-style="none" fo:font-weight="normal" officeooo:rsid="0e02ad9c" style:font-size-asian="18.3500003814697pt" style:font-weight-asian="normal" style:font-size-complex="21pt" style:font-weight-complex="normal"/>
    </style:style>
    <style:style style:name="T152" style:family="text">
      <style:text-properties style:font-name="Times New Roman" fo:font-size="21pt" style:text-underline-style="none" fo:font-weight="normal" officeooo:rsid="0e046a82" style:font-size-asian="18.3500003814697pt" style:font-weight-asian="normal" style:font-size-complex="21pt" style:font-weight-complex="normal"/>
    </style:style>
    <style:style style:name="T153" style:family="text">
      <style:text-properties style:font-name="Times New Roman" fo:font-size="21pt" style:text-underline-style="none" fo:font-weight="normal" officeooo:rsid="04c00415" style:font-size-asian="18.3500003814697pt" style:font-weight-asian="normal" style:font-size-complex="21pt" style:font-weight-complex="normal"/>
    </style:style>
    <style:style style:name="T154" style:family="text">
      <style:text-properties style:font-name="Times New Roman" fo:font-size="21pt" style:text-underline-style="none" fo:font-weight="normal" officeooo:rsid="12703be7" style:font-size-asian="18.3500003814697pt" style:font-weight-asian="normal" style:font-size-complex="21pt" style:font-weight-complex="normal"/>
    </style:style>
    <style:style style:name="T155" style:family="text">
      <style:text-properties style:font-name="Times New Roman" fo:font-size="21pt" style:text-underline-style="none" style:font-size-asian="18.3500003814697pt" style:font-size-complex="21pt"/>
    </style:style>
    <style:style style:name="T156" style:family="text">
      <style:text-properties style:font-name="Times New Roman" fo:font-size="21pt" style:text-underline-style="none" officeooo:rsid="08d9fd13" style:font-size-asian="18.3500003814697pt" style:font-size-complex="21pt"/>
    </style:style>
    <style:style style:name="T157" style:family="text">
      <style:text-properties style:font-name="Times New Roman" fo:font-size="21pt" style:text-underline-style="none" officeooo:rsid="08fd1558" style:font-size-asian="18.3500003814697pt" style:font-size-complex="21pt"/>
    </style:style>
    <style:style style:name="T158" style:family="text">
      <style:text-properties style:font-name="Times New Roman" fo:font-size="21pt" fo:font-weight="normal" officeooo:rsid="0e398391" style:font-size-asian="18.3500003814697pt" style:font-weight-asian="normal" style:font-size-complex="21pt" style:font-weight-complex="normal"/>
    </style:style>
    <style:style style:name="T159" style:family="text">
      <style:text-properties style:font-name="Times New Roman" fo:font-size="21pt" fo:font-weight="normal" officeooo:rsid="0e36c7da" style:font-size-asian="18.3500003814697pt" style:font-weight-asian="normal" style:font-size-complex="21pt" style:font-weight-complex="normal"/>
    </style:style>
    <style:style style:name="T160" style:family="text">
      <style:text-properties style:font-name="Times New Roman" fo:font-size="21pt" fo:font-weight="normal" officeooo:rsid="0e389cf3" style:font-size-asian="18.3500003814697pt" style:font-weight-asian="normal" style:font-size-complex="21pt" style:font-weight-complex="normal"/>
    </style:style>
    <style:style style:name="T161" style:family="text">
      <style:text-properties style:font-name="Times New Roman" fo:font-size="21pt" fo:font-weight="normal" officeooo:rsid="0e39bebe" style:font-size-asian="18.3500003814697pt" style:font-weight-asian="normal" style:font-size-complex="21pt" style:font-weight-complex="normal"/>
    </style:style>
    <style:style style:name="T162" style:family="text">
      <style:text-properties style:font-name="Times New Roman" fo:font-size="21pt" fo:font-weight="normal" officeooo:rsid="0e3a4955" style:font-size-asian="18.3500003814697pt" style:font-weight-asian="normal" style:font-size-complex="21pt" style:font-weight-complex="normal"/>
    </style:style>
    <style:style style:name="T163" style:family="text">
      <style:text-properties style:font-name="Times New Roman" fo:font-size="21pt" fo:font-weight="normal" officeooo:rsid="0e3b9a98" style:font-size-asian="18.3500003814697pt" style:font-weight-asian="normal" style:font-size-complex="21pt" style:font-weight-complex="normal"/>
    </style:style>
    <style:style style:name="T164" style:family="text">
      <style:text-properties style:font-name="Times New Roman" fo:font-size="21pt" fo:font-weight="normal" officeooo:rsid="0e3cf812" style:font-size-asian="18.3500003814697pt" style:font-weight-asian="normal" style:font-size-complex="21pt" style:font-weight-complex="normal"/>
    </style:style>
    <style:style style:name="T165" style:family="text">
      <style:text-properties style:font-name="Times New Roman" fo:font-size="21pt" fo:font-weight="normal" officeooo:rsid="0e428c67" style:font-size-asian="18.3500003814697pt" style:font-weight-asian="normal" style:font-size-complex="21pt" style:font-weight-complex="normal"/>
    </style:style>
    <style:style style:name="T166" style:family="text">
      <style:text-properties style:font-name="Times New Roman" fo:font-size="21pt" fo:font-weight="normal" officeooo:rsid="0e442843" style:font-size-asian="18.3500003814697pt" style:font-weight-asian="normal" style:font-size-complex="21pt" style:font-weight-complex="normal"/>
    </style:style>
    <style:style style:name="T167" style:family="text">
      <style:text-properties style:font-name="Times New Roman" fo:font-size="21pt" fo:font-weight="normal" officeooo:rsid="0e45b174" style:font-size-asian="18.3500003814697pt" style:font-weight-asian="normal" style:font-size-complex="21pt" style:font-weight-complex="normal"/>
    </style:style>
    <style:style style:name="T168" style:family="text">
      <style:text-properties style:font-name="Times New Roman" fo:font-size="21pt" fo:font-weight="normal" officeooo:rsid="0e461ccb" style:font-size-asian="18.3500003814697pt" style:font-weight-asian="normal" style:font-size-complex="21pt" style:font-weight-complex="normal"/>
    </style:style>
    <style:style style:name="T169" style:family="text">
      <style:text-properties style:font-name="Times New Roman" fo:font-size="21pt" fo:font-weight="normal" officeooo:rsid="0e48121a" style:font-size-asian="18.3500003814697pt" style:font-weight-asian="normal" style:font-size-complex="21pt" style:font-weight-complex="normal"/>
    </style:style>
    <style:style style:name="T170" style:family="text">
      <style:text-properties style:font-name="Times New Roman" fo:font-size="21pt" fo:font-weight="normal" officeooo:rsid="0e494fb1" style:font-size-asian="18.3500003814697pt" style:font-weight-asian="normal" style:font-size-complex="21pt" style:font-weight-complex="normal"/>
    </style:style>
    <style:style style:name="T171" style:family="text">
      <style:text-properties style:font-name="Times New Roman" fo:font-size="21pt" fo:font-weight="normal" officeooo:rsid="0e4a2ade" style:font-size-asian="18.3500003814697pt" style:font-weight-asian="normal" style:font-size-complex="21pt" style:font-weight-complex="normal"/>
    </style:style>
    <style:style style:name="T172" style:family="text">
      <style:text-properties style:font-name="Times New Roman" fo:font-size="21pt" fo:font-weight="normal" officeooo:rsid="0e4a931d" style:font-size-asian="18.3500003814697pt" style:font-weight-asian="normal" style:font-size-complex="21pt" style:font-weight-complex="normal"/>
    </style:style>
    <style:style style:name="T173" style:family="text">
      <style:text-properties style:font-name="Times New Roman" fo:font-size="21pt" fo:font-weight="normal" officeooo:rsid="0e524b22" style:font-size-asian="18.3500003814697pt" style:font-weight-asian="normal" style:font-size-complex="21pt" style:font-weight-complex="normal"/>
    </style:style>
    <style:style style:name="T174" style:family="text">
      <style:text-properties style:font-name="Times New Roman" fo:font-size="21pt" fo:font-weight="normal" officeooo:rsid="0e54b087" style:font-size-asian="18.3500003814697pt" style:font-weight-asian="normal" style:font-size-complex="21pt" style:font-weight-complex="normal"/>
    </style:style>
    <style:style style:name="T175" style:family="text">
      <style:text-properties style:font-name="Times New Roman" fo:font-size="21pt" fo:font-weight="normal" officeooo:rsid="0e5c8087" style:font-size-asian="18.3500003814697pt" style:font-weight-asian="normal" style:font-size-complex="21pt" style:font-weight-complex="normal"/>
    </style:style>
    <style:style style:name="T176" style:family="text">
      <style:text-properties style:font-name="Times New Roman" fo:font-size="21pt" fo:font-weight="normal" officeooo:rsid="0e5ca96a" style:font-size-asian="18.3500003814697pt" style:font-weight-asian="normal" style:font-size-complex="21pt" style:font-weight-complex="normal"/>
    </style:style>
    <style:style style:name="T177" style:family="text">
      <style:text-properties style:font-name="Times New Roman" fo:font-size="21pt" fo:font-weight="normal" officeooo:rsid="0e846035" style:font-size-asian="18.3500003814697pt" style:font-weight-asian="normal" style:font-size-complex="21pt" style:font-weight-complex="normal"/>
    </style:style>
    <style:style style:name="T178" style:family="text">
      <style:text-properties style:font-name="Times New Roman" fo:font-size="21pt" fo:font-weight="normal" officeooo:rsid="0e86441b" style:font-size-asian="18.3500003814697pt" style:font-weight-asian="normal" style:font-size-complex="21pt" style:font-weight-complex="normal"/>
    </style:style>
    <style:style style:name="T179" style:family="text">
      <style:text-properties style:font-name="Times New Roman" fo:font-size="21pt" fo:font-weight="normal" officeooo:rsid="0e865350" style:font-size-asian="18.3500003814697pt" style:font-weight-asian="normal" style:font-size-complex="21pt" style:font-weight-complex="normal"/>
    </style:style>
    <style:style style:name="T180" style:family="text">
      <style:text-properties style:font-name="Times New Roman" fo:font-size="21pt" fo:font-weight="normal" officeooo:rsid="0e88377a" style:font-size-asian="18.3500003814697pt" style:font-weight-asian="normal" style:font-size-complex="21pt" style:font-weight-complex="normal"/>
    </style:style>
    <style:style style:name="T181" style:family="text">
      <style:text-properties style:font-name="Times New Roman" fo:font-size="21pt" fo:font-weight="normal" officeooo:rsid="0e895605" style:font-size-asian="18.3500003814697pt" style:font-weight-asian="normal" style:font-size-complex="21pt" style:font-weight-complex="normal"/>
    </style:style>
    <style:style style:name="T182" style:family="text">
      <style:text-properties style:font-name="Times New Roman" fo:font-size="21pt" fo:font-weight="normal" officeooo:rsid="0e8a2674" style:font-size-asian="18.3500003814697pt" style:font-weight-asian="normal" style:font-size-complex="21pt" style:font-weight-complex="normal"/>
    </style:style>
    <style:style style:name="T183" style:family="text">
      <style:text-properties style:font-name="Times New Roman" fo:font-size="21pt" fo:font-weight="normal" officeooo:rsid="0f4ef284" style:font-size-asian="18.3500003814697pt" style:font-weight-asian="normal" style:font-size-complex="21pt" style:font-weight-complex="normal"/>
    </style:style>
    <style:style style:name="T184" style:family="text">
      <style:text-properties style:font-name="Times New Roman" fo:font-size="21pt" fo:font-weight="normal" officeooo:rsid="0f500324" style:font-size-asian="18.3500003814697pt" style:font-weight-asian="normal" style:font-size-complex="21pt" style:font-weight-complex="normal"/>
    </style:style>
    <style:style style:name="T185" style:family="text">
      <style:text-properties style:font-name="Times New Roman" fo:font-size="21pt" fo:font-weight="normal" officeooo:rsid="0f518ad7" style:font-size-asian="18.3500003814697pt" style:font-weight-asian="normal" style:font-size-complex="21pt" style:font-weight-complex="normal"/>
    </style:style>
    <style:style style:name="T186" style:family="text">
      <style:text-properties style:font-name="Times New Roman" fo:font-size="21pt" fo:font-weight="normal" officeooo:rsid="1331922b" style:font-size-asian="18.3500003814697pt" style:font-weight-asian="normal" style:font-size-complex="21pt" style:font-weight-complex="normal"/>
    </style:style>
    <style:style style:name="T187" style:family="text">
      <style:text-properties style:font-name="Times New Roman" fo:font-size="21pt" fo:font-weight="normal" officeooo:rsid="1331e6c4" style:font-size-asian="18.3500003814697pt" style:font-weight-asian="normal" style:font-size-complex="21pt" style:font-weight-complex="normal"/>
    </style:style>
    <style:style style:name="T188" style:family="text">
      <style:text-properties style:font-name="Times New Roman" fo:font-size="21pt" fo:font-weight="normal" officeooo:rsid="13334eff" style:font-size-asian="18.3500003814697pt" style:font-weight-asian="normal" style:font-size-complex="21pt" style:font-weight-complex="normal"/>
    </style:style>
    <style:style style:name="T189" style:family="text">
      <style:text-properties style:font-name="Times New Roman" fo:font-size="21pt" fo:font-weight="normal" officeooo:rsid="1334028c" style:font-size-asian="18.3500003814697pt" style:font-weight-asian="normal" style:font-size-complex="21pt" style:font-weight-complex="normal"/>
    </style:style>
    <style:style style:name="T190" style:family="text">
      <style:text-properties style:font-name="Times New Roman" fo:font-size="21pt" fo:font-weight="normal" officeooo:rsid="1335b124" style:font-size-asian="18.3500003814697pt" style:font-weight-asian="normal" style:font-size-complex="21pt" style:font-weight-complex="normal"/>
    </style:style>
    <style:style style:name="T191" style:family="text">
      <style:text-properties style:font-name="Times New Roman" fo:font-size="21pt" fo:font-weight="normal" officeooo:rsid="1336b155" style:font-size-asian="18.3500003814697pt" style:font-weight-asian="normal" style:font-size-complex="21pt" style:font-weight-complex="normal"/>
    </style:style>
    <style:style style:name="T192" style:family="text">
      <style:text-properties style:font-name="Times New Roman" fo:font-size="21pt" fo:font-weight="normal" officeooo:rsid="133829dd" style:font-size-asian="18.3500003814697pt" style:font-weight-asian="normal" style:font-size-complex="21pt" style:font-weight-complex="normal"/>
    </style:style>
    <style:style style:name="T193" style:family="text">
      <style:text-properties style:font-name="Times New Roman" fo:font-size="21pt" fo:font-weight="normal" officeooo:rsid="133adffd" style:font-size-asian="18.3500003814697pt" style:font-weight-asian="normal" style:font-size-complex="21pt" style:font-weight-complex="normal"/>
    </style:style>
    <style:style style:name="T194" style:family="text">
      <style:text-properties style:font-name="Times New Roman" fo:font-size="21pt" fo:font-weight="normal" officeooo:rsid="133c8c59" style:font-size-asian="18.3500003814697pt" style:font-weight-asian="normal" style:font-size-complex="21pt" style:font-weight-complex="normal"/>
    </style:style>
    <style:style style:name="T195" style:family="text">
      <style:text-properties style:font-name="Times New Roman" fo:font-size="21pt" fo:font-weight="normal" officeooo:rsid="133d5313" style:font-size-asian="18.3500003814697pt" style:font-weight-asian="normal" style:font-size-complex="21pt" style:font-weight-complex="normal"/>
    </style:style>
    <style:style style:name="T196" style:family="text">
      <style:text-properties style:font-name="Times New Roman" fo:font-size="21pt" fo:font-weight="normal" officeooo:rsid="133f62b4" style:font-size-asian="18.3500003814697pt" style:font-weight-asian="normal" style:font-size-complex="21pt" style:font-weight-complex="normal"/>
    </style:style>
    <style:style style:name="T197" style:family="text">
      <style:text-properties style:font-name="Times New Roman" fo:font-size="21pt" fo:font-weight="normal" officeooo:rsid="1340e00f" style:font-size-asian="18.3500003814697pt" style:font-weight-asian="normal" style:font-size-complex="21pt" style:font-weight-complex="normal"/>
    </style:style>
    <style:style style:name="T198" style:family="text">
      <style:text-properties style:font-name="Times New Roman" fo:font-size="21pt" fo:font-weight="normal" officeooo:rsid="13413ac5" style:font-size-asian="18.3500003814697pt" style:font-weight-asian="normal" style:font-size-complex="21pt" style:font-weight-complex="normal"/>
    </style:style>
    <style:style style:name="T199" style:family="text">
      <style:text-properties style:font-name="Times New Roman" fo:font-size="21pt" fo:font-weight="normal" officeooo:rsid="13417fea" style:font-size-asian="18.3500003814697pt" style:font-weight-asian="normal" style:font-size-complex="21pt" style:font-weight-complex="normal"/>
    </style:style>
    <style:style style:name="T200" style:family="text">
      <style:text-properties style:font-name="Times New Roman" fo:font-size="21pt" fo:font-weight="normal" officeooo:rsid="1342a4ef" style:font-size-asian="18.3500003814697pt" style:font-weight-asian="normal" style:font-size-complex="21pt" style:font-weight-complex="normal"/>
    </style:style>
    <style:style style:name="T201" style:family="text">
      <style:text-properties style:font-name="Times New Roman" fo:font-size="21pt" fo:font-weight="normal" officeooo:rsid="1342cdb8" style:font-size-asian="18.3500003814697pt" style:font-weight-asian="normal" style:font-size-complex="21pt" style:font-weight-complex="normal"/>
    </style:style>
    <style:style style:name="T202" style:family="text">
      <style:text-properties style:font-name="Times New Roman" fo:font-size="21pt" fo:font-weight="normal" officeooo:rsid="13445513" style:font-size-asian="18.3500003814697pt" style:font-weight-asian="normal" style:font-size-complex="21pt" style:font-weight-complex="normal"/>
    </style:style>
    <style:style style:name="T203" style:family="text">
      <style:text-properties style:font-name="Times New Roman" fo:font-size="21pt" fo:font-weight="normal" officeooo:rsid="1345728c" style:font-size-asian="18.3500003814697pt" style:font-weight-asian="normal" style:font-size-complex="21pt" style:font-weight-complex="normal"/>
    </style:style>
    <style:style style:name="T204" style:family="text">
      <style:text-properties style:font-name="Times New Roman" fo:font-size="21pt" fo:font-weight="normal" officeooo:rsid="1346999b" style:font-size-asian="18.3500003814697pt" style:font-weight-asian="normal" style:font-size-complex="21pt" style:font-weight-complex="normal"/>
    </style:style>
    <style:style style:name="T205" style:family="text">
      <style:text-properties style:font-name="Times New Roman" fo:font-size="21pt" fo:font-weight="normal" officeooo:rsid="13491149" style:font-size-asian="18.3500003814697pt" style:font-weight-asian="normal" style:font-size-complex="21pt" style:font-weight-complex="normal"/>
    </style:style>
    <style:style style:name="T206" style:family="text">
      <style:text-properties style:font-name="Times New Roman" fo:font-size="21pt" fo:font-weight="normal" officeooo:rsid="134b48c9" style:font-size-asian="18.3500003814697pt" style:font-weight-asian="normal" style:font-size-complex="21pt" style:font-weight-complex="normal"/>
    </style:style>
    <style:style style:name="T207" style:family="text">
      <style:text-properties style:font-name="Times New Roman" fo:font-size="21pt" fo:font-weight="normal" officeooo:rsid="134ff889" style:font-size-asian="18.3500003814697pt" style:font-weight-asian="normal" style:font-size-complex="21pt" style:font-weight-complex="normal"/>
    </style:style>
    <style:style style:name="T208" style:family="text">
      <style:text-properties style:font-name="Times New Roman" fo:font-size="21pt" fo:font-weight="normal" officeooo:rsid="1351377d" style:font-size-asian="18.3500003814697pt" style:font-weight-asian="normal" style:font-size-complex="21pt" style:font-weight-complex="normal"/>
    </style:style>
    <style:style style:name="T209" style:family="text">
      <style:text-properties style:font-name="Times New Roman" fo:font-size="21pt" fo:font-weight="normal" officeooo:rsid="13532fcd" style:font-size-asian="18.3500003814697pt" style:font-weight-asian="normal" style:font-size-complex="21pt" style:font-weight-complex="normal"/>
    </style:style>
    <style:style style:name="T210" style:family="text">
      <style:text-properties style:font-name="Times New Roman" fo:font-size="21pt" fo:font-weight="normal" officeooo:rsid="13543442" style:font-size-asian="18.3500003814697pt" style:font-weight-asian="normal" style:font-size-complex="21pt" style:font-weight-complex="normal"/>
    </style:style>
    <style:style style:name="T211" style:family="text">
      <style:text-properties style:font-name="Times New Roman" fo:font-size="21pt" fo:font-weight="normal" officeooo:rsid="13554128" style:font-size-asian="18.3500003814697pt" style:font-weight-asian="normal" style:font-size-complex="21pt" style:font-weight-complex="normal"/>
    </style:style>
    <style:style style:name="T212" style:family="text">
      <style:text-properties style:font-name="Times New Roman" fo:font-size="21pt" fo:font-weight="normal" officeooo:rsid="135855d8" style:font-size-asian="18.3500003814697pt" style:font-weight-asian="normal" style:font-size-complex="21pt" style:font-weight-complex="normal"/>
    </style:style>
    <style:style style:name="T213" style:family="text">
      <style:text-properties style:font-name="Times New Roman" fo:font-size="21pt" fo:font-weight="normal" officeooo:rsid="135a3295" style:font-size-asian="18.3500003814697pt" style:font-weight-asian="normal" style:font-size-complex="21pt" style:font-weight-complex="normal"/>
    </style:style>
    <style:style style:name="T214" style:family="text">
      <style:text-properties style:font-name="Times New Roman" fo:font-size="21pt" fo:font-weight="normal" officeooo:rsid="135c1804" style:font-size-asian="18.3500003814697pt" style:font-weight-asian="normal" style:font-size-complex="21pt" style:font-weight-complex="normal"/>
    </style:style>
    <style:style style:name="T215" style:family="text">
      <style:text-properties style:font-name="Times New Roman" fo:font-size="21pt" fo:font-weight="normal" officeooo:rsid="135f3d08" style:font-size-asian="18.3500003814697pt" style:font-weight-asian="normal" style:font-size-complex="21pt" style:font-weight-complex="normal"/>
    </style:style>
    <style:style style:name="T216" style:family="text">
      <style:text-properties style:font-name="Times New Roman" fo:font-size="21pt" fo:font-weight="normal" officeooo:rsid="136d81e2" style:font-size-asian="18.3500003814697pt" style:font-weight-asian="normal" style:font-size-complex="21pt" style:font-weight-complex="normal"/>
    </style:style>
    <style:style style:name="T217" style:family="text">
      <style:text-properties style:font-name="Times New Roman" fo:font-size="21pt" fo:font-weight="normal" officeooo:rsid="136fc32c" style:font-size-asian="18.3500003814697pt" style:font-weight-asian="normal" style:font-size-complex="21pt" style:font-weight-complex="normal"/>
    </style:style>
    <style:style style:name="T218" style:family="text">
      <style:text-properties style:font-name="Times New Roman" fo:font-size="21pt" fo:font-weight="normal" officeooo:rsid="137164cd" style:font-size-asian="18.3500003814697pt" style:font-weight-asian="normal" style:font-size-complex="21pt" style:font-weight-complex="normal"/>
    </style:style>
    <style:style style:name="T219" style:family="text">
      <style:text-properties style:font-name="Times New Roman" fo:font-size="21pt" fo:font-weight="normal" officeooo:rsid="1372248f" style:font-size-asian="18.3500003814697pt" style:font-weight-asian="normal" style:font-size-complex="21pt" style:font-weight-complex="normal"/>
    </style:style>
    <style:style style:name="T220" style:family="text">
      <style:text-properties style:font-name="Times New Roman" fo:font-size="21pt" fo:font-weight="normal" officeooo:rsid="1374873b" style:font-size-asian="18.3500003814697pt" style:font-weight-asian="normal" style:font-size-complex="21pt" style:font-weight-complex="normal"/>
    </style:style>
    <style:style style:name="T221" style:family="text">
      <style:text-properties style:font-name="Times New Roman" fo:font-size="21pt" fo:font-weight="normal" officeooo:rsid="13759295" style:font-size-asian="18.3500003814697pt" style:font-weight-asian="normal" style:font-size-complex="21pt" style:font-weight-complex="normal"/>
    </style:style>
    <style:style style:name="T222" style:family="text">
      <style:text-properties style:font-name="Times New Roman" fo:font-size="21pt" fo:font-weight="normal" officeooo:rsid="13780021" style:font-size-asian="18.3500003814697pt" style:font-weight-asian="normal" style:font-size-complex="21pt" style:font-weight-complex="normal"/>
    </style:style>
    <style:style style:name="T223" style:family="text">
      <style:text-properties style:font-name="Times New Roman" fo:font-size="21pt" fo:font-weight="normal" officeooo:rsid="13793abe" style:font-size-asian="18.3500003814697pt" style:font-weight-asian="normal" style:font-size-complex="21pt" style:font-weight-complex="normal"/>
    </style:style>
    <style:style style:name="T224" style:family="text">
      <style:text-properties style:font-name="Times New Roman" fo:font-size="21pt" fo:font-weight="normal" officeooo:rsid="1379dab6" style:font-size-asian="18.3500003814697pt" style:font-weight-asian="normal" style:font-size-complex="21pt" style:font-weight-complex="normal"/>
    </style:style>
    <style:style style:name="T225" style:family="text">
      <style:text-properties style:font-name="Times New Roman" fo:font-size="21pt" fo:font-weight="normal" officeooo:rsid="137a334c" style:font-size-asian="18.3500003814697pt" style:font-weight-asian="normal" style:font-size-complex="21pt" style:font-weight-complex="normal"/>
    </style:style>
    <style:style style:name="T226" style:family="text">
      <style:text-properties style:font-name="Times New Roman" fo:font-size="21pt" fo:font-weight="normal" officeooo:rsid="137c12b0" style:font-size-asian="18.3500003814697pt" style:font-weight-asian="normal" style:font-size-complex="21pt" style:font-weight-complex="normal"/>
    </style:style>
    <style:style style:name="T227" style:family="text">
      <style:text-properties style:font-name="Times New Roman" fo:font-size="21pt" fo:font-weight="normal" officeooo:rsid="137f6449" style:font-size-asian="18.3500003814697pt" style:font-weight-asian="normal" style:font-size-complex="21pt" style:font-weight-complex="normal"/>
    </style:style>
    <style:style style:name="T228" style:family="text">
      <style:text-properties style:font-name="Times New Roman" fo:font-size="21pt" fo:font-weight="normal" officeooo:rsid="1380d149" style:font-size-asian="18.3500003814697pt" style:font-weight-asian="normal" style:font-size-complex="21pt" style:font-weight-complex="normal"/>
    </style:style>
    <style:style style:name="T229" style:family="text">
      <style:text-properties style:font-name="Times New Roman" fo:font-size="21pt" fo:font-weight="normal" officeooo:rsid="1381466a" style:font-size-asian="18.3500003814697pt" style:font-weight-asian="normal" style:font-size-complex="21pt" style:font-weight-complex="normal"/>
    </style:style>
    <style:style style:name="T230" style:family="text">
      <style:text-properties style:font-name="Times New Roman" fo:font-size="21pt" fo:font-weight="normal" officeooo:rsid="13828b69" style:font-size-asian="18.3500003814697pt" style:font-weight-asian="normal" style:font-size-complex="21pt" style:font-weight-complex="normal"/>
    </style:style>
    <style:style style:name="T231" style:family="text">
      <style:text-properties style:font-name="Times New Roman" fo:font-size="21pt" fo:font-weight="normal" officeooo:rsid="1382a1b6" style:font-size-asian="18.3500003814697pt" style:font-weight-asian="normal" style:font-size-complex="21pt" style:font-weight-complex="normal"/>
    </style:style>
    <style:style style:name="T232" style:family="text">
      <style:text-properties style:font-name="Times New Roman" fo:font-size="21pt" fo:font-weight="normal" officeooo:rsid="13865cb3" style:font-size-asian="18.3500003814697pt" style:font-weight-asian="normal" style:font-size-complex="21pt" style:font-weight-complex="normal"/>
    </style:style>
    <style:style style:name="T233" style:family="text">
      <style:text-properties style:font-name="Times New Roman" fo:font-size="21pt" fo:font-weight="normal" officeooo:rsid="1389d89d" style:font-size-asian="18.3500003814697pt" style:font-weight-asian="normal" style:font-size-complex="21pt" style:font-weight-complex="normal"/>
    </style:style>
    <style:style style:name="T234" style:family="text">
      <style:text-properties style:font-name="Times New Roman" fo:font-size="21pt" fo:font-weight="normal" officeooo:rsid="138a00c2" style:font-size-asian="18.3500003814697pt" style:font-weight-asian="normal" style:font-size-complex="21pt" style:font-weight-complex="normal"/>
    </style:style>
    <style:style style:name="T235" style:family="text">
      <style:text-properties style:font-name="Times New Roman" fo:font-size="21pt" fo:font-weight="normal" officeooo:rsid="138a7c40" style:font-size-asian="18.3500003814697pt" style:font-weight-asian="normal" style:font-size-complex="21pt" style:font-weight-complex="normal"/>
    </style:style>
    <style:style style:name="T236" style:family="text">
      <style:text-properties style:font-name="Times New Roman" fo:font-size="21pt" fo:font-weight="normal" officeooo:rsid="138c1c49" style:font-size-asian="18.3500003814697pt" style:font-weight-asian="normal" style:font-size-complex="21pt" style:font-weight-complex="normal"/>
    </style:style>
    <style:style style:name="T237" style:family="text">
      <style:text-properties style:font-name="Times New Roman" fo:font-size="21pt" fo:font-weight="normal" officeooo:rsid="138d09e5" style:font-size-asian="18.3500003814697pt" style:font-weight-asian="normal" style:font-size-complex="21pt" style:font-weight-complex="normal"/>
    </style:style>
    <style:style style:name="T238" style:family="text">
      <style:text-properties style:font-name="Times New Roman" fo:font-size="21pt" fo:font-weight="normal" officeooo:rsid="138d17f5" style:font-size-asian="18.3500003814697pt" style:font-weight-asian="normal" style:font-size-complex="21pt" style:font-weight-complex="normal"/>
    </style:style>
    <style:style style:name="T239" style:family="text">
      <style:text-properties style:font-name="Times New Roman" fo:font-size="21pt" fo:font-weight="normal" officeooo:rsid="138e72c2" style:font-size-asian="18.3500003814697pt" style:font-weight-asian="normal" style:font-size-complex="21pt" style:font-weight-complex="normal"/>
    </style:style>
    <style:style style:name="T240" style:family="text">
      <style:text-properties style:font-name="Times New Roman" fo:font-size="21pt" fo:font-weight="normal" officeooo:rsid="138edfe2" style:font-size-asian="18.3500003814697pt" style:font-weight-asian="normal" style:font-size-complex="21pt" style:font-weight-complex="normal"/>
    </style:style>
    <style:style style:name="T241" style:family="text">
      <style:text-properties style:font-name="Times New Roman" fo:font-size="21pt" fo:font-weight="normal" officeooo:rsid="1390cf31" style:font-size-asian="18.3500003814697pt" style:font-weight-asian="normal" style:font-size-complex="21pt" style:font-weight-complex="normal"/>
    </style:style>
    <style:style style:name="T242" style:family="text">
      <style:text-properties style:font-name="Times New Roman" fo:font-size="21pt" fo:font-weight="normal" officeooo:rsid="1395b00b" style:font-size-asian="18.3500003814697pt" style:font-weight-asian="normal" style:font-size-complex="21pt" style:font-weight-complex="normal"/>
    </style:style>
    <style:style style:name="T243" style:family="text">
      <style:text-properties style:font-name="Times New Roman" fo:font-size="21pt" fo:font-weight="normal" officeooo:rsid="139b696b" style:font-size-asian="18.3500003814697pt" style:font-weight-asian="normal" style:font-size-complex="21pt" style:font-weight-complex="normal"/>
    </style:style>
    <style:style style:name="T244" style:family="text">
      <style:text-properties style:font-name="Times New Roman" fo:font-size="21pt" fo:font-weight="normal" officeooo:rsid="139d3644" style:font-size-asian="18.3500003814697pt" style:font-weight-asian="normal" style:font-size-complex="21pt" style:font-weight-complex="normal"/>
    </style:style>
    <style:style style:name="T245" style:family="text">
      <style:text-properties style:font-name="Times New Roman" fo:font-size="21pt" fo:font-weight="normal" officeooo:rsid="13a30b15" style:font-size-asian="18.3500003814697pt" style:font-weight-asian="normal" style:font-size-complex="21pt" style:font-weight-complex="normal"/>
    </style:style>
    <style:style style:name="T246" style:family="text">
      <style:text-properties style:font-name="Times New Roman" fo:font-size="21pt" fo:font-weight="normal" officeooo:rsid="13a72754" style:font-size-asian="18.3500003814697pt" style:font-weight-asian="normal" style:font-size-complex="21pt" style:font-weight-complex="normal"/>
    </style:style>
    <style:style style:name="T247" style:family="text">
      <style:text-properties style:font-name="Times New Roman" fo:font-size="21pt" fo:font-weight="normal" officeooo:rsid="13a91cc4" style:font-size-asian="18.3500003814697pt" style:font-weight-asian="normal" style:font-size-complex="21pt" style:font-weight-complex="normal"/>
    </style:style>
    <style:style style:name="T248" style:family="text">
      <style:text-properties style:font-name="Times New Roman" fo:font-size="21pt" fo:font-weight="normal" officeooo:rsid="13a9db3e" style:font-size-asian="18.3500003814697pt" style:font-weight-asian="normal" style:font-size-complex="21pt" style:font-weight-complex="normal"/>
    </style:style>
    <style:style style:name="T249" style:family="text">
      <style:text-properties style:font-name="Times New Roman" fo:font-size="21pt" fo:font-weight="normal" officeooo:rsid="13aa5f43" style:font-size-asian="18.3500003814697pt" style:font-weight-asian="normal" style:font-size-complex="21pt" style:font-weight-complex="normal"/>
    </style:style>
    <style:style style:name="T250" style:family="text">
      <style:text-properties style:font-name="Times New Roman" fo:font-size="21pt" fo:font-weight="normal" officeooo:rsid="13ac06da" style:font-size-asian="18.3500003814697pt" style:font-weight-asian="normal" style:font-size-complex="21pt" style:font-weight-complex="normal"/>
    </style:style>
    <style:style style:name="T251" style:family="text">
      <style:text-properties style:font-name="Times New Roman" fo:font-size="21pt" fo:font-weight="normal" officeooo:rsid="13ae20e3" style:font-size-asian="18.3500003814697pt" style:font-weight-asian="normal" style:font-size-complex="21pt" style:font-weight-complex="normal"/>
    </style:style>
    <style:style style:name="T252" style:family="text">
      <style:text-properties style:font-name="Times New Roman" fo:font-size="21pt" fo:font-weight="normal" officeooo:rsid="13ae3c06" style:font-size-asian="18.3500003814697pt" style:font-weight-asian="normal" style:font-size-complex="21pt" style:font-weight-complex="normal"/>
    </style:style>
    <style:style style:name="T253" style:family="text">
      <style:text-properties style:font-name="Times New Roman" fo:font-size="21pt" fo:font-weight="normal" officeooo:rsid="13b19867" style:font-size-asian="18.3500003814697pt" style:font-weight-asian="normal" style:font-size-complex="21pt" style:font-weight-complex="normal"/>
    </style:style>
    <style:style style:name="T254" style:family="text">
      <style:text-properties style:font-name="Times New Roman" fo:font-size="21pt" fo:font-weight="normal" officeooo:rsid="13b28ca8" style:font-size-asian="18.3500003814697pt" style:font-weight-asian="normal" style:font-size-complex="21pt" style:font-weight-complex="normal"/>
    </style:style>
    <style:style style:name="T255" style:family="text">
      <style:text-properties style:font-name="Times New Roman" fo:font-size="21pt" fo:font-weight="normal" officeooo:rsid="13bcce85" style:font-size-asian="18.3500003814697pt" style:font-weight-asian="normal" style:font-size-complex="21pt" style:font-weight-complex="normal"/>
    </style:style>
    <style:style style:name="T256" style:family="text">
      <style:text-properties style:font-name="Times New Roman" fo:font-size="21pt" fo:font-weight="normal" officeooo:rsid="13bf6663" style:font-size-asian="18.3500003814697pt" style:font-weight-asian="normal" style:font-size-complex="21pt" style:font-weight-complex="normal"/>
    </style:style>
    <style:style style:name="T257" style:family="text">
      <style:text-properties style:font-name="Times New Roman" fo:font-size="21pt" fo:font-weight="normal" officeooo:rsid="13c00f27" style:font-size-asian="18.3500003814697pt" style:font-weight-asian="normal" style:font-size-complex="21pt" style:font-weight-complex="normal"/>
    </style:style>
    <style:style style:name="T258" style:family="text">
      <style:text-properties style:font-name="Times New Roman" fo:font-size="21pt" fo:font-weight="normal" officeooo:rsid="13c314dc" style:font-size-asian="18.3500003814697pt" style:font-weight-asian="normal" style:font-size-complex="21pt" style:font-weight-complex="normal"/>
    </style:style>
    <style:style style:name="T259" style:family="text">
      <style:text-properties style:font-name="Times New Roman" fo:font-size="21pt" fo:font-weight="normal" officeooo:rsid="13c3f692" style:font-size-asian="18.3500003814697pt" style:font-weight-asian="normal" style:font-size-complex="21pt" style:font-weight-complex="normal"/>
    </style:style>
    <style:style style:name="T260" style:family="text">
      <style:text-properties style:font-name="Times New Roman" fo:font-size="21pt" fo:font-weight="normal" officeooo:rsid="13c40cf4" style:font-size-asian="18.3500003814697pt" style:font-weight-asian="normal" style:font-size-complex="21pt" style:font-weight-complex="normal"/>
    </style:style>
    <style:style style:name="T261" style:family="text">
      <style:text-properties style:font-name="Times New Roman" fo:font-size="21pt" fo:font-weight="normal" officeooo:rsid="13c539c4" style:font-size-asian="18.3500003814697pt" style:font-weight-asian="normal" style:font-size-complex="21pt" style:font-weight-complex="normal"/>
    </style:style>
    <style:style style:name="T262" style:family="text">
      <style:text-properties style:font-name="Times New Roman" fo:font-size="21pt" fo:font-weight="normal" officeooo:rsid="13ca1bf2" style:font-size-asian="18.3500003814697pt" style:font-weight-asian="normal" style:font-size-complex="21pt" style:font-weight-complex="normal"/>
    </style:style>
    <style:style style:name="T263" style:family="text">
      <style:text-properties style:font-name="Times New Roman" fo:font-size="21pt" fo:font-weight="normal" officeooo:rsid="13cbcc55" style:font-size-asian="18.3500003814697pt" style:font-weight-asian="normal" style:font-size-complex="21pt" style:font-weight-complex="normal"/>
    </style:style>
    <style:style style:name="T264" style:family="text">
      <style:text-properties style:font-name="Times New Roman" fo:font-size="21pt" fo:font-weight="normal" officeooo:rsid="13ccbfd0" style:font-size-asian="18.3500003814697pt" style:font-weight-asian="normal" style:font-size-complex="21pt" style:font-weight-complex="normal"/>
    </style:style>
    <style:style style:name="T265" style:family="text">
      <style:text-properties style:font-name="Times New Roman" fo:font-size="21pt" fo:font-weight="normal" officeooo:rsid="13d5021e" style:font-size-asian="18.3500003814697pt" style:font-weight-asian="normal" style:font-size-complex="21pt" style:font-weight-complex="normal"/>
    </style:style>
    <style:style style:name="T266" style:family="text">
      <style:text-properties style:font-name="Times New Roman" fo:font-size="21pt" fo:font-weight="normal" officeooo:rsid="13e49091" style:font-size-asian="18.3500003814697pt" style:font-weight-asian="normal" style:font-size-complex="21pt" style:font-weight-complex="normal"/>
    </style:style>
    <style:style style:name="T267" style:family="text">
      <style:text-properties style:font-name="Times New Roman" fo:font-size="21pt" fo:font-weight="normal" officeooo:rsid="1409f4c7" style:font-size-asian="18.3500003814697pt" style:font-weight-asian="normal" style:font-size-complex="21pt" style:font-weight-complex="normal"/>
    </style:style>
    <style:style style:name="T268" style:family="text">
      <style:text-properties style:font-name="Times New Roman" fo:font-size="21pt" fo:font-weight="normal" officeooo:rsid="140ce2d7" style:font-size-asian="18.3500003814697pt" style:font-weight-asian="normal" style:font-size-complex="21pt" style:font-weight-complex="normal"/>
    </style:style>
    <style:style style:name="T269" style:family="text">
      <style:text-properties style:font-name="Times New Roman" fo:font-size="21pt" fo:font-weight="normal" officeooo:rsid="140f7b67" style:font-size-asian="18.3500003814697pt" style:font-weight-asian="normal" style:font-size-complex="21pt" style:font-weight-complex="normal"/>
    </style:style>
    <style:style style:name="T270" style:family="text">
      <style:text-properties style:font-name="Times New Roman" fo:font-size="21pt" fo:font-weight="normal" officeooo:rsid="14103d37" style:font-size-asian="18.3500003814697pt" style:font-weight-asian="normal" style:font-size-complex="21pt" style:font-weight-complex="normal"/>
    </style:style>
    <style:style style:name="T271" style:family="text">
      <style:text-properties style:font-name="Times New Roman" fo:font-size="21pt" fo:font-weight="normal" officeooo:rsid="141138ad" style:font-size-asian="18.3500003814697pt" style:font-weight-asian="normal" style:font-size-complex="21pt" style:font-weight-complex="normal"/>
    </style:style>
    <style:style style:name="T272" style:family="text">
      <style:text-properties style:font-name="Times New Roman" fo:font-size="21pt" fo:font-weight="normal" officeooo:rsid="14126adb" style:font-size-asian="18.3500003814697pt" style:font-weight-asian="normal" style:font-size-complex="21pt" style:font-weight-complex="normal"/>
    </style:style>
    <style:style style:name="T273" style:family="text">
      <style:text-properties style:font-name="Times New Roman" fo:font-size="21pt" fo:font-weight="normal" officeooo:rsid="14133ae5" style:font-size-asian="18.3500003814697pt" style:font-weight-asian="normal" style:font-size-complex="21pt" style:font-weight-complex="normal"/>
    </style:style>
    <style:style style:name="T274" style:family="text">
      <style:text-properties style:font-name="Times New Roman" fo:font-size="21pt" fo:font-weight="normal" officeooo:rsid="1414e7d9" style:font-size-asian="18.3500003814697pt" style:font-weight-asian="normal" style:font-size-complex="21pt" style:font-weight-complex="normal"/>
    </style:style>
    <style:style style:name="T275" style:family="text">
      <style:text-properties style:font-name="Times New Roman" fo:font-size="21pt" fo:font-weight="normal" officeooo:rsid="14157548" style:font-size-asian="18.3500003814697pt" style:font-weight-asian="normal" style:font-size-complex="21pt" style:font-weight-complex="normal"/>
    </style:style>
    <style:style style:name="T276" style:family="text">
      <style:text-properties style:font-name="Times New Roman" fo:font-size="21pt" fo:font-weight="normal" officeooo:rsid="141689f2" style:font-size-asian="18.3500003814697pt" style:font-weight-asian="normal" style:font-size-complex="21pt" style:font-weight-complex="normal"/>
    </style:style>
    <style:style style:name="T277" style:family="text">
      <style:text-properties style:font-name="Times New Roman" fo:font-size="21pt" fo:font-weight="normal" officeooo:rsid="1417077c" style:font-size-asian="18.3500003814697pt" style:font-weight-asian="normal" style:font-size-complex="21pt" style:font-weight-complex="normal"/>
    </style:style>
    <style:style style:name="T278" style:family="text">
      <style:text-properties style:font-name="Times New Roman" fo:font-size="21pt" fo:font-weight="normal" officeooo:rsid="141813dc" style:font-size-asian="18.3500003814697pt" style:font-weight-asian="normal" style:font-size-complex="21pt" style:font-weight-complex="normal"/>
    </style:style>
    <style:style style:name="T279" style:family="text">
      <style:text-properties style:font-name="Times New Roman" fo:font-size="21pt" fo:font-weight="normal" officeooo:rsid="1419d3ab" style:font-size-asian="18.3500003814697pt" style:font-weight-asian="normal" style:font-size-complex="21pt" style:font-weight-complex="normal"/>
    </style:style>
    <style:style style:name="T280" style:family="text">
      <style:text-properties style:font-name="Times New Roman" fo:font-size="21pt" fo:font-weight="normal" officeooo:rsid="141a8a0b" style:font-size-asian="18.3500003814697pt" style:font-weight-asian="normal" style:font-size-complex="21pt" style:font-weight-complex="normal"/>
    </style:style>
    <style:style style:name="T281" style:family="text">
      <style:text-properties style:font-name="Times New Roman" fo:font-size="21pt" fo:font-weight="normal" officeooo:rsid="141b9938" style:font-size-asian="18.3500003814697pt" style:font-weight-asian="normal" style:font-size-complex="21pt" style:font-weight-complex="normal"/>
    </style:style>
    <style:style style:name="T282" style:family="text">
      <style:text-properties style:font-name="Times New Roman" fo:font-size="21pt" fo:font-weight="normal" officeooo:rsid="141c5cda" style:font-size-asian="18.3500003814697pt" style:font-weight-asian="normal" style:font-size-complex="21pt" style:font-weight-complex="normal"/>
    </style:style>
    <style:style style:name="T283" style:family="text">
      <style:text-properties style:font-name="Times New Roman" fo:font-size="21pt" fo:font-weight="normal" officeooo:rsid="141d660d" style:font-size-asian="18.3500003814697pt" style:font-weight-asian="normal" style:font-size-complex="21pt" style:font-weight-complex="normal"/>
    </style:style>
    <style:style style:name="T284" style:family="text">
      <style:text-properties style:font-name="Times New Roman" fo:font-size="21pt" fo:font-weight="normal" officeooo:rsid="141e06c2" style:font-size-asian="18.3500003814697pt" style:font-weight-asian="normal" style:font-size-complex="21pt" style:font-weight-complex="normal"/>
    </style:style>
    <style:style style:name="T285" style:family="text">
      <style:text-properties style:font-name="Times New Roman" fo:font-size="21pt" fo:font-weight="normal" officeooo:rsid="141ef1c9" style:font-size-asian="18.3500003814697pt" style:font-weight-asian="normal" style:font-size-complex="21pt" style:font-weight-complex="normal"/>
    </style:style>
    <style:style style:name="T286" style:family="text">
      <style:text-properties style:font-name="Times New Roman" fo:font-size="21pt" fo:font-weight="normal" officeooo:rsid="1420d367" style:font-size-asian="18.3500003814697pt" style:font-weight-asian="normal" style:font-size-complex="21pt" style:font-weight-complex="normal"/>
    </style:style>
    <style:style style:name="T287" style:family="text">
      <style:text-properties style:font-name="Times New Roman" fo:font-size="21pt" fo:font-weight="normal" officeooo:rsid="1421ed83" style:font-size-asian="18.3500003814697pt" style:font-weight-asian="normal" style:font-size-complex="21pt" style:font-weight-complex="normal"/>
    </style:style>
    <style:style style:name="T288" style:family="text">
      <style:text-properties style:font-name="Times New Roman" fo:font-size="21pt" fo:font-weight="normal" officeooo:rsid="1422f477" style:font-size-asian="18.3500003814697pt" style:font-weight-asian="normal" style:font-size-complex="21pt" style:font-weight-complex="normal"/>
    </style:style>
    <style:style style:name="T289" style:family="text">
      <style:text-properties style:font-name="Times New Roman" fo:font-size="21pt" fo:font-weight="normal" officeooo:rsid="1425c1aa" style:font-size-asian="18.3500003814697pt" style:font-weight-asian="normal" style:font-size-complex="21pt" style:font-weight-complex="normal"/>
    </style:style>
    <style:style style:name="T290" style:family="text">
      <style:text-properties style:font-name="Times New Roman" fo:font-size="21pt" fo:font-weight="normal" officeooo:rsid="1426ee33" style:font-size-asian="18.3500003814697pt" style:font-weight-asian="normal" style:font-size-complex="21pt" style:font-weight-complex="normal"/>
    </style:style>
    <style:style style:name="T291" style:family="text">
      <style:text-properties style:font-name="Times New Roman" fo:font-size="21pt" fo:font-weight="normal" officeooo:rsid="14283adb" style:font-size-asian="18.3500003814697pt" style:font-weight-asian="normal" style:font-size-complex="21pt" style:font-weight-complex="normal"/>
    </style:style>
    <style:style style:name="T292" style:family="text">
      <style:text-properties style:font-name="Times New Roman" fo:font-size="21pt" fo:font-weight="normal" officeooo:rsid="14297393" style:font-size-asian="18.3500003814697pt" style:font-weight-asian="normal" style:font-size-complex="21pt" style:font-weight-complex="normal"/>
    </style:style>
    <style:style style:name="T293" style:family="text">
      <style:text-properties style:font-name="Times New Roman" fo:font-size="21pt" fo:font-weight="normal" officeooo:rsid="142b6f66" style:font-size-asian="18.3500003814697pt" style:font-weight-asian="normal" style:font-size-complex="21pt" style:font-weight-complex="normal"/>
    </style:style>
    <style:style style:name="T294" style:family="text">
      <style:text-properties style:font-name="Times New Roman" fo:font-size="21pt" fo:font-weight="normal" officeooo:rsid="142d202f" style:font-size-asian="18.3500003814697pt" style:font-weight-asian="normal" style:font-size-complex="21pt" style:font-weight-complex="normal"/>
    </style:style>
    <style:style style:name="T295" style:family="text">
      <style:text-properties style:font-name="Times New Roman" fo:font-size="21pt" fo:font-weight="normal" officeooo:rsid="142f0219" style:font-size-asian="18.3500003814697pt" style:font-weight-asian="normal" style:font-size-complex="21pt" style:font-weight-complex="normal"/>
    </style:style>
    <style:style style:name="T296" style:family="text">
      <style:text-properties style:font-name="Times New Roman" fo:font-size="21pt" fo:font-weight="normal" officeooo:rsid="14314c3a" style:font-size-asian="18.3500003814697pt" style:font-weight-asian="normal" style:font-size-complex="21pt" style:font-weight-complex="normal"/>
    </style:style>
    <style:style style:name="T297" style:family="text">
      <style:text-properties style:font-name="Times New Roman" fo:font-size="21pt" fo:font-weight="normal" officeooo:rsid="1432ce43" style:font-size-asian="18.3500003814697pt" style:font-weight-asian="normal" style:font-size-complex="21pt" style:font-weight-complex="normal"/>
    </style:style>
    <style:style style:name="T298" style:family="text">
      <style:text-properties style:font-name="Times New Roman" fo:font-size="21pt" fo:font-weight="normal" officeooo:rsid="14342408" style:font-size-asian="18.3500003814697pt" style:font-weight-asian="normal" style:font-size-complex="21pt" style:font-weight-complex="normal"/>
    </style:style>
    <style:style style:name="T299" style:family="text">
      <style:text-properties style:font-name="Times New Roman" fo:font-size="21pt" fo:font-weight="normal" officeooo:rsid="1434cbae" style:font-size-asian="18.3500003814697pt" style:font-weight-asian="normal" style:font-size-complex="21pt" style:font-weight-complex="normal"/>
    </style:style>
    <style:style style:name="T300" style:family="text">
      <style:text-properties style:font-name="Times New Roman" fo:font-size="21pt" fo:font-weight="normal" officeooo:rsid="14352fc1" style:font-size-asian="18.3500003814697pt" style:font-weight-asian="normal" style:font-size-complex="21pt" style:font-weight-complex="normal"/>
    </style:style>
    <style:style style:name="T301" style:family="text">
      <style:text-properties style:font-name="Times New Roman" fo:font-size="21pt" fo:font-weight="normal" officeooo:rsid="1435a9bd" style:font-size-asian="18.3500003814697pt" style:font-weight-asian="normal" style:font-size-complex="21pt" style:font-weight-complex="normal"/>
    </style:style>
    <style:style style:name="T302" style:family="text">
      <style:text-properties style:font-name="Times New Roman" fo:font-size="21pt" fo:font-weight="normal" officeooo:rsid="1438e413" style:font-size-asian="18.3500003814697pt" style:font-weight-asian="normal" style:font-size-complex="21pt" style:font-weight-complex="normal"/>
    </style:style>
    <style:style style:name="T303" style:family="text">
      <style:text-properties style:font-name="Times New Roman" fo:font-size="21pt" fo:font-weight="normal" officeooo:rsid="143a0066" style:font-size-asian="18.3500003814697pt" style:font-weight-asian="normal" style:font-size-complex="21pt" style:font-weight-complex="normal"/>
    </style:style>
    <style:style style:name="T304" style:family="text">
      <style:text-properties style:font-name="Times New Roman" fo:font-size="21pt" fo:font-weight="normal" officeooo:rsid="143cb80f" style:font-size-asian="18.3500003814697pt" style:font-weight-asian="normal" style:font-size-complex="21pt" style:font-weight-complex="normal"/>
    </style:style>
    <style:style style:name="T305" style:family="text">
      <style:text-properties style:font-name="Times New Roman" fo:font-size="21pt" fo:font-weight="normal" officeooo:rsid="143d2802" style:font-size-asian="18.3500003814697pt" style:font-weight-asian="normal" style:font-size-complex="21pt" style:font-weight-complex="normal"/>
    </style:style>
    <style:style style:name="T306" style:family="text">
      <style:text-properties style:font-name="Times New Roman" fo:font-size="21pt" fo:font-weight="normal" officeooo:rsid="14423704" style:font-size-asian="18.3500003814697pt" style:font-weight-asian="normal" style:font-size-complex="21pt" style:font-weight-complex="normal"/>
    </style:style>
    <style:style style:name="T307" style:family="text">
      <style:text-properties style:font-name="Times New Roman" fo:font-size="21pt" fo:font-weight="normal" officeooo:rsid="1442ca1c" style:font-size-asian="18.3500003814697pt" style:font-weight-asian="normal" style:font-size-complex="21pt" style:font-weight-complex="normal"/>
    </style:style>
    <style:style style:name="T308" style:family="text">
      <style:text-properties style:font-name="Times New Roman" fo:font-size="21pt" fo:font-weight="normal" officeooo:rsid="1442e20b" style:font-size-asian="18.3500003814697pt" style:font-weight-asian="normal" style:font-size-complex="21pt" style:font-weight-complex="normal"/>
    </style:style>
    <style:style style:name="T309" style:family="text">
      <style:text-properties style:font-name="Times New Roman" fo:font-size="21pt" fo:font-weight="normal" officeooo:rsid="14434817" style:font-size-asian="18.3500003814697pt" style:font-weight-asian="normal" style:font-size-complex="21pt" style:font-weight-complex="normal"/>
    </style:style>
    <style:style style:name="T310" style:family="text">
      <style:text-properties style:font-name="Times New Roman" fo:font-size="21pt" fo:font-weight="normal" officeooo:rsid="14442381" style:font-size-asian="18.3500003814697pt" style:font-weight-asian="normal" style:font-size-complex="21pt" style:font-weight-complex="normal"/>
    </style:style>
    <style:style style:name="T311" style:family="text">
      <style:text-properties style:font-name="Times New Roman" fo:font-size="21pt" fo:font-weight="normal" officeooo:rsid="1447a214" style:font-size-asian="18.3500003814697pt" style:font-weight-asian="normal" style:font-size-complex="21pt" style:font-weight-complex="normal"/>
    </style:style>
    <style:style style:name="T312" style:family="text">
      <style:text-properties style:font-name="Times New Roman" fo:font-size="21pt" fo:font-weight="normal" officeooo:rsid="144c4919" style:font-size-asian="18.3500003814697pt" style:font-weight-asian="normal" style:font-size-complex="21pt" style:font-weight-complex="normal"/>
    </style:style>
    <style:style style:name="T313" style:family="text">
      <style:text-properties style:font-name="Times New Roman" fo:font-size="21pt" fo:font-weight="normal" officeooo:rsid="144cde21" style:font-size-asian="18.3500003814697pt" style:font-weight-asian="normal" style:font-size-complex="21pt" style:font-weight-complex="normal"/>
    </style:style>
    <style:style style:name="T314" style:family="text">
      <style:text-properties style:font-name="Times New Roman" fo:font-size="21pt" fo:font-weight="normal" officeooo:rsid="145006e6" style:font-size-asian="18.3500003814697pt" style:font-weight-asian="normal" style:font-size-complex="21pt" style:font-weight-complex="normal"/>
    </style:style>
    <style:style style:name="T315" style:family="text">
      <style:text-properties style:font-name="Times New Roman" fo:font-size="21pt" fo:font-weight="normal" officeooo:rsid="14534092" style:font-size-asian="18.3500003814697pt" style:font-weight-asian="normal" style:font-size-complex="21pt" style:font-weight-complex="normal"/>
    </style:style>
    <style:style style:name="T316" style:family="text">
      <style:text-properties style:font-name="Times New Roman" fo:font-size="21pt" fo:font-weight="normal" officeooo:rsid="14545e5b" style:font-size-asian="18.3500003814697pt" style:font-weight-asian="normal" style:font-size-complex="21pt" style:font-weight-complex="normal"/>
    </style:style>
    <style:style style:name="T317" style:family="text">
      <style:text-properties style:font-name="Times New Roman" fo:font-size="21pt" fo:font-weight="normal" officeooo:rsid="145a2159" style:font-size-asian="18.3500003814697pt" style:font-weight-asian="normal" style:font-size-complex="21pt" style:font-weight-complex="normal"/>
    </style:style>
    <style:style style:name="T318" style:family="text">
      <style:text-properties style:font-name="Times New Roman" fo:font-size="21pt" fo:font-weight="normal" officeooo:rsid="145f6057" style:font-size-asian="18.3500003814697pt" style:font-weight-asian="normal" style:font-size-complex="21pt" style:font-weight-complex="normal"/>
    </style:style>
    <style:style style:name="T319" style:family="text">
      <style:text-properties style:font-name="Times New Roman" fo:font-size="21pt" fo:font-weight="normal" officeooo:rsid="14600f61" style:font-size-asian="18.3500003814697pt" style:font-weight-asian="normal" style:font-size-complex="21pt" style:font-weight-complex="normal"/>
    </style:style>
    <style:style style:name="T320" style:family="text">
      <style:text-properties style:font-name="Times New Roman" fo:font-size="21pt" fo:font-weight="normal" officeooo:rsid="1460e881" style:font-size-asian="18.3500003814697pt" style:font-weight-asian="normal" style:font-size-complex="21pt" style:font-weight-complex="normal"/>
    </style:style>
    <style:style style:name="T321" style:family="text">
      <style:text-properties style:font-name="Times New Roman" fo:font-size="21pt" fo:font-weight="normal" officeooo:rsid="146222d1" style:font-size-asian="18.3500003814697pt" style:font-weight-asian="normal" style:font-size-complex="21pt" style:font-weight-complex="normal"/>
    </style:style>
    <style:style style:name="T322" style:family="text">
      <style:text-properties style:font-name="Times New Roman" fo:font-size="21pt" fo:font-weight="normal" officeooo:rsid="14640d90" style:font-size-asian="18.3500003814697pt" style:font-weight-asian="normal" style:font-size-complex="21pt" style:font-weight-complex="normal"/>
    </style:style>
    <style:style style:name="T323" style:family="text">
      <style:text-properties style:font-name="Times New Roman" fo:font-size="21pt" fo:font-weight="normal" officeooo:rsid="14645899" style:font-size-asian="18.3500003814697pt" style:font-weight-asian="normal" style:font-size-complex="21pt" style:font-weight-complex="normal"/>
    </style:style>
    <style:style style:name="T324" style:family="text">
      <style:text-properties style:font-name="Times New Roman" fo:font-size="21pt" fo:font-weight="normal" officeooo:rsid="1465760b" style:font-size-asian="18.3500003814697pt" style:font-weight-asian="normal" style:font-size-complex="21pt" style:font-weight-complex="normal"/>
    </style:style>
    <style:style style:name="T325" style:family="text">
      <style:text-properties style:font-name="Times New Roman" fo:font-size="21pt" fo:font-weight="normal" officeooo:rsid="1466591b" style:font-size-asian="18.3500003814697pt" style:font-weight-asian="normal" style:font-size-complex="21pt" style:font-weight-complex="normal"/>
    </style:style>
    <style:style style:name="T326" style:family="text">
      <style:text-properties style:font-name="Times New Roman" fo:font-size="21pt" fo:font-weight="normal" officeooo:rsid="14694ea5" style:font-size-asian="18.3500003814697pt" style:font-weight-asian="normal" style:font-size-complex="21pt" style:font-weight-complex="normal"/>
    </style:style>
    <style:style style:name="T327" style:family="text">
      <style:text-properties style:font-name="Times New Roman" fo:font-size="21pt" fo:font-weight="normal" officeooo:rsid="146a84ae" style:font-size-asian="18.3500003814697pt" style:font-weight-asian="normal" style:font-size-complex="21pt" style:font-weight-complex="normal"/>
    </style:style>
    <style:style style:name="T328" style:family="text">
      <style:text-properties style:font-name="Times New Roman" fo:font-size="21pt" fo:font-weight="normal" officeooo:rsid="146de4a4" style:font-size-asian="18.3500003814697pt" style:font-weight-asian="normal" style:font-size-complex="21pt" style:font-weight-complex="normal"/>
    </style:style>
    <style:style style:name="T329" style:family="text">
      <style:text-properties style:font-name="Times New Roman" fo:font-size="21pt" fo:font-weight="normal" officeooo:rsid="146fd4bb" style:font-size-asian="18.3500003814697pt" style:font-weight-asian="normal" style:font-size-complex="21pt" style:font-weight-complex="normal"/>
    </style:style>
    <style:style style:name="T330" style:family="text">
      <style:text-properties style:font-name="Times New Roman" fo:font-size="21pt" fo:font-weight="normal" officeooo:rsid="14705bf8" style:font-size-asian="18.3500003814697pt" style:font-weight-asian="normal" style:font-size-complex="21pt" style:font-weight-complex="normal"/>
    </style:style>
    <style:style style:name="T331" style:family="text">
      <style:text-properties style:font-name="Times New Roman" fo:font-size="21pt" fo:font-weight="normal" officeooo:rsid="14707f8a" style:font-size-asian="18.3500003814697pt" style:font-weight-asian="normal" style:font-size-complex="21pt" style:font-weight-complex="normal"/>
    </style:style>
    <style:style style:name="T332" style:family="text">
      <style:text-properties style:font-name="Times New Roman" fo:font-size="21pt" fo:font-weight="normal" officeooo:rsid="147240a8" style:font-size-asian="18.3500003814697pt" style:font-weight-asian="normal" style:font-size-complex="21pt" style:font-weight-complex="normal"/>
    </style:style>
    <style:style style:name="T333" style:family="text">
      <style:text-properties style:font-name="Times New Roman" fo:font-size="21pt" fo:font-weight="normal" officeooo:rsid="1473efa5" style:font-size-asian="18.3500003814697pt" style:font-weight-asian="normal" style:font-size-complex="21pt" style:font-weight-complex="normal"/>
    </style:style>
    <style:style style:name="T334" style:family="text">
      <style:text-properties style:font-name="Times New Roman" fo:font-size="21pt" fo:font-weight="normal" officeooo:rsid="14751665" style:font-size-asian="18.3500003814697pt" style:font-weight-asian="normal" style:font-size-complex="21pt" style:font-weight-complex="normal"/>
    </style:style>
    <style:style style:name="T335" style:family="text">
      <style:text-properties style:font-name="Times New Roman" fo:font-size="21pt" fo:font-weight="normal" officeooo:rsid="147627d1" style:font-size-asian="18.3500003814697pt" style:font-weight-asian="normal" style:font-size-complex="21pt" style:font-weight-complex="normal"/>
    </style:style>
    <style:style style:name="T336" style:family="text">
      <style:text-properties style:font-name="Times New Roman" fo:font-size="21pt" fo:font-weight="normal" officeooo:rsid="14795adf" style:font-size-asian="18.3500003814697pt" style:font-weight-asian="normal" style:font-size-complex="21pt" style:font-weight-complex="normal"/>
    </style:style>
    <style:style style:name="T337" style:family="text">
      <style:text-properties style:font-name="Times New Roman" fo:font-size="21pt" fo:font-weight="normal" officeooo:rsid="14796189" style:font-size-asian="18.3500003814697pt" style:font-weight-asian="normal" style:font-size-complex="21pt" style:font-weight-complex="normal"/>
    </style:style>
    <style:style style:name="T338" style:family="text">
      <style:text-properties style:font-name="Times New Roman" fo:font-size="21pt" fo:font-weight="normal" officeooo:rsid="147a5c49" style:font-size-asian="18.3500003814697pt" style:font-weight-asian="normal" style:font-size-complex="21pt" style:font-weight-complex="normal"/>
    </style:style>
    <style:style style:name="T339" style:family="text">
      <style:text-properties style:font-name="Times New Roman" fo:font-size="21pt" fo:font-weight="normal" officeooo:rsid="147b4f30" style:font-size-asian="18.3500003814697pt" style:font-weight-asian="normal" style:font-size-complex="21pt" style:font-weight-complex="normal"/>
    </style:style>
    <style:style style:name="T340" style:family="text">
      <style:text-properties style:font-name="Times New Roman" fo:font-size="21pt" fo:font-weight="normal" officeooo:rsid="147c877e" style:font-size-asian="18.3500003814697pt" style:font-weight-asian="normal" style:font-size-complex="21pt" style:font-weight-complex="normal"/>
    </style:style>
    <style:style style:name="T341" style:family="text">
      <style:text-properties style:font-name="Times New Roman" fo:font-size="21pt" fo:font-weight="normal" officeooo:rsid="147d281f" style:font-size-asian="18.3500003814697pt" style:font-weight-asian="normal" style:font-size-complex="21pt" style:font-weight-complex="normal"/>
    </style:style>
    <style:style style:name="T342" style:family="text">
      <style:text-properties style:font-name="Times New Roman" fo:font-size="21pt" fo:font-weight="normal" officeooo:rsid="147f6f30" style:font-size-asian="18.3500003814697pt" style:font-weight-asian="normal" style:font-size-complex="21pt" style:font-weight-complex="normal"/>
    </style:style>
    <style:style style:name="T343" style:family="text">
      <style:text-properties style:font-name="Times New Roman" fo:font-size="21pt" fo:font-weight="normal" officeooo:rsid="14816c23" style:font-size-asian="18.3500003814697pt" style:font-weight-asian="normal" style:font-size-complex="21pt" style:font-weight-complex="normal"/>
    </style:style>
    <style:style style:name="T344" style:family="text">
      <style:text-properties style:font-name="Times New Roman" fo:font-size="21pt" fo:font-weight="normal" officeooo:rsid="14826987" style:font-size-asian="18.3500003814697pt" style:font-weight-asian="normal" style:font-size-complex="21pt" style:font-weight-complex="normal"/>
    </style:style>
    <style:style style:name="T345" style:family="text">
      <style:text-properties style:font-name="Times New Roman" fo:font-size="21pt" fo:font-weight="normal" officeooo:rsid="1482ca89" style:font-size-asian="18.3500003814697pt" style:font-weight-asian="normal" style:font-size-complex="21pt" style:font-weight-complex="normal"/>
    </style:style>
    <style:style style:name="T346" style:family="text">
      <style:text-properties style:font-name="Times New Roman" fo:font-size="21pt" fo:font-weight="normal" officeooo:rsid="1483515a" style:font-size-asian="18.3500003814697pt" style:font-weight-asian="normal" style:font-size-complex="21pt" style:font-weight-complex="normal"/>
    </style:style>
    <style:style style:name="T347" style:family="text">
      <style:text-properties style:font-name="Times New Roman" fo:font-size="21pt" fo:font-weight="normal" officeooo:rsid="1486b3a0" style:font-size-asian="18.3500003814697pt" style:font-weight-asian="normal" style:font-size-complex="21pt" style:font-weight-complex="normal"/>
    </style:style>
    <style:style style:name="T348" style:family="text">
      <style:text-properties style:font-name="Times New Roman" fo:font-size="21pt" fo:font-weight="normal" officeooo:rsid="148b991d" style:font-size-asian="18.3500003814697pt" style:font-weight-asian="normal" style:font-size-complex="21pt" style:font-weight-complex="normal"/>
    </style:style>
    <style:style style:name="T349" style:family="text">
      <style:text-properties style:font-name="Times New Roman" fo:font-size="21pt" fo:font-weight="normal" officeooo:rsid="148c5642" style:font-size-asian="18.3500003814697pt" style:font-weight-asian="normal" style:font-size-complex="21pt" style:font-weight-complex="normal"/>
    </style:style>
    <style:style style:name="T350" style:family="text">
      <style:text-properties style:font-name="Times New Roman" fo:font-size="21pt" fo:font-weight="normal" officeooo:rsid="148d5760" style:font-size-asian="18.3500003814697pt" style:font-weight-asian="normal" style:font-size-complex="21pt" style:font-weight-complex="normal"/>
    </style:style>
    <style:style style:name="T351" style:family="text">
      <style:text-properties style:font-name="Times New Roman" fo:font-size="21pt" fo:font-weight="normal" officeooo:rsid="148e3ce1" style:font-size-asian="18.3500003814697pt" style:font-weight-asian="normal" style:font-size-complex="21pt" style:font-weight-complex="normal"/>
    </style:style>
    <style:style style:name="T352" style:family="text">
      <style:text-properties style:font-name="Times New Roman" fo:font-size="21pt" fo:font-weight="normal" officeooo:rsid="14902c05" style:font-size-asian="18.3500003814697pt" style:font-weight-asian="normal" style:font-size-complex="21pt" style:font-weight-complex="normal"/>
    </style:style>
    <style:style style:name="T353" style:family="text">
      <style:text-properties style:font-name="Times New Roman" fo:font-size="21pt" fo:font-weight="normal" officeooo:rsid="1491f506" style:font-size-asian="18.3500003814697pt" style:font-weight-asian="normal" style:font-size-complex="21pt" style:font-weight-complex="normal"/>
    </style:style>
    <style:style style:name="T354" style:family="text">
      <style:text-properties style:font-name="Times New Roman" fo:font-size="21pt" fo:font-weight="normal" officeooo:rsid="1493c492" style:font-size-asian="18.3500003814697pt" style:font-weight-asian="normal" style:font-size-complex="21pt" style:font-weight-complex="normal"/>
    </style:style>
    <style:style style:name="T355" style:family="text">
      <style:text-properties style:font-name="Times New Roman" fo:font-size="21pt" fo:font-weight="normal" officeooo:rsid="14959e5e" style:font-size-asian="18.3500003814697pt" style:font-weight-asian="normal" style:font-size-complex="21pt" style:font-weight-complex="normal"/>
    </style:style>
    <style:style style:name="T356" style:family="text">
      <style:text-properties style:font-name="Times New Roman" fo:font-size="21pt" fo:font-weight="normal" officeooo:rsid="14980e4f" style:font-size-asian="18.3500003814697pt" style:font-weight-asian="normal" style:font-size-complex="21pt" style:font-weight-complex="normal"/>
    </style:style>
    <style:style style:name="T357" style:family="text">
      <style:text-properties style:font-name="Times New Roman" fo:font-size="21pt" fo:font-weight="normal" officeooo:rsid="1498d23d" style:font-size-asian="18.3500003814697pt" style:font-weight-asian="normal" style:font-size-complex="21pt" style:font-weight-complex="normal"/>
    </style:style>
    <style:style style:name="T358" style:family="text">
      <style:text-properties style:font-name="Times New Roman" fo:font-size="21pt" fo:font-weight="normal" officeooo:rsid="149ec77b" style:font-size-asian="18.3500003814697pt" style:font-weight-asian="normal" style:font-size-complex="21pt" style:font-weight-complex="normal"/>
    </style:style>
    <style:style style:name="T359" style:family="text">
      <style:text-properties style:font-name="Times New Roman" fo:font-size="21pt" fo:font-weight="normal" officeooo:rsid="149ff0fc" style:font-size-asian="18.3500003814697pt" style:font-weight-asian="normal" style:font-size-complex="21pt" style:font-weight-complex="normal"/>
    </style:style>
    <style:style style:name="T360" style:family="text">
      <style:text-properties style:font-name="Times New Roman" fo:font-size="21pt" fo:font-weight="normal" officeooo:rsid="14a1e46c" style:font-size-asian="18.3500003814697pt" style:font-weight-asian="normal" style:font-size-complex="21pt" style:font-weight-complex="normal"/>
    </style:style>
    <style:style style:name="T361" style:family="text">
      <style:text-properties style:font-name="Times New Roman" fo:font-size="21pt" fo:font-weight="normal" officeooo:rsid="14a3d593" style:font-size-asian="18.3500003814697pt" style:font-weight-asian="normal" style:font-size-complex="21pt" style:font-weight-complex="normal"/>
    </style:style>
    <style:style style:name="T362" style:family="text">
      <style:text-properties style:font-name="Times New Roman" fo:font-size="21pt" fo:font-weight="normal" officeooo:rsid="14a5a7c8" style:font-size-asian="18.3500003814697pt" style:font-weight-asian="normal" style:font-size-complex="21pt" style:font-weight-complex="normal"/>
    </style:style>
    <style:style style:name="T363" style:family="text">
      <style:text-properties style:font-name="Times New Roman" fo:font-size="21pt" fo:font-weight="normal" officeooo:rsid="14a96914" style:font-size-asian="18.3500003814697pt" style:font-weight-asian="normal" style:font-size-complex="21pt" style:font-weight-complex="normal"/>
    </style:style>
    <style:style style:name="T364" style:family="text">
      <style:text-properties style:font-name="Times New Roman" fo:font-size="21pt" fo:font-weight="normal" officeooo:rsid="14a9f4e4" style:font-size-asian="18.3500003814697pt" style:font-weight-asian="normal" style:font-size-complex="21pt" style:font-weight-complex="normal"/>
    </style:style>
    <style:style style:name="T365" style:family="text">
      <style:text-properties style:font-name="Times New Roman" fo:font-size="21pt" fo:font-weight="normal" officeooo:rsid="14ab9e0b" style:font-size-asian="18.3500003814697pt" style:font-weight-asian="normal" style:font-size-complex="21pt" style:font-weight-complex="normal"/>
    </style:style>
    <style:style style:name="T366" style:family="text">
      <style:text-properties style:font-name="Times New Roman" fo:font-size="21pt" fo:font-weight="normal" officeooo:rsid="14ace1f4" style:font-size-asian="18.3500003814697pt" style:font-weight-asian="normal" style:font-size-complex="21pt" style:font-weight-complex="normal"/>
    </style:style>
    <style:style style:name="T367" style:family="text">
      <style:text-properties style:font-name="Times New Roman" fo:font-size="21pt" fo:font-weight="normal" officeooo:rsid="14adf0f7" style:font-size-asian="18.3500003814697pt" style:font-weight-asian="normal" style:font-size-complex="21pt" style:font-weight-complex="normal"/>
    </style:style>
    <style:style style:name="T368" style:family="text">
      <style:text-properties style:font-name="Times New Roman" fo:font-size="21pt" fo:font-weight="normal" officeooo:rsid="14af5377" style:font-size-asian="18.3500003814697pt" style:font-weight-asian="normal" style:font-size-complex="21pt" style:font-weight-complex="normal"/>
    </style:style>
    <style:style style:name="T369" style:family="text">
      <style:text-properties style:font-name="Times New Roman" fo:font-size="21pt" fo:font-weight="normal" officeooo:rsid="14af9bdf" style:font-size-asian="18.3500003814697pt" style:font-weight-asian="normal" style:font-size-complex="21pt" style:font-weight-complex="normal"/>
    </style:style>
    <style:style style:name="T370" style:family="text">
      <style:text-properties style:font-name="Times New Roman" fo:font-size="21pt" fo:font-weight="normal" officeooo:rsid="14afa5e0" style:font-size-asian="18.3500003814697pt" style:font-weight-asian="normal" style:font-size-complex="21pt" style:font-weight-complex="normal"/>
    </style:style>
    <style:style style:name="T371" style:family="text">
      <style:text-properties style:font-name="Times New Roman" fo:font-size="21pt" fo:font-weight="normal" officeooo:rsid="14b17620" style:font-size-asian="18.3500003814697pt" style:font-weight-asian="normal" style:font-size-complex="21pt" style:font-weight-complex="normal"/>
    </style:style>
    <style:style style:name="T372" style:family="text">
      <style:text-properties style:font-name="Times New Roman" fo:font-size="21pt" fo:font-weight="normal" officeooo:rsid="14b46767" style:font-size-asian="18.3500003814697pt" style:font-weight-asian="normal" style:font-size-complex="21pt" style:font-weight-complex="normal"/>
    </style:style>
    <style:style style:name="T373" style:family="text">
      <style:text-properties style:font-name="Times New Roman" fo:font-size="21pt" fo:font-weight="normal" officeooo:rsid="14b4f2ec" style:font-size-asian="18.3500003814697pt" style:font-weight-asian="normal" style:font-size-complex="21pt" style:font-weight-complex="normal"/>
    </style:style>
    <style:style style:name="T374" style:family="text">
      <style:text-properties style:font-name="Times New Roman" fo:font-size="21pt" fo:font-weight="normal" officeooo:rsid="14b5ea52" style:font-size-asian="18.3500003814697pt" style:font-weight-asian="normal" style:font-size-complex="21pt" style:font-weight-complex="normal"/>
    </style:style>
    <style:style style:name="T375" style:family="text">
      <style:text-properties style:font-name="Times New Roman" fo:font-size="21pt" fo:font-weight="normal" officeooo:rsid="14b6f3f9" style:font-size-asian="18.3500003814697pt" style:font-weight-asian="normal" style:font-size-complex="21pt" style:font-weight-complex="normal"/>
    </style:style>
    <style:style style:name="T376" style:family="text">
      <style:text-properties style:font-name="Times New Roman" fo:font-size="21pt" fo:font-weight="normal" officeooo:rsid="14bdc17c" style:font-size-asian="18.3500003814697pt" style:font-weight-asian="normal" style:font-size-complex="21pt" style:font-weight-complex="normal"/>
    </style:style>
    <style:style style:name="T377" style:family="text">
      <style:text-properties style:font-name="Times New Roman" fo:font-size="21pt" fo:font-weight="normal" officeooo:rsid="14bfc2d3" style:font-size-asian="18.3500003814697pt" style:font-weight-asian="normal" style:font-size-complex="21pt" style:font-weight-complex="normal"/>
    </style:style>
    <style:style style:name="T378" style:family="text">
      <style:text-properties style:font-name="Times New Roman" fo:font-size="21pt" fo:font-weight="normal" officeooo:rsid="14c15827" style:font-size-asian="18.3500003814697pt" style:font-weight-asian="normal" style:font-size-complex="21pt" style:font-weight-complex="normal"/>
    </style:style>
    <style:style style:name="T379" style:family="text">
      <style:text-properties style:font-name="Times New Roman" fo:font-size="21pt" fo:font-weight="normal" officeooo:rsid="14c44a66" style:font-size-asian="18.3500003814697pt" style:font-weight-asian="normal" style:font-size-complex="21pt" style:font-weight-complex="normal"/>
    </style:style>
    <style:style style:name="T380" style:family="text">
      <style:text-properties style:font-name="Times New Roman" fo:font-size="21pt" fo:font-weight="normal" officeooo:rsid="14c6248b" style:font-size-asian="18.3500003814697pt" style:font-weight-asian="normal" style:font-size-complex="21pt" style:font-weight-complex="normal"/>
    </style:style>
    <style:style style:name="T381" style:family="text">
      <style:text-properties style:font-name="Times New Roman" fo:font-size="21pt" fo:font-weight="normal" officeooo:rsid="14c727e7" style:font-size-asian="18.3500003814697pt" style:font-weight-asian="normal" style:font-size-complex="21pt" style:font-weight-complex="normal"/>
    </style:style>
    <style:style style:name="T382" style:family="text">
      <style:text-properties style:font-name="Times New Roman" fo:font-size="21pt" fo:font-weight="normal" officeooo:rsid="14cdd473" style:font-size-asian="18.3500003814697pt" style:font-weight-asian="normal" style:font-size-complex="21pt" style:font-weight-complex="normal"/>
    </style:style>
    <style:style style:name="T383" style:family="text">
      <style:text-properties officeooo:rsid="0016fbe0"/>
    </style:style>
    <style:style style:name="T384" style:family="text">
      <style:text-properties officeooo:rsid="0018134a"/>
    </style:style>
    <style:style style:name="T385" style:family="text">
      <style:text-properties officeooo:rsid="001a0367"/>
    </style:style>
    <style:style style:name="T386" style:family="text">
      <style:text-properties officeooo:rsid="001ca9f9"/>
    </style:style>
    <style:style style:name="T387" style:family="text">
      <style:text-properties officeooo:rsid="001cb7e0"/>
    </style:style>
    <style:style style:name="T388" style:family="text">
      <style:text-properties officeooo:rsid="00232251"/>
    </style:style>
    <style:style style:name="T389" style:family="text">
      <style:text-properties officeooo:rsid="0040f11c"/>
    </style:style>
    <style:style style:name="T390" style:family="text">
      <style:text-properties officeooo:rsid="004442d3"/>
    </style:style>
    <style:style style:name="T391" style:family="text">
      <style:text-properties officeooo:rsid="00453d38"/>
    </style:style>
    <style:style style:name="T392" style:family="text">
      <style:text-properties officeooo:rsid="0047590e"/>
    </style:style>
    <style:style style:name="T393" style:family="text">
      <style:text-properties officeooo:rsid="00495385"/>
    </style:style>
    <style:style style:name="T394" style:family="text">
      <style:text-properties officeooo:rsid="004a5474"/>
    </style:style>
    <style:style style:name="T395" style:family="text">
      <style:text-properties officeooo:rsid="004aa6d6"/>
    </style:style>
    <style:style style:name="T396" style:family="text">
      <style:text-properties officeooo:rsid="004d02e6"/>
    </style:style>
    <style:style style:name="T397" style:family="text">
      <style:text-properties officeooo:rsid="004ec73b"/>
    </style:style>
    <style:style style:name="T398" style:family="text">
      <style:text-properties officeooo:rsid="005065f8"/>
    </style:style>
    <style:style style:name="T399" style:family="text">
      <style:text-properties officeooo:rsid="0052a132"/>
    </style:style>
    <style:style style:name="T400" style:family="text">
      <style:text-properties officeooo:rsid="0053753f"/>
    </style:style>
    <style:style style:name="T401" style:family="text">
      <style:text-properties officeooo:rsid="005a8a9c"/>
    </style:style>
    <style:style style:name="T402" style:family="text">
      <style:text-properties officeooo:rsid="005b8c2e"/>
    </style:style>
    <style:style style:name="T403" style:family="text">
      <style:text-properties officeooo:rsid="005c5abd"/>
    </style:style>
    <style:style style:name="T404" style:family="text">
      <style:text-properties officeooo:rsid="005caacc"/>
    </style:style>
    <style:style style:name="T405" style:family="text">
      <style:text-properties officeooo:rsid="005e34e6"/>
    </style:style>
    <style:style style:name="T406" style:family="text">
      <style:text-properties officeooo:rsid="006028c5"/>
    </style:style>
    <style:style style:name="T407" style:family="text">
      <style:text-properties officeooo:rsid="0064a6b7"/>
    </style:style>
    <style:style style:name="T408" style:family="text">
      <style:text-properties officeooo:rsid="0065e749"/>
    </style:style>
    <style:style style:name="T409" style:family="text">
      <style:text-properties officeooo:rsid="00669a85"/>
    </style:style>
    <style:style style:name="T410" style:family="text">
      <style:text-properties officeooo:rsid="00678c2d"/>
    </style:style>
    <style:style style:name="T411" style:family="text">
      <style:text-properties officeooo:rsid="0069197e"/>
    </style:style>
    <style:style style:name="T412" style:family="text">
      <style:text-properties officeooo:rsid="0085f0bc"/>
    </style:style>
    <style:style style:name="T413" style:family="text">
      <style:text-properties officeooo:rsid="0088241a"/>
    </style:style>
    <style:style style:name="T414" style:family="text">
      <style:text-properties officeooo:rsid="0089d86b"/>
    </style:style>
    <style:style style:name="T415" style:family="text">
      <style:text-properties officeooo:rsid="008acfba"/>
    </style:style>
    <style:style style:name="T416" style:family="text">
      <style:text-properties officeooo:rsid="008eaef4"/>
    </style:style>
    <style:style style:name="T417" style:family="text">
      <style:text-properties officeooo:rsid="00a3f49a"/>
    </style:style>
    <style:style style:name="T418" style:family="text">
      <style:text-properties officeooo:rsid="00dd4c5d"/>
    </style:style>
    <style:style style:name="T419" style:family="text">
      <style:text-properties officeooo:rsid="00ddcbfb"/>
    </style:style>
    <style:style style:name="T420" style:family="text">
      <style:text-properties officeooo:rsid="00de5a86"/>
    </style:style>
    <style:style style:name="T421" style:family="text">
      <style:text-properties officeooo:rsid="00dfc6a1"/>
    </style:style>
    <style:style style:name="T422" style:family="text">
      <style:text-properties officeooo:rsid="00e0c4a3"/>
    </style:style>
    <style:style style:name="T423" style:family="text">
      <style:text-properties officeooo:rsid="00e1f1ac"/>
    </style:style>
    <style:style style:name="T424" style:family="text">
      <style:text-properties officeooo:rsid="00e2f838"/>
    </style:style>
    <style:style style:name="T425" style:family="text">
      <style:text-properties officeooo:rsid="00e4d6b9"/>
    </style:style>
    <style:style style:name="T426" style:family="text">
      <style:text-properties officeooo:rsid="00e6933d"/>
    </style:style>
    <style:style style:name="T427" style:family="text">
      <style:text-properties officeooo:rsid="00e76d62"/>
    </style:style>
    <style:style style:name="T428" style:family="text">
      <style:text-properties officeooo:rsid="00e8539b"/>
    </style:style>
    <style:style style:name="T429" style:family="text">
      <style:text-properties officeooo:rsid="00e91e30"/>
    </style:style>
    <style:style style:name="T430" style:family="text">
      <style:text-properties officeooo:rsid="00e9afc7"/>
    </style:style>
    <style:style style:name="T431" style:family="text">
      <style:text-properties officeooo:rsid="00e9b9ce"/>
    </style:style>
    <style:style style:name="T432" style:family="text">
      <style:text-properties officeooo:rsid="00ea59c8"/>
    </style:style>
    <style:style style:name="T433" style:family="text">
      <style:text-properties officeooo:rsid="00ec034d"/>
    </style:style>
    <style:style style:name="T434" style:family="text">
      <style:text-properties officeooo:rsid="00f3eb6d"/>
    </style:style>
    <style:style style:name="T435" style:family="text">
      <style:text-properties officeooo:rsid="00f5b5e8"/>
    </style:style>
    <style:style style:name="T436" style:family="text">
      <style:text-properties officeooo:rsid="00f6bed4"/>
    </style:style>
    <style:style style:name="T437" style:family="text">
      <style:text-properties officeooo:rsid="00f759c5"/>
    </style:style>
    <style:style style:name="T438" style:family="text">
      <style:text-properties officeooo:rsid="00f7755f"/>
    </style:style>
    <style:style style:name="T439" style:family="text">
      <style:text-properties officeooo:rsid="00f78829"/>
    </style:style>
    <style:style style:name="T440" style:family="text">
      <style:text-properties officeooo:rsid="00f82f58"/>
    </style:style>
    <style:style style:name="T441" style:family="text">
      <style:text-properties officeooo:rsid="00f9129a"/>
    </style:style>
    <style:style style:name="T442" style:family="text">
      <style:text-properties officeooo:rsid="00faa901"/>
    </style:style>
    <style:style style:name="T443" style:family="text">
      <style:text-properties officeooo:rsid="00fc5832"/>
    </style:style>
    <style:style style:name="T444" style:family="text">
      <style:text-properties officeooo:rsid="00fe0473"/>
    </style:style>
    <style:style style:name="T445" style:family="text">
      <style:text-properties officeooo:rsid="00fe141e"/>
    </style:style>
    <style:style style:name="T446" style:family="text">
      <style:text-properties officeooo:rsid="00ff4d89"/>
    </style:style>
    <style:style style:name="T447" style:family="text">
      <style:text-properties officeooo:rsid="01005772"/>
    </style:style>
    <style:style style:name="T448" style:family="text">
      <style:text-properties officeooo:rsid="01007ea2"/>
    </style:style>
    <style:style style:name="T449" style:family="text">
      <style:text-properties officeooo:rsid="0103b4ed"/>
    </style:style>
    <style:style style:name="T450" style:family="text">
      <style:text-properties officeooo:rsid="0103c865"/>
    </style:style>
    <style:style style:name="T451" style:family="text">
      <style:text-properties officeooo:rsid="01074ada"/>
    </style:style>
    <style:style style:name="T452" style:family="text">
      <style:text-properties officeooo:rsid="0108a383"/>
    </style:style>
    <style:style style:name="T453" style:family="text">
      <style:text-properties officeooo:rsid="010a1e85"/>
    </style:style>
    <style:style style:name="T454" style:family="text">
      <style:text-properties officeooo:rsid="010fbac0"/>
    </style:style>
    <style:style style:name="T455" style:family="text">
      <style:text-properties officeooo:rsid="01111a73"/>
    </style:style>
    <style:style style:name="T456" style:family="text">
      <style:text-properties officeooo:rsid="0111cd84"/>
    </style:style>
    <style:style style:name="T457" style:family="text">
      <style:text-properties officeooo:rsid="011b57a1"/>
    </style:style>
    <style:style style:name="T458" style:family="text">
      <style:text-properties officeooo:rsid="011dc478"/>
    </style:style>
    <style:style style:name="T459" style:family="text">
      <style:text-properties officeooo:rsid="013df436"/>
    </style:style>
    <style:style style:name="T460" style:family="text">
      <style:text-properties officeooo:rsid="01403779"/>
    </style:style>
    <style:style style:name="T461" style:family="text">
      <style:text-properties officeooo:rsid="0143ecfe"/>
    </style:style>
    <style:style style:name="T462" style:family="text">
      <style:text-properties officeooo:rsid="0149e417"/>
    </style:style>
    <style:style style:name="T463" style:family="text">
      <style:text-properties officeooo:rsid="014aa71d"/>
    </style:style>
    <style:style style:name="T464" style:family="text">
      <style:text-properties officeooo:rsid="01531c57"/>
    </style:style>
    <style:style style:name="T465" style:family="text">
      <style:text-properties officeooo:rsid="01533c71"/>
    </style:style>
    <style:style style:name="T466" style:family="text">
      <style:text-properties officeooo:rsid="015724da"/>
    </style:style>
    <style:style style:name="T467" style:family="text">
      <style:text-properties officeooo:rsid="0158f397"/>
    </style:style>
    <style:style style:name="T468" style:family="text">
      <style:text-properties officeooo:rsid="0159131a"/>
    </style:style>
    <style:style style:name="T469" style:family="text">
      <style:text-properties officeooo:rsid="0159cd10"/>
    </style:style>
    <style:style style:name="T470" style:family="text">
      <style:text-properties officeooo:rsid="015c12c5"/>
    </style:style>
    <style:style style:name="T471" style:family="text">
      <style:text-properties officeooo:rsid="015cf302"/>
    </style:style>
    <style:style style:name="T472" style:family="text">
      <style:text-properties officeooo:rsid="015dbe63"/>
    </style:style>
    <style:style style:name="T473" style:family="text">
      <style:text-properties officeooo:rsid="015dca55"/>
    </style:style>
    <style:style style:name="T474" style:family="text">
      <style:text-properties officeooo:rsid="015ef745"/>
    </style:style>
    <style:style style:name="T475" style:family="text">
      <style:text-properties officeooo:rsid="016249cb"/>
    </style:style>
    <style:style style:name="T476" style:family="text">
      <style:text-properties officeooo:rsid="0165ca67"/>
    </style:style>
    <style:style style:name="T477" style:family="text">
      <style:text-properties officeooo:rsid="0166e42b"/>
    </style:style>
    <style:style style:name="T478" style:family="text">
      <style:text-properties officeooo:rsid="0169fe65"/>
    </style:style>
    <style:style style:name="T479" style:family="text">
      <style:text-properties officeooo:rsid="016afa3b"/>
    </style:style>
    <style:style style:name="T480" style:family="text">
      <style:text-properties officeooo:rsid="016bbc04"/>
    </style:style>
    <style:style style:name="T481" style:family="text">
      <style:text-properties officeooo:rsid="016dd0d4"/>
    </style:style>
    <style:style style:name="T482" style:family="text">
      <style:text-properties officeooo:rsid="016f62b1"/>
    </style:style>
    <style:style style:name="T483" style:family="text">
      <style:text-properties officeooo:rsid="01708fd2"/>
    </style:style>
    <style:style style:name="T484" style:family="text">
      <style:text-properties officeooo:rsid="01731fca"/>
    </style:style>
    <style:style style:name="T485" style:family="text">
      <style:text-properties officeooo:rsid="0173ef8e"/>
    </style:style>
    <style:style style:name="T486" style:family="text">
      <style:text-properties officeooo:rsid="01751e8e"/>
    </style:style>
    <style:style style:name="T487" style:family="text">
      <style:text-properties officeooo:rsid="01767326"/>
    </style:style>
    <style:style style:name="T488" style:family="text">
      <style:text-properties officeooo:rsid="01797077"/>
    </style:style>
    <style:style style:name="T489" style:family="text">
      <style:text-properties officeooo:rsid="017a94cb"/>
    </style:style>
    <style:style style:name="T490" style:family="text">
      <style:text-properties officeooo:rsid="017c3e57"/>
    </style:style>
    <style:style style:name="T491" style:family="text">
      <style:text-properties officeooo:rsid="017d572c"/>
    </style:style>
    <style:style style:name="T492" style:family="text">
      <style:text-properties officeooo:rsid="017f4789"/>
    </style:style>
    <style:style style:name="T493" style:family="text">
      <style:text-properties officeooo:rsid="018105aa"/>
    </style:style>
    <style:style style:name="T494" style:family="text">
      <style:text-properties officeooo:rsid="0181647e"/>
    </style:style>
    <style:style style:name="T495" style:family="text">
      <style:text-properties officeooo:rsid="01822e3c"/>
    </style:style>
    <style:style style:name="T496" style:family="text">
      <style:text-properties officeooo:rsid="0182e470"/>
    </style:style>
    <style:style style:name="T497" style:family="text">
      <style:text-properties officeooo:rsid="0182e742"/>
    </style:style>
    <style:style style:name="T498" style:family="text">
      <style:text-properties officeooo:rsid="0186b5fe"/>
    </style:style>
    <style:style style:name="T499" style:family="text">
      <style:text-properties officeooo:rsid="01870bee"/>
    </style:style>
    <style:style style:name="T500" style:family="text">
      <style:text-properties officeooo:rsid="01881ca4"/>
    </style:style>
    <style:style style:name="T501" style:family="text">
      <style:text-properties officeooo:rsid="0189c359"/>
    </style:style>
    <style:style style:name="T502" style:family="text">
      <style:text-properties officeooo:rsid="018abc8e"/>
    </style:style>
    <style:style style:name="T503" style:family="text">
      <style:text-properties officeooo:rsid="018b9001"/>
    </style:style>
    <style:style style:name="T504" style:family="text">
      <style:text-properties officeooo:rsid="018c69a3"/>
    </style:style>
    <style:style style:name="T505" style:family="text">
      <style:text-properties officeooo:rsid="018e95ee"/>
    </style:style>
    <style:style style:name="T506" style:family="text">
      <style:text-properties officeooo:rsid="018f5577"/>
    </style:style>
    <style:style style:name="T507" style:family="text">
      <style:text-properties officeooo:rsid="0191fb43"/>
    </style:style>
    <style:style style:name="T508" style:family="text">
      <style:text-properties officeooo:rsid="0192fd9b"/>
    </style:style>
    <style:style style:name="T509" style:family="text">
      <style:text-properties officeooo:rsid="01abbf1d"/>
    </style:style>
    <style:style style:name="T510" style:family="text">
      <style:text-properties officeooo:rsid="01ac7eca"/>
    </style:style>
    <style:style style:name="T511" style:family="text">
      <style:text-properties officeooo:rsid="01ef65c0"/>
    </style:style>
    <style:style style:name="T512" style:family="text">
      <style:text-properties fo:font-weight="normal" style:font-weight-asian="normal" style:font-weight-complex="normal"/>
    </style:style>
    <style:style style:name="T513" style:family="text">
      <style:text-properties fo:font-weight="normal" officeooo:rsid="02289387" style:font-weight-asian="normal" style:font-weight-complex="normal"/>
    </style:style>
    <style:style style:name="T514" style:family="text">
      <style:text-properties fo:font-weight="normal" officeooo:rsid="022b1163" style:font-weight-asian="normal" style:font-weight-complex="normal"/>
    </style:style>
    <style:style style:name="T515" style:family="text">
      <style:text-properties fo:font-weight="normal" officeooo:rsid="0230e008" style:font-weight-asian="normal" style:font-weight-complex="normal"/>
    </style:style>
    <style:style style:name="T516" style:family="text">
      <style:text-properties fo:font-weight="normal" officeooo:rsid="02337660" style:font-weight-asian="normal" style:font-weight-complex="normal"/>
    </style:style>
    <style:style style:name="T517" style:family="text">
      <style:text-properties fo:font-weight="normal" officeooo:rsid="0235197b" style:font-weight-asian="normal" style:font-weight-complex="normal"/>
    </style:style>
    <style:style style:name="T518" style:family="text">
      <style:text-properties fo:font-weight="normal" officeooo:rsid="02366c49" style:font-weight-asian="normal" style:font-weight-complex="normal"/>
    </style:style>
    <style:style style:name="T519" style:family="text">
      <style:text-properties fo:font-weight="normal" officeooo:rsid="02375a1c" style:font-weight-asian="normal" style:font-weight-complex="normal"/>
    </style:style>
    <style:style style:name="T520" style:family="text">
      <style:text-properties fo:font-weight="normal" officeooo:rsid="02390944" style:font-weight-asian="normal" style:font-weight-complex="normal"/>
    </style:style>
    <style:style style:name="T521" style:family="text">
      <style:text-properties fo:font-weight="normal" officeooo:rsid="023909cd" style:font-weight-asian="normal" style:font-weight-complex="normal"/>
    </style:style>
    <style:style style:name="T522" style:family="text">
      <style:text-properties fo:font-weight="normal" officeooo:rsid="02398cc1" style:font-weight-asian="normal" style:font-weight-complex="normal"/>
    </style:style>
    <style:style style:name="T523" style:family="text">
      <style:text-properties fo:font-weight="normal" officeooo:rsid="023b1d2c" style:font-weight-asian="normal" style:font-weight-complex="normal"/>
    </style:style>
    <style:style style:name="T524" style:family="text">
      <style:text-properties fo:font-weight="normal" officeooo:rsid="023c73bc" style:font-weight-asian="normal" style:font-weight-complex="normal"/>
    </style:style>
    <style:style style:name="T525" style:family="text">
      <style:text-properties fo:font-weight="normal" officeooo:rsid="023e50f9" style:font-weight-asian="normal" style:font-weight-complex="normal"/>
    </style:style>
    <style:style style:name="T526" style:family="text">
      <style:text-properties fo:font-weight="normal" officeooo:rsid="02403306" style:font-weight-asian="normal" style:font-weight-complex="normal"/>
    </style:style>
    <style:style style:name="T527" style:family="text">
      <style:text-properties fo:font-weight="normal" officeooo:rsid="02416668" style:font-weight-asian="normal" style:font-weight-complex="normal"/>
    </style:style>
    <style:style style:name="T528" style:family="text">
      <style:text-properties fo:font-weight="normal" officeooo:rsid="0244ec56" style:font-weight-asian="normal" style:font-weight-complex="normal"/>
    </style:style>
    <style:style style:name="T529" style:family="text">
      <style:text-properties fo:font-weight="normal" officeooo:rsid="0246e9b5" style:font-weight-asian="normal" style:font-weight-complex="normal"/>
    </style:style>
    <style:style style:name="T530" style:family="text">
      <style:text-properties fo:font-weight="normal" officeooo:rsid="0247df71" style:font-weight-asian="normal" style:font-weight-complex="normal"/>
    </style:style>
    <style:style style:name="T531" style:family="text">
      <style:text-properties fo:font-weight="normal" officeooo:rsid="0247e1f7" style:font-weight-asian="normal" style:font-weight-complex="normal"/>
    </style:style>
    <style:style style:name="T532" style:family="text">
      <style:text-properties fo:font-weight="normal" officeooo:rsid="024a1219" style:font-weight-asian="normal" style:font-weight-complex="normal"/>
    </style:style>
    <style:style style:name="T533" style:family="text">
      <style:text-properties fo:font-weight="normal" officeooo:rsid="024a3009" style:font-weight-asian="normal" style:font-weight-complex="normal"/>
    </style:style>
    <style:style style:name="T534" style:family="text">
      <style:text-properties fo:font-weight="normal" officeooo:rsid="024d30fa" style:font-weight-asian="normal" style:font-weight-complex="normal"/>
    </style:style>
    <style:style style:name="T535" style:family="text">
      <style:text-properties fo:font-weight="normal" officeooo:rsid="024f2ec0" style:font-weight-asian="normal" style:font-weight-complex="normal"/>
    </style:style>
    <style:style style:name="T536" style:family="text">
      <style:text-properties fo:font-weight="normal" officeooo:rsid="0250f3bc" style:font-weight-asian="normal" style:font-weight-complex="normal"/>
    </style:style>
    <style:style style:name="T537" style:family="text">
      <style:text-properties fo:font-weight="normal" officeooo:rsid="0251854b" style:font-weight-asian="normal" style:font-weight-complex="normal"/>
    </style:style>
    <style:style style:name="T538" style:family="text">
      <style:text-properties fo:font-weight="normal" officeooo:rsid="02528b07" style:font-weight-asian="normal" style:font-weight-complex="normal"/>
    </style:style>
    <style:style style:name="T539" style:family="text">
      <style:text-properties fo:font-weight="normal" officeooo:rsid="0253b349" style:font-weight-asian="normal" style:font-weight-complex="normal"/>
    </style:style>
    <style:style style:name="T540" style:family="text">
      <style:text-properties fo:font-weight="normal" officeooo:rsid="0256f997" style:font-weight-asian="normal" style:font-weight-complex="normal"/>
    </style:style>
    <style:style style:name="T541" style:family="text">
      <style:text-properties fo:font-weight="normal" officeooo:rsid="02580f23" style:font-weight-asian="normal" style:font-weight-complex="normal"/>
    </style:style>
    <style:style style:name="T542" style:family="text">
      <style:text-properties fo:font-weight="normal" officeooo:rsid="025aecb3" style:font-weight-asian="normal" style:font-weight-complex="normal"/>
    </style:style>
    <style:style style:name="T543" style:family="text">
      <style:text-properties fo:font-weight="normal" officeooo:rsid="025c9b4d" style:font-weight-asian="normal" style:font-weight-complex="normal"/>
    </style:style>
    <style:style style:name="T544" style:family="text">
      <style:text-properties fo:font-weight="normal" officeooo:rsid="025efffe" style:font-weight-asian="normal" style:font-weight-complex="normal"/>
    </style:style>
    <style:style style:name="T545" style:family="text">
      <style:text-properties fo:font-weight="normal" officeooo:rsid="0260f611" style:font-weight-asian="normal" style:font-weight-complex="normal"/>
    </style:style>
    <style:style style:name="T546" style:family="text">
      <style:text-properties fo:font-weight="normal" officeooo:rsid="0263422e" style:font-weight-asian="normal" style:font-weight-complex="normal"/>
    </style:style>
    <style:style style:name="T547" style:family="text">
      <style:text-properties fo:font-weight="normal" officeooo:rsid="0264a4e5" style:font-weight-asian="normal" style:font-weight-complex="normal"/>
    </style:style>
    <style:style style:name="T548" style:family="text">
      <style:text-properties fo:font-weight="normal" officeooo:rsid="02668b91" style:font-weight-asian="normal" style:font-weight-complex="normal"/>
    </style:style>
    <style:style style:name="T549" style:family="text">
      <style:text-properties fo:font-weight="normal" officeooo:rsid="02674929" style:font-weight-asian="normal" style:font-weight-complex="normal"/>
    </style:style>
    <style:style style:name="T550" style:family="text">
      <style:text-properties fo:font-weight="normal" officeooo:rsid="026896c0" style:font-weight-asian="normal" style:font-weight-complex="normal"/>
    </style:style>
    <style:style style:name="T551" style:family="text">
      <style:text-properties fo:font-weight="normal" officeooo:rsid="026a5194" style:font-weight-asian="normal" style:font-weight-complex="normal"/>
    </style:style>
    <style:style style:name="T552" style:family="text">
      <style:text-properties fo:font-weight="normal" officeooo:rsid="026c6d22" style:font-weight-asian="normal" style:font-weight-complex="normal"/>
    </style:style>
    <style:style style:name="T553" style:family="text">
      <style:text-properties fo:font-weight="normal" officeooo:rsid="026ed809" style:font-weight-asian="normal" style:font-weight-complex="normal"/>
    </style:style>
    <style:style style:name="T554" style:family="text">
      <style:text-properties fo:font-weight="normal" officeooo:rsid="026fb156" style:font-weight-asian="normal" style:font-weight-complex="normal"/>
    </style:style>
    <style:style style:name="T555" style:family="text">
      <style:text-properties fo:font-weight="normal" officeooo:rsid="02719c61" style:font-weight-asian="normal" style:font-weight-complex="normal"/>
    </style:style>
    <style:style style:name="T556" style:family="text">
      <style:text-properties fo:font-weight="normal" officeooo:rsid="0273496c" style:font-weight-asian="normal" style:font-weight-complex="normal"/>
    </style:style>
    <style:style style:name="T557" style:family="text">
      <style:text-properties fo:font-weight="normal" officeooo:rsid="02743a2a" style:font-weight-asian="normal" style:font-weight-complex="normal"/>
    </style:style>
    <style:style style:name="T558" style:family="text">
      <style:text-properties fo:font-weight="normal" officeooo:rsid="02752a9c" style:font-weight-asian="normal" style:font-weight-complex="normal"/>
    </style:style>
    <style:style style:name="T559" style:family="text">
      <style:text-properties fo:font-weight="normal" officeooo:rsid="02752d26" style:font-weight-asian="normal" style:font-weight-complex="normal"/>
    </style:style>
    <style:style style:name="T560" style:family="text">
      <style:text-properties fo:font-weight="normal" officeooo:rsid="02771d98" style:font-weight-asian="normal" style:font-weight-complex="normal"/>
    </style:style>
    <style:style style:name="T561" style:family="text">
      <style:text-properties fo:font-weight="normal" officeooo:rsid="0277de7d" style:font-weight-asian="normal" style:font-weight-complex="normal"/>
    </style:style>
    <style:style style:name="T562" style:family="text">
      <style:text-properties fo:font-weight="normal" officeooo:rsid="027909bb" style:font-weight-asian="normal" style:font-weight-complex="normal"/>
    </style:style>
    <style:style style:name="T563" style:family="text">
      <style:text-properties fo:font-weight="normal" officeooo:rsid="027a1aa2" style:font-weight-asian="normal" style:font-weight-complex="normal"/>
    </style:style>
    <style:style style:name="T564" style:family="text">
      <style:text-properties fo:font-weight="normal" officeooo:rsid="027ba20d" style:font-weight-asian="normal" style:font-weight-complex="normal"/>
    </style:style>
    <style:style style:name="T565" style:family="text">
      <style:text-properties fo:font-weight="normal" officeooo:rsid="027bf128" style:font-weight-asian="normal" style:font-weight-complex="normal"/>
    </style:style>
    <style:style style:name="T566" style:family="text">
      <style:text-properties fo:font-weight="normal" officeooo:rsid="027c8c4e" style:font-weight-asian="normal" style:font-weight-complex="normal"/>
    </style:style>
    <style:style style:name="T567" style:family="text">
      <style:text-properties fo:font-weight="normal" officeooo:rsid="027d2802" style:font-weight-asian="normal" style:font-weight-complex="normal"/>
    </style:style>
    <style:style style:name="T568" style:family="text">
      <style:text-properties fo:font-weight="normal" officeooo:rsid="027e093a" style:font-weight-asian="normal" style:font-weight-complex="normal"/>
    </style:style>
    <style:style style:name="T569" style:family="text">
      <style:text-properties fo:font-weight="normal" officeooo:rsid="027fe655" style:font-weight-asian="normal" style:font-weight-complex="normal"/>
    </style:style>
    <style:style style:name="T570" style:family="text">
      <style:text-properties fo:font-weight="normal" officeooo:rsid="0288701b" style:font-weight-asian="normal" style:font-weight-complex="normal"/>
    </style:style>
    <style:style style:name="T571" style:family="text">
      <style:text-properties fo:font-weight="normal" officeooo:rsid="02b5f4c7" style:font-weight-asian="normal" style:font-weight-complex="normal"/>
    </style:style>
    <style:style style:name="T572" style:family="text">
      <style:text-properties fo:font-weight="normal" officeooo:rsid="02bd7441" style:font-weight-asian="normal" style:font-weight-complex="normal"/>
    </style:style>
    <style:style style:name="T573" style:family="text">
      <style:text-properties fo:font-weight="normal" officeooo:rsid="02bf0ef1" style:font-weight-asian="normal" style:font-weight-complex="normal"/>
    </style:style>
    <style:style style:name="T574" style:family="text">
      <style:text-properties fo:font-weight="normal" officeooo:rsid="02c1081b" style:font-weight-asian="normal" style:font-weight-complex="normal"/>
    </style:style>
    <style:style style:name="T575" style:family="text">
      <style:text-properties fo:font-weight="normal" officeooo:rsid="02c16d50" style:font-weight-asian="normal" style:font-weight-complex="normal"/>
    </style:style>
    <style:style style:name="T576" style:family="text">
      <style:text-properties fo:font-weight="normal" officeooo:rsid="02c59247" style:font-weight-asian="normal" style:font-weight-complex="normal"/>
    </style:style>
    <style:style style:name="T577" style:family="text">
      <style:text-properties fo:font-weight="normal" officeooo:rsid="02c77fb2" style:font-weight-asian="normal" style:font-weight-complex="normal"/>
    </style:style>
    <style:style style:name="T578" style:family="text">
      <style:text-properties fo:font-weight="normal" officeooo:rsid="02c8379b" style:font-weight-asian="normal" style:font-weight-complex="normal"/>
    </style:style>
    <style:style style:name="T579" style:family="text">
      <style:text-properties fo:font-weight="normal" officeooo:rsid="02c8e6f0" style:font-weight-asian="normal" style:font-weight-complex="normal"/>
    </style:style>
    <style:style style:name="T580" style:family="text">
      <style:text-properties fo:font-weight="normal" officeooo:rsid="02c926ea" style:font-weight-asian="normal" style:font-weight-complex="normal"/>
    </style:style>
    <style:style style:name="T581" style:family="text">
      <style:text-properties fo:font-weight="normal" officeooo:rsid="02c9fe0c" style:font-weight-asian="normal" style:font-weight-complex="normal"/>
    </style:style>
    <style:style style:name="T582" style:family="text">
      <style:text-properties fo:font-weight="normal" officeooo:rsid="02cd5735" style:font-weight-asian="normal" style:font-weight-complex="normal"/>
    </style:style>
    <style:style style:name="T583" style:family="text">
      <style:text-properties fo:font-weight="normal" officeooo:rsid="02cde49c" style:font-weight-asian="normal" style:font-weight-complex="normal"/>
    </style:style>
    <style:style style:name="T584" style:family="text">
      <style:text-properties fo:font-weight="normal" officeooo:rsid="02cf0485" style:font-weight-asian="normal" style:font-weight-complex="normal"/>
    </style:style>
    <style:style style:name="T585" style:family="text">
      <style:text-properties fo:font-weight="normal" officeooo:rsid="02d100db" style:font-weight-asian="normal" style:font-weight-complex="normal"/>
    </style:style>
    <style:style style:name="T586" style:family="text">
      <style:text-properties fo:font-weight="normal" officeooo:rsid="02d4444a" style:font-weight-asian="normal" style:font-weight-complex="normal"/>
    </style:style>
    <style:style style:name="T587" style:family="text">
      <style:text-properties fo:font-weight="normal" officeooo:rsid="02d53752" style:font-weight-asian="normal" style:font-weight-complex="normal"/>
    </style:style>
    <style:style style:name="T588" style:family="text">
      <style:text-properties fo:font-weight="normal" officeooo:rsid="02d54f9d" style:font-weight-asian="normal" style:font-weight-complex="normal"/>
    </style:style>
    <style:style style:name="T589" style:family="text">
      <style:text-properties fo:font-weight="normal" officeooo:rsid="07950362" style:font-weight-asian="normal" style:font-weight-complex="normal"/>
    </style:style>
    <style:style style:name="T590" style:family="text">
      <style:text-properties fo:font-weight="normal" officeooo:rsid="0797e046" style:font-weight-asian="normal" style:font-weight-complex="normal"/>
    </style:style>
    <style:style style:name="T591" style:family="text">
      <style:text-properties fo:font-weight="normal" officeooo:rsid="07990afd" style:font-weight-asian="normal" style:font-weight-complex="normal"/>
    </style:style>
    <style:style style:name="T592" style:family="text">
      <style:text-properties fo:font-weight="normal" officeooo:rsid="079c2586" style:font-weight-asian="normal" style:font-weight-complex="normal"/>
    </style:style>
    <style:style style:name="T593" style:family="text">
      <style:text-properties fo:font-weight="normal" officeooo:rsid="079ef516" style:font-weight-asian="normal" style:font-weight-complex="normal"/>
    </style:style>
    <style:style style:name="T594" style:family="text">
      <style:text-properties fo:font-weight="normal" officeooo:rsid="079f2148" style:font-weight-asian="normal" style:font-weight-complex="normal"/>
    </style:style>
    <style:style style:name="T595" style:family="text">
      <style:text-properties fo:font-weight="normal" officeooo:rsid="07afc0cb" style:font-weight-asian="normal" style:font-weight-complex="normal"/>
    </style:style>
    <style:style style:name="T596" style:family="text">
      <style:text-properties fo:font-weight="normal" officeooo:rsid="0ab7c8cc" style:font-weight-asian="normal" style:font-weight-complex="normal"/>
    </style:style>
    <style:style style:name="T597" style:family="text">
      <style:text-properties fo:font-weight="normal" officeooo:rsid="0ab9a442" style:font-weight-asian="normal" style:font-weight-complex="normal"/>
    </style:style>
    <style:style style:name="T598" style:family="text">
      <style:text-properties fo:font-weight="normal" officeooo:rsid="0abb93fc" style:font-weight-asian="normal" style:font-weight-complex="normal"/>
    </style:style>
    <style:style style:name="T599" style:family="text">
      <style:text-properties fo:font-weight="normal" officeooo:rsid="0abd79d1" style:font-weight-asian="normal" style:font-weight-complex="normal"/>
    </style:style>
    <style:style style:name="T600" style:family="text">
      <style:text-properties fo:font-weight="normal" officeooo:rsid="0abe7e3a" style:font-weight-asian="normal" style:font-weight-complex="normal"/>
    </style:style>
    <style:style style:name="T601" style:family="text">
      <style:text-properties fo:font-weight="normal" officeooo:rsid="0abf530d" style:font-weight-asian="normal" style:font-weight-complex="normal"/>
    </style:style>
    <style:style style:name="T602" style:family="text">
      <style:text-properties fo:font-weight="normal" officeooo:rsid="0ac029ed" style:font-weight-asian="normal" style:font-weight-complex="normal"/>
    </style:style>
    <style:style style:name="T603" style:family="text">
      <style:text-properties fo:font-weight="normal" officeooo:rsid="0ac0db48" style:font-weight-asian="normal" style:font-weight-complex="normal"/>
    </style:style>
    <style:style style:name="T604" style:family="text">
      <style:text-properties fo:font-weight="normal" officeooo:rsid="0ac0f4fa" style:font-weight-asian="normal" style:font-weight-complex="normal"/>
    </style:style>
    <style:style style:name="T605" style:family="text">
      <style:text-properties fo:font-weight="normal" officeooo:rsid="0ac31bea" style:font-weight-asian="normal" style:font-weight-complex="normal"/>
    </style:style>
    <style:style style:name="T606" style:family="text">
      <style:text-properties fo:font-weight="normal" officeooo:rsid="0ac39e2e" style:font-weight-asian="normal" style:font-weight-complex="normal"/>
    </style:style>
    <style:style style:name="T607" style:family="text">
      <style:text-properties fo:font-weight="normal" officeooo:rsid="0ac5930e" style:font-weight-asian="normal" style:font-weight-complex="normal"/>
    </style:style>
    <style:style style:name="T608" style:family="text">
      <style:text-properties fo:font-weight="normal" officeooo:rsid="0ac6cba4" style:font-weight-asian="normal" style:font-weight-complex="normal"/>
    </style:style>
    <style:style style:name="T609" style:family="text">
      <style:text-properties fo:font-weight="normal" officeooo:rsid="0ac8f267" style:font-weight-asian="normal" style:font-weight-complex="normal"/>
    </style:style>
    <style:style style:name="T610" style:family="text">
      <style:text-properties fo:font-weight="normal" officeooo:rsid="0ac923dc" style:font-weight-asian="normal" style:font-weight-complex="normal"/>
    </style:style>
    <style:style style:name="T611" style:family="text">
      <style:text-properties fo:font-weight="normal" officeooo:rsid="0ac9d921" style:font-weight-asian="normal" style:font-weight-complex="normal"/>
    </style:style>
    <style:style style:name="T612" style:family="text">
      <style:text-properties fo:font-weight="normal" officeooo:rsid="0acb1e75" style:font-weight-asian="normal" style:font-weight-complex="normal"/>
    </style:style>
    <style:style style:name="T613" style:family="text">
      <style:text-properties fo:font-weight="normal" officeooo:rsid="0accacd9" style:font-weight-asian="normal" style:font-weight-complex="normal"/>
    </style:style>
    <style:style style:name="T614" style:family="text">
      <style:text-properties fo:font-weight="normal" officeooo:rsid="0acdcf71" style:font-weight-asian="normal" style:font-weight-complex="normal"/>
    </style:style>
    <style:style style:name="T615" style:family="text">
      <style:text-properties fo:font-weight="normal" officeooo:rsid="0ace65d1" style:font-weight-asian="normal" style:font-weight-complex="normal"/>
    </style:style>
    <style:style style:name="T616" style:family="text">
      <style:text-properties fo:font-weight="normal" officeooo:rsid="0ace7719" style:font-weight-asian="normal" style:font-weight-complex="normal"/>
    </style:style>
    <style:style style:name="T617" style:family="text">
      <style:text-properties fo:font-weight="normal" officeooo:rsid="0acf8006" style:font-weight-asian="normal" style:font-weight-complex="normal"/>
    </style:style>
    <style:style style:name="T618" style:family="text">
      <style:text-properties fo:font-weight="normal" officeooo:rsid="0ad0b556" style:font-weight-asian="normal" style:font-weight-complex="normal"/>
    </style:style>
    <style:style style:name="T619" style:family="text">
      <style:text-properties fo:font-weight="normal" officeooo:rsid="0ad264a4" style:font-weight-asian="normal" style:font-weight-complex="normal"/>
    </style:style>
    <style:style style:name="T620" style:family="text">
      <style:text-properties fo:font-weight="normal" officeooo:rsid="0ad3f5f3" style:font-weight-asian="normal" style:font-weight-complex="normal"/>
    </style:style>
    <style:style style:name="T621" style:family="text">
      <style:text-properties fo:font-weight="normal" officeooo:rsid="0ad42ad0" style:font-weight-asian="normal" style:font-weight-complex="normal"/>
    </style:style>
    <style:style style:name="T622" style:family="text">
      <style:text-properties fo:font-weight="normal" officeooo:rsid="0ad79611" style:font-weight-asian="normal" style:font-weight-complex="normal"/>
    </style:style>
    <style:style style:name="T623" style:family="text">
      <style:text-properties fo:font-weight="normal" officeooo:rsid="0ad9434a" style:font-weight-asian="normal" style:font-weight-complex="normal"/>
    </style:style>
    <style:style style:name="T624" style:family="text">
      <style:text-properties fo:font-weight="normal" officeooo:rsid="0adb1c33" style:font-weight-asian="normal" style:font-weight-complex="normal"/>
    </style:style>
    <style:style style:name="T625" style:family="text">
      <style:text-properties fo:font-weight="normal" officeooo:rsid="0adcb9d4" style:font-weight-asian="normal" style:font-weight-complex="normal"/>
    </style:style>
    <style:style style:name="T626" style:family="text">
      <style:text-properties fo:font-weight="normal" officeooo:rsid="0adf1487" style:font-weight-asian="normal" style:font-weight-complex="normal"/>
    </style:style>
    <style:style style:name="T627" style:family="text">
      <style:text-properties fo:font-weight="normal" officeooo:rsid="0ae0c800" style:font-weight-asian="normal" style:font-weight-complex="normal"/>
    </style:style>
    <style:style style:name="T628" style:family="text">
      <style:text-properties fo:font-weight="normal" officeooo:rsid="0ae1b2b1" style:font-weight-asian="normal" style:font-weight-complex="normal"/>
    </style:style>
    <style:style style:name="T629" style:family="text">
      <style:text-properties fo:font-weight="normal" officeooo:rsid="0ae24fc9" style:font-weight-asian="normal" style:font-weight-complex="normal"/>
    </style:style>
    <style:style style:name="T630" style:family="text">
      <style:text-properties fo:font-weight="normal" officeooo:rsid="0ae61029" style:font-weight-asian="normal" style:font-weight-complex="normal"/>
    </style:style>
    <style:style style:name="T631" style:family="text">
      <style:text-properties fo:font-weight="normal" officeooo:rsid="0ae72586" style:font-weight-asian="normal" style:font-weight-complex="normal"/>
    </style:style>
    <style:style style:name="T632" style:family="text">
      <style:text-properties fo:font-weight="normal" officeooo:rsid="0aed4167" style:font-weight-asian="normal" style:font-weight-complex="normal"/>
    </style:style>
    <style:style style:name="T633" style:family="text">
      <style:text-properties fo:font-weight="normal" officeooo:rsid="0aef5c8e" style:font-weight-asian="normal" style:font-weight-complex="normal"/>
    </style:style>
    <style:style style:name="T634" style:family="text">
      <style:text-properties fo:font-weight="normal" officeooo:rsid="0af0bcd2" style:font-weight-asian="normal" style:font-weight-complex="normal"/>
    </style:style>
    <style:style style:name="T635" style:family="text">
      <style:text-properties fo:font-weight="normal" officeooo:rsid="0af18d6a" style:font-weight-asian="normal" style:font-weight-complex="normal"/>
    </style:style>
    <style:style style:name="T636" style:family="text">
      <style:text-properties fo:font-weight="normal" officeooo:rsid="0af255fd" style:font-weight-asian="normal" style:font-weight-complex="normal"/>
    </style:style>
    <style:style style:name="T637" style:family="text">
      <style:text-properties fo:font-weight="normal" officeooo:rsid="0af3547b" style:font-weight-asian="normal" style:font-weight-complex="normal"/>
    </style:style>
    <style:style style:name="T638" style:family="text">
      <style:text-properties fo:font-weight="normal" officeooo:rsid="0af39140" style:font-weight-asian="normal" style:font-weight-complex="normal"/>
    </style:style>
    <style:style style:name="T639" style:family="text">
      <style:text-properties fo:font-weight="normal" officeooo:rsid="0af44d85" style:font-weight-asian="normal" style:font-weight-complex="normal"/>
    </style:style>
    <style:style style:name="T640" style:family="text">
      <style:text-properties fo:font-weight="normal" officeooo:rsid="0af4dffd" style:font-weight-asian="normal" style:font-weight-complex="normal"/>
    </style:style>
    <style:style style:name="T641" style:family="text">
      <style:text-properties fo:font-weight="normal" officeooo:rsid="0af67d2f" style:font-weight-asian="normal" style:font-weight-complex="normal"/>
    </style:style>
    <style:style style:name="T642" style:family="text">
      <style:text-properties fo:font-weight="normal" officeooo:rsid="0af7853c" style:font-weight-asian="normal" style:font-weight-complex="normal"/>
    </style:style>
    <style:style style:name="T643" style:family="text">
      <style:text-properties fo:font-weight="normal" officeooo:rsid="0afa394f" style:font-weight-asian="normal" style:font-weight-complex="normal"/>
    </style:style>
    <style:style style:name="T644" style:family="text">
      <style:text-properties fo:font-weight="normal" officeooo:rsid="0afd2b78" style:font-weight-asian="normal" style:font-weight-complex="normal"/>
    </style:style>
    <style:style style:name="T645" style:family="text">
      <style:text-properties fo:font-weight="normal" officeooo:rsid="0afd51c6" style:font-weight-asian="normal" style:font-weight-complex="normal"/>
    </style:style>
    <style:style style:name="T646" style:family="text">
      <style:text-properties fo:font-weight="normal" officeooo:rsid="0aff5861" style:font-weight-asian="normal" style:font-weight-complex="normal"/>
    </style:style>
    <style:style style:name="T647" style:family="text">
      <style:text-properties fo:font-weight="normal" officeooo:rsid="0b00b639" style:font-weight-asian="normal" style:font-weight-complex="normal"/>
    </style:style>
    <style:style style:name="T648" style:family="text">
      <style:text-properties fo:font-weight="normal" officeooo:rsid="0b0175e8" style:font-weight-asian="normal" style:font-weight-complex="normal"/>
    </style:style>
    <style:style style:name="T649" style:family="text">
      <style:text-properties fo:font-weight="normal" officeooo:rsid="0b02e640" style:font-weight-asian="normal" style:font-weight-complex="normal"/>
    </style:style>
    <style:style style:name="T650" style:family="text">
      <style:text-properties fo:font-weight="normal" officeooo:rsid="0b048ef3" style:font-weight-asian="normal" style:font-weight-complex="normal"/>
    </style:style>
    <style:style style:name="T651" style:family="text">
      <style:text-properties fo:font-weight="normal" officeooo:rsid="0b067f32" style:font-weight-asian="normal" style:font-weight-complex="normal"/>
    </style:style>
    <style:style style:name="T652" style:family="text">
      <style:text-properties fo:font-weight="normal" officeooo:rsid="0b096441" style:font-weight-asian="normal" style:font-weight-complex="normal"/>
    </style:style>
    <style:style style:name="T653" style:family="text">
      <style:text-properties fo:font-weight="normal" officeooo:rsid="0b0c1130" style:font-weight-asian="normal" style:font-weight-complex="normal"/>
    </style:style>
    <style:style style:name="T654" style:family="text">
      <style:text-properties fo:font-weight="normal" officeooo:rsid="0b0e5823" style:font-weight-asian="normal" style:font-weight-complex="normal"/>
    </style:style>
    <style:style style:name="T655" style:family="text">
      <style:text-properties fo:font-weight="normal" officeooo:rsid="0b0fd4dc" style:font-weight-asian="normal" style:font-weight-complex="normal"/>
    </style:style>
    <style:style style:name="T656" style:family="text">
      <style:text-properties fo:font-weight="normal" officeooo:rsid="0b106942" style:font-weight-asian="normal" style:font-weight-complex="normal"/>
    </style:style>
    <style:style style:name="T657" style:family="text">
      <style:text-properties fo:font-weight="normal" officeooo:rsid="0b120639" style:font-weight-asian="normal" style:font-weight-complex="normal"/>
    </style:style>
    <style:style style:name="T658" style:family="text">
      <style:text-properties fo:font-weight="normal" officeooo:rsid="0b12b00e" style:font-weight-asian="normal" style:font-weight-complex="normal"/>
    </style:style>
    <style:style style:name="T659" style:family="text">
      <style:text-properties fo:font-weight="normal" officeooo:rsid="0b13951c" style:font-weight-asian="normal" style:font-weight-complex="normal"/>
    </style:style>
    <style:style style:name="T660" style:family="text">
      <style:text-properties fo:font-weight="normal" officeooo:rsid="0b13fec3" style:font-weight-asian="normal" style:font-weight-complex="normal"/>
    </style:style>
    <style:style style:name="T661" style:family="text">
      <style:text-properties fo:font-weight="normal" officeooo:rsid="0b19486a" style:font-weight-asian="normal" style:font-weight-complex="normal"/>
    </style:style>
    <style:style style:name="T662" style:family="text">
      <style:text-properties fo:font-weight="normal" officeooo:rsid="0b1a6b7b" style:font-weight-asian="normal" style:font-weight-complex="normal"/>
    </style:style>
    <style:style style:name="T663" style:family="text">
      <style:text-properties fo:font-weight="normal" officeooo:rsid="0b1bb9e8" style:font-weight-asian="normal" style:font-weight-complex="normal"/>
    </style:style>
    <style:style style:name="T664" style:family="text">
      <style:text-properties fo:font-weight="normal" officeooo:rsid="0b1d7b8d" style:font-weight-asian="normal" style:font-weight-complex="normal"/>
    </style:style>
    <style:style style:name="T665" style:family="text">
      <style:text-properties fo:font-weight="normal" officeooo:rsid="0b1e57d2" style:font-weight-asian="normal" style:font-weight-complex="normal"/>
    </style:style>
    <style:style style:name="T666" style:family="text">
      <style:text-properties fo:font-weight="normal" officeooo:rsid="0b1f466e" style:font-weight-asian="normal" style:font-weight-complex="normal"/>
    </style:style>
    <style:style style:name="T667" style:family="text">
      <style:text-properties fo:font-weight="normal" officeooo:rsid="0b214af3" style:font-weight-asian="normal" style:font-weight-complex="normal"/>
    </style:style>
    <style:style style:name="T668" style:family="text">
      <style:text-properties fo:font-weight="normal" officeooo:rsid="0b21b1db" style:font-weight-asian="normal" style:font-weight-complex="normal"/>
    </style:style>
    <style:style style:name="T669" style:family="text">
      <style:text-properties fo:font-weight="normal" officeooo:rsid="0b22a8f4" style:font-weight-asian="normal" style:font-weight-complex="normal"/>
    </style:style>
    <style:style style:name="T670" style:family="text">
      <style:text-properties fo:font-weight="normal" officeooo:rsid="0b24a674" style:font-weight-asian="normal" style:font-weight-complex="normal"/>
    </style:style>
    <style:style style:name="T671" style:family="text">
      <style:text-properties fo:font-weight="normal" officeooo:rsid="0b25a11d" style:font-weight-asian="normal" style:font-weight-complex="normal"/>
    </style:style>
    <style:style style:name="T672" style:family="text">
      <style:text-properties fo:font-weight="normal" officeooo:rsid="0b272c4f" style:font-weight-asian="normal" style:font-weight-complex="normal"/>
    </style:style>
    <style:style style:name="T673" style:family="text">
      <style:text-properties fo:font-weight="normal" officeooo:rsid="0b277312" style:font-weight-asian="normal" style:font-weight-complex="normal"/>
    </style:style>
    <style:style style:name="T674" style:family="text">
      <style:text-properties fo:font-weight="normal" officeooo:rsid="0b27b13d" style:font-weight-asian="normal" style:font-weight-complex="normal"/>
    </style:style>
    <style:style style:name="T675" style:family="text">
      <style:text-properties fo:font-weight="normal" officeooo:rsid="0b286207" style:font-weight-asian="normal" style:font-weight-complex="normal"/>
    </style:style>
    <style:style style:name="T676" style:family="text">
      <style:text-properties fo:font-weight="normal" officeooo:rsid="0b295de6" style:font-weight-asian="normal" style:font-weight-complex="normal"/>
    </style:style>
    <style:style style:name="T677" style:family="text">
      <style:text-properties fo:font-weight="normal" officeooo:rsid="0b2a12f4" style:font-weight-asian="normal" style:font-weight-complex="normal"/>
    </style:style>
    <style:style style:name="T678" style:family="text">
      <style:text-properties fo:font-weight="normal" officeooo:rsid="0b2f8655" style:font-weight-asian="normal" style:font-weight-complex="normal"/>
    </style:style>
    <style:style style:name="T679" style:family="text">
      <style:text-properties fo:font-weight="normal" officeooo:rsid="0c6c81cc" style:font-weight-asian="normal" style:font-weight-complex="normal"/>
    </style:style>
    <style:style style:name="T680" style:family="text">
      <style:text-properties fo:font-weight="normal" officeooo:rsid="0d1333b0" style:font-weight-asian="normal" style:font-weight-complex="normal"/>
    </style:style>
    <style:style style:name="T681" style:family="text">
      <style:text-properties fo:font-weight="normal" officeooo:rsid="0d147b55" style:font-weight-asian="normal" style:font-weight-complex="normal"/>
    </style:style>
    <style:style style:name="T682" style:family="text">
      <style:text-properties fo:font-weight="normal" officeooo:rsid="0d14ed3f" style:font-weight-asian="normal" style:font-weight-complex="normal"/>
    </style:style>
    <style:style style:name="T683" style:family="text">
      <style:text-properties fo:font-weight="normal" officeooo:rsid="0d166e29" style:font-weight-asian="normal" style:font-weight-complex="normal"/>
    </style:style>
    <style:style style:name="T684" style:family="text">
      <style:text-properties fo:font-weight="normal" officeooo:rsid="0d176e40" style:font-weight-asian="normal" style:font-weight-complex="normal"/>
    </style:style>
    <style:style style:name="T685" style:family="text">
      <style:text-properties fo:font-weight="normal" officeooo:rsid="0d1cfbbb" style:font-weight-asian="normal" style:font-weight-complex="normal"/>
    </style:style>
    <style:style style:name="T686" style:family="text">
      <style:text-properties fo:font-weight="normal" officeooo:rsid="0d1e9c8b" style:font-weight-asian="normal" style:font-weight-complex="normal"/>
    </style:style>
    <style:style style:name="T687" style:family="text">
      <style:text-properties fo:font-weight="normal" officeooo:rsid="0d1eaf33" style:font-weight-asian="normal" style:font-weight-complex="normal"/>
    </style:style>
    <style:style style:name="T688" style:family="text">
      <style:text-properties fo:font-weight="normal" officeooo:rsid="0d209ad6" style:font-weight-asian="normal" style:font-weight-complex="normal"/>
    </style:style>
    <style:style style:name="T689" style:family="text">
      <style:text-properties fo:font-weight="normal" officeooo:rsid="0d217f80" style:font-weight-asian="normal" style:font-weight-complex="normal"/>
    </style:style>
    <style:style style:name="T690" style:family="text">
      <style:text-properties fo:font-weight="normal" officeooo:rsid="0d218f26" style:font-weight-asian="normal" style:font-weight-complex="normal"/>
    </style:style>
    <style:style style:name="T691" style:family="text">
      <style:text-properties fo:font-weight="normal" officeooo:rsid="0d21cb21" style:font-weight-asian="normal" style:font-weight-complex="normal"/>
    </style:style>
    <style:style style:name="T692" style:family="text">
      <style:text-properties fo:font-weight="normal" officeooo:rsid="0d23c3b4" style:font-weight-asian="normal" style:font-weight-complex="normal"/>
    </style:style>
    <style:style style:name="T693" style:family="text">
      <style:text-properties fo:font-weight="normal" officeooo:rsid="0d2544f7" style:font-weight-asian="normal" style:font-weight-complex="normal"/>
    </style:style>
    <style:style style:name="T694" style:family="text">
      <style:text-properties fo:font-weight="normal" officeooo:rsid="0d256989" style:font-weight-asian="normal" style:font-weight-complex="normal"/>
    </style:style>
    <style:style style:name="T695" style:family="text">
      <style:text-properties fo:font-weight="normal" officeooo:rsid="0e975bfe" style:font-weight-asian="normal" style:font-weight-complex="normal"/>
    </style:style>
    <style:style style:name="T696" style:family="text">
      <style:text-properties fo:font-weight="normal" officeooo:rsid="0e9928f8" style:font-weight-asian="normal" style:font-weight-complex="normal"/>
    </style:style>
    <style:style style:name="T697" style:family="text">
      <style:text-properties fo:font-weight="normal" officeooo:rsid="0fcee290" style:font-weight-asian="normal" style:font-weight-complex="normal"/>
    </style:style>
    <style:style style:name="T698" style:family="text">
      <style:text-properties fo:font-weight="normal" officeooo:rsid="0fd073e7" style:font-weight-asian="normal" style:font-weight-complex="normal"/>
    </style:style>
    <style:style style:name="T699" style:family="text">
      <style:text-properties fo:font-weight="normal" officeooo:rsid="0fd11087" style:font-weight-asian="normal" style:font-weight-complex="normal"/>
    </style:style>
    <style:style style:name="T700" style:family="text">
      <style:text-properties fo:font-weight="normal" officeooo:rsid="0fd11cb5" style:font-weight-asian="normal" style:font-weight-complex="normal"/>
    </style:style>
    <style:style style:name="T701" style:family="text">
      <style:text-properties fo:font-weight="normal" officeooo:rsid="0fd16678" style:font-weight-asian="normal" style:font-weight-complex="normal"/>
    </style:style>
    <style:style style:name="T702" style:family="text">
      <style:text-properties fo:font-weight="normal" officeooo:rsid="0fd2ad57" style:font-weight-asian="normal" style:font-weight-complex="normal"/>
    </style:style>
    <style:style style:name="T703" style:family="text">
      <style:text-properties fo:font-weight="normal" officeooo:rsid="0fd396a6" style:font-weight-asian="normal" style:font-weight-complex="normal"/>
    </style:style>
    <style:style style:name="T704" style:family="text">
      <style:text-properties fo:font-weight="normal" officeooo:rsid="0fd4580c" style:font-weight-asian="normal" style:font-weight-complex="normal"/>
    </style:style>
    <style:style style:name="T705" style:family="text">
      <style:text-properties fo:font-weight="normal" officeooo:rsid="0fd65322" style:font-weight-asian="normal" style:font-weight-complex="normal"/>
    </style:style>
    <style:style style:name="T706" style:family="text">
      <style:text-properties fo:font-weight="normal" officeooo:rsid="0fd7f268" style:font-weight-asian="normal" style:font-weight-complex="normal"/>
    </style:style>
    <style:style style:name="T707" style:family="text">
      <style:text-properties fo:font-weight="normal" officeooo:rsid="0fd820c5" style:font-weight-asian="normal" style:font-weight-complex="normal"/>
    </style:style>
    <style:style style:name="T708" style:family="text">
      <style:text-properties fo:font-weight="normal" officeooo:rsid="0fd8931b" style:font-weight-asian="normal" style:font-weight-complex="normal"/>
    </style:style>
    <style:style style:name="T709" style:family="text">
      <style:text-properties fo:font-weight="normal" officeooo:rsid="0fdbb6da" style:font-weight-asian="normal" style:font-weight-complex="normal"/>
    </style:style>
    <style:style style:name="T710" style:family="text">
      <style:text-properties fo:font-weight="normal" officeooo:rsid="0fde5f0f" style:font-weight-asian="normal" style:font-weight-complex="normal"/>
    </style:style>
    <style:style style:name="T711" style:family="text">
      <style:text-properties fo:font-weight="normal" officeooo:rsid="0fdfb489" style:font-weight-asian="normal" style:font-weight-complex="normal"/>
    </style:style>
    <style:style style:name="T712" style:family="text">
      <style:text-properties fo:font-weight="normal" officeooo:rsid="0fdfe0a2" style:font-weight-asian="normal" style:font-weight-complex="normal"/>
    </style:style>
    <style:style style:name="T713" style:family="text">
      <style:text-properties fo:font-weight="normal" officeooo:rsid="0fe18b48" style:font-weight-asian="normal" style:font-weight-complex="normal"/>
    </style:style>
    <style:style style:name="T714" style:family="text">
      <style:text-properties fo:font-weight="normal" officeooo:rsid="0fe33212" style:font-weight-asian="normal" style:font-weight-complex="normal"/>
    </style:style>
    <style:style style:name="T715" style:family="text">
      <style:text-properties fo:font-weight="normal" officeooo:rsid="0fe47925" style:font-weight-asian="normal" style:font-weight-complex="normal"/>
    </style:style>
    <style:style style:name="T716" style:family="text">
      <style:text-properties fo:font-weight="normal" officeooo:rsid="0fe4c0b7" style:font-weight-asian="normal" style:font-weight-complex="normal"/>
    </style:style>
    <style:style style:name="T717" style:family="text">
      <style:text-properties fo:font-weight="normal" officeooo:rsid="0fe5449e" style:font-weight-asian="normal" style:font-weight-complex="normal"/>
    </style:style>
    <style:style style:name="T718" style:family="text">
      <style:text-properties fo:font-weight="normal" officeooo:rsid="0ff46512" style:font-weight-asian="normal" style:font-weight-complex="normal"/>
    </style:style>
    <style:style style:name="T719" style:family="text">
      <style:text-properties fo:font-weight="normal" officeooo:rsid="0ff5ae84" style:font-weight-asian="normal" style:font-weight-complex="normal"/>
    </style:style>
    <style:style style:name="T720" style:family="text">
      <style:text-properties fo:font-weight="normal" officeooo:rsid="0ff5ecf4" style:font-weight-asian="normal" style:font-weight-complex="normal"/>
    </style:style>
    <style:style style:name="T721" style:family="text">
      <style:text-properties fo:font-weight="normal" officeooo:rsid="0ff62d05" style:font-weight-asian="normal" style:font-weight-complex="normal"/>
    </style:style>
    <style:style style:name="T722" style:family="text">
      <style:text-properties fo:font-weight="normal" officeooo:rsid="0ff925d9" style:font-weight-asian="normal" style:font-weight-complex="normal"/>
    </style:style>
    <style:style style:name="T723" style:family="text">
      <style:text-properties fo:font-weight="normal" officeooo:rsid="104a4f43" style:font-weight-asian="normal" style:font-weight-complex="normal"/>
    </style:style>
    <style:style style:name="T724" style:family="text">
      <style:text-properties fo:font-weight="normal" officeooo:rsid="104b32f6" style:font-weight-asian="normal" style:font-weight-complex="normal"/>
    </style:style>
    <style:style style:name="T725" style:family="text">
      <style:text-properties fo:font-weight="normal" officeooo:rsid="104d1af5" style:font-weight-asian="normal" style:font-weight-complex="normal"/>
    </style:style>
    <style:style style:name="T726" style:family="text">
      <style:text-properties fo:font-weight="normal" officeooo:rsid="104db4b5" style:font-weight-asian="normal" style:font-weight-complex="normal"/>
    </style:style>
    <style:style style:name="T727" style:family="text">
      <style:text-properties fo:font-weight="normal" officeooo:rsid="104e8ca0" style:font-weight-asian="normal" style:font-weight-complex="normal"/>
    </style:style>
    <style:style style:name="T728" style:family="text">
      <style:text-properties fo:font-weight="normal" officeooo:rsid="104eaa25" style:font-weight-asian="normal" style:font-weight-complex="normal"/>
    </style:style>
    <style:style style:name="T729" style:family="text">
      <style:text-properties fo:font-weight="normal" officeooo:rsid="1051fc92" style:font-weight-asian="normal" style:font-weight-complex="normal"/>
    </style:style>
    <style:style style:name="T730" style:family="text">
      <style:text-properties fo:font-weight="normal" officeooo:rsid="117807f8" style:font-weight-asian="normal" style:font-weight-complex="normal"/>
    </style:style>
    <style:style style:name="T731" style:family="text">
      <style:text-properties fo:font-weight="normal" officeooo:rsid="11781973" style:font-weight-asian="normal" style:font-weight-complex="normal"/>
    </style:style>
    <style:style style:name="T732" style:family="text">
      <style:text-properties fo:font-weight="normal" officeooo:rsid="117b1fd6" style:font-weight-asian="normal" style:font-weight-complex="normal"/>
    </style:style>
    <style:style style:name="T733" style:family="text">
      <style:text-properties fo:font-weight="normal" officeooo:rsid="117eba73" style:font-weight-asian="normal" style:font-weight-complex="normal"/>
    </style:style>
    <style:style style:name="T734" style:family="text">
      <style:text-properties fo:font-weight="normal" officeooo:rsid="117ee50c" style:font-weight-asian="normal" style:font-weight-complex="normal"/>
    </style:style>
    <style:style style:name="T735" style:family="text">
      <style:text-properties fo:font-weight="normal" officeooo:rsid="12b3e528" style:font-weight-asian="normal" style:font-weight-complex="normal"/>
    </style:style>
    <style:style style:name="T736" style:family="text">
      <style:text-properties fo:font-weight="normal" officeooo:rsid="12da8f85" style:font-weight-asian="normal" style:font-weight-complex="normal"/>
    </style:style>
    <style:style style:name="T737" style:family="text">
      <style:text-properties fo:font-weight="normal" officeooo:rsid="12da9edd" style:font-weight-asian="normal" style:font-weight-complex="normal"/>
    </style:style>
    <style:style style:name="T738" style:family="text">
      <style:text-properties fo:font-weight="normal" officeooo:rsid="12daf385" style:font-weight-asian="normal" style:font-weight-complex="normal"/>
    </style:style>
    <style:style style:name="T739" style:family="text">
      <style:text-properties fo:font-weight="normal" officeooo:rsid="12dbe80c" style:font-weight-asian="normal" style:font-weight-complex="normal"/>
    </style:style>
    <style:style style:name="T740" style:family="text">
      <style:text-properties fo:font-weight="normal" officeooo:rsid="12dd0555" style:font-weight-asian="normal" style:font-weight-complex="normal"/>
    </style:style>
    <style:style style:name="T741" style:family="text">
      <style:text-properties fo:font-weight="normal" officeooo:rsid="12de879f" style:font-weight-asian="normal" style:font-weight-complex="normal"/>
    </style:style>
    <style:style style:name="T742" style:family="text">
      <style:text-properties fo:font-weight="normal" officeooo:rsid="12de882b" style:font-weight-asian="normal" style:font-weight-complex="normal"/>
    </style:style>
    <style:style style:name="T743" style:family="text">
      <style:text-properties fo:font-weight="normal" officeooo:rsid="12e02d16" style:font-weight-asian="normal" style:font-weight-complex="normal"/>
    </style:style>
    <style:style style:name="T744" style:family="text">
      <style:text-properties fo:font-weight="normal" officeooo:rsid="12e102ab" style:font-weight-asian="normal" style:font-weight-complex="normal"/>
    </style:style>
    <style:style style:name="T745" style:family="text">
      <style:text-properties fo:font-weight="normal" officeooo:rsid="12e5be1d" style:font-weight-asian="normal" style:font-weight-complex="normal"/>
    </style:style>
    <style:style style:name="T746" style:family="text">
      <style:text-properties fo:font-weight="normal" officeooo:rsid="12e71f3a" style:font-weight-asian="normal" style:font-weight-complex="normal"/>
    </style:style>
    <style:style style:name="T747" style:family="text">
      <style:text-properties fo:font-weight="normal" officeooo:rsid="12e7f92f" style:font-weight-asian="normal" style:font-weight-complex="normal"/>
    </style:style>
    <style:style style:name="T748" style:family="text">
      <style:text-properties fo:font-weight="normal" officeooo:rsid="12e96567" style:font-weight-asian="normal" style:font-weight-complex="normal"/>
    </style:style>
    <style:style style:name="T749" style:family="text">
      <style:text-properties fo:font-weight="normal" officeooo:rsid="12eb3fa0" style:font-weight-asian="normal" style:font-weight-complex="normal"/>
    </style:style>
    <style:style style:name="T750" style:family="text">
      <style:text-properties fo:font-weight="normal" officeooo:rsid="12eb9c46" style:font-weight-asian="normal" style:font-weight-complex="normal"/>
    </style:style>
    <style:style style:name="T751" style:family="text">
      <style:text-properties fo:font-weight="normal" officeooo:rsid="12f13475" style:font-weight-asian="normal" style:font-weight-complex="normal"/>
    </style:style>
    <style:style style:name="T752" style:family="text">
      <style:text-properties fo:font-weight="normal" officeooo:rsid="12f2da84" style:font-weight-asian="normal" style:font-weight-complex="normal"/>
    </style:style>
    <style:style style:name="T753" style:family="text">
      <style:text-properties fo:font-weight="normal" officeooo:rsid="12f41916" style:font-weight-asian="normal" style:font-weight-complex="normal"/>
    </style:style>
    <style:style style:name="T754" style:family="text">
      <style:text-properties fo:font-weight="normal" officeooo:rsid="12f4870a" style:font-weight-asian="normal" style:font-weight-complex="normal"/>
    </style:style>
    <style:style style:name="T755" style:family="text">
      <style:text-properties fo:font-weight="normal" officeooo:rsid="12f57e80" style:font-weight-asian="normal" style:font-weight-complex="normal"/>
    </style:style>
    <style:style style:name="T756" style:family="text">
      <style:text-properties fo:font-weight="normal" officeooo:rsid="12f76b01" style:font-weight-asian="normal" style:font-weight-complex="normal"/>
    </style:style>
    <style:style style:name="T757" style:family="text">
      <style:text-properties fo:font-weight="normal" officeooo:rsid="12f79561" style:font-weight-asian="normal" style:font-weight-complex="normal"/>
    </style:style>
    <style:style style:name="T758" style:family="text">
      <style:text-properties fo:font-weight="normal" officeooo:rsid="12f79b22" style:font-weight-asian="normal" style:font-weight-complex="normal"/>
    </style:style>
    <style:style style:name="T759" style:family="text">
      <style:text-properties fo:font-weight="normal" officeooo:rsid="12fa0418" style:font-weight-asian="normal" style:font-weight-complex="normal"/>
    </style:style>
    <style:style style:name="T760" style:family="text">
      <style:text-properties fo:font-weight="normal" officeooo:rsid="12fa9ccb" style:font-weight-asian="normal" style:font-weight-complex="normal"/>
    </style:style>
    <style:style style:name="T761" style:family="text">
      <style:text-properties fo:font-weight="normal" officeooo:rsid="12fdb67d" style:font-weight-asian="normal" style:font-weight-complex="normal"/>
    </style:style>
    <style:style style:name="T762" style:family="text">
      <style:text-properties fo:font-weight="normal" officeooo:rsid="12ff6320" style:font-weight-asian="normal" style:font-weight-complex="normal"/>
    </style:style>
    <style:style style:name="T763" style:family="text">
      <style:text-properties fo:font-weight="normal" officeooo:rsid="12ff812a" style:font-weight-asian="normal" style:font-weight-complex="normal"/>
    </style:style>
    <style:style style:name="T764" style:family="text">
      <style:text-properties fo:font-weight="normal" officeooo:rsid="13015ca1" style:font-weight-asian="normal" style:font-weight-complex="normal"/>
    </style:style>
    <style:style style:name="T765" style:family="text">
      <style:text-properties fo:font-weight="normal" officeooo:rsid="1301b24f" style:font-weight-asian="normal" style:font-weight-complex="normal"/>
    </style:style>
    <style:style style:name="T766" style:family="text">
      <style:text-properties fo:font-weight="normal" officeooo:rsid="13026676" style:font-weight-asian="normal" style:font-weight-complex="normal"/>
    </style:style>
    <style:style style:name="T767" style:family="text">
      <style:text-properties fo:font-weight="normal" officeooo:rsid="1303ce7a" style:font-weight-asian="normal" style:font-weight-complex="normal"/>
    </style:style>
    <style:style style:name="T768" style:family="text">
      <style:text-properties fo:font-weight="normal" officeooo:rsid="1304d90c" style:font-weight-asian="normal" style:font-weight-complex="normal"/>
    </style:style>
    <style:style style:name="T769" style:family="text">
      <style:text-properties fo:font-weight="normal" officeooo:rsid="130591df" style:font-weight-asian="normal" style:font-weight-complex="normal"/>
    </style:style>
    <style:style style:name="T770" style:family="text">
      <style:text-properties fo:font-weight="normal" officeooo:rsid="130652ec" style:font-weight-asian="normal" style:font-weight-complex="normal"/>
    </style:style>
    <style:style style:name="T771" style:family="text">
      <style:text-properties fo:font-weight="normal" officeooo:rsid="13066fdc" style:font-weight-asian="normal" style:font-weight-complex="normal"/>
    </style:style>
    <style:style style:name="T772" style:family="text">
      <style:text-properties fo:font-weight="normal" officeooo:rsid="13074267" style:font-weight-asian="normal" style:font-weight-complex="normal"/>
    </style:style>
    <style:style style:name="T773" style:family="text">
      <style:text-properties fo:font-weight="normal" officeooo:rsid="1308e6f5" style:font-weight-asian="normal" style:font-weight-complex="normal"/>
    </style:style>
    <style:style style:name="T774" style:family="text">
      <style:text-properties fo:font-weight="normal" officeooo:rsid="13090c71" style:font-weight-asian="normal" style:font-weight-complex="normal"/>
    </style:style>
    <style:style style:name="T775" style:family="text">
      <style:text-properties fo:font-weight="normal" officeooo:rsid="130b0ba5" style:font-weight-asian="normal" style:font-weight-complex="normal"/>
    </style:style>
    <style:style style:name="T776" style:family="text">
      <style:text-properties fo:font-weight="normal" officeooo:rsid="130bb676" style:font-weight-asian="normal" style:font-weight-complex="normal"/>
    </style:style>
    <style:style style:name="T777" style:family="text">
      <style:text-properties fo:font-weight="normal" officeooo:rsid="130fb768" style:font-weight-asian="normal" style:font-weight-complex="normal"/>
    </style:style>
    <style:style style:name="T778" style:family="text">
      <style:text-properties fo:font-weight="normal" officeooo:rsid="13110666" style:font-weight-asian="normal" style:font-weight-complex="normal"/>
    </style:style>
    <style:style style:name="T779" style:family="text">
      <style:text-properties fo:font-weight="normal" officeooo:rsid="13117e93" style:font-weight-asian="normal" style:font-weight-complex="normal"/>
    </style:style>
    <style:style style:name="T780" style:family="text">
      <style:text-properties fo:font-weight="normal" officeooo:rsid="1314a739" style:font-weight-asian="normal" style:font-weight-complex="normal"/>
    </style:style>
    <style:style style:name="T781" style:family="text">
      <style:text-properties fo:font-weight="normal" officeooo:rsid="13161d6b" style:font-weight-asian="normal" style:font-weight-complex="normal"/>
    </style:style>
    <style:style style:name="T782" style:family="text">
      <style:text-properties fo:font-weight="normal" officeooo:rsid="13175beb" style:font-weight-asian="normal" style:font-weight-complex="normal"/>
    </style:style>
    <style:style style:name="T783" style:family="text">
      <style:text-properties fo:font-weight="normal" officeooo:rsid="1319489e" style:font-weight-asian="normal" style:font-weight-complex="normal"/>
    </style:style>
    <style:style style:name="T784" style:family="text">
      <style:text-properties fo:font-weight="normal" officeooo:rsid="131d19d0" style:font-weight-asian="normal" style:font-weight-complex="normal"/>
    </style:style>
    <style:style style:name="T785" style:family="text">
      <style:text-properties fo:font-weight="normal" officeooo:rsid="131ecaf6" style:font-weight-asian="normal" style:font-weight-complex="normal"/>
    </style:style>
    <style:style style:name="T786" style:family="text">
      <style:text-properties fo:font-weight="normal" officeooo:rsid="1320c045" style:font-weight-asian="normal" style:font-weight-complex="normal"/>
    </style:style>
    <style:style style:name="T787" style:family="text">
      <style:text-properties fo:font-weight="normal" officeooo:rsid="1324af39" style:font-weight-asian="normal" style:font-weight-complex="normal"/>
    </style:style>
    <style:style style:name="T788" style:family="text">
      <style:text-properties fo:font-weight="normal" officeooo:rsid="132a6e88" style:font-weight-asian="normal" style:font-weight-complex="normal"/>
    </style:style>
    <style:style style:name="T789" style:family="text">
      <style:text-properties fo:font-weight="normal" officeooo:rsid="132a7587" style:font-weight-asian="normal" style:font-weight-complex="normal"/>
    </style:style>
    <style:style style:name="T790" style:family="text">
      <style:text-properties fo:font-weight="normal" officeooo:rsid="132b7ef1" style:font-weight-asian="normal" style:font-weight-complex="normal"/>
    </style:style>
    <style:style style:name="T791" style:family="text">
      <style:text-properties fo:font-weight="normal" officeooo:rsid="132d2e25" style:font-weight-asian="normal" style:font-weight-complex="normal"/>
    </style:style>
    <style:style style:name="T792" style:family="text">
      <style:text-properties fo:font-weight="normal" officeooo:rsid="132dca20" style:font-weight-asian="normal" style:font-weight-complex="normal"/>
    </style:style>
    <style:style style:name="T793" style:family="text">
      <style:text-properties fo:font-weight="normal" officeooo:rsid="132f5c71" style:font-weight-asian="normal" style:font-weight-complex="normal"/>
    </style:style>
    <style:style style:name="T794" style:family="text">
      <style:text-properties fo:font-weight="normal" officeooo:rsid="13313927" style:font-weight-asian="normal" style:font-weight-complex="normal"/>
    </style:style>
    <style:style style:name="T795" style:family="text">
      <style:text-properties fo:font-weight="normal" officeooo:rsid="16ee545e" style:font-weight-asian="normal" style:font-weight-complex="normal"/>
    </style:style>
    <style:style style:name="T796" style:family="text">
      <style:text-properties fo:font-weight="normal" officeooo:rsid="01a0078a" style:font-weight-asian="normal" style:font-weight-complex="normal"/>
    </style:style>
    <style:style style:name="T797" style:family="text">
      <style:text-properties fo:font-weight="normal" officeooo:rsid="01a0187f" style:font-weight-asian="normal" style:font-weight-complex="normal"/>
    </style:style>
    <style:style style:name="T798" style:family="text">
      <style:text-properties fo:font-weight="normal" officeooo:rsid="077d56b8" style:font-weight-asian="normal" style:font-weight-complex="normal"/>
    </style:style>
    <style:style style:name="T799" style:family="text">
      <style:text-properties fo:font-weight="normal" officeooo:rsid="01a20cda" style:font-weight-asian="normal" style:font-weight-complex="normal"/>
    </style:style>
    <style:style style:name="T800" style:family="text">
      <style:text-properties fo:font-weight="normal" officeooo:rsid="077e885e" style:font-weight-asian="normal" style:font-weight-complex="normal"/>
    </style:style>
    <style:style style:name="T801" style:family="text">
      <style:text-properties fo:font-weight="normal" officeooo:rsid="0cda20a2" style:font-weight-asian="normal" style:font-weight-complex="normal"/>
    </style:style>
    <style:style style:name="T802" style:family="text">
      <style:text-properties fo:font-weight="normal" officeooo:rsid="01edee63" style:font-weight-asian="normal" style:font-weight-complex="normal"/>
    </style:style>
    <style:style style:name="T803" style:family="text">
      <style:text-properties fo:font-weight="normal" officeooo:rsid="0cda22cd" style:font-weight-asian="normal" style:font-weight-complex="normal"/>
    </style:style>
    <style:style style:name="T804" style:family="text">
      <style:text-properties fo:font-weight="normal" officeooo:rsid="0cda3b74" style:font-weight-asian="normal" style:font-weight-complex="normal"/>
    </style:style>
    <style:style style:name="T805" style:family="text">
      <style:text-properties fo:font-weight="normal" officeooo:rsid="01a6499a" style:font-weight-asian="normal" style:font-weight-complex="normal"/>
    </style:style>
    <style:style style:name="T806" style:family="text">
      <style:text-properties fo:font-weight="normal" officeooo:rsid="01a4cb4a" style:font-weight-asian="normal" style:font-weight-complex="normal"/>
    </style:style>
    <style:style style:name="T807" style:family="text">
      <style:text-properties fo:font-weight="normal" officeooo:rsid="077fce68" style:font-weight-asian="normal" style:font-weight-complex="normal"/>
    </style:style>
    <style:style style:name="T808" style:family="text">
      <style:text-properties fo:font-weight="normal" officeooo:rsid="01a363d4" style:font-weight-asian="normal" style:font-weight-complex="normal"/>
    </style:style>
    <style:style style:name="T809" style:family="text">
      <style:text-properties fo:font-weight="normal" officeooo:rsid="01ee2ed9" style:font-weight-asian="normal" style:font-weight-complex="normal"/>
    </style:style>
    <style:style style:name="T810" style:family="text">
      <style:text-properties fo:font-weight="normal" officeooo:rsid="16efd60f" style:font-weight-asian="normal" style:font-weight-complex="normal"/>
    </style:style>
    <style:style style:name="T811" style:family="text">
      <style:text-properties fo:font-weight="normal" officeooo:rsid="17685f81" style:font-weight-asian="normal" style:font-weight-complex="normal"/>
    </style:style>
    <style:style style:name="T812" style:family="text">
      <style:text-properties officeooo:rsid="025c9b4d"/>
    </style:style>
    <style:style style:name="T813" style:family="text">
      <style:text-properties officeooo:rsid="02e8bb09"/>
    </style:style>
    <style:style style:name="T814" style:family="text">
      <style:text-properties officeooo:rsid="02e984bc"/>
    </style:style>
    <style:style style:name="T815" style:family="text">
      <style:text-properties officeooo:rsid="02ea460b"/>
    </style:style>
    <style:style style:name="T816" style:family="text">
      <style:text-properties officeooo:rsid="02ebfcc2"/>
    </style:style>
    <style:style style:name="T817" style:family="text">
      <style:text-properties officeooo:rsid="02ed77fe"/>
    </style:style>
    <style:style style:name="T818" style:family="text">
      <style:text-properties officeooo:rsid="02f92347"/>
    </style:style>
    <style:style style:name="T819" style:family="text">
      <style:text-properties officeooo:rsid="02f96c9c"/>
    </style:style>
    <style:style style:name="T820" style:family="text">
      <style:text-properties officeooo:rsid="02fa0cc1"/>
    </style:style>
    <style:style style:name="T821" style:family="text">
      <style:text-properties officeooo:rsid="02fb6f49"/>
    </style:style>
    <style:style style:name="T822" style:family="text">
      <style:text-properties officeooo:rsid="02fcafc4"/>
    </style:style>
    <style:style style:name="T823" style:family="text">
      <style:text-properties officeooo:rsid="02fdc0f9"/>
    </style:style>
    <style:style style:name="T824" style:family="text">
      <style:text-properties officeooo:rsid="02ff6a2b"/>
    </style:style>
    <style:style style:name="T825" style:family="text">
      <style:text-properties officeooo:rsid="0300a81f"/>
    </style:style>
    <style:style style:name="T826" style:family="text">
      <style:text-properties officeooo:rsid="0300c806"/>
    </style:style>
    <style:style style:name="T827" style:family="text">
      <style:text-properties officeooo:rsid="0300d8ea"/>
    </style:style>
    <style:style style:name="T828" style:family="text">
      <style:text-properties officeooo:rsid="0301784a"/>
    </style:style>
    <style:style style:name="T829" style:family="text">
      <style:text-properties officeooo:rsid="0304a671"/>
    </style:style>
    <style:style style:name="T830" style:family="text">
      <style:text-properties officeooo:rsid="035c5a78"/>
    </style:style>
    <style:style style:name="T831" style:family="text">
      <style:text-properties officeooo:rsid="035d9a57"/>
    </style:style>
    <style:style style:name="T832" style:family="text">
      <style:text-properties officeooo:rsid="035f17f8"/>
    </style:style>
    <style:style style:name="T833" style:family="text">
      <style:text-properties officeooo:rsid="0361d4b1"/>
    </style:style>
    <style:style style:name="T834" style:family="text">
      <style:text-properties officeooo:rsid="036239be"/>
    </style:style>
    <style:style style:name="T835" style:family="text">
      <style:text-properties officeooo:rsid="0363a828"/>
    </style:style>
    <style:style style:name="T836" style:family="text">
      <style:text-properties officeooo:rsid="0364f382"/>
    </style:style>
    <style:style style:name="T837" style:family="text">
      <style:text-properties officeooo:rsid="0366b0f4"/>
    </style:style>
    <style:style style:name="T838" style:family="text">
      <style:text-properties officeooo:rsid="03672b51"/>
    </style:style>
    <style:style style:name="T839" style:family="text">
      <style:text-properties officeooo:rsid="03687f6e"/>
    </style:style>
    <style:style style:name="T840" style:family="text">
      <style:text-properties officeooo:rsid="036bffb6"/>
    </style:style>
    <style:style style:name="T841" style:family="text">
      <style:text-properties officeooo:rsid="036c8fce"/>
    </style:style>
    <style:style style:name="T842" style:family="text">
      <style:text-properties officeooo:rsid="036d10b4"/>
    </style:style>
    <style:style style:name="T843" style:family="text">
      <style:text-properties officeooo:rsid="036e3f79"/>
    </style:style>
    <style:style style:name="T844" style:family="text">
      <style:text-properties officeooo:rsid="036fb1ea"/>
    </style:style>
    <style:style style:name="T845" style:family="text">
      <style:text-properties officeooo:rsid="0370ecc7"/>
    </style:style>
    <style:style style:name="T846" style:family="text">
      <style:text-properties officeooo:rsid="0373b97f"/>
    </style:style>
    <style:style style:name="T847" style:family="text">
      <style:text-properties officeooo:rsid="037543a4"/>
    </style:style>
    <style:style style:name="T848" style:family="text">
      <style:text-properties officeooo:rsid="0375b195"/>
    </style:style>
    <style:style style:name="T849" style:family="text">
      <style:text-properties officeooo:rsid="0376e21a"/>
    </style:style>
    <style:style style:name="T850" style:family="text">
      <style:text-properties officeooo:rsid="039dae28"/>
    </style:style>
    <style:style style:name="T851" style:family="text">
      <style:text-properties officeooo:rsid="039e5c4c"/>
    </style:style>
    <style:style style:name="T852" style:family="text">
      <style:text-properties officeooo:rsid="039ffd56"/>
    </style:style>
    <style:style style:name="T853" style:family="text">
      <style:text-properties officeooo:rsid="03a57fa4"/>
    </style:style>
    <style:style style:name="T854" style:family="text">
      <style:text-properties officeooo:rsid="03a7342b"/>
    </style:style>
    <style:style style:name="T855" style:family="text">
      <style:text-properties officeooo:rsid="03b8f2d2"/>
    </style:style>
    <style:style style:name="T856" style:family="text">
      <style:text-properties officeooo:rsid="03ba5d8a"/>
    </style:style>
    <style:style style:name="T857" style:family="text">
      <style:text-properties officeooo:rsid="03bb2130"/>
    </style:style>
    <style:style style:name="T858" style:family="text">
      <style:text-properties officeooo:rsid="03bc94e1"/>
    </style:style>
    <style:style style:name="T859" style:family="text">
      <style:text-properties officeooo:rsid="03bdb57b"/>
    </style:style>
    <style:style style:name="T860" style:family="text">
      <style:text-properties officeooo:rsid="03be1f6d"/>
    </style:style>
    <style:style style:name="T861" style:family="text">
      <style:text-properties officeooo:rsid="03c1d92b"/>
    </style:style>
    <style:style style:name="T862" style:family="text">
      <style:text-properties officeooo:rsid="042be2ec"/>
    </style:style>
    <style:style style:name="T863" style:family="text">
      <style:text-properties officeooo:rsid="042bf946"/>
    </style:style>
    <style:style style:name="T864" style:family="text">
      <style:text-properties officeooo:rsid="042eeb28"/>
    </style:style>
    <style:style style:name="T865" style:family="text">
      <style:text-properties officeooo:rsid="0430901a"/>
    </style:style>
    <style:style style:name="T866" style:family="text">
      <style:text-properties officeooo:rsid="0431745b"/>
    </style:style>
    <style:style style:name="T867" style:family="text">
      <style:text-properties officeooo:rsid="043185d6"/>
    </style:style>
    <style:style style:name="T868" style:family="text">
      <style:text-properties officeooo:rsid="046effc5"/>
    </style:style>
    <style:style style:name="T869" style:family="text">
      <style:text-properties officeooo:rsid="047109de"/>
    </style:style>
    <style:style style:name="T870" style:family="text">
      <style:text-properties officeooo:rsid="04711453"/>
    </style:style>
    <style:style style:name="T871" style:family="text">
      <style:text-properties officeooo:rsid="04718b5f"/>
    </style:style>
    <style:style style:name="T872" style:family="text">
      <style:text-properties officeooo:rsid="0471aa2c"/>
    </style:style>
    <style:style style:name="T873" style:family="text">
      <style:text-properties officeooo:rsid="0473e66f"/>
    </style:style>
    <style:style style:name="T874" style:family="text">
      <style:text-properties officeooo:rsid="0473e757"/>
    </style:style>
    <style:style style:name="T875" style:family="text">
      <style:text-properties officeooo:rsid="0474fe21"/>
    </style:style>
    <style:style style:name="T876" style:family="text">
      <style:text-properties officeooo:rsid="04765f59"/>
    </style:style>
    <style:style style:name="T877" style:family="text">
      <style:text-properties officeooo:rsid="0477f101"/>
    </style:style>
    <style:style style:name="T878" style:family="text">
      <style:text-properties officeooo:rsid="047bc1df"/>
    </style:style>
    <style:style style:name="T879" style:family="text">
      <style:text-properties officeooo:rsid="047dae8c"/>
    </style:style>
    <style:style style:name="T880" style:family="text">
      <style:text-properties officeooo:rsid="047e8605"/>
    </style:style>
    <style:style style:name="T881" style:family="text">
      <style:text-properties officeooo:rsid="047efa97"/>
    </style:style>
    <style:style style:name="T882" style:family="text">
      <style:text-properties officeooo:rsid="047fa6af"/>
    </style:style>
    <style:style style:name="T883" style:family="text">
      <style:text-properties officeooo:rsid="04801ec5"/>
    </style:style>
    <style:style style:name="T884" style:family="text">
      <style:text-properties officeooo:rsid="0481de64"/>
    </style:style>
    <style:style style:name="T885" style:family="text">
      <style:text-properties officeooo:rsid="04833123"/>
    </style:style>
    <style:style style:name="T886" style:family="text">
      <style:text-properties officeooo:rsid="048ad807"/>
    </style:style>
    <style:style style:name="T887" style:family="text">
      <style:text-properties officeooo:rsid="048b56f3"/>
    </style:style>
    <style:style style:name="T888" style:family="text">
      <style:text-properties officeooo:rsid="048da41b"/>
    </style:style>
    <style:style style:name="T889" style:family="text">
      <style:text-properties officeooo:rsid="048deada"/>
    </style:style>
    <style:style style:name="T890" style:family="text">
      <style:text-properties officeooo:rsid="048f8361"/>
    </style:style>
    <style:style style:name="T891" style:family="text">
      <style:text-properties officeooo:rsid="0490a3e0"/>
    </style:style>
    <style:style style:name="T892" style:family="text">
      <style:text-properties officeooo:rsid="0492a216"/>
    </style:style>
    <style:style style:name="T893" style:family="text">
      <style:text-properties officeooo:rsid="04948b76"/>
    </style:style>
    <style:style style:name="T894" style:family="text">
      <style:text-properties officeooo:rsid="0494cb47"/>
    </style:style>
    <style:style style:name="T895" style:family="text">
      <style:text-properties officeooo:rsid="049562ef"/>
    </style:style>
    <style:style style:name="T896" style:family="text">
      <style:text-properties officeooo:rsid="0495b874"/>
    </style:style>
    <style:style style:name="T897" style:family="text">
      <style:text-properties officeooo:rsid="0496ede2"/>
    </style:style>
    <style:style style:name="T898" style:family="text">
      <style:text-properties officeooo:rsid="049779b9"/>
    </style:style>
    <style:style style:name="T899" style:family="text">
      <style:text-properties officeooo:rsid="0497af80"/>
    </style:style>
    <style:style style:name="T900" style:family="text">
      <style:text-properties officeooo:rsid="0499322e"/>
    </style:style>
    <style:style style:name="T901" style:family="text">
      <style:text-properties officeooo:rsid="049a4eef"/>
    </style:style>
    <style:style style:name="T902" style:family="text">
      <style:text-properties officeooo:rsid="049c6a24"/>
    </style:style>
    <style:style style:name="T903" style:family="text">
      <style:text-properties officeooo:rsid="049d1aa3"/>
    </style:style>
    <style:style style:name="T904" style:family="text">
      <style:text-properties officeooo:rsid="049d7c57"/>
    </style:style>
    <style:style style:name="T905" style:family="text">
      <style:text-properties officeooo:rsid="049fa212"/>
    </style:style>
    <style:style style:name="T906" style:family="text">
      <style:text-properties officeooo:rsid="04a13bce"/>
    </style:style>
    <style:style style:name="T907" style:family="text">
      <style:text-properties officeooo:rsid="04a217e1"/>
    </style:style>
    <style:style style:name="T908" style:family="text">
      <style:text-properties officeooo:rsid="04a41019"/>
    </style:style>
    <style:style style:name="T909" style:family="text">
      <style:text-properties officeooo:rsid="04a5603c"/>
    </style:style>
    <style:style style:name="T910" style:family="text">
      <style:text-properties officeooo:rsid="04ae9b87"/>
    </style:style>
    <style:style style:name="T911" style:family="text">
      <style:text-properties officeooo:rsid="04af9767"/>
    </style:style>
    <style:style style:name="T912" style:family="text">
      <style:text-properties officeooo:rsid="04b31e61"/>
    </style:style>
    <style:style style:name="T913" style:family="text">
      <style:text-properties officeooo:rsid="04b4e4a8"/>
    </style:style>
    <style:style style:name="T914" style:family="text">
      <style:text-properties officeooo:rsid="04b55fe2"/>
    </style:style>
    <style:style style:name="T915" style:family="text">
      <style:text-properties officeooo:rsid="04b6d02c"/>
    </style:style>
    <style:style style:name="T916" style:family="text">
      <style:text-properties officeooo:rsid="04b899ee"/>
    </style:style>
    <style:style style:name="T917" style:family="text">
      <style:text-properties officeooo:rsid="04b9303f"/>
    </style:style>
    <style:style style:name="T918" style:family="text">
      <style:text-properties officeooo:rsid="04baa330"/>
    </style:style>
    <style:style style:name="T919" style:family="text">
      <style:text-properties officeooo:rsid="04bb03a6"/>
    </style:style>
    <style:style style:name="T920" style:family="text">
      <style:text-properties officeooo:rsid="04bbb78b"/>
    </style:style>
    <style:style style:name="T921" style:family="text">
      <style:text-properties officeooo:rsid="04bd7558"/>
    </style:style>
    <style:style style:name="T922" style:family="text">
      <style:text-properties officeooo:rsid="04bf40b4"/>
    </style:style>
    <style:style style:name="T923" style:family="text">
      <style:text-properties officeooo:rsid="04c0936c"/>
    </style:style>
    <style:style style:name="T924" style:family="text">
      <style:text-properties officeooo:rsid="04c6498d"/>
    </style:style>
    <style:style style:name="T925" style:family="text">
      <style:text-properties officeooo:rsid="04c8604b"/>
    </style:style>
    <style:style style:name="T926" style:family="text">
      <style:text-properties officeooo:rsid="04c8bd21"/>
    </style:style>
    <style:style style:name="T927" style:family="text">
      <style:text-properties officeooo:rsid="04dbeb75"/>
    </style:style>
    <style:style style:name="T928" style:family="text">
      <style:text-properties officeooo:rsid="04dd9c06"/>
    </style:style>
    <style:style style:name="T929" style:family="text">
      <style:text-properties officeooo:rsid="04e0e741"/>
    </style:style>
    <style:style style:name="T930" style:family="text">
      <style:text-properties officeooo:rsid="04e2444a"/>
    </style:style>
    <style:style style:name="T931" style:family="text">
      <style:text-properties officeooo:rsid="04e3eca6"/>
    </style:style>
    <style:style style:name="T932" style:family="text">
      <style:text-properties officeooo:rsid="05215661"/>
    </style:style>
    <style:style style:name="T933" style:family="text">
      <style:text-properties officeooo:rsid="052179b2"/>
    </style:style>
    <style:style style:name="T934" style:family="text">
      <style:text-properties officeooo:rsid="0521a73e"/>
    </style:style>
    <style:style style:name="T935" style:family="text">
      <style:text-properties officeooo:rsid="05222c48"/>
    </style:style>
    <style:style style:name="T936" style:family="text">
      <style:text-properties officeooo:rsid="05254fbc"/>
    </style:style>
    <style:style style:name="T937" style:family="text">
      <style:text-properties officeooo:rsid="05255886"/>
    </style:style>
    <style:style style:name="T938" style:family="text">
      <style:text-properties officeooo:rsid="052654f9"/>
    </style:style>
    <style:style style:name="T939" style:family="text">
      <style:text-properties officeooo:rsid="0528dc50"/>
    </style:style>
    <style:style style:name="T940" style:family="text">
      <style:text-properties officeooo:rsid="052a8041"/>
    </style:style>
    <style:style style:name="T941" style:family="text">
      <style:text-properties officeooo:rsid="052b1ea6"/>
    </style:style>
    <style:style style:name="T942" style:family="text">
      <style:text-properties officeooo:rsid="052cd97d"/>
    </style:style>
    <style:style style:name="T943" style:family="text">
      <style:text-properties officeooo:rsid="052d74f1"/>
    </style:style>
    <style:style style:name="T944" style:family="text">
      <style:text-properties officeooo:rsid="0533664b"/>
    </style:style>
    <style:style style:name="T945" style:family="text">
      <style:text-properties officeooo:rsid="0534108e"/>
    </style:style>
    <style:style style:name="T946" style:family="text">
      <style:text-properties officeooo:rsid="0538fe1e"/>
    </style:style>
    <style:style style:name="T947" style:family="text">
      <style:text-properties officeooo:rsid="053a49b4"/>
    </style:style>
    <style:style style:name="T948" style:family="text">
      <style:text-properties officeooo:rsid="053c1725"/>
    </style:style>
    <style:style style:name="T949" style:family="text">
      <style:text-properties officeooo:rsid="055194a1"/>
    </style:style>
    <style:style style:name="T950" style:family="text">
      <style:text-properties officeooo:rsid="05528d83"/>
    </style:style>
    <style:style style:name="T951" style:family="text">
      <style:text-properties officeooo:rsid="055388a3"/>
    </style:style>
    <style:style style:name="T952" style:family="text">
      <style:text-properties officeooo:rsid="0553fe2f"/>
    </style:style>
    <style:style style:name="T953" style:family="text">
      <style:text-properties officeooo:rsid="0554c3cd"/>
    </style:style>
    <style:style style:name="T954" style:family="text">
      <style:text-properties officeooo:rsid="0555d3ef"/>
    </style:style>
    <style:style style:name="T955" style:family="text">
      <style:text-properties officeooo:rsid="0555f167"/>
    </style:style>
    <style:style style:name="T956" style:family="text">
      <style:text-properties officeooo:rsid="05e8b18b"/>
    </style:style>
    <style:style style:name="T957" style:family="text">
      <style:text-properties officeooo:rsid="064e4ac5"/>
    </style:style>
    <style:style style:name="T958" style:family="text">
      <style:text-properties officeooo:rsid="065194b4"/>
    </style:style>
    <style:style style:name="T959" style:family="text">
      <style:text-properties officeooo:rsid="0657c0f7"/>
    </style:style>
    <style:style style:name="T960" style:family="text">
      <style:text-properties officeooo:rsid="065965af"/>
    </style:style>
    <style:style style:name="T961" style:family="text">
      <style:text-properties officeooo:rsid="065af4a1"/>
    </style:style>
    <style:style style:name="T962" style:family="text">
      <style:text-properties officeooo:rsid="065c403f"/>
    </style:style>
    <style:style style:name="T963" style:family="text">
      <style:text-properties officeooo:rsid="065ee63a"/>
    </style:style>
    <style:style style:name="T964" style:family="text">
      <style:text-properties officeooo:rsid="0669f104"/>
    </style:style>
    <style:style style:name="T965" style:family="text">
      <style:text-properties officeooo:rsid="066b31a7"/>
    </style:style>
    <style:style style:name="T966" style:family="text">
      <style:text-properties officeooo:rsid="066b785a"/>
    </style:style>
    <style:style style:name="T967" style:family="text">
      <style:text-properties officeooo:rsid="066d5728"/>
    </style:style>
    <style:style style:name="T968" style:family="text">
      <style:text-properties officeooo:rsid="066e422a"/>
    </style:style>
    <style:style style:name="T969" style:family="text">
      <style:text-properties officeooo:rsid="066fd238"/>
    </style:style>
    <style:style style:name="T970" style:family="text">
      <style:text-properties officeooo:rsid="0670f516"/>
    </style:style>
    <style:style style:name="T971" style:family="text">
      <style:text-properties officeooo:rsid="0671fe90"/>
    </style:style>
    <style:style style:name="T972" style:family="text">
      <style:text-properties officeooo:rsid="06734caf"/>
    </style:style>
    <style:style style:name="T973" style:family="text">
      <style:text-properties officeooo:rsid="06766457"/>
    </style:style>
    <style:style style:name="T974" style:family="text">
      <style:text-properties officeooo:rsid="06782b7c"/>
    </style:style>
    <style:style style:name="T975" style:family="text">
      <style:text-properties officeooo:rsid="0678dbc0"/>
    </style:style>
    <style:style style:name="T976" style:family="text">
      <style:text-properties officeooo:rsid="0679a242"/>
    </style:style>
    <style:style style:name="T977" style:family="text">
      <style:text-properties officeooo:rsid="067ade34"/>
    </style:style>
    <style:style style:name="T978" style:family="text">
      <style:text-properties officeooo:rsid="067bc241"/>
    </style:style>
    <style:style style:name="T979" style:family="text">
      <style:text-properties officeooo:rsid="067c83ad"/>
    </style:style>
    <style:style style:name="T980" style:family="text">
      <style:text-properties officeooo:rsid="067e1588"/>
    </style:style>
    <style:style style:name="T981" style:family="text">
      <style:text-properties officeooo:rsid="067fde16"/>
    </style:style>
    <style:style style:name="T982" style:family="text">
      <style:text-properties officeooo:rsid="068008c9"/>
    </style:style>
    <style:style style:name="T983" style:family="text">
      <style:text-properties officeooo:rsid="0681bd7b"/>
    </style:style>
    <style:style style:name="T984" style:family="text">
      <style:text-properties officeooo:rsid="06830d26"/>
    </style:style>
    <style:style style:name="T985" style:family="text">
      <style:text-properties officeooo:rsid="06848c91"/>
    </style:style>
    <style:style style:name="T986" style:family="text">
      <style:text-properties officeooo:rsid="0684b8ec"/>
    </style:style>
    <style:style style:name="T987" style:family="text">
      <style:text-properties officeooo:rsid="0684eb87"/>
    </style:style>
    <style:style style:name="T988" style:family="text">
      <style:text-properties officeooo:rsid="0685d94a"/>
    </style:style>
    <style:style style:name="T989" style:family="text">
      <style:text-properties officeooo:rsid="0686ba88"/>
    </style:style>
    <style:style style:name="T990" style:family="text">
      <style:text-properties officeooo:rsid="0688b63f"/>
    </style:style>
    <style:style style:name="T991" style:family="text">
      <style:text-properties officeooo:rsid="0689a1d6"/>
    </style:style>
    <style:style style:name="T992" style:family="text">
      <style:text-properties officeooo:rsid="068ac8dc"/>
    </style:style>
    <style:style style:name="T993" style:family="text">
      <style:text-properties officeooo:rsid="068bad7a"/>
    </style:style>
    <style:style style:name="T994" style:family="text">
      <style:text-properties officeooo:rsid="068d2036"/>
    </style:style>
    <style:style style:name="T995" style:family="text">
      <style:text-properties officeooo:rsid="068d8286"/>
    </style:style>
    <style:style style:name="T996" style:family="text">
      <style:text-properties officeooo:rsid="068e9c17"/>
    </style:style>
    <style:style style:name="T997" style:family="text">
      <style:text-properties officeooo:rsid="068fd5f7"/>
    </style:style>
    <style:style style:name="T998" style:family="text">
      <style:text-properties officeooo:rsid="06904081"/>
    </style:style>
    <style:style style:name="T999" style:family="text">
      <style:text-properties officeooo:rsid="0691dee4"/>
    </style:style>
    <style:style style:name="T1000" style:family="text">
      <style:text-properties officeooo:rsid="06930886"/>
    </style:style>
    <style:style style:name="T1001" style:family="text">
      <style:text-properties officeooo:rsid="0694b1d1"/>
    </style:style>
    <style:style style:name="T1002" style:family="text">
      <style:text-properties officeooo:rsid="06950021"/>
    </style:style>
    <style:style style:name="T1003" style:family="text">
      <style:text-properties officeooo:rsid="0696f36c"/>
    </style:style>
    <style:style style:name="T1004" style:family="text">
      <style:text-properties officeooo:rsid="0697da4e"/>
    </style:style>
    <style:style style:name="T1005" style:family="text">
      <style:text-properties officeooo:rsid="06997e46"/>
    </style:style>
    <style:style style:name="T1006" style:family="text">
      <style:text-properties officeooo:rsid="069b31ad"/>
    </style:style>
    <style:style style:name="T1007" style:family="text">
      <style:text-properties officeooo:rsid="069bd2f8"/>
    </style:style>
    <style:style style:name="T1008" style:family="text">
      <style:text-properties officeooo:rsid="069da85e"/>
    </style:style>
    <style:style style:name="T1009" style:family="text">
      <style:text-properties officeooo:rsid="069f7a37"/>
    </style:style>
    <style:style style:name="T1010" style:family="text">
      <style:text-properties officeooo:rsid="069fa3c6"/>
    </style:style>
    <style:style style:name="T1011" style:family="text">
      <style:text-properties officeooo:rsid="069fb962"/>
    </style:style>
    <style:style style:name="T1012" style:family="text">
      <style:text-properties officeooo:rsid="069fdadf"/>
    </style:style>
    <style:style style:name="T1013" style:family="text">
      <style:text-properties officeooo:rsid="069fff3b"/>
    </style:style>
    <style:style style:name="T1014" style:family="text">
      <style:text-properties officeooo:rsid="06a1bcd3"/>
    </style:style>
    <style:style style:name="T1015" style:family="text">
      <style:text-properties officeooo:rsid="06a3490f"/>
    </style:style>
    <style:style style:name="T1016" style:family="text">
      <style:text-properties officeooo:rsid="06a41d78"/>
    </style:style>
    <style:style style:name="T1017" style:family="text">
      <style:text-properties officeooo:rsid="06a56283"/>
    </style:style>
    <style:style style:name="T1018" style:family="text">
      <style:text-properties officeooo:rsid="06a75e29"/>
    </style:style>
    <style:style style:name="T1019" style:family="text">
      <style:text-properties officeooo:rsid="06a8dce4"/>
    </style:style>
    <style:style style:name="T1020" style:family="text">
      <style:text-properties officeooo:rsid="06aa0f26"/>
    </style:style>
    <style:style style:name="T1021" style:family="text">
      <style:text-properties officeooo:rsid="06abcdba"/>
    </style:style>
    <style:style style:name="T1022" style:family="text">
      <style:text-properties officeooo:rsid="06aebb34"/>
    </style:style>
    <style:style style:name="T1023" style:family="text">
      <style:text-properties officeooo:rsid="06b0a97b"/>
    </style:style>
    <style:style style:name="T1024" style:family="text">
      <style:text-properties officeooo:rsid="06b0b5e5"/>
    </style:style>
    <style:style style:name="T1025" style:family="text">
      <style:text-properties officeooo:rsid="06b34031"/>
    </style:style>
    <style:style style:name="T1026" style:family="text">
      <style:text-properties officeooo:rsid="06b67a60"/>
    </style:style>
    <style:style style:name="T1027" style:family="text">
      <style:text-properties officeooo:rsid="06b9b90a"/>
    </style:style>
    <style:style style:name="T1028" style:family="text">
      <style:text-properties officeooo:rsid="06bdb847"/>
    </style:style>
    <style:style style:name="T1029" style:family="text">
      <style:text-properties officeooo:rsid="06d17264"/>
    </style:style>
    <style:style style:name="T1030" style:family="text">
      <style:text-properties officeooo:rsid="06d17c3f"/>
    </style:style>
    <style:style style:name="T1031" style:family="text">
      <style:text-properties officeooo:rsid="06d52de8"/>
    </style:style>
    <style:style style:name="T1032" style:family="text">
      <style:text-properties officeooo:rsid="06d7467d"/>
    </style:style>
    <style:style style:name="T1033" style:family="text">
      <style:text-properties officeooo:rsid="06da4785"/>
    </style:style>
    <style:style style:name="T1034" style:family="text">
      <style:text-properties officeooo:rsid="06dd79f6"/>
    </style:style>
    <style:style style:name="T1035" style:family="text">
      <style:text-properties officeooo:rsid="06de803d"/>
    </style:style>
    <style:style style:name="T1036" style:family="text">
      <style:text-properties officeooo:rsid="06df9021"/>
    </style:style>
    <style:style style:name="T1037" style:family="text">
      <style:text-properties officeooo:rsid="06e1e1a0"/>
    </style:style>
    <style:style style:name="T1038" style:family="text">
      <style:text-properties officeooo:rsid="06e2e84a"/>
    </style:style>
    <style:style style:name="T1039" style:family="text">
      <style:text-properties officeooo:rsid="06e4af2b"/>
    </style:style>
    <style:style style:name="T1040" style:family="text">
      <style:text-properties officeooo:rsid="06e67fc5"/>
    </style:style>
    <style:style style:name="T1041" style:family="text">
      <style:text-properties officeooo:rsid="06e9840d"/>
    </style:style>
    <style:style style:name="T1042" style:family="text">
      <style:text-properties officeooo:rsid="06eaaccf"/>
    </style:style>
    <style:style style:name="T1043" style:family="text">
      <style:text-properties officeooo:rsid="06eb409e"/>
    </style:style>
    <style:style style:name="T1044" style:family="text">
      <style:text-properties officeooo:rsid="06ebe930"/>
    </style:style>
    <style:style style:name="T1045" style:family="text">
      <style:text-properties officeooo:rsid="06ed83e8"/>
    </style:style>
    <style:style style:name="T1046" style:family="text">
      <style:text-properties officeooo:rsid="06ee7a00"/>
    </style:style>
    <style:style style:name="T1047" style:family="text">
      <style:text-properties officeooo:rsid="06f07647"/>
    </style:style>
    <style:style style:name="T1048" style:family="text">
      <style:text-properties officeooo:rsid="06f46374"/>
    </style:style>
    <style:style style:name="T1049" style:family="text">
      <style:text-properties officeooo:rsid="06f63649"/>
    </style:style>
    <style:style style:name="T1050" style:family="text">
      <style:text-properties officeooo:rsid="06f7a828"/>
    </style:style>
    <style:style style:name="T1051" style:family="text">
      <style:text-properties officeooo:rsid="06fbb46c"/>
    </style:style>
    <style:style style:name="T1052" style:family="text">
      <style:text-properties officeooo:rsid="070051a5"/>
    </style:style>
    <style:style style:name="T1053" style:family="text">
      <style:text-properties officeooo:rsid="07011129"/>
    </style:style>
    <style:style style:name="T1054" style:family="text">
      <style:text-properties officeooo:rsid="0703092c"/>
    </style:style>
    <style:style style:name="T1055" style:family="text">
      <style:text-properties officeooo:rsid="0708e9b6"/>
    </style:style>
    <style:style style:name="T1056" style:family="text">
      <style:text-properties officeooo:rsid="070ec416"/>
    </style:style>
    <style:style style:name="T1057" style:family="text">
      <style:text-properties officeooo:rsid="070f9b7f"/>
    </style:style>
    <style:style style:name="T1058" style:family="text">
      <style:text-properties officeooo:rsid="0717c3eb"/>
    </style:style>
    <style:style style:name="T1059" style:family="text">
      <style:text-properties officeooo:rsid="07193d81"/>
    </style:style>
    <style:style style:name="T1060" style:family="text">
      <style:text-properties officeooo:rsid="0719988c"/>
    </style:style>
    <style:style style:name="T1061" style:family="text">
      <style:text-properties officeooo:rsid="071a71e1"/>
    </style:style>
    <style:style style:name="T1062" style:family="text">
      <style:text-properties officeooo:rsid="071aa177"/>
    </style:style>
    <style:style style:name="T1063" style:family="text">
      <style:text-properties officeooo:rsid="071c84b3"/>
    </style:style>
    <style:style style:name="T1064" style:family="text">
      <style:text-properties officeooo:rsid="071e09bf"/>
    </style:style>
    <style:style style:name="T1065" style:family="text">
      <style:text-properties fo:font-weight="bold" style:font-weight-asian="bold" style:font-weight-complex="bold"/>
    </style:style>
    <style:style style:name="T1066" style:family="text">
      <style:text-properties fo:font-weight="bold" officeooo:rsid="010a98b0" style:font-weight-asian="bold" style:font-weight-complex="bold"/>
    </style:style>
    <style:style style:name="T1067" style:family="text">
      <style:text-properties fo:font-weight="bold" officeooo:rsid="01934313" style:font-weight-asian="bold" style:font-weight-complex="bold"/>
    </style:style>
    <style:style style:name="T1068" style:family="text">
      <style:text-properties fo:font-weight="bold" officeooo:rsid="0cb6aae9" style:font-weight-asian="bold" style:font-weight-complex="bold"/>
    </style:style>
    <style:style style:name="T1069" style:family="text">
      <style:text-properties fo:font-weight="bold" officeooo:rsid="03a22419" style:font-weight-asian="bold" style:font-weight-complex="bold"/>
    </style:style>
    <style:style style:name="T1070" style:family="text">
      <style:text-properties fo:font-weight="bold" officeooo:rsid="0d2d7e49" style:font-weight-asian="bold" style:font-weight-complex="bold"/>
    </style:style>
    <style:style style:name="T1071" style:family="text">
      <style:text-properties fo:font-weight="bold" officeooo:rsid="000facb6" style:font-weight-asian="bold" style:font-weight-complex="bold"/>
    </style:style>
    <style:style style:name="T1072" style:family="text">
      <style:text-properties fo:font-weight="bold" officeooo:rsid="11fc2ee5" style:font-weight-asian="bold" style:font-weight-complex="bold"/>
    </style:style>
    <style:style style:name="T1073" style:family="text">
      <style:text-properties fo:font-weight="bold" officeooo:rsid="0653bbe0" style:font-weight-asian="bold" style:font-weight-complex="bold"/>
    </style:style>
    <style:style style:name="T1074" style:family="text">
      <style:text-properties fo:font-weight="bold" officeooo:rsid="0675016d" style:font-weight-asian="bold" style:font-weight-complex="bold"/>
    </style:style>
    <style:style style:name="T1075" style:family="text">
      <style:text-properties fo:font-weight="bold" officeooo:rsid="17b29416" style:font-weight-asian="bold" style:font-weight-complex="bold"/>
    </style:style>
    <style:style style:name="T1076" style:family="text">
      <style:text-properties officeooo:rsid="072129e0"/>
    </style:style>
    <style:style style:name="T1077" style:family="text">
      <style:text-properties officeooo:rsid="07261021"/>
    </style:style>
    <style:style style:name="T1078" style:family="text">
      <style:text-properties officeooo:rsid="07310740"/>
    </style:style>
    <style:style style:name="T1079" style:family="text">
      <style:text-properties officeooo:rsid="0732a3ea"/>
    </style:style>
    <style:style style:name="T1080" style:family="text">
      <style:text-properties officeooo:rsid="0739b86b"/>
    </style:style>
    <style:style style:name="T1081" style:family="text">
      <style:text-properties officeooo:rsid="0743839c"/>
    </style:style>
    <style:style style:name="T1082" style:family="text">
      <style:text-properties officeooo:rsid="0744419d"/>
    </style:style>
    <style:style style:name="T1083" style:family="text">
      <style:text-properties officeooo:rsid="0745e6a1"/>
    </style:style>
    <style:style style:name="T1084" style:family="text">
      <style:text-properties officeooo:rsid="074aceb6"/>
    </style:style>
    <style:style style:name="T1085" style:family="text">
      <style:text-properties officeooo:rsid="074aec70"/>
    </style:style>
    <style:style style:name="T1086" style:family="text">
      <style:text-properties officeooo:rsid="074c455d"/>
    </style:style>
    <style:style style:name="T1087" style:family="text">
      <style:text-properties officeooo:rsid="076445c2"/>
    </style:style>
    <style:style style:name="T1088" style:family="text">
      <style:text-properties officeooo:rsid="076827e8"/>
    </style:style>
    <style:style style:name="T1089" style:family="text">
      <style:text-properties officeooo:rsid="0768424e"/>
    </style:style>
    <style:style style:name="T1090" style:family="text">
      <style:text-properties officeooo:rsid="076dddff"/>
    </style:style>
    <style:style style:name="T1091" style:family="text">
      <style:text-properties officeooo:rsid="076ef291"/>
    </style:style>
    <style:style style:name="T1092" style:family="text">
      <style:text-properties officeooo:rsid="076f814d"/>
    </style:style>
    <style:style style:name="T1093" style:family="text">
      <style:text-properties officeooo:rsid="0773b142"/>
    </style:style>
    <style:style style:name="T1094" style:family="text">
      <style:text-properties officeooo:rsid="07741e6b"/>
    </style:style>
    <style:style style:name="T1095" style:family="text">
      <style:text-properties officeooo:rsid="07797e93"/>
    </style:style>
    <style:style style:name="T1096" style:family="text">
      <style:text-properties officeooo:rsid="0794bee8"/>
    </style:style>
    <style:style style:name="T1097" style:family="text">
      <style:text-properties officeooo:rsid="07b0913a"/>
    </style:style>
    <style:style style:name="T1098" style:family="text">
      <style:text-properties officeooo:rsid="07b0b681"/>
    </style:style>
    <style:style style:name="T1099" style:family="text">
      <style:text-properties officeooo:rsid="07b8a200"/>
    </style:style>
    <style:style style:name="T1100" style:family="text">
      <style:text-properties officeooo:rsid="07b9ec9e"/>
    </style:style>
    <style:style style:name="T1101" style:family="text">
      <style:text-properties officeooo:rsid="07bab5c3"/>
    </style:style>
    <style:style style:name="T1102" style:family="text">
      <style:text-properties officeooo:rsid="07c9180c"/>
    </style:style>
    <style:style style:name="T1103" style:family="text">
      <style:text-properties officeooo:rsid="07c97e59"/>
    </style:style>
    <style:style style:name="T1104" style:family="text">
      <style:text-properties officeooo:rsid="07ca23e8"/>
    </style:style>
    <style:style style:name="T1105" style:family="text">
      <style:text-properties officeooo:rsid="07cafb0a"/>
    </style:style>
    <style:style style:name="T1106" style:family="text">
      <style:text-properties officeooo:rsid="07de5401"/>
    </style:style>
    <style:style style:name="T1107" style:family="text">
      <style:text-properties officeooo:rsid="07e03ae1"/>
    </style:style>
    <style:style style:name="T1108" style:family="text">
      <style:text-properties officeooo:rsid="07e21219"/>
    </style:style>
    <style:style style:name="T1109" style:family="text">
      <style:text-properties officeooo:rsid="07e602a2"/>
    </style:style>
    <style:style style:name="T1110" style:family="text">
      <style:text-properties officeooo:rsid="07e67c01"/>
    </style:style>
    <style:style style:name="T1111" style:family="text">
      <style:text-properties officeooo:rsid="07f6aa0d"/>
    </style:style>
    <style:style style:name="T1112" style:family="text">
      <style:text-properties officeooo:rsid="07f6de6e"/>
    </style:style>
    <style:style style:name="T1113" style:family="text">
      <style:text-properties officeooo:rsid="07f7de4b"/>
    </style:style>
    <style:style style:name="T1114" style:family="text">
      <style:text-properties officeooo:rsid="0812dd3d"/>
    </style:style>
    <style:style style:name="T1115" style:family="text">
      <style:text-properties officeooo:rsid="08163b04"/>
    </style:style>
    <style:style style:name="T1116" style:family="text">
      <style:text-properties officeooo:rsid="0817ad84"/>
    </style:style>
    <style:style style:name="T1117" style:family="text">
      <style:text-properties officeooo:rsid="082878dd"/>
    </style:style>
    <style:style style:name="T1118" style:family="text">
      <style:text-properties officeooo:rsid="08ff7520"/>
    </style:style>
    <style:style style:name="T1119" style:family="text">
      <style:text-properties officeooo:rsid="090041fe"/>
    </style:style>
    <style:style style:name="T1120" style:family="text">
      <style:text-properties officeooo:rsid="0901b92c"/>
    </style:style>
    <style:style style:name="T1121" style:family="text">
      <style:text-properties officeooo:rsid="0904213f"/>
    </style:style>
    <style:style style:name="T1122" style:family="text">
      <style:text-properties officeooo:rsid="0904ecb3"/>
    </style:style>
    <style:style style:name="T1123" style:family="text">
      <style:text-properties officeooo:rsid="09076b45"/>
    </style:style>
    <style:style style:name="T1124" style:family="text">
      <style:text-properties officeooo:rsid="09093f80"/>
    </style:style>
    <style:style style:name="T1125" style:family="text">
      <style:text-properties officeooo:rsid="0909e931"/>
    </style:style>
    <style:style style:name="T1126" style:family="text">
      <style:text-properties officeooo:rsid="090b7b8b"/>
    </style:style>
    <style:style style:name="T1127" style:family="text">
      <style:text-properties officeooo:rsid="090c7a99"/>
    </style:style>
    <style:style style:name="T1128" style:family="text">
      <style:text-properties officeooo:rsid="090e3151"/>
    </style:style>
    <style:style style:name="T1129" style:family="text">
      <style:text-properties officeooo:rsid="090e685e"/>
    </style:style>
    <style:style style:name="T1130" style:family="text">
      <style:text-properties officeooo:rsid="090f446e"/>
    </style:style>
    <style:style style:name="T1131" style:family="text">
      <style:text-properties officeooo:rsid="0910d1ad"/>
    </style:style>
    <style:style style:name="T1132" style:family="text">
      <style:text-properties officeooo:rsid="091210cf"/>
    </style:style>
    <style:style style:name="T1133" style:family="text">
      <style:text-properties officeooo:rsid="0912eb8e"/>
    </style:style>
    <style:style style:name="T1134" style:family="text">
      <style:text-properties officeooo:rsid="0914e3c3"/>
    </style:style>
    <style:style style:name="T1135" style:family="text">
      <style:text-properties officeooo:rsid="09158f88"/>
    </style:style>
    <style:style style:name="T1136" style:family="text">
      <style:text-properties officeooo:rsid="09164585"/>
    </style:style>
    <style:style style:name="T1137" style:family="text">
      <style:text-properties officeooo:rsid="091744ea"/>
    </style:style>
    <style:style style:name="T1138" style:family="text">
      <style:text-properties officeooo:rsid="0918b0ce"/>
    </style:style>
    <style:style style:name="T1139" style:family="text">
      <style:text-properties officeooo:rsid="091c9aac"/>
    </style:style>
    <style:style style:name="T1140" style:family="text">
      <style:text-properties officeooo:rsid="091e4c54"/>
    </style:style>
    <style:style style:name="T1141" style:family="text">
      <style:text-properties officeooo:rsid="091e563e"/>
    </style:style>
    <style:style style:name="T1142" style:family="text">
      <style:text-properties officeooo:rsid="091fe6c3"/>
    </style:style>
    <style:style style:name="T1143" style:family="text">
      <style:text-properties officeooo:rsid="0920d1cd"/>
    </style:style>
    <style:style style:name="T1144" style:family="text">
      <style:text-properties officeooo:rsid="092215df"/>
    </style:style>
    <style:style style:name="T1145" style:family="text">
      <style:text-properties officeooo:rsid="09240894"/>
    </style:style>
    <style:style style:name="T1146" style:family="text">
      <style:text-properties officeooo:rsid="0924672e"/>
    </style:style>
    <style:style style:name="T1147" style:family="text">
      <style:text-properties officeooo:rsid="09257517"/>
    </style:style>
    <style:style style:name="T1148" style:family="text">
      <style:text-properties officeooo:rsid="0926d21e"/>
    </style:style>
    <style:style style:name="T1149" style:family="text">
      <style:text-properties officeooo:rsid="09280439"/>
    </style:style>
    <style:style style:name="T1150" style:family="text">
      <style:text-properties officeooo:rsid="09299d64"/>
    </style:style>
    <style:style style:name="T1151" style:family="text">
      <style:text-properties officeooo:rsid="0929f980"/>
    </style:style>
    <style:style style:name="T1152" style:family="text">
      <style:text-properties officeooo:rsid="092ab744"/>
    </style:style>
    <style:style style:name="T1153" style:family="text">
      <style:text-properties officeooo:rsid="092c842a"/>
    </style:style>
    <style:style style:name="T1154" style:family="text">
      <style:text-properties officeooo:rsid="092eb542"/>
    </style:style>
    <style:style style:name="T1155" style:family="text">
      <style:text-properties officeooo:rsid="092ff222"/>
    </style:style>
    <style:style style:name="T1156" style:family="text">
      <style:text-properties officeooo:rsid="0931d395"/>
    </style:style>
    <style:style style:name="T1157" style:family="text">
      <style:text-properties officeooo:rsid="0931f421"/>
    </style:style>
    <style:style style:name="T1158" style:family="text">
      <style:text-properties officeooo:rsid="09327c33"/>
    </style:style>
    <style:style style:name="T1159" style:family="text">
      <style:text-properties officeooo:rsid="0934134f"/>
    </style:style>
    <style:style style:name="T1160" style:family="text">
      <style:text-properties officeooo:rsid="0935f830"/>
    </style:style>
    <style:style style:name="T1161" style:family="text">
      <style:text-properties officeooo:rsid="0937b9ce"/>
    </style:style>
    <style:style style:name="T1162" style:family="text">
      <style:text-properties officeooo:rsid="0938668c"/>
    </style:style>
    <style:style style:name="T1163" style:family="text">
      <style:text-properties officeooo:rsid="093a0dd6"/>
    </style:style>
    <style:style style:name="T1164" style:family="text">
      <style:text-properties officeooo:rsid="093bca13"/>
    </style:style>
    <style:style style:name="T1165" style:family="text">
      <style:text-properties officeooo:rsid="093daf7e"/>
    </style:style>
    <style:style style:name="T1166" style:family="text">
      <style:text-properties officeooo:rsid="093deea1"/>
    </style:style>
    <style:style style:name="T1167" style:family="text">
      <style:text-properties officeooo:rsid="09420666"/>
    </style:style>
    <style:style style:name="T1168" style:family="text">
      <style:text-properties officeooo:rsid="09431908"/>
    </style:style>
    <style:style style:name="T1169" style:family="text">
      <style:text-properties officeooo:rsid="09433a33"/>
    </style:style>
    <style:style style:name="T1170" style:family="text">
      <style:text-properties officeooo:rsid="0945e1cb"/>
    </style:style>
    <style:style style:name="T1171" style:family="text">
      <style:text-properties officeooo:rsid="0946d83d"/>
    </style:style>
    <style:style style:name="T1172" style:family="text">
      <style:text-properties officeooo:rsid="0946dd51"/>
    </style:style>
    <style:style style:name="T1173" style:family="text">
      <style:text-properties officeooo:rsid="09473a96"/>
    </style:style>
    <style:style style:name="T1174" style:family="text">
      <style:text-properties officeooo:rsid="09490ac8"/>
    </style:style>
    <style:style style:name="T1175" style:family="text">
      <style:text-properties officeooo:rsid="094a260d"/>
    </style:style>
    <style:style style:name="T1176" style:family="text">
      <style:text-properties officeooo:rsid="094cc1e2"/>
    </style:style>
    <style:style style:name="T1177" style:family="text">
      <style:text-properties officeooo:rsid="094eba71"/>
    </style:style>
    <style:style style:name="T1178" style:family="text">
      <style:text-properties officeooo:rsid="09511de9"/>
    </style:style>
    <style:style style:name="T1179" style:family="text">
      <style:text-properties officeooo:rsid="0951afca"/>
    </style:style>
    <style:style style:name="T1180" style:family="text">
      <style:text-properties officeooo:rsid="0952ddac"/>
    </style:style>
    <style:style style:name="T1181" style:family="text">
      <style:text-properties officeooo:rsid="095483b8"/>
    </style:style>
    <style:style style:name="T1182" style:family="text">
      <style:text-properties officeooo:rsid="0955f30e"/>
    </style:style>
    <style:style style:name="T1183" style:family="text">
      <style:text-properties officeooo:rsid="09573455"/>
    </style:style>
    <style:style style:name="T1184" style:family="text">
      <style:text-properties officeooo:rsid="0958fff9"/>
    </style:style>
    <style:style style:name="T1185" style:family="text">
      <style:text-properties officeooo:rsid="095b84a9"/>
    </style:style>
    <style:style style:name="T1186" style:family="text">
      <style:text-properties officeooo:rsid="095f9c4c"/>
    </style:style>
    <style:style style:name="T1187" style:family="text">
      <style:text-properties officeooo:rsid="09630509"/>
    </style:style>
    <style:style style:name="T1188" style:family="text">
      <style:text-properties officeooo:rsid="0964416c"/>
    </style:style>
    <style:style style:name="T1189" style:family="text">
      <style:text-properties officeooo:rsid="09674cca"/>
    </style:style>
    <style:style style:name="T1190" style:family="text">
      <style:text-properties officeooo:rsid="096c44ff"/>
    </style:style>
    <style:style style:name="T1191" style:family="text">
      <style:text-properties officeooo:rsid="096de9ec"/>
    </style:style>
    <style:style style:name="T1192" style:family="text">
      <style:text-properties officeooo:rsid="096e3315"/>
    </style:style>
    <style:style style:name="T1193" style:family="text">
      <style:text-properties officeooo:rsid="09704eb1"/>
    </style:style>
    <style:style style:name="T1194" style:family="text">
      <style:text-properties officeooo:rsid="09724617"/>
    </style:style>
    <style:style style:name="T1195" style:family="text">
      <style:text-properties officeooo:rsid="0973ad14"/>
    </style:style>
    <style:style style:name="T1196" style:family="text">
      <style:text-properties officeooo:rsid="09759e8b"/>
    </style:style>
    <style:style style:name="T1197" style:family="text">
      <style:text-properties officeooo:rsid="097704b4"/>
    </style:style>
    <style:style style:name="T1198" style:family="text">
      <style:text-properties officeooo:rsid="0978906b"/>
    </style:style>
    <style:style style:name="T1199" style:family="text">
      <style:text-properties officeooo:rsid="097c138f"/>
    </style:style>
    <style:style style:name="T1200" style:family="text">
      <style:text-properties officeooo:rsid="0983bd56"/>
    </style:style>
    <style:style style:name="T1201" style:family="text">
      <style:text-properties officeooo:rsid="09871144"/>
    </style:style>
    <style:style style:name="T1202" style:family="text">
      <style:text-properties officeooo:rsid="0988fe99"/>
    </style:style>
    <style:style style:name="T1203" style:family="text">
      <style:text-properties officeooo:rsid="098af1cc"/>
    </style:style>
    <style:style style:name="T1204" style:family="text">
      <style:text-properties officeooo:rsid="098bd123"/>
    </style:style>
    <style:style style:name="T1205" style:family="text">
      <style:text-properties officeooo:rsid="098d3a1f"/>
    </style:style>
    <style:style style:name="T1206" style:family="text">
      <style:text-properties officeooo:rsid="098f0683"/>
    </style:style>
    <style:style style:name="T1207" style:family="text">
      <style:text-properties officeooo:rsid="098f3530"/>
    </style:style>
    <style:style style:name="T1208" style:family="text">
      <style:text-properties officeooo:rsid="09912871"/>
    </style:style>
    <style:style style:name="T1209" style:family="text">
      <style:text-properties officeooo:rsid="099404ce"/>
    </style:style>
    <style:style style:name="T1210" style:family="text">
      <style:text-properties officeooo:rsid="0995fc26"/>
    </style:style>
    <style:style style:name="T1211" style:family="text">
      <style:text-properties officeooo:rsid="0996c3c4"/>
    </style:style>
    <style:style style:name="T1212" style:family="text">
      <style:text-properties officeooo:rsid="0999707e"/>
    </style:style>
    <style:style style:name="T1213" style:family="text">
      <style:text-properties officeooo:rsid="099a9e49"/>
    </style:style>
    <style:style style:name="T1214" style:family="text">
      <style:text-properties officeooo:rsid="099e207a"/>
    </style:style>
    <style:style style:name="T1215" style:family="text">
      <style:text-properties officeooo:rsid="099e2418"/>
    </style:style>
    <style:style style:name="T1216" style:family="text">
      <style:text-properties officeooo:rsid="099e8afc"/>
    </style:style>
    <style:style style:name="T1217" style:family="text">
      <style:text-properties officeooo:rsid="099fafea"/>
    </style:style>
    <style:style style:name="T1218" style:family="text">
      <style:text-properties officeooo:rsid="09a00c63"/>
    </style:style>
    <style:style style:name="T1219" style:family="text">
      <style:text-properties officeooo:rsid="09a11328"/>
    </style:style>
    <style:style style:name="T1220" style:family="text">
      <style:text-properties officeooo:rsid="09a16237"/>
    </style:style>
    <style:style style:name="T1221" style:family="text">
      <style:text-properties officeooo:rsid="09a22667"/>
    </style:style>
    <style:style style:name="T1222" style:family="text">
      <style:text-properties officeooo:rsid="09a4ba22"/>
    </style:style>
    <style:style style:name="T1223" style:family="text">
      <style:text-properties officeooo:rsid="09a66c66"/>
    </style:style>
    <style:style style:name="T1224" style:family="text">
      <style:text-properties officeooo:rsid="09a7daa5"/>
    </style:style>
    <style:style style:name="T1225" style:family="text">
      <style:text-properties officeooo:rsid="09a92063"/>
    </style:style>
    <style:style style:name="T1226" style:family="text">
      <style:text-properties officeooo:rsid="09aac098"/>
    </style:style>
    <style:style style:name="T1227" style:family="text">
      <style:text-properties officeooo:rsid="09b0c94a"/>
    </style:style>
    <style:style style:name="T1228" style:family="text">
      <style:text-properties officeooo:rsid="09b349b1"/>
    </style:style>
    <style:style style:name="T1229" style:family="text">
      <style:text-properties officeooo:rsid="09b4f9f7"/>
    </style:style>
    <style:style style:name="T1230" style:family="text">
      <style:text-properties officeooo:rsid="09b58ac8"/>
    </style:style>
    <style:style style:name="T1231" style:family="text">
      <style:text-properties officeooo:rsid="09b72efe"/>
    </style:style>
    <style:style style:name="T1232" style:family="text">
      <style:text-properties officeooo:rsid="09bad33f"/>
    </style:style>
    <style:style style:name="T1233" style:family="text">
      <style:text-properties officeooo:rsid="09bc4e44"/>
    </style:style>
    <style:style style:name="T1234" style:family="text">
      <style:text-properties officeooo:rsid="09bd9033"/>
    </style:style>
    <style:style style:name="T1235" style:family="text">
      <style:text-properties officeooo:rsid="09c14517"/>
    </style:style>
    <style:style style:name="T1236" style:family="text">
      <style:text-properties officeooo:rsid="09c9476f"/>
    </style:style>
    <style:style style:name="T1237" style:family="text">
      <style:text-properties officeooo:rsid="09ca9d4b"/>
    </style:style>
    <style:style style:name="T1238" style:family="text">
      <style:text-properties officeooo:rsid="09cc1a62"/>
    </style:style>
    <style:style style:name="T1239" style:family="text">
      <style:text-properties officeooo:rsid="09cd767d"/>
    </style:style>
    <style:style style:name="T1240" style:family="text">
      <style:text-properties officeooo:rsid="09ce8bb8"/>
    </style:style>
    <style:style style:name="T1241" style:family="text">
      <style:text-properties officeooo:rsid="09cefc2b"/>
    </style:style>
    <style:style style:name="T1242" style:family="text">
      <style:text-properties officeooo:rsid="09d18c51"/>
    </style:style>
    <style:style style:name="T1243" style:family="text">
      <style:text-properties officeooo:rsid="09d2004f"/>
    </style:style>
    <style:style style:name="T1244" style:family="text">
      <style:text-properties officeooo:rsid="09d3f475"/>
    </style:style>
    <style:style style:name="T1245" style:family="text">
      <style:text-properties officeooo:rsid="09d57131"/>
    </style:style>
    <style:style style:name="T1246" style:family="text">
      <style:text-properties officeooo:rsid="09d6f5aa"/>
    </style:style>
    <style:style style:name="T1247" style:family="text">
      <style:text-properties officeooo:rsid="09d7553c"/>
    </style:style>
    <style:style style:name="T1248" style:family="text">
      <style:text-properties officeooo:rsid="09d841e7"/>
    </style:style>
    <style:style style:name="T1249" style:family="text">
      <style:text-properties officeooo:rsid="09d908fc"/>
    </style:style>
    <style:style style:name="T1250" style:family="text">
      <style:text-properties officeooo:rsid="09da0f24"/>
    </style:style>
    <style:style style:name="T1251" style:family="text">
      <style:text-properties officeooo:rsid="09dbf23f"/>
    </style:style>
    <style:style style:name="T1252" style:family="text">
      <style:text-properties officeooo:rsid="09dd42f8"/>
    </style:style>
    <style:style style:name="T1253" style:family="text">
      <style:text-properties officeooo:rsid="09df658e"/>
    </style:style>
    <style:style style:name="T1254" style:family="text">
      <style:text-properties officeooo:rsid="09e1af4e"/>
    </style:style>
    <style:style style:name="T1255" style:family="text">
      <style:text-properties officeooo:rsid="09e2b78f"/>
    </style:style>
    <style:style style:name="T1256" style:family="text">
      <style:text-properties officeooo:rsid="09e3f42b"/>
    </style:style>
    <style:style style:name="T1257" style:family="text">
      <style:text-properties officeooo:rsid="09e6cee6"/>
    </style:style>
    <style:style style:name="T1258" style:family="text">
      <style:text-properties officeooo:rsid="09e85757"/>
    </style:style>
    <style:style style:name="T1259" style:family="text">
      <style:text-properties officeooo:rsid="09ea48c3"/>
    </style:style>
    <style:style style:name="T1260" style:family="text">
      <style:text-properties officeooo:rsid="09ebb2da"/>
    </style:style>
    <style:style style:name="T1261" style:family="text">
      <style:text-properties officeooo:rsid="09ec136f"/>
    </style:style>
    <style:style style:name="T1262" style:family="text">
      <style:text-properties officeooo:rsid="09ed47f4"/>
    </style:style>
    <style:style style:name="T1263" style:family="text">
      <style:text-properties officeooo:rsid="09eed6f0"/>
    </style:style>
    <style:style style:name="T1264" style:family="text">
      <style:text-properties officeooo:rsid="09efc0c5"/>
    </style:style>
    <style:style style:name="T1265" style:family="text">
      <style:text-properties officeooo:rsid="09f04d4f"/>
    </style:style>
    <style:style style:name="T1266" style:family="text">
      <style:text-properties officeooo:rsid="09f1bd67"/>
    </style:style>
    <style:style style:name="T1267" style:family="text">
      <style:text-properties officeooo:rsid="09f33293"/>
    </style:style>
    <style:style style:name="T1268" style:family="text">
      <style:text-properties officeooo:rsid="09f47eab"/>
    </style:style>
    <style:style style:name="T1269" style:family="text">
      <style:text-properties officeooo:rsid="09f5975f"/>
    </style:style>
    <style:style style:name="T1270" style:family="text">
      <style:text-properties officeooo:rsid="09f66103"/>
    </style:style>
    <style:style style:name="T1271" style:family="text">
      <style:text-properties officeooo:rsid="09f71a06"/>
    </style:style>
    <style:style style:name="T1272" style:family="text">
      <style:text-properties officeooo:rsid="09f954e9"/>
    </style:style>
    <style:style style:name="T1273" style:family="text">
      <style:text-properties officeooo:rsid="09f9bb67"/>
    </style:style>
    <style:style style:name="T1274" style:family="text">
      <style:text-properties officeooo:rsid="09fad16c"/>
    </style:style>
    <style:style style:name="T1275" style:family="text">
      <style:text-properties officeooo:rsid="09fafab6"/>
    </style:style>
    <style:style style:name="T1276" style:family="text">
      <style:text-properties officeooo:rsid="09fc581b"/>
    </style:style>
    <style:style style:name="T1277" style:family="text">
      <style:text-properties officeooo:rsid="09fc6c8a"/>
    </style:style>
    <style:style style:name="T1278" style:family="text">
      <style:text-properties officeooo:rsid="0a00b6de"/>
    </style:style>
    <style:style style:name="T1279" style:family="text">
      <style:text-properties officeooo:rsid="0a01244f"/>
    </style:style>
    <style:style style:name="T1280" style:family="text">
      <style:text-properties officeooo:rsid="0a027c46"/>
    </style:style>
    <style:style style:name="T1281" style:family="text">
      <style:text-properties officeooo:rsid="0a0419ee"/>
    </style:style>
    <style:style style:name="T1282" style:family="text">
      <style:text-properties officeooo:rsid="0a05abdc"/>
    </style:style>
    <style:style style:name="T1283" style:family="text">
      <style:text-properties officeooo:rsid="0a05b8af"/>
    </style:style>
    <style:style style:name="T1284" style:family="text">
      <style:text-properties officeooo:rsid="0a07b2b9"/>
    </style:style>
    <style:style style:name="T1285" style:family="text">
      <style:text-properties officeooo:rsid="0a0844af"/>
    </style:style>
    <style:style style:name="T1286" style:family="text">
      <style:text-properties officeooo:rsid="0a0abb19"/>
    </style:style>
    <style:style style:name="T1287" style:family="text">
      <style:text-properties officeooo:rsid="0a0c9ec2"/>
    </style:style>
    <style:style style:name="T1288" style:family="text">
      <style:text-properties officeooo:rsid="0a0e483d"/>
    </style:style>
    <style:style style:name="T1289" style:family="text">
      <style:text-properties officeooo:rsid="0a0fd849"/>
    </style:style>
    <style:style style:name="T1290" style:family="text">
      <style:text-properties officeooo:rsid="0a0ff6a8"/>
    </style:style>
    <style:style style:name="T1291" style:family="text">
      <style:text-properties officeooo:rsid="0a1030a9"/>
    </style:style>
    <style:style style:name="T1292" style:family="text">
      <style:text-properties officeooo:rsid="0a1314a3"/>
    </style:style>
    <style:style style:name="T1293" style:family="text">
      <style:text-properties officeooo:rsid="0a13e273"/>
    </style:style>
    <style:style style:name="T1294" style:family="text">
      <style:text-properties officeooo:rsid="0a165458"/>
    </style:style>
    <style:style style:name="T1295" style:family="text">
      <style:text-properties officeooo:rsid="0a17cd0f"/>
    </style:style>
    <style:style style:name="T1296" style:family="text">
      <style:text-properties officeooo:rsid="0a19050c"/>
    </style:style>
    <style:style style:name="T1297" style:family="text">
      <style:text-properties officeooo:rsid="0a1a7fb4"/>
    </style:style>
    <style:style style:name="T1298" style:family="text">
      <style:text-properties officeooo:rsid="0a1b38b4"/>
    </style:style>
    <style:style style:name="T1299" style:family="text">
      <style:text-properties officeooo:rsid="0a1caacc"/>
    </style:style>
    <style:style style:name="T1300" style:family="text">
      <style:text-properties officeooo:rsid="0a1eb8ca"/>
    </style:style>
    <style:style style:name="T1301" style:family="text">
      <style:text-properties officeooo:rsid="0a20aff4"/>
    </style:style>
    <style:style style:name="T1302" style:family="text">
      <style:text-properties officeooo:rsid="0a230c57"/>
    </style:style>
    <style:style style:name="T1303" style:family="text">
      <style:text-properties officeooo:rsid="0a24257d"/>
    </style:style>
    <style:style style:name="T1304" style:family="text">
      <style:text-properties officeooo:rsid="0a24bfdf"/>
    </style:style>
    <style:style style:name="T1305" style:family="text">
      <style:text-properties officeooo:rsid="0a25096a"/>
    </style:style>
    <style:style style:name="T1306" style:family="text">
      <style:text-properties officeooo:rsid="0a26f627"/>
    </style:style>
    <style:style style:name="T1307" style:family="text">
      <style:text-properties officeooo:rsid="0a296161"/>
    </style:style>
    <style:style style:name="T1308" style:family="text">
      <style:text-properties officeooo:rsid="0a2962a2"/>
    </style:style>
    <style:style style:name="T1309" style:family="text">
      <style:text-properties officeooo:rsid="0a2ca3cd"/>
    </style:style>
    <style:style style:name="T1310" style:family="text">
      <style:text-properties officeooo:rsid="0a2cf54f"/>
    </style:style>
    <style:style style:name="T1311" style:family="text">
      <style:text-properties officeooo:rsid="0a2e1e20"/>
    </style:style>
    <style:style style:name="T1312" style:family="text">
      <style:text-properties officeooo:rsid="0a2eac5d"/>
    </style:style>
    <style:style style:name="T1313" style:family="text">
      <style:text-properties officeooo:rsid="0a2f9c76"/>
    </style:style>
    <style:style style:name="T1314" style:family="text">
      <style:text-properties officeooo:rsid="0a304e57"/>
    </style:style>
    <style:style style:name="T1315" style:family="text">
      <style:text-properties officeooo:rsid="0a340640"/>
    </style:style>
    <style:style style:name="T1316" style:family="text">
      <style:text-properties officeooo:rsid="0a35c91b"/>
    </style:style>
    <style:style style:name="T1317" style:family="text">
      <style:text-properties officeooo:rsid="0a3624b1"/>
    </style:style>
    <style:style style:name="T1318" style:family="text">
      <style:text-properties officeooo:rsid="0a3803ba"/>
    </style:style>
    <style:style style:name="T1319" style:family="text">
      <style:text-properties officeooo:rsid="0a397e9a"/>
    </style:style>
    <style:style style:name="T1320" style:family="text">
      <style:text-properties officeooo:rsid="0a39b36f"/>
    </style:style>
    <style:style style:name="T1321" style:family="text">
      <style:text-properties officeooo:rsid="0a3a4737"/>
    </style:style>
    <style:style style:name="T1322" style:family="text">
      <style:text-properties officeooo:rsid="0a3b8466"/>
    </style:style>
    <style:style style:name="T1323" style:family="text">
      <style:text-properties officeooo:rsid="0a3c0cd2"/>
    </style:style>
    <style:style style:name="T1324" style:family="text">
      <style:text-properties officeooo:rsid="0a3ecd9b"/>
    </style:style>
    <style:style style:name="T1325" style:family="text">
      <style:text-properties officeooo:rsid="0a43101a"/>
    </style:style>
    <style:style style:name="T1326" style:family="text">
      <style:text-properties officeooo:rsid="0a447521"/>
    </style:style>
    <style:style style:name="T1327" style:family="text">
      <style:text-properties officeooo:rsid="0a45d94c"/>
    </style:style>
    <style:style style:name="T1328" style:family="text">
      <style:text-properties officeooo:rsid="0a47b017"/>
    </style:style>
    <style:style style:name="T1329" style:family="text">
      <style:text-properties officeooo:rsid="0a491adb"/>
    </style:style>
    <style:style style:name="T1330" style:family="text">
      <style:text-properties officeooo:rsid="0a49fb71"/>
    </style:style>
    <style:style style:name="T1331" style:family="text">
      <style:text-properties officeooo:rsid="0a4b3946"/>
    </style:style>
    <style:style style:name="T1332" style:family="text">
      <style:text-properties officeooo:rsid="0a4b4a4e"/>
    </style:style>
    <style:style style:name="T1333" style:family="text">
      <style:text-properties officeooo:rsid="0a4c91ec"/>
    </style:style>
    <style:style style:name="T1334" style:family="text">
      <style:text-properties officeooo:rsid="0a4e91fe"/>
    </style:style>
    <style:style style:name="T1335" style:family="text">
      <style:text-properties officeooo:rsid="0a532b10"/>
    </style:style>
    <style:style style:name="T1336" style:family="text">
      <style:text-properties officeooo:rsid="0a533507"/>
    </style:style>
    <style:style style:name="T1337" style:family="text">
      <style:text-properties officeooo:rsid="0a5419ab"/>
    </style:style>
    <style:style style:name="T1338" style:family="text">
      <style:text-properties officeooo:rsid="0a55a32c"/>
    </style:style>
    <style:style style:name="T1339" style:family="text">
      <style:text-properties officeooo:rsid="0a55c9a1"/>
    </style:style>
    <style:style style:name="T1340" style:family="text">
      <style:text-properties officeooo:rsid="0a569532"/>
    </style:style>
    <style:style style:name="T1341" style:family="text">
      <style:text-properties officeooo:rsid="0a57259f"/>
    </style:style>
    <style:style style:name="T1342" style:family="text">
      <style:text-properties officeooo:rsid="0a5ad899"/>
    </style:style>
    <style:style style:name="T1343" style:family="text">
      <style:text-properties officeooo:rsid="0a5b8792"/>
    </style:style>
    <style:style style:name="T1344" style:family="text">
      <style:text-properties officeooo:rsid="0a5c4a52"/>
    </style:style>
    <style:style style:name="T1345" style:family="text">
      <style:text-properties officeooo:rsid="0a5da21d"/>
    </style:style>
    <style:style style:name="T1346" style:family="text">
      <style:text-properties officeooo:rsid="0a5f9c4c"/>
    </style:style>
    <style:style style:name="T1347" style:family="text">
      <style:text-properties officeooo:rsid="0a616ee8"/>
    </style:style>
    <style:style style:name="T1348" style:family="text">
      <style:text-properties officeooo:rsid="0a61dd41"/>
    </style:style>
    <style:style style:name="T1349" style:family="text">
      <style:text-properties officeooo:rsid="0a62a984"/>
    </style:style>
    <style:style style:name="T1350" style:family="text">
      <style:text-properties officeooo:rsid="0a647675"/>
    </style:style>
    <style:style style:name="T1351" style:family="text">
      <style:text-properties officeooo:rsid="0a666da5"/>
    </style:style>
    <style:style style:name="T1352" style:family="text">
      <style:text-properties officeooo:rsid="0a670749"/>
    </style:style>
    <style:style style:name="T1353" style:family="text">
      <style:text-properties officeooo:rsid="0a6752dc"/>
    </style:style>
    <style:style style:name="T1354" style:family="text">
      <style:text-properties officeooo:rsid="0a689817"/>
    </style:style>
    <style:style style:name="T1355" style:family="text">
      <style:text-properties officeooo:rsid="0a69d6fb"/>
    </style:style>
    <style:style style:name="T1356" style:family="text">
      <style:text-properties officeooo:rsid="0a6b13ff"/>
    </style:style>
    <style:style style:name="T1357" style:family="text">
      <style:text-properties officeooo:rsid="0a6c95e8"/>
    </style:style>
    <style:style style:name="T1358" style:family="text">
      <style:text-properties officeooo:rsid="0a6cc041"/>
    </style:style>
    <style:style style:name="T1359" style:family="text">
      <style:text-properties officeooo:rsid="0a6f1b83"/>
    </style:style>
    <style:style style:name="T1360" style:family="text">
      <style:text-properties officeooo:rsid="0a6f66ea"/>
    </style:style>
    <style:style style:name="T1361" style:family="text">
      <style:text-properties officeooo:rsid="0a70d503"/>
    </style:style>
    <style:style style:name="T1362" style:family="text">
      <style:text-properties officeooo:rsid="0a734004"/>
    </style:style>
    <style:style style:name="T1363" style:family="text">
      <style:text-properties officeooo:rsid="0a747e7f"/>
    </style:style>
    <style:style style:name="T1364" style:family="text">
      <style:text-properties officeooo:rsid="0a75a51e"/>
    </style:style>
    <style:style style:name="T1365" style:family="text">
      <style:text-properties officeooo:rsid="0a763ed7"/>
    </style:style>
    <style:style style:name="T1366" style:family="text">
      <style:text-properties officeooo:rsid="0a76a159"/>
    </style:style>
    <style:style style:name="T1367" style:family="text">
      <style:text-properties officeooo:rsid="0a77aee3"/>
    </style:style>
    <style:style style:name="T1368" style:family="text">
      <style:text-properties officeooo:rsid="0a7c96a4"/>
    </style:style>
    <style:style style:name="T1369" style:family="text">
      <style:text-properties officeooo:rsid="0a7ee9ba"/>
    </style:style>
    <style:style style:name="T1370" style:family="text">
      <style:text-properties officeooo:rsid="0a80948a"/>
    </style:style>
    <style:style style:name="T1371" style:family="text">
      <style:text-properties officeooo:rsid="0a81b18a"/>
    </style:style>
    <style:style style:name="T1372" style:family="text">
      <style:text-properties officeooo:rsid="0a82b058"/>
    </style:style>
    <style:style style:name="T1373" style:family="text">
      <style:text-properties officeooo:rsid="0a8826e4"/>
    </style:style>
    <style:style style:name="T1374" style:family="text">
      <style:text-properties officeooo:rsid="0a8a141a"/>
    </style:style>
    <style:style style:name="T1375" style:family="text">
      <style:text-properties officeooo:rsid="0a8b6fd8"/>
    </style:style>
    <style:style style:name="T1376" style:family="text">
      <style:text-properties officeooo:rsid="0a8ca622"/>
    </style:style>
    <style:style style:name="T1377" style:family="text">
      <style:text-properties officeooo:rsid="0a8e3484"/>
    </style:style>
    <style:style style:name="T1378" style:family="text">
      <style:text-properties officeooo:rsid="0a8f3500"/>
    </style:style>
    <style:style style:name="T1379" style:family="text">
      <style:text-properties officeooo:rsid="0a909e93"/>
    </style:style>
    <style:style style:name="T1380" style:family="text">
      <style:text-properties officeooo:rsid="0a92ab68"/>
    </style:style>
    <style:style style:name="T1381" style:family="text">
      <style:text-properties officeooo:rsid="0a949f6a"/>
    </style:style>
    <style:style style:name="T1382" style:family="text">
      <style:text-properties officeooo:rsid="0a994295"/>
    </style:style>
    <style:style style:name="T1383" style:family="text">
      <style:text-properties officeooo:rsid="0a9949ba"/>
    </style:style>
    <style:style style:name="T1384" style:family="text">
      <style:text-properties officeooo:rsid="0a99d30f"/>
    </style:style>
    <style:style style:name="T1385" style:family="text">
      <style:text-properties officeooo:rsid="0a9ac49c"/>
    </style:style>
    <style:style style:name="T1386" style:family="text">
      <style:text-properties officeooo:rsid="0a9ae8b3"/>
    </style:style>
    <style:style style:name="T1387" style:family="text">
      <style:text-properties officeooo:rsid="0a9f608f"/>
    </style:style>
    <style:style style:name="T1388" style:family="text">
      <style:text-properties officeooo:rsid="0aa178d4"/>
    </style:style>
    <style:style style:name="T1389" style:family="text">
      <style:text-properties officeooo:rsid="0aa9ccd3"/>
    </style:style>
    <style:style style:name="T1390" style:family="text">
      <style:text-properties officeooo:rsid="0aa9d1cc"/>
    </style:style>
    <style:style style:name="T1391" style:family="text">
      <style:text-properties officeooo:rsid="0aad7d94"/>
    </style:style>
    <style:style style:name="T1392" style:family="text">
      <style:text-properties officeooo:rsid="0aae23bc"/>
    </style:style>
    <style:style style:name="T1393" style:family="text">
      <style:text-properties officeooo:rsid="0aaf0c4f"/>
    </style:style>
    <style:style style:name="T1394" style:family="text">
      <style:text-properties officeooo:rsid="0ab083db"/>
    </style:style>
    <style:style style:name="T1395" style:family="text">
      <style:text-properties officeooo:rsid="0b332f57"/>
    </style:style>
    <style:style style:name="T1396" style:family="text">
      <style:text-properties officeooo:rsid="0b33954e"/>
    </style:style>
    <style:style style:name="T1397" style:family="text">
      <style:text-properties officeooo:rsid="0b348dcb"/>
    </style:style>
    <style:style style:name="T1398" style:family="text">
      <style:text-properties officeooo:rsid="0b3575da"/>
    </style:style>
    <style:style style:name="T1399" style:family="text">
      <style:text-properties officeooo:rsid="0b3817a2"/>
    </style:style>
    <style:style style:name="T1400" style:family="text">
      <style:text-properties officeooo:rsid="0b389294"/>
    </style:style>
    <style:style style:name="T1401" style:family="text">
      <style:text-properties officeooo:rsid="0b394b8e"/>
    </style:style>
    <style:style style:name="T1402" style:family="text">
      <style:text-properties officeooo:rsid="0b3aed69"/>
    </style:style>
    <style:style style:name="T1403" style:family="text">
      <style:text-properties officeooo:rsid="0b3caaf1"/>
    </style:style>
    <style:style style:name="T1404" style:family="text">
      <style:text-properties officeooo:rsid="0b3ea583"/>
    </style:style>
    <style:style style:name="T1405" style:family="text">
      <style:text-properties officeooo:rsid="0b3f037b"/>
    </style:style>
    <style:style style:name="T1406" style:family="text">
      <style:text-properties officeooo:rsid="0b3f0cfa"/>
    </style:style>
    <style:style style:name="T1407" style:family="text">
      <style:text-properties officeooo:rsid="0b40759e"/>
    </style:style>
    <style:style style:name="T1408" style:family="text">
      <style:text-properties officeooo:rsid="0b425832"/>
    </style:style>
    <style:style style:name="T1409" style:family="text">
      <style:text-properties officeooo:rsid="0b43f610"/>
    </style:style>
    <style:style style:name="T1410" style:family="text">
      <style:text-properties officeooo:rsid="0b45081c"/>
    </style:style>
    <style:style style:name="T1411" style:family="text">
      <style:text-properties officeooo:rsid="0b460d8b"/>
    </style:style>
    <style:style style:name="T1412" style:family="text">
      <style:text-properties officeooo:rsid="0b47d548"/>
    </style:style>
    <style:style style:name="T1413" style:family="text">
      <style:text-properties officeooo:rsid="0b4bceb6"/>
    </style:style>
    <style:style style:name="T1414" style:family="text">
      <style:text-properties officeooo:rsid="0b4c507b"/>
    </style:style>
    <style:style style:name="T1415" style:family="text">
      <style:text-properties officeooo:rsid="0b4db04d"/>
    </style:style>
    <style:style style:name="T1416" style:family="text">
      <style:text-properties officeooo:rsid="0b4de39a"/>
    </style:style>
    <style:style style:name="T1417" style:family="text">
      <style:text-properties officeooo:rsid="0b4f7027"/>
    </style:style>
    <style:style style:name="T1418" style:family="text">
      <style:text-properties officeooo:rsid="0b4fc818"/>
    </style:style>
    <style:style style:name="T1419" style:family="text">
      <style:text-properties officeooo:rsid="0b5182b1"/>
    </style:style>
    <style:style style:name="T1420" style:family="text">
      <style:text-properties officeooo:rsid="0b537c94"/>
    </style:style>
    <style:style style:name="T1421" style:family="text">
      <style:text-properties officeooo:rsid="0b5394d3"/>
    </style:style>
    <style:style style:name="T1422" style:family="text">
      <style:text-properties officeooo:rsid="0b53addd"/>
    </style:style>
    <style:style style:name="T1423" style:family="text">
      <style:text-properties officeooo:rsid="0b5572a6"/>
    </style:style>
    <style:style style:name="T1424" style:family="text">
      <style:text-properties officeooo:rsid="0b574da0"/>
    </style:style>
    <style:style style:name="T1425" style:family="text">
      <style:text-properties officeooo:rsid="0b593c15"/>
    </style:style>
    <style:style style:name="T1426" style:family="text">
      <style:text-properties officeooo:rsid="0b5a90c0"/>
    </style:style>
    <style:style style:name="T1427" style:family="text">
      <style:text-properties officeooo:rsid="0b5aafdb"/>
    </style:style>
    <style:style style:name="T1428" style:family="text">
      <style:text-properties officeooo:rsid="0b5cb837"/>
    </style:style>
    <style:style style:name="T1429" style:family="text">
      <style:text-properties officeooo:rsid="0b5dc5bf"/>
    </style:style>
    <style:style style:name="T1430" style:family="text">
      <style:text-properties officeooo:rsid="0b5f0d57"/>
    </style:style>
    <style:style style:name="T1431" style:family="text">
      <style:text-properties officeooo:rsid="0b60d80d"/>
    </style:style>
    <style:style style:name="T1432" style:family="text">
      <style:text-properties officeooo:rsid="0b627604"/>
    </style:style>
    <style:style style:name="T1433" style:family="text">
      <style:text-properties officeooo:rsid="0b62789c"/>
    </style:style>
    <style:style style:name="T1434" style:family="text">
      <style:text-properties officeooo:rsid="0b633984"/>
    </style:style>
    <style:style style:name="T1435" style:family="text">
      <style:text-properties officeooo:rsid="0b653164"/>
    </style:style>
    <style:style style:name="T1436" style:family="text">
      <style:text-properties officeooo:rsid="0b660ef0"/>
    </style:style>
    <style:style style:name="T1437" style:family="text">
      <style:text-properties officeooo:rsid="0b691097"/>
    </style:style>
    <style:style style:name="T1438" style:family="text">
      <style:text-properties officeooo:rsid="0b6a84aa"/>
    </style:style>
    <style:style style:name="T1439" style:family="text">
      <style:text-properties officeooo:rsid="0b6c46ca"/>
    </style:style>
    <style:style style:name="T1440" style:family="text">
      <style:text-properties officeooo:rsid="0b6d8ebd"/>
    </style:style>
    <style:style style:name="T1441" style:family="text">
      <style:text-properties officeooo:rsid="0b6e7cea"/>
    </style:style>
    <style:style style:name="T1442" style:family="text">
      <style:text-properties officeooo:rsid="0b6fded7"/>
    </style:style>
    <style:style style:name="T1443" style:family="text">
      <style:text-properties officeooo:rsid="0b70fac6"/>
    </style:style>
    <style:style style:name="T1444" style:family="text">
      <style:text-properties officeooo:rsid="0b71fa71"/>
    </style:style>
    <style:style style:name="T1445" style:family="text">
      <style:text-properties officeooo:rsid="0b71fab7"/>
    </style:style>
    <style:style style:name="T1446" style:family="text">
      <style:text-properties officeooo:rsid="0b72c12e"/>
    </style:style>
    <style:style style:name="T1447" style:family="text">
      <style:text-properties officeooo:rsid="0b743fd4"/>
    </style:style>
    <style:style style:name="T1448" style:family="text">
      <style:text-properties officeooo:rsid="0b757cbd"/>
    </style:style>
    <style:style style:name="T1449" style:family="text">
      <style:text-properties officeooo:rsid="0b76fac3"/>
    </style:style>
    <style:style style:name="T1450" style:family="text">
      <style:text-properties officeooo:rsid="0b781feb"/>
    </style:style>
    <style:style style:name="T1451" style:family="text">
      <style:text-properties officeooo:rsid="0b79633d"/>
    </style:style>
    <style:style style:name="T1452" style:family="text">
      <style:text-properties officeooo:rsid="0b79f553"/>
    </style:style>
    <style:style style:name="T1453" style:family="text">
      <style:text-properties officeooo:rsid="0b7a059c"/>
    </style:style>
    <style:style style:name="T1454" style:family="text">
      <style:text-properties officeooo:rsid="0b7a870e"/>
    </style:style>
    <style:style style:name="T1455" style:family="text">
      <style:text-properties officeooo:rsid="0b7e0d25"/>
    </style:style>
    <style:style style:name="T1456" style:family="text">
      <style:text-properties officeooo:rsid="0b7e330f"/>
    </style:style>
    <style:style style:name="T1457" style:family="text">
      <style:text-properties officeooo:rsid="0b7f9ebc"/>
    </style:style>
    <style:style style:name="T1458" style:family="text">
      <style:text-properties officeooo:rsid="0b8104ca"/>
    </style:style>
    <style:style style:name="T1459" style:family="text">
      <style:text-properties officeooo:rsid="0b81a11a"/>
    </style:style>
    <style:style style:name="T1460" style:family="text">
      <style:text-properties officeooo:rsid="0b83a606"/>
    </style:style>
    <style:style style:name="T1461" style:family="text">
      <style:text-properties officeooo:rsid="0b848d05"/>
    </style:style>
    <style:style style:name="T1462" style:family="text">
      <style:text-properties officeooo:rsid="0b86e1bd"/>
    </style:style>
    <style:style style:name="T1463" style:family="text">
      <style:text-properties officeooo:rsid="0b87b0c6"/>
    </style:style>
    <style:style style:name="T1464" style:family="text">
      <style:text-properties officeooo:rsid="0b896a6d"/>
    </style:style>
    <style:style style:name="T1465" style:family="text">
      <style:text-properties officeooo:rsid="0b8b1642"/>
    </style:style>
    <style:style style:name="T1466" style:family="text">
      <style:text-properties officeooo:rsid="0b8c259f"/>
    </style:style>
    <style:style style:name="T1467" style:family="text">
      <style:text-properties officeooo:rsid="0b8f1ff8"/>
    </style:style>
    <style:style style:name="T1468" style:family="text">
      <style:text-properties officeooo:rsid="0b903e1b"/>
    </style:style>
    <style:style style:name="T1469" style:family="text">
      <style:text-properties officeooo:rsid="0b923b7c"/>
    </style:style>
    <style:style style:name="T1470" style:family="text">
      <style:text-properties officeooo:rsid="0b92a69c"/>
    </style:style>
    <style:style style:name="T1471" style:family="text">
      <style:text-properties officeooo:rsid="0b950c33"/>
    </style:style>
    <style:style style:name="T1472" style:family="text">
      <style:text-properties officeooo:rsid="0b98b46b"/>
    </style:style>
    <style:style style:name="T1473" style:family="text">
      <style:text-properties officeooo:rsid="0b9a8fee"/>
    </style:style>
    <style:style style:name="T1474" style:family="text">
      <style:text-properties officeooo:rsid="0b9b86bf"/>
    </style:style>
    <style:style style:name="T1475" style:family="text">
      <style:text-properties officeooo:rsid="0b9d8492"/>
    </style:style>
    <style:style style:name="T1476" style:family="text">
      <style:text-properties officeooo:rsid="0b9e63d3"/>
    </style:style>
    <style:style style:name="T1477" style:family="text">
      <style:text-properties officeooo:rsid="0b9ff01b"/>
    </style:style>
    <style:style style:name="T1478" style:family="text">
      <style:text-properties officeooo:rsid="0ba156bc"/>
    </style:style>
    <style:style style:name="T1479" style:family="text">
      <style:text-properties officeooo:rsid="0ba300f9"/>
    </style:style>
    <style:style style:name="T1480" style:family="text">
      <style:text-properties officeooo:rsid="0ba4eeae"/>
    </style:style>
    <style:style style:name="T1481" style:family="text">
      <style:text-properties officeooo:rsid="0ba58890"/>
    </style:style>
    <style:style style:name="T1482" style:family="text">
      <style:text-properties officeooo:rsid="0ba67425"/>
    </style:style>
    <style:style style:name="T1483" style:family="text">
      <style:text-properties officeooo:rsid="0ba7b65f"/>
    </style:style>
    <style:style style:name="T1484" style:family="text">
      <style:text-properties officeooo:rsid="0ba8a3b3"/>
    </style:style>
    <style:style style:name="T1485" style:family="text">
      <style:text-properties officeooo:rsid="0ba92d19"/>
    </style:style>
    <style:style style:name="T1486" style:family="text">
      <style:text-properties officeooo:rsid="0baa29af"/>
    </style:style>
    <style:style style:name="T1487" style:family="text">
      <style:text-properties officeooo:rsid="0bab0ba8"/>
    </style:style>
    <style:style style:name="T1488" style:family="text">
      <style:text-properties officeooo:rsid="0babac4b"/>
    </style:style>
    <style:style style:name="T1489" style:family="text">
      <style:text-properties officeooo:rsid="0bae1f2d"/>
    </style:style>
    <style:style style:name="T1490" style:family="text">
      <style:text-properties officeooo:rsid="0baf0b37"/>
    </style:style>
    <style:style style:name="T1491" style:family="text">
      <style:text-properties officeooo:rsid="0baf8500"/>
    </style:style>
    <style:style style:name="T1492" style:family="text">
      <style:text-properties officeooo:rsid="0bb96c0d"/>
    </style:style>
    <style:style style:name="T1493" style:family="text">
      <style:text-properties officeooo:rsid="0bbaad5f"/>
    </style:style>
    <style:style style:name="T1494" style:family="text">
      <style:text-properties officeooo:rsid="0bbdd13a"/>
    </style:style>
    <style:style style:name="T1495" style:family="text">
      <style:text-properties officeooo:rsid="0bbf994f"/>
    </style:style>
    <style:style style:name="T1496" style:family="text">
      <style:text-properties officeooo:rsid="0bc192f0"/>
    </style:style>
    <style:style style:name="T1497" style:family="text">
      <style:text-properties officeooo:rsid="0bc36871"/>
    </style:style>
    <style:style style:name="T1498" style:family="text">
      <style:text-properties officeooo:rsid="0bc4c032"/>
    </style:style>
    <style:style style:name="T1499" style:family="text">
      <style:text-properties officeooo:rsid="0bc6be67"/>
    </style:style>
    <style:style style:name="T1500" style:family="text">
      <style:text-properties officeooo:rsid="0bc89583"/>
    </style:style>
    <style:style style:name="T1501" style:family="text">
      <style:text-properties officeooo:rsid="0bc988e5"/>
    </style:style>
    <style:style style:name="T1502" style:family="text">
      <style:text-properties officeooo:rsid="0bcc430a"/>
    </style:style>
    <style:style style:name="T1503" style:family="text">
      <style:text-properties officeooo:rsid="0bd027a1"/>
    </style:style>
    <style:style style:name="T1504" style:family="text">
      <style:text-properties officeooo:rsid="0bd1687f"/>
    </style:style>
    <style:style style:name="T1505" style:family="text">
      <style:text-properties officeooo:rsid="0bd2e396"/>
    </style:style>
    <style:style style:name="T1506" style:family="text">
      <style:text-properties officeooo:rsid="0bd42d1b"/>
    </style:style>
    <style:style style:name="T1507" style:family="text">
      <style:text-properties officeooo:rsid="0bd8a593"/>
    </style:style>
    <style:style style:name="T1508" style:family="text">
      <style:text-properties officeooo:rsid="0bdc90dc"/>
    </style:style>
    <style:style style:name="T1509" style:family="text">
      <style:text-properties officeooo:rsid="0bde103f"/>
    </style:style>
    <style:style style:name="T1510" style:family="text">
      <style:text-properties officeooo:rsid="0bdf66e5"/>
    </style:style>
    <style:style style:name="T1511" style:family="text">
      <style:text-properties officeooo:rsid="0be19859"/>
    </style:style>
    <style:style style:name="T1512" style:family="text">
      <style:text-properties officeooo:rsid="0be2aecb"/>
    </style:style>
    <style:style style:name="T1513" style:family="text">
      <style:text-properties officeooo:rsid="0be5f2bc"/>
    </style:style>
    <style:style style:name="T1514" style:family="text">
      <style:text-properties officeooo:rsid="0be73823"/>
    </style:style>
    <style:style style:name="T1515" style:family="text">
      <style:text-properties officeooo:rsid="0be9b363"/>
    </style:style>
    <style:style style:name="T1516" style:family="text">
      <style:text-properties officeooo:rsid="0bea5c69"/>
    </style:style>
    <style:style style:name="T1517" style:family="text">
      <style:text-properties officeooo:rsid="0bec4cfd"/>
    </style:style>
    <style:style style:name="T1518" style:family="text">
      <style:text-properties officeooo:rsid="0bee0a1f"/>
    </style:style>
    <style:style style:name="T1519" style:family="text">
      <style:text-properties officeooo:rsid="0bef0dca"/>
    </style:style>
    <style:style style:name="T1520" style:family="text">
      <style:text-properties officeooo:rsid="0bf02d26"/>
    </style:style>
    <style:style style:name="T1521" style:family="text">
      <style:text-properties officeooo:rsid="0bf0bbd9"/>
    </style:style>
    <style:style style:name="T1522" style:family="text">
      <style:text-properties officeooo:rsid="0bf63b11"/>
    </style:style>
    <style:style style:name="T1523" style:family="text">
      <style:text-properties officeooo:rsid="0bfa55e2"/>
    </style:style>
    <style:style style:name="T1524" style:family="text">
      <style:text-properties officeooo:rsid="0bfbcd6b"/>
    </style:style>
    <style:style style:name="T1525" style:family="text">
      <style:text-properties officeooo:rsid="0bfe5813"/>
    </style:style>
    <style:style style:name="T1526" style:family="text">
      <style:text-properties officeooo:rsid="0bfecc29"/>
    </style:style>
    <style:style style:name="T1527" style:family="text">
      <style:text-properties officeooo:rsid="0c00a358"/>
    </style:style>
    <style:style style:name="T1528" style:family="text">
      <style:text-properties officeooo:rsid="0c010eb4"/>
    </style:style>
    <style:style style:name="T1529" style:family="text">
      <style:text-properties officeooo:rsid="0c023aed"/>
    </style:style>
    <style:style style:name="T1530" style:family="text">
      <style:text-properties officeooo:rsid="0c0267ab"/>
    </style:style>
    <style:style style:name="T1531" style:family="text">
      <style:text-properties officeooo:rsid="0c03c4ea"/>
    </style:style>
    <style:style style:name="T1532" style:family="text">
      <style:text-properties officeooo:rsid="0c059261"/>
    </style:style>
    <style:style style:name="T1533" style:family="text">
      <style:text-properties officeooo:rsid="0c071705"/>
    </style:style>
    <style:style style:name="T1534" style:family="text">
      <style:text-properties officeooo:rsid="0c0843e2"/>
    </style:style>
    <style:style style:name="T1535" style:family="text">
      <style:text-properties officeooo:rsid="0c088666"/>
    </style:style>
    <style:style style:name="T1536" style:family="text">
      <style:text-properties officeooo:rsid="0c09c95d"/>
    </style:style>
    <style:style style:name="T1537" style:family="text">
      <style:text-properties officeooo:rsid="0c0a9848"/>
    </style:style>
    <style:style style:name="T1538" style:family="text">
      <style:text-properties officeooo:rsid="0c0c84c9"/>
    </style:style>
    <style:style style:name="T1539" style:family="text">
      <style:text-properties officeooo:rsid="0c0cb1d4"/>
    </style:style>
    <style:style style:name="T1540" style:family="text">
      <style:text-properties officeooo:rsid="0c0e8f8e"/>
    </style:style>
    <style:style style:name="T1541" style:family="text">
      <style:text-properties officeooo:rsid="0c0fcfa4"/>
    </style:style>
    <style:style style:name="T1542" style:family="text">
      <style:text-properties officeooo:rsid="0c0ff428"/>
    </style:style>
    <style:style style:name="T1543" style:family="text">
      <style:text-properties officeooo:rsid="0c116132"/>
    </style:style>
    <style:style style:name="T1544" style:family="text">
      <style:text-properties officeooo:rsid="0c130002"/>
    </style:style>
    <style:style style:name="T1545" style:family="text">
      <style:text-properties officeooo:rsid="0c1444e7"/>
    </style:style>
    <style:style style:name="T1546" style:family="text">
      <style:text-properties officeooo:rsid="0c151ac8"/>
    </style:style>
    <style:style style:name="T1547" style:family="text">
      <style:text-properties officeooo:rsid="0c15fccc"/>
    </style:style>
    <style:style style:name="T1548" style:family="text">
      <style:text-properties officeooo:rsid="0c179961"/>
    </style:style>
    <style:style style:name="T1549" style:family="text">
      <style:text-properties officeooo:rsid="0c194ac9"/>
    </style:style>
    <style:style style:name="T1550" style:family="text">
      <style:text-properties officeooo:rsid="0c1dc4fc"/>
    </style:style>
    <style:style style:name="T1551" style:family="text">
      <style:text-properties officeooo:rsid="0c1efbc1"/>
    </style:style>
    <style:style style:name="T1552" style:family="text">
      <style:text-properties officeooo:rsid="0c20e215"/>
    </style:style>
    <style:style style:name="T1553" style:family="text">
      <style:text-properties officeooo:rsid="0c227e17"/>
    </style:style>
    <style:style style:name="T1554" style:family="text">
      <style:text-properties officeooo:rsid="0c246e1e"/>
    </style:style>
    <style:style style:name="T1555" style:family="text">
      <style:text-properties officeooo:rsid="0c24e12f"/>
    </style:style>
    <style:style style:name="T1556" style:family="text">
      <style:text-properties officeooo:rsid="0c267402"/>
    </style:style>
    <style:style style:name="T1557" style:family="text">
      <style:text-properties officeooo:rsid="0c27a249"/>
    </style:style>
    <style:style style:name="T1558" style:family="text">
      <style:text-properties officeooo:rsid="0c2959da"/>
    </style:style>
    <style:style style:name="T1559" style:family="text">
      <style:text-properties officeooo:rsid="0c2a0f38"/>
    </style:style>
    <style:style style:name="T1560" style:family="text">
      <style:text-properties officeooo:rsid="0c2a8f16"/>
    </style:style>
    <style:style style:name="T1561" style:family="text">
      <style:text-properties officeooo:rsid="0c2be098"/>
    </style:style>
    <style:style style:name="T1562" style:family="text">
      <style:text-properties officeooo:rsid="0c2fbdca"/>
    </style:style>
    <style:style style:name="T1563" style:family="text">
      <style:text-properties officeooo:rsid="0c3216c5"/>
    </style:style>
    <style:style style:name="T1564" style:family="text">
      <style:text-properties officeooo:rsid="0c343a15"/>
    </style:style>
    <style:style style:name="T1565" style:family="text">
      <style:text-properties officeooo:rsid="0c35d360"/>
    </style:style>
    <style:style style:name="T1566" style:family="text">
      <style:text-properties officeooo:rsid="0c37af25"/>
    </style:style>
    <style:style style:name="T1567" style:family="text">
      <style:text-properties officeooo:rsid="0c395080"/>
    </style:style>
    <style:style style:name="T1568" style:family="text">
      <style:text-properties officeooo:rsid="0c3af33e"/>
    </style:style>
    <style:style style:name="T1569" style:family="text">
      <style:text-properties officeooo:rsid="0c3e0ae8"/>
    </style:style>
    <style:style style:name="T1570" style:family="text">
      <style:text-properties officeooo:rsid="0c41c17b"/>
    </style:style>
    <style:style style:name="T1571" style:family="text">
      <style:text-properties officeooo:rsid="0c4238ab"/>
    </style:style>
    <style:style style:name="T1572" style:family="text">
      <style:text-properties officeooo:rsid="0c43bd81"/>
    </style:style>
    <style:style style:name="T1573" style:family="text">
      <style:text-properties officeooo:rsid="0c43c144"/>
    </style:style>
    <style:style style:name="T1574" style:family="text">
      <style:text-properties officeooo:rsid="0c465b90"/>
    </style:style>
    <style:style style:name="T1575" style:family="text">
      <style:text-properties officeooo:rsid="0c46c61d"/>
    </style:style>
    <style:style style:name="T1576" style:family="text">
      <style:text-properties officeooo:rsid="0c46c77d"/>
    </style:style>
    <style:style style:name="T1577" style:family="text">
      <style:text-properties officeooo:rsid="0c48400a"/>
    </style:style>
    <style:style style:name="T1578" style:family="text">
      <style:text-properties officeooo:rsid="0c495a48"/>
    </style:style>
    <style:style style:name="T1579" style:family="text">
      <style:text-properties officeooo:rsid="0c4b696f"/>
    </style:style>
    <style:style style:name="T1580" style:family="text">
      <style:text-properties officeooo:rsid="0c4bc1ef"/>
    </style:style>
    <style:style style:name="T1581" style:family="text">
      <style:text-properties officeooo:rsid="0c4f31f5"/>
    </style:style>
    <style:style style:name="T1582" style:family="text">
      <style:text-properties officeooo:rsid="0c4fd8a9"/>
    </style:style>
    <style:style style:name="T1583" style:family="text">
      <style:text-properties officeooo:rsid="0c50467d"/>
    </style:style>
    <style:style style:name="T1584" style:family="text">
      <style:text-properties officeooo:rsid="0c51f3f1"/>
    </style:style>
    <style:style style:name="T1585" style:family="text">
      <style:text-properties officeooo:rsid="0c53c4b4"/>
    </style:style>
    <style:style style:name="T1586" style:family="text">
      <style:text-properties officeooo:rsid="0c56876e"/>
    </style:style>
    <style:style style:name="T1587" style:family="text">
      <style:text-properties officeooo:rsid="0c583c8d"/>
    </style:style>
    <style:style style:name="T1588" style:family="text">
      <style:text-properties officeooo:rsid="0c59b0ef"/>
    </style:style>
    <style:style style:name="T1589" style:family="text">
      <style:text-properties officeooo:rsid="0c5a08c9"/>
    </style:style>
    <style:style style:name="T1590" style:family="text">
      <style:text-properties officeooo:rsid="0c5d8c7e"/>
    </style:style>
    <style:style style:name="T1591" style:family="text">
      <style:text-properties officeooo:rsid="0c611573"/>
    </style:style>
    <style:style style:name="T1592" style:family="text">
      <style:text-properties officeooo:rsid="0c612e8f"/>
    </style:style>
    <style:style style:name="T1593" style:family="text">
      <style:text-properties officeooo:rsid="0c61e6fd"/>
    </style:style>
    <style:style style:name="T1594" style:family="text">
      <style:text-properties officeooo:rsid="0c620071"/>
    </style:style>
    <style:style style:name="T1595" style:family="text">
      <style:text-properties officeooo:rsid="0c62c1b2"/>
    </style:style>
    <style:style style:name="T1596" style:family="text">
      <style:text-properties officeooo:rsid="0c63b4a4"/>
    </style:style>
    <style:style style:name="T1597" style:family="text">
      <style:text-properties officeooo:rsid="0c640b7b"/>
    </style:style>
    <style:style style:name="T1598" style:family="text">
      <style:text-properties officeooo:rsid="0c65058b"/>
    </style:style>
    <style:style style:name="T1599" style:family="text">
      <style:text-properties officeooo:rsid="0c66f074"/>
    </style:style>
    <style:style style:name="T1600" style:family="text">
      <style:text-properties officeooo:rsid="0c67d060"/>
    </style:style>
    <style:style style:name="T1601" style:family="text">
      <style:text-properties officeooo:rsid="0c688204"/>
    </style:style>
    <style:style style:name="T1602" style:family="text">
      <style:text-properties officeooo:rsid="0c689565"/>
    </style:style>
    <style:style style:name="T1603" style:family="text">
      <style:text-properties officeooo:rsid="0c68af12"/>
    </style:style>
    <style:style style:name="T1604" style:family="text">
      <style:text-properties officeooo:rsid="0c69992e"/>
    </style:style>
    <style:style style:name="T1605" style:family="text">
      <style:text-properties officeooo:rsid="0c6e7836"/>
    </style:style>
    <style:style style:name="T1606" style:family="text">
      <style:text-properties officeooo:rsid="0c6f4946"/>
    </style:style>
    <style:style style:name="T1607" style:family="text">
      <style:text-properties officeooo:rsid="0c71cea1"/>
    </style:style>
    <style:style style:name="T1608" style:family="text">
      <style:text-properties officeooo:rsid="0c72595d"/>
    </style:style>
    <style:style style:name="T1609" style:family="text">
      <style:text-properties officeooo:rsid="0c726985"/>
    </style:style>
    <style:style style:name="T1610" style:family="text">
      <style:text-properties officeooo:rsid="0c746798"/>
    </style:style>
    <style:style style:name="T1611" style:family="text">
      <style:text-properties officeooo:rsid="0c75da94"/>
    </style:style>
    <style:style style:name="T1612" style:family="text">
      <style:text-properties officeooo:rsid="0c766e16"/>
    </style:style>
    <style:style style:name="T1613" style:family="text">
      <style:text-properties officeooo:rsid="0c77ddc5"/>
    </style:style>
    <style:style style:name="T1614" style:family="text">
      <style:text-properties officeooo:rsid="0c7d21ed"/>
    </style:style>
    <style:style style:name="T1615" style:family="text">
      <style:text-properties officeooo:rsid="0c7d8094"/>
    </style:style>
    <style:style style:name="T1616" style:family="text">
      <style:text-properties officeooo:rsid="0c7f8494"/>
    </style:style>
    <style:style style:name="T1617" style:family="text">
      <style:text-properties officeooo:rsid="0c7fd4b3"/>
    </style:style>
    <style:style style:name="T1618" style:family="text">
      <style:text-properties officeooo:rsid="0c81a4d7"/>
    </style:style>
    <style:style style:name="T1619" style:family="text">
      <style:text-properties officeooo:rsid="0c835757"/>
    </style:style>
    <style:style style:name="T1620" style:family="text">
      <style:text-properties officeooo:rsid="0c843970"/>
    </style:style>
    <style:style style:name="T1621" style:family="text">
      <style:text-properties officeooo:rsid="0c85d085"/>
    </style:style>
    <style:style style:name="T1622" style:family="text">
      <style:text-properties officeooo:rsid="0c878699"/>
    </style:style>
    <style:style style:name="T1623" style:family="text">
      <style:text-properties officeooo:rsid="0c894594"/>
    </style:style>
    <style:style style:name="T1624" style:family="text">
      <style:text-properties officeooo:rsid="0c8eb783"/>
    </style:style>
    <style:style style:name="T1625" style:family="text">
      <style:text-properties officeooo:rsid="0c904f97"/>
    </style:style>
    <style:style style:name="T1626" style:family="text">
      <style:text-properties officeooo:rsid="0c915293"/>
    </style:style>
    <style:style style:name="T1627" style:family="text">
      <style:text-properties officeooo:rsid="0c932b2d"/>
    </style:style>
    <style:style style:name="T1628" style:family="text">
      <style:text-properties officeooo:rsid="0c935912"/>
    </style:style>
    <style:style style:name="T1629" style:family="text">
      <style:text-properties officeooo:rsid="0c9432fb"/>
    </style:style>
    <style:style style:name="T1630" style:family="text">
      <style:text-properties officeooo:rsid="0c95c12d"/>
    </style:style>
    <style:style style:name="T1631" style:family="text">
      <style:text-properties officeooo:rsid="0c962a43"/>
    </style:style>
    <style:style style:name="T1632" style:family="text">
      <style:text-properties officeooo:rsid="0c97baad"/>
    </style:style>
    <style:style style:name="T1633" style:family="text">
      <style:text-properties officeooo:rsid="0c98be7f"/>
    </style:style>
    <style:style style:name="T1634" style:family="text">
      <style:text-properties officeooo:rsid="0c9a5686"/>
    </style:style>
    <style:style style:name="T1635" style:family="text">
      <style:text-properties officeooo:rsid="0c9ab53e"/>
    </style:style>
    <style:style style:name="T1636" style:family="text">
      <style:text-properties officeooo:rsid="0c9b27e2"/>
    </style:style>
    <style:style style:name="T1637" style:family="text">
      <style:text-properties officeooo:rsid="0c9c5bb0"/>
    </style:style>
    <style:style style:name="T1638" style:family="text">
      <style:text-properties officeooo:rsid="0c9df1b2"/>
    </style:style>
    <style:style style:name="T1639" style:family="text">
      <style:text-properties officeooo:rsid="0ca4dc05"/>
    </style:style>
    <style:style style:name="T1640" style:family="text">
      <style:text-properties officeooo:rsid="0ca6329b"/>
    </style:style>
    <style:style style:name="T1641" style:family="text">
      <style:text-properties officeooo:rsid="0cb4924d"/>
    </style:style>
    <style:style style:name="T1642" style:family="text">
      <style:text-properties officeooo:rsid="0cb5eee1"/>
    </style:style>
    <style:style style:name="T1643" style:family="text">
      <style:text-properties officeooo:rsid="0cb645e2"/>
    </style:style>
    <style:style style:name="T1644" style:family="text">
      <style:text-properties officeooo:rsid="0cb7c78f"/>
    </style:style>
    <style:style style:name="T1645" style:family="text">
      <style:text-properties officeooo:rsid="0cba1ed4"/>
    </style:style>
    <style:style style:name="T1646" style:family="text">
      <style:text-properties officeooo:rsid="0cbbf2cb"/>
    </style:style>
    <style:style style:name="T1647" style:family="text">
      <style:text-properties officeooo:rsid="0cbebd31"/>
    </style:style>
    <style:style style:name="T1648" style:family="text">
      <style:text-properties officeooo:rsid="0cbf4d8f"/>
    </style:style>
    <style:style style:name="T1649" style:family="text">
      <style:text-properties officeooo:rsid="0cc1a73a"/>
    </style:style>
    <style:style style:name="T1650" style:family="text">
      <style:text-properties officeooo:rsid="0cc4b7d6"/>
    </style:style>
    <style:style style:name="T1651" style:family="text">
      <style:text-properties officeooo:rsid="0cc61d72"/>
    </style:style>
    <style:style style:name="T1652" style:family="text">
      <style:text-properties officeooo:rsid="0cc70b2b"/>
    </style:style>
    <style:style style:name="T1653" style:family="text">
      <style:text-properties officeooo:rsid="0cc8a290"/>
    </style:style>
    <style:style style:name="T1654" style:family="text">
      <style:text-properties officeooo:rsid="0cca2129"/>
    </style:style>
    <style:style style:name="T1655" style:family="text">
      <style:text-properties officeooo:rsid="0ccc0144"/>
    </style:style>
    <style:style style:name="T1656" style:family="text">
      <style:text-properties officeooo:rsid="0cccfc84"/>
    </style:style>
    <style:style style:name="T1657" style:family="text">
      <style:text-properties officeooo:rsid="0cce7ca5"/>
    </style:style>
    <style:style style:name="T1658" style:family="text">
      <style:text-properties officeooo:rsid="0cd1186e"/>
    </style:style>
    <style:style style:name="T1659" style:family="text">
      <style:text-properties officeooo:rsid="0d2e2e29"/>
    </style:style>
    <style:style style:name="T1660" style:family="text">
      <style:text-properties officeooo:rsid="0d2f5d36"/>
    </style:style>
    <style:style style:name="T1661" style:family="text">
      <style:text-properties officeooo:rsid="0d33dbbf"/>
    </style:style>
    <style:style style:name="T1662" style:family="text">
      <style:text-properties officeooo:rsid="0d35311f"/>
    </style:style>
    <style:style style:name="T1663" style:family="text">
      <style:text-properties officeooo:rsid="0d36ea8d"/>
    </style:style>
    <style:style style:name="T1664" style:family="text">
      <style:text-properties officeooo:rsid="0d37e176"/>
    </style:style>
    <style:style style:name="T1665" style:family="text">
      <style:text-properties officeooo:rsid="0d3862b1"/>
    </style:style>
    <style:style style:name="T1666" style:family="text">
      <style:text-properties officeooo:rsid="0d3a1e02"/>
    </style:style>
    <style:style style:name="T1667" style:family="text">
      <style:text-properties officeooo:rsid="0d3bce57"/>
    </style:style>
    <style:style style:name="T1668" style:family="text">
      <style:text-properties officeooo:rsid="0d3d8f77"/>
    </style:style>
    <style:style style:name="T1669" style:family="text">
      <style:text-properties officeooo:rsid="0d3da204"/>
    </style:style>
    <style:style style:name="T1670" style:family="text">
      <style:text-properties officeooo:rsid="0d3e0b3f"/>
    </style:style>
    <style:style style:name="T1671" style:family="text">
      <style:text-properties officeooo:rsid="0d3f59dc"/>
    </style:style>
    <style:style style:name="T1672" style:family="text">
      <style:text-properties officeooo:rsid="0d405f63"/>
    </style:style>
    <style:style style:name="T1673" style:family="text">
      <style:text-properties officeooo:rsid="0d41f562"/>
    </style:style>
    <style:style style:name="T1674" style:family="text">
      <style:text-properties officeooo:rsid="0d43caf6"/>
    </style:style>
    <style:style style:name="T1675" style:family="text">
      <style:text-properties officeooo:rsid="0d44618a"/>
    </style:style>
    <style:style style:name="T1676" style:family="text">
      <style:text-properties officeooo:rsid="0d45dc0d"/>
    </style:style>
    <style:style style:name="T1677" style:family="text">
      <style:text-properties officeooo:rsid="0d45faef"/>
    </style:style>
    <style:style style:name="T1678" style:family="text">
      <style:text-properties officeooo:rsid="0d474c76"/>
    </style:style>
    <style:style style:name="T1679" style:family="text">
      <style:text-properties officeooo:rsid="0d4a2b19"/>
    </style:style>
    <style:style style:name="T1680" style:family="text">
      <style:text-properties officeooo:rsid="0d4bf1af"/>
    </style:style>
    <style:style style:name="T1681" style:family="text">
      <style:text-properties officeooo:rsid="0d4ddf3d"/>
    </style:style>
    <style:style style:name="T1682" style:family="text">
      <style:text-properties officeooo:rsid="0d4eafa7"/>
    </style:style>
    <style:style style:name="T1683" style:family="text">
      <style:text-properties officeooo:rsid="0d4fe2af"/>
    </style:style>
    <style:style style:name="T1684" style:family="text">
      <style:text-properties officeooo:rsid="0d5037de"/>
    </style:style>
    <style:style style:name="T1685" style:family="text">
      <style:text-properties officeooo:rsid="0d584836"/>
    </style:style>
    <style:style style:name="T1686" style:family="text">
      <style:text-properties officeooo:rsid="0d58d1d2"/>
    </style:style>
    <style:style style:name="T1687" style:family="text">
      <style:text-properties officeooo:rsid="0d5a4996"/>
    </style:style>
    <style:style style:name="T1688" style:family="text">
      <style:text-properties officeooo:rsid="0d5b6224"/>
    </style:style>
    <style:style style:name="T1689" style:family="text">
      <style:text-properties officeooo:rsid="0d5e36c3"/>
    </style:style>
    <style:style style:name="T1690" style:family="text">
      <style:text-properties officeooo:rsid="0d5e624e"/>
    </style:style>
    <style:style style:name="T1691" style:family="text">
      <style:text-properties officeooo:rsid="0d604203"/>
    </style:style>
    <style:style style:name="T1692" style:family="text">
      <style:text-properties officeooo:rsid="0d6227e6"/>
    </style:style>
    <style:style style:name="T1693" style:family="text">
      <style:text-properties officeooo:rsid="0d63cd64"/>
    </style:style>
    <style:style style:name="T1694" style:family="text">
      <style:text-properties officeooo:rsid="0d63d285"/>
    </style:style>
    <style:style style:name="T1695" style:family="text">
      <style:text-properties officeooo:rsid="0d65571c"/>
    </style:style>
    <style:style style:name="T1696" style:family="text">
      <style:text-properties officeooo:rsid="0d669c67"/>
    </style:style>
    <style:style style:name="T1697" style:family="text">
      <style:text-properties officeooo:rsid="0d68d4e0"/>
    </style:style>
    <style:style style:name="T1698" style:family="text">
      <style:text-properties officeooo:rsid="0d691b34"/>
    </style:style>
    <style:style style:name="T1699" style:family="text">
      <style:text-properties officeooo:rsid="0d69ba62"/>
    </style:style>
    <style:style style:name="T1700" style:family="text">
      <style:text-properties officeooo:rsid="0d6d3add"/>
    </style:style>
    <style:style style:name="T1701" style:family="text">
      <style:text-properties officeooo:rsid="0d6f9437"/>
    </style:style>
    <style:style style:name="T1702" style:family="text">
      <style:text-properties officeooo:rsid="0d705043"/>
    </style:style>
    <style:style style:name="T1703" style:family="text">
      <style:text-properties officeooo:rsid="0d722202"/>
    </style:style>
    <style:style style:name="T1704" style:family="text">
      <style:text-properties officeooo:rsid="0d7292c7"/>
    </style:style>
    <style:style style:name="T1705" style:family="text">
      <style:text-properties officeooo:rsid="0d741b61"/>
    </style:style>
    <style:style style:name="T1706" style:family="text">
      <style:text-properties officeooo:rsid="0d74cb0e"/>
    </style:style>
    <style:style style:name="T1707" style:family="text">
      <style:text-properties officeooo:rsid="0d7670c7"/>
    </style:style>
    <style:style style:name="T1708" style:family="text">
      <style:text-properties officeooo:rsid="0d781d4b"/>
    </style:style>
    <style:style style:name="T1709" style:family="text">
      <style:text-properties officeooo:rsid="0d794818"/>
    </style:style>
    <style:style style:name="T1710" style:family="text">
      <style:text-properties officeooo:rsid="0d79b0fc"/>
    </style:style>
    <style:style style:name="T1711" style:family="text">
      <style:text-properties officeooo:rsid="0d7b2cc1"/>
    </style:style>
    <style:style style:name="T1712" style:family="text">
      <style:text-properties officeooo:rsid="0d7c9fc1"/>
    </style:style>
    <style:style style:name="T1713" style:family="text">
      <style:text-properties officeooo:rsid="0d7e7c3f"/>
    </style:style>
    <style:style style:name="T1714" style:family="text">
      <style:text-properties officeooo:rsid="0d7ff34a"/>
    </style:style>
    <style:style style:name="T1715" style:family="text">
      <style:text-properties officeooo:rsid="0d809b7a"/>
    </style:style>
    <style:style style:name="T1716" style:family="text">
      <style:text-properties officeooo:rsid="0d816db9"/>
    </style:style>
    <style:style style:name="T1717" style:family="text">
      <style:text-properties officeooo:rsid="0d83145a"/>
    </style:style>
    <style:style style:name="T1718" style:family="text">
      <style:text-properties officeooo:rsid="0d85142b"/>
    </style:style>
    <style:style style:name="T1719" style:family="text">
      <style:text-properties officeooo:rsid="0d864ec5"/>
    </style:style>
    <style:style style:name="T1720" style:family="text">
      <style:text-properties officeooo:rsid="0d880d12"/>
    </style:style>
    <style:style style:name="T1721" style:family="text">
      <style:text-properties officeooo:rsid="0d881828"/>
    </style:style>
    <style:style style:name="T1722" style:family="text">
      <style:text-properties officeooo:rsid="0d894d57"/>
    </style:style>
    <style:style style:name="T1723" style:family="text">
      <style:text-properties officeooo:rsid="0d89ca8e"/>
    </style:style>
    <style:style style:name="T1724" style:family="text">
      <style:text-properties officeooo:rsid="0d8b0f85"/>
    </style:style>
    <style:style style:name="T1725" style:family="text">
      <style:text-properties officeooo:rsid="0d8cabce"/>
    </style:style>
    <style:style style:name="T1726" style:family="text">
      <style:text-properties officeooo:rsid="0d8e8068"/>
    </style:style>
    <style:style style:name="T1727" style:family="text">
      <style:text-properties officeooo:rsid="0d8ed8c5"/>
    </style:style>
    <style:style style:name="T1728" style:family="text">
      <style:text-properties officeooo:rsid="0d90c063"/>
    </style:style>
    <style:style style:name="T1729" style:family="text">
      <style:text-properties officeooo:rsid="0d914d37"/>
    </style:style>
    <style:style style:name="T1730" style:family="text">
      <style:text-properties officeooo:rsid="0d92f4ff"/>
    </style:style>
    <style:style style:name="T1731" style:family="text">
      <style:text-properties officeooo:rsid="0d9ab5ea"/>
    </style:style>
    <style:style style:name="T1732" style:family="text">
      <style:text-properties officeooo:rsid="0d9c2307"/>
    </style:style>
    <style:style style:name="T1733" style:family="text">
      <style:text-properties officeooo:rsid="0d9ddb12"/>
    </style:style>
    <style:style style:name="T1734" style:family="text">
      <style:text-properties officeooo:rsid="0da09ff8"/>
    </style:style>
    <style:style style:name="T1735" style:family="text">
      <style:text-properties officeooo:rsid="0da0e14f"/>
    </style:style>
    <style:style style:name="T1736" style:family="text">
      <style:text-properties officeooo:rsid="0da40ba4"/>
    </style:style>
    <style:style style:name="T1737" style:family="text">
      <style:text-properties officeooo:rsid="0da4a3f6"/>
    </style:style>
    <style:style style:name="T1738" style:family="text">
      <style:text-properties officeooo:rsid="0da61f94"/>
    </style:style>
    <style:style style:name="T1739" style:family="text">
      <style:text-properties officeooo:rsid="0da6b42c"/>
    </style:style>
    <style:style style:name="T1740" style:family="text">
      <style:text-properties officeooo:rsid="0da7fc92"/>
    </style:style>
    <style:style style:name="T1741" style:family="text">
      <style:text-properties officeooo:rsid="0da89b44"/>
    </style:style>
    <style:style style:name="T1742" style:family="text">
      <style:text-properties officeooo:rsid="0da9f128"/>
    </style:style>
    <style:style style:name="T1743" style:family="text">
      <style:text-properties officeooo:rsid="0daa231a"/>
    </style:style>
    <style:style style:name="T1744" style:family="text">
      <style:text-properties officeooo:rsid="0daa26f6"/>
    </style:style>
    <style:style style:name="T1745" style:family="text">
      <style:text-properties officeooo:rsid="0daa3832"/>
    </style:style>
    <style:style style:name="T1746" style:family="text">
      <style:text-properties officeooo:rsid="0dac3445"/>
    </style:style>
    <style:style style:name="T1747" style:family="text">
      <style:text-properties officeooo:rsid="0dadde99"/>
    </style:style>
    <style:style style:name="T1748" style:family="text">
      <style:text-properties officeooo:rsid="0dae412d"/>
    </style:style>
    <style:style style:name="T1749" style:family="text">
      <style:text-properties officeooo:rsid="0daebec6"/>
    </style:style>
    <style:style style:name="T1750" style:family="text">
      <style:text-properties officeooo:rsid="0daf8609"/>
    </style:style>
    <style:style style:name="T1751" style:family="text">
      <style:text-properties officeooo:rsid="0dafd15c"/>
    </style:style>
    <style:style style:name="T1752" style:family="text">
      <style:text-properties officeooo:rsid="0db0f5aa"/>
    </style:style>
    <style:style style:name="T1753" style:family="text">
      <style:text-properties officeooo:rsid="0db2a2a7"/>
    </style:style>
    <style:style style:name="T1754" style:family="text">
      <style:text-properties officeooo:rsid="0db4754e"/>
    </style:style>
    <style:style style:name="T1755" style:family="text">
      <style:text-properties officeooo:rsid="0db7b9e0"/>
    </style:style>
    <style:style style:name="T1756" style:family="text">
      <style:text-properties officeooo:rsid="0db80173"/>
    </style:style>
    <style:style style:name="T1757" style:family="text">
      <style:text-properties officeooo:rsid="0dbbf19d"/>
    </style:style>
    <style:style style:name="T1758" style:family="text">
      <style:text-properties officeooo:rsid="0dbc2711"/>
    </style:style>
    <style:style style:name="T1759" style:family="text">
      <style:text-properties officeooo:rsid="0dbc2894"/>
    </style:style>
    <style:style style:name="T1760" style:family="text">
      <style:text-properties officeooo:rsid="0dbc6244"/>
    </style:style>
    <style:style style:name="T1761" style:family="text">
      <style:text-properties officeooo:rsid="0dbc8efb"/>
    </style:style>
    <style:style style:name="T1762" style:family="text">
      <style:text-properties officeooo:rsid="0dc037a8"/>
    </style:style>
    <style:style style:name="T1763" style:family="text">
      <style:text-properties officeooo:rsid="0dc308f4"/>
    </style:style>
    <style:style style:name="T1764" style:family="text">
      <style:text-properties officeooo:rsid="0dc44ce1"/>
    </style:style>
    <style:style style:name="T1765" style:family="text">
      <style:text-properties officeooo:rsid="0dc50673"/>
    </style:style>
    <style:style style:name="T1766" style:family="text">
      <style:text-properties officeooo:rsid="0dc5f969"/>
    </style:style>
    <style:style style:name="T1767" style:family="text">
      <style:text-properties officeooo:rsid="0dc6fc74"/>
    </style:style>
    <style:style style:name="T1768" style:family="text">
      <style:text-properties officeooo:rsid="0dc765c3"/>
    </style:style>
    <style:style style:name="T1769" style:family="text">
      <style:text-properties officeooo:rsid="0dc85e76"/>
    </style:style>
    <style:style style:name="T1770" style:family="text">
      <style:text-properties officeooo:rsid="0dc9a82f"/>
    </style:style>
    <style:style style:name="T1771" style:family="text">
      <style:text-properties officeooo:rsid="0dc9dbb0"/>
    </style:style>
    <style:style style:name="T1772" style:family="text">
      <style:text-properties officeooo:rsid="0dcaa3b7"/>
    </style:style>
    <style:style style:name="T1773" style:family="text">
      <style:text-properties officeooo:rsid="0dcb8e05"/>
    </style:style>
    <style:style style:name="T1774" style:family="text">
      <style:text-properties officeooo:rsid="0dcde80f"/>
    </style:style>
    <style:style style:name="T1775" style:family="text">
      <style:text-properties officeooo:rsid="0dcf2e85"/>
    </style:style>
    <style:style style:name="T1776" style:family="text">
      <style:text-properties officeooo:rsid="0dd14ab0"/>
    </style:style>
    <style:style style:name="T1777" style:family="text">
      <style:text-properties officeooo:rsid="0dd1eeec"/>
    </style:style>
    <style:style style:name="T1778" style:family="text">
      <style:text-properties officeooo:rsid="0dd3cb4f"/>
    </style:style>
    <style:style style:name="T1779" style:family="text">
      <style:text-properties officeooo:rsid="0dd5f2e9"/>
    </style:style>
    <style:style style:name="T1780" style:family="text">
      <style:text-properties officeooo:rsid="0dd7ee90"/>
    </style:style>
    <style:style style:name="T1781" style:family="text">
      <style:text-properties officeooo:rsid="0dd8c888"/>
    </style:style>
    <style:style style:name="T1782" style:family="text">
      <style:text-properties officeooo:rsid="0dda9e38"/>
    </style:style>
    <style:style style:name="T1783" style:family="text">
      <style:text-properties officeooo:rsid="0ddb5ff1"/>
    </style:style>
    <style:style style:name="T1784" style:family="text">
      <style:text-properties officeooo:rsid="0ddc7222"/>
    </style:style>
    <style:style style:name="T1785" style:family="text">
      <style:text-properties officeooo:rsid="0dde1ff4"/>
    </style:style>
    <style:style style:name="T1786" style:family="text">
      <style:text-properties officeooo:rsid="0ddf00c5"/>
    </style:style>
    <style:style style:name="T1787" style:family="text">
      <style:text-properties officeooo:rsid="0ddf3c58"/>
    </style:style>
    <style:style style:name="T1788" style:family="text">
      <style:text-properties officeooo:rsid="0de0faf6"/>
    </style:style>
    <style:style style:name="T1789" style:family="text">
      <style:text-properties officeooo:rsid="0de30440"/>
    </style:style>
    <style:style style:name="T1790" style:family="text">
      <style:text-properties officeooo:rsid="0de3606e"/>
    </style:style>
    <style:style style:name="T1791" style:family="text">
      <style:text-properties officeooo:rsid="0de4ec06"/>
    </style:style>
    <style:style style:name="T1792" style:family="text">
      <style:text-properties officeooo:rsid="0de6332b"/>
    </style:style>
    <style:style style:name="T1793" style:family="text">
      <style:text-properties officeooo:rsid="0de703c8"/>
    </style:style>
    <style:style style:name="T1794" style:family="text">
      <style:text-properties officeooo:rsid="0de749fb"/>
    </style:style>
    <style:style style:name="T1795" style:family="text">
      <style:text-properties officeooo:rsid="0de91d22"/>
    </style:style>
    <style:style style:name="T1796" style:family="text">
      <style:text-properties officeooo:rsid="0dead8fa"/>
    </style:style>
    <style:style style:name="T1797" style:family="text">
      <style:text-properties officeooo:rsid="0deb03ab"/>
    </style:style>
    <style:style style:name="T1798" style:family="text">
      <style:text-properties officeooo:rsid="0debcfa3"/>
    </style:style>
    <style:style style:name="T1799" style:family="text">
      <style:text-properties officeooo:rsid="0dec15c6"/>
    </style:style>
    <style:style style:name="T1800" style:family="text">
      <style:text-properties officeooo:rsid="0ded9796"/>
    </style:style>
    <style:style style:name="T1801" style:family="text">
      <style:text-properties officeooo:rsid="0dee9c64"/>
    </style:style>
    <style:style style:name="T1802" style:family="text">
      <style:text-properties officeooo:rsid="0def5818"/>
    </style:style>
    <style:style style:name="T1803" style:family="text">
      <style:text-properties officeooo:rsid="0df0923f"/>
    </style:style>
    <style:style style:name="T1804" style:family="text">
      <style:text-properties officeooo:rsid="0df1dd52"/>
    </style:style>
    <style:style style:name="T1805" style:family="text">
      <style:text-properties officeooo:rsid="0df350d8"/>
    </style:style>
    <style:style style:name="T1806" style:family="text">
      <style:text-properties officeooo:rsid="0df410ea"/>
    </style:style>
    <style:style style:name="T1807" style:family="text">
      <style:text-properties officeooo:rsid="0df51372"/>
    </style:style>
    <style:style style:name="T1808" style:family="text">
      <style:text-properties officeooo:rsid="0df6710b"/>
    </style:style>
    <style:style style:name="T1809" style:family="text">
      <style:text-properties officeooo:rsid="0df85374"/>
    </style:style>
    <style:style style:name="T1810" style:family="text">
      <style:text-properties officeooo:rsid="0df907f4"/>
    </style:style>
    <style:style style:name="T1811" style:family="text">
      <style:text-properties officeooo:rsid="0dfb0677"/>
    </style:style>
    <style:style style:name="T1812" style:family="text">
      <style:text-properties officeooo:rsid="0dfc3487"/>
    </style:style>
    <style:style style:name="T1813" style:family="text">
      <style:text-properties officeooo:rsid="0dfd376e"/>
    </style:style>
    <style:style style:name="T1814" style:family="text">
      <style:text-properties officeooo:rsid="0dfdfbd1"/>
    </style:style>
    <style:style style:name="T1815" style:family="text">
      <style:text-properties officeooo:rsid="0dffa75d"/>
    </style:style>
    <style:style style:name="T1816" style:family="text">
      <style:text-properties officeooo:rsid="0e06292c"/>
    </style:style>
    <style:style style:name="T1817" style:family="text">
      <style:text-properties officeooo:rsid="0e077241"/>
    </style:style>
    <style:style style:name="T1818" style:family="text">
      <style:text-properties officeooo:rsid="0e086cf7"/>
    </style:style>
    <style:style style:name="T1819" style:family="text">
      <style:text-properties officeooo:rsid="0e0a42fa"/>
    </style:style>
    <style:style style:name="T1820" style:family="text">
      <style:text-properties officeooo:rsid="0e0c8ab7"/>
    </style:style>
    <style:style style:name="T1821" style:family="text">
      <style:text-properties officeooo:rsid="0e0e4aef"/>
    </style:style>
    <style:style style:name="T1822" style:family="text">
      <style:text-properties officeooo:rsid="0e0fdbb2"/>
    </style:style>
    <style:style style:name="T1823" style:family="text">
      <style:text-properties officeooo:rsid="0e14c893"/>
    </style:style>
    <style:style style:name="T1824" style:family="text">
      <style:text-properties officeooo:rsid="0e16a71f"/>
    </style:style>
    <style:style style:name="T1825" style:family="text">
      <style:text-properties officeooo:rsid="0e1a4a9b"/>
    </style:style>
    <style:style style:name="T1826" style:family="text">
      <style:text-properties officeooo:rsid="0e1b55c1"/>
    </style:style>
    <style:style style:name="T1827" style:family="text">
      <style:text-properties officeooo:rsid="0e1cae35"/>
    </style:style>
    <style:style style:name="T1828" style:family="text">
      <style:text-properties officeooo:rsid="0e1e988c"/>
    </style:style>
    <style:style style:name="T1829" style:family="text">
      <style:text-properties officeooo:rsid="0e22eff5"/>
    </style:style>
    <style:style style:name="T1830" style:family="text">
      <style:text-properties officeooo:rsid="0e240508"/>
    </style:style>
    <style:style style:name="T1831" style:family="text">
      <style:text-properties officeooo:rsid="0e25c089"/>
    </style:style>
    <style:style style:name="T1832" style:family="text">
      <style:text-properties officeooo:rsid="0e270bdb"/>
    </style:style>
    <style:style style:name="T1833" style:family="text">
      <style:text-properties officeooo:rsid="0e273506"/>
    </style:style>
    <style:style style:name="T1834" style:family="text">
      <style:text-properties officeooo:rsid="0e2764e4"/>
    </style:style>
    <style:style style:name="T1835" style:family="text">
      <style:text-properties officeooo:rsid="0e27f4e4"/>
    </style:style>
    <style:style style:name="T1836" style:family="text">
      <style:text-properties officeooo:rsid="0e2a996f"/>
    </style:style>
    <style:style style:name="T1837" style:family="text">
      <style:text-properties officeooo:rsid="0e2d953c"/>
    </style:style>
    <style:style style:name="T1838" style:family="text">
      <style:text-properties officeooo:rsid="0e2f622d"/>
    </style:style>
    <style:style style:name="T1839" style:family="text">
      <style:text-properties officeooo:rsid="0e324e6b"/>
    </style:style>
    <style:style style:name="T1840" style:family="text">
      <style:text-properties officeooo:rsid="0e35d853"/>
    </style:style>
    <style:style style:name="T1841" style:family="text">
      <style:text-properties officeooo:rsid="0e7ee9dd"/>
    </style:style>
    <style:style style:name="T1842" style:family="text">
      <style:text-properties officeooo:rsid="0e80c435"/>
    </style:style>
    <style:style style:name="T1843" style:family="text">
      <style:text-properties officeooo:rsid="0e8276fe"/>
    </style:style>
    <style:style style:name="T1844" style:family="text">
      <style:text-properties officeooo:rsid="0e846035"/>
    </style:style>
    <style:style style:name="T1845" style:family="text">
      <style:text-properties officeooo:rsid="0efee11b"/>
    </style:style>
    <style:style style:name="T1846" style:family="text">
      <style:text-properties officeooo:rsid="0f0251c2"/>
    </style:style>
    <style:style style:name="T1847" style:family="text">
      <style:text-properties officeooo:rsid="0f02acab"/>
    </style:style>
    <style:style style:name="T1848" style:family="text">
      <style:text-properties officeooo:rsid="0f047641"/>
    </style:style>
    <style:style style:name="T1849" style:family="text">
      <style:text-properties officeooo:rsid="0f066f33"/>
    </style:style>
    <style:style style:name="T1850" style:family="text">
      <style:text-properties officeooo:rsid="0f06f1b5"/>
    </style:style>
    <style:style style:name="T1851" style:family="text">
      <style:text-properties officeooo:rsid="0f0a8c2c"/>
    </style:style>
    <style:style style:name="T1852" style:family="text">
      <style:text-properties officeooo:rsid="0f0b6529"/>
    </style:style>
    <style:style style:name="T1853" style:family="text">
      <style:text-properties officeooo:rsid="0f10dc1d"/>
    </style:style>
    <style:style style:name="T1854" style:family="text">
      <style:text-properties officeooo:rsid="0f22a05f"/>
    </style:style>
    <style:style style:name="T1855" style:family="text">
      <style:text-properties officeooo:rsid="0f24b09c"/>
    </style:style>
    <style:style style:name="T1856" style:family="text">
      <style:text-properties officeooo:rsid="0f280b75"/>
    </style:style>
    <style:style style:name="T1857" style:family="text">
      <style:text-properties officeooo:rsid="0f28173f"/>
    </style:style>
    <style:style style:name="T1858" style:family="text">
      <style:text-properties officeooo:rsid="0f31a291"/>
    </style:style>
    <style:style style:name="T1859" style:family="text">
      <style:text-properties officeooo:rsid="0f33143f"/>
    </style:style>
    <style:style style:name="T1860" style:family="text">
      <style:text-properties officeooo:rsid="0f4ef284"/>
    </style:style>
    <style:style style:name="T1861" style:family="text">
      <style:text-properties officeooo:rsid="0f4f5642"/>
    </style:style>
    <style:style style:name="T1862" style:family="text">
      <style:text-properties officeooo:rsid="0f6fc32c"/>
    </style:style>
    <style:style style:name="T1863" style:family="text">
      <style:text-properties officeooo:rsid="0f73251f"/>
    </style:style>
    <style:style style:name="T1864" style:family="text">
      <style:text-properties officeooo:rsid="0f74f98d"/>
    </style:style>
    <style:style style:name="T1865" style:family="text">
      <style:text-properties officeooo:rsid="0f76c0b8"/>
    </style:style>
    <style:style style:name="T1866" style:family="text">
      <style:text-properties officeooo:rsid="0f793c29"/>
    </style:style>
    <style:style style:name="T1867" style:family="text">
      <style:text-properties officeooo:rsid="0f79b1cc"/>
    </style:style>
    <style:style style:name="T1868" style:family="text">
      <style:text-properties officeooo:rsid="0f7abc3c"/>
    </style:style>
    <style:style style:name="T1869" style:family="text">
      <style:text-properties officeooo:rsid="0f7cc1a1"/>
    </style:style>
    <style:style style:name="T1870" style:family="text">
      <style:text-properties officeooo:rsid="0f7d3722"/>
    </style:style>
    <style:style style:name="T1871" style:family="text">
      <style:text-properties officeooo:rsid="0fe6cc00"/>
    </style:style>
    <style:style style:name="T1872" style:family="text">
      <style:text-properties officeooo:rsid="0fe87ad3"/>
    </style:style>
    <style:style style:name="T1873" style:family="text">
      <style:text-properties officeooo:rsid="0fe88808"/>
    </style:style>
    <style:style style:name="T1874" style:family="text">
      <style:text-properties officeooo:rsid="0fe9276e"/>
    </style:style>
    <style:style style:name="T1875" style:family="text">
      <style:text-properties officeooo:rsid="0fe982b7"/>
    </style:style>
    <style:style style:name="T1876" style:family="text">
      <style:text-properties officeooo:rsid="0feb5ac1"/>
    </style:style>
    <style:style style:name="T1877" style:family="text">
      <style:text-properties officeooo:rsid="0febafbe"/>
    </style:style>
    <style:style style:name="T1878" style:family="text">
      <style:text-properties officeooo:rsid="0fecb7f2"/>
    </style:style>
    <style:style style:name="T1879" style:family="text">
      <style:text-properties officeooo:rsid="0fedaea9"/>
    </style:style>
    <style:style style:name="T1880" style:family="text">
      <style:text-properties officeooo:rsid="0fee831d"/>
    </style:style>
    <style:style style:name="T1881" style:family="text">
      <style:text-properties officeooo:rsid="0ff04935"/>
    </style:style>
    <style:style style:name="T1882" style:family="text">
      <style:text-properties officeooo:rsid="0ff1903f"/>
    </style:style>
    <style:style style:name="T1883" style:family="text">
      <style:text-properties officeooo:rsid="0ff2483b"/>
    </style:style>
    <style:style style:name="T1884" style:family="text">
      <style:text-properties officeooo:rsid="0ff46512"/>
    </style:style>
    <style:style style:name="T1885" style:family="text">
      <style:text-properties officeooo:rsid="0ffbd936"/>
    </style:style>
    <style:style style:name="T1886" style:family="text">
      <style:text-properties officeooo:rsid="0ffd518a"/>
    </style:style>
    <style:style style:name="T1887" style:family="text">
      <style:text-properties officeooo:rsid="0fff3eac"/>
    </style:style>
    <style:style style:name="T1888" style:family="text">
      <style:text-properties officeooo:rsid="1000e4d9"/>
    </style:style>
    <style:style style:name="T1889" style:family="text">
      <style:text-properties officeooo:rsid="1001a350"/>
    </style:style>
    <style:style style:name="T1890" style:family="text">
      <style:text-properties officeooo:rsid="10035b76"/>
    </style:style>
    <style:style style:name="T1891" style:family="text">
      <style:text-properties officeooo:rsid="1003efd6"/>
    </style:style>
    <style:style style:name="T1892" style:family="text">
      <style:text-properties officeooo:rsid="10057ed8"/>
    </style:style>
    <style:style style:name="T1893" style:family="text">
      <style:text-properties officeooo:rsid="1006698d"/>
    </style:style>
    <style:style style:name="T1894" style:family="text">
      <style:text-properties officeooo:rsid="10072be5"/>
    </style:style>
    <style:style style:name="T1895" style:family="text">
      <style:text-properties officeooo:rsid="1008907f"/>
    </style:style>
    <style:style style:name="T1896" style:family="text">
      <style:text-properties officeooo:rsid="100a228f"/>
    </style:style>
    <style:style style:name="T1897" style:family="text">
      <style:text-properties officeooo:rsid="100ad80b"/>
    </style:style>
    <style:style style:name="T1898" style:family="text">
      <style:text-properties officeooo:rsid="100c4cff"/>
    </style:style>
    <style:style style:name="T1899" style:family="text">
      <style:text-properties officeooo:rsid="100d48ea"/>
    </style:style>
    <style:style style:name="T1900" style:family="text">
      <style:text-properties officeooo:rsid="100ed4bb"/>
    </style:style>
    <style:style style:name="T1901" style:family="text">
      <style:text-properties officeooo:rsid="100edcb5"/>
    </style:style>
    <style:style style:name="T1902" style:family="text">
      <style:text-properties officeooo:rsid="100f9ea7"/>
    </style:style>
    <style:style style:name="T1903" style:family="text">
      <style:text-properties officeooo:rsid="101023cb"/>
    </style:style>
    <style:style style:name="T1904" style:family="text">
      <style:text-properties officeooo:rsid="101086a6"/>
    </style:style>
    <style:style style:name="T1905" style:family="text">
      <style:text-properties officeooo:rsid="1010a556"/>
    </style:style>
    <style:style style:name="T1906" style:family="text">
      <style:text-properties officeooo:rsid="101120ca"/>
    </style:style>
    <style:style style:name="T1907" style:family="text">
      <style:text-properties officeooo:rsid="10115a91"/>
    </style:style>
    <style:style style:name="T1908" style:family="text">
      <style:text-properties officeooo:rsid="10134ce9"/>
    </style:style>
    <style:style style:name="T1909" style:family="text">
      <style:text-properties officeooo:rsid="101437ae"/>
    </style:style>
    <style:style style:name="T1910" style:family="text">
      <style:text-properties officeooo:rsid="1014e447"/>
    </style:style>
    <style:style style:name="T1911" style:family="text">
      <style:text-properties officeooo:rsid="1015de53"/>
    </style:style>
    <style:style style:name="T1912" style:family="text">
      <style:text-properties officeooo:rsid="1016812b"/>
    </style:style>
    <style:style style:name="T1913" style:family="text">
      <style:text-properties officeooo:rsid="10182a2c"/>
    </style:style>
    <style:style style:name="T1914" style:family="text">
      <style:text-properties officeooo:rsid="1018b7cc"/>
    </style:style>
    <style:style style:name="T1915" style:family="text">
      <style:text-properties officeooo:rsid="101a71db"/>
    </style:style>
    <style:style style:name="T1916" style:family="text">
      <style:text-properties officeooo:rsid="101c5680"/>
    </style:style>
    <style:style style:name="T1917" style:family="text">
      <style:text-properties officeooo:rsid="101d8267"/>
    </style:style>
    <style:style style:name="T1918" style:family="text">
      <style:text-properties officeooo:rsid="101ea500"/>
    </style:style>
    <style:style style:name="T1919" style:family="text">
      <style:text-properties officeooo:rsid="10205ec5"/>
    </style:style>
    <style:style style:name="T1920" style:family="text">
      <style:text-properties officeooo:rsid="10223cb6"/>
    </style:style>
    <style:style style:name="T1921" style:family="text">
      <style:text-properties officeooo:rsid="1026c585"/>
    </style:style>
    <style:style style:name="T1922" style:family="text">
      <style:text-properties officeooo:rsid="10286c02"/>
    </style:style>
    <style:style style:name="T1923" style:family="text">
      <style:text-properties officeooo:rsid="102929d3"/>
    </style:style>
    <style:style style:name="T1924" style:family="text">
      <style:text-properties officeooo:rsid="10298903"/>
    </style:style>
    <style:style style:name="T1925" style:family="text">
      <style:text-properties officeooo:rsid="103bcc47"/>
    </style:style>
    <style:style style:name="T1926" style:family="text">
      <style:text-properties officeooo:rsid="103c9c5f"/>
    </style:style>
    <style:style style:name="T1927" style:family="text">
      <style:text-properties officeooo:rsid="103f3fab"/>
    </style:style>
    <style:style style:name="T1928" style:family="text">
      <style:text-properties officeooo:rsid="1056547b"/>
    </style:style>
    <style:style style:name="T1929" style:family="text">
      <style:text-properties officeooo:rsid="1056d81f"/>
    </style:style>
    <style:style style:name="T1930" style:family="text">
      <style:text-properties officeooo:rsid="105b5ce5"/>
    </style:style>
    <style:style style:name="T1931" style:family="text">
      <style:text-properties officeooo:rsid="105d045c"/>
    </style:style>
    <style:style style:name="T1932" style:family="text">
      <style:text-properties officeooo:rsid="105deb62"/>
    </style:style>
    <style:style style:name="T1933" style:family="text">
      <style:text-properties officeooo:rsid="105fd0f0"/>
    </style:style>
    <style:style style:name="T1934" style:family="text">
      <style:text-properties officeooo:rsid="10616c64"/>
    </style:style>
    <style:style style:name="T1935" style:family="text">
      <style:text-properties officeooo:rsid="1061eb4e"/>
    </style:style>
    <style:style style:name="T1936" style:family="text">
      <style:text-properties officeooo:rsid="10659917"/>
    </style:style>
    <style:style style:name="T1937" style:family="text">
      <style:text-properties officeooo:rsid="106a062d"/>
    </style:style>
    <style:style style:name="T1938" style:family="text">
      <style:text-properties officeooo:rsid="106e957e"/>
    </style:style>
    <style:style style:name="T1939" style:family="text">
      <style:text-properties officeooo:rsid="1070e113"/>
    </style:style>
    <style:style style:name="T1940" style:family="text">
      <style:text-properties officeooo:rsid="107297f0"/>
    </style:style>
    <style:style style:name="T1941" style:family="text">
      <style:text-properties officeooo:rsid="1076b240"/>
    </style:style>
    <style:style style:name="T1942" style:family="text">
      <style:text-properties officeooo:rsid="1076c732"/>
    </style:style>
    <style:style style:name="T1943" style:family="text">
      <style:text-properties officeooo:rsid="1079744f"/>
    </style:style>
    <style:style style:name="T1944" style:family="text">
      <style:text-properties officeooo:rsid="107c5459"/>
    </style:style>
    <style:style style:name="T1945" style:family="text">
      <style:text-properties officeooo:rsid="107e4ae5"/>
    </style:style>
    <style:style style:name="T1946" style:family="text">
      <style:text-properties officeooo:rsid="107e982d"/>
    </style:style>
    <style:style style:name="T1947" style:family="text">
      <style:text-properties officeooo:rsid="107ef292"/>
    </style:style>
    <style:style style:name="T1948" style:family="text">
      <style:text-properties officeooo:rsid="10807b17"/>
    </style:style>
    <style:style style:name="T1949" style:family="text">
      <style:text-properties officeooo:rsid="108793f0"/>
    </style:style>
    <style:style style:name="T1950" style:family="text">
      <style:text-properties officeooo:rsid="10b39985"/>
    </style:style>
    <style:style style:name="T1951" style:family="text">
      <style:text-properties officeooo:rsid="10b42493"/>
    </style:style>
    <style:style style:name="T1952" style:family="text">
      <style:text-properties officeooo:rsid="10f0e3a9"/>
    </style:style>
    <style:style style:name="T1953" style:family="text">
      <style:text-properties officeooo:rsid="10f1436b"/>
    </style:style>
    <style:style style:name="T1954" style:family="text">
      <style:text-properties officeooo:rsid="10f3103f"/>
    </style:style>
    <style:style style:name="T1955" style:family="text">
      <style:text-properties officeooo:rsid="10f34612"/>
    </style:style>
    <style:style style:name="T1956" style:family="text">
      <style:text-properties officeooo:rsid="10f52458"/>
    </style:style>
    <style:style style:name="T1957" style:family="text">
      <style:text-properties officeooo:rsid="10f77756"/>
    </style:style>
    <style:style style:name="T1958" style:family="text">
      <style:text-properties officeooo:rsid="10f92cd0"/>
    </style:style>
    <style:style style:name="T1959" style:family="text">
      <style:text-properties officeooo:rsid="10fc0c11"/>
    </style:style>
    <style:style style:name="T1960" style:family="text">
      <style:text-properties officeooo:rsid="10fd5e61"/>
    </style:style>
    <style:style style:name="T1961" style:family="text">
      <style:text-properties officeooo:rsid="10fea315"/>
    </style:style>
    <style:style style:name="T1962" style:family="text">
      <style:text-properties officeooo:rsid="10ffcf15"/>
    </style:style>
    <style:style style:name="T1963" style:family="text">
      <style:text-properties officeooo:rsid="1102f263"/>
    </style:style>
    <style:style style:name="T1964" style:family="text">
      <style:text-properties officeooo:rsid="11049cb0"/>
    </style:style>
    <style:style style:name="T1965" style:family="text">
      <style:text-properties officeooo:rsid="11053baa"/>
    </style:style>
    <style:style style:name="T1966" style:family="text">
      <style:text-properties officeooo:rsid="11062124"/>
    </style:style>
    <style:style style:name="T1967" style:family="text">
      <style:text-properties officeooo:rsid="110b6db9"/>
    </style:style>
    <style:style style:name="T1968" style:family="text">
      <style:text-properties officeooo:rsid="110f8b4a"/>
    </style:style>
    <style:style style:name="T1969" style:family="text">
      <style:text-properties officeooo:rsid="1116eefe"/>
    </style:style>
    <style:style style:name="T1970" style:family="text">
      <style:text-properties officeooo:rsid="1117e726"/>
    </style:style>
    <style:style style:name="T1971" style:family="text">
      <style:text-properties officeooo:rsid="11181a7b"/>
    </style:style>
    <style:style style:name="T1972" style:family="text">
      <style:text-properties officeooo:rsid="1119f55a"/>
    </style:style>
    <style:style style:name="T1973" style:family="text">
      <style:text-properties officeooo:rsid="111b9f6e"/>
    </style:style>
    <style:style style:name="T1974" style:family="text">
      <style:text-properties officeooo:rsid="111e4097"/>
    </style:style>
    <style:style style:name="T1975" style:family="text">
      <style:text-properties officeooo:rsid="1120ed65"/>
    </style:style>
    <style:style style:name="T1976" style:family="text">
      <style:text-properties officeooo:rsid="1123a190"/>
    </style:style>
    <style:style style:name="T1977" style:family="text">
      <style:text-properties officeooo:rsid="112486f9"/>
    </style:style>
    <style:style style:name="T1978" style:family="text">
      <style:text-properties officeooo:rsid="1126541e"/>
    </style:style>
    <style:style style:name="T1979" style:family="text">
      <style:text-properties officeooo:rsid="112d29d1"/>
    </style:style>
    <style:style style:name="T1980" style:family="text">
      <style:text-properties officeooo:rsid="112f0b24"/>
    </style:style>
    <style:style style:name="T1981" style:family="text">
      <style:text-properties officeooo:rsid="11318879"/>
    </style:style>
    <style:style style:name="T1982" style:family="text">
      <style:text-properties officeooo:rsid="11324e8d"/>
    </style:style>
    <style:style style:name="T1983" style:family="text">
      <style:text-properties officeooo:rsid="1133e324"/>
    </style:style>
    <style:style style:name="T1984" style:family="text">
      <style:text-properties officeooo:rsid="11346d6c"/>
    </style:style>
    <style:style style:name="T1985" style:family="text">
      <style:text-properties officeooo:rsid="1137bcd9"/>
    </style:style>
    <style:style style:name="T1986" style:family="text">
      <style:text-properties officeooo:rsid="113aa50a"/>
    </style:style>
    <style:style style:name="T1987" style:family="text">
      <style:text-properties officeooo:rsid="113c3052"/>
    </style:style>
    <style:style style:name="T1988" style:family="text">
      <style:text-properties officeooo:rsid="113de720"/>
    </style:style>
    <style:style style:name="T1989" style:family="text">
      <style:text-properties officeooo:rsid="113e5e48"/>
    </style:style>
    <style:style style:name="T1990" style:family="text">
      <style:text-properties officeooo:rsid="113e60c9"/>
    </style:style>
    <style:style style:name="T1991" style:family="text">
      <style:text-properties officeooo:rsid="113f7d7c"/>
    </style:style>
    <style:style style:name="T1992" style:family="text">
      <style:text-properties officeooo:rsid="1140e9b6"/>
    </style:style>
    <style:style style:name="T1993" style:family="text">
      <style:text-properties officeooo:rsid="1142b75d"/>
    </style:style>
    <style:style style:name="T1994" style:family="text">
      <style:text-properties officeooo:rsid="1142b856"/>
    </style:style>
    <style:style style:name="T1995" style:family="text">
      <style:text-properties officeooo:rsid="1146798a"/>
    </style:style>
    <style:style style:name="T1996" style:family="text">
      <style:text-properties officeooo:rsid="114831eb"/>
    </style:style>
    <style:style style:name="T1997" style:family="text">
      <style:text-properties officeooo:rsid="1149b0b8"/>
    </style:style>
    <style:style style:name="T1998" style:family="text">
      <style:text-properties officeooo:rsid="115098d5"/>
    </style:style>
    <style:style style:name="T1999" style:family="text">
      <style:text-properties officeooo:rsid="11513d81"/>
    </style:style>
    <style:style style:name="T2000" style:family="text">
      <style:text-properties officeooo:rsid="1153452b"/>
    </style:style>
    <style:style style:name="T2001" style:family="text">
      <style:text-properties officeooo:rsid="11550bd5"/>
    </style:style>
    <style:style style:name="T2002" style:family="text">
      <style:text-properties officeooo:rsid="11566331"/>
    </style:style>
    <style:style style:name="T2003" style:family="text">
      <style:text-properties officeooo:rsid="1158b283"/>
    </style:style>
    <style:style style:name="T2004" style:family="text">
      <style:text-properties officeooo:rsid="1159e49a"/>
    </style:style>
    <style:style style:name="T2005" style:family="text">
      <style:text-properties officeooo:rsid="115b078b"/>
    </style:style>
    <style:style style:name="T2006" style:family="text">
      <style:text-properties officeooo:rsid="1162fbc5"/>
    </style:style>
    <style:style style:name="T2007" style:family="text">
      <style:text-properties officeooo:rsid="11634587"/>
    </style:style>
    <style:style style:name="T2008" style:family="text">
      <style:text-properties officeooo:rsid="1165200e"/>
    </style:style>
    <style:style style:name="T2009" style:family="text">
      <style:text-properties officeooo:rsid="1168fa48"/>
    </style:style>
    <style:style style:name="T2010" style:family="text">
      <style:text-properties officeooo:rsid="1169eb65"/>
    </style:style>
    <style:style style:name="T2011" style:family="text">
      <style:text-properties officeooo:rsid="116a607c"/>
    </style:style>
    <style:style style:name="T2012" style:family="text">
      <style:text-properties officeooo:rsid="116c7e9d"/>
    </style:style>
    <style:style style:name="T2013" style:family="text">
      <style:text-properties officeooo:rsid="116ddd2c"/>
    </style:style>
    <style:style style:name="T2014" style:family="text">
      <style:text-properties officeooo:rsid="116e40f0"/>
    </style:style>
    <style:style style:name="T2015" style:family="text">
      <style:text-properties officeooo:rsid="116e70a2"/>
    </style:style>
    <style:style style:name="T2016" style:family="text">
      <style:text-properties officeooo:rsid="11fd2854"/>
    </style:style>
    <style:style style:name="T2017" style:family="text">
      <style:text-properties officeooo:rsid="11fe259d"/>
    </style:style>
    <style:style style:name="T2018" style:family="text">
      <style:text-properties officeooo:rsid="12020d3d"/>
    </style:style>
    <style:style style:name="T2019" style:family="text">
      <style:text-properties officeooo:rsid="120aaccc"/>
    </style:style>
    <style:style style:name="T2020" style:family="text">
      <style:text-properties officeooo:rsid="120e1f38"/>
    </style:style>
    <style:style style:name="T2021" style:family="text">
      <style:text-properties officeooo:rsid="120ebe73"/>
    </style:style>
    <style:style style:name="T2022" style:family="text">
      <style:text-properties officeooo:rsid="1212b7f9"/>
    </style:style>
    <style:style style:name="T2023" style:family="text">
      <style:text-properties officeooo:rsid="1213c720"/>
    </style:style>
    <style:style style:name="T2024" style:family="text">
      <style:text-properties officeooo:rsid="121560a8"/>
    </style:style>
    <style:style style:name="T2025" style:family="text">
      <style:text-properties officeooo:rsid="1215d631"/>
    </style:style>
    <style:style style:name="T2026" style:family="text">
      <style:text-properties officeooo:rsid="1217ffcd"/>
    </style:style>
    <style:style style:name="T2027" style:family="text">
      <style:text-properties officeooo:rsid="1218bf47"/>
    </style:style>
    <style:style style:name="T2028" style:family="text">
      <style:text-properties officeooo:rsid="121abef5"/>
    </style:style>
    <style:style style:name="T2029" style:family="text">
      <style:text-properties officeooo:rsid="121b80ee"/>
    </style:style>
    <style:style style:name="T2030" style:family="text">
      <style:text-properties officeooo:rsid="121e2ef8"/>
    </style:style>
    <style:style style:name="T2031" style:family="text">
      <style:text-properties officeooo:rsid="121eef2a"/>
    </style:style>
    <style:style style:name="T2032" style:family="text">
      <style:text-properties officeooo:rsid="121f4ff0"/>
    </style:style>
    <style:style style:name="T2033" style:family="text">
      <style:text-properties officeooo:rsid="12200d86"/>
    </style:style>
    <style:style style:name="T2034" style:family="text">
      <style:text-properties officeooo:rsid="122010b0"/>
    </style:style>
    <style:style style:name="T2035" style:family="text">
      <style:text-properties officeooo:rsid="12215a10"/>
    </style:style>
    <style:style style:name="T2036" style:family="text">
      <style:text-properties officeooo:rsid="1221b0b9"/>
    </style:style>
    <style:style style:name="T2037" style:family="text">
      <style:text-properties officeooo:rsid="122382cd"/>
    </style:style>
    <style:style style:name="T2038" style:family="text">
      <style:text-properties officeooo:rsid="1223cdc2"/>
    </style:style>
    <style:style style:name="T2039" style:family="text">
      <style:text-properties officeooo:rsid="1224e15e"/>
    </style:style>
    <style:style style:name="T2040" style:family="text">
      <style:text-properties officeooo:rsid="12258d0e"/>
    </style:style>
    <style:style style:name="T2041" style:family="text">
      <style:text-properties officeooo:rsid="1225d2e9"/>
    </style:style>
    <style:style style:name="T2042" style:family="text">
      <style:text-properties officeooo:rsid="1225f064"/>
    </style:style>
    <style:style style:name="T2043" style:family="text">
      <style:text-properties officeooo:rsid="1226dbb8"/>
    </style:style>
    <style:style style:name="T2044" style:family="text">
      <style:text-properties officeooo:rsid="12271c7c"/>
    </style:style>
    <style:style style:name="T2045" style:family="text">
      <style:text-properties officeooo:rsid="12291a0b"/>
    </style:style>
    <style:style style:name="T2046" style:family="text">
      <style:text-properties officeooo:rsid="122b1fd7"/>
    </style:style>
    <style:style style:name="T2047" style:family="text">
      <style:text-properties officeooo:rsid="122b6956"/>
    </style:style>
    <style:style style:name="T2048" style:family="text">
      <style:text-properties officeooo:rsid="122b95c9"/>
    </style:style>
    <style:style style:name="T2049" style:family="text">
      <style:text-properties officeooo:rsid="122d3070"/>
    </style:style>
    <style:style style:name="T2050" style:family="text">
      <style:text-properties officeooo:rsid="122d3eeb"/>
    </style:style>
    <style:style style:name="T2051" style:family="text">
      <style:text-properties officeooo:rsid="122eff31"/>
    </style:style>
    <style:style style:name="T2052" style:family="text">
      <style:text-properties officeooo:rsid="122fe577"/>
    </style:style>
    <style:style style:name="T2053" style:family="text">
      <style:text-properties officeooo:rsid="123233fb"/>
    </style:style>
    <style:style style:name="T2054" style:family="text">
      <style:text-properties officeooo:rsid="123277a5"/>
    </style:style>
    <style:style style:name="T2055" style:family="text">
      <style:text-properties officeooo:rsid="1234a286"/>
    </style:style>
    <style:style style:name="T2056" style:family="text">
      <style:text-properties officeooo:rsid="1235d4c6"/>
    </style:style>
    <style:style style:name="T2057" style:family="text">
      <style:text-properties officeooo:rsid="1237b2d5"/>
    </style:style>
    <style:style style:name="T2058" style:family="text">
      <style:text-properties officeooo:rsid="1238bce2"/>
    </style:style>
    <style:style style:name="T2059" style:family="text">
      <style:text-properties officeooo:rsid="1238da21"/>
    </style:style>
    <style:style style:name="T2060" style:family="text">
      <style:text-properties officeooo:rsid="123a3037"/>
    </style:style>
    <style:style style:name="T2061" style:family="text">
      <style:text-properties officeooo:rsid="123b941a"/>
    </style:style>
    <style:style style:name="T2062" style:family="text">
      <style:text-properties officeooo:rsid="123d9308"/>
    </style:style>
    <style:style style:name="T2063" style:family="text">
      <style:text-properties officeooo:rsid="123ef2d0"/>
    </style:style>
    <style:style style:name="T2064" style:family="text">
      <style:text-properties officeooo:rsid="124052ec"/>
    </style:style>
    <style:style style:name="T2065" style:family="text">
      <style:text-properties officeooo:rsid="12416314"/>
    </style:style>
    <style:style style:name="T2066" style:family="text">
      <style:text-properties officeooo:rsid="1244563e"/>
    </style:style>
    <style:style style:name="T2067" style:family="text">
      <style:text-properties officeooo:rsid="1244614f"/>
    </style:style>
    <style:style style:name="T2068" style:family="text">
      <style:text-properties officeooo:rsid="12462e99"/>
    </style:style>
    <style:style style:name="T2069" style:family="text">
      <style:text-properties officeooo:rsid="124832c4"/>
    </style:style>
    <style:style style:name="T2070" style:family="text">
      <style:text-properties officeooo:rsid="124973bd"/>
    </style:style>
    <style:style style:name="T2071" style:family="text">
      <style:text-properties officeooo:rsid="124b2a33"/>
    </style:style>
    <style:style style:name="T2072" style:family="text">
      <style:text-properties officeooo:rsid="124b6488"/>
    </style:style>
    <style:style style:name="T2073" style:family="text">
      <style:text-properties officeooo:rsid="124cc36c"/>
    </style:style>
    <style:style style:name="T2074" style:family="text">
      <style:text-properties officeooo:rsid="12505b50"/>
    </style:style>
    <style:style style:name="T2075" style:family="text">
      <style:text-properties officeooo:rsid="1251e469"/>
    </style:style>
    <style:style style:name="T2076" style:family="text">
      <style:text-properties officeooo:rsid="1252b267"/>
    </style:style>
    <style:style style:name="T2077" style:family="text">
      <style:text-properties officeooo:rsid="125319c1"/>
    </style:style>
    <style:style style:name="T2078" style:family="text">
      <style:text-properties officeooo:rsid="1255111d"/>
    </style:style>
    <style:style style:name="T2079" style:family="text">
      <style:text-properties officeooo:rsid="1258e5c9"/>
    </style:style>
    <style:style style:name="T2080" style:family="text">
      <style:text-properties officeooo:rsid="125a2a89"/>
    </style:style>
    <style:style style:name="T2081" style:family="text">
      <style:text-properties officeooo:rsid="125c085b"/>
    </style:style>
    <style:style style:name="T2082" style:family="text">
      <style:text-properties officeooo:rsid="125d0fac"/>
    </style:style>
    <style:style style:name="T2083" style:family="text">
      <style:text-properties officeooo:rsid="125d2fbe"/>
    </style:style>
    <style:style style:name="T2084" style:family="text">
      <style:text-properties officeooo:rsid="125d9e28"/>
    </style:style>
    <style:style style:name="T2085" style:family="text">
      <style:text-properties officeooo:rsid="125ef57b"/>
    </style:style>
    <style:style style:name="T2086" style:family="text">
      <style:text-properties officeooo:rsid="12607036"/>
    </style:style>
    <style:style style:name="T2087" style:family="text">
      <style:text-properties officeooo:rsid="126100ea"/>
    </style:style>
    <style:style style:name="T2088" style:family="text">
      <style:text-properties officeooo:rsid="126346a4"/>
    </style:style>
    <style:style style:name="T2089" style:family="text">
      <style:text-properties officeooo:rsid="1265424d"/>
    </style:style>
    <style:style style:name="T2090" style:family="text">
      <style:text-properties officeooo:rsid="12669604"/>
    </style:style>
    <style:style style:name="T2091" style:family="text">
      <style:text-properties officeooo:rsid="1269f5fe"/>
    </style:style>
    <style:style style:name="T2092" style:family="text">
      <style:text-properties officeooo:rsid="126b8621"/>
    </style:style>
    <style:style style:name="T2093" style:family="text">
      <style:text-properties officeooo:rsid="126cabc1"/>
    </style:style>
    <style:style style:name="T2094" style:family="text">
      <style:text-properties officeooo:rsid="126e6f9e"/>
    </style:style>
    <style:style style:name="T2095" style:family="text">
      <style:text-properties officeooo:rsid="126f7146"/>
    </style:style>
    <style:style style:name="T2096" style:family="text">
      <style:text-properties officeooo:rsid="1272147d"/>
    </style:style>
    <style:style style:name="T2097" style:family="text">
      <style:text-properties officeooo:rsid="127334c9"/>
    </style:style>
    <style:style style:name="T2098" style:family="text">
      <style:text-properties officeooo:rsid="1274862e"/>
    </style:style>
    <style:style style:name="T2099" style:family="text">
      <style:text-properties officeooo:rsid="1276e4fc"/>
    </style:style>
    <style:style style:name="T2100" style:family="text">
      <style:text-properties officeooo:rsid="12782d44"/>
    </style:style>
    <style:style style:name="T2101" style:family="text">
      <style:text-properties officeooo:rsid="1279a525"/>
    </style:style>
    <style:style style:name="T2102" style:family="text">
      <style:text-properties officeooo:rsid="127af682"/>
    </style:style>
    <style:style style:name="T2103" style:family="text">
      <style:text-properties officeooo:rsid="127cf8e9"/>
    </style:style>
    <style:style style:name="T2104" style:family="text">
      <style:text-properties officeooo:rsid="127eaae4"/>
    </style:style>
    <style:style style:name="T2105" style:family="text">
      <style:text-properties officeooo:rsid="12801418"/>
    </style:style>
    <style:style style:name="T2106" style:family="text">
      <style:text-properties officeooo:rsid="1281ede7"/>
    </style:style>
    <style:style style:name="T2107" style:family="text">
      <style:text-properties officeooo:rsid="128235e9"/>
    </style:style>
    <style:style style:name="T2108" style:family="text">
      <style:text-properties officeooo:rsid="1284c5db"/>
    </style:style>
    <style:style style:name="T2109" style:family="text">
      <style:text-properties officeooo:rsid="1284eced"/>
    </style:style>
    <style:style style:name="T2110" style:family="text">
      <style:text-properties officeooo:rsid="12868556"/>
    </style:style>
    <style:style style:name="T2111" style:family="text">
      <style:text-properties officeooo:rsid="128694e2"/>
    </style:style>
    <style:style style:name="T2112" style:family="text">
      <style:text-properties officeooo:rsid="12882415"/>
    </style:style>
    <style:style style:name="T2113" style:family="text">
      <style:text-properties officeooo:rsid="128895dc"/>
    </style:style>
    <style:style style:name="T2114" style:family="text">
      <style:text-properties officeooo:rsid="1288fa15"/>
    </style:style>
    <style:style style:name="T2115" style:family="text">
      <style:text-properties officeooo:rsid="128a7e58"/>
    </style:style>
    <style:style style:name="T2116" style:family="text">
      <style:text-properties officeooo:rsid="128b0a57"/>
    </style:style>
    <style:style style:name="T2117" style:family="text">
      <style:text-properties officeooo:rsid="12930aa9"/>
    </style:style>
    <style:style style:name="T2118" style:family="text">
      <style:text-properties officeooo:rsid="12989699"/>
    </style:style>
    <style:style style:name="T2119" style:family="text">
      <style:text-properties officeooo:rsid="129c29f9"/>
    </style:style>
    <style:style style:name="T2120" style:family="text">
      <style:text-properties officeooo:rsid="129d9070"/>
    </style:style>
    <style:style style:name="T2121" style:family="text">
      <style:text-properties officeooo:rsid="129f484f"/>
    </style:style>
    <style:style style:name="T2122" style:family="text">
      <style:text-properties officeooo:rsid="12a17579"/>
    </style:style>
    <style:style style:name="T2123" style:family="text">
      <style:text-properties officeooo:rsid="12a2e717"/>
    </style:style>
    <style:style style:name="T2124" style:family="text">
      <style:text-properties officeooo:rsid="12a3fc45"/>
    </style:style>
    <style:style style:name="T2125" style:family="text">
      <style:text-properties officeooo:rsid="12a48c29"/>
    </style:style>
    <style:style style:name="T2126" style:family="text">
      <style:text-properties officeooo:rsid="12a663eb"/>
    </style:style>
    <style:style style:name="T2127" style:family="text">
      <style:text-properties officeooo:rsid="12a6c1ae"/>
    </style:style>
    <style:style style:name="T2128" style:family="text">
      <style:text-properties officeooo:rsid="12a718be"/>
    </style:style>
    <style:style style:name="T2129" style:family="text">
      <style:text-properties officeooo:rsid="12a83d71"/>
    </style:style>
    <style:style style:name="T2130" style:family="text">
      <style:text-properties officeooo:rsid="12a96a1d"/>
    </style:style>
    <style:style style:name="T2131" style:family="text">
      <style:text-properties officeooo:rsid="12a996cc"/>
    </style:style>
    <style:style style:name="T2132" style:family="text">
      <style:text-properties officeooo:rsid="12a9ceca"/>
    </style:style>
    <style:style style:name="T2133" style:family="text">
      <style:text-properties officeooo:rsid="12ab3506"/>
    </style:style>
    <style:style style:name="T2134" style:family="text">
      <style:text-properties officeooo:rsid="12ac9b09"/>
    </style:style>
    <style:style style:name="T2135" style:family="text">
      <style:text-properties officeooo:rsid="12acce71"/>
    </style:style>
    <style:style style:name="T2136" style:family="text">
      <style:text-properties officeooo:rsid="12ad3e90"/>
    </style:style>
    <style:style style:name="T2137" style:family="text">
      <style:text-properties officeooo:rsid="12b0290e"/>
    </style:style>
    <style:style style:name="T2138" style:family="text">
      <style:text-properties officeooo:rsid="12b0ea2d"/>
    </style:style>
    <style:style style:name="T2139" style:family="text">
      <style:text-properties officeooo:rsid="12b1c0e0"/>
    </style:style>
    <style:style style:name="T2140" style:family="text">
      <style:text-properties officeooo:rsid="12b2ae7e"/>
    </style:style>
    <style:style style:name="T2141" style:family="text">
      <style:text-properties officeooo:rsid="12b375af"/>
    </style:style>
    <style:style style:name="T2142" style:family="text">
      <style:text-properties officeooo:rsid="12b3e528"/>
    </style:style>
    <style:style style:name="T2143" style:family="text">
      <style:text-properties officeooo:rsid="12b5c41e"/>
    </style:style>
    <style:style style:name="T2144" style:family="text">
      <style:text-properties officeooo:rsid="12b5d37e"/>
    </style:style>
    <style:style style:name="T2145" style:family="text">
      <style:text-properties officeooo:rsid="12b76406"/>
    </style:style>
    <style:style style:name="T2146" style:family="text">
      <style:text-properties officeooo:rsid="12b8fe1b"/>
    </style:style>
    <style:style style:name="T2147" style:family="text">
      <style:text-properties officeooo:rsid="12b9d8cd"/>
    </style:style>
    <style:style style:name="T2148" style:family="text">
      <style:text-properties officeooo:rsid="12baa346"/>
    </style:style>
    <style:style style:name="T2149" style:family="text">
      <style:text-properties officeooo:rsid="12bb5c87"/>
    </style:style>
    <style:style style:name="T2150" style:family="text">
      <style:text-properties officeooo:rsid="12bb8917"/>
    </style:style>
    <style:style style:name="T2151" style:family="text">
      <style:text-properties officeooo:rsid="12bba291"/>
    </style:style>
    <style:style style:name="T2152" style:family="text">
      <style:text-properties officeooo:rsid="12bd5ffe"/>
    </style:style>
    <style:style style:name="T2153" style:family="text">
      <style:text-properties officeooo:rsid="12bf2100"/>
    </style:style>
    <style:style style:name="T2154" style:family="text">
      <style:text-properties officeooo:rsid="12c0aa07"/>
    </style:style>
    <style:style style:name="T2155" style:family="text">
      <style:text-properties officeooo:rsid="12c25ca4"/>
    </style:style>
    <style:style style:name="T2156" style:family="text">
      <style:text-properties officeooo:rsid="12c3b764"/>
    </style:style>
    <style:style style:name="T2157" style:family="text">
      <style:text-properties officeooo:rsid="12c553af"/>
    </style:style>
    <style:style style:name="T2158" style:family="text">
      <style:text-properties officeooo:rsid="12c6662e"/>
    </style:style>
    <style:style style:name="T2159" style:family="text">
      <style:text-properties officeooo:rsid="12c88a78"/>
    </style:style>
    <style:style style:name="T2160" style:family="text">
      <style:text-properties officeooo:rsid="12c98629"/>
    </style:style>
    <style:style style:name="T2161" style:family="text">
      <style:text-properties officeooo:rsid="12ca8e5f"/>
    </style:style>
    <style:style style:name="T2162" style:family="text">
      <style:text-properties officeooo:rsid="12cb7106"/>
    </style:style>
    <style:style style:name="T2163" style:family="text">
      <style:text-properties officeooo:rsid="12cc7c58"/>
    </style:style>
    <style:style style:name="T2164" style:family="text">
      <style:text-properties officeooo:rsid="12d0fccb"/>
    </style:style>
    <style:style style:name="T2165" style:family="text">
      <style:text-properties officeooo:rsid="12d45ee6"/>
    </style:style>
    <style:style style:name="T2166" style:family="text">
      <style:text-properties officeooo:rsid="12d659a0"/>
    </style:style>
    <style:style style:name="T2167" style:family="text">
      <style:text-properties officeooo:rsid="12d69963"/>
    </style:style>
    <style:style style:name="T2168" style:family="text">
      <style:text-properties officeooo:rsid="12d88b3f"/>
    </style:style>
    <style:style style:name="T2169" style:family="text">
      <style:text-properties officeooo:rsid="12d96831"/>
    </style:style>
    <style:style style:name="T2170" style:family="text">
      <style:text-properties officeooo:rsid="13c82756"/>
    </style:style>
    <style:style style:name="T2171" style:family="text">
      <style:text-properties officeooo:rsid="13e8d0a2"/>
    </style:style>
    <style:style style:name="T2172" style:family="text">
      <style:text-properties officeooo:rsid="13e9b968"/>
    </style:style>
    <style:style style:name="T2173" style:family="text">
      <style:text-properties officeooo:rsid="13ea4717"/>
    </style:style>
    <style:style style:name="T2174" style:family="text">
      <style:text-properties officeooo:rsid="13eacf30"/>
    </style:style>
    <style:style style:name="T2175" style:family="text">
      <style:text-properties officeooo:rsid="13eccd3c"/>
    </style:style>
    <style:style style:name="T2176" style:family="text">
      <style:text-properties officeooo:rsid="13edf382"/>
    </style:style>
    <style:style style:name="T2177" style:family="text">
      <style:text-properties officeooo:rsid="13ee973b"/>
    </style:style>
    <style:style style:name="T2178" style:family="text">
      <style:text-properties officeooo:rsid="13ef3f16"/>
    </style:style>
    <style:style style:name="T2179" style:family="text">
      <style:text-properties officeooo:rsid="13f090dc"/>
    </style:style>
    <style:style style:name="T2180" style:family="text">
      <style:text-properties officeooo:rsid="13fbc714"/>
    </style:style>
    <style:style style:name="T2181" style:family="text">
      <style:text-properties officeooo:rsid="13fcb040"/>
    </style:style>
    <style:style style:name="T2182" style:family="text">
      <style:text-properties officeooo:rsid="13fdfcfa"/>
    </style:style>
    <style:style style:name="T2183" style:family="text">
      <style:text-properties officeooo:rsid="13febf98"/>
    </style:style>
    <style:style style:name="T2184" style:family="text">
      <style:text-properties officeooo:rsid="1400280e"/>
    </style:style>
    <style:style style:name="T2185" style:family="text">
      <style:text-properties officeooo:rsid="14008365"/>
    </style:style>
    <style:style style:name="T2186" style:family="text">
      <style:text-properties officeooo:rsid="140221fe"/>
    </style:style>
    <style:style style:name="T2187" style:family="text">
      <style:text-properties officeooo:rsid="140325ba"/>
    </style:style>
    <style:style style:name="T2188" style:family="text">
      <style:text-properties officeooo:rsid="1404fe1c"/>
    </style:style>
    <style:style style:name="T2189" style:family="text">
      <style:text-properties officeooo:rsid="1406b870"/>
    </style:style>
    <style:style style:name="T2190" style:family="text">
      <style:text-properties officeooo:rsid="1408063b"/>
    </style:style>
    <style:style style:name="T2191" style:family="text">
      <style:text-properties officeooo:rsid="140a9993"/>
    </style:style>
    <style:style style:name="T2192" style:family="text">
      <style:text-properties officeooo:rsid="14d16ac6"/>
    </style:style>
    <style:style style:name="T2193" style:family="text">
      <style:text-properties officeooo:rsid="14d2c95a"/>
    </style:style>
    <style:style style:name="T2194" style:family="text">
      <style:text-properties officeooo:rsid="14d2d532"/>
    </style:style>
    <style:style style:name="T2195" style:family="text">
      <style:text-properties officeooo:rsid="14d2f1af"/>
    </style:style>
    <style:style style:name="T2196" style:family="text">
      <style:text-properties officeooo:rsid="14d4efdd"/>
    </style:style>
    <style:style style:name="T2197" style:family="text">
      <style:text-properties officeooo:rsid="14d7ba79"/>
    </style:style>
    <style:style style:name="T2198" style:family="text">
      <style:text-properties officeooo:rsid="14da07b4"/>
    </style:style>
    <style:style style:name="T2199" style:family="text">
      <style:text-properties officeooo:rsid="14dfd669"/>
    </style:style>
    <style:style style:name="T2200" style:family="text">
      <style:text-properties officeooo:rsid="14e14f1f"/>
    </style:style>
    <style:style style:name="T2201" style:family="text">
      <style:text-properties officeooo:rsid="14e2b2f5"/>
    </style:style>
    <style:style style:name="T2202" style:family="text">
      <style:text-properties officeooo:rsid="14e45844"/>
    </style:style>
    <style:style style:name="T2203" style:family="text">
      <style:text-properties officeooo:rsid="14e5f7d0"/>
    </style:style>
    <style:style style:name="T2204" style:family="text">
      <style:text-properties officeooo:rsid="14e7bb62"/>
    </style:style>
    <style:style style:name="T2205" style:family="text">
      <style:text-properties officeooo:rsid="14e983f4"/>
    </style:style>
    <style:style style:name="T2206" style:family="text">
      <style:text-properties officeooo:rsid="14eb12f9"/>
    </style:style>
    <style:style style:name="T2207" style:family="text">
      <style:text-properties officeooo:rsid="14eb7e0f"/>
    </style:style>
    <style:style style:name="T2208" style:family="text">
      <style:text-properties officeooo:rsid="14ecba22"/>
    </style:style>
    <style:style style:name="T2209" style:family="text">
      <style:text-properties officeooo:rsid="14ece23d"/>
    </style:style>
    <style:style style:name="T2210" style:family="text">
      <style:text-properties officeooo:rsid="14ee2bb3"/>
    </style:style>
    <style:style style:name="T2211" style:family="text">
      <style:text-properties officeooo:rsid="14ef06f7"/>
    </style:style>
    <style:style style:name="T2212" style:family="text">
      <style:text-properties officeooo:rsid="14efc5f9"/>
    </style:style>
    <style:style style:name="T2213" style:family="text">
      <style:text-properties officeooo:rsid="14f2672f"/>
    </style:style>
    <style:style style:name="T2214" style:family="text">
      <style:text-properties officeooo:rsid="14f38caa"/>
    </style:style>
    <style:style style:name="T2215" style:family="text">
      <style:text-properties officeooo:rsid="14f525f0"/>
    </style:style>
    <style:style style:name="T2216" style:family="text">
      <style:text-properties officeooo:rsid="14f642f1"/>
    </style:style>
    <style:style style:name="T2217" style:family="text">
      <style:text-properties officeooo:rsid="14f80e53"/>
    </style:style>
    <style:style style:name="T2218" style:family="text">
      <style:text-properties officeooo:rsid="14f87e39"/>
    </style:style>
    <style:style style:name="T2219" style:family="text">
      <style:text-properties officeooo:rsid="14f9b309"/>
    </style:style>
    <style:style style:name="T2220" style:family="text">
      <style:text-properties officeooo:rsid="14fb5620"/>
    </style:style>
    <style:style style:name="T2221" style:family="text">
      <style:text-properties officeooo:rsid="14fca45a"/>
    </style:style>
    <style:style style:name="T2222" style:family="text">
      <style:text-properties officeooo:rsid="14fe710e"/>
    </style:style>
    <style:style style:name="T2223" style:family="text">
      <style:text-properties officeooo:rsid="1501d3e9"/>
    </style:style>
    <style:style style:name="T2224" style:family="text">
      <style:text-properties officeooo:rsid="15024ff5"/>
    </style:style>
    <style:style style:name="T2225" style:family="text">
      <style:text-properties officeooo:rsid="15025202"/>
    </style:style>
    <style:style style:name="T2226" style:family="text">
      <style:text-properties officeooo:rsid="1503a4d1"/>
    </style:style>
    <style:style style:name="T2227" style:family="text">
      <style:text-properties officeooo:rsid="1504860a"/>
    </style:style>
    <style:style style:name="T2228" style:family="text">
      <style:text-properties officeooo:rsid="1505119d"/>
    </style:style>
    <style:style style:name="T2229" style:family="text">
      <style:text-properties officeooo:rsid="1507e03c"/>
    </style:style>
    <style:style style:name="T2230" style:family="text">
      <style:text-properties officeooo:rsid="15095e0f"/>
    </style:style>
    <style:style style:name="T2231" style:family="text">
      <style:text-properties officeooo:rsid="150a9c4b"/>
    </style:style>
    <style:style style:name="T2232" style:family="text">
      <style:text-properties officeooo:rsid="150f3abe"/>
    </style:style>
    <style:style style:name="T2233" style:family="text">
      <style:text-properties officeooo:rsid="15100c5f"/>
    </style:style>
    <style:style style:name="T2234" style:family="text">
      <style:text-properties officeooo:rsid="1511d23b"/>
    </style:style>
    <style:style style:name="T2235" style:family="text">
      <style:text-properties officeooo:rsid="15135e22"/>
    </style:style>
    <style:style style:name="T2236" style:family="text">
      <style:text-properties officeooo:rsid="15198942"/>
    </style:style>
    <style:style style:name="T2237" style:family="text">
      <style:text-properties officeooo:rsid="151a1bdd"/>
    </style:style>
    <style:style style:name="T2238" style:family="text">
      <style:text-properties officeooo:rsid="151b7d81"/>
    </style:style>
    <style:style style:name="T2239" style:family="text">
      <style:text-properties officeooo:rsid="151c187d"/>
    </style:style>
    <style:style style:name="T2240" style:family="text">
      <style:text-properties officeooo:rsid="151eb96c"/>
    </style:style>
    <style:style style:name="T2241" style:family="text">
      <style:text-properties officeooo:rsid="15206bf0"/>
    </style:style>
    <style:style style:name="T2242" style:family="text">
      <style:text-properties officeooo:rsid="1523e9a9"/>
    </style:style>
    <style:style style:name="T2243" style:family="text">
      <style:text-properties officeooo:rsid="15243612"/>
    </style:style>
    <style:style style:name="T2244" style:family="text">
      <style:text-properties officeooo:rsid="152637e6"/>
    </style:style>
    <style:style style:name="T2245" style:family="text">
      <style:text-properties officeooo:rsid="15273cf1"/>
    </style:style>
    <style:style style:name="T2246" style:family="text">
      <style:text-properties officeooo:rsid="1527b967"/>
    </style:style>
    <style:style style:name="T2247" style:family="text">
      <style:text-properties officeooo:rsid="1529373f"/>
    </style:style>
    <style:style style:name="T2248" style:family="text">
      <style:text-properties officeooo:rsid="152bdd94"/>
    </style:style>
    <style:style style:name="T2249" style:family="text">
      <style:text-properties officeooo:rsid="152c4e05"/>
    </style:style>
    <style:style style:name="T2250" style:family="text">
      <style:text-properties officeooo:rsid="152cbb07"/>
    </style:style>
    <style:style style:name="T2251" style:family="text">
      <style:text-properties officeooo:rsid="152d4341"/>
    </style:style>
    <style:style style:name="T2252" style:family="text">
      <style:text-properties officeooo:rsid="15306b5a"/>
    </style:style>
    <style:style style:name="T2253" style:family="text">
      <style:text-properties officeooo:rsid="15307d32"/>
    </style:style>
    <style:style style:name="T2254" style:family="text">
      <style:text-properties officeooo:rsid="153341b3"/>
    </style:style>
    <style:style style:name="T2255" style:family="text">
      <style:text-properties officeooo:rsid="1533f13d"/>
    </style:style>
    <style:style style:name="T2256" style:family="text">
      <style:text-properties officeooo:rsid="1534dcf4"/>
    </style:style>
    <style:style style:name="T2257" style:family="text">
      <style:text-properties officeooo:rsid="15354de4"/>
    </style:style>
    <style:style style:name="T2258" style:family="text">
      <style:text-properties officeooo:rsid="15385597"/>
    </style:style>
    <style:style style:name="T2259" style:family="text">
      <style:text-properties officeooo:rsid="153966f3"/>
    </style:style>
    <style:style style:name="T2260" style:family="text">
      <style:text-properties officeooo:rsid="1539acb6"/>
    </style:style>
    <style:style style:name="T2261" style:family="text">
      <style:text-properties officeooo:rsid="1539f7fb"/>
    </style:style>
    <style:style style:name="T2262" style:family="text">
      <style:text-properties officeooo:rsid="153c5a91"/>
    </style:style>
    <style:style style:name="T2263" style:family="text">
      <style:text-properties officeooo:rsid="153cef11"/>
    </style:style>
    <style:style style:name="T2264" style:family="text">
      <style:text-properties officeooo:rsid="153dcc3f"/>
    </style:style>
    <style:style style:name="T2265" style:family="text">
      <style:text-properties officeooo:rsid="153dd3e8"/>
    </style:style>
    <style:style style:name="T2266" style:family="text">
      <style:text-properties officeooo:rsid="153f116f"/>
    </style:style>
    <style:style style:name="T2267" style:family="text">
      <style:text-properties officeooo:rsid="15402889"/>
    </style:style>
    <style:style style:name="T2268" style:family="text">
      <style:text-properties officeooo:rsid="15416de0"/>
    </style:style>
    <style:style style:name="T2269" style:family="text">
      <style:text-properties officeooo:rsid="154332e8"/>
    </style:style>
    <style:style style:name="T2270" style:family="text">
      <style:text-properties officeooo:rsid="1544ce8c"/>
    </style:style>
    <style:style style:name="T2271" style:family="text">
      <style:text-properties officeooo:rsid="15464b5d"/>
    </style:style>
    <style:style style:name="T2272" style:family="text">
      <style:text-properties officeooo:rsid="1547bdb3"/>
    </style:style>
    <style:style style:name="T2273" style:family="text">
      <style:text-properties officeooo:rsid="154a522d"/>
    </style:style>
    <style:style style:name="T2274" style:family="text">
      <style:text-properties officeooo:rsid="154c2aef"/>
    </style:style>
    <style:style style:name="T2275" style:family="text">
      <style:text-properties officeooo:rsid="154e052b"/>
    </style:style>
    <style:style style:name="T2276" style:family="text">
      <style:text-properties officeooo:rsid="1550f1d6"/>
    </style:style>
    <style:style style:name="T2277" style:family="text">
      <style:text-properties officeooo:rsid="1553acb6"/>
    </style:style>
    <style:style style:name="T2278" style:family="text">
      <style:text-properties officeooo:rsid="15557db4"/>
    </style:style>
    <style:style style:name="T2279" style:family="text">
      <style:text-properties officeooo:rsid="1556aaf9"/>
    </style:style>
    <style:style style:name="T2280" style:family="text">
      <style:text-properties officeooo:rsid="155736dc"/>
    </style:style>
    <style:style style:name="T2281" style:family="text">
      <style:text-properties officeooo:rsid="15587d56"/>
    </style:style>
    <style:style style:name="T2282" style:family="text">
      <style:text-properties officeooo:rsid="155b16dc"/>
    </style:style>
    <style:style style:name="T2283" style:family="text">
      <style:text-properties officeooo:rsid="155c9de7"/>
    </style:style>
    <style:style style:name="T2284" style:family="text">
      <style:text-properties officeooo:rsid="155e3953"/>
    </style:style>
    <style:style style:name="T2285" style:family="text">
      <style:text-properties officeooo:rsid="155e5f13"/>
    </style:style>
    <style:style style:name="T2286" style:family="text">
      <style:text-properties officeooo:rsid="155f423e"/>
    </style:style>
    <style:style style:name="T2287" style:family="text">
      <style:text-properties officeooo:rsid="15609eb0"/>
    </style:style>
    <style:style style:name="T2288" style:family="text">
      <style:text-properties officeooo:rsid="1560f30d"/>
    </style:style>
    <style:style style:name="T2289" style:family="text">
      <style:text-properties officeooo:rsid="1561e1e1"/>
    </style:style>
    <style:style style:name="T2290" style:family="text">
      <style:text-properties officeooo:rsid="1562a21b"/>
    </style:style>
    <style:style style:name="T2291" style:family="text">
      <style:text-properties officeooo:rsid="1564b16c"/>
    </style:style>
    <style:style style:name="T2292" style:family="text">
      <style:text-properties officeooo:rsid="1565c768"/>
    </style:style>
    <style:style style:name="T2293" style:family="text">
      <style:text-properties officeooo:rsid="1567dba8"/>
    </style:style>
    <style:style style:name="T2294" style:family="text">
      <style:text-properties officeooo:rsid="1568c0b1"/>
    </style:style>
    <style:style style:name="T2295" style:family="text">
      <style:text-properties officeooo:rsid="156a6e72"/>
    </style:style>
    <style:style style:name="T2296" style:family="text">
      <style:text-properties officeooo:rsid="156b5e72"/>
    </style:style>
    <style:style style:name="T2297" style:family="text">
      <style:text-properties officeooo:rsid="156cb6d3"/>
    </style:style>
    <style:style style:name="T2298" style:family="text">
      <style:text-properties officeooo:rsid="156d2037"/>
    </style:style>
    <style:style style:name="T2299" style:family="text">
      <style:text-properties officeooo:rsid="156f18d4"/>
    </style:style>
    <style:style style:name="T2300" style:family="text">
      <style:text-properties officeooo:rsid="15721ff3"/>
    </style:style>
    <style:style style:name="T2301" style:family="text">
      <style:text-properties officeooo:rsid="1573538c"/>
    </style:style>
    <style:style style:name="T2302" style:family="text">
      <style:text-properties officeooo:rsid="1576cce5"/>
    </style:style>
    <style:style style:name="T2303" style:family="text">
      <style:text-properties officeooo:rsid="157878fa"/>
    </style:style>
    <style:style style:name="T2304" style:family="text">
      <style:text-properties officeooo:rsid="15791c56"/>
    </style:style>
    <style:style style:name="T2305" style:family="text">
      <style:text-properties officeooo:rsid="15792d61"/>
    </style:style>
    <style:style style:name="T2306" style:family="text">
      <style:text-properties officeooo:rsid="15798350"/>
    </style:style>
    <style:style style:name="T2307" style:family="text">
      <style:text-properties officeooo:rsid="157bf27a"/>
    </style:style>
    <style:style style:name="T2308" style:family="text">
      <style:text-properties officeooo:rsid="157c36f5"/>
    </style:style>
    <style:style style:name="T2309" style:family="text">
      <style:text-properties officeooo:rsid="157fc8f7"/>
    </style:style>
    <style:style style:name="T2310" style:family="text">
      <style:text-properties officeooo:rsid="15807b5a"/>
    </style:style>
    <style:style style:name="T2311" style:family="text">
      <style:text-properties officeooo:rsid="15812a88"/>
    </style:style>
    <style:style style:name="T2312" style:family="text">
      <style:text-properties officeooo:rsid="1581e74a"/>
    </style:style>
    <style:style style:name="T2313" style:family="text">
      <style:text-properties officeooo:rsid="15857ab3"/>
    </style:style>
    <style:style style:name="T2314" style:family="text">
      <style:text-properties officeooo:rsid="1588cb43"/>
    </style:style>
    <style:style style:name="T2315" style:family="text">
      <style:text-properties officeooo:rsid="158912a3"/>
    </style:style>
    <style:style style:name="T2316" style:family="text">
      <style:text-properties officeooo:rsid="158ade52"/>
    </style:style>
    <style:style style:name="T2317" style:family="text">
      <style:text-properties officeooo:rsid="158c71a7"/>
    </style:style>
    <style:style style:name="T2318" style:family="text">
      <style:text-properties officeooo:rsid="1590d3f4"/>
    </style:style>
    <style:style style:name="T2319" style:family="text">
      <style:text-properties officeooo:rsid="159145fd"/>
    </style:style>
    <style:style style:name="T2320" style:family="text">
      <style:text-properties officeooo:rsid="1592272d"/>
    </style:style>
    <style:style style:name="T2321" style:family="text">
      <style:text-properties officeooo:rsid="1595fec5"/>
    </style:style>
    <style:style style:name="T2322" style:family="text">
      <style:text-properties officeooo:rsid="159759ad"/>
    </style:style>
    <style:style style:name="T2323" style:family="text">
      <style:text-properties officeooo:rsid="159a43ac"/>
    </style:style>
    <style:style style:name="T2324" style:family="text">
      <style:text-properties officeooo:rsid="159b0a21"/>
    </style:style>
    <style:style style:name="T2325" style:family="text">
      <style:text-properties officeooo:rsid="159b9b5c"/>
    </style:style>
    <style:style style:name="T2326" style:family="text">
      <style:text-properties officeooo:rsid="159d32ed"/>
    </style:style>
    <style:style style:name="T2327" style:family="text">
      <style:text-properties officeooo:rsid="159f8fdc"/>
    </style:style>
    <style:style style:name="T2328" style:family="text">
      <style:text-properties officeooo:rsid="15a17615"/>
    </style:style>
    <style:style style:name="T2329" style:family="text">
      <style:text-properties officeooo:rsid="15a3480e"/>
    </style:style>
    <style:style style:name="T2330" style:family="text">
      <style:text-properties officeooo:rsid="15ab7661"/>
    </style:style>
    <style:style style:name="T2331" style:family="text">
      <style:text-properties officeooo:rsid="15ad5f86"/>
    </style:style>
    <style:style style:name="T2332" style:family="text">
      <style:text-properties officeooo:rsid="15b112e4"/>
    </style:style>
    <style:style style:name="T2333" style:family="text">
      <style:text-properties officeooo:rsid="15b22d8a"/>
    </style:style>
    <style:style style:name="T2334" style:family="text">
      <style:text-properties officeooo:rsid="15b2a9af"/>
    </style:style>
    <style:style style:name="T2335" style:family="text">
      <style:text-properties officeooo:rsid="15b41512"/>
    </style:style>
    <style:style style:name="T2336" style:family="text">
      <style:text-properties officeooo:rsid="15b74fc2"/>
    </style:style>
    <style:style style:name="T2337" style:family="text">
      <style:text-properties officeooo:rsid="15b9df08"/>
    </style:style>
    <style:style style:name="T2338" style:family="text">
      <style:text-properties officeooo:rsid="15bc4b5a"/>
    </style:style>
    <style:style style:name="T2339" style:family="text">
      <style:text-properties officeooo:rsid="15c0e021"/>
    </style:style>
    <style:style style:name="T2340" style:family="text">
      <style:text-properties officeooo:rsid="15c267e8"/>
    </style:style>
    <style:style style:name="T2341" style:family="text">
      <style:text-properties officeooo:rsid="15c3f966"/>
    </style:style>
    <style:style style:name="T2342" style:family="text">
      <style:text-properties officeooo:rsid="15ca532f"/>
    </style:style>
    <style:style style:name="T2343" style:family="text">
      <style:text-properties officeooo:rsid="15cad22a"/>
    </style:style>
    <style:style style:name="T2344" style:family="text">
      <style:text-properties officeooo:rsid="15cc24dc"/>
    </style:style>
    <style:style style:name="T2345" style:family="text">
      <style:text-properties officeooo:rsid="15cc2aa5"/>
    </style:style>
    <style:style style:name="T2346" style:family="text">
      <style:text-properties officeooo:rsid="15ce1fa7"/>
    </style:style>
    <style:style style:name="T2347" style:family="text">
      <style:text-properties officeooo:rsid="15d244fd"/>
    </style:style>
    <style:style style:name="T2348" style:family="text">
      <style:text-properties officeooo:rsid="15d2a6c2"/>
    </style:style>
    <style:style style:name="T2349" style:family="text">
      <style:text-properties officeooo:rsid="15d454a8"/>
    </style:style>
    <style:style style:name="T2350" style:family="text">
      <style:text-properties officeooo:rsid="15d62caf"/>
    </style:style>
    <style:style style:name="T2351" style:family="text">
      <style:text-properties officeooo:rsid="15d82721"/>
    </style:style>
    <style:style style:name="T2352" style:family="text">
      <style:text-properties officeooo:rsid="15d9c756"/>
    </style:style>
    <style:style style:name="T2353" style:family="text">
      <style:text-properties officeooo:rsid="15deb96f"/>
    </style:style>
    <style:style style:name="T2354" style:family="text">
      <style:text-properties officeooo:rsid="15e0904b"/>
    </style:style>
    <style:style style:name="T2355" style:family="text">
      <style:text-properties officeooo:rsid="15e16a12"/>
    </style:style>
    <style:style style:name="T2356" style:family="text">
      <style:text-properties officeooo:rsid="15e3bea8"/>
    </style:style>
    <style:style style:name="T2357" style:family="text">
      <style:text-properties officeooo:rsid="15e54415"/>
    </style:style>
    <style:style style:name="T2358" style:family="text">
      <style:text-properties officeooo:rsid="15e671ae"/>
    </style:style>
    <style:style style:name="T2359" style:family="text">
      <style:text-properties officeooo:rsid="15e780e8"/>
    </style:style>
    <style:style style:name="T2360" style:family="text">
      <style:text-properties officeooo:rsid="15e8a905"/>
    </style:style>
    <style:style style:name="T2361" style:family="text">
      <style:text-properties officeooo:rsid="15e9d5fc"/>
    </style:style>
    <style:style style:name="T2362" style:family="text">
      <style:text-properties officeooo:rsid="15ebae0e"/>
    </style:style>
    <style:style style:name="T2363" style:family="text">
      <style:text-properties officeooo:rsid="15ecf9d0"/>
    </style:style>
    <style:style style:name="T2364" style:family="text">
      <style:text-properties officeooo:rsid="15eea608"/>
    </style:style>
    <style:style style:name="T2365" style:family="text">
      <style:text-properties officeooo:rsid="15f18ac8"/>
    </style:style>
    <style:style style:name="T2366" style:family="text">
      <style:text-properties officeooo:rsid="15f2590e"/>
    </style:style>
    <style:style style:name="T2367" style:family="text">
      <style:text-properties officeooo:rsid="15f32b83"/>
    </style:style>
    <style:style style:name="T2368" style:family="text">
      <style:text-properties officeooo:rsid="15f3f637"/>
    </style:style>
    <style:style style:name="T2369" style:family="text">
      <style:text-properties officeooo:rsid="15f573be"/>
    </style:style>
    <style:style style:name="T2370" style:family="text">
      <style:text-properties officeooo:rsid="15f5a2ab"/>
    </style:style>
    <style:style style:name="T2371" style:family="text">
      <style:text-properties officeooo:rsid="15f71ef6"/>
    </style:style>
    <style:style style:name="T2372" style:family="text">
      <style:text-properties officeooo:rsid="000facb6"/>
    </style:style>
    <style:style style:name="T2373" style:family="text">
      <style:text-properties officeooo:rsid="15fb2f17"/>
    </style:style>
    <style:style style:name="T2374" style:family="text">
      <style:text-properties officeooo:rsid="15fc1e92"/>
    </style:style>
    <style:style style:name="T2375" style:family="text">
      <style:text-properties officeooo:rsid="15fe0a3b"/>
    </style:style>
    <style:style style:name="T2376" style:family="text">
      <style:text-properties officeooo:rsid="15fe243d"/>
    </style:style>
    <style:style style:name="T2377" style:family="text">
      <style:text-properties officeooo:rsid="160012bf"/>
    </style:style>
    <style:style style:name="T2378" style:family="text">
      <style:text-properties officeooo:rsid="16025c29"/>
    </style:style>
    <style:style style:name="T2379" style:family="text">
      <style:text-properties officeooo:rsid="1605afa5"/>
    </style:style>
    <style:style style:name="T2380" style:family="text">
      <style:text-properties officeooo:rsid="1606b0cb"/>
    </style:style>
    <style:style style:name="T2381" style:family="text">
      <style:text-properties officeooo:rsid="160bf535"/>
    </style:style>
    <style:style style:name="T2382" style:family="text">
      <style:text-properties officeooo:rsid="160d8974"/>
    </style:style>
    <style:style style:name="T2383" style:family="text">
      <style:text-properties officeooo:rsid="160e7db2"/>
    </style:style>
    <style:style style:name="T2384" style:family="text">
      <style:text-properties officeooo:rsid="160f16c1"/>
    </style:style>
    <style:style style:name="T2385" style:family="text">
      <style:text-properties officeooo:rsid="160f9f10"/>
    </style:style>
    <style:style style:name="T2386" style:family="text">
      <style:text-properties officeooo:rsid="16106e72"/>
    </style:style>
    <style:style style:name="T2387" style:family="text">
      <style:text-properties officeooo:rsid="16125820"/>
    </style:style>
    <style:style style:name="T2388" style:family="text">
      <style:text-properties officeooo:rsid="16180594"/>
    </style:style>
    <style:style style:name="T2389" style:family="text">
      <style:text-properties officeooo:rsid="1618455c"/>
    </style:style>
    <style:style style:name="T2390" style:family="text">
      <style:text-properties officeooo:rsid="161a9007"/>
    </style:style>
    <style:style style:name="T2391" style:family="text">
      <style:text-properties officeooo:rsid="161c3169"/>
    </style:style>
    <style:style style:name="T2392" style:family="text">
      <style:text-properties officeooo:rsid="161e2068"/>
    </style:style>
    <style:style style:name="T2393" style:family="text">
      <style:text-properties officeooo:rsid="161f02e2"/>
    </style:style>
    <style:style style:name="T2394" style:family="text">
      <style:text-properties officeooo:rsid="1620c742"/>
    </style:style>
    <style:style style:name="T2395" style:family="text">
      <style:text-properties officeooo:rsid="162102e0"/>
    </style:style>
    <style:style style:name="T2396" style:family="text">
      <style:text-properties officeooo:rsid="16249315"/>
    </style:style>
    <style:style style:name="T2397" style:family="text">
      <style:text-properties officeooo:rsid="1625c463"/>
    </style:style>
    <style:style style:name="T2398" style:family="text">
      <style:text-properties officeooo:rsid="1628898a"/>
    </style:style>
    <style:style style:name="T2399" style:family="text">
      <style:text-properties officeooo:rsid="16291eb7"/>
    </style:style>
    <style:style style:name="T2400" style:family="text">
      <style:text-properties officeooo:rsid="162b1846"/>
    </style:style>
    <style:style style:name="T2401" style:family="text">
      <style:text-properties officeooo:rsid="162c5c1a"/>
    </style:style>
    <style:style style:name="T2402" style:family="text">
      <style:text-properties officeooo:rsid="162e3b14"/>
    </style:style>
    <style:style style:name="T2403" style:family="text">
      <style:text-properties officeooo:rsid="162e539d"/>
    </style:style>
    <style:style style:name="T2404" style:family="text">
      <style:text-properties officeooo:rsid="162eb2f9"/>
    </style:style>
    <style:style style:name="T2405" style:family="text">
      <style:text-properties officeooo:rsid="1631bcd4"/>
    </style:style>
    <style:style style:name="T2406" style:family="text">
      <style:text-properties officeooo:rsid="16365470"/>
    </style:style>
    <style:style style:name="T2407" style:family="text">
      <style:text-properties officeooo:rsid="16384b0a"/>
    </style:style>
    <style:style style:name="T2408" style:family="text">
      <style:text-properties officeooo:rsid="163a379d"/>
    </style:style>
    <style:style style:name="T2409" style:family="text">
      <style:text-properties officeooo:rsid="163b6f8d"/>
    </style:style>
    <style:style style:name="T2410" style:family="text">
      <style:text-properties officeooo:rsid="163b800a"/>
    </style:style>
    <style:style style:name="T2411" style:family="text">
      <style:text-properties officeooo:rsid="163ca049"/>
    </style:style>
    <style:style style:name="T2412" style:family="text">
      <style:text-properties officeooo:rsid="163cbf61"/>
    </style:style>
    <style:style style:name="T2413" style:family="text">
      <style:text-properties officeooo:rsid="163d88eb"/>
    </style:style>
    <style:style style:name="T2414" style:family="text">
      <style:text-properties officeooo:rsid="163e3932"/>
    </style:style>
    <style:style style:name="T2415" style:family="text">
      <style:text-properties officeooo:rsid="163fedd0"/>
    </style:style>
    <style:style style:name="T2416" style:family="text">
      <style:text-properties officeooo:rsid="164186ea"/>
    </style:style>
    <style:style style:name="T2417" style:family="text">
      <style:text-properties officeooo:rsid="1642ad6a"/>
    </style:style>
    <style:style style:name="T2418" style:family="text">
      <style:text-properties officeooo:rsid="164494d0"/>
    </style:style>
    <style:style style:name="T2419" style:family="text">
      <style:text-properties officeooo:rsid="164636c4"/>
    </style:style>
    <style:style style:name="T2420" style:family="text">
      <style:text-properties officeooo:rsid="16471588"/>
    </style:style>
    <style:style style:name="T2421" style:family="text">
      <style:text-properties officeooo:rsid="1647d3a5"/>
    </style:style>
    <style:style style:name="T2422" style:family="text">
      <style:text-properties officeooo:rsid="1649006f"/>
    </style:style>
    <style:style style:name="T2423" style:family="text">
      <style:text-properties officeooo:rsid="1649506f"/>
    </style:style>
    <style:style style:name="T2424" style:family="text">
      <style:text-properties officeooo:rsid="164b2b01"/>
    </style:style>
    <style:style style:name="T2425" style:family="text">
      <style:text-properties officeooo:rsid="164bd31a"/>
    </style:style>
    <style:style style:name="T2426" style:family="text">
      <style:text-properties officeooo:rsid="164cd508"/>
    </style:style>
    <style:style style:name="T2427" style:family="text">
      <style:text-properties officeooo:rsid="164d9a25"/>
    </style:style>
    <style:style style:name="T2428" style:family="text">
      <style:text-properties officeooo:rsid="164ebe49"/>
    </style:style>
    <style:style style:name="T2429" style:family="text">
      <style:text-properties officeooo:rsid="1650ed9c"/>
    </style:style>
    <style:style style:name="T2430" style:family="text">
      <style:text-properties officeooo:rsid="1652a862"/>
    </style:style>
    <style:style style:name="T2431" style:family="text">
      <style:text-properties officeooo:rsid="1655404b"/>
    </style:style>
    <style:style style:name="T2432" style:family="text">
      <style:text-properties officeooo:rsid="165543d5"/>
    </style:style>
    <style:style style:name="T2433" style:family="text">
      <style:text-properties officeooo:rsid="16567b22"/>
    </style:style>
    <style:style style:name="T2434" style:family="text">
      <style:text-properties officeooo:rsid="16592735"/>
    </style:style>
    <style:style style:name="T2435" style:family="text">
      <style:text-properties officeooo:rsid="16594022"/>
    </style:style>
    <style:style style:name="T2436" style:family="text">
      <style:text-properties officeooo:rsid="165b0209"/>
    </style:style>
    <style:style style:name="T2437" style:family="text">
      <style:text-properties officeooo:rsid="165b43d6"/>
    </style:style>
    <style:style style:name="T2438" style:family="text">
      <style:text-properties officeooo:rsid="165cfd36"/>
    </style:style>
    <style:style style:name="T2439" style:family="text">
      <style:text-properties officeooo:rsid="165d76c6"/>
    </style:style>
    <style:style style:name="T2440" style:family="text">
      <style:text-properties officeooo:rsid="165d7b1f"/>
    </style:style>
    <style:style style:name="T2441" style:family="text">
      <style:text-properties officeooo:rsid="165f0ddf"/>
    </style:style>
    <style:style style:name="T2442" style:family="text">
      <style:text-properties officeooo:rsid="166025b8"/>
    </style:style>
    <style:style style:name="T2443" style:family="text">
      <style:text-properties officeooo:rsid="1661e40b"/>
    </style:style>
    <style:style style:name="T2444" style:family="text">
      <style:text-properties officeooo:rsid="166327b7"/>
    </style:style>
    <style:style style:name="T2445" style:family="text">
      <style:text-properties officeooo:rsid="1663b580"/>
    </style:style>
    <style:style style:name="T2446" style:family="text">
      <style:text-properties officeooo:rsid="16642f03"/>
    </style:style>
    <style:style style:name="T2447" style:family="text">
      <style:text-properties officeooo:rsid="16655656"/>
    </style:style>
    <style:style style:name="T2448" style:family="text">
      <style:text-properties officeooo:rsid="166618fd"/>
    </style:style>
    <style:style style:name="T2449" style:family="text">
      <style:text-properties officeooo:rsid="166655f6"/>
    </style:style>
    <style:style style:name="T2450" style:family="text">
      <style:text-properties officeooo:rsid="1666bae2"/>
    </style:style>
    <style:style style:name="T2451" style:family="text">
      <style:text-properties officeooo:rsid="16690b76"/>
    </style:style>
    <style:style style:name="T2452" style:family="text">
      <style:text-properties officeooo:rsid="166a2ae1"/>
    </style:style>
    <style:style style:name="T2453" style:family="text">
      <style:text-properties officeooo:rsid="166bde78"/>
    </style:style>
    <style:style style:name="T2454" style:family="text">
      <style:text-properties officeooo:rsid="166e99d6"/>
    </style:style>
    <style:style style:name="T2455" style:family="text">
      <style:text-properties officeooo:rsid="166eef2a"/>
    </style:style>
    <style:style style:name="T2456" style:family="text">
      <style:text-properties officeooo:rsid="16709b28"/>
    </style:style>
    <style:style style:name="T2457" style:family="text">
      <style:text-properties officeooo:rsid="16722289"/>
    </style:style>
    <style:style style:name="T2458" style:family="text">
      <style:text-properties officeooo:rsid="16728c85"/>
    </style:style>
    <style:style style:name="T2459" style:family="text">
      <style:text-properties officeooo:rsid="167332f0"/>
    </style:style>
    <style:style style:name="T2460" style:family="text">
      <style:text-properties officeooo:rsid="1674415b"/>
    </style:style>
    <style:style style:name="T2461" style:family="text">
      <style:text-properties officeooo:rsid="167894f8"/>
    </style:style>
    <style:style style:name="T2462" style:family="text">
      <style:text-properties officeooo:rsid="167a4dbe"/>
    </style:style>
    <style:style style:name="T2463" style:family="text">
      <style:text-properties officeooo:rsid="167a63cb"/>
    </style:style>
    <style:style style:name="T2464" style:family="text">
      <style:text-properties officeooo:rsid="167b9212"/>
    </style:style>
    <style:style style:name="T2465" style:family="text">
      <style:text-properties officeooo:rsid="167d8d3b"/>
    </style:style>
    <style:style style:name="T2466" style:family="text">
      <style:text-properties officeooo:rsid="16802b58"/>
    </style:style>
    <style:style style:name="T2467" style:family="text">
      <style:text-properties officeooo:rsid="1682218a"/>
    </style:style>
    <style:style style:name="T2468" style:family="text">
      <style:text-properties officeooo:rsid="16832e02"/>
    </style:style>
    <style:style style:name="T2469" style:family="text">
      <style:text-properties officeooo:rsid="168446e4"/>
    </style:style>
    <style:style style:name="T2470" style:family="text">
      <style:text-properties officeooo:rsid="1685a6ea"/>
    </style:style>
    <style:style style:name="T2471" style:family="text">
      <style:text-properties officeooo:rsid="168770cd"/>
    </style:style>
    <style:style style:name="T2472" style:family="text">
      <style:text-properties officeooo:rsid="1688c89e"/>
    </style:style>
    <style:style style:name="T2473" style:family="text">
      <style:text-properties officeooo:rsid="168c8134"/>
    </style:style>
    <style:style style:name="T2474" style:family="text">
      <style:text-properties officeooo:rsid="168dfdc8"/>
    </style:style>
    <style:style style:name="T2475" style:family="text">
      <style:text-properties officeooo:rsid="16931dee"/>
    </style:style>
    <style:style style:name="T2476" style:family="text">
      <style:text-properties officeooo:rsid="1694145f"/>
    </style:style>
    <style:style style:name="T2477" style:family="text">
      <style:text-properties officeooo:rsid="169476ec"/>
    </style:style>
    <style:style style:name="T2478" style:family="text">
      <style:text-properties officeooo:rsid="1695f624"/>
    </style:style>
    <style:style style:name="T2479" style:family="text">
      <style:text-properties officeooo:rsid="16993d2c"/>
    </style:style>
    <style:style style:name="T2480" style:family="text">
      <style:text-properties officeooo:rsid="169a7971"/>
    </style:style>
    <style:style style:name="T2481" style:family="text">
      <style:text-properties officeooo:rsid="169c23c3"/>
    </style:style>
    <style:style style:name="T2482" style:family="text">
      <style:text-properties officeooo:rsid="169df12c"/>
    </style:style>
    <style:style style:name="T2483" style:family="text">
      <style:text-properties officeooo:rsid="169fb8bb"/>
    </style:style>
    <style:style style:name="T2484" style:family="text">
      <style:text-properties officeooo:rsid="16a0d10f"/>
    </style:style>
    <style:style style:name="T2485" style:family="text">
      <style:text-properties officeooo:rsid="16a43a8c"/>
    </style:style>
    <style:style style:name="T2486" style:family="text">
      <style:text-properties officeooo:rsid="16a47c1f"/>
    </style:style>
    <style:style style:name="T2487" style:family="text">
      <style:text-properties officeooo:rsid="16a6616e"/>
    </style:style>
    <style:style style:name="T2488" style:family="text">
      <style:text-properties officeooo:rsid="16ab4965"/>
    </style:style>
    <style:style style:name="T2489" style:family="text">
      <style:text-properties officeooo:rsid="16ac6a88"/>
    </style:style>
    <style:style style:name="T2490" style:family="text">
      <style:text-properties officeooo:rsid="16ae48ac"/>
    </style:style>
    <style:style style:name="T2491" style:family="text">
      <style:text-properties officeooo:rsid="16aecee5"/>
    </style:style>
    <style:style style:name="T2492" style:family="text">
      <style:text-properties officeooo:rsid="16af5768"/>
    </style:style>
    <style:style style:name="T2493" style:family="text">
      <style:text-properties officeooo:rsid="16b3543b"/>
    </style:style>
    <style:style style:name="T2494" style:family="text">
      <style:text-properties officeooo:rsid="16b4eb78"/>
    </style:style>
    <style:style style:name="T2495" style:family="text">
      <style:text-properties officeooo:rsid="16b570a2"/>
    </style:style>
    <style:style style:name="T2496" style:family="text">
      <style:text-properties officeooo:rsid="16b5e6c0"/>
    </style:style>
    <style:style style:name="T2497" style:family="text">
      <style:text-properties officeooo:rsid="16b767f2"/>
    </style:style>
    <style:style style:name="T2498" style:family="text">
      <style:text-properties officeooo:rsid="16b8ebd9"/>
    </style:style>
    <style:style style:name="T2499" style:family="text">
      <style:text-properties officeooo:rsid="16b90f77"/>
    </style:style>
    <style:style style:name="T2500" style:family="text">
      <style:text-properties officeooo:rsid="16bbb485"/>
    </style:style>
    <style:style style:name="T2501" style:family="text">
      <style:text-properties officeooo:rsid="16bd4b5f"/>
    </style:style>
    <style:style style:name="T2502" style:family="text">
      <style:text-properties officeooo:rsid="16bef36c"/>
    </style:style>
    <style:style style:name="T2503" style:family="text">
      <style:text-properties officeooo:rsid="16c094c6"/>
    </style:style>
    <style:style style:name="T2504" style:family="text">
      <style:text-properties officeooo:rsid="16c19602"/>
    </style:style>
    <style:style style:name="T2505" style:family="text">
      <style:text-properties officeooo:rsid="16c26a21"/>
    </style:style>
    <style:style style:name="T2506" style:family="text">
      <style:text-properties officeooo:rsid="16c26b8a"/>
    </style:style>
    <style:style style:name="T2507" style:family="text">
      <style:text-properties officeooo:rsid="16c52b80"/>
    </style:style>
    <style:style style:name="T2508" style:family="text">
      <style:text-properties officeooo:rsid="16c6950f"/>
    </style:style>
    <style:style style:name="T2509" style:family="text">
      <style:text-properties officeooo:rsid="16c6cbc5"/>
    </style:style>
    <style:style style:name="T2510" style:family="text">
      <style:text-properties officeooo:rsid="16c77957"/>
    </style:style>
    <style:style style:name="T2511" style:family="text">
      <style:text-properties officeooo:rsid="16c8adb9"/>
    </style:style>
    <style:style style:name="T2512" style:family="text">
      <style:text-properties officeooo:rsid="16c9b7d1"/>
    </style:style>
    <style:style style:name="T2513" style:family="text">
      <style:text-properties officeooo:rsid="16ca7259"/>
    </style:style>
    <style:style style:name="T2514" style:family="text">
      <style:text-properties officeooo:rsid="16cb18d1"/>
    </style:style>
    <style:style style:name="T2515" style:family="text">
      <style:text-properties officeooo:rsid="16ccc03a"/>
    </style:style>
    <style:style style:name="T2516" style:family="text">
      <style:text-properties officeooo:rsid="16ce3457"/>
    </style:style>
    <style:style style:name="T2517" style:family="text">
      <style:text-properties officeooo:rsid="16cfcd9b"/>
    </style:style>
    <style:style style:name="T2518" style:family="text">
      <style:text-properties officeooo:rsid="16d13aa3"/>
    </style:style>
    <style:style style:name="T2519" style:family="text">
      <style:text-properties officeooo:rsid="16d37198"/>
    </style:style>
    <style:style style:name="T2520" style:family="text">
      <style:text-properties officeooo:rsid="16d63bde"/>
    </style:style>
    <style:style style:name="T2521" style:family="text">
      <style:text-properties officeooo:rsid="16d665ce"/>
    </style:style>
    <style:style style:name="T2522" style:family="text">
      <style:text-properties officeooo:rsid="16d7d3a6"/>
    </style:style>
    <style:style style:name="T2523" style:family="text">
      <style:text-properties officeooo:rsid="16d99ae8"/>
    </style:style>
    <style:style style:name="T2524" style:family="text">
      <style:text-properties officeooo:rsid="16db2796"/>
    </style:style>
    <style:style style:name="T2525" style:family="text">
      <style:text-properties officeooo:rsid="16db473b"/>
    </style:style>
    <style:style style:name="T2526" style:family="text">
      <style:text-properties officeooo:rsid="16dd1460"/>
    </style:style>
    <style:style style:name="T2527" style:family="text">
      <style:text-properties officeooo:rsid="16de40b3"/>
    </style:style>
    <style:style style:name="T2528" style:family="text">
      <style:text-properties officeooo:rsid="16deee6e"/>
    </style:style>
    <style:style style:name="T2529" style:family="text">
      <style:text-properties officeooo:rsid="16df765e"/>
    </style:style>
    <style:style style:name="T2530" style:family="text">
      <style:text-properties officeooo:rsid="16e08cea"/>
    </style:style>
    <style:style style:name="T2531" style:family="text">
      <style:text-properties officeooo:rsid="16e2d71a"/>
    </style:style>
    <style:style style:name="T2532" style:family="text">
      <style:text-properties officeooo:rsid="16e306f3"/>
    </style:style>
    <style:style style:name="T2533" style:family="text">
      <style:text-properties officeooo:rsid="16e3cb1e"/>
    </style:style>
    <style:style style:name="T2534" style:family="text">
      <style:text-properties officeooo:rsid="16e4da75"/>
    </style:style>
    <style:style style:name="T2535" style:family="text">
      <style:text-properties officeooo:rsid="16e5166b"/>
    </style:style>
    <style:style style:name="T2536" style:family="text">
      <style:text-properties officeooo:rsid="16e5aa82"/>
    </style:style>
    <style:style style:name="T2537" style:family="text">
      <style:text-properties officeooo:rsid="16e78c9d"/>
    </style:style>
    <style:style style:name="T2538" style:family="text">
      <style:text-properties officeooo:rsid="16e81433"/>
    </style:style>
    <style:style style:name="T2539" style:family="text">
      <style:text-properties officeooo:rsid="16e8fa10"/>
    </style:style>
    <style:style style:name="T2540" style:family="text">
      <style:text-properties officeooo:rsid="16e9a47d"/>
    </style:style>
    <style:style style:name="T2541" style:family="text">
      <style:text-properties officeooo:rsid="16eb1593"/>
    </style:style>
    <style:style style:name="T2542" style:family="text">
      <style:text-properties officeooo:rsid="16efdccf"/>
    </style:style>
    <style:style style:name="T2543" style:family="text">
      <style:text-properties officeooo:rsid="16efffef"/>
    </style:style>
    <style:style style:name="T2544" style:family="text">
      <style:text-properties officeooo:rsid="16f05f5f"/>
    </style:style>
    <style:style style:name="T2545" style:family="text">
      <style:text-properties officeooo:rsid="16f2343c"/>
    </style:style>
    <style:style style:name="T2546" style:family="text">
      <style:text-properties officeooo:rsid="16f2da23"/>
    </style:style>
    <style:style style:name="T2547" style:family="text">
      <style:text-properties officeooo:rsid="16f31679"/>
    </style:style>
    <style:style style:name="T2548" style:family="text">
      <style:text-properties officeooo:rsid="16f3890c"/>
    </style:style>
    <style:style style:name="T2549" style:family="text">
      <style:text-properties officeooo:rsid="16f43b5c"/>
    </style:style>
    <style:style style:name="T2550" style:family="text">
      <style:text-properties officeooo:rsid="16f482c8"/>
    </style:style>
    <style:style style:name="T2551" style:family="text">
      <style:text-properties officeooo:rsid="16f5203b"/>
    </style:style>
    <style:style style:name="T2552" style:family="text">
      <style:text-properties officeooo:rsid="16f6e4da"/>
    </style:style>
    <style:style style:name="T2553" style:family="text">
      <style:text-properties officeooo:rsid="16f7b6d6"/>
    </style:style>
    <style:style style:name="T2554" style:family="text">
      <style:text-properties officeooo:rsid="16f88eda"/>
    </style:style>
    <style:style style:name="T2555" style:family="text">
      <style:text-properties officeooo:rsid="16fa2b99"/>
    </style:style>
    <style:style style:name="T2556" style:family="text">
      <style:text-properties officeooo:rsid="16fa9bd4"/>
    </style:style>
    <style:style style:name="T2557" style:family="text">
      <style:text-properties officeooo:rsid="16fcc4a0"/>
    </style:style>
    <style:style style:name="T2558" style:family="text">
      <style:text-properties officeooo:rsid="16fddb91"/>
    </style:style>
    <style:style style:name="T2559" style:family="text">
      <style:text-properties officeooo:rsid="16fec939"/>
    </style:style>
    <style:style style:name="T2560" style:family="text">
      <style:text-properties officeooo:rsid="1701f090"/>
    </style:style>
    <style:style style:name="T2561" style:family="text">
      <style:text-properties officeooo:rsid="1702c39a"/>
    </style:style>
    <style:style style:name="T2562" style:family="text">
      <style:text-properties officeooo:rsid="1703084d"/>
    </style:style>
    <style:style style:name="T2563" style:family="text">
      <style:text-properties officeooo:rsid="17043c36"/>
    </style:style>
    <style:style style:name="T2564" style:family="text">
      <style:text-properties officeooo:rsid="1706455b"/>
    </style:style>
    <style:style style:name="T2565" style:family="text">
      <style:text-properties officeooo:rsid="1706e7b8"/>
    </style:style>
    <style:style style:name="T2566" style:family="text">
      <style:text-properties officeooo:rsid="17074059"/>
    </style:style>
    <style:style style:name="T2567" style:family="text">
      <style:text-properties officeooo:rsid="17090563"/>
    </style:style>
    <style:style style:name="T2568" style:family="text">
      <style:text-properties officeooo:rsid="170ad2da"/>
    </style:style>
    <style:style style:name="T2569" style:family="text">
      <style:text-properties officeooo:rsid="170b1748"/>
    </style:style>
    <style:style style:name="T2570" style:family="text">
      <style:text-properties officeooo:rsid="170b6272"/>
    </style:style>
    <style:style style:name="T2571" style:family="text">
      <style:text-properties officeooo:rsid="170d1e70"/>
    </style:style>
    <style:style style:name="T2572" style:family="text">
      <style:text-properties officeooo:rsid="170e5ac0"/>
    </style:style>
    <style:style style:name="T2573" style:family="text">
      <style:text-properties officeooo:rsid="17100c34"/>
    </style:style>
    <style:style style:name="T2574" style:family="text">
      <style:text-properties officeooo:rsid="1712d61f"/>
    </style:style>
    <style:style style:name="T2575" style:family="text">
      <style:text-properties officeooo:rsid="1713e11a"/>
    </style:style>
    <style:style style:name="T2576" style:family="text">
      <style:text-properties officeooo:rsid="17147b96"/>
    </style:style>
    <style:style style:name="T2577" style:family="text">
      <style:text-properties officeooo:rsid="17164600"/>
    </style:style>
    <style:style style:name="T2578" style:family="text">
      <style:text-properties officeooo:rsid="171664d9"/>
    </style:style>
    <style:style style:name="T2579" style:family="text">
      <style:text-properties officeooo:rsid="1718624a"/>
    </style:style>
    <style:style style:name="T2580" style:family="text">
      <style:text-properties officeooo:rsid="1719815a"/>
    </style:style>
    <style:style style:name="T2581" style:family="text">
      <style:text-properties officeooo:rsid="171a257d"/>
    </style:style>
    <style:style style:name="T2582" style:family="text">
      <style:text-properties officeooo:rsid="171c0ea4"/>
    </style:style>
    <style:style style:name="T2583" style:family="text">
      <style:text-properties officeooo:rsid="171dd448"/>
    </style:style>
    <style:style style:name="T2584" style:family="text">
      <style:text-properties officeooo:rsid="171e8f96"/>
    </style:style>
    <style:style style:name="T2585" style:family="text">
      <style:text-properties officeooo:rsid="172064ce"/>
    </style:style>
    <style:style style:name="T2586" style:family="text">
      <style:text-properties officeooo:rsid="172156fe"/>
    </style:style>
    <style:style style:name="T2587" style:family="text">
      <style:text-properties officeooo:rsid="17224ac1"/>
    </style:style>
    <style:style style:name="T2588" style:family="text">
      <style:text-properties officeooo:rsid="1722d390"/>
    </style:style>
    <style:style style:name="T2589" style:family="text">
      <style:text-properties officeooo:rsid="17239351"/>
    </style:style>
    <style:style style:name="T2590" style:family="text">
      <style:text-properties officeooo:rsid="17248a30"/>
    </style:style>
    <style:style style:name="T2591" style:family="text">
      <style:text-properties officeooo:rsid="1725cb8c"/>
    </style:style>
    <style:style style:name="T2592" style:family="text">
      <style:text-properties officeooo:rsid="172789bb"/>
    </style:style>
    <style:style style:name="T2593" style:family="text">
      <style:text-properties officeooo:rsid="1728741a"/>
    </style:style>
    <style:style style:name="T2594" style:family="text">
      <style:text-properties officeooo:rsid="1728f809"/>
    </style:style>
    <style:style style:name="T2595" style:family="text">
      <style:text-properties officeooo:rsid="172a9e68"/>
    </style:style>
    <style:style style:name="T2596" style:family="text">
      <style:text-properties officeooo:rsid="172bae1e"/>
    </style:style>
    <style:style style:name="T2597" style:family="text">
      <style:text-properties officeooo:rsid="172cd4c3"/>
    </style:style>
    <style:style style:name="T2598" style:family="text">
      <style:text-properties officeooo:rsid="172df4dc"/>
    </style:style>
    <style:style style:name="T2599" style:family="text">
      <style:text-properties officeooo:rsid="1731792b"/>
    </style:style>
    <style:style style:name="T2600" style:family="text">
      <style:text-properties officeooo:rsid="17329baf"/>
    </style:style>
    <style:style style:name="T2601" style:family="text">
      <style:text-properties officeooo:rsid="1734298b"/>
    </style:style>
    <style:style style:name="T2602" style:family="text">
      <style:text-properties officeooo:rsid="17348ffd"/>
    </style:style>
    <style:style style:name="T2603" style:family="text">
      <style:text-properties officeooo:rsid="17372062"/>
    </style:style>
    <style:style style:name="T2604" style:family="text">
      <style:text-properties officeooo:rsid="1738b18a"/>
    </style:style>
    <style:style style:name="T2605" style:family="text">
      <style:text-properties officeooo:rsid="1739dad5"/>
    </style:style>
    <style:style style:name="T2606" style:family="text">
      <style:text-properties officeooo:rsid="173bae22"/>
    </style:style>
    <style:style style:name="T2607" style:family="text">
      <style:text-properties officeooo:rsid="173d9f6b"/>
    </style:style>
    <style:style style:name="T2608" style:family="text">
      <style:text-properties officeooo:rsid="173f2e99"/>
    </style:style>
    <style:style style:name="T2609" style:family="text">
      <style:text-properties officeooo:rsid="1741e62b"/>
    </style:style>
    <style:style style:name="T2610" style:family="text">
      <style:text-properties officeooo:rsid="17427c3c"/>
    </style:style>
    <style:style style:name="T2611" style:family="text">
      <style:text-properties officeooo:rsid="1744f12d"/>
    </style:style>
    <style:style style:name="T2612" style:family="text">
      <style:text-properties officeooo:rsid="17473435"/>
    </style:style>
    <style:style style:name="T2613" style:family="text">
      <style:text-properties officeooo:rsid="174bdc55"/>
    </style:style>
    <style:style style:name="T2614" style:family="text">
      <style:text-properties officeooo:rsid="174ce713"/>
    </style:style>
    <style:style style:name="T2615" style:family="text">
      <style:text-properties officeooo:rsid="174d8012"/>
    </style:style>
    <style:style style:name="T2616" style:family="text">
      <style:text-properties officeooo:rsid="174ded3a"/>
    </style:style>
    <style:style style:name="T2617" style:family="text">
      <style:text-properties officeooo:rsid="174fd0e3"/>
    </style:style>
    <style:style style:name="T2618" style:family="text">
      <style:text-properties officeooo:rsid="1751747f"/>
    </style:style>
    <style:style style:name="T2619" style:family="text">
      <style:text-properties officeooo:rsid="175189e5"/>
    </style:style>
    <style:style style:name="T2620" style:family="text">
      <style:text-properties style:text-underline-style="none"/>
    </style:style>
    <style:style style:name="T2621" style:family="text">
      <style:text-properties officeooo:rsid="175200ed"/>
    </style:style>
    <style:style style:name="T2622" style:family="text">
      <style:text-properties officeooo:rsid="1753ec51"/>
    </style:style>
    <style:style style:name="T2623" style:family="text">
      <style:text-properties officeooo:rsid="17578321"/>
    </style:style>
    <style:style style:name="T2624" style:family="text">
      <style:text-properties officeooo:rsid="1757cb90"/>
    </style:style>
    <style:style style:name="T2625" style:family="text">
      <style:text-properties officeooo:rsid="175abb3b"/>
    </style:style>
    <style:style style:name="T2626" style:family="text">
      <style:text-properties officeooo:rsid="175c3ea5"/>
    </style:style>
    <style:style style:name="T2627" style:family="text">
      <style:text-properties officeooo:rsid="175e4fbf"/>
    </style:style>
    <style:style style:name="T2628" style:family="text">
      <style:text-properties officeooo:rsid="175fdbfd"/>
    </style:style>
    <style:style style:name="T2629" style:family="text">
      <style:text-properties officeooo:rsid="1760b625"/>
    </style:style>
    <style:style style:name="T2630" style:family="text">
      <style:text-properties officeooo:rsid="17612c11"/>
    </style:style>
    <style:style style:name="T2631" style:family="text">
      <style:text-properties officeooo:rsid="176277fa"/>
    </style:style>
    <style:style style:name="T2632" style:family="text">
      <style:text-properties officeooo:rsid="17641038"/>
    </style:style>
    <style:style style:name="T2633" style:family="text">
      <style:text-properties officeooo:rsid="17645d76"/>
    </style:style>
    <style:style style:name="T2634" style:family="text">
      <style:text-properties officeooo:rsid="176650db"/>
    </style:style>
    <style:style style:name="T2635" style:family="text">
      <style:text-properties officeooo:rsid="176900bb"/>
    </style:style>
    <style:style style:name="T2636" style:family="text">
      <style:text-properties officeooo:rsid="176ac841"/>
    </style:style>
    <style:style style:name="T2637" style:family="text">
      <style:text-properties officeooo:rsid="176c2c1c"/>
    </style:style>
    <style:style style:name="T2638" style:family="text">
      <style:text-properties officeooo:rsid="176da006"/>
    </style:style>
    <style:style style:name="T2639" style:family="text">
      <style:text-properties officeooo:rsid="176e6a3d"/>
    </style:style>
    <style:style style:name="T2640" style:family="text">
      <style:text-properties officeooo:rsid="176eb54c"/>
    </style:style>
    <style:style style:name="T2641" style:family="text">
      <style:text-properties officeooo:rsid="176fabc6"/>
    </style:style>
    <style:style style:name="T2642" style:family="text">
      <style:text-properties officeooo:rsid="1771469d"/>
    </style:style>
    <style:style style:name="T2643" style:family="text">
      <style:text-properties officeooo:rsid="17743a78"/>
    </style:style>
    <style:style style:name="T2644" style:family="text">
      <style:text-properties officeooo:rsid="1775c049"/>
    </style:style>
    <style:style style:name="T2645" style:family="text">
      <style:text-properties officeooo:rsid="1776ea56"/>
    </style:style>
    <style:style style:name="T2646" style:family="text">
      <style:text-properties officeooo:rsid="1778b9c6"/>
    </style:style>
    <style:style style:name="T2647" style:family="text">
      <style:text-properties officeooo:rsid="1779d68c"/>
    </style:style>
    <style:style style:name="T2648" style:family="text">
      <style:text-properties officeooo:rsid="177d4127"/>
    </style:style>
    <style:style style:name="T2649" style:family="text">
      <style:text-properties officeooo:rsid="177ec3dc"/>
    </style:style>
    <style:style style:name="T2650" style:family="text">
      <style:text-properties officeooo:rsid="17809c2f"/>
    </style:style>
    <style:style style:name="T2651" style:family="text">
      <style:text-properties officeooo:rsid="1782857d"/>
    </style:style>
    <style:style style:name="T2652" style:family="text">
      <style:text-properties officeooo:rsid="17840bc8"/>
    </style:style>
    <style:style style:name="T2653" style:family="text">
      <style:text-properties officeooo:rsid="178561cc"/>
    </style:style>
    <style:style style:name="T2654" style:family="text">
      <style:text-properties officeooo:rsid="17862990"/>
    </style:style>
    <style:style style:name="T2655" style:family="text">
      <style:text-properties officeooo:rsid="17862ad1"/>
    </style:style>
    <style:style style:name="T2656" style:family="text">
      <style:text-properties officeooo:rsid="1786fd5b"/>
    </style:style>
    <style:style style:name="T2657" style:family="text">
      <style:text-properties officeooo:rsid="17878f9b"/>
    </style:style>
    <style:style style:name="T2658" style:family="text">
      <style:text-properties officeooo:rsid="1787a55c"/>
    </style:style>
    <style:style style:name="T2659" style:family="text">
      <style:text-properties officeooo:rsid="178c335d"/>
    </style:style>
    <style:style style:name="T2660" style:family="text">
      <style:text-properties officeooo:rsid="178e0189"/>
    </style:style>
    <style:style style:name="T2661" style:family="text">
      <style:text-properties officeooo:rsid="178e8b77"/>
    </style:style>
    <style:style style:name="T2662" style:family="text">
      <style:text-properties officeooo:rsid="17908abb"/>
    </style:style>
    <style:style style:name="T2663" style:family="text">
      <style:text-properties officeooo:rsid="1792b3bf"/>
    </style:style>
    <style:style style:name="T2664" style:family="text">
      <style:text-properties officeooo:rsid="17934cfb"/>
    </style:style>
    <style:style style:name="T2665" style:family="text">
      <style:text-properties officeooo:rsid="179356a5"/>
    </style:style>
    <style:style style:name="T2666" style:family="text">
      <style:text-properties officeooo:rsid="1793a896"/>
    </style:style>
    <style:style style:name="T2667" style:family="text">
      <style:text-properties officeooo:rsid="179646d2"/>
    </style:style>
    <style:style style:name="T2668" style:family="text">
      <style:text-properties officeooo:rsid="179773d8"/>
    </style:style>
    <style:style style:name="T2669" style:family="text">
      <style:text-properties officeooo:rsid="1798c9d5"/>
    </style:style>
    <style:style style:name="T2670" style:family="text">
      <style:text-properties officeooo:rsid="179a8fe0"/>
    </style:style>
    <style:style style:name="T2671" style:family="text">
      <style:text-properties officeooo:rsid="179ab234"/>
    </style:style>
    <style:style style:name="T2672" style:family="text">
      <style:text-properties officeooo:rsid="179c8f59"/>
    </style:style>
    <style:style style:name="T2673" style:family="text">
      <style:text-properties officeooo:rsid="179f39b0"/>
    </style:style>
    <style:style style:name="T2674" style:family="text">
      <style:text-properties officeooo:rsid="17a0117a"/>
    </style:style>
    <style:style style:name="T2675" style:family="text">
      <style:text-properties officeooo:rsid="17a1622b"/>
    </style:style>
    <style:style style:name="T2676" style:family="text">
      <style:text-properties officeooo:rsid="17a2e1d6"/>
    </style:style>
    <style:style style:name="T2677" style:family="text">
      <style:text-properties officeooo:rsid="17a4817d"/>
    </style:style>
    <style:style style:name="T2678" style:family="text">
      <style:text-properties officeooo:rsid="17a6dd4f"/>
    </style:style>
    <style:style style:name="T2679" style:family="text">
      <style:text-properties officeooo:rsid="17a862d6"/>
    </style:style>
    <style:style style:name="T2680" style:family="text">
      <style:text-properties officeooo:rsid="17ac4285"/>
    </style:style>
    <style:style style:name="T2681" style:family="text">
      <style:text-properties officeooo:rsid="17adb638"/>
    </style:style>
    <style:style style:name="T2682" style:family="text">
      <style:text-properties officeooo:rsid="17af6700"/>
    </style:style>
    <style:style style:name="T2683" style:family="text">
      <style:text-properties officeooo:rsid="17b0382b"/>
    </style:style>
    <style:style style:name="T2684" style:family="text">
      <style:text-properties officeooo:rsid="17b10420"/>
    </style:style>
    <style:style style:name="T2685" style:family="text">
      <style:text-properties officeooo:rsid="17b2f09f"/>
    </style:style>
    <style:style style:name="T2686" style:family="text">
      <style:text-properties officeooo:rsid="17b41687"/>
    </style:style>
    <style:style style:name="T2687" style:family="text">
      <style:text-properties officeooo:rsid="17b60826"/>
    </style:style>
    <style:style style:name="T2688" style:family="text">
      <style:text-properties officeooo:rsid="17b6cc87"/>
    </style:style>
    <style:style style:name="T2689" style:family="text">
      <style:text-properties officeooo:rsid="17b75c52"/>
    </style:style>
    <style:style style:name="T2690" style:family="text">
      <style:text-properties officeooo:rsid="17b8e18e"/>
    </style:style>
    <style:style style:name="T2691" style:family="text">
      <style:text-properties officeooo:rsid="17b9dffa"/>
    </style:style>
    <style:style style:name="T2692" style:family="text">
      <style:text-properties officeooo:rsid="17ba0150"/>
    </style:style>
    <style:style style:name="T2693" style:family="text">
      <style:text-properties officeooo:rsid="17bb2e6c"/>
    </style:style>
    <style:style style:name="T2694" style:family="text">
      <style:text-properties officeooo:rsid="17bd5099"/>
    </style:style>
    <style:style style:name="T2695" style:family="text">
      <style:text-properties officeooo:rsid="17bde367"/>
    </style:style>
    <style:style style:name="T2696" style:family="text">
      <style:text-properties officeooo:rsid="17c00bc2"/>
    </style:style>
    <style:style style:name="T2697" style:family="text">
      <style:text-properties officeooo:rsid="17c034c5"/>
    </style:style>
    <style:style style:name="T2698" style:family="text">
      <style:text-properties officeooo:rsid="17c33ade"/>
    </style:style>
    <style:style style:name="T2699" style:family="text">
      <style:text-properties officeooo:rsid="17c4a424"/>
    </style:style>
    <style:style style:name="T2700" style:family="text">
      <style:text-properties officeooo:rsid="17c4a7f2"/>
    </style:style>
    <style:style style:name="T2701" style:family="text">
      <style:text-properties officeooo:rsid="17c533c9"/>
    </style:style>
    <style:style style:name="T2702" style:family="text">
      <style:text-properties officeooo:rsid="17c66324"/>
    </style:style>
    <style:style style:name="T2703" style:family="text">
      <style:text-properties officeooo:rsid="17c743e6"/>
    </style:style>
    <style:style style:name="T2704" style:family="text">
      <style:text-properties officeooo:rsid="17c8dbde"/>
    </style:style>
    <style:style style:name="T2705" style:family="text">
      <style:text-properties officeooo:rsid="17c925cd"/>
    </style:style>
    <style:style style:name="T2706" style:family="text">
      <style:text-properties officeooo:rsid="17cb1239"/>
    </style:style>
    <style:style style:name="T2707" style:family="text">
      <style:text-properties officeooo:rsid="17cff823"/>
    </style:style>
    <style:style style:name="T2708" style:family="text">
      <style:text-properties officeooo:rsid="17d4b105"/>
    </style:style>
    <style:style style:name="T2709" style:family="text">
      <style:text-properties officeooo:rsid="17d5451a"/>
    </style:style>
    <style:style style:name="T2710" style:family="text">
      <style:text-properties officeooo:rsid="17df1272"/>
    </style:style>
    <style:style style:name="T2711" style:family="text">
      <style:text-properties officeooo:rsid="17e0ddf2"/>
    </style:style>
    <style:style style:name="T2712" style:family="text">
      <style:text-properties officeooo:rsid="17e1744d"/>
    </style:style>
    <style:style style:name="T2713" style:family="text">
      <style:text-properties officeooo:rsid="17e1adbf"/>
    </style:style>
    <style:style style:name="T2714" style:family="text">
      <style:text-properties officeooo:rsid="17e298ab"/>
    </style:style>
    <style:style style:name="T2715" style:family="text">
      <style:text-properties officeooo:rsid="17e65cd2"/>
    </style:style>
    <style:style style:name="T2716" style:family="text">
      <style:text-properties officeooo:rsid="17e8f572"/>
    </style:style>
    <style:style style:name="T2717" style:family="text">
      <style:text-properties officeooo:rsid="17ea4ff7"/>
    </style:style>
    <style:style style:name="T2718" style:family="text">
      <style:text-properties officeooo:rsid="17ec0fad"/>
    </style:style>
    <style:style style:name="T2719" style:family="text">
      <style:text-properties officeooo:rsid="17f0436c"/>
    </style:style>
    <style:style style:name="T2720" style:family="text">
      <style:text-properties officeooo:rsid="17f18c53"/>
    </style:style>
    <style:style style:name="T2721" style:family="text">
      <style:text-properties officeooo:rsid="17f33f10"/>
    </style:style>
    <style:style style:name="T2722" style:family="text">
      <style:text-properties officeooo:rsid="17f41d8a"/>
    </style:style>
    <style:style style:name="T2723" style:family="text">
      <style:text-properties officeooo:rsid="17f46d43"/>
    </style:style>
    <style:style style:name="T2724" style:family="text">
      <style:text-properties officeooo:rsid="17f85867"/>
    </style:style>
    <style:style style:name="T2725" style:family="text">
      <style:text-properties officeooo:rsid="17f869d5"/>
    </style:style>
    <style:style style:name="T2726" style:family="text">
      <style:text-properties officeooo:rsid="17fa9cd0"/>
    </style:style>
    <style:style style:name="T2727" style:family="text">
      <style:text-properties officeooo:rsid="17fc731d"/>
    </style:style>
    <style:style style:name="T2728" style:family="text">
      <style:text-properties officeooo:rsid="17fd0b5f"/>
    </style:style>
    <style:style style:name="T2729" style:family="text">
      <style:text-properties officeooo:rsid="17fe1933"/>
    </style:style>
    <style:style style:name="T2730" style:family="text">
      <style:text-properties officeooo:rsid="17ffffa1"/>
    </style:style>
    <style:style style:name="T2731" style:family="text">
      <style:text-properties officeooo:rsid="18015042"/>
    </style:style>
    <style:style style:name="T2732" style:family="text">
      <style:text-properties officeooo:rsid="1802af4d"/>
    </style:style>
    <style:style style:name="T2733" style:family="text">
      <style:text-properties officeooo:rsid="1802e7fe"/>
    </style:style>
    <style:style style:name="T2734" style:family="text">
      <style:text-properties officeooo:rsid="1804a5fb"/>
    </style:style>
    <style:style style:name="T2735" style:family="text">
      <style:text-properties officeooo:rsid="1804d13e"/>
    </style:style>
    <style:style style:name="T2736" style:family="text">
      <style:text-properties officeooo:rsid="180872ac"/>
    </style:style>
    <style:style style:name="T2737" style:family="text">
      <style:text-properties officeooo:rsid="1808987d"/>
    </style:style>
    <style:style style:name="T2738" style:family="text">
      <style:text-properties officeooo:rsid="180a37c0"/>
    </style:style>
    <style:style style:name="T2739" style:family="text">
      <style:text-properties officeooo:rsid="180ac394"/>
    </style:style>
    <style:style style:name="T2740" style:family="text">
      <style:text-properties officeooo:rsid="180ba07e"/>
    </style:style>
    <style:style style:name="T2741" style:family="text">
      <style:text-properties officeooo:rsid="180d1f84"/>
    </style:style>
    <style:style style:name="T2742" style:family="text">
      <style:text-properties officeooo:rsid="180df335"/>
    </style:style>
    <style:style style:name="T2743" style:family="text">
      <style:text-properties officeooo:rsid="180e0001"/>
    </style:style>
    <style:style style:name="T2744" style:family="text">
      <style:text-properties officeooo:rsid="180f5bb4"/>
    </style:style>
    <style:style style:name="T2745" style:family="text">
      <style:text-properties officeooo:rsid="180fb2cf"/>
    </style:style>
    <style:style style:name="T2746" style:family="text">
      <style:text-properties officeooo:rsid="18104e6d"/>
    </style:style>
    <style:style style:name="T2747" style:family="text">
      <style:text-properties officeooo:rsid="18131b17"/>
    </style:style>
    <style:style style:name="T2748" style:family="text">
      <style:text-properties officeooo:rsid="18151511"/>
    </style:style>
    <style:style style:name="T2749" style:family="text">
      <style:text-properties officeooo:rsid="181657de"/>
    </style:style>
    <style:style style:name="T2750" style:family="text">
      <style:text-properties officeooo:rsid="1817eaaa"/>
    </style:style>
    <style:style style:name="T2751" style:family="text">
      <style:text-properties officeooo:rsid="1819b878"/>
    </style:style>
    <style:style style:name="T2752" style:family="text">
      <style:text-properties officeooo:rsid="1819d92f"/>
    </style:style>
    <style:style style:name="T2753" style:family="text">
      <style:text-properties officeooo:rsid="181a34ed"/>
    </style:style>
    <style:style style:name="T2754" style:family="text">
      <style:text-properties officeooo:rsid="181a5b95"/>
    </style:style>
    <style:style style:name="T2755" style:family="text">
      <style:text-properties officeooo:rsid="181b63e0"/>
    </style:style>
    <style:style style:name="T2756" style:family="text">
      <style:text-properties officeooo:rsid="181c658e"/>
    </style:style>
    <style:style style:name="T2757" style:family="text">
      <style:text-properties officeooo:rsid="18207fd1"/>
    </style:style>
    <style:style style:name="T2758" style:family="text">
      <style:text-properties officeooo:rsid="1820da39"/>
    </style:style>
    <style:style style:name="T2759" style:family="text">
      <style:text-properties officeooo:rsid="182284c5"/>
    </style:style>
    <style:style style:name="T2760" style:family="text">
      <style:text-properties officeooo:rsid="182389ad"/>
    </style:style>
    <style:style style:name="T2761" style:family="text">
      <style:text-properties officeooo:rsid="1824dca5"/>
    </style:style>
    <style:style style:name="T2762" style:family="text">
      <style:text-properties officeooo:rsid="18265c24"/>
    </style:style>
    <style:style style:name="T2763" style:family="text">
      <style:text-properties officeooo:rsid="18270829"/>
    </style:style>
    <style:style style:name="T2764" style:family="text">
      <style:text-properties officeooo:rsid="18274c17"/>
    </style:style>
    <style:style style:name="T2765" style:family="text">
      <style:text-properties officeooo:rsid="1827c965"/>
    </style:style>
    <style:style style:name="T2766" style:family="text">
      <style:text-properties officeooo:rsid="18291b1f"/>
    </style:style>
    <style:style style:name="T2767" style:family="text">
      <style:text-properties officeooo:rsid="182c5ed3"/>
    </style:style>
    <style:style style:name="T2768" style:family="text">
      <style:text-properties officeooo:rsid="182d125c"/>
    </style:style>
    <style:style style:name="T2769" style:family="text">
      <style:text-properties officeooo:rsid="182ea888"/>
    </style:style>
    <style:style style:name="T2770" style:family="text">
      <style:text-properties officeooo:rsid="183041d6"/>
    </style:style>
    <style:style style:name="T2771" style:family="text">
      <style:text-properties officeooo:rsid="18321312"/>
    </style:style>
    <style:style style:name="T2772" style:family="text">
      <style:text-properties officeooo:rsid="1832c04b"/>
    </style:style>
    <style:style style:name="T2773" style:family="text">
      <style:text-properties officeooo:rsid="18340049"/>
    </style:style>
    <style:style style:name="T2774" style:family="text">
      <style:text-properties officeooo:rsid="183458e2"/>
    </style:style>
    <style:style style:name="T2775" style:family="text">
      <style:text-properties officeooo:rsid="1835c71f"/>
    </style:style>
    <style:style style:name="T2776" style:family="text">
      <style:text-properties officeooo:rsid="1836e76b"/>
    </style:style>
    <style:style style:name="T2777" style:family="text">
      <style:text-properties officeooo:rsid="18386084"/>
    </style:style>
    <style:style style:name="T2778" style:family="text">
      <style:text-properties officeooo:rsid="183b14e5"/>
    </style:style>
    <style:style style:name="T2779" style:family="text">
      <style:text-properties officeooo:rsid="183c4227"/>
    </style:style>
    <style:style style:name="T2780" style:family="text">
      <style:text-properties officeooo:rsid="183c84bc"/>
    </style:style>
    <style:style style:name="T2781" style:family="text">
      <style:text-properties officeooo:rsid="183d9503"/>
    </style:style>
    <style:style style:name="T2782" style:family="text">
      <style:text-properties officeooo:rsid="183da2ab"/>
    </style:style>
    <style:style style:name="T2783" style:family="text">
      <style:text-properties officeooo:rsid="183edf5d"/>
    </style:style>
    <style:style style:name="T2784" style:family="text">
      <style:text-properties officeooo:rsid="183f4861"/>
    </style:style>
    <style:style style:name="T2785" style:family="text">
      <style:text-properties officeooo:rsid="18411b4d"/>
    </style:style>
    <style:style style:name="T2786" style:family="text">
      <style:text-properties officeooo:rsid="18417706"/>
    </style:style>
    <style:style style:name="T2787" style:family="text">
      <style:text-properties officeooo:rsid="18418503"/>
    </style:style>
    <style:style style:name="T2788" style:family="text">
      <style:text-properties officeooo:rsid="1842f9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1952">0. </text:span>Зло</text:p>
      <text:p text:style-name="P54"><text:tab/><text:span text:style-name="T1860">В Эквестрии существуют дв</text:span><text:span text:style-name="T1922">а вида</text:span><text:span text:style-name="T1860"> магии — </text:span><text:span text:style-name="T1861">тьма</text:span><text:span text:style-name="T1860">, которая дает могуществ</text:span><text:span text:style-name="T1923">о</text:span><text:span text:style-name="T1860"> и власть над другими и </text:span><text:span text:style-name="T1861">свет</text:span><text:span text:style-name="T1860"> - путь к </text:span><text:span text:style-name="T1924">свободе и добру</text:span><text:span text:style-name="T1860">.</text:span></text:p>
      <text:p text:style-name="P300"><text:span text:style-name="T159"><text:tab/></text:span><text:span text:style-name="T160">Эти две</text:span><text:span text:style-name="T267"> </text:span><text:span text:style-name="T160">стороны</text:span><text:span text:style-name="T159"> часто переплетаются</text:span><text:span text:style-name="T184"> между собой</text:span><text:span text:style-name="T159">, </text:span><text:span text:style-name="T267">поэтому </text:span><text:span text:style-name="T356">нуж</text:span><text:span text:style-name="T372">н</text:span><text:span text:style-name="T373">ы</text:span><text:span text:style-name="T372"> баланс и</text:span><text:span text:style-name="T267"> гармония между ними.</text:span></text:p>
      <text:p text:style-name="P298"><text:span text:style-name="T159"><text:tab/></text:span><text:span text:style-name="T158">Темная магия способн</text:span><text:span text:style-name="T177">а</text:span><text:span text:style-name="T158"> уничтожить </text:span><text:span text:style-name="T177">прежде всего </text:span><text:span text:style-name="T158"><text:s/></text:span><text:span text:style-name="T185">самые добрые качества и взрастить ненависть и злобу</text:span><text:span text:style-name="T177">,</text:span><text:span text:style-name="T161"> поэтому в Эквестрии пони стремятся к дружбе и согласию.</text:span></text:p>
      <text:p text:style-name="P55"><text:tab/>За пределами этой страны существуют другие неизведанные места, в которых <text:span text:style-name="T2170">скрыты</text:span> могущественные силы, постичь <text:span text:style-name="T2191">которые</text:span> даже <text:span text:style-name="T2191">не смогли</text:span> Аликорны, одни из самых <text:span text:style-name="T1844">сильнейших</text:span> магических существ.</text:p>
      <text:p text:style-name="P298"><text:span text:style-name="T161"><text:tab/></text:span><text:span text:style-name="T162">И </text:span><text:span text:style-name="T178">одним</text:span><text:span text:style-name="T162"> из таких мест </text:span><text:span text:style-name="T178">является</text:span><text:span text:style-name="T162"> </text:span><text:span text:style-name="T188">таинственный замок</text:span><text:span text:style-name="T163"> Эндлифа или </text:span><text:span text:style-name="T194">как <text:s/>его называют ученые <text:s/>Аликорны</text:span><text:span text:style-name="T188"> </text:span><text:span text:style-name="T194">«</text:span><text:span text:style-name="T195">точка </text:span><text:span text:style-name="T163">средоточи</text:span><text:span text:style-name="T189">я</text:span><text:span text:style-name="T163"> темной магии». </text:span></text:p>
      <text:p text:style-name="P302"><text:span text:style-name="T163"><text:tab/></text:span><text:span text:style-name="T190">Об этом месте известно очень мало, за исключением </text:span><text:span text:style-name="T196">самого создателя</text:span><text:span text:style-name="T190">, которым </text:span><text:span text:style-name="T186">был легендарный Аликорн </text:span><text:span text:style-name="T187">по имени </text:span><text:span text:style-name="T186">Эндлиф. </text:span></text:p>
      <text:p text:style-name="P302"><text:soft-page-break/><text:span text:style-name="T186"><text:tab/></text:span><text:span text:style-name="T191">Ему</text:span><text:span text:style-name="T186"> </text:span><text:span text:style-name="T187">практически в одиночку </text:span><text:span text:style-name="T192">удалось</text:span><text:span text:style-name="T186"> свергнуть власть в</text:span><text:span text:style-name="T187"> стране</text:span><text:span text:style-name="T186"> </text:span><text:span text:style-name="T187">и уничтожить более сотни Аликорнов, которые пытались его остановить.</text:span></text:p>
      <text:p text:style-name="P303"><text:span text:style-name="T187"><text:tab/></text:span><text:span text:style-name="T193">Неизвестно каким образом </text:span><text:span text:style-name="T216">был побежден </text:span><text:span text:style-name="T193">великий т</text:span><text:span text:style-name="T374">ё</text:span><text:span text:style-name="T193">мный маг, </text:span><text:span text:style-name="T194">но после его смерти пошли слухи, что его дух переместился в замок, </text:span><text:span text:style-name="T217">где обитает до сих пор</text:span><text:span text:style-name="T194">.</text:span></text:p>
      <text:p text:style-name="P304"><text:span text:style-name="T194"><text:tab/></text:span><text:span text:style-name="T197">Спустя </text:span><text:span text:style-name="T207">миллионы</text:span><text:span text:style-name="T197"> лун истории п</text:span><text:span text:style-name="T194">ро замок Эндлифа </text:span><text:span text:style-name="T218">распространилось</text:span><text:span text:style-name="T194"> </text:span><text:span text:style-name="T198">множество</text:span><text:span text:style-name="T194"> легенд и слухов. </text:span></text:p>
      <text:p text:style-name="P305"><text:span text:style-name="T197"><text:tab/></text:span><text:span text:style-name="T194">Кто-то считает что </text:span><text:span text:style-name="T218">в замке сосредоточена могущественная темная маги</text:span><text:span text:style-name="T219">я</text:span><text:span text:style-name="T218">, которую Эндлиф собирал на протяжении всей своей жизни.</text:span></text:p>
      <text:p text:style-name="P306"><text:span text:style-name="T194"><text:tab/></text:span><text:span text:style-name="T198">Д</text:span><text:span text:style-name="T194">ругие думают, что </text:span><text:span text:style-name="T199">душа Эндлифа живет в замке <text:s/>и ждет подходящего момента, чтобы заполучить новое тело и вновь попытаться </text:span><text:span text:style-name="T220">стать самым могущественным т</text:span><text:span text:style-name="T357">ё</text:span><text:span text:style-name="T220">мным Аликорном.</text:span></text:p>
      <text:p text:style-name="P306"><text:span text:style-name="T200"><text:tab/>Но самой сложной загадкой до сих пор </text:span><text:span text:style-name="T221">остается</text:span><text:span text:style-name="T200"> местонахождение этого места. </text:span><text:span text:style-name="T201">После свержения </text:span><text:span text:style-name="T202">великого мага</text:span><text:span text:style-name="T201"> </text:span><text:span text:style-name="T203">удалось </text:span><text:span text:style-name="T201">найти несколько его последователей <text:s/>и выяснить у них, </text:span><text:span text:style-name="T222">что этим местом была обычная поляна, </text:span><text:span text:style-name="T223">на которой</text:span><text:span text:style-name="T222"> нужно </text:span><text:span text:style-name="T223">было </text:span><text:span text:style-name="T222">лишь произнести простое заклинание, </text:span><text:span text:style-name="T223">но узнать где это </text:span><text:soft-page-break/><text:span text:style-name="T223">место и каким было заклинание не удалось </text:span><text:span text:style-name="T224">в силу загадочных обстоятельств.</text:span></text:p>
      <text:p text:style-name="P306"><text:span text:style-name="T194"><text:tab/></text:span><text:span text:style-name="T204">Впоследствии ученые Аликорны пришли </text:span><text:span text:style-name="T225">к</text:span><text:span text:style-name="T204"> выводу, что Эндлиф </text:span><text:span text:style-name="T225">скрыл свой замок с помощью <text:s/>придуманного им заклинания о котором могли знать только самые приближенные его слуги.</text:span></text:p>
      <text:p text:style-name="P298"><text:span text:style-name="T164"><text:tab/></text:span><text:span text:style-name="T226">Знания и темные силы, </text:span><text:span text:style-name="T227">скрытые</text:span><text:span text:style-name="T226"> в том </text:span><text:span text:style-name="T227">секретном </text:span><text:span text:style-name="T226">замке заставляли безумцев тратить всю свою жизнь, чтобы найти </text:span><text:span text:style-name="T268">его</text:span><text:span text:style-name="T226"> и лишь одному бесстрашному и жестокому Аликорну </text:span><text:span text:style-name="T263">Лорду </text:span><text:span text:style-name="T205">Хатред</text:span><text:span text:style-name="T262">у</text:span><text:span text:style-name="T205"> впервые </text:span><text:span text:style-name="T226">удалось</text:span><text:span text:style-name="T205"> </text:span><text:span text:style-name="T226">проникнуть туда.</text:span></text:p>
      <text:p text:style-name="P308"><text:span text:style-name="T165"><text:tab/></text:span><text:span text:style-name="T166">Лорд Хатред </text:span><text:span text:style-name="T229">с самого рождения</text:span><text:span text:style-name="T228"> уступал своему брату в магических способностях и </text:span><text:span text:style-name="T229">поэтому понимал что освоить магию </text:span><text:span text:style-name="T228">обычным путем через долгое и рутинное обучение </text:span><text:span text:style-name="T229">ему не удастся. </text:span><text:span text:style-name="T228"><text:s/></text:span></text:p>
      <text:p text:style-name="P309"><text:span text:style-name="T228"><text:tab/>Он решил начать изучать темную магию </text:span><text:span text:style-name="T230">и использовать свои отрицательные качества, такие как ненависть и злобу, чтобы стать сильнее и могущественнее.</text:span><text:span text:style-name="T228"> </text:span></text:p>
      <text:p text:style-name="P309"><text:span text:style-name="T228"><text:tab/></text:span><text:span text:style-name="T230">В детстве ему как и многим детям рассказывали сказку о замке Эндли</text:span><text:span text:style-name="T231">фа</text:span><text:span text:style-name="T230"> и его </text:span><text:span text:style-name="T232">легендарном создателе</text:span><text:span text:style-name="T230">. <text:tab/>Также немаловажным для него известием </text:span><text:soft-page-break/><text:span text:style-name="T233">послужило</text:span><text:span text:style-name="T230"> то</text:span><text:span text:style-name="T264">,</text:span><text:span text:style-name="T230"> что один из его предков был </text:span><text:span text:style-name="T233">приближенным</text:span><text:span text:style-name="T230"> самого великого темного мага.</text:span><text:span text:style-name="T228"> </text:span></text:p>
      <text:p text:style-name="P307"><text:span text:style-name="T206"><text:s text:c="2"/></text:span><text:span text:style-name="T166"><text:tab/></text:span><text:span text:style-name="T207">И вот теперь </text:span><text:span text:style-name="T234">после десятков лет поисков и изучения жизни своего предка </text:span><text:span text:style-name="T207">он первый пони за несколько </text:span><text:span text:style-name="T208">миллионов</text:span><text:span text:style-name="T207"> лун</text:span><text:span text:style-name="T167">, который ступил на каменную дорожку, ведущую </text:span><text:span text:style-name="T179">к </text:span><text:span text:style-name="T209">одинокому замку</text:span><text:span text:style-name="T167">.</text:span></text:p>
      <text:p text:style-name="P298"><text:span text:style-name="T167"><text:tab/>Лорд Хатред поднялся по замшелым ступенькам, </text:span><text:span text:style-name="T180">чувствуя как они похрустывали</text:span><text:span text:style-name="T167"> от его шагов и не успел </text:span><text:span text:style-name="T168">он </text:span><text:span text:style-name="T167">расп</text:span><text:span text:style-name="T168">а</text:span><text:span text:style-name="T167">хнуть дверь, как она упала на каменный пол </text:span><text:span text:style-name="T169">и разлетелась </text:span><text:span text:style-name="T181">вдребезги</text:span><text:span text:style-name="T167">.</text:span></text:p>
      <text:p text:style-name="P298"><text:span text:style-name="T167"><text:tab/></text:span><text:span text:style-name="T169">Он ступил дальше и увидел перед собой ряд каменны</text:span><text:span text:style-name="T174">х</text:span><text:span text:style-name="T169"> статуй, </text:span><text:span text:style-name="T182">представляющи</text:span><text:span text:style-name="T183">х </text:span><text:span text:style-name="T182">из себя</text:span><text:span text:style-name="T169"> довольно странны</text:span><text:span text:style-name="T182">х</text:span><text:span text:style-name="T169"> </text:span><text:span text:style-name="T182">единорогов</text:span><text:span text:style-name="T169"> с несколькими рогами </text:span><text:span text:style-name="T210">и </text:span><text:span text:style-name="T235">множеством</text:span><text:span text:style-name="T210"> пар крыльев</text:span><text:span text:style-name="T169">.</text:span></text:p>
      <text:p text:style-name="P298"><text:span text:style-name="T169"><text:tab/></text:span><text:span text:style-name="T170">Впереди виднелась самая огромная статуя: шестикрылая пони, </text:span><text:span text:style-name="T236">на </text:span><text:span text:style-name="T237">груди </text:span><text:span text:style-name="T375">у </text:span><text:span text:style-name="T237">которой виднелся таинственный </text:span><text:span text:style-name="T269">знак. Он уже видел его в одной из записок своего предка и сомнения, чт</text:span><text:span text:style-name="T270">о это то самое <text:s/>место </text:span><text:span text:style-name="T269">у него отпали</text:span><text:span text:style-name="T175">.</text:span></text:p>
      <text:p text:style-name="P299"><text:span text:style-name="T170"><text:tab/></text:span><text:span text:style-name="T171">Лорд Хатред остановился </text:span><text:span text:style-name="T176">перед статуей </text:span><text:span text:style-name="T171">и замер. <text:tab/></text:span><text:span text:style-name="T211">Он ждал и спустя </text:span><text:span text:style-name="T237">некоторое время</text:span><text:span text:style-name="T211"> услышал </text:span><text:span text:style-name="T238">слабый </text:span><text:span text:style-name="T211">голос:</text:span></text:p>
      <text:p text:style-name="P298"><text:soft-page-break/><text:span text:style-name="T172">- </text:span><text:span text:style-name="T239">Кому впервые за миллионы лун удалось попасть сюда?</text:span></text:p>
      <text:p text:style-name="P298"><text:span text:style-name="T239"><text:tab/></text:span><text:span text:style-name="T273">Лорд Хатред посмотрел по сторонам, пытаясь найти того, кто говорил, но тщетно, голос распространялся по всему замку и </text:span><text:span text:style-name="T274">любой Аликорн, впервые услышавший его почувствовал бы страх и </text:span><text:span text:style-name="T275">сильную опасность, но Лорд Хатред был необычным волшебником, он владел темной магией и </text:span><text:span text:style-name="T276">сразу</text:span><text:span text:style-name="T275"> догадался, что голос </text:span><text:span text:style-name="T277">принадлежал духу</text:span><text:span text:style-name="T275">.</text:span></text:p>
      <text:p text:style-name="P298"><text:span text:style-name="T239">- </text:span><text:span text:style-name="T271">Я, Лорд Хатред, один из потомков рода </text:span><text:span text:style-name="T272">Дитэдэфов - </text:span><text:span text:style-name="T278">прозвучал голос Лорда </text:span><text:span text:style-name="T279">и отразился эхом.</text:span></text:p>
      <text:p text:style-name="P298"><text:span text:style-name="T279">- </text:span><text:span text:style-name="T280">Дитэдэфы</text:span><text:span text:style-name="T358">...</text:span><text:span text:style-name="T280"> </text:span><text:span text:style-name="T358">Я</text:span><text:span text:style-name="T281"> помню <text:s/>их... </text:span><text:span text:style-name="T358">О</text:span><text:span text:style-name="T280">ни были верными слугами для меня.</text:span></text:p>
      <text:p text:style-name="P298"><text:span text:style-name="T280"><text:tab/></text:span><text:span text:style-name="T282">Голос темного мага постоянно менялся, то становился более четким, то пропадал и Лорд Хатред <text:s/></text:span><text:span text:style-name="T283">не мог полностью уловить его речь.</text:span></text:p>
      <text:p text:style-name="P298"><text:span text:style-name="T212">- </text:span><text:span text:style-name="T213">Вы </text:span><text:span text:style-name="T283">дух </text:span><text:span text:style-name="T213">могущественн</text:span><text:span text:style-name="T283">ого</text:span><text:span text:style-name="T213"> темн</text:span><text:span text:style-name="T283">ого</text:span><text:span text:style-name="T213"> волшебник</text:span><text:span text:style-name="T283">а</text:span><text:span text:style-name="T213">? - </text:span><text:span text:style-name="T284">спросил </text:span><text:span text:style-name="T240">Лорд Хатред.</text:span></text:p>
      <text:p text:style-name="P298"><text:span text:style-name="T213">- </text:span><text:span text:style-name="T214">Да... </text:span><text:span text:style-name="T359">Я</text:span><text:span text:style-name="T285"> всего лишь дух...</text:span><text:span text:style-name="T214"> — </text:span><text:span text:style-name="T286">ответил так же тихо и невнятно т</text:span><text:span text:style-name="T360">ё</text:span><text:span text:style-name="T286">мный маг.</text:span></text:p>
      <text:p text:style-name="P298"><text:span text:style-name="T214">- </text:span><text:span text:style-name="T241">Я вижу, что вы сильно ослабли.</text:span></text:p>
      <text:p text:style-name="P298"><text:soft-page-break/><text:span text:style-name="T241"><text:tab/></text:span><text:span text:style-name="T287">Темный маг ничего не ответил, он лишь </text:span><text:span text:style-name="T288">издавал странные и продолжительные звуки, похожие на крики </text:span><text:span text:style-name="T289">от мучительной </text:span><text:span text:style-name="T288">боли.</text:span></text:p>
      <text:p text:style-name="P313"><text:span text:style-name="T288"><text:tab/></text:span><text:span text:style-name="T290">В это время </text:span><text:span text:style-name="T252">Лорд Хатред </text:span><text:span text:style-name="T290">приступил</text:span><text:span text:style-name="T253"> осматривать кажд</text:span><text:span text:style-name="T291">ую </text:span><text:span text:style-name="T253">каменн</text:span><text:span text:style-name="T290">ую статую. </text:span><text:span text:style-name="T291">Сначала</text:span><text:span text:style-name="T290"> </text:span><text:span text:style-name="T291">он подходил к каменной глыбе, произносил какое-то таинственное заклинание, делал вид, что прислушивается или ждет чего-то и спешил к другой.</text:span></text:p>
      <text:p text:style-name="P313"><text:span text:style-name="T254"><text:tab/>После исследования последнего каменного Аликорна стало известно, что в каждо</text:span><text:span text:style-name="T292">м</text:span><text:span text:style-name="T254"> из </text:span><text:span text:style-name="T292">них</text:span><text:span text:style-name="T254"> скрыта т</text:span><text:span text:style-name="T361">ё</text:span><text:span text:style-name="T254">мная магия.</text:span></text:p>
      <text:p text:style-name="P314"><text:span text:style-name="T254">- </text:span><text:span text:style-name="T362">В</text:span><text:span text:style-name="T293">ы спрятали в этих каменных Аликорнах всю вашу магию, </text:span><text:span text:style-name="T296">но </text:span><text:span text:style-name="T294">только зачем, если вы даже не можете ей воспользоваться</text:span><text:span text:style-name="T293">? - </text:span><text:span text:style-name="T376">нарушил молчание</text:span><text:span text:style-name="T294"> Лорд Хатред.</text:span></text:p>
      <text:p text:style-name="P313"><text:span text:style-name="T294">- </text:span><text:span text:style-name="T295">Я… не могу… тогда я не был духом..</text:span></text:p>
      <text:p text:style-name="P313"><text:span text:style-name="T295">- </text:span><text:span text:style-name="T297">В истории вы были </text:span><text:span text:style-name="T298">легендарным темным Аликорном, который смо</text:span><text:span text:style-name="T299">г практически в одиночку захватить всю власть. </text:span><text:span text:style-name="T300">Как вы потерпели поражение? </text:span><text:span text:style-name="T301">Как превратились в такое ничтожество?</text:span></text:p>
      <text:p text:style-name="P313"><text:span text:style-name="T301">- </text:span><text:span text:style-name="T302">Эта всегд</text:span><text:span text:style-name="T378">а</text:span><text:span text:style-name="T303"> будет</text:span><text:span text:style-name="T302"> моей тай...ной… </text:span><text:span text:style-name="T377">Только моей.</text:span></text:p>
      <text:p text:style-name="P313"><text:span text:style-name="T302">- </text:span><text:span text:style-name="T304">Сейчас у вас нет сил, чтобы вновь стать могущественным темным магом, но вы скрывает</text:span><text:span text:style-name="T306">е</text:span><text:span text:style-name="T304"> </text:span><text:soft-page-break/><text:span text:style-name="T304">столь мощную магию в этих каменных глыбах </text:span><text:span text:style-name="T305">и надеетесь, что никто и никогда не сможет забрать её </text:span><text:span text:style-name="T306">у вас?</text:span></text:p>
      <text:p text:style-name="P315"><text:span text:style-name="T305">- </text:span><text:span text:style-name="T307">Я ждал теб</text:span><text:span text:style-name="T310">я,</text:span><text:span text:style-name="T307"> потомка <text:s/></text:span><text:span text:style-name="T280">Дитэдэфов…</text:span><text:span text:style-name="T307"> Я вер</text:span><text:span text:style-name="T309">ю,</text:span><text:span text:style-name="T307"> </text:span><text:span text:style-name="T308">что вновь обрету власть… и могущество.</text:span></text:p>
      <text:p text:style-name="P315"><text:span text:style-name="T308">- </text:span><text:span text:style-name="T311">Возможно по родственной линии я являюсь потомком Дитэдэфов, но я никогда никому не собираюсь служить, </text:span><text:span text:style-name="T312">тем более тебе!</text:span></text:p>
      <text:p text:style-name="P315"><text:span text:style-name="T312">- </text:span><text:span text:style-name="T313">Но ты не сможешь… Не сможешь</text:span><text:span text:style-name="T364"> </text:span><text:span text:style-name="T379">б</text:span><text:span text:style-name="T363">ез меня</text:span><text:span text:style-name="T313">!</text:span></text:p>
      <text:p text:style-name="P315"><text:span text:style-name="T313">-</text:span><text:span text:style-name="T215"> </text:span><text:span text:style-name="T315">Я смог найти это место </text:span><text:span text:style-name="T316">после стольких лет</text:span><text:span text:style-name="T365"> в одиночку</text:span><text:span text:style-name="T317">.</text:span></text:p>
      <text:p text:style-name="P310"><text:span text:style-name="T242">- </text:span><text:span text:style-name="T314">Мои защитные чар</text:span><text:span text:style-name="T380">ы</text:span><text:span text:style-name="T314"> будут все...гда оберегать это место...</text:span></text:p>
      <text:p text:style-name="P310"><text:span text:style-name="T243"><text:tab/>Лорд Хатред </text:span><text:span text:style-name="T318">ничего </text:span><text:span text:style-name="T319">не </text:span><text:span text:style-name="T318">ответил, </text:span><text:span text:style-name="T319">а </text:span><text:span text:style-name="T243">задумался</text:span><text:span text:style-name="T381">,</text:span><text:span text:style-name="T243"> </text:span><text:span text:style-name="T319">если сейчас он потерпит поражение, то оно будет окончательным потому что защитные чары </text:span><text:span text:style-name="T244"><text:s/>уничтож</text:span><text:span text:style-name="T319">ат</text:span><text:span text:style-name="T244"> его раньше</text:span><text:span text:style-name="T319">,</text:span><text:span text:style-name="T244"> чем он сможет что-либо предпринять.</text:span></text:p>
      <text:p text:style-name="P310"><text:span text:style-name="T244"><text:tab/></text:span><text:span text:style-name="T320">Он вышел на середину зала, поднял рог и замер с закрытыми глазами. В замке можно было различить легкий шепот Лорда и прерывистое дыхание темного мага.</text:span></text:p>
      <text:p text:style-name="P310"><text:soft-page-break/><text:span text:style-name="T320"><text:tab/></text:span><text:span text:style-name="T321">Оказалось что никаких защитных чар не было и темный маг лишь сбил с толку Лорда </text:span><text:span text:style-name="T322">и внушил ему бессмысленный страх.</text:span></text:p>
      <text:p text:style-name="P310"><text:span text:style-name="T322">- Ты ничем не смог оградить этих каменных Аликорнов от меня, </text:span><text:span text:style-name="T323">а лишь посеял во мне страх и сомнения, полагаясь, что это остановит меня!?</text:span></text:p>
      <text:p text:style-name="P310"><text:span text:style-name="T323">- </text:span><text:span text:style-name="T324">Только я мо...гу </text:span><text:span text:style-name="T325">управлять этой магией…</text:span></text:p>
      <text:p text:style-name="P310"><text:span text:style-name="T245">- </text:span><text:span text:style-name="T366">Ты лжёшь</text:span><text:span text:style-name="T326">!</text:span><text:span text:style-name="T246"> </text:span><text:span text:style-name="T327">И мне противно </text:span><text:span text:style-name="T367">это</text:span><text:span text:style-name="T327">! Тогда миллионы лет назад ты был великим т</text:span><text:span text:style-name="T328">ё</text:span><text:span text:style-name="T327">мным магом, но сейчас ты ничтожество!</text:span></text:p>
      <text:p text:style-name="P310"><text:span text:style-name="T247"><text:tab/></text:span><text:span text:style-name="T329">Лорд Хатред </text:span><text:span text:style-name="T331">уже видел свою </text:span><text:span text:style-name="T332">будущую </text:span><text:span text:style-name="T331">победу </text:span><text:span text:style-name="T333">и </text:span><text:span text:style-name="T331"><text:s/></text:span><text:span text:style-name="T329">торжествовал, убеждаясь в своей правоте, ведь когда-то он мог так и остаться обычным волшебником, а сейчас его разделяет лишь один шаг до могущества и </text:span><text:span text:style-name="T330">безграничной </text:span><text:span text:style-name="T329">власти.</text:span></text:p>
      <text:p text:style-name="P310"><text:span text:style-name="T247"><text:tab/></text:span><text:span text:style-name="T248">Но правду ли он увидел. </text:span><text:span text:style-name="T249">Может</text:span><text:span text:style-name="T248"> </text:span><text:span text:style-name="T249">быть великий </text:span><text:span text:style-name="T265">темный </text:span><text:span text:style-name="T334">маг</text:span><text:span text:style-name="T249"> </text:span><text:span text:style-name="T248">только этого и хотел: уничтожить </text:span><text:span text:style-name="T368">окончательно </text:span><text:span text:style-name="T248">все сомнения </text:span><text:span text:style-name="T249">и страхи</text:span><text:span text:style-name="T335"> у Лорда</text:span><text:span text:style-name="T248">, чтобы его собственная магия </text:span><text:span text:style-name="T336">смогла завладеть им</text:span><text:span text:style-name="T248">.</text:span></text:p>
      <text:p text:style-name="P310"><text:span text:style-name="T248">- </text:span><text:span text:style-name="T337">Прошу… Твой предок верно мне служил… Он зна</text:span><text:span text:style-name="T338">л, что я щедр на похвалу</text:span><text:span text:style-name="T250">.</text:span></text:p>
      <text:p text:style-name="P310"><text:soft-page-break/><text:span text:style-name="T250">- </text:span><text:span text:style-name="T339">Ты хочешь </text:span><text:span text:style-name="T341">чтобы я помог тебе </text:span><text:span text:style-name="T339">обрести мощь и силу </text:span><text:span text:style-name="T340">взамен на место верного слуги?</text:span></text:p>
      <text:p text:style-name="P310"><text:span text:style-name="T340">- </text:span><text:span text:style-name="T342">Я желаю этого..</text:span></text:p>
      <text:p text:style-name="P310"><text:span text:style-name="T342"><text:tab/></text:span><text:span text:style-name="T343">Лорд Хатред засмеялся </text:span><text:span text:style-name="T344">и заглушил все страдания темного мага своим смехом, эхо которого разлетелось по всему замку.</text:span></text:p>
      <text:p text:style-name="P316"><text:span text:style-name="T344">- </text:span><text:span text:style-name="T345">Я </text:span><text:span text:style-name="T369">умоляю</text:span><text:span text:style-name="T345">…</text:span></text:p>
      <text:p text:style-name="P316"><text:span text:style-name="T251">- </text:span><text:span text:style-name="T346">Нет! Я</text:span><text:span text:style-name="T347">,</text:span><text:span text:style-name="T346"> Лорд Хатред, никогда не стану твоим слугой!</text:span><text:span text:style-name="T255"> - </text:span><text:span text:style-name="T348">резко ответил Лорд и начал произносить заклинания.</text:span></text:p>
      <text:p text:style-name="P316"><text:span text:style-name="T348"><text:tab/></text:span><text:span text:style-name="T349">Замок озарился ярким</text:span><text:span text:style-name="T173"> </text:span><text:span text:style-name="T349">светом</text:span><text:span text:style-name="T256">, </text:span><text:span text:style-name="T349">а </text:span><text:span text:style-name="T257">каменные </text:span><text:span text:style-name="T349">Аликорны</text:span><text:span text:style-name="T257"> начали шевелиться и их глаза засветились темным пламенем.</text:span></text:p>
      <text:p text:style-name="P317"><text:span text:style-name="T257"><text:tab/></text:span><text:span text:style-name="T349">Внезапно каждый монолит ударил молни</text:span><text:span text:style-name="T382">ями</text:span><text:span text:style-name="T349"> в Лорда Хатреда. </text:span></text:p>
      <text:p text:style-name="P317"><text:span text:style-name="T349"><text:tab/></text:span><text:span text:style-name="T350">Молниеносные лучи задержались на</text:span><text:span text:style-name="T349"> амулете, который был у </text:span><text:span text:style-name="T350">Лорда</text:span><text:span text:style-name="T349"> все это время на ше</text:span><text:span text:style-name="T350">е.</text:span></text:p>
      <text:p text:style-name="P316"><text:span text:style-name="T350"><text:tab/></text:span><text:span text:style-name="T351">Амулет поднялся в воздух до самого потолка, а из каменных статуй посыпались икры и количество молний </text:span><text:span text:style-name="T370">увеличилось</text:span><text:span text:style-name="T351">.</text:span></text:p>
      <text:p text:style-name="P316"><text:soft-page-break/><text:span text:style-name="T351"><text:tab/></text:span><text:span text:style-name="T352">В какой-то момент каждый монолит треснул и рассыпался. И после разрушения последнего </text:span><text:span text:style-name="T353">каменного Аликорна</text:span><text:span text:style-name="T352"> </text:span><text:span text:style-name="T354">воцарилась тишина и </text:span><text:span text:style-name="T352">амулет </text:span><text:span text:style-name="T353">вновь вернулся к Лорду.</text:span></text:p>
      <text:p text:style-name="P311"><text:span text:style-name="T257"><text:tab/></text:span><text:span text:style-name="T173">Хатред почувствовал </text:span><text:span text:style-name="T353">таинственную силу, окутавшую его.</text:span></text:p>
      <text:p text:style-name="P311"><text:span text:style-name="T173"><text:tab/></text:span><text:span text:style-name="T256">Это была </text:span><text:span text:style-name="T354">могущественная </text:span><text:span text:style-name="T256">темная магия.</text:span></text:p>
      <text:p text:style-name="P311"><text:span text:style-name="T256">- </text:span><text:span text:style-name="T355">Твое поражение станет моей победой — ледяным голосом произнес</text:span><text:span text:style-name="T258"> Лорд Хатред </text:span><text:span text:style-name="T259">и выпустил в потолок сильный удар молни</text:span><text:span text:style-name="T371">й</text:span><text:span text:style-name="T259">, котор</text:span><text:span text:style-name="T371">ые</text:span><text:span text:style-name="T259"> полностью уничтожил</text:span><text:span text:style-name="T371">и</text:span><text:span text:style-name="T259"> его </text:span><text:span text:style-name="T266">вместе с крышей замка</text:span><text:span text:style-name="T259">.</text:span></text:p>
      <text:p text:style-name="P312"><text:span text:style-name="T259"><text:tab/></text:span><text:span text:style-name="T260">Но призрак темного мага ничего не ответил, он смолк, возможно потому что наконец-то познал <text:s text:c="2"/>свое поражение.</text:span></text:p>
      <text:p text:style-name="P312"><text:span text:style-name="T260"><text:tab/></text:span><text:span text:style-name="T261">Один из обломков крыши замка упал на каменный пол рядом с Лордом Хатредом, но он его не заметил и надпись на нем всегда останется для него тайной:</text:span></text:p>
      <text:p text:style-name="P58"><text:tab/>«Зло рождается не из тьмы и не из света, оно <text:tab/>рождается из собственной души»</text:p>
      <text:p text:style-name="P56"><text:tab/></text:p>
      <text:p text:style-name="P40"/>
      <text:p text:style-name="P57"><text:soft-page-break/><text:span text:style-name="T1070">1. </text:span><text:bookmark-start text:name="__DdeLink__2_1002662238"/><text:span text:style-name="T1071">Две подруги</text:span><text:bookmark-end text:name="__DdeLink__2_1002662238"/></text:p>
      <text:p text:style-name="P1"><text:tab/><text:bookmark-start text:name="__DdeLink__9_1002662238"/><text:bookmark-start text:name="__DdeLink__5617_140401309"/><text:bookmark-start text:name="__DdeLink__6_1002662238"/><text:bookmark-start text:name="__DdeLink__4_1002662238"/>Стоял один из последних солнечных дней весны.<text:bookmark-end text:name="__DdeLink__9_1002662238"/><text:bookmark-end text:name="__DdeLink__5617_140401309"/><text:bookmark-end text:name="__DdeLink__6_1002662238"/></text:p>
      <text:p text:style-name="P1"><text:tab/><text:bookmark-start text:name="__DdeLink__11_1002662238"/><text:bookmark-start text:name="__DdeLink__5619_140401309"/>Высокие Кантерлотские башни были налиты весенним теплом и крыши этих громадных сооружений отражали солнечный свет, словно он исходил из самой вершины.<text:bookmark-end text:name="__DdeLink__5619_140401309"/> <text:bookmark-end text:name="__DdeLink__11_1002662238"/></text:p>
      <text:p text:style-name="P318"><text:span text:style-name="T1"><text:tab/></text:span><text:bookmark-start text:name="__DdeLink__5622_140401309"/><text:bookmark-start text:name="__DdeLink__15_1002662238"/><text:span text:style-name="T1">Из главного входа Кантерлотск</text:span><text:span text:style-name="T2">ой</text:span><text:span text:style-name="T1"> школ</text:span><text:span text:style-name="T2">ы</text:span><text:span text:style-name="T1"> </text:span><text:span text:style-name="T3">выходили</text:span><text:span text:style-name="T2"> пони</text:span><text:span text:style-name="T1">, </text:span><text:span text:style-name="T4">для которых закончился еще один учебный год. </text:span></text:p>
      <text:p text:style-name="P318"><text:span text:style-name="T4"><text:tab/></text:span><text:span text:style-name="T5">В такие моменты </text:span><text:span text:style-name="T6">чувствуешь себя свободным пегасом, который собрался в долгое захватывающее и фантастическое путешествие.</text:span><text:bookmark-end text:name="__DdeLink__5622_140401309"/><text:bookmark-end text:name="__DdeLink__15_1002662238"/></text:p>
      <text:p text:style-name="P1"><text:tab/><text:bookmark-start text:name="__DdeLink__19_1002662238"/><text:bookmark-start text:name="__DdeLink__5624_140401309"/>Среди всех студентов были две довольно необычные пони, <text:span text:style-name="T383">одна из которых </text:span>очень громко смеялась и показывала что-то <text:span text:style-name="T2171">необычное </text:span><text:span text:style-name="T2172">своей подруг</text:span><text:span text:style-name="T2173">е</text:span>, не обращая внимания на пон<text:span text:style-name="T1055">и</text:span>, <text:s/>которые мимо проходили и чуть не <text:span text:style-name="T2174">натолкнулись</text:span> <text:span text:style-name="T2174">на е</text:span><text:span text:style-name="T2175">ё</text:span><text:span text:style-name="T2174"> из-за </text:span>резких и быстрых взмахов <text:span text:style-name="T2176">крыльями</text:span>.<text:bookmark-end text:name="__DdeLink__5624_140401309"/> <text:bookmark-end text:name="__DdeLink__19_1002662238"/></text:p>
      <text:p text:style-name="P2"><text:tab/><text:span text:style-name="T2177">Веселая и шумная рассказчица</text:span><text:bookmark-start text:name="__DdeLink__21_1002662238"/><text:bookmark-start text:name="__DdeLink__5626_140401309"/> была нежно-розового цвета с фиолетово-розовой гривой, заплетенной в несколько завитых локонов, которые обвивали уши и падали на лоб, но самым привлекающим в её внешности было то, что она <text:soft-page-break/>была <text:span text:style-name="T2178">А</text:span>ликорном, и её рог был довольно большим для пони её возраст<text:span text:style-name="T384">а</text:span>.<text:bookmark-end text:name="__DdeLink__5626_140401309"/> <text:bookmark-end text:name="__DdeLink__21_1002662238"/></text:p>
      <text:p text:style-name="P7"><text:tab/><text:span text:style-name="T2179">У нее был веселый и буйный характер. </text:span></text:p>
      <text:p text:style-name="P7"><text:tab/><text:bookmark-start text:name="__DdeLink__27_1002662238"/><text:bookmark-start text:name="__DdeLink__5633_140401309"/>Для такой пони никогда не была ведома какая-то страшная проблема, с которой она не могла бы справиться, а скорее наоборот она всегда справлялась со своими трудностями, не тратя особых усилий для этого и это сделало <text:span text:style-name="T385">ее</text:span> ещё более самоуверенной.<text:bookmark-end text:name="__DdeLink__27_1002662238"/><text:bookmark-end text:name="__DdeLink__5633_140401309"/></text:p>
      <text:p text:style-name="P1"><text:tab/><text:bookmark-start text:name="__DdeLink__29_1002662238"/><text:bookmark-start text:name="__DdeLink__5636_140401309"/>Е<text:span text:style-name="T1116">ё</text:span> знаком отличия было переливающее в бирюзовых тонах кристальное сердце<text:span text:style-name="T386">.</text:span><text:bookmark-end text:name="__DdeLink__29_1002662238"/><text:bookmark-end text:name="__DdeLink__5636_140401309"/></text:p>
      <text:p text:style-name="P1"><text:tab/>Вторая <text:span text:style-name="T387">же </text:span>пони<text:bookmark-start text:name="__DdeLink__5639_140401309"/><text:bookmark-start text:name="__DdeLink__31_1002662238"/> более спокойная и сдержанная, <text:span text:style-name="T387">по сравнению со своей необычной подругой,</text:span> была бордового цвета с красновато-бирюзовой гривой и собранной короткой чёлкой. У неё был довольно необычный знак отличия: крылатый жезл, обвитый двумя змеями.<text:bookmark-end text:name="__DdeLink__5639_140401309"/><text:bookmark-end text:name="__DdeLink__31_1002662238"/></text:p>
      <text:p text:style-name="P1"><text:tab/><text:span text:style-name="T2180">Обе подруги двигались в сторону Кристальной улицы </text:span><text:span text:style-name="T2181">и постоянно смеялись над забавной историей.</text:span></text:p>
      <text:p text:style-name="P1"><text:bookmark-start text:name="__DdeLink__5645_140401309"/><text:bookmark-start text:name="__DdeLink__35_1002662238"/>- Флур<text:span text:style-name="T388">р</text:span>и<text:bookmark-end text:name="__DdeLink__5645_140401309"/><text:bookmark-end text:name="__DdeLink__35_1002662238"/>, <text:span text:style-name="T2181">это было </text:span><text:span text:style-name="T2182">очень</text:span><text:span text:style-name="T2181"> смешно! — заговорила </text:span><text:span text:style-name="T2192">вторая подруга, которая шла справа.</text:span></text:p>
      <text:p text:style-name="P1">- <text:span text:style-name="T2183">Давно мы так не смеялись, наверно </text:span><text:span text:style-name="T2193">это все </text:span><text:span text:style-name="T2183">из-за истории Магии? - улыбнулась Флурри.</text:span></text:p>
      <text:p text:style-name="P1"><text:soft-page-break/>- <text:span text:style-name="T2184">Знаешь, в истории </text:span><text:span text:style-name="T2187">Магии </text:span><text:span text:style-name="T2194">тоже </text:span><text:span text:style-name="T2188">есть смешные и забавные моменты.</text:span></text:p>
      <text:p text:style-name="P1">- <text:span text:style-name="T2185">Возможно, </text:span><text:span text:style-name="T2195">но </text:span><text:span text:style-name="T2186">мне на истории </text:span><text:span text:style-name="T2195">Магии </text:span><text:span text:style-name="T2186">снятся </text:span><text:span text:style-name="T2189">только </text:span><text:span text:style-name="T2186">кошмары.</text:span></text:p>
      <text:p text:style-name="P1">- <text:span text:style-name="T2190">Кажется сегодня Кристальная лавка не работает.</text:span></text:p>
      <text:p text:style-name="P1">- <text:span text:style-name="T2196">Нам не повезло, но ничего Лара, ты ведь приглашена в Кристальную империю!</text:span></text:p>
      <text:p text:style-name="P1">- <text:span text:style-name="T2241">Спасибо, </text:span><text:span text:style-name="T2240">Флурри, п</text:span><text:span text:style-name="T2197">росто для меня Кристальная лавка стала больше чем просто лавка в которой продают сувениры из Кристальной империи.</text:span></text:p>
      <text:p text:style-name="P1">- <text:span text:style-name="T2198">Я прекрасно тебя понимаю!</text:span></text:p>
      <text:p text:style-name="P1"><text:tab/><text:span text:style-name="T2199">Флурри остановилась посреди </text:span><text:span text:style-name="T2200">Бирюзовой улицы и Лара заметила, что </text:span><text:span text:style-name="T2242">у её подруги засветился рог</text:span><text:span text:style-name="T2200">.</text:span></text:p>
      <text:p text:style-name="P1">- <text:span text:style-name="T2200">Флурри, ты в порядке?</text:span></text:p>
      <text:p text:style-name="P1">- <text:span text:style-name="T2201">Да, я просто снова чувствую её присутствие — </text:span><text:span text:style-name="T2243">прислонилась копытом ко лбу Флурри.</text:span></text:p>
      <text:p text:style-name="P1">- <text:span text:style-name="T2202">Ты о той пони, которую видела последний раз </text:span><text:span text:style-name="T2203">около</text:span><text:span text:style-name="T2202"> библиотек</text:span><text:span text:style-name="T2203">и</text:span><text:span text:style-name="T2202"> Кантерлота?</text:span></text:p>
      <text:p text:style-name="P1"><text:tab/><text:span text:style-name="T2203">Но Флурри ничего не ответила, </text:span><text:span text:style-name="T2245">а </text:span><text:span text:style-name="T2244">быстро развернулась</text:span><text:span text:style-name="T2203"> и </text:span><text:span text:style-name="T2204">кинулась обратно к лавке.</text:span></text:p>
      <text:p text:style-name="P1"><text:soft-page-break/><text:tab/><text:span text:style-name="T2205">Лара последовала за ней. </text:span></text:p>
      <text:p text:style-name="P1"><text:tab/><text:span text:style-name="T2205">Флурри на мгновенье задержалась около лавки и побежала по Кристальной улице, </text:span><text:span text:style-name="T2206">чувствуя что приближается к цели.</text:span></text:p>
      <text:p text:style-name="P1"><text:tab/><text:span text:style-name="T2206">Она добежала до переулка и завернула туда. В это время на улице было много пони и Лара потеряла свою подругу из вида и не смогла определить куда она повернула.</text:span></text:p>
      <text:p text:style-name="P1"><text:tab/><text:span text:style-name="T2207">Лара решила спросить у пони, которые двигались по Кристальной улице.</text:span></text:p>
      <text:p text:style-name="P1">- <text:span text:style-name="T2207">Вы не видели здесь Аликорна? - </text:span><text:span text:style-name="T2208">спросила Лара коричневого пони в шляпе.</text:span></text:p>
      <text:p text:style-name="P1">- <text:span text:style-name="T2207">Простите, но я только вышел из этой лавки.</text:span></text:p>
      <text:p text:style-name="P1"><text:tab/><text:span text:style-name="T2208">Но не успела Лара подойти к следующему единорогу, </text:span><text:span text:style-name="T2246">как заметила розовую вспышку в следующем переулке.</text:span></text:p>
      <text:p text:style-name="P1"><text:tab/><text:span text:style-name="T2208">Лара кинулась туда </text:span><text:span text:style-name="T2209">и увидела свою подругу. </text:span><text:span text:style-name="T2248">Она </text:span><text:span text:style-name="T2209">стояла </text:span><text:span text:style-name="T2247">перед</text:span><text:span text:style-name="T2209"> стар</text:span><text:span text:style-name="T2247">ым</text:span><text:span text:style-name="T2209"> </text:span><text:span text:style-name="T2247">серым домом.</text:span></text:p>
      <text:p text:style-name="P1">- <text:span text:style-name="T2209">Флурри, всё в порядке? - </text:span><text:span text:style-name="T2249">спросила Лара, когда подошла к своей подруге.</text:span></text:p>
      <text:p text:style-name="P1"/>
      <text:p text:style-name="P1"><text:soft-page-break/>- <text:span text:style-name="T2210">Я снова её видела, Лара, она стояла перед</text:span><text:span text:style-name="T2250">о</text:span><text:span text:style-name="T2210"> мной и хотела ударить по мне заклинанием, но я первая это сделала. Она отразила его и скрылась в этом старом доме.</text:span></text:p>
      <text:p text:style-name="P1">- <text:span text:style-name="T2210">Ты хочешь зайти туда?</text:span></text:p>
      <text:p text:style-name="P1">- <text:span text:style-name="T2211">Да, нам нужно выяснить кто она.</text:span></text:p>
      <text:p text:style-name="P1">- <text:span text:style-name="T2212">Тогда идем! — ответила Лара. Она понимала, что Флурри невозможно остановить и все её идеи все равно осуществляются.</text:span></text:p>
      <text:p text:style-name="P11"><text:tab/><text:span text:style-name="T2213">Флурри приоткрыла дверь и медленным шагом двинулась по коридору. </text:span></text:p>
      <text:p text:style-name="P11"><text:span text:style-name="T2213"><text:tab/>Лара </text:span><text:span text:style-name="T2251">сделала то же самое.</text:span></text:p>
      <text:p text:style-name="P8"><text:tab/><text:span text:style-name="T2213">Напротив коридора была винтовая лестница, а слева небольшой зал. </text:span></text:p>
      <text:p text:style-name="P8"><text:span text:style-name="T2213"><text:tab/>Лара обратила внимание на множество запылённых книг, </text:span><text:span text:style-name="T2252">разбросанных</text:span><text:span text:style-name="T2213"> по всему залу. </text:span></text:p>
      <text:p text:style-name="P8">- <text:span text:style-name="T2214">Лара, она наверху, нам нужно подняться — </text:span><text:span text:style-name="T2215">тихо </text:span><text:span text:style-name="T2253">проговорила</text:span><text:span text:style-name="T2215"> Флурри.</text:span></text:p>
      <text:p text:style-name="P8"><text:tab/><text:span text:style-name="T2216">Как только Флурри ступила на первую ступеньку винтовой лестницы, послышался шум со стороны улицы и дверь дома отворилась.</text:span></text:p>
      <text:p text:style-name="P8"><text:soft-page-break/><text:tab/><text:span text:style-name="T2217">Флурри с Ларой не успели спрятаться и их заметил хозяин дома.</text:span></text:p>
      <text:p text:style-name="P8">- <text:span text:style-name="T2217">Что вы здесь делаете? </text:span><text:span text:style-name="T2218">Воруете мои книги? - </text:span><text:span text:style-name="T2219">недоуменно спросил хозяин.</text:span></text:p>
      <text:p text:style-name="P8">- <text:span text:style-name="T2220">Простите, мы, просто… - не могла придумать оправдания Флурри.</text:span></text:p>
      <text:p text:style-name="P8">- <text:span text:style-name="T2221">Заблудились — помогла Лара.</text:span></text:p>
      <text:p text:style-name="P8">- <text:span text:style-name="T2221">Вы что безрогие и безглазые? Проваливайте отсюда! - </text:span><text:span text:style-name="T2222">рявкнул хозяин.</text:span></text:p>
      <text:p text:style-name="P8"><text:tab/><text:span text:style-name="T2222">Флурри с Ларой кинулись к выходу. Лара немного разглядела хозяина. Это был старый и скрюченный единорог в неухоженной и грязной одежде, которую одеждой невозможно было назвать, потому что это был обыкновенный кусок грязной ткани.</text:span></text:p>
      <text:p text:style-name="P9">- <text:span text:style-name="T2223">Лара, </text:span><text:span text:style-name="T2254">надо было спросить, кто он</text:span><text:span text:style-name="T2223"> — </text:span><text:span text:style-name="T2225">сказала Флурри, </text:span><text:span text:style-name="T2224">когда обе подруги вышли из переулка.</text:span></text:p>
      <text:p text:style-name="P9">- <text:span text:style-name="T2255">Я знаю его. Это старик </text:span><text:span text:style-name="T2256">Хоро</text:span><text:span text:style-name="T2257">р, он немного необычный.</text:span></text:p>
      <text:p text:style-name="P9">- <text:span text:style-name="T2257">Ты хотела сказать сумасшедший?</text:span></text:p>
      <text:p text:style-name="P27"><text:soft-page-break/>- <text:span text:style-name="T2258">Я не назвала </text:span><text:span text:style-name="T2259">бы </text:span><text:span text:style-name="T2258">его сумасшедшим, он любит книги и прочитал за всю свою жизнь не меньше твоей тёти</text:span></text:p>
      <text:p text:style-name="P27">- <text:span text:style-name="T2260">Значит любит книги, а ненавидит пони?</text:span></text:p>
      <text:p text:style-name="P27">- <text:span text:style-name="T2261">Такой характер. Так что у тебя случилось Флурри?</text:span></text:p>
      <text:p text:style-name="P12">- <text:span text:style-name="T2226">Я услышала </text:span><text:span text:style-name="T2262">голос той пони</text:span><text:span text:style-name="T2226">, как в прошлый раз </text:span><text:span text:style-name="T2227">и почувствовала её присутствие. </text:span><text:span text:style-name="T2228">Когда я забежала в тот переулок, она уже была там. Как я уже тебе </text:span><text:span text:style-name="T2263">рассказала</text:span><text:span text:style-name="T2228"> </text:span><text:span text:style-name="T2263">я первая выпустила в нее заклинание и </text:span><text:span text:style-name="T2228">по нему ты смогла найти </text:span><text:span text:style-name="T2264">меня</text:span><text:span text:style-name="T2228">. </text:span><text:span text:style-name="T2229">Дальше ты уже знаешь </text:span><text:span text:style-name="T2230">что </text:span><text:span text:style-name="T2265">произошло</text:span><text:span text:style-name="T2230">.</text:span></text:p>
      <text:p text:style-name="P8">- <text:span text:style-name="T2231">Ты рассказывала своей тёте о том, что кто-то тебя преследует?</text:span></text:p>
      <text:p text:style-name="P8">- <text:span text:style-name="T2232">Нет, я постоянно забываю об этом, когда встречаюсь с ней.</text:span></text:p>
      <text:p text:style-name="P8">- <text:span text:style-name="T2233">Я думаю, ты должн</text:span><text:span text:style-name="T2235">а</text:span><text:span text:style-name="T2233"> обязательно ей все рассказать</text:span></text:p>
      <text:p text:style-name="P8">- <text:span text:style-name="T2233">Ты права Лара. </text:span></text:p>
      <text:p text:style-name="P8">- <text:span text:style-name="T2234">Флурри, тебе удалось увидеть её лицо?</text:span></text:p>
      <text:p text:style-name="P8">- <text:span text:style-name="T2234">Нет, она всегда в капюшоне и плаще, её сложно рассмотреть.</text:span></text:p>
      <text:p text:style-name="P10"><text:tab/><text:span text:style-name="T2236">Лара задумалась. </text:span></text:p>
      <text:p text:style-name="P28"><text:soft-page-break/><text:tab/>Она пыталась найти логичные объяснения происходящего.</text:p>
      <text:p text:style-name="P10"><text:tab/><text:span text:style-name="T2236">Флурри не из тех пони, которые испугались бы и насторожились, </text:span><text:span text:style-name="T2266">а </text:span><text:span text:style-name="T2236">наоборот она горела желанием узнать кто была эта пони.</text:span></text:p>
      <text:p text:style-name="P13"><text:bookmark-start text:name="__DdeLink__91_1002662238"/><text:bookmark-start text:name="__DdeLink__5726_140401309"/>- <text:span text:style-name="T2314">Ладно, Лара, </text:span>встретимся вечером, <text:span text:style-name="T2314">если </text:span><text:span text:style-name="T2315">ты не забыла про поездку</text:span><text:span text:style-name="T2314"> в Понивилль</text:span>?<text:bookmark-end text:name="__DdeLink__91_1002662238"/><text:bookmark-end text:name="__DdeLink__5726_140401309"/> - <text:span text:style-name="T2237">спросила Флурри, когда </text:span><text:span text:style-name="T2317">обе </text:span><text:span text:style-name="T2237">подруги дошли до замка Кантерлота.</text:span></text:p>
      <text:p text:style-name="P1"><text:bookmark-start text:name="__DdeLink__93_1002662238"/><text:bookmark-start text:name="__DdeLink__5729_140401309"/>- <text:bookmark-end text:name="__DdeLink__93_1002662238"/><text:bookmark-end text:name="__DdeLink__5729_140401309"/><text:span text:style-name="T2315">Нет конечно! К тому же Флурри ты обещала подарить уникальные книги по Истории Магии — </text:span><text:span text:style-name="T2316">иронически ответила Лара.</text:span></text:p>
      <text:p text:style-name="P1"><text:bookmark-start text:name="__DdeLink__95_1002662238"/>-<text:bookmark-start text:name="__DdeLink__5731_140401309"/> <text:span text:style-name="T2316">Тогда д</text:span>о встречи, Лара<text:bookmark-end text:name="__DdeLink__95_1002662238"/><text:bookmark-end text:name="__DdeLink__5731_140401309"/>!</text:p>
      <text:p text:style-name="P1"><text:bookmark-start text:name="__DdeLink__97_1002662238"/><text:bookmark-start text:name="__DdeLink__5734_140401309"/>- До встречи Флур<text:span text:style-name="T957">р</text:span>и<text:bookmark-end text:name="__DdeLink__97_1002662238"/><text:bookmark-end text:name="__DdeLink__5734_140401309"/>! <text:span text:style-name="T2266">И будь осторожней!</text:span></text:p>
      <text:p text:style-name="P1"><text:tab/><text:span text:style-name="T2238">И обе подруги разлучились, а </text:span><text:bookmark-start text:name="__DdeLink__103_1002662238"/><text:bookmark-start text:name="__DdeLink__5743_140401309"/>Кантерлотская школа <text:span text:style-name="T2239">в это время </text:span>опустела и тень, которую отбрасывал рубиново-розовый фасад, и<text:span text:style-name="T1056">с</text:span>чезла, облака убежали и небо над школой стало чисто голубым.<text:bookmark-end text:name="__DdeLink__103_1002662238"/><text:bookmark-end text:name="__DdeLink__5743_140401309"/><text:bookmark-end text:name="__DdeLink__4_1002662238"/></text:p>
      <text:p text:style-name="P35"/>
      <text:p text:style-name="P35"/>
      <text:p text:style-name="P36"/>
      <text:p text:style-name="P36"><text:soft-page-break/>2. <text:bookmark-start text:name="__DdeLink__5755_140401309"/><text:bookmark-start text:name="__DdeLink__5749_140401309"/>Летние каникулы<text:bookmark-end text:name="__DdeLink__5755_140401309"/><text:bookmark-end text:name="__DdeLink__5749_140401309"/></text:p>
      <text:p text:style-name="P49"><text:tab/><text:bookmark-start text:name="__DdeLink__5757_140401309"/>На следующий день Лара поехала вместе с Флурри в Понивил<text:span text:style-name="T1057">л</text:span>ь, <text:span text:style-name="T2321">чтобы вновь прогуляться по любимым местам это</text:span><text:span text:style-name="T2322">го</text:span><text:span text:style-name="T2321"> чудесного городка, наполненного дружбой и любовью</text:span><text:span text:style-name="T439">.</text:span><text:bookmark-end text:name="__DdeLink__5757_140401309"/></text:p>
      <text:p text:style-name="P47">- <text:span text:style-name="T2267">Флурри, </text:span><text:span text:style-name="T2271">так </text:span><text:span text:style-name="T2267">что твоя тётя </text:span><text:span text:style-name="T2268">сказала </text:span><text:span text:style-name="T2271">о таинственной пони в капюшоне</text:span><text:span text:style-name="T2268">? - </text:span><text:span text:style-name="T2269">спросила Лара, когда обе подруги сидели в одном из вагонов </text:span><text:span text:style-name="T2270">поезда.</text:span></text:p>
      <text:p text:style-name="P47">- <text:span text:style-name="T2272">Она посоветовала </text:span><text:span text:style-name="T2273">мне </text:span><text:span text:style-name="T2272">обратиться к Санбёрсту </text:span><text:span text:style-name="T2274">и не откладывать на потом, </text:span><text:span text:style-name="T2275">как я делала всегда.</text:span></text:p>
      <text:p text:style-name="P47">- <text:span text:style-name="T2276">Особенно когда задавали много домашнего задания по Истории Магии — улыбнулась Лара.</text:span></text:p>
      <text:p text:style-name="P47">- <text:span text:style-name="T2276">Не вспоминай, надеюсь что в следующем году её будет меньше.</text:span></text:p>
      <text:p text:style-name="P47"><text:tab/><text:span text:style-name="T2277">Лара промолчала. Она знала, что в следующем году </text:span><text:span text:style-name="T2278">История Магии станет более углубленной и для е</text:span><text:span text:style-name="T2279">ё</text:span><text:span text:style-name="T2278"> подруг</text:span><text:span text:style-name="T2280">и</text:span><text:span text:style-name="T2278"> это </text:span><text:span text:style-name="T2279">будут новые кошмары, </text:span><text:span text:style-name="T2281">а поэтому она не стала огорчать Флурри перед предстоящими летними каникулами.</text:span></text:p>
      <text:p text:style-name="P47"><text:tab/><text:span text:style-name="T2282">И вот в одном из окон вагона </text:span><text:span text:style-name="T2323">появился</text:span><text:span text:style-name="T2282"> небольшой домик с соломенной крышей и </text:span><text:soft-page-break/><text:span text:style-name="T2282">фиолетово-кристальным окошком, это был вокзал Понивилля. </text:span></text:p>
      <text:p text:style-name="P44"><text:span text:style-name="T421"><text:tab/></text:span><text:bookmark-start text:name="__DdeLink__5761_140401309"/><text:span text:style-name="T422">После приезда</text:span><text:span text:style-name="T421"> две подруги отправились</text:span><text:span text:style-name="T418"> в Кристальный замок и </text:span><text:span text:style-name="T421">Флурри</text:span><text:span text:style-name="T418"> взяла парочку </text:span><text:span text:style-name="T419">старинных книг, которые обещала подарить Ларе (это были </text:span><text:span text:style-name="T420">уникальные</text:span><text:span text:style-name="T419"> </text:span><text:span text:style-name="T420">издания</text:span><text:span text:style-name="T419"> по </text:span><text:span text:style-name="T2324">И</text:span><text:span text:style-name="T419">стории </text:span><text:span text:style-name="T2324">М</text:span><text:span text:style-name="T419">агии).</text:span><text:bookmark-end text:name="__DdeLink__5761_140401309"/></text:p>
      <text:p text:style-name="P45"><text:tab/><text:bookmark-start text:name="__DdeLink__5763_140401309"/><text:bookmark-start text:name="__DdeLink__5745_140401309"/><text:span text:style-name="T423">После Кристального замка, они с нетерпением отправились в школу Дружбы, которую они обе посещали на протяжении </text:span><text:bookmark-end text:name="__DdeLink__5763_140401309"/><text:span text:style-name="T1845">всего года.</text:span><text:span text:style-name="T423"> </text:span></text:p>
      <text:p text:style-name="P45"><text:span text:style-name="T424"><text:tab/></text:span><text:bookmark-start text:name="__DdeLink__5766_140401309"/><text:bookmark-start text:name="__DdeLink__5747_140401309"/><text:span text:style-name="T424">В отличии от Лары, Флурри </text:span><text:span text:style-name="T426">бывала</text:span><text:span text:style-name="T424"> там гораздо чаще, </text:span><text:span text:style-name="T426">чтобы</text:span><text:span text:style-name="T425"> практиковаться с Санб</text:span><text:span text:style-name="T2325">ё</text:span><text:span text:style-name="T425">рстом </text:span><text:span text:style-name="T440">контролировать</text:span><text:span text:style-name="T426"> </text:span><text:span text:style-name="T440">свои</text:span><text:span text:style-name="T426"> </text:span><text:span text:style-name="T440">уникальные</text:span><text:span text:style-name="T426"> </text:span><text:span text:style-name="T440">магические</text:span><text:span text:style-name="T426"> способност</text:span><text:span text:style-name="T440">и</text:span><text:bookmark-end text:name="__DdeLink__5766_140401309"/><text:bookmark-end text:name="__DdeLink__5747_140401309"/><text:bookmark-end text:name="__DdeLink__5745_140401309"/><text:span text:style-name="T440">.</text:span></text:p>
      <text:p text:style-name="P45"><text:tab/><text:bookmark-start text:name="__DdeLink__5768_140401309"/><text:span text:style-name="T427">В самом начале учебного года ей с трудом </text:span><text:span text:style-name="T441">давались </text:span><text:span text:style-name="T427">занятия, </text:span><text:span text:style-name="T441">она часто отвлекалась и </text:span><text:span text:style-name="T427">порой случались непредска</text:span><text:span text:style-name="T428">зуемые </text:span><text:span text:style-name="T442">и забавные ситуации</text:span><text:span text:style-name="T428">. </text:span><text:bookmark-end text:name="__DdeLink__5768_140401309"/></text:p>
      <text:p text:style-name="P45"><text:tab/><text:bookmark-start text:name="__DdeLink__5770_140401309"/><text:span text:style-name="T429">Как-то они прогуливались с Санбёрстом около школы и Флурри отвлеклась на сообщени</text:span><text:span text:style-name="T443">е Лары</text:span><text:span text:style-name="T429">, </text:span><text:span text:style-name="T430">с которой они общались по волшебной книге,</text:span><text:span text:style-name="T429"> и случайно заморозила школьный пруд.</text:span><text:bookmark-end text:name="__DdeLink__5770_140401309"/></text:p>
      <text:p text:style-name="P45"><text:tab/><text:bookmark-start text:name="__DdeLink__5772_140401309"/><text:span text:style-name="T431">После уроков с <text:s/>Санб</text:span><text:span text:style-name="T2283">ё</text:span><text:span text:style-name="T431">рс</text:span><text:span text:style-name="T444">то</text:span><text:span text:style-name="T431">м она всегда навещала </text:span><text:span text:style-name="T1639">Старлайт</text:span><text:span text:style-name="T431">, они были очень дружны и </text:span><text:span text:style-name="T1639">Старлайт</text:span><text:span text:style-name="T431"> н</text:span><text:span text:style-name="T444">и</text:span><text:span text:style-name="T431"> раз </text:span><text:soft-page-break/><text:span text:style-name="T431">давала ее советы, делилась с ней интересными историями и обучала магическим приемам.</text:span><text:bookmark-end text:name="__DdeLink__5772_140401309"/></text:p>
      <text:p text:style-name="P45"><text:tab/><text:bookmark-start text:name="__DdeLink__5777_140401309"/><text:span text:style-name="T432">У Лары было несколько знакомых гипогрифов и один дракон Шарпен </text:span><text:span text:style-name="T1640">в школе Дружбы</text:span><text:span text:style-name="T432">, от которого она узнала очень много </text:span><text:span text:style-name="T2284">из</text:span><text:span text:style-name="T432"> жизни драконов и написала целую научную статью для предмета «Существа Эквестрии».</text:span><text:bookmark-end text:name="__DdeLink__5777_140401309"/></text:p>
      <text:p text:style-name="P45"><text:tab/><text:span text:style-name="T2285">Обе подруги </text:span><text:span text:style-name="T2286">договорились</text:span><text:span text:style-name="T2285"> встретится </text:span><text:span text:style-name="T2286">у школьного пруда с водопадом, но Флурри долго не появлялась и Лара </text:span><text:span text:style-name="T2287">решила </text:span><text:span text:style-name="T2326">заняться </text:span><text:span text:style-name="T2287">уникальными томами по Истории Магии.</text:span></text:p>
      <text:p text:style-name="P45"><text:tab/><text:span text:style-name="T2288">Но не успела Лара дойти до покорения Сомброй Кристальной империи, как Флурри </text:span><text:span text:style-name="T2289">мгновенно появилась перед ней.</text:span></text:p>
      <text:p text:style-name="P45">- <text:span text:style-name="T2290">Прости, Лара, это было так удивительно, ты не поверишь!</text:span></text:p>
      <text:p text:style-name="P45">- <text:span text:style-name="T2291">Санбёрст смог определить твоего таинственного преследователя?</text:span></text:p>
      <text:p text:style-name="P45">- <text:span text:style-name="T2292">Не совсем, но он смог вытянуть из меня воспоминания в которых была эта пони. </text:span><text:span text:style-name="T2293">Посмотри! - Флурри протянула Ларе хрустальный шарик </text:span><text:span text:style-name="T2294">и она взяла его в копыта.</text:span></text:p>
      <text:p text:style-name="P48"><text:soft-page-break/><text:tab/><text:span text:style-name="T2295">Сначала ничего не происходил</text:span><text:span text:style-name="T2296">о</text:span><text:span text:style-name="T2295"> и шар был тусклым. Флурри направила рог на шарик и после её заклинания Лара смогла увидеть </text:span><text:span text:style-name="T2297">как возникает образ пони в капюшоне и вырисовываются очертания библиотеки Кантерлота. Но вот таинственная пони растворяется словно в тумане и исчезает. </text:span></text:p>
      <text:p text:style-name="P48"><text:span text:style-name="T2298"><text:tab/>Затем появляется снова, но уже около Кристальной лавк</text:span><text:span text:style-name="T2301">и</text:span><text:span text:style-name="T2298">. </text:span><text:span text:style-name="T2299">Флурри кидается за ней и настигает </text:span><text:span text:style-name="T2301">у</text:span><text:span text:style-name="T2299"> старого дома Хорора. </text:span><text:span text:style-name="T2300">У таинственной пони начинает светится рог, Флурри быстро реагирует и запускает в неё магический луч, который та успешна отражает и исчезает в розовой вспышке.</text:span></text:p>
      <text:p text:style-name="P48">- <text:span text:style-name="T2327">Этому заклинанию меня научил Санбёрст.</text:span></text:p>
      <text:p text:style-name="P48">- <text:span text:style-name="T2302">Удивительно! Я читала об этом </text:span><text:span text:style-name="T2303">ещё осенью в одной из старинных книг в библиотеке, </text:span><text:span text:style-name="T2304">но не решилась попробовать. - </text:span><text:span text:style-name="T2305">восторженно проговорила Лара.</text:span></text:p>
      <text:p text:style-name="P48">- <text:span text:style-name="T2306">Да, м</text:span><text:span text:style-name="T2328">еня тоже это поразило</text:span><text:span text:style-name="T2306">! Санбёрст отправил моей тёте эти воспоминания.</text:span></text:p>
      <text:p text:style-name="P48">- <text:span text:style-name="T2307">И все же, я не уверена, что можно определить </text:span><text:span text:style-name="T2329">кем была та пони</text:span><text:span text:style-name="T2307">, может это вообще наколдованный призрак!</text:span></text:p>
      <text:p text:style-name="P48">- <text:span text:style-name="T2307">Наколдованный призрак?</text:span></text:p>
      <text:p text:style-name="P48"><text:soft-page-break/>- <text:span text:style-name="T2308">Да, есть такое заклинание, которое позволяет наколдовать своего призрака, твою копию которой ты можешь управлять.</text:span></text:p>
      <text:p text:style-name="P48">- <text:span text:style-name="T2309">Лара, видимо ты плохо любишь свою подругу, если скрываешь такие классные заклинания и не желаешь ими делиться со мной.</text:span></text:p>
      <text:p text:style-name="P48">- <text:span text:style-name="T2310">Прости Флурри.</text:span></text:p>
      <text:p text:style-name="P59">- <text:span text:style-name="T2311">Ну нет Лара, в следующем году мы повеселимся! - торжествовала Флурри.</text:span></text:p>
      <text:p text:style-name="P59">- <text:span text:style-name="T2312">Вот это я обожаю в тебе больше всего! - улыбнулась Лара.</text:span></text:p>
      <text:p text:style-name="P45"><text:tab/><text:span text:style-name="T2313">Флурри положила </text:span><text:span text:style-name="T2330">хрустальный шар в свою </text:span><text:span text:style-name="T2313">сумку и обе </text:span><text:bookmark-start text:name="__DdeLink__5774_140401309"/><text:span text:style-name="T433">подруги </text:span><text:bookmark-start text:name="__DdeLink__5783_140401309"/><text:bookmark-end text:name="__DdeLink__5774_140401309"/><text:span text:style-name="T445">отправились </text:span><text:span text:style-name="T2331">в любимые</text:span><text:span text:style-name="T2318"> места Понивилля:</text:span><text:span text:style-name="T434"> Сахарный дворец - </text:span><text:span text:style-name="T445">попробовать самые вкусные десерты </text:span><text:span text:style-name="T1846">во </text:span><text:span text:style-name="T445">всей Эквестрии, </text:span><text:span text:style-name="T2319">на </text:span><text:span text:style-name="T1058">яблочную </text:span><text:span text:style-name="T434">ферму — </text:span><text:span text:style-name="T445">встретится с дружной семьей Эпплов</text:span><text:span text:style-name="T434">, </text:span><text:span text:style-name="T445">в </text:span><text:span text:style-name="T434">домик </text:span><text:span text:style-name="T1059">Флаттершай</text:span><text:span text:style-name="T434"> — </text:span><text:span text:style-name="T446">послушать спокойную и мелодичную м</text:span><text:span text:style-name="T448">узы</text:span><text:span text:style-name="T446">ку </text:span><text:span text:style-name="T448">птиц</text:span><text:span text:style-name="T446">, в</text:span><text:span text:style-name="T434"> бутик Карусель — </text:span><text:span text:style-name="T446">взять что-нибудь простое для </text:span><text:span text:style-name="T447">Лары </text:span><text:span text:style-name="T448">и прогуляться по рынку в поисках всяких интересных безделушек</text:span><text:span text:style-name="T434">.</text:span><text:bookmark-end text:name="__DdeLink__5783_140401309"/><text:span text:style-name="T434"> </text:span></text:p>
      <text:p text:style-name="P46"><text:tab/><text:bookmark-start text:name="__DdeLink__5785_140401309"/><text:span text:style-name="T435">На следующий день Лара отправилась в Кантерлот, она запланировала на лето прочитать несколько десятков новых изданий по магическим </text:span><text:soft-page-break/><text:span text:style-name="T435">заклинаниям и темной маги</text:span><text:span text:style-name="T449">и, которые совсем недавно появились в</text:span><text:span text:style-name="T435"> Кантерлотской библиотеке </text:span><text:span text:style-name="T436">и написать целый сборник научных работ.</text:span><text:bookmark-end text:name="__DdeLink__5785_140401309"/></text:p>
      <text:p text:style-name="P50"><text:tab/><text:bookmark-start text:name="__DdeLink__5787_140401309"/>Флурри решила провести все летние каникулы у себя в Кристальной Империи и пригласить Лару в гости.<text:bookmark-end text:name="__DdeLink__5787_140401309"/></text:p>
      <text:p text:style-name="P50"><text:tab/><text:span text:style-name="T1642">Почти в</text:span><text:span text:style-name="T1641">есь месяц</text:span><text:bookmark-start text:name="__DdeLink__5789_140401309"/><text:span text:style-name="T437"> они вместе гуляли по кристальным улицам и переулкам, любовались </text:span><text:span text:style-name="T1061">невероятно красивыми видами</text:span><text:span text:style-name="T1060"> </text:span><text:span text:style-name="T450">и ели мороженное</text:span><text:span text:style-name="T437">.</text:span><text:bookmark-end text:name="__DdeLink__5789_140401309"/></text:p>
      <text:p text:style-name="P50"><text:tab/><text:span text:style-name="T1847">Лара настолько увлеклась</text:span><text:bookmark-start text:name="__DdeLink__5791_140401309"/><text:span text:style-name="T437">, что даже забросила свои научные работы и решила посвятить все свое время долгим и интересным прогулкам.</text:span><text:bookmark-end text:name="__DdeLink__5791_140401309"/></text:p>
      <text:p text:style-name="P50"><text:tab/><text:bookmark-start text:name="__DdeLink__5793_140401309"/><text:span text:style-name="T438">В один из последних дней августа Флурри получила письмо от своей тёти:</text:span><text:bookmark-end text:name="__DdeLink__5793_140401309"/></text:p>
      <text:p text:style-name="P50"><text:bookmark-start text:name="__DdeLink__5795_140401309"/>«<text:span text:style-name="T438">Дорогая моя племянница! </text:span><text:span text:style-name="T1062">М</text:span><text:span text:style-name="T438">ы уже не виделись с тобой больше </text:span><text:span text:style-name="T1848">двух месяцев</text:span><text:span text:style-name="T438"> и я очень сильно по тебе соскучилась, </text:span><text:span text:style-name="T2320">к тому же у меня есть для тебя интересные новости и подарок, </text:span><text:span text:style-name="T438">обязательно навести меня, когда приедешь в Кантерлот</text:span>»<text:bookmark-end text:name="__DdeLink__5795_140401309"/></text:p>
      <text:p text:style-name="P51"><text:tab/><text:bookmark-start text:name="__DdeLink__5797_140401309"/>Внизу была подпись: «<text:span text:style-name="T1849">Б</text:span><text:span text:style-name="T1063">есконечно </text:span>любящая тебя, тётя, <text:span text:style-name="T1064">принцесса Твайлайт </text:span><text:span text:style-name="T1850">Спаркл</text:span>».<text:bookmark-end text:name="__DdeLink__5797_140401309"/></text:p>
      <text:p text:style-name="P52"><text:soft-page-break/><text:tab/><text:bookmark-start text:name="__DdeLink__5799_140401309"/>Она обожала свою тётю и поэтому с нетерпением отправилась в Кантерлот, <text:span text:style-name="T451">попрощавшись со своими родителями.</text:span><text:bookmark-end text:name="__DdeLink__5799_140401309"/></text:p>
      <text:p text:style-name="P53"><text:tab/><text:bookmark-start text:name="__DdeLink__5801_140401309"/>В это время в Кристальной империи поднималось Солнце и его <text:span text:style-name="T453">хрустальные</text:span> лучи озаряли фасады и крыши домов, которые сверкали разноцветными оттенками <text:span text:style-name="T452">драгоценных камней.</text:span><text:bookmark-end text:name="__DdeLink__5801_140401309"/></text:p>
      <text:p text:style-name="P35"/>
      <text:p text:style-name="P35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"><text:soft-page-break/><text:span text:style-name="T1066">3</text:span><text:span text:style-name="T1065">. Твайлайт </text:span><text:span text:style-name="T1068">Спаркл</text:span></text:p>
      <text:p text:style-name="P3"><text:tab/><text:bookmark-start text:name="__DdeLink__105_1002662238"/><text:bookmark-start text:name="__DdeLink__5804_140401309"/>По ступенькам главной лестницы Кантерлотского замка поднималась уже знакомая нам Флурри <text:span text:style-name="T1076">в сопровождении</text:span> <text:span text:style-name="T1076">грифона</text:span>, который был облачен в золотистые доспехи, на груде у него блестела пятиконечная звезда, а крылья, которые были собраны, имели темно-голубой цвет<text:bookmark-end text:name="__DdeLink__105_1002662238"/>.<text:bookmark-start text:name="__DdeLink__107_1002662238"/><text:bookmark-end text:name="__DdeLink__5804_140401309"/></text:p>
      <text:p text:style-name="P1"><text:bookmark-start text:name="__DdeLink__109_1002662238"/><text:bookmark-start text:name="__DdeLink__5807_140401309"/>- Привет, Галлус, давно не виделись<text:bookmark-end text:name="__DdeLink__109_1002662238"/><text:bookmark-end text:name="__DdeLink__107_1002662238"/>! — <text:span text:style-name="T1077">поприветствовала Флурри своего друга.</text:span><text:bookmark-end text:name="__DdeLink__5807_140401309"/></text:p>
      <text:p text:style-name="P1"><text:bookmark-start text:name="__DdeLink__5809_140401309"/>- Привет, Флурри, <text:span text:style-name="T389">принцесса </text:span>Твайлайт уже ждет тебя<text:bookmark-end text:name="__DdeLink__5809_140401309"/>.</text:p>
      <text:p text:style-name="P1"><text:bookmark-start text:name="__DdeLink__113_1002662238"/><text:bookmark-start text:name="__DdeLink__5815_140401309"/>-<text:bookmark-end text:name="__DdeLink__113_1002662238"/><text:bookmark-end text:name="__DdeLink__5815_140401309"/> <text:span text:style-name="T2332">А Спайк уже прилетел?</text:span></text:p>
      <text:p text:style-name="P14"><text:bookmark-start text:name="__DdeLink__125_10026622381"/><text:bookmark-start text:name="__DdeLink__5833_1404013091"/>- К сожалению нет<text:bookmark-end text:name="__DdeLink__125_10026622381"/><text:bookmark-end text:name="__DdeLink__5833_1404013091"/>.</text:p>
      <text:p text:style-name="P15"><text:bookmark-start text:name="__DdeLink__127_10026622381"/><text:bookmark-start text:name="__DdeLink__5836_1404013091"/>- Очень жаль, я<text:bookmark-end text:name="__DdeLink__127_10026622381"/><text:bookmark-end text:name="__DdeLink__5836_1404013091"/> <text:span text:style-name="T2333">так долго с ним не виделась. - </text:span><text:span text:style-name="T2334">расстроилась Флурри и вошла вместе с Галлусом </text:span><text:bookmark-start text:name="__DdeLink__115_1002662238"/><text:bookmark-start text:name="__DdeLink__5818_140401309"/>в <text:span text:style-name="T2335">гостевой </text:span>зал, где пол был <text:span text:style-name="T390">сделан в виде черно-белой шахматной доски </text:span><text:span text:style-name="T2335">и </text:span><text:span text:style-name="T2336">направилась</text:span> вдоль красной дорожки, <text:span text:style-name="T391">которая пересекалась с другой, а </text:span><text:span text:style-name="T392">на </text:span><text:span text:style-name="T391">месте </text:span><text:span text:style-name="T393">их </text:span><text:span text:style-name="T391">пересечения </text:span>была <text:span text:style-name="T392">расположена желтая </text:span>8-ми конечная звезда.<text:bookmark-end text:name="__DdeLink__115_1002662238"/><text:bookmark-end text:name="__DdeLink__5818_140401309"/></text:p>
      <text:p text:style-name="P1"><text:tab/><text:bookmark-start text:name="__DdeLink__129_1002662238"/><text:bookmark-start text:name="__DdeLink__5839_140401309"/>Галлус подошёл к двери <text:span text:style-name="T394">тронного зала</text:span>, <text:span text:style-name="T394">которая всегда вызывала внутри Флурри неоднозначные </text:span><text:soft-page-break/><text:span text:style-name="T394">чувства и она снова</text:span> пригляделась к мозаике, которая была на двери.<text:bookmark-end text:name="__DdeLink__129_1002662238"/><text:bookmark-end text:name="__DdeLink__5839_140401309"/></text:p>
      <text:p text:style-name="P1"><text:tab/><text:bookmark-start text:name="__DdeLink__131_1002662238"/><text:bookmark-start text:name="__DdeLink__5842_140401309"/>На левой стороне <text:span text:style-name="T958">было </text:span><text:span text:style-name="T395">расположено </text:span>темно-голубое небо с <text:span text:style-name="T396">Л</text:span>уной, <text:span text:style-name="T397">а </text:span>на правой <text:span text:style-name="T397">С</text:span>олнце, <text:span text:style-name="T2337">освещающее</text:span> <text:span text:style-name="T397">всю</text:span> Эквестрию <text:span text:style-name="T1078">своими ярко-золотистыми лучами</text:span>.<text:bookmark-end text:name="__DdeLink__131_1002662238"/><text:bookmark-end text:name="__DdeLink__5842_140401309"/></text:p>
      <text:p text:style-name="P1"><text:tab/><text:bookmark-start text:name="__DdeLink__133_1002662238"/><text:bookmark-start text:name="__DdeLink__5845_140401309"/>Галлус доложил принцессе Твайлайт о пр<text:span text:style-name="T1851">и</text:span>бытии её племянницы и Флурри вошла в <text:span text:style-name="T398">тронный</text:span> зал, наполненный несколькими тысячами лун истории.<text:bookmark-end text:name="__DdeLink__133_1002662238"/><text:bookmark-end text:name="__DdeLink__5845_140401309"/></text:p>
      <text:p text:style-name="P1"><text:tab/><text:bookmark-start text:name="__DdeLink__135_1002662238"/><text:bookmark-start text:name="__DdeLink__5848_140401309"/>Здесь было очень много<text:span text:style-name="T400"> кристальных </text:span>мозаик, с каждой из них <text:span text:style-name="T399">было </text:span>связано <text:span text:style-name="T400">своя собственная история.</text:span><text:bookmark-end text:name="__DdeLink__135_1002662238"/><text:bookmark-end text:name="__DdeLink__5848_140401309"/></text:p>
      <text:p text:style-name="P16"><text:tab/><text:span text:style-name="T2339">На самой первой была изображена </text:span><text:bookmark-start text:name="__DdeLink__137_1002662238"/><text:bookmark-start text:name="__DdeLink__5851_140401309"/>победа <text:span text:style-name="T1079">принцессы</text:span> Селестии над <text:span text:style-name="T1852">принцессой </text:span>Луной.</text:p>
      <text:p text:style-name="P17"><text:span text:style-name="T2339"><text:tab/></text:span><text:span text:style-name="T2340">Д</text:span><text:span text:style-name="T2339">альше следовала мозаика с изображением</text:span> <text:span text:style-name="T2340">перехода </text:span><text:span text:style-name="T2341">сестры Селестии</text:span><text:span text:style-name="T2339"> на сторону</text:span><text:span text:style-name="T2338"> света.</text:span></text:p>
      <text:p text:style-name="P17"><text:tab/><text:span text:style-name="T2342">И самой примечательной, про которую Флурри никогда не забывала, была </text:span><text:span text:style-name="T2343">мозаика, запечатл</text:span><text:span text:style-name="T2344">е</text:span><text:span text:style-name="T2343">вшая </text:span><text:span text:style-name="T2344">победу над королем Сомброй и спасение</text:span><text:span text:style-name="T2346">м</text:span><text:span text:style-name="T2344"> Кристальной империи. <text:s/></text:span></text:p>
      <text:p text:style-name="P17"><text:soft-page-break/><text:tab/><text:span text:style-name="T2344">Флурри </text:span><text:span text:style-name="T2345">знала эту историю в подробностях, к тому же Спайк по тысячу раз её пересказывал в красочных и героических тонах.</text:span><text:bookmark-end text:name="__DdeLink__137_1002662238"/><text:bookmark-end text:name="__DdeLink__5851_140401309"/></text:p>
      <text:p text:style-name="P17"><text:tab/><text:span text:style-name="T2347">Флурри сразу увидела свою тётю </text:span><text:span text:style-name="T2348">и с воодушевлением поспешила к ней.</text:span></text:p>
      <text:p text:style-name="P1"><text:tab/><text:bookmark-start text:name="__DdeLink__141_1002662238"/><text:bookmark-start text:name="__DdeLink__5857_140401309"/><text:span text:style-name="T401">Принцесса </text:span>Твайлайт <text:span text:style-name="T1643">Спаркл</text:span> была очень сильно похож<text:span text:style-name="T401">а</text:span> на Селестию, её копыта были облачены в золото, так же как и шея, на которой было ожерелье, символизирующее дружбу и магию, а на гриве около рога находилась золотая корона с фиолетовой звездой, <text:span text:style-name="T402">её знаком отличия — магией.</text:span><text:bookmark-end text:name="__DdeLink__141_1002662238"/><text:bookmark-end text:name="__DdeLink__5857_140401309"/></text:p>
      <text:p text:style-name="P1"><text:tab/><text:bookmark-start text:name="__DdeLink__143_1002662238"/><text:bookmark-start text:name="__DdeLink__5860_140401309"/>Она улыбнулась и пошла навстречу своей племяннице.<text:bookmark-end text:name="__DdeLink__143_1002662238"/> <text:bookmark-end text:name="__DdeLink__5860_140401309"/></text:p>
      <text:p text:style-name="P1"><text:tab/><text:bookmark-start text:name="__DdeLink__5863_140401309"/><text:bookmark-start text:name="__DdeLink__145_1002662238"/>С обеих сторон извиваясь бежал маленький <text:span text:style-name="T403">кристальн</text:span><text:span text:style-name="T404">о-прозрачный</text:span> ручей из чаш, которые стояли около трона принцессы.<text:bookmark-end text:name="__DdeLink__5863_140401309"/><text:bookmark-end text:name="__DdeLink__145_1002662238"/></text:p>
      <text:p text:style-name="P1"><text:tab/><text:bookmark-start text:name="__DdeLink__147_1002662238"/><text:bookmark-start text:name="__DdeLink__5866_140401309"/>Флурри бросила взгляд на место, где всегда сидел Спайк, но его там не было сейчас.<text:bookmark-end text:name="__DdeLink__147_1002662238"/><text:bookmark-end text:name="__DdeLink__5866_140401309"/></text:p>
      <text:p text:style-name="P1"><text:bookmark-start text:name="__DdeLink__149_1002662238"/><text:bookmark-start text:name="__DdeLink__5869_140401309"/>- Здравствуй, Флурри - поприветствовала <text:span text:style-name="T2349">принцесса</text:span> <text:span text:style-name="T1080">и </text:span><text:span text:style-name="T405">крепко </text:span>обняла <text:span text:style-name="T2350">свою племянницу</text:span>.<text:bookmark-end text:name="__DdeLink__149_1002662238"/><text:bookmark-end text:name="__DdeLink__5869_140401309"/></text:p>
      <text:p text:style-name="P1"><text:soft-page-break/><text:tab/><text:bookmark-start text:name="__DdeLink__5872_140401309"/><text:bookmark-start text:name="__DdeLink__151_1002662238"/>Она несильно изменилась с <text:span text:style-name="T406">их </text:span>последней встречи, её взгляд был такой же добрый и нежный, а фиолетово-синяя грива также плавно развивалась.<text:bookmark-end text:name="__DdeLink__5872_140401309"/><text:bookmark-end text:name="__DdeLink__151_1002662238"/></text:p>
      <text:p text:style-name="P1"><text:bookmark-start text:name="__DdeLink__153_1002662238"/><text:bookmark-start text:name="__DdeLink__5875_140401309"/>- Привет, тётя<text:bookmark-end text:name="__DdeLink__153_1002662238"/><text:bookmark-end text:name="__DdeLink__5875_140401309"/>!</text:p>
      <text:p text:style-name="P1"><text:bookmark-start text:name="__DdeLink__155_1002662238"/><text:bookmark-start text:name="__DdeLink__5878_140401309"/>- Как себя чувствует Каденс и мой брат <text:span text:style-name="T1644">Шайнинг Армор</text:span>, я слышала, что в Кристальную Империю прие<text:span text:style-name="T2351">зжал</text:span> Торекс<text:bookmark-end text:name="__DdeLink__155_1002662238"/><text:bookmark-end text:name="__DdeLink__5878_140401309"/>.</text:p>
      <text:p text:style-name="P1"><text:bookmark-start text:name="__DdeLink__157_1002662238"/><text:bookmark-start text:name="__DdeLink__5881_140401309"/>- Да, он очень интересный собеседник и мы здорово провели время, родители такие же счастливые как и были, ну может чуточку счастливее, я ведь <text:span text:style-name="T407">одна из </text:span>лучш<text:span text:style-name="T407">и</text:span><text:span text:style-name="T408">х</text:span> учениц в этом году.<text:bookmark-end text:name="__DdeLink__157_1002662238"/><text:bookmark-end text:name="__DdeLink__5881_140401309"/></text:p>
      <text:p text:style-name="P1"><text:bookmark-start text:name="__DdeLink__159_1002662238"/><text:bookmark-start text:name="__DdeLink__5884_140401309"/>- Я в тебе никогда не сомневалась, тогда <text:span text:style-name="T1853">во время Кристаллинга </text:span>ты нам много хлопот доставила — <text:span text:style-name="T411"><text:s/></text:span><text:span text:style-name="T410">улыбнулась</text:span><text:span text:style-name="T409"> Твайлайт.</text:span><text:bookmark-end text:name="__DdeLink__159_1002662238"/><text:bookmark-end text:name="__DdeLink__5884_140401309"/></text:p>
      <text:p text:style-name="P1"><text:bookmark-start text:name="__DdeLink__161_1002662238"/><text:bookmark-start text:name="__DdeLink__5887_140401309"/>- Я обожаю эту историю больше всего - засмеялась Флурри.<text:bookmark-end text:name="__DdeLink__161_1002662238"/><text:bookmark-end text:name="__DdeLink__5887_140401309"/></text:p>
      <text:p text:style-name="P1"><text:bookmark-start text:name="__DdeLink__163_1002662238"/><text:bookmark-start text:name="__DdeLink__5890_140401309"/>- <text:bookmark-end text:name="__DdeLink__163_1002662238"/><text:bookmark-end text:name="__DdeLink__5890_140401309"/><text:span text:style-name="T2352">Как твоя лучшая подруга, Лара?</text:span></text:p>
      <text:p text:style-name="P1"><text:bookmark-start text:name="__DdeLink__165_1002662238"/><text:bookmark-start text:name="__DdeLink__5893_140401309"/>- <text:bookmark-end text:name="__DdeLink__165_1002662238"/><text:bookmark-end text:name="__DdeLink__5893_140401309"/><text:span text:style-name="T2353">Отлично! </text:span><text:span text:style-name="T2354">О</text:span><text:span text:style-name="T2353">на решила отложить свои научные работы, чтобы прогулять летние каникулы в Кристальной империи — улыбнулась Флурри.</text:span></text:p>
      <text:p text:style-name="P1"><text:bookmark-start text:name="__DdeLink__169_1002662238"/><text:bookmark-start text:name="__DdeLink__5896_140401309"/>- <text:span text:style-name="T2355">Хорошее решение, ничто не делает могущественнее, чем настоящая дружба</text:span><text:bookmark-end text:name="__DdeLink__169_1002662238"/><text:bookmark-end text:name="__DdeLink__5896_140401309"/><text:span text:style-name="T2355">!</text:span></text:p>
      <text:p text:style-name="P1"><text:soft-page-break/>- <text:span text:style-name="T2356">Да, в этом году мы повеселимся</text:span></text:p>
      <text:p text:style-name="P1">- <text:span text:style-name="T2357">Флурри, у меня есть к тебе важный подарок.</text:span></text:p>
      <text:p text:style-name="P1"><text:tab/><text:span text:style-name="T2358">Принцесса Твайлайт Спаркл подняла свой рог и </text:span><text:span text:style-name="T2359">над Флурри </text:span><text:span text:style-name="T2358">появилось фиолетовое облако, из которого возник амулет </text:span><text:span text:style-name="T2360">и медленно спустился на шею Флурри.</text:span></text:p>
      <text:p text:style-name="P18">- <text:span text:style-name="T2357">Ты уже достаточно хорошо владее</text:span><text:span text:style-name="T2361">шь магией и те странные события </text:span><text:span text:style-name="T2362">опечалили меня, поэтому я </text:span><text:span text:style-name="T2363">решила</text:span><text:span text:style-name="T2362"> </text:span><text:span text:style-name="T2363">сделать</text:span><text:span text:style-name="T2362"> для тебя этот амулет </text:span><text:span text:style-name="T2363">от темной магии.</text:span></text:p>
      <text:p text:style-name="P29"><text:tab/>Флурри обняла свою тётю и не заметила как амулет исчез.</text:p>
      <text:p text:style-name="P18">- <text:span text:style-name="T2364">Амулет защищен различными заклинаниями и он невидим, когда ты носишь его, чтобы никто не смог его заметить.</text:span></text:p>
      <text:p text:style-name="P18">- <text:span text:style-name="T2365">Неужели та пони владеет тёмной магией и преследует меня?</text:span></text:p>
      <text:p text:style-name="P18">- <text:span text:style-name="T2366">Возможно, поэтому ты никогда не должна забывать: темная магия питается ненавистью, злобой, страхами и каждая пони может взрастить в себе этого ненасытного демона </text:span><text:span text:style-name="T2367">и все будет зависеть только от тебя. Выберешь ли ты свет или тьму.</text:span></text:p>
      <text:p text:style-name="P18"><text:soft-page-break/>- <text:span text:style-name="T2367">Я обещаю, что никогда не позволю тьме завладеть мной!</text:span></text:p>
      <text:p text:style-name="P1">- <text:span text:style-name="T2368">В этом я никогда не буду сомневаться, моя племянница. Ты собираешься завтра посмотреть на новых учеников?</text:span></text:p>
      <text:p text:style-name="P1">- <text:span text:style-name="T2486">М</text:span><text:span text:style-name="T2369">не Лара </text:span><text:span text:style-name="T2486">об этом </text:span><text:span text:style-name="T2369">уже </text:span><text:span text:style-name="T2485">несколько раз</text:span><text:span text:style-name="T2369"> </text:span><text:span text:style-name="T2486">напоминала</text:span><text:span text:style-name="T2369">.</text:span></text:p>
      <text:p text:style-name="P1">- <text:span text:style-name="T2370">Я была бы рада, чтобы ты пришла и посмотрела, как новые ученики будут сдавать вступительные экзамены.</text:span></text:p>
      <text:p text:style-name="P1">- <text:span text:style-name="T2370">Хорошо, я </text:span><text:span text:style-name="T2484">постараюсь прийти</text:span><text:span text:style-name="T2370">, </text:span><text:span text:style-name="T2484">если Пёрпл не пригласит на вечеринку - </text:span><text:span text:style-name="T2487">подмигнула Флурри.</text:span></text:p>
      <text:p text:style-name="P1"><text:tab/><text:bookmark-start text:name="__DdeLink__5938_140401309"/><text:span text:style-name="T1081">Принцесса </text:span><text:bookmark-start text:name="__DdeLink__217_1002662238"/>Твайлайт улыбнулась и они снова обнялись.<text:bookmark-end text:name="__DdeLink__217_1002662238"/> <text:bookmark-end text:name="__DdeLink__5938_140401309"/></text:p>
      <text:p text:style-name="P1"><text:tab/><text:bookmark-start text:name="__DdeLink__5941_140401309"/><text:bookmark-start text:name="__DdeLink__221_1002662238"/>Флурри рассказала некоторые подробности из Кристальной Империи, а <text:span text:style-name="T1082">её тётя</text:span> поделилась королевскими <text:span text:style-name="T2371">новостями</text:span>, которые Флурри обожала слушать, а потом обсуждать их вместе с Ларой.<text:bookmark-end text:name="__DdeLink__5941_140401309"/><text:bookmark-end text:name="__DdeLink__221_1002662238"/></text:p>
      <text:p text:style-name="P39"/>
      <text:p text:style-name="P39"/>
      <text:p text:style-name="P39"/>
      <text:p text:style-name="P39"/>
      <text:p text:style-name="P41"><text:soft-page-break/>4. <text:span text:style-name="T2373">Вступительные экзамены</text:span></text:p>
      <text:p text:style-name="P61"><text:tab/><text:bookmark-start text:name="__DdeLink__5950_1404013091"/><text:bookmark-start text:name="__DdeLink__228_10026622381"/><text:span text:style-name="T2372">Когда-то школы Кантерлот</text:span><text:span text:style-name="T1645">а</text:span><text:span text:style-name="T2372">, </text:span><text:span text:style-name="T455">в которой можно было изучать магию </text:span><text:span text:style-name="T1854">всем, кто владел ей</text:span><text:span text:style-name="T455">,</text:span><text:span text:style-name="T2372"> не существовало, а была лишь школа для одарённых единорогов, но после того как Твайлайт стала принцессой Эквестрии, </text:span><text:span text:style-name="T1856"><text:s/></text:span><text:span text:style-name="T1857">в старой школе</text:span><text:span text:style-name="T1855"> произошло много изменений:</text:span><text:span text:style-name="T2372"> на смену двухэтажному сиреневому фасаду пришёл трехэтажный светло-бирюзовый, к старым трём башням добавились ещё две для </text:span><text:span text:style-name="T456">новых</text:span><text:span text:style-name="T2372"> </text:span><text:span text:style-name="T456">предметов</text:span><text:span text:style-name="T2372"> — «</text:span><text:span text:style-name="T1084">М</text:span><text:span text:style-name="T416">агические предметы» и «</text:span><text:span text:style-name="T1086">З</text:span><text:span text:style-name="T1085">ащита от темной магии</text:span><text:span text:style-name="T416">»</text:span><text:span text:style-name="T2372">, а старые башни были заменены на новые.</text:span><text:bookmark-end text:name="__DdeLink__5950_1404013091"/><text:bookmark-end text:name="__DdeLink__228_10026622381"/></text:p>
      <text:p text:style-name="P69"><text:tab/><text:span text:style-name="T2374">Перед поступлением в школу каждый новый ученик сда</text:span><text:span text:style-name="T2454">ёт</text:span><text:span text:style-name="T2374"> вступительные экзамены </text:span><text:span text:style-name="T2454">за исключением пони не владеющих магией, они могут изучать магические предметы доступные для них, такие как зельеварение и магические предметы </text:span><text:span text:style-name="T2455">без сдачи экзаменов</text:span><text:span text:style-name="T2454">.</text:span><text:span text:style-name="T2374"> </text:span></text:p>
      <text:p text:style-name="P69"><text:span text:style-name="T2374"><text:tab/>Обычно </text:span><text:span text:style-name="T2456">вступительные экзамены</text:span><text:span text:style-name="T2374"> проводились в главном зале школы Кантерлота.</text:span></text:p>
      <text:p text:style-name="P60"><text:tab/><text:span text:style-name="T2375">Новому ученику предлагалось продемонстрировать свои магические способности, в основном это были простые превращения и телепортация.</text:span></text:p>
      <text:p text:style-name="P60"><text:soft-page-break/><text:tab/><text:span text:style-name="T2376">В качестве проверяющих были все преподаватели, директор Стар Свирл и принцесса Твайлайт Спаркл. </text:span></text:p>
      <text:p text:style-name="P60"><text:tab/><text:span text:style-name="T2377">Также разрешалось прийти родственникам или родителям новых учеников, и старшекурсникам.</text:span></text:p>
      <text:p text:style-name="P60"><text:tab/><text:span text:style-name="T2378">Флурри не особо хотела идти смотреть на магические таланты новых учеников: Пёрпл Кейк в это время проводила вечеринку в честь начала нового года для всех своих подруг.</text:span></text:p>
      <text:p text:style-name="P60"><text:tab/><text:span text:style-name="T2379">Лара в свою очередь с нетерпением хотела попасть на мероприятие по приему новых учеников и уговаривала Флурри пойти с ней:</text:span></text:p>
      <text:p text:style-name="P60">- <text:span text:style-name="T2379">Пёрпл Кейк проведёт еще тысячу таких вечеринок, </text:span><text:span text:style-name="T2380">а мероприятие по приему новых учеников проводится не так часто, к тому же разве тебе не интересно?!</text:span></text:p>
      <text:p text:style-name="P60">- <text:span text:style-name="T2381">Хорошо, Лара, <text:s/></text:span><text:span text:style-name="T2387">во сколько завтра?</text:span><text:span text:style-name="T2381"> - </text:span><text:span text:style-name="T2383">согласилась Флурри.</text:span></text:p>
      <text:p text:style-name="P62">- <text:span text:style-name="T2388">В час дня</text:span><text:span text:style-name="T2387"> около школы и н</text:span><text:span text:style-name="T2384">е беспокойся, м</text:span><text:span text:style-name="T2382">ы </text:span><text:span text:style-name="T2384">ещё </text:span><text:span text:style-name="T2382">успеем в оба места. </text:span><text:span text:style-name="T2457">В</text:span><text:span text:style-name="T2384">ступительные экзамены продлятся не дольше двух часов.</text:span></text:p>
      <text:p text:style-name="P62"><text:soft-page-break/>- <text:span text:style-name="T2385">Да, </text:span><text:span text:style-name="T2389">но </text:span><text:span text:style-name="T2385">на вечеринках Пёрпл все самое интересное в начале.</text:span></text:p>
      <text:p text:style-name="P62">- <text:span text:style-name="T2386">Согласна.</text:span></text:p>
      <text:p text:style-name="P62"><text:tab/><text:span text:style-name="T2390">На следующий день </text:span><text:span text:style-name="T2458">в назначенное время </text:span><text:span text:style-name="T2390">обе подруги </text:span><text:span text:style-name="T2391">отправились в школу Кантерлота. </text:span></text:p>
      <text:p text:style-name="P62"><text:tab/><text:span text:style-name="T2391">Лара была в хорошем настроении и на протяжении всей дороги </text:span><text:span text:style-name="T2459">вспоминала</text:span><text:span text:style-name="T2391"> о </text:span><text:span text:style-name="T2460">своем вступительном экзамене:</text:span></text:p>
      <text:p text:style-name="P62">- <text:span text:style-name="T2392">Ты помнишь, тогда я вышла вторая?</text:span></text:p>
      <text:p text:style-name="P62">- <text:span text:style-name="T2392">Да, кажется ты вырастил</text:span><text:span text:style-name="T2393">а большой цветок и </text:span><text:span text:style-name="T2395">с помощью</text:span><text:span text:style-name="T2393"> вет</text:span><text:span text:style-name="T2395">ра подняла его.</text:span></text:p>
      <text:p text:style-name="P62">- <text:span text:style-name="T2394">А ты тогда удивила всех силой своей маги</text:span><text:span text:style-name="T2395">и, быстрые телепортации, подъем огромных предметов и лучевое представление.</text:span></text:p>
      <text:p text:style-name="P62">- <text:span text:style-name="T2396">Спасибо! </text:span><text:span text:style-name="T2397">Но я ведь Аликорн, для меня это было проще, чем сделать вдох!</text:span></text:p>
      <text:p text:style-name="P62"><text:tab/><text:span text:style-name="T2398">Флурри с Ларой </text:span><text:span text:style-name="T2461">вошли в школу</text:span><text:span text:style-name="T2398"> и направились к главному залу, который был напротив входа.</text:span></text:p>
      <text:p text:style-name="P62"><text:tab/><text:span text:style-name="T2398">Дверь была немного приоткрыта и обе подруги </text:span><text:span text:style-name="T2463">без лишнего шума </text:span><text:span text:style-name="T2462">попали в главный зал</text:span><text:span text:style-name="T2398">. </text:span></text:p>
      <text:p text:style-name="P62"><text:soft-page-break/><text:tab/><text:span text:style-name="T2399">Мероприятие уже началось и несколько новых учеников </text:span><text:span text:style-name="T2400">уже </text:span><text:span text:style-name="T2399">закончили демонстрировать свои магические способности и с счастливыми улыбками </text:span><text:span text:style-name="T2401">делились своими впечатлениями.</text:span></text:p>
      <text:p text:style-name="P62"><text:tab/><text:span text:style-name="T2402">Флурри быстрым взглядом окинула зал и увидела преподавателей, директора и свою тётю, взгляды которых были устремлены в центр зала.</text:span></text:p>
      <text:p text:style-name="P63"><text:tab/><text:span text:style-name="T2403">Зал был круглой формы, </text:span><text:span text:style-name="T2404">на краю располагались сидения </text:span><text:span text:style-name="T2406">в несколько рядов, каждый последующий был выше предыдущего</text:span><text:span text:style-name="T2404">,</text:span><text:span text:style-name="T2403"> </text:span><text:span text:style-name="T2404">а </text:span><text:span text:style-name="T2403">в самом центре находил</text:span><text:span text:style-name="T2407">о</text:span><text:span text:style-name="T2403">сь </text:span><text:span text:style-name="T2405">свободное место, предназначенное для выступающего</text:span><text:span text:style-name="T2403">. </text:span></text:p>
      <text:p text:style-name="P75"><text:tab/>Освещение состояло только из люстр, которые зажигались преподавателями магическими искрами.</text:p>
      <text:p text:style-name="P63"><text:tab/><text:span text:style-name="T2406">Лара </text:span><text:span text:style-name="T2408">с Флурри выбрали свободное место и </text:span><text:span text:style-name="T2409">принялись наблюдать за следующим учеником.</text:span></text:p>
      <text:p text:style-name="P64"><text:tab/><text:span text:style-name="T2410">В центр зала выше</text:span><text:span text:style-name="T2464">л</text:span><text:span text:style-name="T2410"> маленький пони бирюзового цвета. </text:span></text:p>
      <text:p text:style-name="P76"><text:tab/>Он сильно переживал и можно было заметить как у него покраснело лицо. </text:p>
      <text:p text:style-name="P76"><text:tab/>Из-за сильного волнения <text:span text:style-name="T2465">он</text:span> <text:span text:style-name="T2465">перепутал</text:span> заклинания и вместо превращения пуговиц в <text:soft-page-break/>воздушные шарики, <text:span text:style-name="T2465">они</text:span> превратил<text:span text:style-name="T2465">ись </text:span>в мячики, которые разлетелись в разные стороны.</text:p>
      <text:p text:style-name="P64"><text:tab/><text:span text:style-name="T2411">Принцесса Твайлайт Спаркл похвалила маленького волшебника с успешным поступлением, а кто-то из преподавателей даже поймал резиновый мячик.</text:span></text:p>
      <text:p text:style-name="P64"><text:tab/><text:span text:style-name="T2412">Флурри приметила </text:span><text:span text:style-name="T2413">необычную пони, которая была последней в очереди.</text:span></text:p>
      <text:p text:style-name="P66"><text:span text:style-name="T509"><text:tab/></text:span><text:span text:style-name="T2413">Она </text:span><text:bookmark-start text:name="__DdeLink__6159_1404013091"/><text:span text:style-name="T509">была угольного цвета с короткой гривой </text:span><text:span text:style-name="T510">и со средней челкой, которая падала </text:span><text:span text:style-name="T511">ей </text:span><text:span text:style-name="T510">на лоб</text:span><text:bookmark-end text:name="__DdeLink__6159_1404013091"/><text:span text:style-name="T510">. </text:span></text:p>
      <text:p text:style-name="P66"><text:tab/><text:span text:style-name="T2414">В её внешности было что-то отталкивающее, по крайней мере, так считала Флурри.</text:span></text:p>
      <text:p text:style-name="P66">- <text:span text:style-name="T2414">Лара, посмотри! </text:span><text:span text:style-name="T2415">Там кажется земная пони.</text:span></text:p>
      <text:p text:style-name="P66">- <text:span text:style-name="T2416">Земные пони тоже могут учиться </text:span><text:span text:style-name="T2417">при наличии магических способностей.</text:span></text:p>
      <text:p text:style-name="P66">- <text:span text:style-name="T2418">Это ведь необычно, ты не думаешь?</text:span></text:p>
      <text:p text:style-name="P66">- <text:span text:style-name="T2419">Да, необычно, но магия доступна всем, к тому же существует магия </text:span><text:span text:style-name="T2420">Д</text:span><text:span text:style-name="T2419">ружбы, с силой которой не сравнится даже самая мощная темная магия.</text:span></text:p>
      <text:p text:style-name="P65">- <text:span text:style-name="T2421">Хорошо, Лара, теперь я точно раньше не уйду.</text:span></text:p>
      <text:p text:style-name="P65"><text:tab/><text:span text:style-name="T2422">Лара улыбнулась.</text:span></text:p>
      <text:p text:style-name="P65"><text:soft-page-break/><text:tab/><text:span text:style-name="T2423">Очередь уменьшалась, ничего нового и необычного для Флурри так и не появлялось, в основном это были телепортации, превращения каких нибудь предметов в другие </text:span><text:span text:style-name="T2424">и</text:span><text:span text:style-name="T2423"> </text:span><text:span text:style-name="T2466">лучевое представление</text:span><text:span text:style-name="T2424">.</text:span></text:p>
      <text:p text:style-name="P65"><text:tab/><text:span text:style-name="T2424">В </text:span><text:span text:style-name="T2468">этом году в </text:span><text:span text:style-name="T2467">зал</text:span><text:span text:style-name="T2468">е</text:span><text:span text:style-name="T2424"> были </text:span><text:span text:style-name="T2468">только одни</text:span><text:span text:style-name="T2424"> единороги кроме необычной, по мнению, Флурри земной пони и кирина </text:span><text:span text:style-name="T2425">кремового цвета</text:span><text:span text:style-name="T2424">.</text:span></text:p>
      <text:p text:style-name="P65"><text:tab/><text:span text:style-name="T2469">Пришел чер</text:span><text:span text:style-name="T2470">ё</text:span><text:span text:style-name="T2469">д последней пони.</text:span></text:p>
      <text:p text:style-name="P70"><text:tab/><text:span text:style-name="T2471">П</text:span><text:span text:style-name="T2426">отупив глаза </text:span><text:span text:style-name="T2471">к месту выступления </text:span><text:span text:style-name="T2426">просеменила </text:span><text:span text:style-name="T2471">пони угольного цвета. </text:span></text:p>
      <text:p text:style-name="P70"><text:span text:style-name="T2472"><text:tab/>К</text:span><text:span text:style-name="T2426">раем глаза она убедилась что все смотрят на неё и это ещё больше </text:span><text:span text:style-name="T2472">её напугало.</text:span></text:p>
      <text:p text:style-name="P71"><text:tab/><text:span text:style-name="T2427">Флурри с интересом наблюдала за ней.</text:span></text:p>
      <text:p text:style-name="P67"><text:tab/><text:span text:style-name="T2428">Ей удалось немного побороть свой страх и она подняла голову </text:span><text:span text:style-name="T2429">и ещё раз окинула зал взглядом, потом </text:span><text:span text:style-name="T2427">соединила копыта словно держала магический шар, но ничего </text:span><text:span text:style-name="T2430">не </text:span><text:span text:style-name="T2427">происходило. </text:span></text:p>
      <text:p text:style-name="P68"><text:span text:style-name="T2427"><text:tab/></text:span><text:span text:style-name="T2431">Когда она обратила внимание, что ничего не происходит, решила попробовать другое заклинание, з</text:span><text:span text:style-name="T2427">акрыла глаза и несколько минут </text:span><text:span text:style-name="T2432">неподвижно стояла, </text:span><text:soft-page-break/><text:span text:style-name="T2432">но к её сожалению ничего магического снова не произошло.</text:span></text:p>
      <text:p text:style-name="P68"><text:tab/><text:span text:style-name="T2432">И с последней надеждой она попыталась поднять <text:s/>мячики в воздух.</text:span></text:p>
      <text:p text:style-name="P68"><text:tab/><text:span text:style-name="T2433">Флурри услышала легкий смех среди новых учеников </text:span><text:span text:style-name="T2434">и посмотрела на Ла</text:span><text:span text:style-name="T2435">ру, </text:span><text:span text:style-name="T2436">она так же как и преподаватели держалась спокойно и ждала того момента, когда что-то произойдёт.</text:span></text:p>
      <text:p text:style-name="P68"><text:tab/><text:span text:style-name="T2436">Но ничего не произошло и принцесса Твайлайт Спаркл сказала:</text:span></text:p>
      <text:p text:style-name="P68">- <text:span text:style-name="T2436">Как твое имя?</text:span></text:p>
      <text:p text:style-name="P68">- <text:span text:style-name="T2437">Эмбер — тихо сказала новая ученица.</text:span></text:p>
      <text:p text:style-name="P72">- Ты хотела учиться в школе Кантерлота?</text:p>
      <text:p text:style-name="P65"><text:tab/><text:span text:style-name="T2438">Эмбер кивнула.</text:span></text:p>
      <text:p text:style-name="P65">- <text:span text:style-name="T2438">Ты могла поступ</text:span><text:span text:style-name="T2473">и</text:span><text:span text:style-name="T2438">ть так же как и другие земные пони, вам не ну</text:span><text:span text:style-name="T2474">ж</text:span><text:span text:style-name="T2438">но сдавать экзамены.</text:span></text:p>
      <text:p text:style-name="P65">- <text:span text:style-name="T2439">Но я владею магией - выдавила Эмбер.</text:span></text:p>
      <text:p text:style-name="P65"><text:tab/><text:span text:style-name="T2440">В центр зала вышел высокий крепко сложенный земной пони </text:span><text:span text:style-name="T2441">ярко-коричневого цвета и поклонился принцессе.</text:span></text:p>
      <text:p text:style-name="P65"><text:soft-page-break/>- <text:span text:style-name="T2441">Ваше величество, моя дочь владеет удивительной магией, но у неё сильная боязнь сцены.</text:span></text:p>
      <text:p text:style-name="P65">- <text:span text:style-name="T2442">Хорошо, Эмбер, </text:span><text:span text:style-name="T2443">я смогу принять тебя после завершения мероприятия в этом зале.</text:span></text:p>
      <text:p text:style-name="P65"><text:tab/><text:span text:style-name="T2443">Через несколько минут </text:span><text:span text:style-name="T2475">мероприятие по приему новых учеников закончилось и ученики</text:span><text:span text:style-name="T2443"> удалились </text:span><text:span text:style-name="T2475">вместе</text:span><text:span text:style-name="T2443"> </text:span><text:span text:style-name="T2475">с </text:span><text:span text:style-name="T2443">преподавател</text:span><text:span text:style-name="T2475">ями</text:span><text:span text:style-name="T2443">, </text:span><text:span text:style-name="T2475">а </text:span><text:span text:style-name="T2443">Флурри с Ларой остались на своих местах и благодаря заклинанию невидимости, которое Лара изучила летом ещё в Кристальной империи, им удалось остаться незамеченными.</text:span></text:p>
      <text:p text:style-name="P65"><text:tab/><text:span text:style-name="T2444">Эмбер во второй раз вышла в центр зала. Она чувствовала себя гораздо увереннее.</text:span></text:p>
      <text:p text:style-name="P65"><text:tab/><text:span text:style-name="T2445">Сначала у Эмбер снова ничего не получалось и её усилия были напрасными, но внезапно Флурри заметила как Эмбер взлетела.</text:span></text:p>
      <text:p text:style-name="P65"><text:tab/><text:span text:style-name="T2446">Принцесса Твайлайт Спаркл была поражена не меньше </text:span><text:span text:style-name="T2476">других.</text:span></text:p>
      <text:p text:style-name="P65"><text:tab/><text:span text:style-name="T2447">Эмбер не д</text:span><text:span text:style-name="T2448">олго была в воздухе и вновь опустилась. </text:span></text:p>
      <text:p text:style-name="P65">- <text:span text:style-name="T2448">Эмбер, у тебя невероятные магические способности!</text:span></text:p>
      <text:p text:style-name="P65"><text:soft-page-break/><text:tab/><text:span text:style-name="T2449">У отца Эмбер загорелась улыбка и он обнял свою дочь.</text:span></text:p>
      <text:p text:style-name="P74">- <text:span text:style-name="T2450">Вы можете узнать вс</text:span><text:span text:style-name="T2477">е необходимое для учёбы </text:span><text:span text:style-name="T2450">у директора.</text:span></text:p>
      <text:p text:style-name="P74">- <text:span text:style-name="T2478">Спасибо, ваше величество - сказал отец Эмбер.</text:span></text:p>
      <text:p text:style-name="P74"><text:span text:style-name="T2478">- </text:span><text:span text:style-name="T2479">Не беспокойтесь из-за дочери, все будет хорошо. - </text:span><text:span text:style-name="T2480">улыбнулась принцесса Твайлайт Спаркл и обратилась к Эмбер — Успехов тебе в учёбе! - и удалилась из зала.</text:span></text:p>
      <text:p text:style-name="P73"><text:tab/><text:span text:style-name="T2450">Зал опустел, остал</text:span><text:span text:style-name="T2481">ись только Флурри и Лара</text:span><text:span text:style-name="T2450">, скрытые магическими нитями невидимости.</text:span></text:p>
      <text:p text:style-name="P73">- <text:span text:style-name="T2451">Лара, ты видела?</text:span></text:p>
      <text:p text:style-name="P73">- <text:span text:style-name="T2452">Да, полеты с помощью магии это сложное заклинание, я его так и не смогла освоить.</text:span></text:p>
      <text:p text:style-name="P73">- <text:span text:style-name="T2453">Видимо, у нас будет новая подруга! - торжественно сказал</text:span><text:span text:style-name="T2482">а</text:span><text:span text:style-name="T2453"> Флурри и обе подруги </text:span><text:span text:style-name="T2483">отправились</text:span><text:span text:style-name="T2453"> на вечеринку к Пёрпл Кейк.</text:span></text:p>
      <text:p text:style-name="P64"><text:tab/></text:p>
      <text:p text:style-name="P60"/>
      <text:p text:style-name="P35"/>
      <text:p text:style-name="P5"><text:soft-page-break/><text:span text:style-name="T1067">5</text:span><text:bookmark-start text:name="__DdeLink__302_1002662238"/><text:span text:style-name="T1065">. Мистер Магитемз</text:span><text:bookmark-end text:name="__DdeLink__302_1002662238"/></text:p>
      <text:p text:style-name="P19"><text:tab/><text:bookmark-start text:name="__DdeLink__5944_140401309"/><text:bookmark-start text:name="__DdeLink__224_1002662238"/>Первые осен<text:span text:style-name="T412">н</text:span>ие дни были самыми превосходными, потому <text:span text:style-name="T413">что многие пони </text:span><text:span text:style-name="T454">снова</text:span><text:span text:style-name="T413"> встретили</text:span><text:span text:style-name="T454">сь со </text:span><text:span text:style-name="T413">свои</text:span><text:span text:style-name="T454">ми</text:span><text:span text:style-name="T413"> </text:span><text:span text:style-name="T1083">друзьями</text:span><text:span text:style-name="T413"> и после </text:span><text:span text:style-name="T415">столь длинных </text:span><text:span text:style-name="T413">летних каникул </text:span><text:span text:style-name="T1925">всем </text:span><text:span text:style-name="T413">хотелось поделиться</text:span><text:span text:style-name="T414"> </text:span><text:span text:style-name="T1926">впечатлениями и </text:span><text:span text:style-name="T414">подробностями</text:span><text:span text:style-name="T413">.</text:span><text:bookmark-end text:name="__DdeLink__5944_140401309"/><text:bookmark-end text:name="__DdeLink__224_1002662238"/><text:span text:style-name="T413"> </text:span><text:bookmark text:name="__DdeLink__5950_140401309"/><text:bookmark text:name="__DdeLink__228_1002662238"/></text:p>
      <text:p text:style-name="P77"><text:tab/><text:span text:style-name="T2488">В конце первой недели у класса Флурри должен был быть первый урок по магическим предметам, </text:span><text:span text:style-name="T2489">который преподавал Магитемз, </text:span><text:span text:style-name="T2490">талантливый и </text:span><text:span text:style-name="T2491">очень <text:s/>умный</text:span><text:span text:style-name="T2490"> </text:span><text:span text:style-name="T2491">п</text:span><text:span text:style-name="T2492">они</text:span><text:span text:style-name="T2490">.</text:span></text:p>
      <text:p text:style-name="P4"><text:tab/><text:bookmark-start text:name="__DdeLink__6065_140401309"/>Магитемз был ещё жеребенком, когда <text:span text:style-name="T1087">принцесса </text:span>Твайлайт вместе со своими друзьями спасла Кристальную Империю от Короля <text:span text:style-name="T1088">Сомбры</text:span>. <text:bookmark-end text:name="__DdeLink__6065_140401309"/></text:p>
      <text:p text:style-name="P4"><text:tab/><text:bookmark-start text:name="__DdeLink__6067_140401309"/>С <text:span text:style-name="T459">раннего </text:span>детства он отличался ораторским мастерством и любил изучать древние магические предметы.<text:bookmark-end text:name="__DdeLink__6067_140401309"/></text:p>
      <text:p text:style-name="P1"><text:tab/><text:bookmark-start text:name="__DdeLink__6069_140401309"/><text:span text:style-name="T460">Он</text:span> был обычным земным пони <text:span text:style-name="T460">и в</text:span> свои школьные годы знал в десятки раз больше о магии, чем его сверстники единороги.<text:bookmark-end text:name="__DdeLink__6069_140401309"/></text:p>
      <text:p text:style-name="P1"><text:tab/><text:bookmark-start text:name="__DdeLink__6071_140401309"/>В Кантерлот он переехал после основания школы <text:span text:style-name="T1098">Д</text:span>ружбы и подрабатывал тем, что работал в разных сувенирных лавках и продавал различные древние предметы.<text:bookmark-end text:name="__DdeLink__6071_140401309"/></text:p>
      <text:p text:style-name="P1"><text:soft-page-break/><text:tab/><text:bookmark-start text:name="__DdeLink__6073_140401309"/>Спустя несколько лет, как <text:span text:style-name="T1089">принцесса </text:span>Твайлайт <text:span text:style-name="T461">превратила одаренную школу для единорогов в </text:span><text:span text:style-name="T2493">полноценную магическую школу</text:span>, Магитемз <text:span text:style-name="T462">решил</text:span> попробовать себя в качестве учителя <text:span text:style-name="T463">по</text:span> Магически<text:span text:style-name="T463">м</text:span> предмет<text:span text:style-name="T463">ам</text:span> и был назначен профессором<text:bookmark-end text:name="__DdeLink__6073_140401309"/> <text:span text:style-name="T2494">благодаря углубленным знаниям.</text:span></text:p>
      <text:p text:style-name="P1"><text:tab/><text:bookmark-start text:name="__DdeLink__6075_140401309"/>Он очень сильно любил свой предмет и рассказывал с большим интересом, <text:span text:style-name="T1646">никому и никогда не было скучно на его уроках</text:span>.<text:bookmark-end text:name="__DdeLink__6075_140401309"/></text:p>
      <text:p text:style-name="P1"><text:tab/><text:bookmark-start text:name="__DdeLink__6077_140401309"/>А самым интересным была практическая часть, <text:span text:style-name="T464">когда</text:span> <text:span text:style-name="T464">Магитемз</text:span> демонстрировал <text:span text:style-name="T465">работу магического предмета и показывал как </text:span><text:span text:style-name="T2494">его </text:span><text:span text:style-name="T465">можно использовать</text:span>.<text:bookmark-end text:name="__DdeLink__6077_140401309"/></text:p>
      <text:p text:style-name="P6"><text:tab/><text:bookmark-start text:name="__DdeLink__6079_140401309"/>Свой класс он тоже расставил по особому вкусу: посередине круглый фиолетово-зеленый магический стол, <text:span text:style-name="T466">вокруг </text:span><text:span text:style-name="T2495">сидения </text:span><text:span text:style-name="T466">для учеников. </text:span><text:bookmark-end text:name="__DdeLink__6079_140401309"/></text:p>
      <text:p text:style-name="P6"><text:span text:style-name="T467"><text:tab/></text:span><text:bookmark-start text:name="__DdeLink__6081_140401309"/><text:span text:style-name="T467">В</text:span><text:span text:style-name="T466">се магические предметы он доставал из маленького шкафчика, который находился напротив входа в класс</text:span>.<text:bookmark-end text:name="__DdeLink__6081_140401309"/></text:p>
      <text:p text:style-name="P6"><text:tab/><text:span text:style-name="T2496">Шкафчик обладал магическим свойством и внутри содержал гораздо больше вещей, чем могло показаться на первый взгляд по его </text:span><text:span text:style-name="T2497">размеру.</text:span></text:p>
      <text:p text:style-name="P1"><text:tab/><text:bookmark-start text:name="__DdeLink__6083_140401309"/><text:span text:style-name="T468">Класс</text:span> Магитемза находился в передней башни правого крыла и был одним из самых любимых мест <text:soft-page-break/>студентов потому что ко всему великолепию предмета и преподавателя <text:span text:style-name="T469">рядом находилась столовая.</text:span><text:bookmark-end text:name="__DdeLink__6083_140401309"/></text:p>
      <text:p text:style-name="P1"><text:tab/><text:bookmark-start text:name="__DdeLink__6085_140401309"/>Когда <text:span text:style-name="T1647">прозвенел звонок, мистер Магитемз </text:span><text:span text:style-name="T1653">приступил к осмотру класса</text:span><text:span text:style-name="T1651">.</text:span><text:span text:style-name="T1650"> В</text:span><text:span text:style-name="T1648"> этот момент </text:span><text:span text:style-name="T1655">в кабинете </text:span><text:span text:style-name="T1654">внезапно появились</text:span><text:span text:style-name="T1648"> Флурри </text:span><text:span text:style-name="T1654">и</text:span><text:span text:style-name="T1649"> </text:span><text:span text:style-name="T1648">Лар</text:span><text:span text:style-name="T1654">а</text:span><text:span text:style-name="T1649"> </text:span>и удивили его н<text:span text:style-name="T1652">и</text:span> меньше если бы они <text:span text:style-name="T2498">принесли</text:span> с собой Амулет Аликорна.<text:bookmark-end text:name="__DdeLink__6085_140401309"/></text:p>
      <text:p text:style-name="P1"><text:bookmark-start text:name="__DdeLink__6087_140401309"/>- Хм оригинально, <text:span text:style-name="T2498">на протяжении всего преподавания в </text:span>школе, никто никогда не телепортировался в <text:span text:style-name="T2499">мой </text:span>класс — <text:span text:style-name="T470"><text:s/>сказал Магитемз.</text:span><text:bookmark-end text:name="__DdeLink__6087_140401309"/></text:p>
      <text:p text:style-name="P1"><text:bookmark-start text:name="__DdeLink__6089_140401309"/>- <text:span text:style-name="T470">А это у нас лучшие ученицы! — </text:span><text:span text:style-name="T2500">с усмешкой сказалаа</text:span><text:span text:style-name="T470"> </text:span><text:span text:style-name="T1862">Э</text:span><text:span text:style-name="T471">в</text:span><text:span text:style-name="T472">е</text:span><text:span text:style-name="T471">ри Хейт</text:span><text:bookmark-end text:name="__DdeLink__6089_140401309"/><text:span text:style-name="T471">.</text:span></text:p>
      <text:p text:style-name="P1"><text:bookmark-start text:name="__DdeLink__6091_140401309"/>- <text:span text:style-name="T473">Я слышал, <text:s/>что на первом курсе учился Аликорн, это вы Флурри Харт? - поинтересовался Магитемз.</text:span><text:bookmark-end text:name="__DdeLink__6091_140401309"/></text:p>
      <text:p text:style-name="P1"><text:bookmark-start text:name="__DdeLink__6093_140401309"/>- <text:span text:style-name="T473">Да, это я</text:span><text:bookmark-end text:name="__DdeLink__6093_140401309"/><text:span text:style-name="T473">.</text:span></text:p>
      <text:p text:style-name="P20"><text:bookmark-start text:name="__DdeLink__6095_140401309"/>-<text:bookmark-end text:name="__DdeLink__6095_140401309"/> <text:span text:style-name="T2501">Хорошо, очень приятно познакомиться! </text:span><text:span text:style-name="T1863">Все приготовились</text:span><text:span text:style-name="T474">? - </text:span><text:span text:style-name="T2502">спросил Магитемз и ещё раз осмотрел класс.</text:span></text:p>
      <text:p text:style-name="P23"><text:tab/><text:bookmark-start text:name="__DdeLink__6097_140401309"/>Ученики расположились на своих местах и внимательно уставились на <text:span text:style-name="T503">профессора</text:span>.<text:bookmark-end text:name="__DdeLink__6097_140401309"/> <text:bookmark text:name="__DdeLink__6099_140401309"/></text:p>
      <text:p text:style-name="P22"><text:bookmark-start text:name="__DdeLink__6101_140401309"/><text:soft-page-break/>- <text:span text:style-name="T2503">На моем предметы вы будете изучать не только магические предметы, </text:span><text:span text:style-name="T2504">но и прелести магии.</text:span><text:span text:style-name="T2503"> <text:s/></text:span><text:span text:style-name="T2505">Что ж, с</text:span>егодня мы поговорим о <text:span text:style-name="T1864">двух видах магии - т</text:span><text:span text:style-name="T2506">ё</text:span><text:span text:style-name="T1864">мной</text:span> и <text:span text:style-name="T2512">природной, данной нам с самого дества</text:span>. <text:span text:style-name="T475">Может кто-нибудь уже читал новые учебники </text:span><text:span text:style-name="T2507">по магическим предметам</text:span><text:span text:style-name="T475">?</text:span><text:bookmark-end text:name="__DdeLink__6101_140401309"/></text:p>
      <text:p text:style-name="P24"><text:bookmark-start text:name="__DdeLink__6103_140401309"/>- <text:span text:style-name="T476">Да — </text:span><text:span text:style-name="T1090">подняла копыт</text:span><text:span text:style-name="T1091">о</text:span><text:span text:style-name="T476"> Лара.</text:span><text:bookmark-end text:name="__DdeLink__6103_140401309"/></text:p>
      <text:p text:style-name="P24"><text:bookmark-start text:name="__DdeLink__6105_140401309"/>- <text:span text:style-name="T504">Отлично!</text:span><text:span text:style-name="T476"> Эти новые учебники написаны довольно простым языком и поэтому советую вам их </text:span><text:span text:style-name="T1092">обязательно почитать</text:span><text:span text:style-name="T476">, </text:span><text:span text:style-name="T1092">если вы этого ещё не сделали. </text:span><text:span text:style-name="T476"><text:s/></text:span><text:span text:style-name="T1092">Теперь</text:span><text:span text:style-name="T476"> кто-нибудь ответьте: а в чем разница между темной магией и </text:span><text:span text:style-name="T1865">светлой</text:span><text:span text:style-name="T476">?</text:span><text:bookmark-end text:name="__DdeLink__6105_140401309"/></text:p>
      <text:p text:style-name="P24"><text:bookmark-start text:name="__DdeLink__6107_140401309"/>- <text:span text:style-name="T476">Темная злая, а </text:span><text:span text:style-name="T2507">светлая</text:span><text:span text:style-name="T476"> добрая — </text:span><text:span text:style-name="T477">ответил Силли, светло-коричневый пони в очках, который был младше всех в классе.</text:span><text:bookmark-end text:name="__DdeLink__6107_140401309"/></text:p>
      <text:p text:style-name="P24"><text:bookmark-start text:name="__DdeLink__6109_140401309"/>- <text:span text:style-name="T478">Не совсем. Темная </text:span><text:span text:style-name="T479">магия может принести добро, так же как и </text:span><text:span text:style-name="T1866">светлая</text:span><text:span text:style-name="T479"> магия может принести зло</text:span><text:bookmark-end text:name="__DdeLink__6109_140401309"/><text:span text:style-name="T479">.</text:span></text:p>
      <text:p text:style-name="P24"><text:bookmark-start text:name="__DdeLink__6111_140401309"/>- <text:span text:style-name="T480">Темная магия это всего лишь вид </text:span><text:span text:style-name="T1867">светлой</text:span><text:span text:style-name="T480"> магии, только отличие в том, что она </text:span><text:span text:style-name="T2508">завладеть душой и создать хаос внутри каждого</text:span><text:span text:style-name="T480"> — ответила Лара.</text:span><text:bookmark-end text:name="__DdeLink__6111_140401309"/></text:p>
      <text:p text:style-name="P24"><text:bookmark-start text:name="__DdeLink__6113_140401309"/>- <text:span text:style-name="T480">Превосходн</text:span><text:span text:style-name="T2509">ый ответ</text:span><text:span text:style-name="T480">! - </text:span><text:span text:style-name="T2510">похвалил</text:span><text:span text:style-name="T481"> Магитемз и </text:span><text:span text:style-name="T1656">сделал несколько пометок в своем журнале</text:span><text:span text:style-name="T481"> - </text:span><text:span text:style-name="T2511">природная</text:span><text:span text:style-name="T482"> магия </text:span><text:span text:style-name="T2513">являются частью нас самих</text:span><text:span text:style-name="T482">, мы можем </text:span><text:soft-page-break/><text:span text:style-name="T482">превращать различные предметы, </text:span><text:span text:style-name="T2514">телепортироваться и</text:span><text:span text:style-name="T482"> даже летать, этот навык развивается и практикуется. Есть еще <text:s/>очень сильная магия дружбы, о которой вам рассказывали подробно на первом курсе. </text:span><text:span text:style-name="T483">И самая необычная т</text:span><text:span text:style-name="T2515">ё</text:span><text:span text:style-name="T483">мная, как </text:span><text:span text:style-name="T2516">уже отметила</text:span><text:span text:style-name="T483"> Лара, может завладеть </text:span><text:span text:style-name="T484">тем, кто применяет её. До сих пор эта магия оста</text:span><text:span text:style-name="T2516">ё</text:span><text:span text:style-name="T484">тся загадкой, но к счастью нам известно достаточно, что</text:span><text:span text:style-name="T505">бы </text:span><text:span text:style-name="T1868">научиться противостоять ей</text:span><text:bookmark-end text:name="__DdeLink__6113_140401309"/><text:span text:style-name="T1868">.</text:span></text:p>
      <text:p text:style-name="P24"><text:bookmark-start text:name="__DdeLink__6115_140401309"/>- <text:span text:style-name="T487">Профессор Магитемз</text:span><text:span text:style-name="T485">, почему нельзя просто так же е</text:span><text:span text:style-name="T2517">ё</text:span><text:span text:style-name="T485"> использовать, как </text:span><text:span text:style-name="T506">и </text:span><text:span text:style-name="T485">другую магию, только в добрых целях? — поинтересовался Силли.</text:span><text:bookmark-end text:name="__DdeLink__6115_140401309"/></text:p>
      <text:p text:style-name="P24"><text:bookmark-start text:name="__DdeLink__6119_140401309"/>- <text:span text:style-name="T485">Можно. Но ни один пони, даже очень сильный не может быть в полной мере уверен, что эта магия не поглотит его хорошие качества и не </text:span><text:span text:style-name="T2518">превратит</text:span><text:span text:style-name="T485"> его </text:span><text:span text:style-name="T2518">в чистое зло</text:span><text:span text:style-name="T485">. </text:span><text:span text:style-name="T486">На самом деле, в истории полно примеров того, что н</text:span><text:span text:style-name="T507">и</text:span><text:span text:style-name="T486"> темная магия была бедствием для Эквестрии, а скорее магия в копытах тех, кто был </text:span><text:span text:style-name="T1657">морально</text:span><text:span text:style-name="T486"> слаб и не смог победить ненависть, злобу и</text:span><text:span text:style-name="T487">ли</text:span><text:span text:style-name="T486"> простить обиды.</text:span><text:bookmark-end text:name="__DdeLink__6119_140401309"/></text:p>
      <text:p text:style-name="P24"><text:bookmark-start text:name="__DdeLink__6121_140401309"/>- <text:span text:style-name="T488">А, ... е</text:span><text:span text:style-name="T487">сли Флурри поглотит т</text:span><text:span text:style-name="T2519">ё</text:span><text:span text:style-name="T487">мная магия, она сможет ее контролировать? — </text:span><text:span text:style-name="T1093">не удержался</text:span><text:span text:style-name="T489"> Силли</text:span><text:bookmark-end text:name="__DdeLink__6121_140401309"/><text:span text:style-name="T489">.</text:span></text:p>
      <text:p text:style-name="P24"><text:bookmark-start text:name="__DdeLink__6123_140401309"/>- <text:span text:style-name="T490">Ты серьезно? Она обычную то не </text:span><text:span text:style-name="T1094">может</text:span><text:span text:style-name="T490"> контролировать — </text:span><text:span text:style-name="T2520">пошутила</text:span><text:span text:style-name="T490"> </text:span><text:span text:style-name="T1869">Э</text:span><text:span text:style-name="T490">вери Хейт.</text:span><text:bookmark-end text:name="__DdeLink__6123_140401309"/></text:p>
      <text:p text:style-name="P25"><text:bookmark-start text:name="__DdeLink__6125_140401309"/><text:soft-page-break/>Раздался легкий <text:span text:style-name="T491">смех</text:span> в классе.<text:bookmark-end text:name="__DdeLink__6125_140401309"/></text:p>
      <text:p text:style-name="P25"><text:bookmark-start text:name="__DdeLink__6127_140401309"/>- <text:span text:style-name="T492">Аликорны так же, как и другие магические существа могут оказаться под действием темной магии — </text:span><text:span text:style-name="T493">продолжал Магитемз — именно поэтому вы изучали, изучаете и будете изучать </text:span><text:span text:style-name="T1095">м</text:span><text:span text:style-name="T493">агию Дружбы. Я уже упоминал, что это могущественная магия </text:span><text:span text:style-name="T494">и добавлю, что именно о</text:span><text:span text:style-name="T493">на способн</text:span><text:span text:style-name="T495">а</text:span><text:span text:style-name="T493"> победить темную маги</text:span><text:span text:style-name="T496">ю. </text:span><text:span text:style-name="T497">Вы записали все в свои тетради?</text:span><text:bookmark-end text:name="__DdeLink__6127_140401309"/></text:p>
      <text:p text:style-name="P25"><text:bookmark-start text:name="__DdeLink__6129_140401309"/>- <text:span text:style-name="T497">Да, профессор — дружно ответил класс.</text:span><text:bookmark-end text:name="__DdeLink__6129_140401309"/></text:p>
      <text:p text:style-name="P26"><text:tab/><text:bookmark-start text:name="__DdeLink__6131_140401309"/>Урок был впечатляющим, почти все обсуждали его за обедом, особенно темную магию. Эта тема не прошла стороной и Флурри<text:bookmark-end text:name="__DdeLink__6131_140401309"/>.</text:p>
      <text:p text:style-name="P26"><text:bookmark-start text:name="__DdeLink__6133_140401309"/>- <text:span text:style-name="T498">Флурри, </text:span><text:span text:style-name="T1870">о чем </text:span><text:span text:style-name="T2521">задумалась</text:span><text:span text:style-name="T498">? - спросила Лара</text:span><text:bookmark-end text:name="__DdeLink__6133_140401309"/><text:span text:style-name="T498">, </text:span><text:span text:style-name="T2522">когда они сидели в столовой.</text:span></text:p>
      <text:p text:style-name="P26">- <text:bookmark text:name="__DdeLink__6135_140401309"/><text:span text:style-name="T2523">О тёмной магии.</text:span></text:p>
      <text:p text:style-name="P26">- <text:span text:style-name="T2524">Тебе снова снятся кошмары?</text:span></text:p>
      <text:p text:style-name="P26">- <text:span text:style-name="T2524">Нет, я тебе забыла рассказать, </text:span><text:span text:style-name="T2525">взгляни</text:span><text:span text:style-name="T2524"> — </text:span><text:span text:style-name="T2526">оглядываясь по сторонам тихо сказала </text:span><text:span text:style-name="T2524">Флурри и дотронулась до Амулета подаренного тётей, он стал снова видимым.</text:span></text:p>
      <text:p text:style-name="P26"><text:tab/><text:span text:style-name="T2527">Лара быстро взглянула и амулет снова стал невидимым.</text:span></text:p>
      <text:p text:style-name="P26"><text:soft-page-break/>- <text:span text:style-name="T2527">Моя тётя подарила мне его и сказала что он от тёмной магии, я забыла про него и только что вспом</text:span><text:span text:style-name="T2528">нила.</text:span></text:p>
      <text:p text:style-name="P26"><text:bookmark-start text:name="__DdeLink__6137_140401309"/>- <text:span text:style-name="T499">Вы будете шоколадный пудинг или яблочный пирог, а может сахарные шарики или брусничный йогурт? <text:s/>— протараторила Пёрпл Кейк.</text:span><text:bookmark-end text:name="__DdeLink__6137_140401309"/></text:p>
      <text:p text:style-name="P26"><text:bookmark-start text:name="__DdeLink__6139_140401309"/>- <text:span text:style-name="T508">Спасибо, </text:span><text:span text:style-name="T500">Пёрпл, мы уже взяли — </text:span><text:span text:style-name="T2529">ответила</text:span><text:span text:style-name="T500"> </text:span><text:bookmark-end text:name="__DdeLink__6139_140401309"/><text:span text:style-name="T2530">Лара.</text:span></text:p>
      <text:p text:style-name="P21"><text:span text:style-name="T417"><text:tab/></text:span><text:span text:style-name="T1858">Пёрпл Кей</text:span><text:span text:style-name="T2534">к</text:span><text:span text:style-name="T1858"> </text:span><text:span text:style-name="T2530">была забавной </text:span><text:span text:style-name="T2532">и </text:span><text:span text:style-name="T2530">интересной пони, она всегда стремилась</text:span><text:span text:style-name="T1858"> быть похожей на </text:span><text:span text:style-name="T2530">Пинки Пай</text:span><text:bookmark-start text:name="__DdeLink__5980_140401309"/><text:span text:style-name="T1858">,</text:span><text:bookmark-end text:name="__DdeLink__5980_140401309"/><text:span text:style-name="T1858"> но к сожалению ей не повезло с цветом гривы, что очень сильно огорчало её </text:span><text:span text:style-name="T1859">пока </text:span><text:bookmark-start text:name="__DdeLink__5982_140401309"/><text:span text:style-name="T457">Лара</text:span><text:bookmark-start text:name="__DdeLink__5980_1404013091"/><text:span text:style-name="T457"> </text:span><text:bookmark-end text:name="__DdeLink__5980_1404013091"/><text:span text:style-name="T1859">не </text:span><text:span text:style-name="T1858">научила Пёрпл менять цвет</text:span><text:span text:style-name="T457"> </text:span><text:span text:style-name="T1859">с помощью </text:span><text:span text:style-name="T1927">магии</text:span><text:span text:style-name="T1859"> </text:span><text:span text:style-name="T458">и</text:span><text:span text:style-name="T457"> поэтому </text:span><text:span text:style-name="T2531">обожательница</text:span><text:span text:style-name="T458"> Пинки Пай</text:span><text:span text:style-name="T457"> </text:span><text:span text:style-name="T2627">никогда не забудет </text:span><text:bookmark-end text:name="__DdeLink__5982_140401309"/><text:span text:style-name="T2627">пригласить Лару на свои вечеринки</text:span><text:span text:style-name="T457">.</text:span></text:p>
      <text:p text:style-name="P26">- <text:span text:style-name="T2533">А чем болтали? - спросила Пёрпл.</text:span></text:p>
      <text:p text:style-name="P26">- <text:span text:style-name="T2533">Флурри задумалась о тёмной магии.</text:span></text:p>
      <text:p text:style-name="P26">- <text:span text:style-name="T2534">Ууу, я тоже думала о ней </text:span><text:span text:style-name="T2535">и у меня даже появился серьезный вопрос, темная магия может захватить разум самой вес</text:span><text:span text:style-name="T2536">ё</text:span><text:span text:style-name="T2535">лой в мире пони?</text:span></text:p>
      <text:p text:style-name="P26">- <text:span text:style-name="T2536">Ты о миссис Пинки Пай?</text:span></text:p>
      <text:p text:style-name="P26">- <text:span text:style-name="T2536">Ага!</text:span></text:p>
      <text:p text:style-name="P26"><text:soft-page-break/>- <text:span text:style-name="T2536">Думаю, с Пинки </text:span><text:span text:style-name="T2628">Пай </text:span><text:span text:style-name="T2536">всё сложно, тут моя логика не работает — с отчаянием ответила Лара.</text:span></text:p>
      <text:p text:style-name="P33">- И моя логика тоже бессильна — согласилась Флурри.</text:p>
      <text:p text:style-name="P33">- Очень, очень и очень жаль!</text:p>
      <text:p text:style-name="P33"><text:tab/><text:span text:style-name="T2537">И Пёрпл Кейк </text:span><text:span text:style-name="T2538">набросилась на еду.</text:span></text:p>
      <text:p text:style-name="P33">- <text:span text:style-name="T2539">Флурри, теперь тебе не нужно беспокоиться </text:span><text:span text:style-name="T2540">о преследованиях неизвестной пони. </text:span><text:span text:style-name="T2629">В</text:span><text:span text:style-name="T2540">се хорошо, разве нет?</text:span><text:span text:style-name="T2539"> — прошептала Лара, </text:span><text:span text:style-name="T2540">наблюдая,</text:span><text:span text:style-name="T2539"> как Пёрпл перемалывает картофельное пюре </text:span><text:span text:style-name="T2540">с вишневым соусом</text:span><text:span text:style-name="T2539">.</text:span></text:p>
      <text:p text:style-name="P33">- <text:span text:style-name="T2632">Да, но вдруг она придумает другой способ добраться до меня, </text:span><text:span text:style-name="T2633">что тогда?</text:span></text:p>
      <text:p text:style-name="P33">- <text:span text:style-name="T2634">Твоя тётя этого не допустит никогда.</text:span></text:p>
      <text:p text:style-name="P34">- <text:span text:style-name="T2541">Думаю, ты права — </text:span><text:span text:style-name="T2630">согласилась Флурри и вместе с Ларой </text:span><text:bookmark-start text:name="__DdeLink__6145_140401309"/><text:span text:style-name="T501">молча приступил</text:span><text:span text:style-name="T2630">а</text:span><text:span text:style-name="T501"> к еде, </text:span><text:span text:style-name="T2631">в отличии от</text:span><text:span text:style-name="T501"> П</text:span><text:span text:style-name="T502">ё</text:span><text:span text:style-name="T501">рпл, </text:span><text:span text:style-name="T1658">которая </text:span><text:bookmark-end text:name="__DdeLink__6145_140401309"/><text:span text:style-name="T2541">издавала звуки воодушевления от вкусной еды.</text:span></text:p>
      <text:p text:style-name="P25"/>
      <text:p text:style-name="P43"/>
      <text:p text:style-name="P43"/>
      <text:p text:style-name="P30"><text:soft-page-break/><text:span text:style-name="T1065">6. </text:span><text:bookmark-start text:name="__DdeLink__6794_140401309"/><text:span text:style-name="T1065">Эмбер Грим</text:span><text:bookmark-end text:name="__DdeLink__6794_140401309"/></text:p>
      <text:p text:style-name="P32"><text:span text:style-name="T1065"><text:tab/></text:span><text:span text:style-name="T795">Эмбер в задумчивости </text:span><text:span text:style-name="T796">рассматривала картин</text:span><text:span text:style-name="T797">у на которой была изображена </text:span><text:span text:style-name="T798">принцесса </text:span><text:span text:style-name="T797">Твайлайт со своими друзьям</text:span><text:span text:style-name="T799">и и внизу была надпись «Дружба — это Магия. </text:span><text:span text:style-name="T800">Принцесса </text:span><text:span text:style-name="T799">Твайлайт </text:span><text:span text:style-name="T801">Спаркл</text:span><text:span text:style-name="T799"> символизирует </text:span><text:span text:style-name="T802">магию</text:span><text:span text:style-name="T799">, </text:span><text:span text:style-name="T803">Эп</text:span><text:span text:style-name="T804">плджек -</text:span><text:span text:style-name="T799"> честность, </text:span><text:span text:style-name="T805">Флаттершай</text:span><text:span text:style-name="T799"> - доброту, </text:span><text:span text:style-name="T806">Рарити</text:span><text:span text:style-name="T799"> - щедрость, </text:span><text:span text:style-name="T807">Радуга Дэш - </text:span><text:span text:style-name="T799">верность и </text:span><text:span text:style-name="T808">Пинки Пай</text:span><text:span text:style-name="T799"> — веселье. </text:span><text:span text:style-name="T810">Шесть</text:span><text:span text:style-name="T809"> элементов гармонии</text:span><text:span text:style-name="T799">»</text:span><text:span text:style-name="T797">.</text:span><text:span text:style-name="T795"> </text:span></text:p>
      <text:p text:style-name="P31"><text:span text:style-name="T512"><text:tab/></text:span><text:span text:style-name="T810">Остался последний урок по магическим заклинаниям и Эмбер с нетерпением ждала когда закончится </text:span><text:span text:style-name="T811">первый её </text:span><text:span text:style-name="T810">учебный день.</text:span></text:p>
      <text:p text:style-name="P78"><text:tab/><text:span text:style-name="T2542">Мимо проходили две одноклассницы и злобно посмотрели на неё, одна из н</text:span><text:span text:style-name="T2543">их </text:span><text:span text:style-name="T2635">обратилась к Эмбер</text:span><text:span text:style-name="T2543">:</text:span></text:p>
      <text:p text:style-name="P78">- <text:span text:style-name="T2544">Тебе повезло на экзамене, что папочка вступился, а вообще тебе не место в школе, где обучают магии!</text:span></text:p>
      <text:p text:style-name="P78"><text:tab/><text:span text:style-name="T2545">Эмбер ничего не сказала, она смотрела на своих одноклассниц и не </text:span><text:span text:style-name="T2636">понимала, чем помешала им</text:span><text:span text:style-name="T2545">.</text:span></text:p>
      <text:p text:style-name="P78">- <text:span text:style-name="T2545">Видимо ты ещё и глупая! Идём отсюда, с ней нет смысла болтать!</text:span></text:p>
      <text:p text:style-name="P79"><text:tab/>Эмбер вновь обратилась к картине и задумалась.</text:p>
      <text:p text:style-name="P78"><text:soft-page-break/><text:tab/><text:span text:style-name="T2546">До приезда в Кантерлот Эмбер не видела никогда школ и больших городов. Её пугало большое общество и другие пони, незнакомые для неё.</text:span></text:p>
      <text:p text:style-name="P78"><text:tab/><text:span text:style-name="T2546">И её мнение подтвердилось с поступлением в школу Кантерлота. Теперь она хочет снова вернутся домой и проводить всё свое свободное время с отцом.</text:span></text:p>
      <text:p text:style-name="P78">- <text:span text:style-name="T2547">Прости, я не помешала твоим размышлениям? - </text:span><text:span text:style-name="T2548">прозвучал мелодичный голос и Эмбер обернулась.</text:span></text:p>
      <text:p text:style-name="P78"><text:tab/><text:span text:style-name="T2549">Около неё стояла пони кремового цвета с необычным </text:span><text:span text:style-name="T2637">искривлённым </text:span><text:span text:style-name="T2549">рогом </text:span><text:span text:style-name="T2550">и в старомодной одежде.</text:span></text:p>
      <text:p text:style-name="P78">- <text:span text:style-name="T2551">Нет, я ни о чем важном не думала.</text:span></text:p>
      <text:p text:style-name="P78">- <text:span text:style-name="T2552">Тогда славно, моё имя </text:span><text:span text:style-name="T2553">Санрайз Бриск, </text:span><text:span text:style-name="T2555">а твоё?</text:span></text:p>
      <text:p text:style-name="P80">- Эмбер Грим.</text:p>
      <text:p text:style-name="P80">- Очень приятно познакомиться, Эмбер.</text:p>
      <text:p text:style-name="P78">- <text:span text:style-name="T2555">И мне тоже, т</text:span><text:span text:style-name="T2553">ы отличаешься от других единорогов.</text:span></text:p>
      <text:p text:style-name="P78">- <text:span text:style-name="T2553">Да, </text:span><text:span text:style-name="T2556">ведь </text:span><text:span text:style-name="T2553">я не единорог, я кирин.</text:span></text:p>
      <text:p text:style-name="P78">- <text:span text:style-name="T2554">Кирин?</text:span></text:p>
      <text:p text:style-name="P81">- <text:span text:style-name="T2557">Да, </text:span><text:span text:style-name="T2641">к</text:span><text:span text:style-name="T2557">ирины живут на Пике Страха.</text:span></text:p>
      <text:p text:style-name="P81"><text:soft-page-break/>- <text:span text:style-name="T2557">Необычное названи</text:span><text:span text:style-name="T2638">е</text:span><text:span text:style-name="T2557"> для родного дома.</text:span></text:p>
      <text:p text:style-name="P81">- <text:span text:style-name="T2558">Согласна! </text:span><text:span text:style-name="T2639">К</text:span><text:span text:style-name="T2558">огда </text:span><text:span text:style-name="T2641">к</text:span><text:span text:style-name="T2558">ирин злится то превращается в пылающего пони, нирика. </text:span><text:span text:style-name="T2559">Давным давно киринам пришлось пройти через ручей молчания чтобы перестать говорить и прекратить ссоры, </text:span><text:span text:style-name="T2640">разжигающие огонь</text:span><text:span text:style-name="T2559">. Но спустя время явились две пони и научили киринов контролировать гнев, с тех пор кирины путешествуют по всей Эквестрии.</text:span></text:p>
      <text:p text:style-name="P81">- <text:span text:style-name="T2559">Интересная история.</text:span></text:p>
      <text:p text:style-name="P81"><text:tab/><text:span text:style-name="T2559">В этот момент прозвенел звонок и Эмбер с Санрайз отправились на урок.</text:span></text:p>
      <text:p text:style-name="P81"><text:tab/><text:span text:style-name="T2560">Магические заклинания преподавал Спэлл Мэник, один из авторов нескольк</text:span><text:span text:style-name="T2642">их</text:span><text:span text:style-name="T2560"> десятков книг по магии и любитель книг о Дэринг Ду.</text:span></text:p>
      <text:p text:style-name="P81"><text:tab/><text:span text:style-name="T2561">Многие преподаватели удивлялись продуктивности Спэлла и владением более тысячи различных заклинаний.</text:span></text:p>
      <text:p text:style-name="P81"><text:tab/><text:span text:style-name="T2562">Спэлл был высоким единорогом т</text:span><text:span text:style-name="T2563">ё</text:span><text:span text:style-name="T2562">мно-бирюзового цвета</text:span><text:span text:style-name="T2563">. Он любил носить шляпы и у него </text:span><text:span text:style-name="T2643">был даже</text:span><text:span text:style-name="T2563"> целый набор </text:span><text:span text:style-name="T2644">шляп</text:span><text:span text:style-name="T2563"> на все случаи жизни.</text:span></text:p>
      <text:p text:style-name="P82"><text:tab/><text:span text:style-name="T2564">Эмбер расположилась на самом последнем ряду </text:span><text:span text:style-name="T2645">в </text:span><text:span text:style-name="T2564">школьно</text:span><text:span text:style-name="T2645">м</text:span><text:span text:style-name="T2564"> кабинет</text:span><text:span text:style-name="T2645">е.</text:span></text:p>
      <text:p text:style-name="P90"><text:soft-page-break/><text:tab/>Санрайз присоединилась к ней.</text:p>
      <text:p text:style-name="P81">- <text:span text:style-name="T2565">Все приготовились? - </text:span><text:span text:style-name="T2647">профессор </text:span><text:span text:style-name="T2566">Сп</text:span><text:span text:style-name="T2646">э</text:span><text:span text:style-name="T2566">лл окинул класс взглядом и убедившись, что все ученики на месте продолжал — Поздравляю вас с началом учебного года, наверно я не первый, кто вас уже успел поздравить. </text:span><text:span text:style-name="T2567">Сразу предупреждаю на моём уроке не нужно ничего поджигать и взрывать.</text:span></text:p>
      <text:p text:style-name="P81"><text:tab/><text:span text:style-name="T2568">Ученики улыбнулись.</text:span></text:p>
      <text:p text:style-name="P81">- <text:span text:style-name="T2569">Предмет магические заклинания состоит из двух частей: теоретическая и практическая. </text:span><text:span text:style-name="T2570">Основной акцент конечно же на практической, теория по большой части будет идти в копыто с практикой, так что вам ничего не нужно будет заучивать, как на Истории Магии. </text:span><text:span text:style-name="T2571">Сегодня мы рассмотрим простейшее заклинание, которое вы знаете почти с самого детства, заклинание левитации предметов. </text:span><text:span text:style-name="T2572">Это довольно простое заклинание, позволяющее нам поднять предмет </text:span><text:span text:style-name="T2573">и </text:span><text:span text:style-name="T2648">контролировать его</text:span><text:span text:style-name="T2573">.</text:span></text:p>
      <text:p text:style-name="P81"><text:tab/><text:span text:style-name="T2573">Профессор Спэлл поднял книгу с помощью заклинания и раскрыл её.</text:span></text:p>
      <text:p text:style-name="P81">- <text:span text:style-name="T2574">Но, </text:span><text:span text:style-name="T2649">было бы все так просто, мы бы все летали</text:span><text:span text:style-name="T2575">. </text:span><text:span text:style-name="T2650">Попробуем добавить</text:span><text:span text:style-name="T2576"> ещё несколько книг.</text:span></text:p>
      <text:p text:style-name="P81"><text:soft-page-break/><text:tab/><text:span text:style-name="T2577">Спэлл поднял ещё несколько книг с парт учеников.</text:span></text:p>
      <text:p text:style-name="P81">- <text:span text:style-name="T2652">П</text:span><text:span text:style-name="T2578">опробуем </text:span><text:span text:style-name="T2651">одновременно управится с несколькими книгами.</text:span></text:p>
      <text:p text:style-name="P81"><text:tab/><text:span text:style-name="T2578">Спэлл спокойным движением </text:span><text:span text:style-name="T2654">разместил </text:span><text:span text:style-name="T2653">книг</text:span><text:span text:style-name="T2654">и </text:span><text:span text:style-name="T2653">по разным углам кабинета и снова собрал перед собой.</text:span></text:p>
      <text:p text:style-name="P83">- На первый взгляд это может показаться простым<text:span text:style-name="T2655">. </text:span><text:span text:style-name="T2656">К</text:span>то хочет попробовать?</text:p>
      <text:p text:style-name="P83"><text:tab/><text:span text:style-name="T2579">Копыто подняла та пони, которая в коридоре нагрубила Эмбер.</text:span></text:p>
      <text:p text:style-name="P83">- <text:span text:style-name="T2579">Как твое имя?</text:span></text:p>
      <text:p text:style-name="P83">- <text:span text:style-name="T2580">Блуберри.</text:span></text:p>
      <text:p text:style-name="P83">- <text:span text:style-name="T2582">Хорошо, </text:span><text:span text:style-name="T2657">Блуберри</text:span><text:span text:style-name="T2581"> </text:span><text:span text:style-name="T2657">в</text:span><text:span text:style-name="T2581">озьми три книг</text:span><text:span text:style-name="T2658">и</text:span><text:span text:style-name="T2581"> и продела</text:span><text:span text:style-name="T2583">й</text:span><text:span text:style-name="T2581"> то же самое.</text:span></text:p>
      <text:p text:style-name="P83"><text:tab/><text:span text:style-name="T2583">Блуберри подняла книги и быстро повторила действия профессора.</text:span></text:p>
      <text:p text:style-name="P83">- <text:span text:style-name="T2583">Попробуй взять ещё три книги.</text:span></text:p>
      <text:p text:style-name="P83"><text:tab/><text:span text:style-name="T2584">Блуберри быстро справилась с </text:span><text:span text:style-name="T2659">новым </text:span><text:span text:style-name="T2584">заданием.</text:span></text:p>
      <text:p text:style-name="P83"><text:soft-page-break/>- <text:span text:style-name="T2584">Отлично, возьми ещё шесть книг и одновременно разложи их все по партам, не забудь </text:span><text:span text:style-name="T2585">мою положить на мой стол.</text:span></text:p>
      <text:p text:style-name="P83"><text:tab/><text:span text:style-name="T2660">Блуберри осторожно разместила все книги по своим местам</text:span><text:span text:style-name="T2585">.</text:span></text:p>
      <text:p text:style-name="P83">- <text:span text:style-name="T2586">Чудесно! </text:span><text:span text:style-name="T2587">У тебя хороший навык, </text:span><text:span text:style-name="T2589">проходи на свое место.</text:span><text:span text:style-name="T2587"> </text:span><text:span text:style-name="T2589">З</text:span><text:span text:style-name="T2588">аклинание левитации предметов очень полезное и не забывайте его тренировать. </text:span><text:span text:style-name="T2590">А теперь перейдем к более интересно</text:span><text:span text:style-name="T2661">му заданию</text:span><text:span text:style-name="T2590">. Мы посмотрим насколько у вас сильная магия. Кто хочет первым попробовать?</text:span></text:p>
      <text:p text:style-name="P84"><text:tab/>Почти весь класс поднял копыта, Эмбер открыла книгу и уткнулась в неё, надеясь что её не спросят.</text:p>
      <text:p text:style-name="P84"><text:tab/>Первым вышла Санрайз Бриск.</text:p>
      <text:p text:style-name="P85">- <text:span text:style-name="T2591">Попробуй поднять этот мячик — Спэлл наколдовал небольшой серый мячик.</text:span></text:p>
      <text:p text:style-name="P85"><text:tab/><text:span text:style-name="T2592">Санрайз с легкостью справилась с этой задачей.</text:span></text:p>
      <text:p text:style-name="P86">- <text:span text:style-name="T2592">Хорошо, теперь ещё раз попробуй — Спэлл наколдовал мячик побольше.</text:span></text:p>
      <text:p text:style-name="P86"><text:tab/><text:span text:style-name="T2593">И этот мячик Санрайз смогла поднять.<text:tab/></text:span></text:p>
      <text:p text:style-name="P87"><text:soft-page-break/><text:tab/><text:span text:style-name="T2594">Спэлл сделал ещё три попытки и на третьей у Санрайз не хватило сил </text:span><text:span text:style-name="T2662">поднять мячик</text:span><text:span text:style-name="T2594">.</text:span></text:p>
      <text:p text:style-name="P87">- <text:span text:style-name="T2594">Пятьсот двадцать три килограмма, отличный результат, </text:span><text:span text:style-name="T2595">проходи на место, теперь по очереди, начиная с первого ряда подходите к мячику.</text:span></text:p>
      <text:p text:style-name="P87"><text:tab/><text:span text:style-name="T2596">Эмбер заволновалась, ей нужно было выйти перед всем классом и </text:span><text:span text:style-name="T2663">измерить свою магическую силу</text:span><text:span text:style-name="T2596">. А вдруг как на экзамене ничего не получится и весь класс будет издеваться над ней.</text:span></text:p>
      <text:p text:style-name="P87">- <text:span text:style-name="T2597">Не переживай, у тебя все получится, Эмбер — успокаивала </text:span><text:span text:style-name="T2664">свою новую подругу </text:span><text:span text:style-name="T2597">Санрайз — ты </text:span><text:span text:style-name="T2598">поднимешь больше всех, я в тебя верю.</text:span></text:p>
      <text:p text:style-name="P87"><text:span text:style-name="T2598"><text:tab/></text:span><text:span text:style-name="T2665">Вот закончился первый ряд, второй, теперь выходит</text:span><text:span text:style-name="T2598"> Блуберри.</text:span></text:p>
      <text:p text:style-name="P87">- <text:span text:style-name="T2598">Семьсот тридцать, </text:span><text:span text:style-name="T2607">восхитительный результат, присаживайся.</text:span></text:p>
      <text:p text:style-name="P87"><text:tab/><text:span text:style-name="T2598">Блуберри с довольной ухмылкой уселась между своими подругами и обернулась к Эмбер:</text:span></text:p>
      <text:p text:style-name="P87">- <text:span text:style-name="T2598">Ну что, скоро твой черед, мячик хоть сдвинуть сможешь?!</text:span></text:p>
      <text:p text:style-name="P87"><text:tab/><text:span text:style-name="T2598">И Блуберри вместе с подругами захохотала.</text:span></text:p>
      <text:p text:style-name="P88"><text:soft-page-break/><text:tab/><text:span text:style-name="T2598">Пришёл чер</text:span><text:span text:style-name="T2666">ё</text:span><text:span text:style-name="T2598">д Эмбер. </text:span></text:p>
      <text:p text:style-name="P91"><text:tab/>Она решила, что её никто не заметит и не вызовет, поэтому продолжала смотреть в книгу.</text:p>
      <text:p text:style-name="P87">- <text:span text:style-name="T2599">Все продемонстрировали свои способности? - поинтересовался Спэлл.</text:span></text:p>
      <text:p text:style-name="P87">- <text:span text:style-name="T2599">Нет, профессор, Эмбер ещё не выходила — </text:span><text:span text:style-name="T2667">сказала</text:span><text:span text:style-name="T2600"> Блуберри </text:span><text:span text:style-name="T2668">и улыбнулась в сторону Эмбер.</text:span></text:p>
      <text:p text:style-name="P87">- <text:span text:style-name="T2600">Тогда прошу.</text:span></text:p>
      <text:p text:style-name="P87"><text:tab/><text:span text:style-name="T2601">Эмбер </text:span><text:span text:style-name="T2602">медленно встала и направилась к злосчастному мячику.</text:span></text:p>
      <text:p text:style-name="P87">- <text:span text:style-name="T2603">Секунду, теперь можно, поднимай.</text:span></text:p>
      <text:p text:style-name="P87"><text:tab/><text:span text:style-name="T2603">Эмбер </text:span><text:span text:style-name="T2604">направила копыта в сторону мячика и он поднялся. Ура. У неё получилось. </text:span></text:p>
      <text:p text:style-name="P87"><text:tab/><text:span text:style-name="T2605">Спэлл увеличил вес, и мячик снова вз</text:span><text:span text:style-name="T2669">м</text:span><text:span text:style-name="T2605">ыл в воздух.</text:span></text:p>
      <text:p text:style-name="P87"><text:tab/><text:span text:style-name="T2605">С каждым увеличением веса Эмбер чувствовала себя уверенн</text:span><text:span text:style-name="T2670">е</text:span><text:span text:style-name="T2605">й.</text:span></text:p>
      <text:p text:style-name="P87"><text:tab/><text:span text:style-name="T2605">Она уже </text:span><text:span text:style-name="T2606">забы</text:span><text:span text:style-name="T2671">л</text:span><text:span text:style-name="T2606">а </text:span><text:span text:style-name="T2671">в </text:span><text:span text:style-name="T2606">какой раз Спэлл увеличивает вес и не замечала возгласы учеников.</text:span></text:p>
      <text:p text:style-name="P87"><text:soft-page-break/><text:tab/><text:span text:style-name="T2607">Но </text:span><text:span text:style-name="T2608">видимо так устроен мир, что неведомые силы устанавливают предел нашим возможностям. Эмбер начала чувствовать слабость, мячик становился тяжелее.</text:span></text:p>
      <text:p text:style-name="P87"><text:tab/><text:span text:style-name="T2674">К</text:span><text:span text:style-name="T2608">огда до её предела возможностей оставалось совсем немного </text:span><text:span text:style-name="T2674">и</text:span><text:span text:style-name="T2608"> </text:span><text:span text:style-name="T2673">мячик начал замедлять своё движение</text:span><text:span text:style-name="T2608">, Эмбер услышала как одноклассники подбадривали её за исключением </text:span><text:span text:style-name="T2672">Блуберри</text:span><text:span text:style-name="T2608"> и её подруг и краем глаза заметила сияющую улыбку на лице Санрайз.</text:span></text:p>
      <text:p text:style-name="P89"><text:tab/><text:span text:style-name="T2675">И</text:span><text:span text:style-name="T2676">з</text:span><text:span text:style-name="T2608"> последних сил Эмбер </text:span><text:span text:style-name="T2677">подняла</text:span><text:span text:style-name="T2608"> </text:span><text:span text:style-name="T2677">тяжеленный мячик </text:span><text:span text:style-name="T2678">и он </text:span><text:span text:style-name="T2679">по велению профессора растаял в воздухе</text:span><text:span text:style-name="T2608">. </text:span></text:p>
      <text:p text:style-name="P92"><text:tab/>Раздался радостный вопль на весь школьный класс.</text:p>
      <text:p text:style-name="P83">- <text:span text:style-name="T2609">Эмбер, шесть с половиной тонн! </text:span><text:span text:style-name="T2610">Невероятно! Это новый школьный рекор</text:span><text:span text:style-name="T2611">д!</text:span></text:p>
      <text:p text:style-name="P83"><text:tab/><text:span text:style-name="T2611">Эмбер была рада, что всё закончилась и с радостью уселась на свое место.</text:span></text:p>
      <text:p text:style-name="P83"><text:tab/><text:span text:style-name="T2611">Санрайз не могла сдержать своих эмоций и даже обняла Эмбер.</text:span></text:p>
      <text:p text:style-name="P83"><text:soft-page-break/><text:tab/><text:span text:style-name="T2612">Урок подошёл к концу </text:span><text:span text:style-name="T2613">и </text:span><text:span text:style-name="T2614">ученики, радуясь, что закончился первый учебный день, побрели по домам.</text:span></text:p>
      <text:p text:style-name="P83">- <text:span text:style-name="T2615">Ты потрясла весь класс! - говорила Санрайз, когда они с Эмбер вышли из школы.</text:span></text:p>
      <text:p text:style-name="P83">- <text:span text:style-name="T2680">К</text:span><text:span text:style-name="T2616">ажется только разозлила </text:span><text:span text:style-name="T2680">Блуберри</text:span><text:span text:style-name="T2616">.</text:span></text:p>
      <text:p text:style-name="P83">- <text:span text:style-name="T2616">Не обращай внимание, она просто </text:span><text:span text:style-name="T2681">видит</text:span><text:span text:style-name="T2616"> в тебе соперницу.</text:span></text:p>
      <text:p text:style-name="P83">- <text:span text:style-name="T2616">Соперницу?</text:span></text:p>
      <text:p text:style-name="P83">- <text:span text:style-name="T2617">Она боится что </text:span><text:span text:style-name="T2682">ты более талантливая</text:span><text:span text:style-name="T2618">.</text:span></text:p>
      <text:p text:style-name="P83">- <text:span text:style-name="T2618">Почему? </text:span><text:span text:style-name="T2682">Разве это плохо?</text:span></text:p>
      <text:p text:style-name="P83">- <text:span text:style-name="T2619">Нет конечно. А ты на какой улице живешь?</text:span></text:p>
      <text:p text:style-name="P83">- <text:span text:style-name="T2619">На </text:span><text:span text:style-name="T2683">Би</text:span><text:span text:style-name="T2619">р</text:span><text:span text:style-name="T2683">ю</text:span><text:span text:style-name="T2619">зовой</text:span></text:p>
      <text:p text:style-name="P83">- <text:span text:style-name="T2619">А я на улице Понивилля, ну тогда увид</text:span><text:span text:style-name="T2684">и</text:span><text:span text:style-name="T2619">мся в школе, мне налево.</text:span></text:p>
      <text:p text:style-name="P83">- <text:span text:style-name="T2619">Хорошо.</text:span></text:p>
      <text:p text:style-name="P83"><text:tab/><text:span text:style-name="T2619">И </text:span><text:span text:style-name="T2622">обе </text:span><text:span text:style-name="T2619">подруги, недавно </text:span><text:span text:style-name="T2621">ставшие друзьями</text:span><text:span text:style-name="T2619">, </text:span><text:span text:style-name="T2623">расстались и отправились </text:span><text:span text:style-name="T2625">по</text:span><text:span text:style-name="T2623"> свои</text:span><text:span text:style-name="T2625">м</text:span><text:span text:style-name="T2623"> дом</text:span><text:span text:style-name="T2624">а</text:span><text:span text:style-name="T2626">м</text:span><text:span text:style-name="T2624">.</text:span></text:p>
      <text:p text:style-name="P83"/>
      <text:p text:style-name="P250"/>
      <text:p text:style-name="P219"><text:soft-page-break/><text:span text:style-name="T1075">7</text:span><text:span text:style-name="T1069">. </text:span><text:bookmark-start text:name="__DdeLink__6800_140401309"/><text:span text:style-name="T1069">Школа Дружбы</text:span><text:bookmark-end text:name="__DdeLink__6800_140401309"/></text:p>
      <text:p text:style-name="P218"><text:tab/><text:span text:style-name="T2744">На</text:span><text:span text:style-name="T2685"> выходных </text:span><text:span text:style-name="T2745">резко изменилась погода и всю субботу и воскресенье </text:span><text:span text:style-name="T2685">лил сильный дождь.</text:span></text:p>
      <text:p text:style-name="P218"><text:tab/><text:span text:style-name="T2685">Флурри была разочарована, она хотела прогуляться по </text:span><text:span text:style-name="T2746">всему </text:span><text:span text:style-name="T2685">Кантерлоту, заглянуть в Кристальную лавку, сходить к фонтану и насладиться осенним солнечным днём.</text:span></text:p>
      <text:p text:style-name="P218"><text:tab/><text:span text:style-name="T2685">Лара напротив была менее расстроена, так как запаслась книгами и принялась глотать страницы.</text:span></text:p>
      <text:p text:style-name="P235"><text:tab/><text:bookmark-start text:name="__DdeLink__6411_140401309"/><text:span text:style-name="T853">После дождливых выходных</text:span><text:span text:style-name="T867"> </text:span><text:span text:style-name="T853">класс Флурри долж</text:span><text:span text:style-name="T2748">ен</text:span><text:span text:style-name="T853"> был отправиться в школу Дружбы, </text:span><text:span text:style-name="T2747">в</text:span><text:span text:style-name="T854"> Понивилл</text:span><text:span text:style-name="T2747">ь</text:span><text:span text:style-name="T854">.</text:span><text:bookmark-end text:name="__DdeLink__6411_140401309"/></text:p>
      <text:p text:style-name="P235"><text:tab/><text:span text:style-name="T2686">Флурри попросила Лару не ждать её, ссылаясь на важные причины. </text:span></text:p>
      <text:p text:style-name="P235"><text:tab/><text:span text:style-name="T2686">Лара в свою очередь немного забеспокоилась, вспомнив о преследовании пони </text:span><text:span text:style-name="T2749">в капюшоне </text:span><text:span text:style-name="T2686">и амулета против тёмной магии, </text:span><text:span text:style-name="T2687">решила подождать Флурри около Кристальной лавки.</text:span></text:p>
      <text:p text:style-name="P236"><text:tab/><text:span text:style-name="T2688">Не прошло и получаса, как она увидела свою подругу </text:span><text:span text:style-name="T2750">с расстроенным видом.</text:span></text:p>
      <text:p text:style-name="P235">- <text:span text:style-name="T1949">Привет, Лара.</text:span></text:p>
      <text:p text:style-name="P235"><text:soft-page-break/>- <text:span text:style-name="T2688">Флурри, всё хорошо?</text:span></text:p>
      <text:p text:style-name="P235">- <text:span text:style-name="T2689">Не совсем.</text:span></text:p>
      <text:p text:style-name="P235">- <text:span text:style-name="T2689">Что случилось?</text:span></text:p>
      <text:p text:style-name="P235"><text:tab/><text:span text:style-name="T2690">Флурри взяла Лару в копыта и растворилась вместе с подругой в кристальном блеске.</text:span></text:p>
      <text:p text:style-name="P328"><text:tab/><text:span text:style-name="T2690">Лара не сразу поняла </text:span><text:span text:style-name="T2751">куда они попали</text:span><text:span text:style-name="T2690">. </text:span></text:p>
      <text:p text:style-name="P328"><text:span text:style-name="T2690"><text:tab/>Повсюду были лишь деревья. </text:span></text:p>
      <text:p text:style-name="P328"><text:span text:style-name="T2690"><text:tab/></text:span><text:span text:style-name="T2751">Обернувшись, Лара увидела вдали высокие башни и </text:span><text:span text:style-name="T2690">поняла, что это был </text:span><text:span text:style-name="T2691">Кантерлотский лес.</text:span></text:p>
      <text:p text:style-name="P235">- <text:span text:style-name="T2692">Я должна убедиться, что нас никто не услышит.</text:span></text:p>
      <text:p text:style-name="P235"><text:tab/><text:span text:style-name="T2692">Рог Флурри засветился и светло-розовое </text:span><text:span text:style-name="T2753">скрыло</text:span><text:span text:style-name="T2752"> обеих подруг</text:span><text:span text:style-name="T2692">.</text:span></text:p>
      <text:p text:style-name="P235">- <text:span text:style-name="T2692">Теперь </text:span><text:span text:style-name="T2754">нас </text:span><text:span text:style-name="T2692">точно никто не услышит.</text:span></text:p>
      <text:p text:style-name="P235">- <text:span text:style-name="T2693">Флурри, что прои</text:span><text:span text:style-name="T2755">сходит</text:span><text:span text:style-name="T2693">? </text:span></text:p>
      <text:p text:style-name="P235">- <text:span text:style-name="T2694">Сегодня ночью мне приснился кошмар, в нём была пони в капюшоне. </text:span><text:span text:style-name="T2695">Я не могла пошевелиться, а она подходила всё ближе и ближе. Оставался только один шаг между нами, как мой амулет снова стал видимым и заметным для её глаз. Она сорвала его и </text:span><text:soft-page-break/><text:span text:style-name="T2695">исчезла. Тогда я проснулась и заметила что амулет пропал!</text:span></text:p>
      <text:p text:style-name="P235">- <text:span text:style-name="T2695">Пропал!? Этого не может быть! - </text:span><text:span text:style-name="T2756">ужаснулась Лара.</text:span></text:p>
      <text:p text:style-name="P235">- <text:span text:style-name="T2696">Мы имеем дело с очень сильной тёмной магией.</text:span></text:p>
      <text:p text:style-name="P235">- <text:span text:style-name="T2696">Нужно обязательно всё рассказать твоей тёте и немедленно!</text:span></text:p>
      <text:p text:style-name="P235">- <text:span text:style-name="T2696">Лара, </text:span><text:span text:style-name="T2697">амулет исчез! Амулет сделанный моей тётей, непревзойденным волшебником всех времён Эквестрии, </text:span><text:span text:style-name="T2757">был украден </text:span><text:span text:style-name="T2758">во сне!</text:span></text:p>
      <text:p text:style-name="P235">- <text:span text:style-name="T2759">Флурри, успокойся! </text:span><text:span text:style-name="T2760">И</text:span><text:span text:style-name="T2759"> что т</text:span><text:span text:style-name="T2698">ы собираешься </text:span><text:span text:style-name="T2759">делать</text:span><text:span text:style-name="T2698">? - ужаснулась Лара.</text:span></text:p>
      <text:p text:style-name="P235">- <text:span text:style-name="T2698">Пони в капюшоне преследует меня, а не тебя или мою тётю, </text:span><text:span text:style-name="T2761">это моя проблема, я должна сама разобраться во всём.</text:span></text:p>
      <text:p text:style-name="P235"><text:tab/><text:span text:style-name="T2698">Лара </text:span><text:span text:style-name="T2762">стала </text:span><text:span text:style-name="T2698">уговаривать Флурри, понимая что это </text:span><text:span text:style-name="T2763">бессмысленно</text:span><text:span text:style-name="T2698">, быстро взяла её в копыта и </text:span><text:span text:style-name="T2763">обе подруги появились перед</text:span><text:span text:style-name="T2698"> </text:span><text:span text:style-name="T2763">школой</text:span><text:span text:style-name="T2699"> Кантерлота.</text:span></text:p>
      <text:p text:style-name="P235">- <text:span text:style-name="T2700">Прости, Флурри, но там было небезопасно.</text:span></text:p>
      <text:p text:style-name="P235">- <text:span text:style-name="T2701">Лара, не говори никому, я должна справиться с этой пони сама.</text:span></text:p>
      <text:p text:style-name="P235">- <text:span text:style-name="T2702">Сама? </text:span><text:span text:style-name="T2703">А как же помощь твоей лучшей подруги?</text:span></text:p>
      <text:p text:style-name="P235"><text:soft-page-break/>- <text:span text:style-name="T2704">От твоей помощи я никогда не откажусь, а только буду рада.</text:span></text:p>
      <text:p text:style-name="P235">- <text:span text:style-name="T2764">Хорошо, д</text:span><text:span text:style-name="T2704">оговорились.</text:span></text:p>
      <text:p text:style-name="P237"><text:tab/><text:span text:style-name="T2705">И обе подруг</text:span><text:span text:style-name="T2706">и</text:span><text:span text:style-name="T2705"> отправились в школу, </text:span><text:span text:style-name="T2710">где их уже ожидал</text:span><text:span text:style-name="T2765">и.</text:span></text:p>
      <text:p text:style-name="P238"><text:bookmark-start text:name="__DdeLink__6429_140401309"/>- <text:span text:style-name="T855">Все готовы? — </text:span><text:span text:style-name="T858">спроси</text:span><text:span text:style-name="T859">ла</text:span><text:span text:style-name="T856"> </text:span><text:span text:style-name="T857">Потион Грин, </text:span><text:span text:style-name="T860">учитель по зельеварению, </text:span><text:span text:style-name="T1950">с которым всем предстояло отправиться в школу Друж</text:span><text:span text:style-name="T1951">бы</text:span><text:span text:style-name="T861">.</text:span><text:bookmark-end text:name="__DdeLink__6429_140401309"/></text:p>
      <text:p text:style-name="P238"><text:bookmark-start text:name="__DdeLink__6431_140401309"/>- <text:span text:style-name="T861">Да — дружно ответили ученики.</text:span><text:bookmark-end text:name="__DdeLink__6431_140401309"/></text:p>
      <text:p text:style-name="P238"><text:tab/><text:span text:style-name="T2707">Более старшим ученикам разрешалось использовать телепортацию, но в большинстве случаев все ученики добирались до Понивилля на поезде.</text:span></text:p>
      <text:p text:style-name="P238"><text:tab/><text:span text:style-name="T2711">Поезд быстро домчал до дружелюбного городка </text:span><text:span text:style-name="T2766">под известным названием Понивилль.</text:span></text:p>
      <text:p text:style-name="P240"><text:tab/><text:bookmark-start text:name="__DdeLink__6433_140401309"/>Флурри <text:span text:style-name="T2708">была </text:span>рада <text:span text:style-name="T2708">снова </text:span>встретится со Старлайт и Санбёрстом<text:bookmark-end text:name="__DdeLink__6433_140401309"/>, <text:span text:style-name="T2709">но ей не хотелось делиться своими страхами и проблемами. </text:span></text:p>
      <text:p text:style-name="P240"><text:span text:style-name="T2709"><text:tab/>Она уже решила, что должна сама справится </text:span><text:span text:style-name="T2712">с своими страхами и выяснить почему её преследует пони в капюшоне</text:span><text:span text:style-name="T2709">.</text:span></text:p>
      <text:p text:style-name="P330"><text:soft-page-break/><text:tab/><text:span text:style-name="T2713">Уроки были весёлым</text:span><text:span text:style-name="T2715">и и интересными. </text:span></text:p>
      <text:p text:style-name="P330"><text:span text:style-name="T2715"><text:tab/>В качестве преподавателей приходили</text:span><text:span text:style-name="T2713"> жите</text:span><text:span text:style-name="T2715">ли</text:span><text:span text:style-name="T2713"> самого Понивил</text:span><text:span text:style-name="T2714">л</text:span><text:span text:style-name="T2713">я и делились </text:span><text:span text:style-name="T2767">своими знаниями и опытом, накопленным за всю свою жизнь.</text:span></text:p>
      <text:p text:style-name="P240"><text:tab/><text:span text:style-name="T2716">Флурри пропустила последний урок </text:span><text:span text:style-name="T2768">у </text:span><text:span text:style-name="T2716">Скутало, </text:span><text:span text:style-name="T2717">чтобы попрактиковаться с Санбёрстом и закрепить знания за прошлый год.</text:span></text:p>
      <text:p text:style-name="P241"><text:tab/><text:span text:style-name="T2718">Лара, </text:span><text:span text:style-name="T2769">не дожидаясь подруги,</text:span><text:span text:style-name="T2718"> отправилась в библиотеку </text:span><text:span text:style-name="T2719">и дошла до раздела о геологии, </text:span><text:span text:style-name="T2770">как вдруг </text:span><text:span text:style-name="T2719">в её сумке </text:span><text:span text:style-name="T2770">что-то</text:span><text:span text:style-name="T2719"> засверкал</text:span><text:span text:style-name="T2770">о</text:span><text:span text:style-name="T2719">. </text:span></text:p>
      <text:p text:style-name="P325"><text:tab/>Она <text:span text:style-name="T2771">заглянула в сумку и </text:span><text:span text:style-name="T2772">увидев</text:span><text:span text:style-name="T2771"> что это книга, </text:span>достала <text:span text:style-name="T2771">её </text:span>и раскрыла. </text:p>
      <text:p text:style-name="P325"><text:tab/>Флурри написала что освободилась и ждёт её около входа.</text:p>
      <text:p text:style-name="P239"><text:bookmark-start text:name="__DdeLink__6435_140401309"/>- <text:span text:style-name="T2720">Прости Лара, что задержалась</text:span><text:bookmark-end text:name="__DdeLink__6435_140401309"/><text:span text:style-name="T2720">. - </text:span><text:span text:style-name="T2773">сказала Флурри, когда подошла Лара.</text:span></text:p>
      <text:p text:style-name="P239">- <text:span text:style-name="T2720">Санбёрст не спрашивал об амулете?</text:span></text:p>
      <text:p text:style-name="P239">- <text:span text:style-name="T2722">Спрашивал, </text:span><text:span text:style-name="T2721">я сказала что сняла его на выходных и забыла надеть, </text:span><text:span text:style-name="T2722">он отругал меня за несерь</text:span><text:span text:style-name="T2774">ё</text:span><text:span text:style-name="T2722">зность и все дела, в общем я выкрутилась как всегда — </text:span><text:span text:style-name="T2723">улыбнулась Флурри.</text:span></text:p>
      <text:p text:style-name="P242"><text:soft-page-break/><text:tab/><text:span text:style-name="T2724">Лара мысленно согласилась с хитром ходом своей подруги, но </text:span><text:span text:style-name="T2725">у неё закрались некоторые сомнения</text:span><text:span text:style-name="T2724">. </text:span></text:p>
      <text:p text:style-name="P326"><text:tab/>Санбёрст несомненно знал гораздо больше о магии и смог бы найти десятки объяснений как можно украсть вещь во сне и ещё в замке Кантерлота.</text:p>
      <text:p text:style-name="P243">- <text:span text:style-name="T2726">Лара, я что-то чувствую - <text:s/>задыхаясь </text:span><text:span text:style-name="T2775">выдавила</text:span><text:span text:style-name="T2726"> Флурри, она не могла сопротивляться, её окутывало чёрное облако.</text:span></text:p>
      <text:p text:style-name="P243"><text:span text:style-name="T2726"><text:tab/>Лара не раздумывая кинулась к Флурри и т</text:span><text:span text:style-name="T2727">ё</text:span><text:span text:style-name="T2726">мное облако заглотнула об</text:span><text:span text:style-name="T2776">е</text:span><text:span text:style-name="T2726">их. </text:span></text:p>
      <text:p text:style-name="P243"><text:tab/><text:span text:style-name="T2728">Флурри ничего не видела, т</text:span><text:span text:style-name="T2777">ё</text:span><text:span text:style-name="T2728">мная завеса притупила все чувства.</text:span></text:p>
      <text:p text:style-name="P243"><text:tab/><text:span text:style-name="T2728">Но это продолжалось не долго и обе подруги </text:span><text:span text:style-name="T2778">оказались на </text:span><text:span text:style-name="T2779">мягкой </text:span><text:span text:style-name="T2778">траве.</text:span></text:p>
      <text:p text:style-name="P244"><text:tab/><text:span text:style-name="T2729">Вокруг были одни темно-зелёные деревья, а вдалеке слышался волчий вой. </text:span></text:p>
      <text:p text:style-name="P327"><text:tab/>Лара поняла что они в Вечнозелёном лесу.</text:p>
      <text:p text:style-name="P244">- <text:span text:style-name="T2730">Флурри, ты в порядке?</text:span></text:p>
      <text:p text:style-name="P244">- <text:span text:style-name="T2731">Да, что произошло?</text:span></text:p>
      <text:p text:style-name="P244"><text:soft-page-break/>- <text:span text:style-name="T2731">Похоже кто-то телепортировал нас </text:span><text:span text:style-name="T2780">в Вечнозелёный лес</text:span><text:span text:style-name="T2731">.</text:span></text:p>
      <text:p text:style-name="P244">- <text:span text:style-name="T2732">Нужно возвращаться в школу… - не успела договорить Флурри как тёмная вспышка магического луча ослепила её.</text:span></text:p>
      <text:p text:style-name="P244"><text:tab/><text:span text:style-name="T2733">Лара среагировала и создала защитное поле, но не успела защитить Флурри: она уже </text:span><text:span text:style-name="T2734">упала от магического удар</text:span><text:span text:style-name="T2781">а</text:span><text:span text:style-name="T2734"> и потеряла сознание. <text:tab/></text:span></text:p>
      <text:p text:style-name="P244"><text:tab/><text:span text:style-name="T2734">Второй удар поразил и Лару, её защитное поле мгновенно разлетелось, </text:span><text:span text:style-name="T2735">оставив слабый </text:span><text:span text:style-name="T2734">бирюзовы</text:span><text:span text:style-name="T2735">й след</text:span><text:span text:style-name="T2734">.</text:span></text:p>
      <text:p text:style-name="P331"><text:tab/><text:span text:style-name="T2782">Наступил следующий день.</text:span><text:span text:style-name="T2736"> </text:span></text:p>
      <text:p text:style-name="P331"><text:span text:style-name="T2736"><text:tab/>Лара очнулась в ярко-белом помещении, свет слепил глаза.</text:span></text:p>
      <text:p text:style-name="P244"><text:tab/><text:span text:style-name="T2736">Это была палата в больнице Понивилля. </text:span></text:p>
      <text:p text:style-name="P244"><text:tab/><text:span text:style-name="T2737">Лара окинула комнату и слева от себя увидела свою подругу.</text:span></text:p>
      <text:p text:style-name="P244"><text:tab/><text:span text:style-name="T2737">В голове стоял шум и она ничего не могла вспомнить.</text:span></text:p>
      <text:p text:style-name="P244"><text:soft-page-break/><text:tab/><text:span text:style-name="T2738">Флурри тоже пришла в себя и задавалась такими же вопросами как и Лара. </text:span><text:span text:style-name="T2783">Ч</text:span><text:span text:style-name="T2738">то произошло? Как они попали в больницу?</text:span></text:p>
      <text:p text:style-name="P244"><text:tab/><text:span text:style-name="T2739">Доктор </text:span><text:span text:style-name="T2740">Терепи Эвер </text:span><text:span text:style-name="T2741">принесла больным вишнёвый суп с яблочным соком.</text:span></text:p>
      <text:p text:style-name="P244">- <text:span text:style-name="T2742">Доктор, что произошло? - выдавила Флурри.</text:span></text:p>
      <text:p text:style-name="P244">- <text:span text:style-name="T2742">Вы вчера решили проверить свою выносливость и выпить зелье затуманивания </text:span><text:span text:style-name="T2784">разума</text:span><text:span text:style-name="T2743">. Потеряли сознание и оказались здесь. Теперь завтракайте и восстанавливайте силы.</text:span></text:p>
      <text:p text:style-name="P244"><text:tab/><text:span text:style-name="T2743">Когда доктор ушла Флурри обернулась к Ларе и сказала:</text:span></text:p>
      <text:p text:style-name="P244">- <text:span text:style-name="T2743">Разве мы на такое способны?</text:span></text:p>
      <text:p text:style-name="P244">- <text:span text:style-name="T2743">С тобой, Флурри мы на всё способны.</text:span></text:p>
      <text:p text:style-name="P244"><text:tab/><text:span text:style-name="T2785">Подруги засмеялись, </text:span><text:span text:style-name="T2786">но</text:span><text:span text:style-name="T2785"> </text:span><text:span text:style-name="T2787">резко возникшая </text:span><text:span text:style-name="T2785">головн</text:span><text:span text:style-name="T2787">ая</text:span><text:span text:style-name="T2785"> боль </text:span><text:span text:style-name="T2786">заставила их </text:span><text:span text:style-name="T2785">молча приступи</text:span><text:span text:style-name="T2786">ть</text:span><text:span text:style-name="T2785"> к завтраку.</text:span></text:p>
      <text:p text:style-name="P234"><text:tab/><text:bookmark-start text:name="__DdeLink__6497_140401309"/><text:span text:style-name="T862">В это время в Понивилле</text:span><text:span text:style-name="T864"> </text:span><text:span text:style-name="T862">дул </text:span><text:span text:style-name="T2788">слабый</text:span><text:span text:style-name="T862"> восточный ветер, который </text:span><text:span text:style-name="T863">перекатывал опавшие </text:span><text:span text:style-name="T865">красно-желтые </text:span><text:span text:style-name="T863">листья <text:s/></text:span><text:span text:style-name="T865">и заставлял облака </text:span><text:span text:style-name="T866">медленно плыть </text:span><text:span text:style-name="T868">по</text:span><text:span text:style-name="T866"> неб</text:span><text:span text:style-name="T868">у</text:span><text:span text:style-name="T865">.</text:span><text:bookmark-end text:name="__DdeLink__6497_140401309"/></text:p>
      <text:p text:style-name="P42"><text:span text:style-name="T2620"/></text:p>
      <text:p text:style-name="P42"><text:soft-page-break/><text:span text:style-name="T2620">7. </text:span><text:bookmark-start text:name="__DdeLink__6796_140401309"/><text:span text:style-name="T2620">Вечеринка</text:span><text:bookmark-end text:name="__DdeLink__6796_140401309"/></text:p>
      <text:p text:style-name="P246"><text:tab/><text:span text:style-name="T697">На протяжении всей недели Флурри </text:span><text:span text:style-name="T698">старалась не обращать внимание на Эмбер Грим, к счастью они редко </text:span><text:span text:style-name="T699">встречались друг с другом</text:span><text:span text:style-name="T698">.</text:span></text:p>
      <text:p text:style-name="P247"><text:span text:style-name="T698"><text:tab/></text:span><text:span text:style-name="T707">Лара стала проводить гораздо меньше времени с Флурри </text:span><text:span text:style-name="T708">и поэтому ей становилось скучно без своей лучшей подруги.</text:span></text:p>
      <text:p text:style-name="P248"><text:span text:style-name="T699"><text:tab/></text:span><text:span text:style-name="T700">В четверг Флурри неожиданно столкнулась с </text:span><text:span text:style-name="T699">Санрайз Бриск. </text:span></text:p>
      <text:p text:style-name="P249"><text:span text:style-name="T699"><text:tab/></text:span><text:span text:style-name="T701">Это была пони фиолетово-оранжевого цвета с кудрявой гривой, она была самой замкнутой в классе и ни с кем особо не общалась. </text:span></text:p>
      <text:p text:style-name="P249"><text:span text:style-name="T701"><text:tab/>Наиболее близкими для неё была Лара, потому что они часто ходили вместе в библиотеку и обсуждали научные </text:span><text:span text:style-name="T708">темы</text:span><text:span text:style-name="T701">.</text:span></text:p>
      <text:p text:style-name="P210">- Привет, Санрайз! Я думала ты пошла вместе с Ларой в библиотеку?</text:p>
      <text:p text:style-name="P210">- Да, я была там — ответила Санрайз.</text:p>
      <text:p text:style-name="P246"><text:span text:style-name="T702">- </text:span><text:span text:style-name="T703">А мне что-то скучно стало в конце недели…</text:span></text:p>
      <text:p text:style-name="P246"><text:span text:style-name="T703">- Тебе скучно? Я </text:span><text:span text:style-name="T704">тебя не узнаю, Флурри!</text:span></text:p>
      <text:p text:style-name="P246"><text:soft-page-break/><text:span text:style-name="T704">- </text:span><text:span text:style-name="T705">Да, мне скучно, очень много домашнего задания, к тому же Лара часто пропадает то в библиотеке, то пишет научные работы!</text:span></text:p>
      <text:p text:style-name="P246"><text:span text:style-name="T705">- </text:span><text:span text:style-name="T706">Прости Флурри, но мне нужно зайти к мистеру Магитемзу, я в прошлом году пообещала ему, что принесу одну интересную вещь.</text:span></text:p>
      <text:p text:style-name="P211">- Хорошо, до встречи на скучной истории магии, Санрайз.</text:p>
      <text:p text:style-name="P211">- Не скучай, Флурри!</text:p>
      <text:p text:style-name="P246"><text:span text:style-name="T706"><text:tab/></text:span><text:span text:style-name="T709">Конец недели был для Флурри очень длинным и утомительным, она была рада, что неделя закончилась и на </text:span><text:bookmark-start text:name="__DdeLink__6249_140401309"/><text:span text:style-name="T513">выходных </text:span><text:span text:style-name="T709">она</text:span><text:span text:style-name="T513"> решил</text:span><text:span text:style-name="T573">а</text:span><text:span text:style-name="T513"> пойти на вечеринку к П</text:span><text:span text:style-name="T724">ё</text:span><text:span text:style-name="T513">рпл Кейк вместе с Ларой, чтобы <text:s/></text:span><text:span text:style-name="T572">отвлечься</text:span><text:span text:style-name="T513"> </text:span><text:span text:style-name="T723">от </text:span><text:span text:style-name="T572">учебы </text:span><text:span text:style-name="T709">и повеселиться с друзьями</text:span><text:span text:style-name="T513">.</text:span><text:bookmark-end text:name="__DdeLink__6249_140401309"/></text:p>
      <text:p text:style-name="P274"><text:span text:style-name="T515">- </text:span><text:span text:style-name="T680">Мы здесь покупали древние вазы, помнишь Флурри? - </text:span><text:span text:style-name="T725">сказал</text:span><text:span text:style-name="T726">а</text:span><text:span text:style-name="T725"> Лара, когда они вместе шли на вечеринку по изумрудной дорожке Кантерлота среди различных прилавков и разноцветных </text:span><text:span text:style-name="T727">доми</text:span><text:span text:style-name="T728">ков</text:span><text:span text:style-name="T725">.</text:span></text:p>
      <text:p text:style-name="P212">- Да, это было в прошлом году.</text:p>
      <text:p text:style-name="P245"><text:bookmark-start text:name="__DdeLink__6251_140401309"/><text:span text:style-name="T513">- </text:span><text:span text:style-name="T514">Подождите меня! - </text:span><text:span text:style-name="T680">крикнул</text:span><text:span text:style-name="T514">, </text:span><text:span text:style-name="T516">задыхаясь</text:span><text:span text:style-name="T514"> Силли</text:span><text:bookmark-end text:name="__DdeLink__6251_140401309"/><text:span text:style-name="T515"> </text:span><text:span text:style-name="T680">позади их.</text:span></text:p>
      <text:p text:style-name="P245"><text:bookmark-start text:name="__DdeLink__6253_140401309"/><text:soft-page-break/><text:span text:style-name="T515">- </text:span><text:span text:style-name="T517">Привет, Силли — </text:span><text:span text:style-name="T681">поприветствовала</text:span><text:span text:style-name="T517"> Лара </text:span><text:span text:style-name="T682">своего школьного друга</text:span><text:span text:style-name="T517">.</text:span><text:bookmark-end text:name="__DdeLink__6253_140401309"/></text:p>
      <text:p text:style-name="P245"><text:bookmark-start text:name="__DdeLink__6255_140401309"/><text:span text:style-name="T517">- </text:span><text:span text:style-name="T518">Привет всем! </text:span><text:span text:style-name="T519">Вы на вечеринку?</text:span><text:bookmark-end text:name="__DdeLink__6255_140401309"/></text:p>
      <text:p text:style-name="P251"><text:bookmark-start text:name="__DdeLink__6257_140401309"/><text:span text:style-name="T512">- </text:span><text:span text:style-name="T520">Да! — дружно ответили подруги</text:span><text:bookmark-end text:name="__DdeLink__6257_140401309"/><text:span text:style-name="T683">.</text:span></text:p>
      <text:p text:style-name="P251"><text:bookmark-start text:name="__DdeLink__6259_140401309"/><text:span text:style-name="T520">- </text:span><text:span text:style-name="T521">Я с вами. Вы уже сделали домашнее задание по магическим предметам? - </text:span><text:span text:style-name="T522">поинтересовался Силли.</text:span><text:bookmark-end text:name="__DdeLink__6259_140401309"/></text:p>
      <text:p text:style-name="P97"><text:bookmark-start text:name="__DdeLink__6261_140401309"/>- Да — <text:span text:style-name="T1096">ответила</text:span> Лара.<text:bookmark-end text:name="__DdeLink__6261_140401309"/></text:p>
      <text:p text:style-name="P251"><text:bookmark-start text:name="__DdeLink__6263_140401309"/><text:span text:style-name="T523">- </text:span><text:span text:style-name="T524">Я не совсем понимаю, как связаны гипогрифы с королем Штормом и как его посох смог </text:span><text:span text:style-name="T589">поглотить</text:span><text:span text:style-name="T524"> магию принцесс?</text:span><text:bookmark-end text:name="__DdeLink__6263_140401309"/></text:p>
      <text:p text:style-name="P251"><text:bookmark-start text:name="__DdeLink__6265_140401309"/><text:span text:style-name="T524">- </text:span><text:span text:style-name="T525">Гипогрифы… - </text:span><text:span text:style-name="T574">не успела начать Лара.</text:span><text:bookmark-end text:name="__DdeLink__6265_140401309"/></text:p>
      <text:p text:style-name="P252"><text:bookmark-start text:name="__DdeLink__6267_140401309"/><text:span text:style-name="T525">- </text:span><text:span text:style-name="T684">М</text:span><text:span text:style-name="T526">ожет быть будем веселиться и забудем об учебе хоть на пару часов — перебила Лару Флурри.</text:span></text:p>
      <text:p text:style-name="P253"><text:span text:style-name="T526"><text:tab/></text:span><text:span text:style-name="T684">Спустя минуту они увидели</text:span><text:span text:style-name="T526"> белокаменный домик с темно-синей куполообразной крышей, украшенный розовыми лентами </text:span><text:span text:style-name="T527">и</text:span><text:span text:style-name="T528"> цветами</text:span><text:span text:style-name="T529">.</text:span><text:bookmark-end text:name="__DdeLink__6267_140401309"/></text:p>
      <text:p text:style-name="P254"><text:span text:style-name="T529"><text:tab/></text:span><text:bookmark-start text:name="__DdeLink__6269_140401309"/><text:span text:style-name="T529">В</text:span><text:span text:style-name="T512">се трое подошли к двери и постучали, дверь моментально открылась и </text:span><text:span text:style-name="T575">на </text:span><text:span text:style-name="T512">пороге предстала сама Пёрпл Кейк:</text:span><text:bookmark-end text:name="__DdeLink__6269_140401309"/></text:p>
      <text:p text:style-name="P254"><text:bookmark-start text:name="__DdeLink__6271_140401309"/><text:span text:style-name="T512">- Привеееет, мои друзья! -</text:span><text:span text:style-name="T530"> радостно воскликнула Пёрпл </text:span><text:span text:style-name="T685">и </text:span><text:span text:style-name="T576">обняла </text:span><text:span text:style-name="T685">своих друзей</text:span><text:span text:style-name="T530"> — проходите </text:span><text:span text:style-name="T531">быстрее!</text:span><text:bookmark-end text:name="__DdeLink__6271_140401309"/></text:p>
      <text:p text:style-name="P254"><text:soft-page-break/><text:span text:style-name="T531"><text:tab/></text:span><text:bookmark-start text:name="__DdeLink__6273_140401309"/><text:span text:style-name="T532">Флурри была очень рада, что пошла на вечеринку, она заметила, что Лара тоже </text:span><text:span text:style-name="T533">не </text:span><text:span text:style-name="T577">прочь немного</text:span><text:span text:style-name="T533"> повеселиться.</text:span><text:bookmark-end text:name="__DdeLink__6273_140401309"/></text:p>
      <text:p text:style-name="P255"><text:span text:style-name="T533"><text:tab/></text:span><text:bookmark-start text:name="__DdeLink__6275_140401309"/><text:span text:style-name="T534">На вечеринке был почти весь класс, в котором училась Флурри </text:span><text:span text:style-name="T578">за исключением Санрайз </text:span><text:span text:style-name="T579">Бриск, </text:span><text:span text:style-name="T580">которая не любила находиться в большом обществе и предпочитала одна проводить время.</text:span><text:bookmark-end text:name="__DdeLink__6275_140401309"/></text:p>
      <text:p text:style-name="P255"><text:span text:style-name="T534"><text:tab/></text:span><text:bookmark-start text:name="__DdeLink__6277_140401309"/><text:span text:style-name="T535">П</text:span><text:span text:style-name="T581">ё</text:span><text:span text:style-name="T535">рпл Кейк раздавала мафины, наливала пунш, рассказывала смешные истории, а самый любимый её номер — это стрельба из пушки конфетти. </text:span><text:span text:style-name="T536">Она всегда мечтала о </text:span><text:span text:style-name="T581">такой </text:span><text:span text:style-name="T536">пушке, как у Пинки Пай, и такой шанс </text:span><text:span text:style-name="T582">однажды ей</text:span><text:span text:style-name="T536"> выпал.</text:span><text:bookmark-end text:name="__DdeLink__6277_140401309"/></text:p>
      <text:p text:style-name="P255"><text:span text:style-name="T536"><text:tab/></text:span><text:bookmark-start text:name="__DdeLink__6279_140401309"/><text:span text:style-name="T583">В один прекрасный день</text:span><text:span text:style-name="T537"> она узнала, что Флурри хорошо знакома и дружна с Пинки </text:span><text:span text:style-name="T539">Пай </text:span><text:span text:style-name="T537">и начала рас</text:span><text:span text:style-name="T538">спрашивать </text:span><text:span text:style-name="T540">её </text:span><text:span text:style-name="T541">вплоть до того во сколько встает Пинки и чем чистит зубы: зубной щеткой или нитью.</text:span><text:bookmark-end text:name="__DdeLink__6279_140401309"/></text:p>
      <text:p text:style-name="P255"><text:span text:style-name="T541"><text:tab/></text:span><text:bookmark-start text:name="__DdeLink__6281_140401309"/><text:span text:style-name="T542">Флурри </text:span><text:span text:style-name="T585">решила</text:span><text:span text:style-name="T542"> </text:span><text:span text:style-name="T584">сделать подарок для Пёрпл </text:span><text:span text:style-name="T542">и пригласила Пинки Пай вместе со своей семьей в Кантерлот, </text:span><text:span text:style-name="T543">чтобы устроить вечеринку для её </text:span><text:span text:style-name="T586">подруг</text:span><text:span text:style-name="T543">.</text:span><text:bookmark-end text:name="__DdeLink__6281_140401309"/></text:p>
      <text:p text:style-name="P255"><text:span text:style-name="T543"><text:tab/></text:span><text:bookmark-start text:name="__DdeLink__6283_140401309"/><text:span text:style-name="T543">Пёрпл Кейк </text:span><text:span text:style-name="T686">чуть не</text:span><text:span text:style-name="T544"> </text:span><text:span text:style-name="T543">сошла с ума, </text:span><text:span text:style-name="T544">когда узнала об этом,</text:span><text:span text:style-name="T543"> она была так благодарна Флурри, что могла даже рискнуть сразиться с Мантикорой или разъярённым </text:span><text:span text:style-name="T587">д</text:span><text:span text:style-name="T543">раконом.</text:span><text:bookmark-end text:name="__DdeLink__6283_140401309"/></text:p>
      <text:p text:style-name="P256"><text:soft-page-break/><text:span text:style-name="T543"><text:tab/></text:span><text:bookmark-start text:name="__DdeLink__6285_140401309"/><text:span text:style-name="T545">Для нее было </text:span><text:span text:style-name="T546">безграничным </text:span><text:span text:style-name="T545">счасть</text:span><text:span text:style-name="T547">ем</text:span><text:span text:style-name="T512"> устраивать вечеринку вместе </text:span><text:span text:style-name="T588">с пони, которую она обожала и на которую она хотела быть похожей</text:span><text:span text:style-name="T512">.</text:span><text:bookmark-end text:name="__DdeLink__6285_140401309"/></text:p>
      <text:p text:style-name="P256"><text:span text:style-name="T512"><text:tab/></text:span><text:span text:style-name="T687">В завершении праздника Пинки </text:span><text:span text:style-name="T688">Пай</text:span><text:span text:style-name="T687"> подарила </text:span><text:span text:style-name="T689">Пёрпл</text:span><text:span text:style-name="T687"> пушку с конфетти, это был самый лучший день для </text:span><text:span text:style-name="T690">н</text:span><text:span text:style-name="T691">её</text:span><text:span text:style-name="T687">, она его </text:span><text:span text:style-name="T691">запомнила</text:span><text:span text:style-name="T687"> на всю жизнь и ни раз о нем рассказывала.</text:span></text:p>
      <text:p text:style-name="P256"><text:span text:style-name="T512"><text:tab/></text:span><text:bookmark-start text:name="__DdeLink__6287_140401309"/><text:span text:style-name="T548">И <text:s/>после того дня не прошло ни одной вечеринк</text:span><text:span text:style-name="T590">и</text:span><text:span text:style-name="T548">, на которую П</text:span><text:span text:style-name="T549">ё</text:span><text:span text:style-name="T548">рпл не пригласила </text:span><text:span text:style-name="T550">бы </text:span><text:span text:style-name="T548">Флурри меньше </text:span><text:span text:style-name="T550">тр</text:span><text:span text:style-name="T591">ё</text:span><text:span text:style-name="T550">х</text:span><text:span text:style-name="T548"> раз.</text:span><text:bookmark-end text:name="__DdeLink__6287_140401309"/></text:p>
      <text:p text:style-name="P256"><text:span text:style-name="T548"><text:tab/></text:span><text:bookmark-start text:name="__DdeLink__6289_140401309"/><text:span text:style-name="T551">После полудня Лара</text:span><text:span text:style-name="T693"> покинула вечеринку,</text:span><text:span text:style-name="T551"> ссылаясь на дополнительные занятия по </text:span><text:span text:style-name="T552">изучению </text:span><text:span text:style-name="T553">древних </text:span><text:span text:style-name="T554">исторических текстов</text:span><text:span text:style-name="T552">.</text:span><text:bookmark-end text:name="__DdeLink__6289_140401309"/></text:p>
      <text:p text:style-name="P257"><text:span text:style-name="T552"><text:tab/></text:span><text:bookmark-start text:name="__DdeLink__6291_140401309"/><text:span text:style-name="T555">Флурри решила остаться еще на несколько часов и поболтать </text:span><text:span text:style-name="T556">с кем-нибудь. </text:span><text:span text:style-name="T694">Внезапно</text:span><text:span text:style-name="T557"> она услышала знакомое для нее имя «Эмбер Грим». </text:span><text:bookmark-end text:name="__DdeLink__6291_140401309"/></text:p>
      <text:p text:style-name="P257"><text:span text:style-name="T557"><text:tab/></text:span><text:bookmark-start text:name="__DdeLink__6293_140401309"/><text:span text:style-name="T558">Она обернулась и увидела </text:span><text:span text:style-name="T561">как </text:span><text:span text:style-name="T558">Эвери Хейт </text:span><text:span text:style-name="T561">говорила о чем-то</text:span><text:span text:style-name="T558"> со своими подругами </text:span><text:span text:style-name="T559">Дарлинг Свит </text:span><text:span text:style-name="T560">и </text:span><text:span text:style-name="T592">Брейни</text:span><text:span text:style-name="T560"> </text:span><text:span text:style-name="T593">Эвил</text:span><text:span text:style-name="T560"> </text:span><text:span text:style-name="T562">и решила подойти поближе, так чтобы они её не заметили</text:span><text:bookmark-end text:name="__DdeLink__6293_140401309"/><text:span text:style-name="T562">.</text:span></text:p>
      <text:p text:style-name="P256"><text:bookmark-start text:name="__DdeLink__6295_140401309"/><text:span text:style-name="T562">- </text:span><text:span text:style-name="T563">Она вообще странная, я </text:span><text:span text:style-name="T564">просто спросила </text:span><text:span text:style-name="T565">как она использует свою магию без рога, а она сказала, что не моего ума дела и так грубо </text:span><text:span text:style-name="T567">обошлась со мной, </text:span><text:soft-page-break/><text:span text:style-name="T568">высокомерное создание</text:span><text:span text:style-name="T692">!</text:span><text:span text:style-name="T568"> </text:span><text:span text:style-name="T565"><text:s/>— </text:span><text:span text:style-name="T566">проворчала </text:span><text:span text:style-name="T594">Брейни</text:span><text:span text:style-name="T566"> </text:span><text:span text:style-name="T710">Э</text:span><text:span text:style-name="T566">вил</text:span><text:bookmark-end text:name="__DdeLink__6295_140401309"/><text:span text:style-name="T566">.</text:span></text:p>
      <text:p text:style-name="P256"><text:bookmark-start text:name="__DdeLink__6297_140401309"/><text:span text:style-name="T566">- </text:span><text:span text:style-name="T712">Брейни, т</text:span><text:span text:style-name="T711">ы и в правду часто сунешь свой нос куда не нужно</text:span><text:span text:style-name="T569"> - </text:span><text:span text:style-name="T711">резко ответила</text:span><text:span text:style-name="T569"> Дарлинг Свит</text:span><text:bookmark-end text:name="__DdeLink__6297_140401309"/><text:span text:style-name="T569">.</text:span></text:p>
      <text:p text:style-name="P256"><text:span text:style-name="T569">- </text:span><text:span text:style-name="T712">Если ты хотела… - не договорила Брейни.</text:span></text:p>
      <text:p text:style-name="P256"><text:span text:style-name="T712">- </text:span><text:span text:style-name="T713">Успокойтесь! </text:span><text:span text:style-name="T714">Вы обе порой себя ведёте как малые дети. Эмбер </text:span><text:span text:style-name="T729">Грим</text:span><text:span text:style-name="T714"> может показаться странной пони, но не стоит её недооценивать, </text:span><text:span text:style-name="T715">её магические способности не уст</text:span><text:span text:style-name="T716">упают</text:span><text:span text:style-name="T715"> </text:span><text:span text:style-name="T717">способностям </text:span><text:span text:style-name="T715">Флурри Харт —</text:span><text:span text:style-name="T712"> </text:span><text:span text:style-name="T717">перебила своих подруг</text:span><text:span text:style-name="T713"> Эвери Хейт.</text:span></text:p>
      <text:p text:style-name="P202"><text:bookmark-start text:name="__DdeLink__6299_140401309"/>-<text:bookmark-end text:name="__DdeLink__6299_140401309"/> <text:span text:style-name="T1871">А вы слышали как она ответила Флурри Харт, когда та пыталась с ней подружиться? - </text:span><text:span text:style-name="T1872">вмешалась Дарлинг Свит.</text:span></text:p>
      <text:p text:style-name="P202">- <text:span text:style-name="T1872">Да, она поставила её на место, у Флурри даже чуть не пошли слёзы — добавила Брейни.</text:span></text:p>
      <text:p text:style-name="P203"><text:tab/><text:span text:style-name="T1928">Раздался легкий смешок.</text:span></text:p>
      <text:p text:style-name="P203">- <text:span text:style-name="T1873">Посмотрите она ещё подслушивает нас! - сказала Эвери Хейт и посмотрела в сторону Флурри.</text:span></text:p>
      <text:p text:style-name="P204"><text:tab/><text:span text:style-name="T1874">Флурри поняла, что её заметили и решила, что уже бессмысленно делать вид что ничего не слышала подошла к трем злодейкам.</text:span></text:p>
      <text:p text:style-name="P205"><text:soft-page-break/><text:span text:style-name="T1874">- </text:span><text:span text:style-name="T1875">Вы можете говорить любые гадости против меня и глупости против меня, </text:span><text:span text:style-name="T1876">но я </text:span><text:span text:style-name="T1929">не никогда не буду</text:span><text:span text:style-name="T1876"> опускаться до вашего уровня.</text:span></text:p>
      <text:p text:style-name="P205"><text:span text:style-name="T1874">- </text:span><text:span text:style-name="T1876">Право! Похлопаем дружно нашей доброй и хорошей Флурри Харт! - улыбаясь </text:span><text:span text:style-name="T1877">говорила</text:span><text:span text:style-name="T1876"> Эвери Хейт.</text:span></text:p>
      <text:p text:style-name="P205"><text:tab/><text:span text:style-name="T1877">Флурри понимала, что бесполезно общаться с Эвери Хейт и её подругами, они всегда были негодяйками и стремились унизить её или поиздеваться </text:span><text:span text:style-name="T1879">над ней</text:span><text:span text:style-name="T1877">, поэтому она </text:span><text:span text:style-name="T1878">решила уйти подальше от них.</text:span></text:p>
      <text:p text:style-name="P205">- <text:span text:style-name="T1878">Ты уходишь? А мы хотели тебе раскрыть тайну по поводу твоей лучшей подруг</text:span><text:span text:style-name="T1879">и.</text:span></text:p>
      <text:p text:style-name="P205"><text:tab/><text:span text:style-name="T1880">После этих слов Флурри </text:span><text:span text:style-name="T1930">не могла просто уйти</text:span><text:span text:style-name="T1880">.</text:span></text:p>
      <text:p text:style-name="P205">- <text:span text:style-name="T1881">Какую </text:span><text:span text:style-name="T1931">гад</text:span><text:span text:style-name="T1932">ость</text:span><text:span text:style-name="T1881"> ты ещё придумала, Эвери? - </text:span><text:span text:style-name="T1933">не сдержалась Флурри.</text:span></text:p>
      <text:p text:style-name="P205">- <text:span text:style-name="T1882">Тебе разве не рассказывала Лара, что у неё теперь появился новый друг и этот новый друг Эмбер Грим?</text:span></text:p>
      <text:p text:style-name="P205">- <text:span text:style-name="T1883">Ты можешь говорить сколько угодно гадостей в мою сторону, но не </text:span><text:span text:style-name="T1934">стоит плохо говорить про моих друзей</text:span><text:span text:style-name="T1883">!</text:span></text:p>
      <text:p text:style-name="P205"><text:soft-page-break/>- <text:span text:style-name="T1883">Решай сама, Флурри </text:span><text:span text:style-name="T1935">Харт</text:span><text:span text:style-name="T1883">, верить мне или нет, Лара ведь ушла домой по своим делам, так? А может она решила встретиться с Эмбер </text:span><text:span text:style-name="T1884">Грим</text:span><text:span text:style-name="T1883"> около лавки «Кристальная империя»?</text:span></text:p>
      <text:p text:style-name="P205"><text:tab/><text:span text:style-name="T1884">Дарлинг и Брейни дружно засмеялись, а Флурри ушла в довольно противоречивом настроении.</text:span></text:p>
      <text:p text:style-name="P276"><text:span text:style-name="T570"><text:tab/></text:span><text:span text:style-name="T718">Она хорошо знала Лару и полностью <text:s/>ей доверяла, но вдруг </text:span><text:span text:style-name="T719">Эмбер и в правду темная пони </text:span><text:span text:style-name="T720">и смогла повлиять на её лучшую подругу.</text:span></text:p>
      <text:p text:style-name="P276"><text:span text:style-name="T720"><text:tab/>«Нужно </text:span><text:span text:style-name="T722">по</text:span><text:span text:style-name="T720">торопиться, </text:span><text:span text:style-name="T721">лавка как раз по пути к дому Лары</text:span><text:span text:style-name="T720">» - </text:span><text:span text:style-name="T721">подумала Флурри, </text:span><text:bookmark-start text:name="__DdeLink__6337_140401309"/><text:span text:style-name="T571">быстро попрощалась с оставшимися подругами </text:span><text:span text:style-name="T595">на вечеринке </text:span><text:span text:style-name="T722">и</text:span><text:span text:style-name="T595"> </text:span><text:span text:style-name="T571">поспешила к Ларе</text:span><text:bookmark-end text:name="__DdeLink__6337_140401309"/><text:span text:style-name="T571">, </text:span><text:span text:style-name="T695">которая недавно ушла по своим важным делам</text:span><text:span text:style-name="T696">.</text:span></text:p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><text:soft-page-break/><text:span text:style-name="T812">8. </text:span><text:bookmark-start text:name="__DdeLink__6798_140401309"/>Конец друж<text:span text:style-name="T813">бы</text:span><text:bookmark-end text:name="__DdeLink__6798_140401309"/></text:p>
      <text:p text:style-name="P93"><text:tab/><text:bookmark-start text:name="__DdeLink__6339_140401309"/><text:span text:style-name="T814">В то время как Флурри </text:span><text:span text:style-name="T1097">отправилась</text:span><text:span text:style-name="T815"> к Ларе, </text:span><text:span text:style-name="T816">чтобы </text:span><text:span text:style-name="T1885">узнать правду</text:span><text:span text:style-name="T817">, </text:span><text:bookmark-end text:name="__DdeLink__6339_140401309"/><text:span text:style-name="T1885">около</text:span><text:bookmark-start text:name="__DdeLink__6341_140401309"/><text:span text:style-name="T1885"> прилавка</text:span><text:span text:style-name="T818">, в котором продавали </text:span><text:span text:style-name="T819">сувениры из Кристально</text:span><text:span text:style-name="T820">й</text:span><text:span text:style-name="T819"> империи, </text:span><text:span text:style-name="T821">стояла пони, темная как уголь, это была Эмбер Грим.</text:span><text:bookmark-end text:name="__DdeLink__6341_140401309"/></text:p>
      <text:p text:style-name="P93"><text:tab/><text:bookmark-start text:name="__DdeLink__6343_140401309"/><text:span text:style-name="T822">В это время пошел дождь </text:span><text:span text:style-name="T1886">и</text:span><text:span text:style-name="T822"> </text:span><text:span text:style-name="T1099">все улицы опустели.</text:span><text:bookmark-end text:name="__DdeLink__6343_140401309"/><text:span text:style-name="T823"> <text:s/><text:tab/></text:span><text:bookmark-start text:name="__DdeLink__6345_140401309"/><text:span text:style-name="T1100">Эмбер Грим</text:span><text:span text:style-name="T823"> </text:span><text:span text:style-name="T1101">не собиралась уходить, она кого-то</text:span><text:span text:style-name="T823"> ждала и ждала с </text:span><text:span text:style-name="T824">большим </text:span><text:span text:style-name="T823">нетерпением.</text:span><text:bookmark-end text:name="__DdeLink__6345_140401309"/></text:p>
      <text:p text:style-name="P93"><text:tab/><text:bookmark-start text:name="__DdeLink__6347_140401309"/><text:span text:style-name="T825">Ей стало скучно и она решила посмотреть, что было в прилавках </text:span><text:span text:style-name="T826">сквозь прозрачное стекло и увидела множество кристаллов </text:span><text:span text:style-name="T827">с разнообразными оттенками,</text:span><text:span text:style-name="T826"> начиная с бирюзового </text:span><text:span text:style-name="T828">и заканчивая</text:span><text:span text:style-name="T826"> </text:span><text:span text:style-name="T828">темно-серым.</text:span><text:bookmark-end text:name="__DdeLink__6347_140401309"/></text:p>
      <text:p text:style-name="P93"><text:tab/><text:bookmark-start text:name="__DdeLink__6349_140401309"/><text:span text:style-name="T829">Вдруг она услышала шаги, обернулась и увидела </text:span><text:bookmark-end text:name="__DdeLink__6349_140401309"/><text:span text:style-name="T1887">Лару.</text:span></text:p>
      <text:p text:style-name="P93">- <text:span text:style-name="T1888">Эмбер? Что ты здесь делаешь? - </text:span><text:span text:style-name="T1889">удивилась Лара.</text:span></text:p>
      <text:p text:style-name="P93">- <text:span text:style-name="T1890">Мне нужна твоя помощь.</text:span></text:p>
      <text:p text:style-name="P93">- <text:span text:style-name="T1891">Помощь? </text:span><text:span text:style-name="T1892">Что-то случилось?</text:span></text:p>
      <text:p text:style-name="P93">- <text:span text:style-name="T1893">Да, ты знаешь где сейчас книга?!</text:span></text:p>
      <text:p text:style-name="P93">- <text:span text:style-name="T1894">Что? А какой книге ты говоришь?</text:span></text:p>
      <text:p text:style-name="P93"><text:soft-page-break/>- <text:span text:style-name="T1895">О той, которую прив</text:span><text:span text:style-name="T1936">ё</text:span><text:span text:style-name="T1895">з Шарпен и про которую ты рассказывала Флурри.</text:span></text:p>
      <text:p text:style-name="P93">- <text:span text:style-name="T1896">Эмбер, но откуда тебе известно про книгу и… - Лара почувствовала слабость, словно кто-то проникал в её мозг и овладевал её разумом.</text:span></text:p>
      <text:p text:style-name="P93">- <text:span text:style-name="T1896">Теперь ты можешь мне всё рассказать, </text:span><text:span text:style-name="T1937">Лара</text:span><text:span text:style-name="T1896">? — настаивала Эмбер.</text:span></text:p>
      <text:p text:style-name="P93">- <text:span text:style-name="T1897">Я не понимаю, что происходит, Эмбер...</text:span><text:span text:style-name="T1937"> </text:span></text:p>
      <text:p text:style-name="P206"><text:tab/>Лара несколько минут не могла оправиться от странных и непонятных ощущений, все вокруг кружилось, словно на неё действовал сильный <text:span text:style-name="T1898">змеиный яд. </text:span></text:p>
      <text:p text:style-name="P206">- <text:span text:style-name="T1898">Лара, это я Эмбер, твой друг, расскажи мне про книгу, которую Шарпен привез в Кантерлот.</text:span></text:p>
      <text:p text:style-name="P206">- <text:span text:style-name="T1938">О</text:span><text:span text:style-name="T1899">н отдал её принцессе Твайлайт Спаркл, а она распорядилась передать её в библиотеку под личную ответственность мистеру Санлайту. - </text:span><text:span text:style-name="T1901">рассказывала Лара, у неё еще сильно болела голова и она смутно помнила, что произошло после того, как она вышла от Пёрпл </text:span><text:span text:style-name="T1902">Кейк</text:span><text:span text:style-name="T1901">.</text:span></text:p>
      <text:p text:style-name="P206">- <text:span text:style-name="T1899">Каким образом мистер Санлайт может получить доступ к книге?</text:span></text:p>
      <text:p text:style-name="P206"><text:soft-page-break/>- <text:span text:style-name="T1900">На запретное отделение наложено специальное заклинание, доступ к нему может получить только мистер Санлайт.</text:span></text:p>
      <text:p text:style-name="P206">- <text:span text:style-name="T1900">Хорошо, Лара, мне этого достаточно.</text:span></text:p>
      <text:p text:style-name="P206"><text:tab/><text:span text:style-name="T1903">Внезапно Эмбер почувствовала приближение Флурри и поняла, что </text:span><text:span text:style-name="T1904">у неё нет времени, чтобы </text:span><text:span text:style-name="T1939">уйти незамеченной</text:span><text:span text:style-name="T1904">.</text:span></text:p>
      <text:p text:style-name="P207">- <text:span text:style-name="T1904">Лара! Ты встретилась с Эмбер, но сказала что пошла домой по важным делам, </text:span><text:span text:style-name="T1906">на тебе применили заклинание, да?</text:span><text:span text:style-name="T1904"> — </text:span><text:span text:style-name="T1940">сказала</text:span><text:span text:style-name="T1905"> Флурри.</text:span></text:p>
      <text:p text:style-name="P206">- <text:span text:style-name="T1907">Нет, Флурри, ты ничего не понимаешь, </text:span><text:span text:style-name="T1908">я просто не хотела тебя впутывать в важное дело, которое ты сорвала бы. - </text:span><text:span text:style-name="T1941">ответила Лара, она не понимала что говорит и что происходит, все мысли </text:span><text:span text:style-name="T1942">были </text:span><text:span text:style-name="T1941">перепутаны.</text:span></text:p>
      <text:p text:style-name="P206">- <text:span text:style-name="T1908">Сорвала? </text:span><text:span text:style-name="T1909">Я твоя лучшая подруга!</text:span></text:p>
      <text:p text:style-name="P206">- <text:span text:style-name="T1910">Эмбер была права, что ты слишком высокого мнения о себе.</text:span></text:p>
      <text:p text:style-name="P206">- <text:span text:style-name="T1943">Я поняла, это Эмбер</text:span><text:span text:style-name="T1911"> действует на тебя, я разберусь с ней прямо сейчас!</text:span></text:p>
      <text:p text:style-name="P208"><text:tab/>Эмбер была спокойна, ей было приятно как рушится дружбы лучших др<text:span text:style-name="T1912">узей.</text:span></text:p>
      <text:p text:style-name="P208"><text:soft-page-break/>- <text:span text:style-name="T1912">Никто на меня не действует! У меня и в правду дома важные дела, </text:span><text:span text:style-name="T1944">тебе</text:span><text:span text:style-name="T1912"> лучше </text:span><text:span text:style-name="T1913">прекрати</text:span><text:span text:style-name="T1944">ть</text:span><text:span text:style-name="T1913"> быть самоуверенной и высокомерной кобылой! - резко ответила Лара и </text:span><text:span text:style-name="T1945">направилась</text:span><text:span text:style-name="T1913"> в сторону своего дома.</text:span></text:p>
      <text:p text:style-name="P208"><text:tab/><text:span text:style-name="T1914">Флурри стало больно, она всегда доверяла </text:span><text:span text:style-name="T1915">Ларе </text:span><text:span text:style-name="T1916">и никогда не ожидала </text:span><text:span text:style-name="T1944">услышать столько </text:span><text:span text:style-name="T1946">злобы от лучшей подруги</text:span><text:span text:style-name="T1916">. </text:span></text:p>
      <text:p text:style-name="P209"><text:tab/><text:span text:style-name="T1917">Она не хотела броситься на Эмбер, внутри неё </text:span><text:span text:style-name="T1918">рождалась и развивалась обида и заполняла всю душу. </text:span></text:p>
      <text:p text:style-name="P208"><text:tab/><text:span text:style-name="T1918">Эмбер смотрела </text:span><text:span text:style-name="T1921">как</text:span><text:span text:style-name="T1918"> Флурри </text:span><text:span text:style-name="T1921">улетает</text:span><text:span text:style-name="T1918"> и </text:span><text:span text:style-name="T1919">прекрасно понимала, что это она уничтожала их дружбу благодаря своими магическим способностям. </text:span></text:p>
      <text:p text:style-name="P208"><text:tab/><text:span text:style-name="T1919">Её отец всегда говорил, что у неё </text:span><text:span text:style-name="T1947">особенные</text:span><text:span text:style-name="T1919"> магические способности и что их нужно </text:span><text:span text:style-name="T1948">направить</text:span><text:span text:style-name="T1919"> на добрые дела </text:span><text:span text:style-name="T1948">и сейчас она думала об этом, почему она так поступила или это была не она.</text:span></text:p>
      <text:p text:style-name="P96"><text:span text:style-name="T830"><text:tab/></text:span><text:bookmark-start text:name="__DdeLink__6397_140401309"/><text:span text:style-name="T830">Дождь </text:span><text:span text:style-name="T850">стал ещё сильнее</text:span><text:span text:style-name="T830"> и </text:span><text:span text:style-name="T831">с куполообразных крыш капала вода, Эмбер шла </text:span><text:span text:style-name="T832">по влажной фиолетово-синей дорожке </text:span><text:span text:style-name="T1102">в сторону</text:span><text:span text:style-name="T833"> Кантерлотской школ</text:span><text:span text:style-name="T1103">ы</text:span><text:span text:style-name="T833">, около которой находился небольшой парк с </text:span><text:span text:style-name="T834">окаменелыми статуями.</text:span><text:bookmark-end text:name="__DdeLink__6397_140401309"/></text:p>
      <text:p text:style-name="P96"><text:tab/><text:bookmark-start text:name="__DdeLink__6399_140401309"/><text:span text:style-name="T835">Одно из любимых мест Эмбер.</text:span><text:bookmark-end text:name="__DdeLink__6399_140401309"/></text:p>
      <text:p text:style-name="P96"><text:soft-page-break/><text:tab/><text:bookmark-start text:name="__DdeLink__6401_140401309"/><text:span text:style-name="T836">Она остановилась </text:span><text:span text:style-name="T837">около </text:span><text:span text:style-name="T838">одной из серокаменных сооружений и прочитала:</text:span><text:bookmark-end text:name="__DdeLink__6401_140401309"/></text:p>
      <text:p text:style-name="P96"><text:tab/><text:bookmark-start text:name="__DdeLink__6403_140401309"/>«<text:span text:style-name="T838">Коузи Глоу, Тирек и Крисалис</text:span>»<text:bookmark-end text:name="__DdeLink__6403_140401309"/></text:p>
      <text:p text:style-name="P95"><text:tab/><text:bookmark-start text:name="__DdeLink__6405_140401309"/><text:span text:style-name="T839">Она хороша знала эту тройку злодеев из истории Эквестрии </text:span><text:span text:style-name="T840">и </text:span><text:span text:style-name="T842">даже </text:span><text:span text:style-name="T840">пыталась овладеть техникой </text:span><text:span text:style-name="T841">превращения в разных существ, как </text:span><text:span text:style-name="T1104">это делала</text:span><text:span text:style-name="T841"> Крисалис, </text:span><text:span text:style-name="T843">но ей никогда этого не удавалось.</text:span><text:bookmark-end text:name="__DdeLink__6405_140401309"/></text:p>
      <text:p text:style-name="P95"><text:tab/><text:bookmark-start text:name="__DdeLink__6407_140401309"/><text:span text:style-name="T844">Эмбер смотрела как капли падали на каменные волосы Коузи </text:span><text:span text:style-name="T845">и медленно </text:span><text:span text:style-name="T846">стекались</text:span><text:span text:style-name="T845"> к подножию, </text:span><text:span text:style-name="T847">образовывая </text:span><text:span text:style-name="T848">маленькую лужу вокруг, </text:span><text:span text:style-name="T1105">напоминающую</text:span><text:span text:style-name="T848"> ров </text:span><text:span text:style-name="T851">замка</text:span><text:span text:style-name="T848">.</text:span><text:bookmark-end text:name="__DdeLink__6407_140401309"/></text:p>
      <text:p text:style-name="P95"><text:tab/><text:bookmark-start text:name="__DdeLink__6409_140401309"/><text:span text:style-name="T849">Потом она направилась в Кантерлотское общежитие, чтобы </text:span><text:span text:style-name="T852">запереться от всех в комнате</text:span><text:bookmark-end text:name="__DdeLink__6409_140401309"/><text:span text:style-name="T852"> и</text:span><text:span text:style-name="T849"> </text:span><text:span text:style-name="T1920">остаться в одиночестве на</text:span><text:span text:style-name="T849"> все выходные.</text:span></text:p>
      <text:p text:style-name="P95"><text:tab/></text:p>
      <text:p text:style-name="P94"><text:tab/></text:p>
      <text:p text:style-name="P94"/>
      <text:p text:style-name="P94"/>
      <text:p text:style-name="P94"/>
      <text:p text:style-name="P94"/>
      <text:p text:style-name="P216"><text:soft-page-break/><text:span text:style-name="T1069">9. </text:span><text:span text:style-name="T1072">Сестра</text:span></text:p>
      <text:p text:style-name="P217"><text:tab/><text:span text:style-name="T2016">В утренний час из </text:span><text:span text:style-name="T2017">библиотеки Кантерлота вышел <text:s/>пони в очках, </text:span><text:span text:style-name="T2019">это был мистер Санлайт.</text:span><text:span text:style-name="T2017"> </text:span><text:span text:style-name="T2019">В</text:span><text:span text:style-name="T2018"> одном копыте он держал весьма ценную книгу </text:span><text:span text:style-name="T2019">и постоянно оглядывался.</text:span></text:p>
      <text:p text:style-name="P220"><text:tab/>Впереди он увидел пони в капюшоне, которая следила за ним и <text:span text:style-name="T2020">ждала его прибытия. </text:span></text:p>
      <text:p text:style-name="P217"><text:tab/><text:span text:style-name="T2020">Мистер Санлайт ещё раз убедился что никто его не </text:span><text:span text:style-name="T2022">увидел</text:span><text:span text:style-name="T2020">, передал книгу </text:span><text:span text:style-name="T2023">таинственной пони</text:span><text:span text:style-name="T2020"> и направил</text:span><text:span text:style-name="T2021">ся</text:span><text:span text:style-name="T2020"> обратно в библиотеку. </text:span></text:p>
      <text:p text:style-name="P217"><text:tab/>«<text:span text:style-name="T2024">Теперь книга у меня, </text:span><text:span text:style-name="T2025">осталось</text:span><text:span text:style-name="T2024"> только изучить знания, которые оставил злосчастный отец</text:span>» - <text:span text:style-name="T2025">думала пони в капюшоне, </text:span><text:span text:style-name="T2026">когда проходила мимо лавки «Кристальная империя».</text:span></text:p>
      <text:p text:style-name="P217"><text:tab/><text:span text:style-name="T2027">Она зашла в один </text:span><text:span text:style-name="T2028">из домиков на бирюзовой улице и </text:span><text:span text:style-name="T2029">закрыла все ставни и двери, </text:span><text:span text:style-name="T2030">затем положила книгу на стол и раскрыла её.</text:span></text:p>
      <text:p text:style-name="P217"><text:tab/><text:span text:style-name="T2031">Почти вся книга была пустой, только на последней страницы было заклинание. </text:span></text:p>
      <text:p text:style-name="P217"><text:tab/><text:span text:style-name="T2032">Загадочная пони достала из кармана острый кинжал необычной формы и принялась читать заклинание.</text:span></text:p>
      <text:p text:style-name="P217"><text:soft-page-break/><text:tab/><text:span text:style-name="T2033">Внезапно перед ней </text:span><text:span text:style-name="T2034">возник призрак </text:span><text:span text:style-name="T2035">Аликорна.</text:span></text:p>
      <text:p text:style-name="P217">- <text:span text:style-name="T2036">Ну здравствуй, Элизабет </text:span><text:span text:style-name="T2037">Грим, </text:span><text:span text:style-name="T2038">давненько я тебя не видел.</text:span></text:p>
      <text:p text:style-name="P217">- <text:span text:style-name="T2039">Привет, отец.</text:span></text:p>
      <text:p text:style-name="P217">- <text:span text:style-name="T2040">Тебе все-таки удалось найти книгу, </text:span><text:span text:style-name="T2041">я рад, что </text:span><text:span text:style-name="T2042">у тебя это получилось.</text:span></text:p>
      <text:p text:style-name="P217">- <text:span text:style-name="T2042">Прекрати </text:span><text:span text:style-name="T2074">любезничать</text:span><text:span text:style-name="T2042">, ты предал свою семью, меня и мою сестру, ты не смог получить власть и могущество и поэтому ты просто ничтожество.</text:span></text:p>
      <text:p text:style-name="P217">- <text:span text:style-name="T2043">Ничтожество? </text:span><text:span text:style-name="T2044">Тогда зачем я тебе нужен? </text:span><text:span text:style-name="T2045">Ведь я ни на что не способен.</text:span></text:p>
      <text:p text:style-name="P217">- <text:span text:style-name="T2046">Ты должен знать как попасть в средоточие мира.</text:span></text:p>
      <text:p text:style-name="P217">- <text:span text:style-name="T2047">Это забавно, ты ведь такая же как и я, тоже стремишься к власти и силе, </text:span><text:span text:style-name="T2075">разве нет?</text:span></text:p>
      <text:p text:style-name="P217">- <text:span text:style-name="T2048">Да, но нас отличает благоразумие, я никогда </text:span><text:span text:style-name="T2049">не буду полагаться на сомнительные сделки.</text:span></text:p>
      <text:p text:style-name="P217">- <text:span text:style-name="T2050">Тогда зачем тебе нужно попасть в замок Эндлифа?</text:span></text:p>
      <text:p text:style-name="P217">- <text:span text:style-name="T2051">Я хочу снова стать здоровой, какой я была прежде чем </text:span><text:span text:style-name="T2052">меня предал мой отец.</text:span></text:p>
      <text:p text:style-name="P217">- <text:span text:style-name="T2053">А разве ты бы не поступила так же?</text:span></text:p>
      <text:p text:style-name="P217"><text:soft-page-break/>- <text:span text:style-name="T2054">Я бы ни за что не предала своих союзников </text:span><text:span text:style-name="T2055">и тех кто мне доверял.</text:span></text:p>
      <text:p text:style-name="P217">- <text:span text:style-name="T2056">Весьма благородно с твоей стороны.</text:span></text:p>
      <text:p text:style-name="P217">- <text:span text:style-name="T2057">Я больше десяти лет мучилась от этой болезни и страдала, боли то прекращались то снова нарастали, сейчас мне гораздо лучше, но в любой </text:span><text:span text:style-name="T2076">момент</text:span><text:span text:style-name="T2057"> </text:span><text:span text:style-name="T2058">они могут </text:span><text:span text:style-name="T2077">снова </text:span><text:span text:style-name="T2058">вернуться.</text:span></text:p>
      <text:p text:style-name="P217">- <text:span text:style-name="T2058">Очень печально для тебя.</text:span></text:p>
      <text:p text:style-name="P217">- <text:span text:style-name="T2059">Ты уже ничего не сделаешь в своей жизни и поэтому позволь мне узнать как я могу найти это загадочное мест</text:span><text:span text:style-name="T2060">о.</text:span></text:p>
      <text:p text:style-name="P217">- <text:span text:style-name="T2060">Я нашел его с помощью одного древнего артефакта, который содержал </text:span><text:span text:style-name="T2078">часть </text:span><text:span text:style-name="T2060">маги</text:span><text:span text:style-name="T2078">и</text:span><text:span text:style-name="T2060"> средоточия мира, </text:span><text:span text:style-name="T2061">но к сожалению этот артефакт погиб вместе со мной, </text:span><text:span text:style-name="T2062">теперь я лишь призрак, не более.</text:span></text:p>
      <text:p text:style-name="P217">- <text:span text:style-name="T2063">Тогда мне нужен новый артефакт с такой магией.</text:span></text:p>
      <text:p text:style-name="P217">- <text:span text:style-name="T2064">У тебя есть сестра, </text:span><text:span text:style-name="T2065">которая обладает подобной магией.</text:span></text:p>
      <text:p text:style-name="P217">- <text:span text:style-name="T2064">Эмбер? </text:span><text:span text:style-name="T2079">У неё сильная и необычная магия.</text:span></text:p>
      <text:p text:style-name="P217"><text:soft-page-break/>- <text:span text:style-name="T2079">У неё магия, которая таится в замке Эндлифа и которой я хотел владеть, но по иронии судьбы она досталась пони, которая не жаждет власти.</text:span></text:p>
      <text:p text:style-name="P217">- <text:span text:style-name="T2080">Знаешь отец, я так рада что она не досталась тебе.</text:span></text:p>
      <text:p text:style-name="P217">- <text:span text:style-name="T2080">А я </text:span><text:span text:style-name="T2081">с удовольствием </text:span><text:span text:style-name="T2088">буду </text:span><text:span text:style-name="T2081">смотреть как вы будете друг друга уничтожать.</text:span></text:p>
      <text:p text:style-name="P217">- <text:span text:style-name="T2081">Этого не произойдет</text:span><text:span text:style-name="T2066">, </text:span><text:span text:style-name="T2081">она уже на моей стороне</text:span><text:span text:style-name="T2066">, </text:span><text:span text:style-name="T2081">именно </text:span><text:span text:style-name="T2066">благодаря ей <text:s/>я получила </text:span><text:span text:style-name="T2081">эту </text:span><text:span text:style-name="T2066">книгу.</text:span></text:p>
      <text:p text:style-name="P217">- <text:span text:style-name="T2067">Тогда у тебя не будет проблем.</text:span></text:p>
      <text:p text:style-name="P217">- <text:span text:style-name="T2082">Только</text:span><text:span text:style-name="T2067"> каким образом она укажет мне на замок Эндлифа?</text:span></text:p>
      <text:p text:style-name="P217">- <text:span text:style-name="T2083">Е</text:span><text:span text:style-name="T2068">сли она захочет его найти она найдёт его, </text:span><text:span text:style-name="T2084">здесь только проблема в доверии к тебе.</text:span></text:p>
      <text:p text:style-name="P217">- <text:span text:style-name="T2089">В доверии нет проблем</text:span><text:span text:style-name="T2085">.</text:span></text:p>
      <text:p text:style-name="P217">- <text:span text:style-name="T2086">Ты не считаешь себя предателем сестры?</text:span></text:p>
      <text:p text:style-name="P217">- <text:span text:style-name="T2069">Я </text:span><text:span text:style-name="T2087">её не предавала и никогда не собираюсь предавать, но если она захочет убить меня мне придётся ответить тем же.</text:span></text:p>
      <text:p text:style-name="P217">- <text:span text:style-name="T2069">Что ж, похвально, но это ещё не конец истории.</text:span></text:p>
      <text:p text:style-name="P217">- <text:span text:style-name="T2069">Я думаю для тебя уже конец, отец.</text:span></text:p>
      <text:p text:style-name="P221"><text:soft-page-break/>Элизабет закрыла книгу и призрак исчез.</text:p>
      <text:p text:style-name="P221">«Мне нужно только её доверие, тогда завтра я устрою ей проверку как она смогла усвоить урок». - <text:span text:style-name="T2070">подумала Элизабет и спрятала книгу в </text:span><text:span text:style-name="T2071">столик.</text:span></text:p>
      <text:p text:style-name="P222">«А теперь я должна закончить ещё одно дело <text:span text:style-name="T2072">на востоке</text:span> Эквестрии» - <text:span text:style-name="T2073">злобно улыбнулась Элизабет и растаяла в кристальном блеске.</text:span></text:p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33"/>
      <text:p text:style-name="P233"/>
      <text:p text:style-name="P259"><text:soft-page-break/>10. <text:bookmark-start text:name="__DdeLink__6802_140401309"/>Магическая дуэль<text:bookmark-end text:name="__DdeLink__6802_140401309"/></text:p>
      <text:p text:style-name="P98"><text:tab/><text:bookmark-start text:name="__DdeLink__6499_140401309"/><text:span text:style-name="T869">Магическая дуэль не была редкостью в Кантерлотской школе. </text:span><text:span text:style-name="T872">В основном, </text:span><text:span text:style-name="T870">все эти дуэли были настолько безобидными, что это мало кого уди</text:span><text:span text:style-name="T873">влял</text:span><text:span text:style-name="T941">о</text:span><text:span text:style-name="T870">.</text:span><text:bookmark-end text:name="__DdeLink__6499_140401309"/></text:p>
      <text:p text:style-name="P98"><text:tab/><text:bookmark-start text:name="__DdeLink__6501_140401309"/><text:span text:style-name="T871">В этот раз напротив все были очень сильно заинтересованы в битве двух столь разных пони — </text:span><text:span text:style-name="T874">Аликорна, владеющего мощной магией с детства </text:span><text:span text:style-name="T875">и способного разнести всю школу в порыве злости </text:span><text:span text:style-name="T874">и </text:span><text:span text:style-name="T875">загадочной</text:span><text:span text:style-name="T874"> пони, котор</text:span><text:span text:style-name="T875">ой приписывали владение </text:span><text:span text:style-name="T942">темными силами</text:span><text:span text:style-name="T875">.</text:span><text:bookmark-end text:name="__DdeLink__6501_140401309"/></text:p>
      <text:p text:style-name="P98"><text:tab/><text:bookmark-start text:name="__DdeLink__6503_140401309"/><text:span text:style-name="T876">Эвери Хейт уже успела все рассказать своим подругам, которые были в </text:span><text:span text:style-name="T878">школьном классе</text:span><text:span text:style-name="T876">, когда Флурри </text:span><text:span text:style-name="T877">погналась за Эмбер </text:span><text:span text:style-name="T879">и вызвала её на </text:span><text:span text:style-name="T943">магическую </text:span><text:span text:style-name="T879">дуэль.</text:span><text:bookmark-end text:name="__DdeLink__6503_140401309"/></text:p>
      <text:p text:style-name="P98"><text:bookmark-start text:name="__DdeLink__6505_140401309"/>- <text:span text:style-name="T880">Значит, скоро будет битва добра и зла? - </text:span><text:span text:style-name="T882">поинтересовалась </text:span><text:span text:style-name="T880">Дарлинг.</text:span><text:bookmark-end text:name="__DdeLink__6505_140401309"/></text:p>
      <text:p text:style-name="P98"><text:bookmark-start text:name="__DdeLink__6507_140401309"/>- <text:span text:style-name="T881">Это </text:span><text:span text:style-name="T1953">будет невероятным зрелищем! </text:span><text:span text:style-name="T881">- </text:span><text:span text:style-name="T883">воодушевленно </text:span><text:span text:style-name="T1954">сказала</text:span><text:span text:style-name="T883"> </text:span><text:span text:style-name="T1106">Брейни</text:span><text:span text:style-name="T883">.</text:span><text:bookmark-end text:name="__DdeLink__6507_140401309"/></text:p>
      <text:p text:style-name="P98"><text:bookmark-start text:name="__DdeLink__6509_140401309"/>- <text:span text:style-name="T1955">Как вы думаете чем это закончится?</text:span><text:span text:style-name="T884"> —</text:span><text:bookmark-end text:name="__DdeLink__6509_140401309"/><text:span text:style-name="T1956"> спросила</text:span><text:span text:style-name="T1955"> Эвери Хейт.</text:span></text:p>
      <text:p text:style-name="P98"><text:bookmark-start text:name="__DdeLink__6511_140401309"/><text:soft-page-break/>- <text:span text:style-name="T1957">Я думаю, Флурри превратит её в пепел!</text:span><text:span text:style-name="T885"> — </text:span><text:span text:style-name="T1959">начала</text:span><text:span text:style-name="T885"> </text:span><text:span text:style-name="T1107">Брейни</text:span><text:bookmark-end text:name="__DdeLink__6511_140401309"/><text:span text:style-name="T1107">.</text:span></text:p>
      <text:p text:style-name="P98">- <text:span text:style-name="T1958">А я наоборот за Эмбер, у неё все шансы уничтожить нашего дорогого Аликорна — </text:span><text:span text:style-name="T1960">добавила</text:span><text:span text:style-name="T1958"> Дарлинг.</text:span></text:p>
      <text:p text:style-name="P98">- <text:span text:style-name="T1961">Силы </text:span><text:span text:style-name="T1962">практически равны, разницы лишь в том, кто </text:span><text:span text:style-name="T1998">позволит</text:span><text:span text:style-name="T1962"> </text:span><text:span text:style-name="T1998">гневу овладеть </text:span><text:span text:style-name="T1999">своей душой</text:span><text:bookmark-start text:name="__DdeLink__6513_140401309"/><text:span text:style-name="T1962"> </text:span><text:bookmark-end text:name="__DdeLink__6513_140401309"/><text:span text:style-name="T1962">— </text:span><text:span text:style-name="T2000">сказала</text:span><text:span text:style-name="T1963"> Эвери Хейт.</text:span></text:p>
      <text:p text:style-name="P99"><text:span text:style-name="T886"><text:tab/></text:span><text:bookmark-start text:name="__DdeLink__6515_140401309"/><text:span text:style-name="T886">Дарлинг и </text:span><text:span text:style-name="T1108">Брейни</text:span><text:span text:style-name="T886"> </text:span><text:span text:style-name="T888">резко умолкли и задумались</text:span><text:span text:style-name="T886">, они </text:span><text:span text:style-name="T887">не </text:span><text:span text:style-name="T1964">совсем </text:span><text:span text:style-name="T2001">поняли</text:span><text:span text:style-name="T1964"> </text:span><text:span text:style-name="T1965">свою подругу и не знали </text:span><text:span text:style-name="T889">к чему приведёт предстоящая дуэль, </text:span><text:span text:style-name="T890">они лишь были уверены в том, что битва будет настоящей и возможно даже с </text:span><text:span text:style-name="T891">гибелью одной из соперниц.</text:span><text:bookmark-end text:name="__DdeLink__6515_140401309"/></text:p>
      <text:p text:style-name="P100"><text:tab/><text:bookmark-start text:name="__DdeLink__6517_140401309"/><text:span text:style-name="T892">К пяти часам около фонтана Золотой Дуб собрал</text:span><text:span text:style-name="T1965">ись почти все ученики</text:span><text:span text:style-name="T1109"> из школы Кантерлота</text:span><text:span text:style-name="T892">. </text:span><text:bookmark-end text:name="__DdeLink__6517_140401309"/></text:p>
      <text:p text:style-name="P116"><text:tab/><text:bookmark-start text:name="__DdeLink__6519_140401309"/>Пришли даже драконы и гипогрифы, чтобы увидеть битву добра и зла.<text:bookmark-end text:name="__DdeLink__6519_140401309"/></text:p>
      <text:p text:style-name="P101"><text:tab/><text:bookmark-start text:name="__DdeLink__6521_140401309"/><text:span text:style-name="T893">Фонтан Золотой Дуб был построен принцессой Твайлайт </text:span><text:span text:style-name="T901">и известен по всей Эквестрии</text:span><text:span text:style-name="T893">. </text:span><text:bookmark-end text:name="__DdeLink__6521_140401309"/></text:p>
      <text:p text:style-name="P117"><text:tab/><text:bookmark-start text:name="__DdeLink__6523_140401309"/>Раньше на том месте была превосходная библиотека, в которой жила сама Твайлайт, когда училась магии Дружбы в Понивилле.<text:bookmark-end text:name="__DdeLink__6523_140401309"/> </text:p>
      <text:p text:style-name="P102"><text:soft-page-break/><text:span text:style-name="T894"><text:tab/></text:span><text:bookmark-start text:name="__DdeLink__6525_140401309"/><text:span text:style-name="T894">Но потом </text:span><text:span text:style-name="T898">лорд</text:span><text:span text:style-name="T893"> </text:span><text:span text:style-name="T894">Тирек уничтожил её и из <text:s/></text:span><text:span text:style-name="T899">останков </text:span><text:span text:style-name="T904">з</text:span><text:span text:style-name="T902">олотого </text:span><text:span text:style-name="T903">д</text:span><text:span text:style-name="T902">уба</text:span><text:span text:style-name="T894"> </text:span><text:span text:style-name="T896">подруги </text:span><text:span text:style-name="T944">принцессы </text:span><text:span text:style-name="T896">Твайлайт </text:span><text:span text:style-name="T894">сделали </text:span><text:span text:style-name="T895">люстр</text:span><text:span text:style-name="T897">у</text:span><text:span text:style-name="T895"> в </text:span><text:span text:style-name="T900">тронном зале </text:span><text:span text:style-name="T895">Кристально</text:span><text:span text:style-name="T900">го</text:span><text:span text:style-name="T895"> замк</text:span><text:span text:style-name="T900">а, </text:span><text:span text:style-name="T944">как память об этом прекрасном месте и подарок для своей </text:span><text:span text:style-name="T1110">лучшей </text:span><text:span text:style-name="T944">подруг</text:span><text:span text:style-name="T945">и</text:span><text:span text:style-name="T944">.</text:span><text:bookmark-end text:name="__DdeLink__6525_140401309"/><text:bookmark text:name="__DdeLink__6527_140401309"/></text:p>
      <text:p text:style-name="P102"><text:tab/><text:bookmark-start text:name="__DdeLink__6529_140401309"/><text:span text:style-name="T909">Перед дуэлью Лара </text:span><text:bookmark-end text:name="__DdeLink__6529_140401309"/><text:span text:style-name="T1966">зашла в кабинет Старлайт, </text:span><text:span text:style-name="T1967">но её </text:span><text:span text:style-name="T2002">к сожалению </text:span><text:span text:style-name="T1967">там не было. </text:span><text:span text:style-name="T1968">Она решила проверить библиотеку и </text:span><text:span text:style-name="T2090">увидела пони в капюшоне, </text:span><text:span text:style-name="T2091">которая тоже её заметила и направилась в обратную сторону.</text:span></text:p>
      <text:p text:style-name="P102"><text:tab/><text:span text:style-name="T2091">Лара решила выяснить кем была эта пони и </text:span><text:span text:style-name="T2092">побежала за ней.</text:span></text:p>
      <text:p text:style-name="P215"><text:tab/><text:span text:style-name="T2093">Не успела она повернуть за угол куда исчезла загадочная пони</text:span> как почувствовала сильный удар магическим лучом.</text:p>
      <text:p text:style-name="P213"><text:span text:style-name="T1969"><text:tab/>Через несколько секунд </text:span><text:span text:style-name="T2094">Лара</text:span><text:span text:style-name="T1969"> потеряла сознание </text:span><text:span text:style-name="T1970">и </text:span><text:span text:style-name="T1971">пришла в себя только </text:span><text:span text:style-name="T2003">спустя пару</text:span><text:span text:style-name="T1971"> часов.</text:span></text:p>
      <text:p text:style-name="P103"><text:tab/><text:span text:style-name="T1972">В этот момент</text:span><text:bookmark-start text:name="__DdeLink__6527_1404013091"/><text:span text:style-name="T905"> Флурри и Эмбер </text:span><text:span text:style-name="T1973">уже </text:span><text:span text:style-name="T905">подошли к </text:span><text:span text:style-name="T906">розовому </text:span><text:span text:style-name="T905">фонтану, </text:span><text:span text:style-name="T906">в котором вода поднималась спиралью </text:span><text:span text:style-name="T907">до самого верха, затем превращалась в несколько голубых струек и </text:span><text:span text:style-name="T908">снова </text:span><text:span text:style-name="T907">возвращалась в чашу.</text:span><text:bookmark-end text:name="__DdeLink__6527_1404013091"/></text:p>
      <text:p text:style-name="P214"><text:tab/>Дуэль началась!</text:p>
      <text:p text:style-name="P104"><text:soft-page-break/><text:tab/><text:bookmark-start text:name="__DdeLink__6539_140401309"/>Никто не успел <text:span text:style-name="T910">даже сообразить, как Флурри <text:s/></text:span><text:span text:style-name="T912">заточила</text:span><text:span text:style-name="T910"> Эмбер </text:span><text:span text:style-name="T911">в </text:span><text:span text:style-name="T910">кусок розового кристалла.</text:span><text:bookmark-end text:name="__DdeLink__6539_140401309"/></text:p>
      <text:p text:style-name="P104"><text:bookmark-start text:name="__DdeLink__6541_140401309"/>- <text:span text:style-name="T913">Эмбер, тебе не стоит </text:span><text:span text:style-name="T946">даже</text:span><text:span text:style-name="T913"> пытаться выбраться из… - не успела договорить Флурри, как кристалл разлетелся и в неё прилетел обломок.</text:span><text:bookmark-end text:name="__DdeLink__6541_140401309"/></text:p>
      <text:p text:style-name="P104"><text:tab/><text:bookmark-start text:name="__DdeLink__6543_140401309"/><text:span text:style-name="T914">Он больно ударил в висок и Флурри чуть не потеряла сознание, все вокруг на какой-то миг помутнело </text:span><text:span text:style-name="T947">и у неё закружилась голова.</text:span><text:bookmark-end text:name="__DdeLink__6543_140401309"/></text:p>
      <text:p text:style-name="P105"><text:bookmark-start text:name="__DdeLink__6545_140401309"/>- <text:span text:style-name="T915">Прости, Флурри Харт, </text:span><text:span text:style-name="T1974">больно наверно?!</text:span><text:span text:style-name="T916"> — </text:span><text:span text:style-name="T2095">криво улыбнулась</text:span><text:span text:style-name="T916"> Эмбер.</text:span></text:p>
      <text:p text:style-name="P105"><text:span text:style-name="T916"><text:tab/>Флурри </text:span><text:span text:style-name="T917">снова пришла в себя и </text:span><text:span text:style-name="T948">ударила</text:span><text:span text:style-name="T917"> по Эмбер молнией, но она </text:span><text:span text:style-name="T922">отразила удар <text:s/>и он прилетел</text:span><text:span text:style-name="T918"> в одного из драконов, </text:span><text:span text:style-name="T919">который упал на земл</text:span><text:span text:style-name="T920">ю и </text:span><text:span text:style-name="T921">громко</text:span><text:span text:style-name="T920"> зарычал.</text:span><text:bookmark-end text:name="__DdeLink__6545_140401309"/></text:p>
      <text:p text:style-name="P301"><text:bookmark-start text:name="__DdeLink__6547_140401309"/><text:span text:style-name="T153">Пони испугались: магическая дуэль превратилась в самую настоящую битву</text:span><text:bookmark-end text:name="__DdeLink__6547_140401309"/><text:span text:style-name="T154">.</text:span></text:p>
      <text:p text:style-name="P104"><text:tab/><text:bookmark-start text:name="__DdeLink__6549_140401309"/><text:span text:style-name="T923">Лара </text:span><text:span text:style-name="T1975">уже </text:span><text:span text:style-name="T2004">пришла в себя</text:span><text:bookmark-end text:name="__DdeLink__6549_140401309"/><text:span text:style-name="T2004">, </text:span><text:span text:style-name="T2096">но не могла вспомнить что произошло и поэтому </text:span><text:span text:style-name="T2097">не могла помочь своей подруге.</text:span></text:p>
      <text:p text:style-name="P104"><text:tab/><text:bookmark-start text:name="__DdeLink__6553_140401309"/><text:span text:style-name="T924">Флурри яростно метала молнии в Эмбер, но не могла попасть и поразить свою цель.</text:span><text:bookmark-end text:name="__DdeLink__6553_140401309"/></text:p>
      <text:p text:style-name="P106"><text:bookmark-start text:name="__DdeLink__6555_140401309"/><text:soft-page-break/>- Флурри Харт, ты уничтожишь весь город, которым дорожит твоя <text:span text:style-name="T926">любимая </text:span>тётя — <text:span text:style-name="T1976">злорадствовала</text:span><text:span text:style-name="T925"> <text:s/>Эмбер — Неужели ты ничтожество, которому дарована сила</text:span><text:bookmark-end text:name="__DdeLink__6555_140401309"/><text:span text:style-name="T925">.</text:span></text:p>
      <text:p text:style-name="P106"><text:tab/><text:bookmark-start text:name="__DdeLink__6559_140401309"/><text:span text:style-name="T927">Флурри переменила заклинание и начала кидать в неё огненные шары, о</text:span><text:span text:style-name="T928">т</text:span><text:span text:style-name="T927"> которых Эмбер уклонялась телепортацией.</text:span><text:bookmark-end text:name="__DdeLink__6559_140401309"/></text:p>
      <text:p text:style-name="P106">- <text:span text:style-name="T1977">Как печально, ты подожгла чей-то дом и парочку деревьев — </text:span><text:span text:style-name="T1978">продолжала Эмбер.</text:span></text:p>
      <text:p text:style-name="P107"><text:span text:style-name="T929"><text:tab/></text:span><text:bookmark-start text:name="__DdeLink__6565_140401309"/><text:bookmark-start text:name="__DdeLink__6561_140401309"/><text:span text:style-name="T929">Один из огненных шаров задел Эмбер и она упала, ударившись о Фонтан.</text:span><text:bookmark-end text:name="__DdeLink__6565_140401309"/><text:span text:style-name="T929"> </text:span><text:bookmark-end text:name="__DdeLink__6561_140401309"/></text:p>
      <text:p text:style-name="P108"><text:bookmark-start text:name="__DdeLink__6567_1404013091"/>- <text:span text:style-name="T930">Ты проиграла </text:span><text:span text:style-name="T931">и теперь… - не успела договорить Флурри, </text:span><text:bookmark-end text:name="__DdeLink__6567_1404013091"/><text:span text:style-name="T1980">как кусок земли </text:span><text:span text:style-name="T1979">из-под </text:span><text:span text:style-name="T2098">её ног </text:span><text:span text:style-name="T2100">прилетел в</text:span><text:span text:style-name="T2098"> </text:span><text:span text:style-name="T2100">не</text:span><text:span text:style-name="T2098">ё и </text:span><text:span text:style-name="T2100">полностью </text:span><text:span text:style-name="T2098">засыпал</text:span><text:span text:style-name="T1979">.</text:span></text:p>
      <text:p text:style-name="P111"><text:tab/><text:span text:style-name="T2099">Флурри</text:span><text:span text:style-name="T1981"> моментально выбралась и метнула магическим лучом. </text:span></text:p>
      <text:p text:style-name="P111"><text:span text:style-name="T2101"><text:tab/>Эмбер отразила ег</text:span><text:span text:style-name="T2102">о в сторону неба и жители пони увидели красочный фейерверк.</text:span></text:p>
      <text:p text:style-name="P110"><text:tab/><text:span text:style-name="T2103">Но за первым лучом последовал ещё один более мощный, который Эмбер не смогла сдержать и он задел её гриву, слегка ослепив.</text:span></text:p>
      <text:p text:style-name="P108">- <text:span text:style-name="T1982">Похоже теперь ты не видишь? - </text:span><text:span text:style-name="T2005">засмеялась</text:span><text:span text:style-name="T1983"> Флурри.</text:span></text:p>
      <text:p text:style-name="P112"><text:soft-page-break/><text:tab/><text:span text:style-name="T1984">Но Эмбер </text:span><text:span text:style-name="T2104">создала </text:span><text:span text:style-name="T2105">мощный </text:span><text:span text:style-name="T2104">вихрь, </text:span><text:span text:style-name="T2105">собравший всю пыль и остатки земли. </text:span></text:p>
      <text:p text:style-name="P112"><text:span text:style-name="T2105"><text:tab/>Флурри </text:span><text:span text:style-name="T2106">не сразу среагировала и поэтому немного ослепла от пыли прежде чем защититься магическим полем от вихря. </text:span></text:p>
      <text:p text:style-name="P112"><text:tab/><text:span text:style-name="T2106">Эмбер в это время быстро переместилась к ней и когда Флурри </text:span><text:span text:style-name="T2107">отразила вихрь за ним последовал сильный удар магическим лучом.</text:span></text:p>
      <text:p text:style-name="P109"><text:tab/><text:span text:style-name="T1985">Флурри </text:span><text:span text:style-name="T2006">почувствовала сильную боль: у</text:span><text:span text:style-name="T1986"> неё все помутнело в глазах </text:span><text:span text:style-name="T1987">и </text:span><text:span text:style-name="T1988">не оставалось сил, чтобы продолж</text:span><text:span text:style-name="T2007">а</text:span><text:span text:style-name="T1988">ть дуэль.</text:span></text:p>
      <text:p text:style-name="P106"><text:tab/><text:span text:style-name="T1989">Эмбер </text:span><text:span text:style-name="T2008">подошла</text:span><text:span text:style-name="T1989"> к ней.</text:span></text:p>
      <text:p text:style-name="P106">- <text:span text:style-name="T1989">Флурри, кажется ты и в правду ничтожество! — засмеялась Эмбер, </text:span><text:span text:style-name="T2108">её глаза наполнились гневом и злобой</text:span><text:span text:style-name="T2009">, </text:span><text:span text:style-name="T2010">она уже собиралась нанести смертельный удар, </text:span><text:span text:style-name="T2011">но услышала чей-то голос</text:span><text:span text:style-name="T1989">.</text:span></text:p>
      <text:p text:style-name="P106">- <text:span text:style-name="T1990">Эмбер остановись! - </text:span><text:span text:style-name="T1991">кричала </text:span><text:span text:style-name="T2109">Санрайз Бриск</text:span><text:span text:style-name="T1991">.</text:span></text:p>
      <text:p text:style-name="P106">- <text:span text:style-name="T2110">Санрайз</text:span><text:span text:style-name="T2012">, я ведь должна это сделать?! -</text:span><text:span text:style-name="T2013"> </text:span><text:span text:style-name="T2014">нерешительно </text:span><text:span text:style-name="T2111">спросила</text:span><text:span text:style-name="T2013"> Эмбер.</text:span></text:p>
      <text:p text:style-name="P106">- <text:span text:style-name="T1992">Послушай меня, ты Эмбер Грим, пони которая </text:span><text:span text:style-name="T1995">контролирует свой гнев и не позволит им овладеть собой</text:span><text:span text:style-name="T1992"> — </text:span><text:span text:style-name="T1993">говорила </text:span><text:span text:style-name="T2112">Санрайз</text:span><text:span text:style-name="T1993">.</text:span></text:p>
      <text:p text:style-name="P106"><text:soft-page-break/><text:tab/><text:span text:style-name="T2113">Эмбер слышала голос своей подруги и приходила в себя, </text:span><text:span text:style-name="T2114">но внезапно она услышала голос своей сестры:</text:span></text:p>
      <text:p text:style-name="P106"><text:span text:style-name="T1993">«Эмбер, </text:span><text:span text:style-name="T2115">ты должна слушать только меня</text:span><text:span text:style-name="T1993">, </text:span><text:span text:style-name="T2116">у тебя нет выбора, после этого случая</text:span><text:span text:style-name="T1993"> тебя </text:span><text:span text:style-name="T1994">отчислят </text:span><text:span text:style-name="T2015">и </text:span><text:span text:style-name="T1994">прогонят, ты останешься никому не нужной, не стоит сдерживать гнев, выпусти его наружу.»</text:span></text:p>
      <text:p text:style-name="P106">- <text:span text:style-name="T1996">Прошу тебя, Эмбер! — </text:span><text:span text:style-name="T2117">не останавливалась Санрайз.</text:span></text:p>
      <text:p text:style-name="P106"><text:tab/><text:span text:style-name="T2118">Эмбер увидела перед собой свою подругу и вспомнила сколько хороших и интересных моментов было у них, гнев и злоба проигрывали и отступали на второй план.</text:span></text:p>
      <text:p text:style-name="P106"><text:tab/><text:span text:style-name="T2120">Санрайз Бриск подошла к Эмбер и коснулась её.</text:span></text:p>
      <text:p text:style-name="P106">- <text:span text:style-name="T2121">Санрайз, я совершила ошибку — </text:span><text:span text:style-name="T2122">еле выдавила Эмбер.</text:span></text:p>
      <text:p text:style-name="P106">- <text:span text:style-name="T2123">Эмбер, ты хорошая пони, я это знала — </text:span><text:span text:style-name="T2126">сказала</text:span><text:span text:style-name="T2124"> Санрайз.</text:span></text:p>
      <text:p text:style-name="P113"><text:tab/><text:span text:style-name="T2125">Эмбер поняла, что Флурри возможно умирает и нужно быстро действовать. </text:span></text:p>
      <text:p text:style-name="P113"><text:span text:style-name="T2127"><text:tab/>К счастью </text:span><text:span text:style-name="T2128">учителя и врачи уже подоспели с </text:span><text:span text:style-name="T2129">директором</text:span><text:span text:style-name="T2128"> Старлайт. </text:span></text:p>
      <text:p text:style-name="P113"><text:soft-page-break/><text:tab/><text:span text:style-name="T2128"> </text:span></text:p>
      <text:p text:style-name="P106"><text:tab/><text:span text:style-name="T2118">Когда </text:span><text:span text:style-name="T1997">появил</text:span><text:span text:style-name="T2119">ась Лара, </text:span><text:span text:style-name="T2130">Флурри уже забрали в больницу, а учеников отвели по своим классам.</text:span></text:p>
      <text:p text:style-name="P114"><text:tab/><text:bookmark-start text:name="__DdeLink__6603_140401309"/><text:span text:style-name="T932">Фонтан Золотой Дуб был полностью разрушен, а его место </text:span><text:span text:style-name="T949">образовало</text:span><text:span text:style-name="T932"> большое углубление в которое </text:span><text:span text:style-name="T950">медленно</text:span><text:span text:style-name="T932"> стекалась </text:span><text:span text:style-name="T950">вода.</text:span><text:bookmark-end text:name="__DdeLink__6603_140401309"/></text:p>
      <text:p text:style-name="P115"><text:span text:style-name="T932"><text:tab/></text:span><text:bookmark-start text:name="__DdeLink__6605_140401309"/><text:span text:style-name="T932">Повсюду были руины: </text:span><text:span text:style-name="T935">разбросанные </text:span><text:span text:style-name="T932">куски</text:span><text:span text:style-name="T935"> </text:span><text:span text:style-name="T932"><text:s/></text:span><text:span text:style-name="T936">земли</text:span><text:span text:style-name="T932">, </text:span><text:span text:style-name="T934">поломанные заборы</text:span><text:span text:style-name="T933">, </text:span><text:span text:style-name="T934">отломанные верхушки </text:span><text:span text:style-name="T952">крыш</text:span><text:span text:style-name="T934">, <text:s/></text:span><text:span text:style-name="T951">обгоревшие дома </text:span><text:span text:style-name="T1111">и деревья</text:span><text:span text:style-name="T951">.</text:span><text:bookmark-end text:name="__DdeLink__6605_140401309"/></text:p>
      <text:p text:style-name="P115"><text:span text:style-name="T937"><text:tab/></text:span><text:bookmark-start text:name="__DdeLink__6607_140401309"/><text:span text:style-name="T938">К большому </text:span><text:span text:style-name="T937">счастью </text:span><text:span text:style-name="T2131">почти никто</text:span><text:span text:style-name="T937"> не пострадал за исключением дракона, в которого попала молния </text:span><text:span text:style-name="T2131">и Флурри, которую поразил магический луч Эмбер</text:span><text:span text:style-name="T937">.</text:span><text:bookmark-end text:name="__DdeLink__6607_140401309"/></text:p>
      <text:p text:style-name="P115"><text:tab/><text:bookmark-start text:name="__DdeLink__6609_140401309"/><text:span text:style-name="T939">День сменялся вечером и </text:span><text:span text:style-name="T940">столь мрачное событие никак не повлияло на </text:span><text:span text:style-name="T953">красивый </text:span><text:span text:style-name="T955">осенний </text:span><text:span text:style-name="T940">закат </text:span><text:span text:style-name="T1112">в</text:span><text:span text:style-name="T954"> Понивилл</text:span><text:span text:style-name="T1113">е</text:span><text:span text:style-name="T940">.</text:span><text:bookmark-end text:name="__DdeLink__6609_140401309"/></text:p>
      <text:p text:style-name="P277"/>
      <text:p text:style-name="P277"/>
      <text:p text:style-name="P277"/>
      <text:p text:style-name="P277"/>
      <text:p text:style-name="P277"/>
      <text:p text:style-name="P277"><text:soft-page-break/>11. <text:bookmark-start text:name="__DdeLink__6804_140401309"/><text:span text:style-name="T956">Дружеская беседа</text:span><text:bookmark-end text:name="__DdeLink__6804_140401309"/></text:p>
      <text:p text:style-name="P223">- <text:span text:style-name="T2132">Не волнуйся Эмбер, </text:span><text:span text:style-name="T2133">Старлайт очень хороший директор, </text:span><text:span text:style-name="T2136">она тебя прекрасно поймёт. - </text:span><text:span text:style-name="T2140">говорила Санрайз, когда они вместе с Эмбер шли до кабинета Старлайт.</text:span></text:p>
      <text:p text:style-name="P223">- <text:span text:style-name="T2134">Я знаю, только </text:span><text:span text:style-name="T2135">мне очень неприятно </text:span><text:span text:style-name="T2137">за то</text:span><text:span text:style-name="T2135">, что я сделала.</text:span></text:p>
      <text:p text:style-name="P223">- <text:span text:style-name="T2138">Эмбер, </text:span><text:span text:style-name="T2139">я ни раз буду повторять, </text:span><text:span text:style-name="T2138">ты хорошая пони, в тебе полно добра, а то что ты сделала это была не ты.</text:span></text:p>
      <text:p text:style-name="P223">- <text:span text:style-name="T2141">Большое спасибо, Санрайз, ты великолепный друг — сказала Эмбер.</text:span></text:p>
      <text:p text:style-name="P223">- <text:span text:style-name="T2141">Увидемся в библиотеке! - улыбнулась Санрайз. </text:span><text:span text:style-name="T2142">И они расстались: Эмбер зашла в кабинет директора, а Санрайз направилась в библиотеку.</text:span><text:span text:style-name="T2141"> </text:span></text:p>
      <text:p text:style-name="P278"><text:span text:style-name="T730">- </text:span><text:span text:style-name="T731">Присаживайся Эмбер. - </text:span><text:span text:style-name="T735">сказала Старлайт.</text:span></text:p>
      <text:p text:style-name="P224">- Спасибо директор, я даже не могу представить, <text:span text:style-name="T2143">что произошло могла произойти если бы не моя подруга Санрайз.</text:span></text:p>
      <text:p text:style-name="P224">- <text:span text:style-name="T2143">Эмбер, </text:span><text:span text:style-name="T2144">не вини себя, ты смогла победить гнев и злобу, что удается немногим пони.</text:span></text:p>
      <text:p text:style-name="P224">- <text:span text:style-name="T2144">Но это была грань!</text:span></text:p>
      <text:p text:style-name="P224"><text:soft-page-break/>- <text:span text:style-name="T2145">Эмбер, ты можешь представить что я могла уничтожить всю Эквестрию?</text:span></text:p>
      <text:p text:style-name="P224">- <text:span text:style-name="T2146">Вы чуть не уничтожили всю Эквестрию? - </text:span><text:span text:style-name="T2163">удивилась Эмбер, она не ожидала услышать подобного от директора.</text:span></text:p>
      <text:p text:style-name="P225">- <text:span text:style-name="T2147">Да. </text:span>Это длинная история берёт свое начало ещё до твоего рождения. В детстве у меня был единственный друг Санб<text:span text:style-name="T2148">ё</text:span>рст, <text:span text:style-name="T2149">я думаю ты уже знакома с ним. Мы </text:span>проводили всё время <text:span text:style-name="T2150">вместе</text:span>. <text:span text:style-name="T2152">Так получилось, что он первый </text:span>получил <text:span text:style-name="T2151">свой </text:span>знак отличия и уехал в продвинутую школу для магов, а я осталась одна и не решалась больше заводить друзей. <text:span text:style-name="T2164">Я чувствовала горькую обиду, что мой лучший друг бросил меня и</text:span> <text:span text:style-name="T2164">чувство </text:span><text:span text:style-name="T2152">одиночества сильно повлияли на меня, я</text:span> создала деревню, где все пони были <text:span text:style-name="T2153">лишены знаков отличия</text:span>. Я забрала у них свободу выбирать кем им быть, теперь я хорошо понимаю эту ужасную ошибку. <text:span text:style-name="T2154">Принцесса Твайлайт</text:span> вместе со своими <text:span text:style-name="T2155">друзьями</text:span> разрушила мою утопию и я <text:span text:style-name="T2165">с</text:span><text:span text:style-name="T2156">бежала</text:span>. Я долго следила за ней и хотела только мести. В один из прекрасных дней Твайлайт <text:span text:style-name="T2157">рассказала</text:span> о легендарн<text:span text:style-name="T2158">ой звуковой радуги из-за которой её подруги и она смогли получить свои знаки отличия и от которой </text:span>зависела её дружба. <text:span text:style-name="T2159">Тогда я была в зале и все слышала.</text:span> <text:span text:style-name="T2159">Затем я</text:span> <text:soft-page-break/>воспользовалась заклинанием <text:span text:style-name="T2166">директора </text:span>Стар Свирла и отправилась в прошлое, чтобы помешать Радуги Дэш сделать звуковую радугу. Такие последствия повлекли к тому, что вся Эквестрия оказалась на гране гибели! Твайлайт долго убеждала меня в этом и я поверила ей, выбрав путь дружбы <text:span text:style-name="T2160">и света</text:span>. Меня долго мучило моё прошлое и я не могла его забыть, но впоследствии я <text:span text:style-name="T2167">осознала</text:span>, что именно Твайлайт и её друзья сделали меня <text:span text:style-name="T2161">такой какой я являюсь сейча</text:span><text:span text:style-name="T2162">с</text:span>.</text:p>
      <text:p text:style-name="P226">Эмбер была поражена и не решалась ничего ответить.</text:p>
      <text:p text:style-name="P226">- <text:span text:style-name="T2168">Тебе не стоит зацикливаться на прошлом, у тебя уже есть хорошая подруга которая не позволила </text:span><text:span text:style-name="T2169">тебе </text:span><text:span text:style-name="T2168">превратится в демона.</text:span></text:p>
      <text:p text:style-name="P278"><text:span text:style-name="T732">- </text:span><text:span text:style-name="T733">Меня отчислят? - </text:span><text:span text:style-name="T736">спросила Эмбер.</text:span></text:p>
      <text:p text:style-name="P278"><text:span text:style-name="T733">- </text:span><text:span text:style-name="T734">Нет, </text:span><text:span text:style-name="T737">но тебе придётся помочь восстановить фонтан и окрестности, которые </text:span><text:span text:style-name="T740">вы с Флурри немного разнесли</text:span><text:span text:style-name="T737"> — </text:span><text:span text:style-name="T741">с улыбкой ответила</text:span><text:span text:style-name="T738"> Старлайт.</text:span></text:p>
      <text:p text:style-name="P228">- А что с Флурри?</text:p>
      <text:p text:style-name="P278"><text:span text:style-name="T738">- </text:span><text:span text:style-name="T739">Она в порядке. </text:span><text:span text:style-name="T742">Сейчас</text:span><text:span text:style-name="T739"> </text:span><text:span text:style-name="T742">е</text:span><text:span text:style-name="T739">й нужен только отдых.</text:span></text:p>
      <text:p text:style-name="P278"><text:span text:style-name="T739">- </text:span><text:span text:style-name="T743">Тогда я могу </text:span><text:span text:style-name="T744">приступить к работам?</text:span></text:p>
      <text:p text:style-name="P278"><text:soft-page-break/><text:span text:style-name="T744">- </text:span><text:span text:style-name="T745">Можешь, но я очень хотела бы чтобы ты отдохнула.</text:span></text:p>
      <text:p text:style-name="P278"><text:span text:style-name="T745">- </text:span><text:span text:style-name="T746">Спасибо большое, директор</text:span><text:span text:style-name="T747">.</text:span></text:p>
      <text:p text:style-name="P280"><text:span text:style-name="T512"><text:tab/></text:span><text:span text:style-name="T747">Эмбер вышла</text:span><text:span text:style-name="T512"> из кабинета и </text:span><text:span text:style-name="T748">направилась в сторону библиотеки.</text:span></text:p>
      <text:p text:style-name="P229"><text:tab/>По дороге она столкнулась с Ларой.</text:p>
      <text:p text:style-name="P281"><text:span text:style-name="T512">- </text:span><text:span text:style-name="T749">Эмбер, ты была у директора?</text:span></text:p>
      <text:p text:style-name="P281"><text:span text:style-name="T749">- </text:span><text:span text:style-name="T750">Да и я хочу извиниться перед тобой и Флурри, я ужасно поступила, особенно с ней.</text:span></text:p>
      <text:p text:style-name="P281"><text:span text:style-name="T750">- </text:span><text:span text:style-name="T753">Тебе не в чем извиняться, тем более передо мной, </text:span><text:span text:style-name="T754">я также как и Санрайз убежд</text:span><text:span text:style-name="T755">е</text:span><text:span text:style-name="T754">на, что ты хорошая и добрая пони.</text:span></text:p>
      <text:p text:style-name="P281"><text:span text:style-name="T752">- </text:span><text:span text:style-name="T756">Но ведь я чуть не убила твою подругу и посеяла раздор между вами после вечеринки.</text:span></text:p>
      <text:p text:style-name="P281"><text:span text:style-name="T756">- </text:span><text:span text:style-name="T757">Я думаю, это была не ты. </text:span><text:span text:style-name="T758">Дуэль кем-то спланирована так же как и похищение книги.</text:span></text:p>
      <text:p text:style-name="P281"><text:span text:style-name="T751">- </text:span><text:span text:style-name="T761">Я предполагаю, что это моя сестра</text:span><text:span text:style-name="T762">.</text:span></text:p>
      <text:p text:style-name="P281"><text:span text:style-name="T759">- </text:span><text:span text:style-name="T760">Сестра?</text:span></text:p>
      <text:p text:style-name="P281"><text:span text:style-name="T760">- </text:span><text:span text:style-name="T763">Да, она появлялась в моем детстве и именно она сообщила мне о школе Кантерлота.</text:span></text:p>
      <text:p text:style-name="P282"><text:soft-page-break/><text:span text:style-name="T763">- </text:span><text:span text:style-name="T512">То есть твоя сестра попросила тебя узнать у меня где книга?</text:span></text:p>
      <text:p text:style-name="P282"><text:span text:style-name="T512">- </text:span><text:span text:style-name="T764">Да</text:span><text:span text:style-name="T765"> и ещё, когда я нагрубила твоей подруги, то это скорее были её наставления.</text:span></text:p>
      <text:p text:style-name="P282"><text:span text:style-name="T765">- </text:span><text:span text:style-name="T766">Значит, она хотела посеять в тебе гнев и злобу, что ты… - </text:span><text:span text:style-name="T769">не договорила Лара.</text:span></text:p>
      <text:p text:style-name="P282"><text:span text:style-name="T766">- </text:span><text:span text:style-name="T767">Перешла на сторону тьмы? -</text:span><text:span text:style-name="T768"> закончила Эмбер.</text:span></text:p>
      <text:p text:style-name="P282"><text:span text:style-name="T768">- </text:span><text:span text:style-name="T770">Возможно, </text:span><text:span text:style-name="T771">а каким образом ты смогла проникнуть в мой разум?</text:span></text:p>
      <text:p text:style-name="P282"><text:span text:style-name="T771">- </text:span><text:span text:style-name="T772">Я воспользовалась мощным заклинанием проникновения.</text:span></text:p>
      <text:p text:style-name="P230">- Но ведь нужны годы тренировок, даже взрослому единорогу, чтобы освоить подобное заклинание. Это довольно высокий уровень владения магией.</text:p>
      <text:p text:style-name="P282"><text:span text:style-name="T772">- </text:span><text:span text:style-name="T773">Да, и поэтому я боюсь себя, </text:span><text:span text:style-name="T777">своей силы, </text:span><text:span text:style-name="T773">а тот случай с Флурри ещё раз подтверждает мои </text:span><text:span text:style-name="T777">опасения</text:span><text:span text:style-name="T773">.</text:span></text:p>
      <text:p text:style-name="P282"><text:span text:style-name="T773">- </text:span><text:span text:style-name="T778">Эмбер, ты ведь не одна</text:span><text:span text:style-name="T774">, у тебя </text:span><text:span text:style-name="T775">есть хорошая подруга и ты можешь рассчитывать на мою дружбу.</text:span></text:p>
      <text:p text:style-name="P282"><text:span text:style-name="T775">- Спасибо, Лара.</text:span><text:span text:style-name="T776"> </text:span><text:span text:style-name="T779">А книга уже пропала?</text:span></text:p>
      <text:p text:style-name="P283"><text:soft-page-break/><text:span text:style-name="T779">- </text:span><text:span text:style-name="T780">Не уверена насчет книги, </text:span><text:span text:style-name="T781">но я вижу что </text:span><text:span text:style-name="T782">в</text:span><text:span text:style-name="T781"> этом учебном году </text:span><text:span text:style-name="T783">будет очень много </text:span><text:span text:style-name="T781">загадок и правда которая скрыта будет невероятной — </text:span><text:span text:style-name="T783">сказала Лара <text:s/></text:span><text:span text:style-name="T784">и оставила Эмбер в задумчивом виде.</text:span></text:p>
      <text:p text:style-name="P284"><text:span text:style-name="T781"><text:tab/></text:span><text:span text:style-name="T785">Лара спешила, ей нужно было </text:span><text:span text:style-name="T786">найти своих одноклассников и отправить письмо в Кантерлот своим родителям.</text:span></text:p>
      <text:p text:style-name="P285"><text:span text:style-name="T787"><text:tab/>А Эмбер в свою очередь задумалась: </text:span><text:span text:style-name="T789">«</text:span><text:span text:style-name="T788">Неужели моя сестра хотела, чтобы я стала темной пони</text:span><text:span text:style-name="T790">, тогда мне нужно с ней поговорить об этом, </text:span><text:span text:style-name="T791">теперь я знаю больше и не позволю ей манипулировать мной</text:span><text:span text:style-name="T787">».</text:span></text:p>
      <text:p text:style-name="P285"><text:span text:style-name="T787"><text:tab/></text:span><text:span text:style-name="T792">На этом её мысли </text:span><text:span text:style-name="T794">закончились</text:span><text:span text:style-name="T792"> и она отправилась в библиотеку к своей лучшей подруг</text:span><text:span text:style-name="T793">е</text:span><text:span text:style-name="T792">.</text:span></text:p>
      <text:p text:style-name="P231"/>
      <text:p text:style-name="P231"/>
      <text:p text:style-name="P231"/>
      <text:p text:style-name="P231"/>
      <text:p text:style-name="P231"/>
      <text:p text:style-name="P231"/>
      <text:p text:style-name="P232"/>
      <text:p text:style-name="P227"><text:bookmark-start text:name="__DdeLink__6792_140401309"/><text:soft-page-break/><text:span text:style-name="T1073">12. </text:span><text:span text:style-name="T1074">Извинения</text:span><text:bookmark-end text:name="__DdeLink__6792_140401309"/></text:p>
      <text:p text:style-name="P118"><text:tab/><text:bookmark-start text:name="__DdeLink__6696_140401309"/><text:span text:style-name="T959">На следующий день Флурри </text:span><text:span text:style-name="T960">навестила </text:span><text:span text:style-name="T1027">Лару </text:span><text:span text:style-name="T960">в больнице Понивилля и извинилась за свои ошибки, которых не было бы если </text:span><text:span text:style-name="T1026">бы </text:span><text:span text:style-name="T960">она сразу послушала </text:span><text:span text:style-name="T961">свою лучшую подругу.</text:span><text:bookmark-end text:name="__DdeLink__6696_140401309"/></text:p>
      <text:p text:style-name="P118"><text:tab/><text:bookmark-start text:name="__DdeLink__6698_140401309"/><text:span text:style-name="T961">Лара </text:span><text:span text:style-name="T962">чувствовала себя гораздо лучше и могла снова шутить по своему. Она не обижалась на свою подругу и </text:span><text:span text:style-name="T1028">знала, что для Флурри нет ничего важней дружбы и любви</text:span><text:span text:style-name="T963">.</text:span><text:bookmark-end text:name="__DdeLink__6698_140401309"/></text:p>
      <text:p text:style-name="P286"><text:bookmark-start text:name="__DdeLink__6700_140401309"/><text:span text:style-name="T8">- </text:span><text:span text:style-name="T9">Я скоро поеду в Кантерлот, чтобы извиниться перед Эмбер Грим и </text:span><text:span text:style-name="T13">переубедить</text:span><text:span text:style-name="T9"> её </text:span><text:span text:style-name="T14">не отчисляться из школы</text:span><text:span text:style-name="T9"> — </text:span><text:span text:style-name="T15">ск</text:span><text:span text:style-name="T18">а</text:span><text:span text:style-name="T15">зал</text:span><text:span text:style-name="T16">а</text:span><text:span text:style-name="T10"> Флурри </text:span><text:span text:style-name="T21">лежащей на постел</text:span><text:span text:style-name="T24">е</text:span><text:span text:style-name="T19"> Лар</text:span><text:span text:style-name="T21">е,</text:span><text:span text:style-name="T19"> </text:span><text:span text:style-name="T20"><text:s/>котор</text:span><text:span text:style-name="T22">ая только, что </text:span><text:span text:style-name="T23">отложила</text:span><text:span text:style-name="T17"> </text:span><text:span text:style-name="T22">книгу. </text:span><text:span text:style-name="T23">На обложке красовалось название </text:span><text:span text:style-name="T12">«</text:span><text:span text:style-name="T11">Дэринг Ду и Поиски Сапфировой Статуэтки</text:span><text:span text:style-name="T12">».</text:span><text:bookmark-end text:name="__DdeLink__6700_140401309"/></text:p>
      <text:p text:style-name="P118"><text:bookmark-start text:name="__DdeLink__6702_140401309"/>- <text:span text:style-name="T964">Она собирается уйти из школы? - </text:span><text:span text:style-name="T1051">удивленно спросила Лара.</text:span><text:bookmark-end text:name="__DdeLink__6702_140401309"/></text:p>
      <text:p text:style-name="P118"><text:bookmark-start text:name="__DdeLink__6704_140401309"/>- <text:span text:style-name="T965">Да. Я думаю это из-за того, что она почувствовала себя лишней и </text:span><text:span text:style-name="T966">поэтому </text:span><text:span text:style-name="T965">хочет остаться одной</text:span><text:bookmark-end text:name="__DdeLink__6704_140401309"/></text:p>
      <text:p text:style-name="P118"><text:bookmark-start text:name="__DdeLink__6706_140401309"/>- <text:span text:style-name="T967">Ты только поосторожней и не разнеси там школу — засмеялась Лара.</text:span><text:bookmark-end text:name="__DdeLink__6706_140401309"/></text:p>
      <text:p text:style-name="P118"><text:bookmark-start text:name="__DdeLink__6708_140401309"/>- <text:span text:style-name="T967">Твои шуточки сейчас совсем неуместны, Лара!</text:span><text:bookmark-end text:name="__DdeLink__6708_140401309"/></text:p>
      <text:p text:style-name="P118"><text:bookmark-start text:name="__DdeLink__6710_140401309"/><text:soft-page-break/>- <text:span text:style-name="T967">Прости, </text:span><text:span text:style-name="T968">а <text:s/>что с фонтаном? Там кажется камня на камне не осталось</text:span><text:bookmark-end text:name="__DdeLink__6710_140401309"/></text:p>
      <text:p text:style-name="P119"><text:bookmark-start text:name="__DdeLink__6712_140401309"/>- Меня наказали на месяц и отстранили от занятий. Поэтому я скоро приеду сюда, чтобы помо<text:span text:style-name="T1029">чь его восстановить</text:span> — с тяжелым вздохом <text:span text:style-name="T1030">ответила</text:span> Флурри.<text:bookmark-end text:name="__DdeLink__6712_140401309"/></text:p>
      <text:p text:style-name="P119"><text:bookmark-start text:name="__DdeLink__6714_140401309"/>- <text:span text:style-name="T969">Справедливо</text:span><text:bookmark-end text:name="__DdeLink__6714_140401309"/></text:p>
      <text:p text:style-name="P119"><text:bookmark-start text:name="__DdeLink__6716_140401309"/>- <text:span text:style-name="T970">Мне пора в Кантерлот, </text:span><text:span text:style-name="T971">я ещё успею сегодня тебя навестить, пока, Лара</text:span><text:bookmark-end text:name="__DdeLink__6716_140401309"/></text:p>
      <text:p text:style-name="P119"><text:bookmark-start text:name="__DdeLink__6720_140401309"/>- <text:span text:style-name="T971">Пока Флурри — </text:span><text:span text:style-name="T972">ответила Лара и снова принялась за книжку с большим интересом.</text:span><text:bookmark-start text:name="__DdeLink__6718_140401309"/><text:bookmark-end text:name="__DdeLink__6720_140401309"/></text:p>
      <text:p text:style-name="P121"><text:tab/><text:bookmark-start text:name="__DdeLink__6722_140401309"/>Флурри <text:span text:style-name="T1031">мгновенно добра</text:span><text:bookmark-end text:name="__DdeLink__6718_140401309"/><text:span text:style-name="T1031">лась</text:span> до школы <text:span text:style-name="T1032">и приступ</text:span><text:span text:style-name="T1052">ила</text:span><text:span text:style-name="T1032"> к поискам</text:span> Эмбер Грим, но тщетно.<text:bookmark-end text:name="__DdeLink__6722_140401309"/> </text:p>
      <text:p text:style-name="P121"><text:span text:style-name="T973"><text:tab/></text:span><text:bookmark-start text:name="__DdeLink__6724_140401309"/><text:span text:style-name="T973">Она испугалась и </text:span><text:span text:style-name="T1114">по</text:span><text:span text:style-name="T973">думала, что она уже уехала </text:span><text:span text:style-name="T1053">домой</text:span><text:span text:style-name="T973"> и больше </text:span><text:span text:style-name="T974">никогда </text:span><text:span text:style-name="T973">не вернётся.</text:span><text:bookmark-end text:name="__DdeLink__6724_140401309"/></text:p>
      <text:p text:style-name="P120"><text:tab/><text:bookmark-start text:name="__DdeLink__6726_140401309"/><text:span text:style-name="T975">Но видимо им суждено было увидеться, потому что Флурри вспомнила, </text:span><text:span text:style-name="T977">что </text:span><text:span text:style-name="T975">около школы есть ещё одно место, исторический парк </text:span><text:span text:style-name="T976">из каменных статуй.</text:span><text:bookmark-end text:name="__DdeLink__6726_140401309"/></text:p>
      <text:p text:style-name="P120"><text:tab/><text:bookmark-start text:name="__DdeLink__6728_140401309"/><text:span text:style-name="T978">Она моментально телепортировалась туда <text:s/>и увидела задумчивую Эмбер Грим, которая разглядывала свою любимую статую «</text:span><text:span text:style-name="T1033">Великая тройка злодеев Эквестрии</text:span><text:span text:style-name="T978">».</text:span><text:bookmark-end text:name="__DdeLink__6728_140401309"/></text:p>
      <text:p text:style-name="P120"><text:bookmark-start text:name="__DdeLink__6730_140401309"/><text:soft-page-break/>- <text:span text:style-name="T979">Эмбер, это я Флурри Харт и я хотела извиниться перед тобой... — </text:span><text:span text:style-name="T980">не успела </text:span><text:span text:style-name="T1054">договорить</text:span><text:span text:style-name="T980"> Флурри.</text:span><text:bookmark-end text:name="__DdeLink__6730_140401309"/></text:p>
      <text:p text:style-name="P122"><text:bookmark-start text:name="__DdeLink__6732_140401309"/>- Не стоит. Мне больше нечего делать в школе, я развила свои навыки на достаточном уровне — перебила её Эмбер. Она говорила спокойным и уверенным голосом.<text:bookmark-end text:name="__DdeLink__6732_140401309"/></text:p>
      <text:p text:style-name="P122"><text:bookmark-start text:name="__DdeLink__6734_140401309"/>- <text:span text:style-name="T981">Что? Ты на самом деле бросаешь школу? - удивленно спросила Флурри.</text:span><text:bookmark-end text:name="__DdeLink__6734_140401309"/></text:p>
      <text:p text:style-name="P122"><text:bookmark-start text:name="__DdeLink__6736_140401309"/>- <text:span text:style-name="T981">Да. Я решила это ещё </text:span><text:span text:style-name="T1034">в выходные дни</text:span><text:span text:style-name="T981">.</text:span><text:bookmark-end text:name="__DdeLink__6736_140401309"/></text:p>
      <text:p text:style-name="P122"><text:bookmark-start text:name="__DdeLink__6738_140401309"/>- <text:span text:style-name="T982">Но почему?</text:span><text:bookmark-end text:name="__DdeLink__6738_140401309"/></text:p>
      <text:p text:style-name="P122"><text:bookmark-start text:name="__DdeLink__6740_140401309"/>- <text:span text:style-name="T983">Ты меня не слушала. Я повторюсь: я развила свои навыки на достаточном уров</text:span><text:span text:style-name="T985">н</text:span><text:span text:style-name="T983">е </text:span><text:span text:style-name="T985">и поэтому мне больше нечего здесь делать</text:span><text:span text:style-name="T983"> — </text:span><text:span text:style-name="T984">твердо </text:span><text:span text:style-name="T1035">ответила</text:span><text:span text:style-name="T984"> Эмбер.</text:span><text:bookmark-end text:name="__DdeLink__6740_140401309"/></text:p>
      <text:p text:style-name="P122"><text:bookmark-start text:name="__DdeLink__6742_140401309"/>- <text:span text:style-name="T986">Это смешно. Ты не хочешь мешать остальным потому что чувствуешь себя лишней?</text:span><text:bookmark-end text:name="__DdeLink__6742_140401309"/></text:p>
      <text:p text:style-name="P122"><text:bookmark-start text:name="__DdeLink__6744_140401309"/>- <text:span text:style-name="T987">Так и есть. Я лишняя и всегда буду лишней, это моя реальность, твоя реальность учиться дальше и быть лучше других</text:span><text:bookmark-end text:name="__DdeLink__6744_140401309"/></text:p>
      <text:p text:style-name="P122"><text:bookmark-start text:name="__DdeLink__6746_140401309"/>- <text:span text:style-name="T988">Но что станет с тобой?</text:span><text:bookmark-end text:name="__DdeLink__6746_140401309"/><text:span text:style-name="T988"> </text:span></text:p>
      <text:p text:style-name="P122"><text:bookmark-start text:name="__DdeLink__6748_140401309"/><text:soft-page-break/>- <text:span text:style-name="T988">Я уйду из школы, попрошу принцессу Твайлайт </text:span><text:span text:style-name="T989">сделать меня</text:span><text:span text:style-name="T988"> исследователем различных уголков Эквестрии, </text:span><text:span text:style-name="T1036">на что у меня есть все необходимые знания и способности,</text:span><text:span text:style-name="T988"> буду писать научные статьи и </text:span><text:span text:style-name="T990">узнаю</text:span><text:span text:style-name="T988"> кто я на самом деле</text:span><text:bookmark-end text:name="__DdeLink__6748_140401309"/></text:p>
      <text:p text:style-name="P122"><text:bookmark-start text:name="__DdeLink__6750_140401309"/>- <text:span text:style-name="T991">Ты ведь останешься одной!</text:span><text:bookmark-end text:name="__DdeLink__6750_140401309"/></text:p>
      <text:p text:style-name="P122"><text:bookmark-start text:name="__DdeLink__6752_140401309"/>- <text:span text:style-name="T991">Да, одной гораздо легче, мне никто не будет мешать</text:span><text:bookmark-end text:name="__DdeLink__6752_140401309"/></text:p>
      <text:p text:style-name="P122"><text:bookmark-start text:name="__DdeLink__6754_140401309"/>- <text:span text:style-name="T992">Но вдруг — начала Флурри и подумала, что не стоит говорить о темной магии и снова затрагивать прошлое.</text:span><text:bookmark-end text:name="__DdeLink__6754_140401309"/></text:p>
      <text:p text:style-name="P122"><text:bookmark-start text:name="__DdeLink__6756_140401309"/>- <text:span text:style-name="T993">Но вдруг? <text:s/>- переспросила Эмбер.</text:span><text:bookmark-end text:name="__DdeLink__6756_140401309"/></text:p>
      <text:p text:style-name="P122"><text:bookmark-start text:name="__DdeLink__6758_140401309"/>- <text:span text:style-name="T994">Ничего, </text:span><text:span text:style-name="T995">я просто хотела сказать…</text:span><text:bookmark-end text:name="__DdeLink__6758_140401309"/></text:p>
      <text:p text:style-name="P122"><text:bookmark-start text:name="__DdeLink__6760_140401309"/>- <text:span text:style-name="T995">Ты хотела сказать, вдруг я стану темной пони без поддержки друзей — </text:span><text:span text:style-name="T996">перебила </text:span><text:span text:style-name="T1037">её </text:span><text:span text:style-name="T996">Эмбер.</text:span><text:bookmark-end text:name="__DdeLink__6760_140401309"/></text:p>
      <text:p text:style-name="P122"><text:bookmark-start text:name="__DdeLink__6762_140401309"/>- <text:span text:style-name="T997">Эмбер, </text:span><text:span text:style-name="T998">ты всегда будешь ставить меня в дурацкое положение — улыбнулась Флурри.</text:span><text:bookmark-end text:name="__DdeLink__6762_140401309"/></text:p>
      <text:p text:style-name="P123"><text:bookmark-start text:name="__DdeLink__6764_140401309"/>- <text:span text:style-name="T999">Пожалуй да. Я хотела тебе кое-что сказать — </text:span><text:span text:style-name="T1038">начала</text:span><text:span text:style-name="T1000"> Эмбер и повернулась к Флурри. На протяжении всего разговора она разглядывала каменное сооружение и говорила монотонным безучастным голосом.</text:span><text:bookmark-end text:name="__DdeLink__6764_140401309"/></text:p>
      <text:p text:style-name="P127"><text:soft-page-break/><text:tab/><text:bookmark-start text:name="__DdeLink__6766_140401309"/>Но сейчас её тон речи переменился и стал более эмоциональным <text:s/>и живым.<text:bookmark-end text:name="__DdeLink__6766_140401309"/></text:p>
      <text:p text:style-name="P122"><text:bookmark-start text:name="__DdeLink__6768_140401309"/>- <text:span text:style-name="T1001">Я слушаю тебя, Эмбер</text:span><text:bookmark-end text:name="__DdeLink__6768_140401309"/></text:p>
      <text:p text:style-name="P122"><text:bookmark-start text:name="__DdeLink__6770_140401309"/>- <text:span text:style-name="T1002">Флурри Харт, </text:span><text:span text:style-name="T1004">о</text:span><text:span text:style-name="T1003">ставайся всегда такой пони, какой ты </text:span><text:span text:style-name="T1004">являешься сейчас и тебя ждет самое лучшее будущее, о котором можно мечтать.</text:span><text:bookmark-end text:name="__DdeLink__6770_140401309"/></text:p>
      <text:p text:style-name="P124"><text:tab/><text:bookmark-start text:name="__DdeLink__6772_140401309"/>Флурри не удержалась и обняла Эмбер, она знала что возможно это их самая последняя встреча и они больше никогда не <text:span text:style-name="T1039">увидятся</text:span>.<text:bookmark-end text:name="__DdeLink__6772_140401309"/></text:p>
      <text:p text:style-name="P125"><text:tab/><text:bookmark-start text:name="__DdeLink__6774_140401309"/><text:span text:style-name="T1005">Внезапно Эмбер </text:span><text:span text:style-name="T1006">почувствовала боль и увидела </text:span><text:span text:style-name="T1007">себя жеребенком </text:span><text:span text:style-name="T1008">в каком-то помещении замка, <text:s/>напротив стояла пони и рыдала, она была похоже на неё и Эмбер поняла что это её мать. </text:span><text:span text:style-name="T1009">Когда она перестала плакать и выпрямилась то стало ясно что она </text:span><text:span text:style-name="T1040">была</text:span><text:span text:style-name="T1009"> Аликорн</text:span><text:span text:style-name="T1040">ом</text:span><text:span text:style-name="T1009"> </text:span><text:span text:style-name="T1010">и Эмбер пришла в себя.</text:span><text:bookmark-end text:name="__DdeLink__6774_140401309"/></text:p>
      <text:p text:style-name="P126"><text:bookmark-start text:name="__DdeLink__6776_140401309"/><text:span text:style-name="T1008">- </text:span><text:span text:style-name="T1011">Что такое Эмбер, ты в порядке? — </text:span><text:span text:style-name="T1012">с беспокойством </text:span><text:span text:style-name="T1041">спросила</text:span><text:span text:style-name="T1012"> Флурри — </text:span><text:span text:style-name="T1042">Т</text:span><text:span text:style-name="T1012">ебе нужна помощь?</text:span><text:bookmark-end text:name="__DdeLink__6776_140401309"/></text:p>
      <text:p text:style-name="P126"><text:bookmark-start text:name="__DdeLink__6778_140401309"/><text:span text:style-name="T1008">- </text:span><text:span text:style-name="T1013">Все хорошо. Я просто вспомнила кое-что плохое</text:span><text:bookmark-end text:name="__DdeLink__6778_140401309"/></text:p>
      <text:p text:style-name="P122"><text:bookmark-start text:name="__DdeLink__6780_140401309"/>- <text:span text:style-name="T1014">Эмбер, я хотела сказать, что </text:span><text:span text:style-name="T1015">ты всегда можешь рассчитывать на мою помощь и </text:span><text:span text:style-name="T1016">всегда найдешь во мне верного и честного друга</text:span><text:bookmark-end text:name="__DdeLink__6780_140401309"/></text:p>
      <text:p text:style-name="P122"><text:bookmark-start text:name="__DdeLink__6782_140401309"/><text:soft-page-break/>- <text:span text:style-name="T1017">В этом я не сомневаюсь ни на </text:span><text:span text:style-name="T1018">долю косточки яблока — </text:span><text:span text:style-name="T1019">улыбнулась Эмбер и в её улыбк</text:span><text:span text:style-name="T1043">е</text:span><text:span text:style-name="T1019"> было столько добродуши</text:span><text:span text:style-name="T1044">я</text:span><text:span text:style-name="T1019">, <text:s/>от которого Флурри даже стало не по себе.</text:span><text:bookmark-end text:name="__DdeLink__6782_140401309"/></text:p>
      <text:p text:style-name="P122"><text:bookmark-start text:name="__DdeLink__6784_140401309"/>- <text:span text:style-name="T1020">Возьми, вдруг </text:span><text:span text:style-name="T1021">моя ничтожная помощь пригодится тебе — </text:span><text:span text:style-name="T1046">не без доли иронии</text:span><text:span text:style-name="T1021"> </text:span><text:span text:style-name="T1045">сказала</text:span><text:span text:style-name="T1021"> Флурри и протянула магическую книгу с помощью которой она общалась с Ларой.</text:span><text:bookmark-end text:name="__DdeLink__6784_140401309"/></text:p>
      <text:p text:style-name="P122"><text:bookmark-start text:name="__DdeLink__6786_140401309"/>- <text:span text:style-name="T1047">Спасибо — </text:span><text:span text:style-name="T1115">улыбнулась</text:span><text:span text:style-name="T1047"> Эмбер, </text:span><text:span text:style-name="T1022">взяла книгу и отправилась в сторону Кантерлотского замка.</text:span><text:bookmark-end text:name="__DdeLink__6786_140401309"/><text:span text:style-name="T1022"> </text:span></text:p>
      <text:p text:style-name="P128"><text:tab/><text:bookmark-start text:name="__DdeLink__6788_140401309"/>Флурри наблюдала за ней и ей было горько расставаться с этой пони, которую она ещё вчера готова была превратить в пепел.<text:bookmark-end text:name="__DdeLink__6788_140401309"/></text:p>
      <text:p text:style-name="P120"><text:tab/><text:bookmark-start text:name="__DdeLink__6790_140401309"/><text:span text:style-name="T1023">В Кантерлот</text:span><text:span text:style-name="T1117">c</text:span><text:span text:style-name="T1023">кой школе снова начались занятия и </text:span><text:span text:style-name="T1024">долгие споры о том, кто победил на магической дуэли разлетелись по всей школе </text:span><text:span text:style-name="T1025">и не было такого пони, который не упомян</text:span><text:span text:style-name="T1048">ул </text:span><text:span text:style-name="T1050">бы </text:span><text:span text:style-name="T1048">об этом </text:span><text:span text:style-name="T1049">ужасно-интересном </text:span><text:span text:style-name="T1048">событии</text:span><text:span text:style-name="T1024">.</text:span><text:bookmark-end text:name="__DdeLink__6790_140401309"/></text:p>
      <text:p text:style-name="P118"/>
      <text:p text:style-name="P118"/>
      <text:p text:style-name="P118"/>
      <text:p text:style-name="P118"/>
      <text:p text:style-name="P260"><text:soft-page-break/>13. <text:bookmark-start text:name="__DdeLink__10443_4030418583"/>Последняя беседа<text:bookmark-end text:name="__DdeLink__10443_4030418583"/></text:p>
      <text:p text:style-name="P293"><text:span text:style-name="T27"><text:tab/>Эмбер Грим </text:span><text:span text:style-name="T28">шла по рубиново-розовой дорожке в сторону главного входа в Кантерлотский замок и размышляла о предстоящем отъезде домой, ей </text:span><text:span text:style-name="T119">предстояло</text:span><text:span text:style-name="T28"> узнать </text:span><text:span text:style-name="T120">очень </text:span><text:span text:style-name="T121">много</text:span><text:span text:style-name="T122">е</text:span><text:span text:style-name="T120"> из своего загадочного прошлого</text:span><text:span text:style-name="T28">.</text:span></text:p>
      <text:p text:style-name="P287"><text:span text:style-name="T29"><text:tab/></text:span><text:span text:style-name="T25">Около главного входа стояла два стражника-единорога в золотых доспехах с бирюзовой </text:span><text:span text:style-name="T26">пятиконечной </text:span><text:span text:style-name="T25">звездой </text:span><text:span text:style-name="T26">на груди.</text:span></text:p>
      <text:p text:style-name="P287"><text:span text:style-name="T26">- </text:span><text:span text:style-name="T30">Мне нужно обсудить с принцессой Твайлайт </text:span><text:span text:style-name="T31">моё отчисление из школы Кантерлота — </text:span><text:span text:style-name="T123">спокойно сказала</text:span><text:span text:style-name="T32"> Эмбер, ещё раз взглянув вверх, чтобы </text:span><text:span text:style-name="T33">увидеть</text:span><text:span text:style-name="T32"> </text:span><text:span text:style-name="T34">вершину</text:span><text:span text:style-name="T32"> самой высокой башни.</text:span></text:p>
      <text:p text:style-name="P287"><text:span text:style-name="T32">- </text:span><text:span text:style-name="T34">Проходите, она ждет вас в тронном зале, </text:span><text:span text:style-name="T124">вас проводит директор</text:span><text:span text:style-name="T34"> Стар Свирл</text:span></text:p>
      <text:p text:style-name="P288"><text:span text:style-name="T35"><text:tab/>Эмбер </text:span><text:span text:style-name="T125">Грим </text:span><text:span text:style-name="T40">вошла внутр</text:span><text:span text:style-name="T126">ь</text:span><text:span text:style-name="T40"> зам</text:span><text:span text:style-name="T46">ка</text:span><text:span text:style-name="T40"> </text:span><text:span text:style-name="T35">ни без доли удивления. </text:span></text:p>
      <text:p text:style-name="P288"><text:span text:style-name="T35"><text:tab/></text:span><text:span text:style-name="T36">Ее смутило присутствие директора, </text:span><text:span text:style-name="T41">она уже</text:span><text:span text:style-name="T37"> разговаривала </text:span><text:span text:style-name="T42">с ним </text:span><text:span text:style-name="T38">об её отчислении</text:span><text:span text:style-name="T37"> </text:span><text:span text:style-name="T44">ра</text:span><text:span text:style-name="T45">нним </text:span><text:span text:style-name="T43">утром</text:span><text:span text:style-name="T37">, когда занятия </text:span><text:span text:style-name="T39">только </text:span><text:span text:style-name="T37">начались.</text:span></text:p>
      <text:p text:style-name="P288"><text:span text:style-name="T34"><text:tab/></text:span><text:span text:style-name="T47">В самом первом зале </text:span><text:span text:style-name="T48">её ожидал директор Стар Свирл.</text:span></text:p>
      <text:p text:style-name="P294"><text:soft-page-break/><text:span text:style-name="T48"><text:tab/></text:span><text:span text:style-name="T50">Он был одет, как и в прежние времена, в сине-голубую мантию, на которой были изображены несколько звезд и два месяц</text:span><text:span text:style-name="T127">а</text:span><text:span text:style-name="T50"> с обеих сторон. </text:span><text:span text:style-name="T51">А на его голове </text:span><text:span text:style-name="T52">была схожая по стилю шляпа, на полях которой были маленькие золотые шарики, </text:span><text:span text:style-name="T53">такие же как и на мантии.</text:span></text:p>
      <text:p text:style-name="P295"><text:span text:style-name="T53"><text:tab/></text:span><text:span text:style-name="T51">Стар Свирл </text:span><text:span text:style-name="T54">был гениальным волшебником, одним из самых лучших магов во вс</text:span><text:span text:style-name="T128">ей Эквестрии</text:span><text:span text:style-name="T54">. Он</text:span><text:span text:style-name="T51"> </text:span><text:span text:style-name="T49"><text:s text:c="2"/>постоянно давал ценные советы принцессы </text:span><text:span text:style-name="T54">Твайлайт и был самым превосходным директором магической школы при Кантерлоте.</text:span></text:p>
      <text:p text:style-name="P289"><text:span text:style-name="T54">- </text:span><text:span text:style-name="T55">Привет, Эмбер, я </text:span><text:span text:style-name="T129">хотел бы присутствовать вместе с тобой </text:span></text:p>
      <text:p text:style-name="P289"><text:span text:style-name="T55">- </text:span><text:span text:style-name="T56">Хорошо, директор</text:span></text:p>
      <text:p text:style-name="P289"><text:span text:style-name="T56"><text:tab/></text:span><text:span text:style-name="T57">Эмбер</text:span><text:span text:style-name="T59"> </text:span><text:span text:style-name="T57">прошла </text:span><text:span text:style-name="T60">все залы и коридоры </text:span><text:span text:style-name="T57">вместе с </text:span><text:span text:style-name="T130">директором</text:span><text:span text:style-name="T57"> Старл Свирлом, через которые когда-то шли Флурри с </text:span><text:span text:style-name="T58">Галлусом.</text:span></text:p>
      <text:p text:style-name="P290"><text:span text:style-name="T58"><text:tab/></text:span><text:span text:style-name="T61">Перед входом в тронный зал, Эмбер обратила внимание на мозаику двери и увидела такую же картину, как и Флурри. </text:span></text:p>
      <text:p text:style-name="P290"><text:span text:style-name="T61"><text:tab/></text:span><text:span text:style-name="T62">Но ей предстали совершенно другие мысли. </text:span></text:p>
      <text:p text:style-name="P291"><text:soft-page-break/><text:span text:style-name="T62"><text:tab/>Она вспомнила Луну и Селестию, которые </text:span><text:span text:style-name="T64">тысячу</text:span><text:span text:style-name="T62"> лун были врагами, </text:span><text:span text:style-name="T63">а принцесса Твайлайт вместе со своими подругами смогла снова сделать их настоящими сестрам</text:span><text:span text:style-name="T65">и.</text:span></text:p>
      <text:p text:style-name="P291"><text:span text:style-name="T65"><text:tab/></text:span><text:span text:style-name="T66">П</text:span><text:span text:style-name="T65">осле коронации </text:span><text:span text:style-name="T67">принцессы </text:span><text:span text:style-name="T131">Твайлайт</text:span><text:span text:style-name="T65">, </text:span><text:span text:style-name="T63">они покинули Эквестрию</text:span><text:span text:style-name="T66">. </text:span><text:span text:style-name="T68">Только куда они отправились</text:span><text:span text:style-name="T63">? В стран</text:span><text:span text:style-name="T69">у</text:span><text:span text:style-name="T63"> Аликорнов? </text:span><text:span text:style-name="T70">А в</text:span><text:span text:style-name="T63">друг она, Эмбер Грим из загадочной страны Аликорнов </text:span><text:span text:style-name="T71">случайно попала в Эквестрию?</text:span></text:p>
      <text:p text:style-name="P291"><text:span text:style-name="T71"><text:tab/></text:span><text:span text:style-name="T72">Эмбер не успела завершить свою мысль. Открылась дверь и Стар Свирл вошел вместе с ней.</text:span></text:p>
      <text:p text:style-name="P292"><text:span text:style-name="T72">- </text:span><text:span text:style-name="T73">Эмбер Грим, </text:span><text:span text:style-name="T75">одна</text:span><text:span text:style-name="T73"> из лучших учениц в </text:span><text:span text:style-name="T132">магической </text:span><text:span text:style-name="T73">школе Кантерлот</text:span><text:span text:style-name="T132">а</text:span><text:span text:style-name="T73">, ты действительно хочешь покинуть школу? - спросила </text:span><text:span text:style-name="T74">принцесса Твайлайт, </text:span><text:span text:style-name="T76">когда Эмбер поклонилась.</text:span></text:p>
      <text:p text:style-name="P292"><text:span text:style-name="T77">- Да, </text:span><text:span text:style-name="T78">ваше</text:span><text:span text:style-name="T76"> </text:span><text:span text:style-name="T78">величество</text:span></text:p>
      <text:p text:style-name="P292"><text:span text:style-name="T78">- </text:span><text:span text:style-name="T79">У тебя есть особый талант в магии</text:span><text:span text:style-name="T80">, который ты могла бы развить до более высокого уровня, </text:span><text:span text:style-name="T81">почему ты не хочешь продолжать обучение?</text:span></text:p>
      <text:p text:style-name="P319"><text:span text:style-name="T81">- </text:span><text:span text:style-name="T7">Я не </text:span><text:span text:style-name="T82">уверена, что знаю, кто я — </text:span><text:span text:style-name="T83">вздохнула Эмбер.</text:span></text:p>
      <text:p text:style-name="P319"><text:span text:style-name="T83">- А что считают твои друзья? - поинтересовалась </text:span><text:span text:style-name="T133">Твайлайт</text:span><text:span text:style-name="T83">.</text:span></text:p>
      <text:p text:style-name="P137"><text:soft-page-break/>- У меня была единственная подруга, которая отставила меня</text:p>
      <text:p text:style-name="P319"><text:span text:style-name="T83">- </text:span><text:span text:style-name="T134">Я уверена, что ты сможешь найти верных друзей</text:span></text:p>
      <text:p text:style-name="P319"><text:span text:style-name="T134">- Спасибо, ваше величество, но мне этого не нужно </text:span><text:span text:style-name="T135">сейчас</text:span></text:p>
      <text:p text:style-name="P319"><text:span text:style-name="T84">- </text:span><text:span text:style-name="T136">Хорошо, т</text:span><text:span text:style-name="T87">ы <text:s/>желаешь быть исследователем различных мест в Эквестрии и писать научные работы?</text:span></text:p>
      <text:p text:style-name="P319"><text:span text:style-name="T87">- </text:span><text:span text:style-name="T88">Да, я люблю путешествовать, писать статьи и быть одной, поэтому это занятие мне подойдет больше всего</text:span></text:p>
      <text:p text:style-name="P320"><text:span text:style-name="T88">- </text:span><text:span text:style-name="T91">Эмбер, т</text:span><text:span text:style-name="T89">ы принесешь неоценимую пользу </text:span><text:span text:style-name="T90">для Эквестрии. </text:span><text:span text:style-name="T86">Главное не забывай, </text:span><text:span text:style-name="T92">что</text:span><text:span text:style-name="T85"> школа магии всегда открыта для тебя</text:span></text:p>
      <text:p text:style-name="P321"><text:span text:style-name="T85"><text:tab/>Э</text:span><text:span text:style-name="T7">мбер ничего не ответила, её чувства подсказывали, что она никогда не вернётся в школу, а эта встреча с принцессой </text:span><text:span text:style-name="T137">Твайлайт</text:span><text:span text:style-name="T7"> и директором </text:span><text:span text:style-name="T137">Стар Свирлом</text:span><text:span text:style-name="T7"> последняя.</text:span></text:p>
      <text:p text:style-name="P321"><text:span text:style-name="T7">- </text:span><text:span text:style-name="T93">Я могу идти, ваше величество?</text:span></text:p>
      <text:p text:style-name="P321"><text:span text:style-name="T93">- </text:span><text:span text:style-name="T94">Да, Эмбер Грим</text:span></text:p>
      <text:p text:style-name="P322"><text:soft-page-break/><text:span text:style-name="T94"><text:tab/>Э</text:span><text:span text:style-name="T7">мбер Грим </text:span><text:span text:style-name="T95">ещё раз взглянула на принцессу </text:span><text:span text:style-name="T138">Твайла</text:span><text:span text:style-name="T139">й</text:span><text:span text:style-name="T138">т</text:span><text:span text:style-name="T139"> и</text:span><text:span text:style-name="T95"> вышла из тронного зала. </text:span></text:p>
      <text:p text:style-name="P287"><text:span text:style-name="T34">- </text:span><text:span text:style-name="T104">Как</text:span><text:span text:style-name="T140">ое</text:span><text:span text:style-name="T104"> у вас мнение</text:span><text:span text:style-name="T96">, директор? - </text:span><text:span text:style-name="T97">обратилась принцесса </text:span><text:span text:style-name="T99">Тва</text:span><text:span text:style-name="T101">й</text:span><text:span text:style-name="T99">ла</text:span><text:span text:style-name="T100">йт</text:span><text:span text:style-name="T97"> к Стар Свирлу, который все это время </text:span><text:span text:style-name="T98">сохранял задумчивый вид.</text:span></text:p>
      <text:p text:style-name="P296"><text:span text:style-name="T98">- </text:span><text:span text:style-name="T102">Она очень талантливая пони </text:span><text:span text:style-name="T103">и обладает удивительными магическими способностями, которых я никогда ещё не видел, </text:span><text:span text:style-name="T110">а самое главное, она очень сильная пони, которую не сломит даже самая темная магия</text:span></text:p>
      <text:p text:style-name="P287"><text:span text:style-name="T103">- </text:span><text:span text:style-name="T105">Я полностью согласна с вами, </text:span><text:span text:style-name="T106">только я беспокоюсь и тревожусь </text:span><text:span text:style-name="T141">за неё</text:span><text:span text:style-name="T106">.</text:span></text:p>
      <text:p text:style-name="P287"><text:span text:style-name="T106">- </text:span><text:span text:style-name="T142">Б</text:span><text:span text:style-name="T107">удьте спокойны, </text:span><text:span text:style-name="T143">все её научные работы она будет отправлять мне</text:span><text:span text:style-name="T108">, </text:span><text:span text:style-name="T109">мы никогда не потеряем связь с ней</text:span></text:p>
      <text:p text:style-name="P287"><text:span text:style-name="T110">- </text:span><text:span text:style-name="T111">Хорошо, </text:span><text:span text:style-name="T144">директор</text:span><text:span text:style-name="T111">, </text:span><text:span text:style-name="T113">но я</text:span><text:span text:style-name="T111"> бы хотела чтобы вы отправили </text:span><text:span text:style-name="T112">Марбла приглядеть за ней</text:span></text:p>
      <text:p text:style-name="P287"><text:span text:style-name="T112">- </text:span><text:span text:style-name="T145">С удовольствием</text:span></text:p>
      <text:p text:style-name="P323"><text:span text:style-name="T114"><text:tab/>С</text:span><text:span text:style-name="T7">тар Свирл удалился и принцесса Твайлайт осталась одна. </text:span></text:p>
      <text:p text:style-name="P323"><text:span text:style-name="T7"><text:tab/>Она </text:span><text:span text:style-name="T146">задумалась</text:span><text:span text:style-name="T7"> и ей стало </text:span><text:span text:style-name="T116">очень </text:span><text:span text:style-name="T7">грустно из-за столь жест</text:span><text:span text:style-name="T117">о</text:span><text:span text:style-name="T7">кой судьбы Эмбер Грим, которая осталась одна </text:span><text:span text:style-name="T115">с осознанием </text:span><text:span text:style-name="T118">неизвестности </text:span><text:span text:style-name="T147">своего прошлого</text:span><text:span text:style-name="T118">.</text:span></text:p>
      <text:p text:style-name="P324"><text:bookmark-start text:name="__DdeLink__10445_4030418583"/><text:soft-page-break/><text:span text:style-name="T156">1</text:span><text:span text:style-name="T155">4. </text:span><text:span text:style-name="T157">Осенний забег</text:span><text:bookmark-end text:name="__DdeLink__10445_4030418583"/></text:p>
      <text:p text:style-name="P130"><text:tab/>Флурри вновь вернулась в Понивилль <text:span text:style-name="T1201">и приступила к восстановлению</text:span> фонтана Золотой Дуб. </text:p>
      <text:p text:style-name="P130"><text:span text:style-name="T1122"><text:tab/>Сначала она думала, что это утомительное и рутинное занятие, но её завлекло и теперь о</text:span><text:span text:style-name="T1121">на была </text:span><text:span text:style-name="T1122">готова</text:span><text:span text:style-name="T1121"> променять все уроки истории </text:span><text:span text:style-name="T1202">магии</text:span><text:span text:style-name="T1121"> </text:span><text:span text:style-name="T1123">на строительство какого-нибудь памятника или сооружения</text:span><text:span text:style-name="T1121">.</text:span></text:p>
      <text:p text:style-name="P129"><text:tab/><text:span text:style-name="T1118">Лара поправилась и уехала в Кантерлот, чтобы приступить к занятиям. </text:span><text:span text:style-name="T1203">О</text:span><text:span text:style-name="T1124">на снова увиделась со школьными подругами, узнала все подробности об уходе Эмбер Грим и ей не терпелось поделиться с </text:span><text:span text:style-name="T1204">Флурри</text:span><text:span text:style-name="T1124"> </text:span><text:span text:style-name="T1206">историей о </text:span><text:span text:style-name="T1205">невероятн</text:span><text:span text:style-name="T1206">ом</text:span><text:span text:style-name="T1205"> происшестви</text:span><text:span text:style-name="T1207">и</text:span><text:span text:style-name="T1205">, </text:span><text:span text:style-name="T1208">которое произошло в библиотеки Кантерлота</text:span><text:span text:style-name="T1124">.</text:span></text:p>
      <text:p text:style-name="P131"><text:tab/><text:span text:style-name="T1119">На выходных </text:span><text:span text:style-name="T1125">Лара решила приехать в Понивилль,</text:span><text:span text:style-name="T1120"> </text:span><text:span text:style-name="T1125">чтобы встретится с Флурри </text:span><text:span text:style-name="T1209">и </text:span><text:span text:style-name="T1125">посмотреть на осенний забег. </text:span><text:span text:style-name="T1211">«В</text:span><text:span text:style-name="T1209">озможно даже поучаствовать» - </text:span><text:span text:style-name="T1210">думала она</text:span><text:span text:style-name="T1209">.</text:span></text:p>
      <text:p text:style-name="P129">- <text:span text:style-name="T1126">Флурри, ты будешь участвовать?</text:span></text:p>
      <text:p text:style-name="P132">- Настроения нет — <text:span text:style-name="T1212">со скучным видом ответила Флурри.</text:span></text:p>
      <text:p text:style-name="P132"><text:soft-page-break/>- <text:span text:style-name="T1213">Ты что, с</text:span><text:span text:style-name="T1127">лишком много съела мафинов — засмеялась Лара.</text:span></text:p>
      <text:p text:style-name="P132">- <text:span text:style-name="T1128">Я отправила Эмбер сообщение, </text:span><text:span text:style-name="T1129">но она не отвечает у</text:span><text:span text:style-name="T1130">же неделю</text:span></text:p>
      <text:p text:style-name="P132">- <text:span text:style-name="T1131">Может быть она избавилась от </text:span><text:span text:style-name="T1132">книги?</text:span></text:p>
      <text:p text:style-name="P132">- <text:span text:style-name="T1132">Нет, она не могла, разве ты не понимаешь, что она </text:span><text:span text:style-name="T1214">очень добрая и хорошая пони</text:span></text:p>
      <text:p text:style-name="P132">- <text:span text:style-name="T1133">Конечно понимаю, я ведь тебе тогда посоветовала подружиться с ней и у тебя это прекрасно получилось — </text:span><text:span text:style-name="T1134">улыбнувшись, сказала Лара и взглянула на Ратушу, около которой уже собрались почти все жители Понивилля, чтобы начать </text:span><text:span text:style-name="T1135">осенний </text:span><text:span text:style-name="T1134">забег.</text:span></text:p>
      <text:p text:style-name="P132">- <text:span text:style-name="T1136">Да, я всегда буду об этом вспомин…</text:span></text:p>
      <text:p text:style-name="P132">- <text:span text:style-name="T1136">Может все таки поучаствуем? </text:span><text:span text:style-name="T1137">У</text:span><text:span text:style-name="T1136">же начинается — перебила её Лара.</text:span></text:p>
      <text:p text:style-name="P132">- <text:span text:style-name="T1138">Если ты так хочешь, бежим тогда</text:span></text:p>
      <text:p text:style-name="P133"><text:tab/>Флурри с Ларой мигом добрались до <text:span text:style-name="T1139">старта и встали рядом с другими пони, которые приготовились к забегу.</text:span></text:p>
      <text:p text:style-name="P133"><text:soft-page-break/><text:tab/><text:span text:style-name="T1140">Прозвенел колокольчик и все </text:span><text:span text:style-name="T1143">быстро рванули</text:span><text:span text:style-name="T1141"> вперед, </text:span><text:span text:style-name="T1144">оставив</text:span><text:span text:style-name="T1141"> после себя </text:span><text:span text:style-name="T1215">клубы</text:span><text:span text:style-name="T1142"> пыли.</text:span></text:p>
      <text:p text:style-name="P133"><text:tab/><text:span text:style-name="T1143">Флурри </text:span><text:span text:style-name="T1144">с Ларой </text:span><text:span text:style-name="T1217">быстро отстали от других</text:span><text:span text:style-name="T1144">, </text:span><text:span text:style-name="T1218">они не спешили к финишу, потому <text:s/>что</text:span><text:span text:style-name="T1144"> </text:span><text:span text:style-name="T1218">хотели</text:span><text:span text:style-name="T1144"> насладиться медленной пробежкой </text:span><text:span text:style-name="T1216">и поболтать друг с другом.</text:span></text:p>
      <text:p text:style-name="P133">- <text:span text:style-name="T1145">Ты хотела что-то рассказать, Лара <text:s/>- </text:span><text:span text:style-name="T1221">поинтересовалась Флурри.</text:span></text:p>
      <text:p text:style-name="P133">- <text:span text:style-name="T1145">Да, в школе кое-что произошло</text:span></text:p>
      <text:p text:style-name="P133">- <text:span text:style-name="T1146">Рассказывай, мне очень интересно</text:span></text:p>
      <text:p text:style-name="P133">- <text:span text:style-name="T1147">Ты знала, что в Кантерлотской библиотек</text:span><text:span text:style-name="T1219">е</text:span><text:span text:style-name="T1147"> есть очень </text:span><text:span text:style-name="T1220">старинные</text:span><text:span text:style-name="T1147"> издания </text:span><text:span text:style-name="T1148">книг, </text:span><text:span text:style-name="T1149">которые ты не сможешь найти ни в одном уголку Эквестрии? — </text:span><text:span text:style-name="T1154">спросила</text:span><text:span text:style-name="T1152"> Лара</text:span></text:p>
      <text:p text:style-name="P133">- <text:span text:style-name="T1150">Нет, я не настолько люблю читать — </text:span><text:span text:style-name="T1153">ответила Флурри, </text:span><text:span text:style-name="T1155">и сделал</text:span><text:span text:style-name="T1157">а</text:span><text:span text:style-name="T1155"> поворот </text:span><text:span text:style-name="T1156">направо, как было </text:span><text:span text:style-name="T1158">написано</text:span><text:span text:style-name="T1156"> на указател</text:span><text:span text:style-name="T1159">е</text:span><text:span text:style-name="T1156">.</text:span></text:p>
      <text:p text:style-name="P133">- <text:span text:style-name="T1151">Там была </text:span><text:span text:style-name="T1160">особая книга, о ней мало кто знает </text:span><text:span text:style-name="T1161">и её </text:span><text:span text:style-name="T1162">разрешают читать</text:span><text:span text:style-name="T1161"> только на самых старших курсах — </text:span><text:span text:style-name="T1163">говорила Лара, </text:span><text:span text:style-name="T1164">начиная уставать от бега — </text:span><text:span text:style-name="T1165">Она называется «Секреты Аликорнов». </text:span><text:span text:style-name="T1166">Никому не известно её точного автора, кто-то говорит что сама </text:span><text:soft-page-break/><text:span text:style-name="T1222">принцесса </text:span><text:span text:style-name="T1166">Селестия её написала. </text:span><text:span text:style-name="T1223">Д</text:span><text:span text:style-name="T1166">ругие утверждают, что однажды </text:span><text:span text:style-name="T1167">неизвестный </text:span><text:span text:style-name="T1166">Аликорн покинул свою страну и решил попутешествовать по Эквестрии. </text:span><text:span text:style-name="T1224">О</text:span><text:span text:style-name="T1168">н увидел много красивых мест и решил</text:span><text:span text:style-name="T1166"> </text:span><text:span text:style-name="T1168">оставить</text:span><text:span text:style-name="T1166"> книгу для </text:span><text:span text:style-name="T1225">жителей Эквестрии</text:span><text:span text:style-name="T1166">, </text:span><text:span text:style-name="T1169">как подарок.</text:span></text:p>
      <text:p text:style-name="P134">- <text:span text:style-name="T1170">Ты читала эту книгу? - заинтересовалась Флурри.</text:span></text:p>
      <text:p text:style-name="P134">- <text:span text:style-name="T1171">Нет конечно, но я знала о ней — </text:span><text:span text:style-name="T1176">ответила Лара и остановилась, у неё больше не было сил </text:span><text:span text:style-name="T1226">бежать</text:span><text:span text:style-name="T1176">.</text:span></text:p>
      <text:p text:style-name="P134">- <text:span text:style-name="T1172">Ты говорила, что в школе что-то произошло </text:span></text:p>
      <text:p text:style-name="P134">- <text:span text:style-name="T1172">Да, эта книга пропала</text:span></text:p>
      <text:p text:style-name="P134">- <text:span text:style-name="T1173">Что? </text:span><text:span text:style-name="T1174">Когда? - </text:span><text:span text:style-name="T1177">удивилась Флурри.</text:span></text:p>
      <text:p text:style-name="P134">- <text:span text:style-name="T1174">Возможно месяц назад или два, точно неизвестно, вместо книги была её поддельная копия, по которой сразу было невозможно определить, </text:span><text:span text:style-name="T1178">что это подделка</text:span></text:p>
      <text:p text:style-name="P134">- <text:span text:style-name="T1179">А как</text:span><text:span text:style-name="T1175"> ты </text:span><text:span text:style-name="T1180">узнала о том, что её украли</text:span><text:span text:style-name="T1175">?</text:span></text:p>
      <text:p text:style-name="P134">- <text:span text:style-name="T1181">Все очень просто, я хорошо знаю </text:span><text:span text:style-name="T1182">мистера </text:span><text:span text:style-name="T1183">Санлайта, который заведу</text:span><text:span text:style-name="T1227">е</text:span><text:span text:style-name="T1183">т всякими старинными и запретными вещами </text:span><text:span text:style-name="T1185">в библиотеке Кантерлота</text:span><text:span text:style-name="T1183">, </text:span><text:span text:style-name="T1184">он со мной и поделился</text:span></text:p>
      <text:p text:style-name="P135">- Я не понимаю, зачем нужно было красть эту книгу? Что в ней такого особенного?</text:p>
      <text:p text:style-name="P135"><text:soft-page-break/>- <text:span text:style-name="T1186">В этом и заключается весь интерес, мистер Санлайт открывал её несколько раз и </text:span><text:span text:style-name="T1187">все страницы всегда оказывались пустыми</text:span></text:p>
      <text:p text:style-name="P135">- <text:span text:style-name="T1188">Это уже становится интересным</text:span></text:p>
      <text:p text:style-name="P135">- <text:span text:style-name="T1189">Прибавь тот факт, что её украли и украли гениально, </text:span><text:span text:style-name="T1228">не оставив ни следа </text:span><text:span text:style-name="T1229">после себя</text:span></text:p>
      <text:p text:style-name="P135">- <text:span text:style-name="T1190">Я уже вновь хочу отправиться </text:span><text:span text:style-name="T1191">в Кантерлот, чтобы </text:span><text:span text:style-name="T1230">побольше узнать об этом происшествии и поболтать</text:span><text:span text:style-name="T1192"> с мистером Санлайтом</text:span></text:p>
      <text:p text:style-name="P135">- <text:span text:style-name="T1193">А я думала, что сложные и запутанные загадки для тебя скучное занятие </text:span></text:p>
      <text:p text:style-name="P135">- <text:span text:style-name="T1194">Да, но </text:span><text:span text:style-name="T1231">в этой загадке есть </text:span><text:span text:style-name="T1194">что-то </text:span><text:span text:style-name="T1195">особенно интересное — </text:span><text:span text:style-name="T1232">не могла успокоиться Флурри.</text:span></text:p>
      <text:p text:style-name="P135">- <text:span text:style-name="T1196">Хорошо, так уж и быть устрою тебе встречу с мистером Санлайтом и проведу для тебя экскурсию по библиотеке Кантерлота</text:span></text:p>
      <text:p text:style-name="P135">- <text:span text:style-name="T1197">Спасибо, Лара</text:span></text:p>
      <text:p text:style-name="P136"><text:tab/>Флурри и Лара пробежали только малую часть всего забега и решили вернуться обратно. </text:p>
      <text:p text:style-name="P136"><text:soft-page-break/><text:tab/>Остальные пони мчались к финишу. <text:span text:style-name="T1199">К</text:span>расно-желтые листья <text:span text:style-name="T1199">под их ногами</text:span> <text:span text:style-name="T1198">перемешивались </text:span><text:span text:style-name="T1199">и разлетались в разные </text:span><text:span text:style-name="T1200">стороны.</text:span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267"><text:bookmark-start text:name="__DdeLink__10447_4030418583"/><text:soft-page-break/>15. Тайна происхождения<text:bookmark-end text:name="__DdeLink__10447_4030418583"/></text:p>
      <text:p text:style-name="P139"><text:tab/><text:span text:style-name="T1236">Эмбер Грим пробиралась через </text:span><text:span text:style-name="T1237">дикие кустарники. </text:span></text:p>
      <text:p text:style-name="P139"><text:span text:style-name="T1237"><text:tab/>Она</text:span><text:span text:style-name="T1367"> не</text:span><text:span text:style-name="T1237"> виделась со своим отцом </text:span><text:span text:style-name="T1367">с тех пор, как уехала в школу Кантерлота.</text:span></text:p>
      <text:p text:style-name="P139"><text:tab/><text:span text:style-name="T1238">За вереницей диких кустарников и деревьев была расположена маленькая деревня, </text:span><text:span text:style-name="T1239">в которой жили земные пони.</text:span></text:p>
      <text:p text:style-name="P142"><text:tab/><text:span text:style-name="T1240">Это был родной дом Эмбер. </text:span><text:span text:style-name="T1241">О</text:span><text:span text:style-name="T1240">на с </text:span><text:span text:style-name="T1368">волнением</text:span><text:span text:style-name="T1240"> побежала вдоль единственной желто-изумрудной тропинки </text:span><text:span text:style-name="T1242">к маленькому деревянному домику на окраине деревни</text:span><text:span text:style-name="T1240">.</text:span></text:p>
      <text:p text:style-name="P140"><text:tab/><text:span text:style-name="T1243">Дверь была открыта и Эмбер вошла внутрь, </text:span><text:span text:style-name="T1369">но никого там не было</text:span><text:span text:style-name="T1244">.</text:span></text:p>
      <text:p text:style-name="P140"><text:tab/><text:span text:style-name="T1245">Она решила отправиться к соседней хижине и </text:span><text:span text:style-name="T1246">узнать </text:span><text:span text:style-name="T1370">о своем отце</text:span><text:span text:style-name="T1246"> от мистера </text:span><text:span text:style-name="T1247">Гринграсса, </text:span><text:span text:style-name="T1248">который обожал выращивать овощи </text:span><text:span text:style-name="T1249">и ягоду </text:span><text:span text:style-name="T1250">и имел самый огромный огород в деревне</text:span><text:span text:style-name="T1249">.</text:span></text:p>
      <text:p text:style-name="P140">- <text:span text:style-name="T1251">Здравствуйте, мистер Гринграсс — поприве</text:span><text:span text:style-name="T1252">т</text:span><text:span text:style-name="T1251">ствовала Эмбер Грим своего </text:span><text:span text:style-name="T1371">давнего друга</text:span></text:p>
      <text:p text:style-name="P140"><text:soft-page-break/>- <text:span text:style-name="T1253">Неужели Эмбер? </text:span><text:span text:style-name="T1254">Ты так изменилась, уже закончила школ</text:span><text:span text:style-name="T1372">у</text:span><text:span text:style-name="T1254">? - </text:span><text:span text:style-name="T1255">удивленно спросил Гринграсс, он не ожидала увидеть Эмбер.</text:span></text:p>
      <text:p text:style-name="P140">- <text:span text:style-name="T1256">Нет, я ушла из школы, но это не важно, мне нужно найти моего отца, где он?</text:span></text:p>
      <text:p text:style-name="P143"><text:tab/>Гринграсс <text:span text:style-name="T1257">подошел к деревянному бочонку, в котором был брусничный сок, </text:span><text:span text:style-name="T1258">налил его в кружку и протянул Эмбер.</text:span></text:p>
      <text:p text:style-name="P143">- <text:span text:style-name="T1259">Что-то случилось? - </text:span><text:span text:style-name="T1260">спросила Эмбер с волнением.</text:span></text:p>
      <text:p text:style-name="P143">- <text:span text:style-name="T1261">Да, твой отец… - не решался сказать Гринграсс.</text:span></text:p>
      <text:p text:style-name="P143">- <text:span text:style-name="T1262">Нет, он не мог умереть, вы лжёте — </text:span><text:span text:style-name="T1263">начала злиться Эмбер.</text:span></text:p>
      <text:p text:style-name="P143">- <text:span text:style-name="T1264">Эмбер, прости, но я не смог помочь ему, а все так надеялись на меня, я плохой друг</text:span></text:p>
      <text:p text:style-name="P144"><text:tab/><text:span text:style-name="T1265">Эмбер замолчала, </text:span><text:span text:style-name="T1266">её жизнь становилась ещё более невыносимой после ухода </text:span><text:span text:style-name="T1373">её отца</text:span><text:span text:style-name="T1267">, который всегда верил в </text:span><text:span text:style-name="T1374">нее</text:span><text:span text:style-name="T1267"> и </text:span><text:span text:style-name="T1268">был готов помоч</text:span><text:span text:style-name="T1374">ь </text:span><text:span text:style-name="T1375">во всем.</text:span><text:span text:style-name="T1268"> <text:s/></text:span></text:p>
      <text:p text:style-name="P144"><text:span text:style-name="T1269"><text:tab/>Она решила взять себя в копыта несмотря ни на что и узнать </text:span><text:span text:style-name="T1270">всю </text:span><text:span text:style-name="T1269">правду </text:span><text:span text:style-name="T1270">о его смерти.</text:span></text:p>
      <text:p text:style-name="P144">- <text:span text:style-name="T1271">Как он умер? - сказ</text:span><text:span text:style-name="T1376">ала </text:span><text:span text:style-name="T1271">Эмбер после длительного молчания.</text:span></text:p>
      <text:p text:style-name="P144"><text:soft-page-break/>- <text:span text:style-name="T1272">Это довольно странная и ужасная история</text:span></text:p>
      <text:p text:style-name="P144">- <text:span text:style-name="T1275">М</text:span><text:span text:style-name="T1273">истер Гринграсс я должна знать вс</text:span><text:span text:style-name="T1274">ю правду, абсолютно </text:span><text:span text:style-name="T1275">всё — </text:span><text:span text:style-name="T1377">твердо отрезала Эмбер.</text:span></text:p>
      <text:p text:style-name="P144">- <text:span text:style-name="T1276">Хорошо, я расскажу </text:span><text:span text:style-name="T1277">тебе Эмбер всю историю. </text:span><text:span text:style-name="T1278">Это началось после твоего отъезда в школу Кантерлот</text:span><text:span text:style-name="T1378">а</text:span><text:span text:style-name="T1278">. </text:span><text:span text:style-name="T1279">Он долго грустил <text:s/>и у него начали появляться сильные головные боли. Я часто посещал его и </text:span><text:span text:style-name="T1281">при</text:span><text:span text:style-name="T1282">носил ему лекарства</text:span><text:span text:style-name="T1280">. </text:span><text:span text:style-name="T1283">Но ничего не помогало и он несмотря ни на что решил отправиться на </text:span><text:span text:style-name="T1286">ежегодную </text:span><text:span text:style-name="T1283">ярмарку. </text:span><text:span text:style-name="T1287">Во время пути ему</text:span><text:span text:style-name="T1284"> стало плохо </text:span><text:span text:style-name="T1285">и он начал бредить </text:span><text:span text:style-name="T1288">и поэтому его спутник </text:span><text:span text:style-name="T1289">мистер Паинт </text:span><text:span text:style-name="T1290">помог ему снова добраться до дом</text:span><text:span text:style-name="T1291">а, а сам поехал на ярмарку чтобы выполнить просьбу твоего отца. </text:span><text:span text:style-name="T1292">Через несколько дней его кожа начала бледнеть и </text:span><text:span text:style-name="T1293">с ним начали происходить странные вещи. </text:span><text:span text:style-name="T1294">Он </text:span><text:span text:style-name="T1296">постоянно</text:span><text:span text:style-name="T1294"> повторял «</text:span><text:span text:style-name="T1295">В</text:span><text:span text:style-name="T1294">онрокила </text:span><text:span text:style-name="T1295">Н</text:span><text:span text:style-name="T1294">артс», </text:span><text:span text:style-name="T1296">иногда </text:span><text:span text:style-name="T1379">случалось</text:span><text:span text:style-name="T1296"> что он взлетал над кроватью и светился. Конечно в этот бред никто не ве</text:span><text:span text:style-name="T1297">рил, </text:span><text:span text:style-name="T1298">но я видел это <text:s/>своими глазами. </text:span><text:span text:style-name="T1299">В последнюю ночь я был с ним и держал его за копыт</text:span><text:span text:style-name="T1380">а</text:span><text:span text:style-name="T1299">. </text:span><text:span text:style-name="T1300">Вдруг я заметил что он нач</text:span><text:span text:style-name="T1302">ал </text:span><text:span text:style-name="T1303">растворяться </text:span><text:span text:style-name="T1304">как облако</text:span><text:span text:style-name="T1301">, мне ничего не удалось сделать, от него осталась только горстка </text:span><text:span text:style-name="T1305">черной </text:span><text:span text:style-name="T1306">пыли.</text:span></text:p>
      <text:p text:style-name="P145"><text:soft-page-break/><text:tab/>Эмбер внимательно слушала и не могла поверить в это. Все было настолько мрачным и странным что <text:span text:style-name="T1381">ей</text:span> становилось <text:span text:style-name="T1381">только хуже</text:span>.</text:p>
      <text:p text:style-name="P141">- <text:span text:style-name="T1307">Многие жители этой деревни приняли это как проклятье и обвинили во все тебя, Эмбер — </text:span><text:span text:style-name="T1308">с сожалением продолжал Гринграсс.</text:span></text:p>
      <text:p text:style-name="P141">- <text:span text:style-name="T1308">Меня? Почему?</text:span></text:p>
      <text:p text:style-name="P141">- <text:span text:style-name="T1309">Потому что он приютил тебя, </text:span><text:span text:style-name="T1310">когда ты осталась совсем одна в заброшенном лесу — </text:span><text:span text:style-name="T1311">со вздохом ответил Гринграсс.</text:span></text:p>
      <text:p text:style-name="P141">- <text:span text:style-name="T1311">И они думают, что я была проклята с самого начала </text:span><text:span text:style-name="T1312">и все мои приметы говорили им об этом, а мой отец расплачивался за то, что приютил меня?</text:span></text:p>
      <text:p text:style-name="P141">- <text:span text:style-name="T1313">К сожалению этот слух разлетелся и в соседние деревни, поэтому тебе </text:span><text:span text:style-name="T1314">лучше стоит </text:span><text:span text:style-name="T1382">обратно</text:span><text:span text:style-name="T1314"> вернуться в школу</text:span></text:p>
      <text:p text:style-name="P146">- Ни за что, пока не узнаю правду. Где останки моего отца? - твердо сказала Эмбер Грим и высушила кружку брусничного сока.</text:p>
      <text:p text:style-name="P146">- <text:span text:style-name="T1315">Я все оставил в его хижине, </text:span><text:span text:style-name="T1316">в </text:span><text:span text:style-name="T1317">единственном </text:span><text:span text:style-name="T1318">маленьком шкафчике, в которо</text:span><text:span text:style-name="T1319">й ты раньше клала книги</text:span></text:p>
      <text:p text:style-name="P147"><text:soft-page-break/>- <text:span text:style-name="T1383">Большое </text:span><text:span text:style-name="T1384">с</text:span><text:span text:style-name="T1383">пасибо</text:span><text:span text:style-name="T1320"> вам, мистер Гринграсс и прощайте — </text:span><text:span text:style-name="T1321">протянула копыто Эмбер.</text:span></text:p>
      <text:p text:style-name="P147"><text:span text:style-name="T1322"><text:tab/>Гринграсс </text:span><text:span text:style-name="T1321"><text:s/></text:span><text:span text:style-name="T1322">кивнул и пожал её копыто.</text:span></text:p>
      <text:p text:style-name="P148"><text:tab/><text:span text:style-name="T1323">Эмбер </text:span><text:span text:style-name="T1324">снова вернулась в </text:span><text:span text:style-name="T1385">свой маленький домик</text:span><text:span text:style-name="T1324">, </text:span><text:span text:style-name="T1386">в котором прошло всё её детство</text:span><text:span text:style-name="T1324">. <text:s/></text:span></text:p>
      <text:p text:style-name="P155"><text:tab/>Она решила не терять ни минуты и кинулась к шкафчику. </text:p>
      <text:p text:style-name="P147"><text:tab/><text:span text:style-name="T1325">На самой верхней полке была деревянная коробочка, в которой она нашла черную </text:span><text:span text:style-name="T1326">пыль, похожую на пепел. </text:span></text:p>
      <text:p text:style-name="P149"><text:tab/><text:span text:style-name="T1327">Она не смогла сдержаться и заплакала. </text:span></text:p>
      <text:p text:style-name="P150"><text:span text:style-name="T1328"><text:tab/>Вдруг ей показалось что она находится снова в том замке, который </text:span><text:span text:style-name="T1387">впервые увидела,</text:span><text:span text:style-name="T1328"> </text:span><text:span text:style-name="T1329">когда Флурри её обняла. </text:span></text:p>
      <text:p text:style-name="P151"><text:span text:style-name="T1329"><text:tab/>Это был огромный </text:span><text:span text:style-name="T1388">черный замок и он постоянно удалился</text:span><text:span text:style-name="T1329">. </text:span><text:span text:style-name="T1330">Картина мгновенно изменилась и Эмбер </text:span><text:span text:style-name="T1331">уже в темном лесу совершенно одна. </text:span></text:p>
      <text:p text:style-name="P151"><text:span text:style-name="T1332"><text:tab/>Здесь её нашел отец </text:span><text:span text:style-name="T1333">и приютил у себя. </text:span><text:span text:style-name="T1336">Он</text:span><text:span text:style-name="T1333"> всегда </text:span><text:span text:style-name="T1335">останется для неё родным отцом и лучшим другом на свете</text:span><text:span text:style-name="T1334">.</text:span></text:p>
      <text:p text:style-name="P147"><text:soft-page-break/><text:tab/><text:span text:style-name="T1337">Эмбер долго находилась в тоскливой задумчивости. </text:span><text:span text:style-name="T1338">Внезапно она заметила на второй полке коробку, на которой было написано «От мистера Паинта».</text:span></text:p>
      <text:p text:style-name="P147"><text:tab/><text:span text:style-name="T1339">Она взяла её и открыла. </text:span><text:span text:style-name="T1340">Внутри была темно-розовая лента с надписью Эмбер Грим (её имя при рождении подумала она) и </text:span><text:span text:style-name="T1341">плотная багровая ткань, в которой по всей видимости и нашел её отец.</text:span></text:p>
      <text:p text:style-name="P147"><text:tab/>«<text:span text:style-name="T1342">Если мистер Паинт купил эти вещи на ярмарке, т</text:span><text:span text:style-name="T1343">о получается, что мой отец решил от них избавиться, чтобы </text:span><text:span text:style-name="T1344">они не напоминали ему </text:span><text:span text:style-name="T1389">о том, что меня бросили</text:span><text:span text:style-name="T1344">. </text:span><text:span text:style-name="T1345">Тогда зачем он захотел их вернуть обратно? Возможно потому что он хотел рассказать мне всю правду</text:span><text:span text:style-name="T1342">» - </text:span><text:span text:style-name="T1346">думала Эмбер.</text:span></text:p>
      <text:p text:style-name="P147"><text:tab/><text:span text:style-name="T1347">Она снова </text:span><text:span text:style-name="T1348">обратила внимание на внутренности шкафчика и чуть не забыла про коробку </text:span><text:span text:style-name="T1349">писем, </text:span><text:span text:style-name="T1350">в которой лежало одно единственное адресованное ей письмо.</text:span></text:p>
      <text:p text:style-name="P147"><text:tab/><text:span text:style-name="T1350">Эмбер развернула его и </text:span><text:span text:style-name="T1390">прочла</text:span><text:span text:style-name="T1350">:</text:span></text:p>
      <text:p text:style-name="P147"><text:tab/>«<text:span text:style-name="T1350">Дорогая Эмбер, </text:span><text:span text:style-name="T1351">я всегда желал тебе только добра и хотел, чтобы ты была счастлива, </text:span><text:span text:style-name="T1352">но к глубокому твоему огорчению я ничего не смог тебе дать кроме </text:span><text:span text:style-name="T1353">настоящей и преданной любви. Я всегда </text:span><text:soft-page-break/><text:span text:style-name="T1353">буду верить в тебя <text:s/>и ты обязательно узнаешь всю правду</text:span>».</text:p>
      <text:p text:style-name="P147"><text:tab/><text:span text:style-name="T1354">Внизу была приписка: «Твой любящий тебя </text:span><text:span text:style-name="T1391">вечно</text:span><text:span text:style-name="T1354"> отец»</text:span></text:p>
      <text:p text:style-name="P147"><text:tab/><text:span text:style-name="T1355">У Эмбер снова пошли слезы, она </text:span><text:span text:style-name="T1356">впала в глубокую тоску и </text:span><text:span text:style-name="T1357">пробыла в таком состоянии всю </text:span><text:span text:style-name="T1358">ночь.</text:span></text:p>
      <text:p text:style-name="P147"><text:tab/><text:span text:style-name="T1359">В этот день ночь в Эквестрии </text:span><text:span text:style-name="T1360">была холодной и </text:span><text:span text:style-name="T1361"><text:s/></text:span><text:span text:style-name="T1362">никто </text:span><text:span text:style-name="T1361">не решал</text:span><text:span text:style-name="T1362">ся</text:span><text:span text:style-name="T1361"> выйти на </text:span><text:span text:style-name="T1363">столь</text:span><text:span text:style-name="T1361"> позднюю прогулку </text:span><text:span text:style-name="T1364">по темным </text:span><text:span text:style-name="T1365">уголкам это</text:span><text:span text:style-name="T1393">го</text:span><text:span text:style-name="T1365"> </text:span><text:span text:style-name="T1392">удивительно</text:span><text:span text:style-name="T1393">го</text:span><text:span text:style-name="T1365"> </text:span><text:span text:style-name="T1366">и </text:span><text:span text:style-name="T1392">полно</text:span><text:span text:style-name="T1393">го</text:span><text:span text:style-name="T1392"> загадочных вещей</text:span><text:span text:style-name="T1366"> </text:span><text:span text:style-name="T1394">места</text:span><text:span text:style-name="T1361">.</text:span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261"><text:soft-page-break/>16. <text:bookmark-start text:name="__DdeLink__10449_4030418583"/>Расследование<text:bookmark-end text:name="__DdeLink__10449_4030418583"/></text:p>
      <text:p text:style-name="P262"><text:span text:style-name="T596"><text:tab/></text:span><text:span text:style-name="T597">Наступил первый день зимы </text:span><text:span text:style-name="T598">и в Кантерлоте пошел снег.</text:span></text:p>
      <text:p text:style-name="P264"><text:span text:style-name="T598"><text:tab/></text:span><text:span text:style-name="T599">Флурри </text:span><text:span text:style-name="T600">вдыхала свежий воздух и наслаждалась снегопадом. </text:span></text:p>
      <text:p text:style-name="P264"><text:span text:style-name="T600"><text:tab/></text:span><text:span text:style-name="T601">Она </text:span><text:span text:style-name="T602">снова приступила к занятиям и </text:span><text:span text:style-name="T603">решила вместе с Ларой отправиться в библиотеку Кантерлота, чтобы узнать </text:span><text:span text:style-name="T604">больше о загадочной краже <text:s/>столько необычной книги.</text:span></text:p>
      <text:p text:style-name="P263"><text:span text:style-name="T604">- </text:span><text:span text:style-name="T605">Флурри, познакомься, это мистер </text:span><text:span text:style-name="T606">Санлайт — представила </text:span><text:span text:style-name="T607">Лара своего </text:span><text:span text:style-name="T608">книжного друга.</text:span></text:p>
      <text:p text:style-name="P268"><text:span text:style-name="T608">- </text:span><text:span text:style-name="T609">Значит вы храните тайну всяких загадочных вещей в </text:span><text:span text:style-name="T661">этой библиотеке?</text:span><text:span text:style-name="T609"> — поинтересовалась Флурри.</text:span></text:p>
      <text:p text:style-name="P268"><text:span text:style-name="T609">- </text:span><text:span text:style-name="T610">Простите, </text:span><text:span text:style-name="T611">это тайна — улыбнулся мистер Санлайт.</text:span></text:p>
      <text:p text:style-name="P268"><text:span text:style-name="T611">- </text:span><text:span text:style-name="T612">Но вы рассказали моей подруге о </text:span><text:span text:style-name="T613">таинственной краже </text:span><text:span text:style-name="T614">книги под названием «</text:span><text:span text:style-name="T615">Тайны</text:span><text:span text:style-name="T614"> Аликорн</text:span><text:span text:style-name="T616">ов</text:span><text:span text:style-name="T614">» - </text:span><text:span text:style-name="T617">продолжала интересоваться Флурри.</text:span></text:p>
      <text:p text:style-name="P268"><text:span text:style-name="T617">- «Секреты Аликорнов» - поправил </text:span><text:span text:style-name="T662">её </text:span><text:span text:style-name="T617">мистер Санлайт — Да. Я поделился с вашей подругой. Это довольно </text:span><text:span text:style-name="T618">загадочная </text:span><text:span text:style-name="T619">и необычная </text:span><text:span text:style-name="T618">кража</text:span></text:p>
      <text:p text:style-name="P268"><text:span text:style-name="T618">- </text:span><text:span text:style-name="T620">А как вы думаете кто мог украсть её?</text:span></text:p>
      <text:p text:style-name="P268"><text:soft-page-break/><text:span text:style-name="T620">- </text:span><text:span text:style-name="T621">Я даже не могу предположить, что это кто-то из учеников потому что </text:span><text:span text:style-name="T622">эту книгу никто бы не смог прочитать. Даже мне не удалось с моими книжными и магическими способностями. Я работал над ней на протяжении десятков лет, </text:span><text:span text:style-name="T623">но загадку так и не решил.</text:span></text:p>
      <text:p text:style-name="P268"><text:span text:style-name="T623">- </text:span><text:span text:style-name="T624">Хм, </text:span><text:span text:style-name="T625">то есть никто раньше не пытался её украсть? Может это была с самого начала подделка?</text:span></text:p>
      <text:p text:style-name="P156">- Нет конечно. Там стояла магическая метка и всё время что она хранилась здесь она не менялась.</text:p>
      <text:p text:style-name="P268"><text:span text:style-name="T625">- </text:span><text:span text:style-name="T626">А можно каким-нибудь образом определить точное время кражи?</text:span></text:p>
      <text:p text:style-name="P268"><text:span text:style-name="T626">- Точностью конечно я не могу похвастаться, но </text:span><text:span text:style-name="T627">с помощью </text:span><text:span text:style-name="T628">директора Стар Свирла мне удалось узнать что это произошло на второй недели сент</text:span><text:span text:style-name="T629">ября.</text:span></text:p>
      <text:p text:style-name="P268"><text:span text:style-name="T629">- </text:span><text:span text:style-name="T630">А как охранялась книга?</text:span></text:p>
      <text:p text:style-name="P269"><text:span text:style-name="T630">- Абсолютно так же как и все другие </text:span><text:span text:style-name="T663">ценные книги</text:span><text:span text:style-name="T630"> — </text:span><text:span text:style-name="T664">ответил мистер Санлайт и на этом их разговор закончился.</text:span></text:p>
      <text:p text:style-name="P269"><text:span text:style-name="T664"><text:tab/></text:span><text:span text:style-name="T632">Флурри вышла из библиотек</text:span><text:span text:style-name="T665">и</text:span><text:span text:style-name="T632">, чтобы вновь подышать свежим воздухом и все </text:span><text:span text:style-name="T666">хорошенько </text:span><text:span text:style-name="T632">обдумать.</text:span></text:p>
      <text:p text:style-name="P270"><text:soft-page-break/><text:span text:style-name="T631">- </text:span><text:span text:style-name="T633">Ну что Флурри, </text:span><text:span text:style-name="T635">разгадала</text:span><text:span text:style-name="T633"> загадку? - </text:span><text:span text:style-name="T634">следом за ней вышла Лара.</text:span></text:p>
      <text:p text:style-name="P271"><text:span text:style-name="T634">- </text:span><text:span text:style-name="T636">Ещё нет, а каким образом охраняются книги в библиотеке Кантерлота?</text:span></text:p>
      <text:p text:style-name="P157">- Разве ты не знаешь? - с большим удивлением спросила Лара.</text:p>
      <text:p text:style-name="P271"><text:span text:style-name="T636">- </text:span><text:span text:style-name="T637">К сожалению я не настолько начитана как ты</text:span></text:p>
      <text:p text:style-name="P158">- Нам об этом рассказывали еще на первом учебном году и ни один раз.</text:p>
      <text:p text:style-name="P271"><text:span text:style-name="T637">- </text:span><text:span text:style-name="T638">Ладно, </text:span><text:span text:style-name="T639">расскажи ещё раз</text:span></text:p>
      <text:p text:style-name="P271"><text:span text:style-name="T639">- </text:span><text:span text:style-name="T640">Во-первых в библиотеке всегда остается хранитель или его заместитель, </text:span><text:span text:style-name="T641">который может моментально </text:span><text:span text:style-name="T642">оповестить всю стражу Кантерлота</text:span><text:span text:style-name="T643">. Во-вторых после закрытия библиотек</text:span><text:span text:style-name="T667">а</text:span><text:span text:style-name="T643"> блокируется защитными чарами, также ими блокируются </text:span><text:span text:style-name="T649">книжные</text:span><text:span text:style-name="T643"> полки, </text:span><text:span text:style-name="T648">на которых хранятся старинные и ценные издания,</text:span><text:span text:style-name="T643"> </text:span><text:span text:style-name="T644">поэтому </text:span><text:span text:style-name="T645">ни у кого </text:span><text:span text:style-name="T650">практически не было шансов украсть эту книгу</text:span><text:span text:style-name="T645">.</text:span></text:p>
      <text:p text:style-name="P271"><text:span text:style-name="T645">- </text:span><text:span text:style-name="T646">Если это не ученик, который зашел в обычные будние дни, как это сделали мы, </text:span><text:span text:style-name="T647">разве нет?</text:span></text:p>
      <text:p text:style-name="P271"><text:span text:style-name="T647">- </text:span><text:span text:style-name="T648">Верно, </text:span><text:span text:style-name="T651">но я ещё раз повторюсь, на этой книг</text:span><text:span text:style-name="T652">е</text:span><text:span text:style-name="T651"> были непростые защитные чары</text:span></text:p>
      <text:p text:style-name="P271"><text:soft-page-break/><text:span text:style-name="T651">- </text:span><text:span text:style-name="T653">А ты сможешь снять эти чары?</text:span></text:p>
      <text:p text:style-name="P271"><text:span text:style-name="T653">- </text:span><text:span text:style-name="T654">Я проводила этот эксперимент с </text:span><text:span text:style-name="T668">разрешения</text:span><text:span text:style-name="T654"> мистера Санлайта, но мне не удалось это сделать даже после недели практики.</text:span></text:p>
      <text:p text:style-name="P271"><text:span text:style-name="T654">- </text:span><text:span text:style-name="T655">Значит вора нужно искать среди </text:span><text:span text:style-name="T656">самых лучших учеников</text:span></text:p>
      <text:p text:style-name="P271"><text:span text:style-name="T656">- </text:span><text:span text:style-name="T657">Да, </text:span><text:span text:style-name="T669">все верно, </text:span><text:span text:style-name="T670">ты в правильном направлении</text:span></text:p>
      <text:p text:style-name="P159">- То есть ты уже знаешь кто забрал книгу? </text:p>
      <text:p text:style-name="P271"><text:span text:style-name="T657">- </text:span><text:span text:style-name="T658">Я </text:span><text:span text:style-name="T671">могу только предполагать, потому что ещё не имею точных доказательств</text:span></text:p>
      <text:p text:style-name="P271"><text:span text:style-name="T658">- </text:span><text:span text:style-name="T672">И кого ты предполагаешь? - все больше стала интересоваться Флурри.</text:span></text:p>
      <text:p text:style-name="P271"><text:span text:style-name="T658">- Прости, Флурри, </text:span><text:span text:style-name="T673">это всего лишь предположение и я не хочу, чтобы он</text:span><text:span text:style-name="T674">о </text:span><text:span text:style-name="T675">взрастило</text:span><text:span text:style-name="T674"> в тебе ложные доводы — </text:span><text:span text:style-name="T676">спокойно ответила Лара.</text:span></text:p>
      <text:p text:style-name="P271"><text:span text:style-name="T658">- </text:span><text:span text:style-name="T659">Я сама узнаю! - </text:span><text:span text:style-name="T660">торжественно сказал</text:span><text:span text:style-name="T677">а</text:span><text:span text:style-name="T660"> Флурри.</text:span></text:p>
      <text:p text:style-name="P272"><text:span text:style-name="T660"><text:tab/>Л</text:span><text:span text:style-name="T512">ара улыбнулась и они поспешили на урок по истории Магии, на котором Флурри часто отвлекалась.</text:span></text:p>
      <text:p text:style-name="P273"><text:soft-page-break/><text:span text:style-name="T512"><text:tab/>Кантерлотские башни уже покрылись снежным покровом и их </text:span><text:span text:style-name="T678">когда-то золотистые</text:span><text:span text:style-name="T512"> крыши </text:span><text:span text:style-name="T678">стали белоснежными.</text:span></text:p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261"><text:soft-page-break/>17. <text:bookmark-start text:name="__DdeLink__10451_4030418583"/>Оборотни<text:bookmark-end text:name="__DdeLink__10451_4030418583"/></text:p>
      <text:p text:style-name="P152"><text:tab/><text:span text:style-name="T1395">Посреди темно-зелено</text:span><text:span text:style-name="T1843">ватого</text:span><text:span text:style-name="T1395"> леса возвышался <text:s/>серо-синий замок, </text:span><text:span text:style-name="T1396">местами покрытый густой травой </text:span><text:span text:style-name="T1397">и мхом.</text:span></text:p>
      <text:p text:style-name="P152"><text:tab/><text:span text:style-name="T1398">Это был улей, в котором жили оборот</text:span><text:span text:style-name="T1399">ни.</text:span></text:p>
      <text:p text:style-name="P152"><text:tab/><text:span text:style-name="T1399">Эмбер </text:span><text:span text:style-name="T1400">уже успела познакомиться с Торексом и </text:span><text:span text:style-name="T1401">узнать очень много интересного из жизни оборотней.</text:span></text:p>
      <text:p text:style-name="P152">- <text:span text:style-name="T1402">Спасибо большое, что поделились со мной вашей историей — </text:span><text:span text:style-name="T1403">говорила Эмбер — это будет очень интересная статья для школы Кантерлота </text:span><text:span text:style-name="T1404">и для всей Эквестрии.</text:span></text:p>
      <text:p text:style-name="P152">- <text:span text:style-name="T1405">Я рад был поделиться </text:span><text:span text:style-name="T1492">нашей историей </text:span><text:span text:style-name="T1405">— </text:span><text:span text:style-name="T1406">ответил Торек</text:span><text:span text:style-name="T1407">с.</text:span></text:p>
      <text:p text:style-name="P160"><text:tab/>Эмб<text:span text:style-name="T1408">ер </text:span><text:span text:style-name="T1409">направилась в </text:span><text:span text:style-name="T1411">свою комнату, отведенную </text:span><text:span text:style-name="T1493">для неё</text:span><text:span text:style-name="T1411"> в улье</text:span><text:span text:style-name="T1410">, чтобы просмотреть все заметки и записи, которые она успела </text:span><text:span text:style-name="T1411">сделать</text:span><text:span text:style-name="T1410"> пока Торекс рассказывал <text:s/></text:span><text:span text:style-name="T1494">длинную </text:span><text:span text:style-name="T1410">историю </text:span><text:span text:style-name="T1495">о прошлом оборотней</text:span><text:span text:style-name="T1410">.</text:span></text:p>
      <text:p text:style-name="P161">«<text:span text:style-name="T1412">Это будет очень интересная </text:span><text:span text:style-name="T1496">статья</text:span><text:span text:style-name="T1412">, которую будет читать вся школа Кантерлота, директору она понравится больше всего</text:span>» - <text:span text:style-name="T1412">думала Эмбер.</text:span></text:p>
      <text:p text:style-name="P162"><text:soft-page-break/><text:tab/>Она всегда хотела научиться менять свой облик, как это делали оборотни, и <text:span text:style-name="T1413">директор Стар Свирл очень удачно выбрал </text:span><text:span text:style-name="T1414">место, </text:span><text:span text:style-name="T1497">в которое ей нужно было </text:span><text:span text:style-name="T1498">отправиться</text:span><text:span text:style-name="T1414">.</text:span></text:p>
      <text:p text:style-name="P162"><text:tab/><text:span text:style-name="T1415">Эмбер давно поняла, что перевоплощение это часть магии </text:span><text:span text:style-name="T1416">оборотней, а их магия не такая, как у неё. <text:s/></text:span></text:p>
      <text:p text:style-name="P162"><text:tab/><text:span text:style-name="T1417">Недавно она узнала о </text:span><text:span text:style-name="T1418">своем </text:span><text:span text:style-name="T1419">прошлом почти все и теперь она не сомневалась, что ее магия </text:span><text:span text:style-name="T1420">особенная и она способна </text:span><text:span text:style-name="T1421">вбирать в себя магию других существ, </text:span><text:span text:style-name="T1422">но для этого нужно сконцентрироваться и находится </text:span><text:span text:style-name="T1423">постоянно в улье, пока она не сможет </text:span><text:span text:style-name="T1424">научиться менять свой облик.</text:span></text:p>
      <text:p text:style-name="P162"><text:tab/><text:span text:style-name="T1425">Вечером она решила </text:span><text:span text:style-name="T1426">вновь </text:span><text:span text:style-name="T1425">прогуляться </text:span><text:span text:style-name="T1426">по всему улью и внезапно встретилась с </text:span><text:span text:style-name="T1427">Джу</text:span><text:span text:style-name="T1499">л</text:span><text:span text:style-name="T1427">лекой.</text:span></text:p>
      <text:p text:style-name="P162"><text:tab/><text:span text:style-name="T1428">Она было одним из самых близких друзей Торекса </text:span><text:span text:style-name="T1429">и часто помогала ему </text:span><text:span text:style-name="T1430">организовывать поездки и праздники.</text:span></text:p>
      <text:p text:style-name="P162">- <text:span text:style-name="T1431">Ты уже собираешься </text:span><text:span text:style-name="T1432">домой? - поинтересовалась Джу</text:span><text:span text:style-name="T1500">л</text:span><text:span text:style-name="T1432">лека.</text:span></text:p>
      <text:p text:style-name="P162">- <text:span text:style-name="T1433">Нет, я хотела прогуляться по улью еще раз — </text:span><text:span text:style-name="T1501">ответила Эмбер.</text:span></text:p>
      <text:p text:style-name="P162"><text:soft-page-break/>- <text:span text:style-name="T1434">Вот как, я </text:span><text:span text:style-name="T1436">могу показать тебе самые интересные места.</text:span></text:p>
      <text:p text:style-name="P162">- <text:span text:style-name="T1435">Хорошо.</text:span></text:p>
      <text:p text:style-name="P160"><text:tab/><text:span text:style-name="T1437">Эмбер </text:span><text:span text:style-name="T1438">направилась вместе с Джул</text:span><text:span text:style-name="T1502">л</text:span><text:span text:style-name="T1438">екой вновь исследовать загадочный улей.</text:span></text:p>
      <text:p text:style-name="P163">- <text:span text:style-name="T1439">Знаешь, мы ведь раньше были черного цвета, как ты, </text:span><text:span text:style-name="T1440">прости если я случайно тебя обидела.</text:span></text:p>
      <text:p text:style-name="P163">- <text:span text:style-name="T1441">Ничего.</text:span></text:p>
      <text:p text:style-name="P163">- <text:span text:style-name="T1442">Стар Свирл написал нам письмо перед тем, как ты приехала, </text:span><text:span text:style-name="T1443">он сказал что ты очень талантливая пони и обладаешь </text:span><text:span text:style-name="T1503">особенной </text:span><text:span text:style-name="T1443">магией.</text:span></text:p>
      <text:p text:style-name="P163">- <text:span text:style-name="T1444">Да, это так.</text:span></text:p>
      <text:p text:style-name="P163">- <text:span text:style-name="T1445">Я видела н</text:span><text:span text:style-name="T1504">и</text:span><text:span text:style-name="T1445"> раз пони и как они используют свою магию, но у них был рог, </text:span><text:span text:style-name="T1446">а у тебя его нет, как тебе удается? - </text:span><text:span text:style-name="T1447">удивленно спросила Джу</text:span><text:span text:style-name="T1505">л</text:span><text:span text:style-name="T1447">лека.</text:span></text:p>
      <text:p text:style-name="P163">- <text:span text:style-name="T1447">Магия бывает разной.</text:span></text:p>
      <text:p text:style-name="P163">- <text:span text:style-name="T1448">То есть ты обладаешь другой магией, </text:span><text:span text:style-name="T1449">не той магией которой обладают все пони?</text:span></text:p>
      <text:p text:style-name="P163">- <text:span text:style-name="T1450">Возможно.</text:span></text:p>
      <text:p text:style-name="P163">- <text:span text:style-name="T1451">Это так интересно!</text:span></text:p>
      <text:p text:style-name="P164"><text:soft-page-break/><text:tab/>Джул<text:span text:style-name="T1506">л</text:span>ека задумалась и <text:span text:style-name="T1452">для Эмбер показалось, что она не знает куда идет. </text:span></text:p>
      <text:p text:style-name="P164"><text:span text:style-name="T1453"><text:tab/>Но когда она увидела сверкающий зал, полный разных светящихся камней и </text:span><text:span text:style-name="T1454">кристаллов, она поняла.</text:span></text:p>
      <text:p text:style-name="P164">- Т<text:span text:style-name="T1455">ы удивлена? - </text:span><text:span text:style-name="T1456">спросила Джу</text:span><text:span text:style-name="T1507">л</text:span><text:span text:style-name="T1456">лека.</text:span></text:p>
      <text:p text:style-name="P164">- <text:span text:style-name="T1457">Да! Торекс мне не показывал это место.</text:span></text:p>
      <text:p text:style-name="P164">- <text:span text:style-name="T1458">Это такая странность. Торекс очень гостеприимный, но он часто забывает показать свои</text:span><text:span text:style-name="T1508">м</text:span><text:span text:style-name="T1458"> гостям это место.</text:span></text:p>
      <text:p text:style-name="P164">- <text:span text:style-name="T1459">Да, </text:span><text:span text:style-name="T1509">это странно</text:span><text:span text:style-name="T1459"> - </text:span><text:span text:style-name="T1510">согласилась Эмбер.</text:span></text:p>
      <text:p text:style-name="P164">- <text:span text:style-name="T1460">Эти камни </text:span><text:span text:style-name="T1461">мы привезли из разных уголков Эквестрии, а кристаллы </text:span><text:span text:style-name="T1462">нам</text:span><text:span text:style-name="T1461"> подарили, когда мы ездили летом в Кристальную империю.</text:span></text:p>
      <text:p text:style-name="P165">«Флурри из Кристальной империи» - подумала Эмбер.</text:p>
      <text:p text:style-name="P165">- <text:span text:style-name="T1463">Это очень интересно, Джул</text:span><text:span text:style-name="T1511">л</text:span><text:span text:style-name="T1463">ека — </text:span><text:span text:style-name="T1464">Эмбер сделала еще одну заметку </text:span><text:span text:style-name="T1465">в своей </text:span><text:span text:style-name="T1466">маленькой книжке.</text:span></text:p>
      <text:p text:style-name="P166"><text:tab/>Джул<text:span text:style-name="T1512">л</text:span>ека показала много новых мест, в которых Эмбер еще не бывал<text:span text:style-name="T1471">а</text:span> и это <text:span text:style-name="T1467">еще прибавило интересного материала, а главное она начала </text:span><text:span text:style-name="T1513">больше</text:span><text:span text:style-name="T1467"> чувствовать магию оборотней и </text:span><text:span text:style-name="T1468">возможно она скоро </text:span><text:soft-page-break/><text:span text:style-name="T1468">сможет менять свой облик, как это делал Торекс, </text:span><text:span text:style-name="T1469">когда рассказывал ей </text:span><text:span text:style-name="T1513">историю о драконах</text:span><text:span text:style-name="T1470">.</text:span></text:p>
      <text:p text:style-name="P167"><text:tab/><text:span text:style-name="T1472">Эмбер вернулась к себе, </text:span><text:span text:style-name="T1473">просмотрела вновь старый альбом, в котором были фотографии ее отца. <text:s/><text:tab/></text:span><text:span text:style-name="T1474">Она очень сильно его любила и </text:span><text:span text:style-name="T1475">ей удалось узнать всю правду о нем.</text:span></text:p>
      <text:p text:style-name="P167"><text:tab/><text:span text:style-name="T1476">Старая мантия, в которой е</text:span><text:span text:style-name="T1514">ё</text:span><text:span text:style-name="T1476"> нашел отец, была не из Эквестрии, а из совершенно другого </text:span><text:span text:style-name="T1477">загадочного</text:span><text:span text:style-name="T1476"> места, </text:span><text:span text:style-name="T1478">о котором она не так много знала.</text:span></text:p>
      <text:p text:style-name="P167"><text:tab/><text:span text:style-name="T1479">В книге, которую ей удалось выкрасть из библиотеки Кантерлота она ничего не могла увидеть, пока не поняла, что книга была магической и чтобы </text:span><text:span text:style-name="T1480">увидеть написанный текст, нужно было использовать особые магические заклинания, о которых она узнала, когда сконцентрировалась на ней.</text:span></text:p>
      <text:p text:style-name="P167"><text:tab/><text:span text:style-name="T1481">Е</text:span><text:span text:style-name="T1518">ё</text:span><text:span text:style-name="T1481"> особенная магия позволяла </text:span><text:span text:style-name="T1515">видеть</text:span><text:span text:style-name="T1481"> мир по другому и находить новые </text:span><text:span text:style-name="T1482">магические заклинания, которы</text:span><text:span text:style-name="T1516">е</text:span><text:span text:style-name="T1482"> никому </text:span><text:span text:style-name="T1517">и никогда</text:span><text:span text:style-name="T1482"> раньше не были известны.</text:span></text:p>
      <text:p text:style-name="P167"><text:tab/><text:span text:style-name="T1483">На следующий день </text:span><text:span text:style-name="T1484">Эмбер написала статью и прочитала её Торексу и Джул</text:span><text:span text:style-name="T1519">л</text:span><text:span text:style-name="T1485">еке.</text:span></text:p>
      <text:p text:style-name="P167">- <text:span text:style-name="T1486">Отличная статья, у тебя хорошо получилось! — </text:span><text:span text:style-name="T1487">сказал Торекс.</text:span></text:p>
      <text:p text:style-name="P167"><text:soft-page-break/>- <text:span text:style-name="T1488">Это восхитительно, мне очень понравилось! - добавила Джул</text:span><text:span text:style-name="T1520">л</text:span><text:span text:style-name="T1488">ека.</text:span></text:p>
      <text:p text:style-name="P168"><text:tab/><text:span text:style-name="T1489">Эмбер отправила письмо Стар Свирлу </text:span><text:span text:style-name="T1521">вместе со своей статьей</text:span><text:span text:style-name="T1489"> </text:span><text:span text:style-name="T1490">и решила </text:span><text:span text:style-name="T1491">закончить последнее дело — овладеть магией оборотней.</text:span></text:p>
      <text:p text:style-name="P168"><text:tab/></text:p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261"><text:soft-page-break/>18. <text:bookmark-start text:name="__DdeLink__10453_4030418583"/><text:span text:style-name="T1522">История оборотней</text:span><text:bookmark-end text:name="__DdeLink__10453_4030418583"/></text:p>
      <text:p text:style-name="P152"><text:tab/><text:span text:style-name="T1523">Флурри на протяжении недели думала об исчезновении книги </text:span><text:span text:style-name="T1524">и забыла про свое сообщение, которое отправила Эмбер </text:span><text:span text:style-name="T1605">еще </text:span><text:span text:style-name="T1606">неделю назад.</text:span></text:p>
      <text:p text:style-name="P152"><text:tab/><text:span text:style-name="T1525">Неожиданно она увидела объявление в главном зале школы, </text:span><text:span text:style-name="T1526">которое гласило:</text:span></text:p>
      <text:p text:style-name="P152">«<text:span text:style-name="T1527">Школа Кантерлота с удовольствием одобрила заявку на получени</text:span><text:span text:style-name="T1607">е</text:span><text:span text:style-name="T1527"> научно-исследовательской работы для талантливой учениц</text:span><text:span text:style-name="T1530">ы </text:span><text:span text:style-name="T1527">Эмбер Грим. </text:span><text:span text:style-name="T1528">С радостью сообщаем всем ученикам, что первая ее статья о</text:span><text:span text:style-name="T1531">б</text:span><text:span text:style-name="T1528"> истории оборотней уже доступна в </text:span><text:span text:style-name="T1529">библиотеке Кантерлота</text:span>».</text:p>
      <text:p text:style-name="P152"><text:tab/><text:span text:style-name="T1532">Флурри была </text:span><text:span text:style-name="T1608">удивлена и сильно</text:span><text:span text:style-name="T1532"> обрадована. </text:span><text:span text:style-name="T1609">Она </text:span><text:span text:style-name="T1532">с нетерпением </text:span><text:span text:style-name="T1533">кинулась</text:span><text:span text:style-name="T1532"> в библиотеку, чтобы </text:span><text:span text:style-name="T1610">прочесть</text:span><text:span text:style-name="T1532"> статью.</text:span></text:p>
      <text:p text:style-name="P152"><text:tab/><text:span text:style-name="T1534">Она была потрясена складным слогом Эмбер </text:span><text:span text:style-name="T1535">и решила поделиться с Ларой.</text:span></text:p>
      <text:p text:style-name="P152">- <text:span text:style-name="T1535">Спасибо Флурри! Я уже читала её статью и ни один раз. Я полностью с тобой согласна, она написана гениально и очень интересно! - </text:span><text:span text:style-name="T1612">ответила</text:span><text:span text:style-name="T1536"> Лара на предложени</text:span><text:span text:style-name="T1613">е</text:span><text:span text:style-name="T1536"> Флурри</text:span><text:span text:style-name="T1611">.</text:span></text:p>
      <text:p text:style-name="P152"><text:soft-page-break/>- <text:span text:style-name="T1537">Как я могла узнать об этом в самый последний момент! - </text:span><text:span text:style-name="T1538">удивилась Флурри.</text:span></text:p>
      <text:p text:style-name="P152">- <text:span text:style-name="T1539">Ты </text:span><text:span text:style-name="T1540">была занята загадкой об исчезновении книги и </text:span><text:span text:style-name="T1541">поэтому не могла думать о другом</text:span><text:span text:style-name="T1539"> — улыбнулась Лара.</text:span></text:p>
      <text:p text:style-name="P153">- <text:span text:style-name="T1542">Да! Постой, я совершенно забыла! - </text:span><text:span text:style-name="T1543">воскликнула Флурри и достала магическую книгу.</text:span></text:p>
      <text:p text:style-name="P153"><text:span text:style-name="T1544"><text:tab/>Она взглянула на ту страницу, где написала Эмбер сообщение и увидела, что </text:span><text:span text:style-name="T1545">добавились две новые строчки:</text:span></text:p>
      <text:p text:style-name="P152">«<text:span text:style-name="T1546">Все хорошо! </text:span><text:span text:style-name="T1547">Я узнала очень многое из истории оборотней. </text:span><text:span text:style-name="T1546">Тебе понравилась моя статья?</text:span>»</text:p>
      <text:p text:style-name="P154">- <text:span text:style-name="T1548">Смотри! Она ответила! - </text:span><text:span text:style-name="T1549">замахала крыльями Флурри и чуть не задела Силл</text:span><text:span text:style-name="T1614">и — </text:span><text:span text:style-name="T1616">Ой, прости!</text:span></text:p>
      <text:p text:style-name="P154"><text:span text:style-name="T1616"><text:tab/>Силли</text:span><text:span text:style-name="T1615"> ничего не </text:span><text:span text:style-name="T1617">ответил</text:span><text:span text:style-name="T1615">, потому что сильно спешил на историю магии — </text:span><text:span text:style-name="T1619">на </text:span><text:span text:style-name="T1615">урок, </text:span><text:span text:style-name="T1618">который никогда ему не удавался.</text:span></text:p>
      <text:p text:style-name="P152">- <text:span text:style-name="T1550">Я вижу ты очень рада! - </text:span><text:span text:style-name="T1551">сказала Лара и </text:span><text:span text:style-name="T1552">глянула в книгу, куда добавились еще </text:span><text:span text:style-name="T1553">три</text:span><text:span text:style-name="T1552"> строчки, написанные только что Флурри:</text:span></text:p>
      <text:p text:style-name="P152"><text:soft-page-break/>«<text:span text:style-name="T1552">Твоя статья шедевр! Она понравилась всем без исключения, я в этом не сомневаюсь. Лара сказала, что ты гениальна! </text:span><text:span text:style-name="T1620">П</text:span><text:span text:style-name="T1552">иши чаще!</text:span>».</text:p>
      <text:p text:style-name="P152">- <text:span text:style-name="T1554">Да, я переполнена энергией! - </text:span><text:span text:style-name="T1621">перечитывая еще раз ответ Эмбер, сказала Флурри.</text:span></text:p>
      <text:p text:style-name="P152">- <text:span text:style-name="T1555">Месяц назад ты хотела её убить, а сейчас ты сходишь с ума от радости, когда она отвечает на твои сообщения.</text:span></text:p>
      <text:p text:style-name="P152">- <text:span text:style-name="T1556">Да! </text:span><text:span text:style-name="T1557">Ты всегда была права, </text:span><text:span text:style-name="T1558">Лара!</text:span></text:p>
      <text:p text:style-name="P152">- <text:span text:style-name="T1559">Согласна, но если бы не та магическая дуэль, так бы не сложилось, поэтому Флурри </text:span><text:span text:style-name="T1560">это заслуга </text:span><text:span text:style-name="T1561">принадлежит и тебе.</text:span></text:p>
      <text:p text:style-name="P152">- <text:span text:style-name="T1622">Как ты думаешь,</text:span><text:span text:style-name="T1562"> куда она сейчас </text:span><text:span text:style-name="T1623">отправиться</text:span><text:span text:style-name="T1562">?</text:span></text:p>
      <text:p text:style-name="P152">- <text:span text:style-name="T1563">Не знаю, может быть в Кристальную империю.</text:span></text:p>
      <text:p text:style-name="P152">- <text:span text:style-name="T1564">Я бы с удовольствием ей показала </text:span><text:span text:style-name="T1565">самые красивые и невероятные места!</text:span></text:p>
      <text:p text:style-name="P152">- <text:span text:style-name="T1566">Остановись Флурри, там директор!</text:span></text:p>
      <text:p text:style-name="P152">- <text:span text:style-name="T1566">Да, прости, </text:span><text:span text:style-name="T1624">я</text:span><text:span text:style-name="T1566"> слишком энергичная.</text:span></text:p>
      <text:p text:style-name="P152"><text:tab/><text:span text:style-name="T1567">Стар Свирл разговаривал с одним из грифонов </text:span><text:span text:style-name="T1568">около школьного кабинета, где преподавали историю.</text:span></text:p>
      <text:p text:style-name="P152"><text:soft-page-break/><text:tab/><text:span text:style-name="T1569">Флурри решила подслушать их разговор и спряталась за углом. </text:span></text:p>
      <text:p text:style-name="P152">- <text:span text:style-name="T1570">Флурри </text:span><text:span text:style-name="T1625">что ты делаешь</text:span><text:span text:style-name="T1570">?… - не договорила Лара.</text:span></text:p>
      <text:p text:style-name="P152">- <text:span text:style-name="T1570">Тссс! - </text:span><text:span text:style-name="T1571">перебила е</text:span><text:span text:style-name="T1626">ё</text:span><text:span text:style-name="T1571"> Флурри.</text:span></text:p>
      <text:p text:style-name="P152">- <text:span text:style-name="T1572">Известий больше не было </text:span><text:span text:style-name="T1573">от Марбла? - </text:span><text:span text:style-name="T1574">спросил Стар Свирл у грифона.</text:span></text:p>
      <text:p text:style-name="P152">- <text:span text:style-name="T1576">Самое последнее я вам сообщил два дня назад. </text:span><text:span text:style-name="T1574"><text:s/>— </text:span><text:span text:style-name="T1575">ответил тот.</text:span></text:p>
      <text:p text:style-name="P152">- <text:span text:style-name="T1577">Возможно что-то случилось — </text:span><text:span text:style-name="T1578">задумчиво говорил Стар Свирл.</text:span></text:p>
      <text:p text:style-name="P169">- <text:s/><text:span text:style-name="T1579">Мой брат самый надеж</text:span><text:span text:style-name="T1580">ный</text:span><text:span text:style-name="T1579"> из грифонов </text:span><text:span text:style-name="T1580">и я сильно беспокоюсь о нем.</text:span></text:p>
      <text:p text:style-name="P170"><text:span text:style-name="T1579">- </text:span><text:span text:style-name="T1581">Успокойтесь, Эль</text:span><text:span text:style-name="T1582">бер</text:span><text:span text:style-name="T1583">ус</text:span><text:span text:style-name="T1581">, </text:span><text:span text:style-name="T1584">может быть он просто </text:span><text:span text:style-name="T1585">по случайности оставил где-нибудь чернила и </text:span><text:span text:style-name="T1627">магическую </text:span><text:span text:style-name="T1585">бумагу.</text:span></text:p>
      <text:p text:style-name="P171"><text:span text:style-name="T1581">- </text:span><text:span text:style-name="T1586">Это невозможно! </text:span><text:span text:style-name="T1587">А Эмбер что-нибудь ответила вам?</text:span></text:p>
      <text:p text:style-name="P171"><text:span text:style-name="T1581">- </text:span><text:span text:style-name="T1587">Она отправила только статью, </text:span><text:span text:style-name="T1588">а на остальные сообщения она ничего не отвечает.</text:span></text:p>
      <text:p text:style-name="P171">- <text:span text:style-name="T1589">Вы же можете телепортироваться и узнать у оборотней куда она могла направиться</text:span></text:p>
      <text:p text:style-name="P171"><text:soft-page-break/>- <text:span text:style-name="T1589">Я уже сделал это утром. К сожалению они ничего не знают.</text:span></text:p>
      <text:p text:style-name="P171">- <text:span text:style-name="T1628">Вдруг… - </text:span><text:span text:style-name="T1634">не договорил</text:span><text:span text:style-name="T1628"> грифон.</text:span></text:p>
      <text:p text:style-name="P172">- <text:span text:style-name="T1629">Не стоит беспокоиться! </text:span><text:span text:style-name="T1628">С</text:span><text:span text:style-name="T1590"> вашим братом все будет хорошо! </text:span><text:span text:style-name="T1630">Не бросайтесь в поиск</text:span><text:span text:style-name="T1632">и</text:span><text:span text:style-name="T1630">, </text:span><text:span text:style-name="T1591">а то придется вас еще искать. </text:span><text:span text:style-name="T1631">Я сам разберусь с этим</text:span><text:span text:style-name="T1591"> —</text:span><text:span text:style-name="T1592"> </text:span><text:span text:style-name="T1633">сказал</text:span><text:span text:style-name="T1592"> Стар Свирл.</text:span></text:p>
      <text:p text:style-name="P173"><text:tab/>Грифон кивнул и удалился.</text:p>
      <text:p text:style-name="P174"><text:tab/>Флурри <text:span text:style-name="T1593">вместе с Ларой вышли из-за угла </text:span><text:span text:style-name="T1594">и поприветствовали директора, словно они ничего не слышали</text:span><text:span text:style-name="T1593">.</text:span></text:p>
      <text:p text:style-name="P175"><text:span text:style-name="T1593">- </text:span><text:span text:style-name="T1595">Что ты думаешь об этом? <text:s/>- </text:span><text:span text:style-name="T1596">спросила Флурри свою подругу.</text:span></text:p>
      <text:p text:style-name="P176"><text:span text:style-name="T1593">- </text:span><text:span text:style-name="T1635">Э</text:span><text:span text:style-name="T1597">то уже становиться очень интересным.</text:span></text:p>
      <text:p text:style-name="P177"><text:span text:style-name="T1593">- </text:span><text:span text:style-name="T1598">Да! Может Эмбер угрожает опасность и поэтому она решила уехать, чтобы </text:span><text:span text:style-name="T1599">не навлечь беду на нас!</text:span></text:p>
      <text:p text:style-name="P177"><text:span text:style-name="T1593">- </text:span><text:span text:style-name="T1600">Возможно. А что ты думаешь о грифоне Марбле?</text:span></text:p>
      <text:p text:style-name="P178"><text:span text:style-name="T1593">- </text:span><text:span text:style-name="T1600">Он интересный собеседник и очень надежный. <text:s/>Я немного с ним общалась, но в этом я смогла убедиться.</text:span></text:p>
      <text:p text:style-name="P179"><text:soft-page-break/><text:span text:style-name="T1593">- </text:span><text:span text:style-name="T1601">Он пропал, Флурри! И Эмбер тоже! </text:span><text:span text:style-name="T1602">Его попросили приглядеть за ней.</text:span></text:p>
      <text:p text:style-name="P180"><text:span text:style-name="T1593">- </text:span><text:span text:style-name="T1602">Значит здесь замешана темная магия!?</text:span></text:p>
      <text:p text:style-name="P180"><text:span text:style-name="T1593">- </text:span><text:span text:style-name="T1603">Все возможно, я чувствую, что скоро мы узнаем об этом.</text:span></text:p>
      <text:p text:style-name="P180"><text:span text:style-name="T1603"><text:tab/>Флурри</text:span><text:span text:style-name="T1593"><text:tab/> </text:span><text:span text:style-name="T1603">достала книгу и глянула туда ещё раз.</text:span></text:p>
      <text:p text:style-name="P180">- <text:span text:style-name="T1604">Думаешь она ответит? - </text:span><text:span text:style-name="T1637">спросила Лара, поглядывая в книгу.</text:span></text:p>
      <text:p text:style-name="P180">- <text:span text:style-name="T1604">Возможно нет, но я </text:span><text:span text:style-name="T1636">все равно </text:span><text:span text:style-name="T1604">напишу — </text:span><text:span text:style-name="T1638">ответила Флурри и </text:span><text:span text:style-name="T1604">дописала еще несколько строчек:</text:span></text:p>
      <text:p text:style-name="P180">«<text:span text:style-name="T1604">Я слышала, что ты перестала писать директору и что грифон Марбл, который согласился приглядеть за тобой пропал, пожалуйста ответь что-нибудь</text:span>».</text:p>
      <text:p text:style-name="P265"><text:tab/><text:span text:style-name="T679">Лара кивнула и они вместе зашли в кабинет по истории магии.</text:span></text:p>
      <text:p text:style-name="P181"/>
      <text:p text:style-name="P181"/>
      <text:p text:style-name="P181"/>
      <text:p text:style-name="P181"/>
      <text:p text:style-name="P181"/>
      <text:p text:style-name="P275"><text:soft-page-break/>19. <text:bookmark-start text:name="__DdeLink__10455_4030418583"/><text:span text:style-name="T1233">Колокольчик Грог</text:span><text:span text:style-name="T1234">ара</text:span><text:bookmark-end text:name="__DdeLink__10455_4030418583"/></text:p>
      <text:p text:style-name="P182"><text:tab/><text:span text:style-name="T1660">На следующий день г</text:span><text:span text:style-name="T1659">рифон Марбл прилетел в Кантерлот. </text:span><text:span text:style-name="T1660">О</text:span><text:span text:style-name="T1659">н не мог вспомнить, что произошло когда Эмбер покинула улей оборотней, и не мог понять как он оказался в зарослях темного-зеленного леса.</text:span></text:p>
      <text:p text:style-name="P182"><text:tab/><text:span text:style-name="T1661">Флурри быстро об этом узнала и все рассказала своей лучшей подруг</text:span><text:span text:style-name="T1727">е</text:span><text:span text:style-name="T1661">.</text:span></text:p>
      <text:p text:style-name="P182">- <text:span text:style-name="T1662">Это еще одна важная деталь — </text:span><text:span text:style-name="T1664">сказала Лара, когда они направлялись в библиотеку Кантерлота.</text:span></text:p>
      <text:p text:style-name="P182">- <text:span text:style-name="T1663">Лара, мне кажется ты уже знаешь в чем дело?! - поинтересовалась Флурри.</text:span></text:p>
      <text:p text:style-name="P182">- <text:span text:style-name="T1664">Возможно, но это только предположения.</text:span></text:p>
      <text:p text:style-name="P182">- <text:span text:style-name="T1665">Может уже расскажешь, я не могу ждать!</text:span></text:p>
      <text:p text:style-name="P182">- <text:span text:style-name="T1666">А разве ты не догадываешься?</text:span></text:p>
      <text:p text:style-name="P182">- <text:span text:style-name="T1667">О чем? Эмбер преследуют темные силы? </text:span><text:span text:style-name="T1668">Или она стала темной пони?</text:span></text:p>
      <text:p text:style-name="P182">- <text:span text:style-name="T1669">Не совсем.</text:span></text:p>
      <text:p text:style-name="P182">- <text:span text:style-name="T1669">Ты про все эти странные события?</text:span></text:p>
      <text:p text:style-name="P182"><text:soft-page-break/>- <text:span text:style-name="T1669">Да, на первом учебном году ничего подобного не было, разве не помнишь? Все началось с</text:span><text:span text:style-name="T1728"> поступления</text:span><text:span text:style-name="T1669"> Эмбер </text:span><text:span text:style-name="T1728">в школу</text:span><text:span text:style-name="T1669">.</text:span></text:p>
      <text:p text:style-name="P182">- <text:span text:style-name="T1670">Неужели она украла книгу и стерла память грифону Марблу?</text:span></text:p>
      <text:p text:style-name="P182">- <text:span text:style-name="T1671">Не торопись Флурри! </text:span><text:span text:style-name="T1672">Все началось с того… - не успела договорить Лара. Она заметила мистера </text:span><text:span text:style-name="T1673">Санлайта у входа в библиотеку.</text:span></text:p>
      <text:p text:style-name="P182">- <text:span text:style-name="T1674">Лара, ты в порядке? </text:span></text:p>
      <text:p text:style-name="P182">- <text:span text:style-name="T1675">Я не понимаю, мистер Санлайт ведь должен быть </text:span><text:span text:style-name="T1676">в школе. </text:span><text:span text:style-name="T1730">Р</text:span><text:span text:style-name="T1729">азве ты</text:span><text:span text:style-name="T1676"> не помнишь? Он согласился провести урок.</text:span></text:p>
      <text:p text:style-name="P182">- <text:span text:style-name="T1677">Может быть он вернулся, чтобы взять </text:span><text:span text:style-name="T1678">книги.</text:span></text:p>
      <text:p text:style-name="P182">- <text:span text:style-name="T1678">Возможно, идем!</text:span></text:p>
      <text:p text:style-name="P182"><text:tab/><text:span text:style-name="T1679">Флурри последовала за Ларой и они <text:s/>оказались в </text:span><text:span text:style-name="T1680">тихом и спокойном месте, наполненн</text:span><text:span text:style-name="T1681">ом</text:span><text:span text:style-name="T1680"> знаниями в переплетах и свитках.</text:span></text:p>
      <text:p text:style-name="P182"><text:tab/><text:span text:style-name="T1682">Мистер Санлайт </text:span><text:span text:style-name="T1683">не </text:span><text:span text:style-name="T1685">заметил</text:span><text:span text:style-name="T1683"> их и направился к </text:span><text:span text:style-name="T1684">дальней </text:span><text:span text:style-name="T1686">темно-коричневой </text:span><text:span text:style-name="T1684">двери.</text:span></text:p>
      <text:p text:style-name="P183"><text:tab/><text:span text:style-name="T1687">Лара взяла несколько книг, </text:span><text:span text:style-name="T1688">которые хотела прочитать ещё в начале года, </text:span><text:span text:style-name="T1731">а </text:span><text:span text:style-name="T1689">Флурри все это время </text:span><text:soft-page-break/><text:span text:style-name="T1689">следила за дверью и другими посетителями. </text:span><text:span text:style-name="T1690">Она также как и Лара </text:span><text:span text:style-name="T1691">предчувствовала что-то нехорошее.</text:span></text:p>
      <text:p text:style-name="P183"><text:tab/><text:span text:style-name="T1692">Когда они вышли из библиотеки, Лара </text:span><text:span text:style-name="T1732">заговорила</text:span><text:span text:style-name="T1692">:</text:span></text:p>
      <text:p text:style-name="P183">- <text:span text:style-name="T1693">Я узнала у библиотекаря, что мистеру Санлайту было поручено важное дело и он не смог провести урок в школе, поэтому </text:span><text:span text:style-name="T1694">он снова вернулся.</text:span></text:p>
      <text:p text:style-name="P183">- <text:span text:style-name="T1694">А я уже подумала, что случилось что-то ужасное и </text:span><text:span text:style-name="T1695">начала беспокоиться.</text:span></text:p>
      <text:p text:style-name="P183">- <text:span text:style-name="T1733">Да, я тоже так подумала. </text:span><text:span text:style-name="T1696">Идем на урок?</text:span></text:p>
      <text:p text:style-name="P183">- <text:span text:style-name="T1733">Идем.</text:span></text:p>
      <text:p text:style-name="P184"><text:tab/>И две подруги <text:span text:style-name="T1697">снова вернулись в школу. В коридоре пра</text:span><text:span text:style-name="T1698">вого крыла они были полностью поражены и сбиты с толку: </text:span><text:span text:style-name="T1699">мистер Санлайт разговаривал с Магитемзом.</text:span></text:p>
      <text:p text:style-name="P184">- <text:span text:style-name="T1700">Лара! </text:span><text:span text:style-name="T1701">Ты видишь </text:span><text:span text:style-name="T1702">мистера Санлайта</text:span><text:span text:style-name="T1701">?</text:span></text:p>
      <text:p text:style-name="P186">- <text:span text:style-name="T1700">Этого не может быть! - </text:span><text:span text:style-name="T1702">удивилась Лара не меньше своей подруги.</text:span></text:p>
      <text:p text:style-name="P201"><text:tab/>Она не стала медлить и сразу рассказала все мистеру Санлайту. Он не раздумывая бросился в библиотеку. </text:p>
      <text:p text:style-name="P201"><text:soft-page-break/><text:tab/>Флурри с Ларой последовали за ним и когда он вышел из той самой двери, в которую заходил его загадочный двойник, он не мог сказать ни слова.</text:p>
      <text:p text:style-name="P185">- <text:span text:style-name="T1703">Мистер Санлайт, что случилось? - взволнованно спросила Лара.</text:span></text:p>
      <text:p text:style-name="P185">- <text:span text:style-name="T1703">Это… Просто ужасно!.. - не мог говорить </text:span><text:span text:style-name="T1704">мистер Санлайт.</text:span></text:p>
      <text:p text:style-name="P185">- <text:span text:style-name="T1705">Успокойтесь, расскажите все по порядку, нам вы можете верить.</text:span></text:p>
      <text:p text:style-name="P185">- <text:span text:style-name="T1705">Флурри, Лара, подойдите поближе, это большой секрет и никто из учеников и даже учителей не должен об этом знать, вы ником</text:span><text:span text:style-name="T1735">у </text:span><text:span text:style-name="T1705">не скаж</text:span><text:span text:style-name="T1734">е</text:span><text:span text:style-name="T1705">те?</text:span></text:p>
      <text:p text:style-name="P187"><text:tab/>Обе подруги кивнули.</text:p>
      <text:p text:style-name="P187">- В этой библиотеке хранятся не только книги. — продолжал мистер Санлайт — Иногда сюда попадают магические предметы, и не так давно <text:span text:style-name="T1706">здесь появился колокольчик Грогара. Я думаю вы уже знаете о нем, </text:span><text:span text:style-name="T1707">не так ли?</text:span></text:p>
      <text:p text:style-name="P187">- <text:span text:style-name="T1707">Да, </text:span><text:span text:style-name="T1708">мы недавно изучали его на магических предметах — </text:span><text:span text:style-name="T1709">согласилась</text:span><text:span text:style-name="T1708"> Лара.</text:span></text:p>
      <text:p text:style-name="P187">- <text:span text:style-name="T1736">Так вот, о</text:span><text:span text:style-name="T1710">н пропал! Его украл тот двойник о котором вы говорили и теперь мне точно не до урока. </text:span><text:soft-page-break/><text:span text:style-name="T1737">Я прошу вас, пожалуйста</text:span><text:span text:style-name="T1710"> сообщите все директору </text:span><text:span text:style-name="T1738">прямо сейчас</text:span><text:span text:style-name="T1711">.</text:span></text:p>
      <text:p text:style-name="P187">- <text:span text:style-name="T1712">Мы это сделаем! - твердо </text:span><text:span text:style-name="T1739">ответила</text:span><text:span text:style-name="T1712"> Флурри и они </text:span><text:span text:style-name="T1740">вместе </text:span><text:span text:style-name="T1712">с Ларой мгновенно исчезли.</text:span></text:p>
      <text:p text:style-name="P187"><text:tab/><text:span text:style-name="T1713">Стар Свирл внимательно их выслушал и сказал идти на урок и никому не сообщать об этом, </text:span><text:span text:style-name="T1741">даже самым лучшим друзьям</text:span><text:span text:style-name="T1713">.</text:span></text:p>
      <text:p text:style-name="P187">- <text:span text:style-name="T1713">Что происходит? Лара! Почему ты молчишь? Ты все знаешь! - </text:span><text:span text:style-name="T1714">не могла успокоиться Флурри, когда они поднимал</text:span><text:span text:style-name="T1715">ись</text:span><text:span text:style-name="T1714"> </text:span><text:span text:style-name="T1715">по бирюзовым ступенькам</text:span><text:span text:style-name="T1714"> </text:span><text:span text:style-name="T1715">север</text:span><text:span text:style-name="T1742">о</text:span><text:span text:style-name="T1715">-</text:span><text:span text:style-name="T1742">в</text:span><text:span text:style-name="T1714">осточн</text:span><text:span text:style-name="T1715">ой</text:span><text:span text:style-name="T1714"> башн</text:span><text:span text:style-name="T1715">и</text:span><text:span text:style-name="T1714">.</text:span></text:p>
      <text:p text:style-name="P187">- <text:span text:style-name="T1716">Флурри, остановись! </text:span><text:span text:style-name="T1717">Теперь я уже точно уверена, это сделала Эмбер, в этом нет сомнений.</text:span></text:p>
      <text:p text:style-name="P187">- <text:span text:style-name="T1718">Что?!</text:span></text:p>
      <text:p text:style-name="P188">- <text:span text:style-name="T1719">Когда она ушла из школы, то я поняла, что у неё есть какой-то план. </text:span><text:span text:style-name="T1720">На протяжении нескольких месяцев я узнала о ней достаточно, чтобы понять, что улей оборотней и эта научно-исследовательская работа были не случайностью, ей </text:span><text:span text:style-name="T1743">всегда х</text:span><text:span text:style-name="T1720">отелось овладеть этой магией и она смогла </text:span><text:span text:style-name="T1743">это сделать</text:span><text:span text:style-name="T1720">. Так она и украла колокольчик Грогара</text:span><text:span text:style-name="T1719">.</text:span></text:p>
      <text:p text:style-name="P188"><text:span text:style-name="T1719">- </text:span><text:span text:style-name="T1720">Я не могу в </text:span><text:span text:style-name="T1744">это</text:span><text:span text:style-name="T1720"> поверить! А книга?!</text:span></text:p>
      <text:p text:style-name="P188"><text:soft-page-break/><text:span text:style-name="T1719">- </text:span><text:span text:style-name="T1720">И книгу украла тоже она, тогда я часто видела её в том зале </text:span><text:span text:style-name="T1745">библиотеки</text:span><text:span text:style-name="T1720"> и для меня это </text:span><text:span text:style-name="T1746">уже казалось</text:span><text:span text:style-name="T1720"> </text:span><text:span text:style-name="T1721">подозрительн</text:span><text:span text:style-name="T1746">ым</text:span><text:span text:style-name="T1721">.</text:span></text:p>
      <text:p text:style-name="P188">- <text:span text:style-name="T1722">А зачем ей колокольчик Грогара?</text:span></text:p>
      <text:p text:style-name="P188">- <text:span text:style-name="T1722">Ты не знаешь для чего колокольчик Грогара?</text:span></text:p>
      <text:p text:style-name="P188">- <text:span text:style-name="T1722">Знаю, он позволяет вбирать в себя магию и сохранять её.</text:span></text:p>
      <text:p text:style-name="P188">- <text:span text:style-name="T1747">Да, </text:span><text:span text:style-name="T1748">все верно</text:span><text:span text:style-name="T1723">. Возможно она решила забрать магию у кого-то или отдать свою.</text:span></text:p>
      <text:p text:style-name="P188">- <text:span text:style-name="T1724">Отдать свою? Что это значит?</text:span></text:p>
      <text:p text:style-name="P188">- <text:span text:style-name="T1724">Я тебе говорила, что у неё необычная магия </text:span><text:span text:style-name="T1749">загадочного</text:span><text:span text:style-name="T1724"> происхождения. </text:span><text:span text:style-name="T1750">Может быть</text:span><text:span text:style-name="T1724"> она </text:span><text:span text:style-name="T1750">поняла, что является угрозой для Эквестрии </text:span><text:span text:style-name="T1751">и </text:span><text:span text:style-name="T1724">решила поступить таким образом.</text:span></text:p>
      <text:p text:style-name="P188">- <text:span text:style-name="T1724">Нам нужно найти её! Где моя магическая книга? - начала рыться в рюкзаке Флурри.</text:span></text:p>
      <text:p text:style-name="P188"><text:tab/><text:span text:style-name="T1725">Книга была заложена другими и поэтому Флурри не сразу её </text:span><text:span text:style-name="T1752">нашла. К</text:span><text:span text:style-name="T1725">огда она </text:span><text:span text:style-name="T1752">прикоснулась к </text:span><text:span text:style-name="T1725"><text:s/></text:span><text:span text:style-name="T1753">ней,</text:span><text:span text:style-name="T1725"> она открылась на середине и засветилась.</text:span></text:p>
      <text:p text:style-name="P189">- Что это? <text:span text:style-name="T1726">Тут какие-то символы. Лара! </text:span><text:span text:style-name="T1754">С</text:span><text:span text:style-name="T1726">мотри!</text:span></text:p>
      <text:p text:style-name="P189">- <text:span text:style-name="T1726">Это же магическая метка для телепортации!</text:span></text:p>
      <text:p text:style-name="P189"><text:soft-page-break/>- <text:span text:style-name="T1726">Что?</text:span></text:p>
      <text:p text:style-name="P189">- <text:span text:style-name="T1726">Мы можем по ней телепортироваться, Флурри!</text:span></text:p>
      <text:p text:style-name="P189">- <text:span text:style-name="T1726">Ты хочешь сказать, что Эмбе</text:span><text:span text:style-name="T1755">р с</text:span><text:span text:style-name="T1726">пециально её оставила </text:span><text:span text:style-name="T1756">для нас?</text:span></text:p>
      <text:p text:style-name="P189">- <text:span text:style-name="T1726">Да! </text:span></text:p>
      <text:p text:style-name="P189">- <text:span text:style-name="T1758">Тогда что</text:span><text:span text:style-name="T1726"> нужно </text:span><text:span text:style-name="T1759">с</text:span><text:span text:style-name="T1726">делать </text:span><text:span text:style-name="T1757">чтобы телепортироваться</text:span><text:span text:style-name="T1726">?</text:span></text:p>
      <text:p text:style-name="P189">- <text:span text:style-name="T1760">Возьми</text:span><text:span text:style-name="T1726"> меня за копыто, все должно получиться.</text:span></text:p>
      <text:p text:style-name="P190"><text:tab/>Лара закрыла глаза и произнесла заклинания. </text:p>
      <text:p text:style-name="P190"><text:tab/>Обе подруги мгновенно <text:span text:style-name="T1761">растворились </text:span><text:span text:style-name="T1762">и оставили только облачко из мелких кристалликов</text:span><text:span text:style-name="T1761">. </text:span></text:p>
      <text:p text:style-name="P184"/>
      <text:p text:style-name="P182"><text:tab/></text:p>
      <text:p text:style-name="P182"/>
      <text:p text:style-name="P182"/>
      <text:p text:style-name="P182"/>
      <text:p text:style-name="P182"/>
      <text:p text:style-name="P182"/>
      <text:p text:style-name="P182"/>
      <text:p text:style-name="P266"><text:soft-page-break/>20. <text:span text:style-name="T1235">Темная пони</text:span></text:p>
      <text:p text:style-name="P152"><text:tab/><text:span text:style-name="T1763">Флурри и Лара оказались на огромной каменной скале </text:span><text:span text:style-name="T1764">и увидели Эмбер, которая </text:span><text:span text:style-name="T1765">держала</text:span><text:span text:style-name="T1764"> колокольчик <text:s/>Грогара.</text:span></text:p>
      <text:p text:style-name="P152">- <text:span text:style-name="T1766">Эмбер! Что </text:span><text:span text:style-name="T1816">ты делаешь</text:span><text:span text:style-name="T1766">? - </text:span><text:span text:style-name="T1767">с беспокойством </text:span><text:span text:style-name="T1817">сказала</text:span><text:span text:style-name="T1767"> Флурри.</text:span></text:p>
      <text:p text:style-name="P152">- <text:span text:style-name="T1768">Привет Флурри. </text:span><text:span text:style-name="T1818">П</text:span><text:span text:style-name="T1768">ривет Лара. - </text:span><text:span text:style-name="T1769">спокойно ответила Эмбер.</text:span></text:p>
      <text:p text:style-name="P152">- <text:span text:style-name="T1770">Зачем тебе колокольчик Грогара? </text:span><text:span text:style-name="T1819">Т</text:span><text:span text:style-name="T1770">ы хочешь забрать мою магию? Ты стала темной пони? - </text:span><text:span text:style-name="T1771">не могла остановиться Флурри.</text:span></text:p>
      <text:p text:style-name="P152">- <text:span text:style-name="T1771">Я думаю, твоя подруга уже догадалась, </text:span><text:span text:style-name="T1772">что я собираюсь сделать.</text:span></text:p>
      <text:p text:style-name="P152">- <text:span text:style-name="T1773">Ты хочешь забрать магию у всех существ Эквестрии?</text:span></text:p>
      <text:p text:style-name="P191">- Нет, я хочу <text:span text:style-name="T1774">чтобы все моя магия перешла в этот колокольчик.</text:span></text:p>
      <text:p text:style-name="P192">- <text:span text:style-name="T1820">Зачем тебе лишать</text:span><text:span text:style-name="T1775"> </text:span><text:span text:style-name="T1820">себя магии</text:span><text:span text:style-name="T1775">? Ты </text:span><text:span text:style-name="T1821">ведь </text:span><text:span text:style-name="T1775">особенная пони и обладаешь невероятной магией, так же как и я. <text:s/></text:span><text:span text:style-name="T1822">И ты</text:span><text:span text:style-name="T1775"> не злая! Ты хорошая пони!</text:span></text:p>
      <text:p text:style-name="P191">- <text:span text:style-name="T1776">Прости Флурри, я не могу по-другому.</text:span></text:p>
      <text:p text:style-name="P191"><text:soft-page-break/>- <text:span text:style-name="T1776">Почему?</text:span></text:p>
      <text:p text:style-name="P191">- <text:span text:style-name="T1776">Я расскажу вам всю правду обо мне потому что я верю в вашу доброту и честность, вы особенные пони и мы могли бы стать лучшими подругами — </text:span><text:span text:style-name="T1823">ответила</text:span><text:span text:style-name="T1777"> Эмбер и слегка улыбнулась.</text:span></text:p>
      <text:p text:style-name="P194"><text:span text:style-name="T1824"><text:tab/>На скале был сильный ветер и поэтому </text:span><text:span text:style-name="T1778">Флурри с Ларой подошли </text:span><text:span text:style-name="T1824">по</text:span><text:span text:style-name="T1778">ближе к Эмбер.</text:span></text:p>
      <text:p text:style-name="P193">- <text:span text:style-name="T1779">Всё началось в совершенно другой стране. Возможно вы слышали о стране Аликорнов?</text:span></text:p>
      <text:p text:style-name="P193">- <text:span text:style-name="T1780">Да, но о ней мало </text:span><text:span text:style-name="T1825">чего </text:span><text:span text:style-name="T1780">известно — ответила Лара.</text:span></text:p>
      <text:p text:style-name="P193">- <text:span text:style-name="T1781">В этой стране был рожден мой отец. </text:span><text:span text:style-name="T1782">Он всегда стремился быть лучше других и хотел завладеть властью, чтобы управлять всей страной. </text:span><text:span text:style-name="T1783">Однажды ему удалось найти место, именуемое средоточием всего мира, </text:span><text:span text:style-name="T1784">там была невероятная магия не доступная даже Аликорнам. </text:span><text:span text:style-name="T1785">Мало кто слышал о том месте и мог покинуть его живым. </text:span><text:span text:style-name="T1786">Мой <text:s/>отец нашел это место и взамен на могущественную и самую сильную магию он пожертвовал всем, что у него было: друзьями, родными, моей матерью и в том числе мной. </text:span><text:span text:style-name="T1787">Магия которую он получил </text:span><text:span text:style-name="T1826">взамен</text:span><text:span text:style-name="T1787"> была </text:span><text:span text:style-name="T1826">слишком сильной </text:span><text:span text:style-name="T1827">и </text:span><text:span text:style-name="T1826">поэтому </text:span><text:span text:style-name="T1787">он погиб. После его смерти родилась я. </text:span><text:span text:style-name="T1828">М</text:span><text:span text:style-name="T1787">оя мама увидела во мне </text:span><text:soft-page-break/><text:span text:style-name="T1788">слишком много странностей для Аликорна и не хотела чтобы моё будущее было жестоким </text:span><text:span text:style-name="T1828">и несправедливым</text:span><text:span text:style-name="T1788">. </text:span><text:span text:style-name="T1828">П</text:span><text:span text:style-name="T1788">оэтому она решила отправить меня в Эквестрию и устроила все таким образом, что меня нашел благородный пони и усыновил. </text:span><text:span text:style-name="T1789">М</text:span><text:span text:style-name="T1788">ама не прожила долго из-за болезни </text:span><text:span text:style-name="T1789">и я выросла в </text:span><text:span text:style-name="T1828">той</text:span><text:span text:style-name="T1789"> маленькой деревни — </text:span><text:span text:style-name="T1828">Эмбер </text:span><text:span text:style-name="T1789">показала в сторону маленького поселения, </text:span><text:span text:style-name="T1790">которое стояло посреди леса.</text:span></text:p>
      <text:p text:style-name="P193">- <text:span text:style-name="T1791">Значит магия, которая в тебе настолько могущественная и может уничтожить всю Эквестрию? - ужаснулась Флурри.</text:span></text:p>
      <text:p text:style-name="P193">- <text:span text:style-name="T1792">Да, Флурр</text:span><text:span text:style-name="T1793">и. Моя магия причинила вред моего отцу, который взял меня и воспитал как родную дочь. Он умер несколько месяцев назад, от него осталась только горстка пепла и больше ничего. - </text:span><text:span text:style-name="T1794">Эмбер наклонила голову, с её глаз капнула слезинка.</text:span></text:p>
      <text:p text:style-name="P193">- <text:span text:style-name="T1794">Прости, Эмбер, мы не знали об этом.</text:span></text:p>
      <text:p text:style-name="P193">- <text:span text:style-name="T1794">Не стоит Флурри, сегодня я положу конец </text:span><text:span text:style-name="T1795">этой</text:span><text:span text:style-name="T1794"> истории. </text:span><text:span text:style-name="T1796">Я смогла овладеть магией оборотней через несколько дней, мне удалось украсть книгу из библиотеки Кантерлота и колокольчик Грогара, на что моя магия способна ещё? Вдруг я уничтожу всю Эквестрию?</text:span></text:p>
      <text:p text:style-name="P193"><text:soft-page-break/>- <text:span text:style-name="T1797">Эмбер, ты не способна на это, ты добрая пони, мы верим в тебя, ведь мы </text:span><text:span text:style-name="T1829">твои </text:span><text:span text:style-name="T1797">друзья?! - улыбнулась Флурри.</text:span></text:p>
      <text:p text:style-name="P193">- <text:span text:style-name="T1797">Да, Флурри, мы </text:span><text:span text:style-name="T1830">мои </text:span><text:span text:style-name="T1797">друзья и поэтому я хочу с вами попрощаться.</text:span></text:p>
      <text:p text:style-name="P193">- <text:span text:style-name="T1797">Попрощаться?!</text:span></text:p>
      <text:p text:style-name="P193">- <text:span text:style-name="T1798">Мой ненастоящий отец, я никогда не назову его настоящим, дал клятву тогда, что отрекается от всего взамен на </text:span><text:span text:style-name="T1831">самую могущественную магию</text:span><text:span text:style-name="T1798">. </text:span><text:span text:style-name="T1799">Он не смог ей воспользоваться и поэтому часть той магии теперь во мне.</text:span></text:p>
      <text:p text:style-name="P193">- <text:span text:style-name="T1800">Но в тебе есть добрая часть, ты можешь контролировать свою магию. Лара расскажи Эмбер, что я на первом учебном году чуть не разнесла башню по зельеварению!</text:span></text:p>
      <text:p text:style-name="P193">- <text:span text:style-name="T1801">Не нужно Флурри, ты не понимаешь, что во мне мало осталось своей собственной воли. </text:span><text:span text:style-name="T1802">Та магия </text:span><text:span text:style-name="T1831">существует </text:span><text:span text:style-name="T1802">только потому что она часть меня, когда </text:span><text:span text:style-name="T1832">колокольчик Грогара вберёт</text:span><text:span text:style-name="T1802"> её то она погибнет.</text:span></text:p>
      <text:p text:style-name="P193">- <text:span text:style-name="T1802">А что станет с тобой? Ты ведь тоже можешь погибнуть Эмбер?</text:span></text:p>
      <text:p text:style-name="P193"><text:soft-page-break/>- <text:span text:style-name="T1803">Флурри, ты когда-то считала меня демоном. - Эмбер подошла </text:span><text:span text:style-name="T1805">по</text:span><text:span text:style-name="T1803">бли</text:span><text:span text:style-name="T1805">ж</text:span><text:span text:style-name="T1803">е и посмотрела в </text:span><text:span text:style-name="T1804">кристально-бирюзовые</text:span><text:span text:style-name="T1803"> глаза Флурри.</text:span></text:p>
      <text:p text:style-name="P193">- <text:span text:style-name="T1805">Это потому что я </text:span><text:span text:style-name="T1806">была глупа, прости…</text:span></text:p>
      <text:p text:style-name="P193">- <text:span text:style-name="T1806">Не извиняйся, </text:span><text:span text:style-name="T1833">у тебя будет счастливая жизнь, даже без меня. А </text:span><text:span text:style-name="T1806">мне никогда не было места в этом мире, я была рождена </text:span><text:span text:style-name="T1807">злом и </text:span><text:span text:style-name="T1834">поэтому это мой </text:span><text:span text:style-name="T1835">долг</text:span><text:span text:style-name="T1834"> положить этому конец</text:span><text:span text:style-name="T1807">.</text:span></text:p>
      <text:p text:style-name="P195"><text:tab/>Флурри ничего не могла сказать, у неё потекли слезы. Она не могла поверить, что Эмбер умрёт во благо всей Эквестрии <text:span text:style-name="T1808">потому что её магия способна принести много вреда.</text:span></text:p>
      <text:p text:style-name="P195">- <text:span text:style-name="T1809">Эмбер, я не могу позволить тебе… - не успела договорить Флурри.</text:span></text:p>
      <text:p text:style-name="P195">- <text:span text:style-name="T1809">Сделай это для меня пожалуйста — перебила её Эмбер и обратилась к Ларе — </text:span><text:span text:style-name="T1810">возьми колокольчик Грогара и забери мою магию.</text:span></text:p>
      <text:p text:style-name="P196"><text:tab/>Лара долго думала и поняла, что другого выхода нет, им не известно, что это за магия и способности Эмбер слишком колоссальны, вдруг завтра она захочет забрать магию у принцессы Эквестрии и других магических существ, тогда её никто не сможет остановить, <text:span text:style-name="T1836">д</text:span>аже Дискорд со своей силой. <text:soft-page-break/><text:span text:style-name="T1811">Она медленно протянула копыта к колокольчику и взяла его.</text:span></text:p>
      <text:p text:style-name="P197"><text:tab/>Флурри обняла Эмбер.</text:p>
      <text:p text:style-name="P197">- Прощай Флурри, может когда-нибудь увид<text:span text:style-name="T1837">и</text:span>мся — улыбнулась Эмбер.</text:p>
      <text:p text:style-name="P197">- <text:span text:style-name="T1812">Прощай Эмбер.</text:span></text:p>
      <text:p text:style-name="P198"><text:tab/><text:span text:style-name="T1812">Флурри </text:span><text:span text:style-name="T1838">отошла от Эмбер</text:span><text:span text:style-name="T1812"> и </text:span><text:span text:style-name="T1813">колокольчик Грогара зазвенел громовым ударом. </text:span></text:p>
      <text:p text:style-name="P198"><text:span text:style-name="T1813"><text:tab/>Эмбер </text:span><text:span text:style-name="T1814">не сопротивлялась, она смотрела на своих друзей и думала, какая прекрасная жизнь их ждет </text:span><text:span text:style-name="T1840">и </text:span><text:span text:style-name="T1814">была рада, </text:span><text:span text:style-name="T1839">что они лучшие подруги</text:span><text:span text:style-name="T1814">.</text:span></text:p>
      <text:p text:style-name="P199"><text:span text:style-name="T1814"><text:tab/></text:span><text:span text:style-name="T1815">Магия быстро покинула Эмбер и она упала на </text:span><text:span text:style-name="T1841">холодную каменную повер</text:span><text:span text:style-name="T1842">х</text:span><text:span text:style-name="T1841">ность</text:span><text:span text:style-name="T1815">.</text:span></text:p>
      <text:p text:style-name="P200"><text:span text:style-name="T1814"><text:tab/></text:span><text:span text:style-name="T1815">Флурри с Ларой кинулись к ней.</text:span></text:p>
      <text:p text:style-name="P297"><text:span text:style-name="T148">- </text:span><text:span text:style-name="T149">Какое прекрасное небо! Как жаль, что я не замечала этого раньше — тихо </text:span><text:span text:style-name="T151">проговорила</text:span><text:span text:style-name="T149"> Эмбер и её грива начала растворяться в черном облаке.</text:span></text:p>
      <text:p text:style-name="P297"><text:span text:style-name="T149"><text:tab/></text:span><text:span text:style-name="T150">Флурри не успела ничего </text:span><text:span text:style-name="T151">сделать:</text:span><text:span text:style-name="T150"> от Эмбер ничего не осталось. </text:span><text:span text:style-name="T152">Л</text:span><text:span text:style-name="T150">ишь черное облако, </text:span><text:span text:style-name="T152">которое уносил ветер, стремилось прочь</text:span><text:span text:style-name="T150"> </text:span><text:span text:style-name="T152">в темно-зеленый лес</text:span><text:span text:style-name="T150">.</text:span><text:span text:style-name="T149"> </text:span><text:span text:style-name="T148"><text:s/></text:span></text:p>
      <text:p text:style-name="P197"><text:soft-page-break/></text:p>
      <text:p text:style-name="P19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14:16:08.789348276</meta:creation-date>
    <dc:date>2022-07-24T10:18:43.372139185</dc:date>
    <meta:editing-duration>P3DT1H20M15S</meta:editing-duration>
    <meta:editing-cycles>6047</meta:editing-cycles>
    <meta:generator>LibreOffice/7.2.6.2$Linux_X86_64 LibreOffice_project/20$Build-2</meta:generator>
    <meta:document-statistic meta:table-count="0" meta:image-count="0" meta:object-count="0" meta:page-count="153" meta:paragraph-count="1214" meta:word-count="18953" meta:character-count="117621" meta:non-whitespace-character-count="99030"/>
  </office:meta>
</office:document-meta>
</file>